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598in"/>
    </style:style>
    <style:style style:name="co2" style:family="table-column">
      <style:table-column-properties fo:break-before="auto" style:column-width="3.5492in"/>
    </style:style>
    <style:style style:name="co3" style:family="table-column">
      <style:table-column-properties fo:break-before="auto" style:column-width="12.8799in"/>
    </style:style>
    <style:style style:name="co4" style:family="table-column">
      <style:table-column-properties fo:break-before="auto" style:column-width="1.1555in"/>
    </style:style>
    <style:style style:name="co5" style:family="table-column">
      <style:table-column-properties fo:break-before="auto" style:column-width="1.3571in"/>
    </style:style>
    <style:style style:name="co6" style:family="table-column">
      <style:table-column-properties fo:break-before="auto" style:column-width="1.6665in"/>
    </style:style>
    <style:style style:name="co7" style:family="table-column">
      <style:table-column-properties fo:break-before="auto" style:column-width="0.4189in"/>
    </style:style>
    <style:style style:name="co8" style:family="table-column">
      <style:table-column-properties fo:break-before="auto" style:column-width="0.5508in"/>
    </style:style>
    <style:style style:name="co9" style:family="table-column">
      <style:table-column-properties fo:break-before="auto" style:column-width="1.078in"/>
    </style:style>
    <style:style style:name="co10" style:family="table-column">
      <style:table-column-properties fo:break-before="auto" style:column-width="1.3102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1.1244in"/>
    </style:style>
    <style:style style:name="co13" style:family="table-column">
      <style:table-column-properties fo:break-before="auto" style:column-width="0.5744in"/>
    </style:style>
    <style:style style:name="co14" style:family="table-column">
      <style:table-column-properties fo:break-before="auto" style:column-width="0.3492in"/>
    </style:style>
    <style:style style:name="co15" style:family="table-column">
      <style:table-column-properties fo:break-before="auto" style:column-width="0.7366in"/>
    </style:style>
    <style:style style:name="co16" style:family="table-column">
      <style:table-column-properties fo:break-before="auto" style:column-width="0.2638in"/>
    </style:style>
    <style:style style:name="co17" style:family="table-column">
      <style:table-column-properties fo:break-before="auto" style:column-width="0.3028in"/>
    </style:style>
    <style:style style:name="co18" style:family="table-column">
      <style:table-column-properties fo:break-before="auto" style:column-width="0.5681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1866in"/>
    </style:style>
    <style:style style:name="co21" style:family="table-column">
      <style:table-column-properties fo:break-before="auto" style:column-width="0.3807in"/>
    </style:style>
    <style:style style:name="co22" style:family="table-column">
      <style:table-column-properties fo:break-before="auto" style:column-width="0.4516in"/>
    </style:style>
    <style:style style:name="co23" style:family="table-column">
      <style:table-column-properties fo:break-before="auto" style:column-width="0.3866in"/>
    </style:style>
    <style:style style:name="co24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fo:background-color="#ccff99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map style:condition="cell-content()&gt;0" style:apply-style-name="Untitled1" style:base-cell-address="Sheet1.H1"/>
    </style:style>
    <style:style style:name="ce6" style:family="table-cell" style:parent-style-name="Default" style:data-style-name="N118">
      <style:table-cell-properties fo:background-color="#ffffcc"/>
      <style:map style:condition="cell-content()&gt;0" style:apply-style-name="Untitled1" style:base-cell-address="Sheet1.H1"/>
    </style:style>
    <style:style style:name="ce7" style:family="table-cell" style:parent-style-name="Default" style:data-style-name="N118">
      <style:map style:condition="cell-content()&gt;0" style:apply-style-name="Untitled1" style:base-cell-address="Sheet1.H1"/>
    </style:style>
    <style:style style:name="ce8" style:family="table-cell" style:parent-style-name="Default" style:data-style-name="N118">
      <style:table-cell-properties fo:background-color="#ccff99"/>
      <style:map style:condition="cell-content()&gt;0" style:apply-style-name="Untitled1" style:base-cell-address="Sheet1.H1"/>
    </style:style>
    <style:style style:name="ce9" style:family="table-cell" style:parent-style-name="Default" style:data-style-name="N118">
      <style:table-cell-properties fo:background-color="#ffff99"/>
      <style:map style:condition="cell-content()&gt;0" style:apply-style-name="Untitled1" style:base-cell-address="Sheet1.H1"/>
    </style:style>
    <style:style style:name="ce10" style:family="table-cell" style:parent-style-name="Default" style:data-style-name="N118">
      <style:table-cell-properties fo:background-color="transparent"/>
      <style:map style:condition="cell-content()&gt;0" style:apply-style-name="Untitled1" style:base-cell-address="Sheet1.H1"/>
    </style:style>
    <style:style style:name="ce11" style:family="table-cell" style:parent-style-name="Default" style:data-style-name="N118">
      <style:map style:condition="cell-content()&gt;0" style:apply-style-name="Untitled1" style:base-cell-address="Sheet1.H1"/>
    </style:style>
    <style:style style:name="ce12" style:family="table-cell" style:parent-style-name="Default" style:data-style-name="N1">
      <style:table-cell-properties fo:background-color="#ccff99"/>
    </style:style>
    <style:style style:name="ce13" style:family="table-cell" style:parent-style-name="Default" style:data-style-name="N1">
      <style:table-cell-properties fo:background-color="transparent"/>
    </style:style>
    <style:style style:name="ce14" style:family="table-cell" style:parent-style-name="Default"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15" style:family="table-cell" style:parent-style-name="Default" style:data-style-name="N2">
      <style:table-cell-properties fo:background-color="#ffffcc"/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16" style:family="table-cell" style:parent-style-name="Default" style:data-style-name="N2"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17" style:family="table-cell" style:parent-style-name="Default" style:data-style-name="N2">
      <style:table-cell-properties fo:background-color="#ccff99"/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18" style:family="table-cell" style:parent-style-name="Default" style:data-style-name="N119"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19" style:family="table-cell" style:parent-style-name="Default" style:data-style-name="N2">
      <style:table-cell-properties fo:background-color="#ffff99"/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20" style:family="table-cell" style:parent-style-name="Default" style:data-style-name="N2">
      <style:table-cell-properties fo:background-color="transparent"/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21" style:family="table-cell" style:parent-style-name="Default" style:data-style-name="N2">
      <style:map style:condition="cell-content()&gt;80" style:apply-style-name="Untitled2" style:base-cell-address="Sheet1.K1"/>
      <style:map style:condition="cell-content()&gt;50" style:apply-style-name="Untitled1" style:base-cell-address="Sheet1.K1"/>
    </style:style>
    <style:style style:name="ce22" style:family="table-cell" style:parent-style-name="Default">
      <style:map style:condition="cell-content()=0" style:apply-style-name="Default" style:base-cell-address="Sheet1.L167"/>
    </style:style>
    <style:style style:name="ce23" style:family="table-cell" style:parent-style-name="Default">
      <style:table-cell-properties fo:background-color="#ffffcc"/>
      <style:map style:condition="cell-content()=0" style:apply-style-name="Default" style:base-cell-address="Sheet1.L167"/>
    </style:style>
    <style:style style:name="ce24" style:family="table-cell" style:parent-style-name="Default">
      <style:table-cell-properties fo:background-color="#ccff99"/>
      <style:map style:condition="cell-content()=0" style:apply-style-name="Default" style:base-cell-address="Sheet1.L167"/>
    </style:style>
    <style:style style:name="ce25" style:family="table-cell" style:parent-style-name="Default">
      <style:table-cell-properties fo:background-color="#ffff99"/>
      <style:map style:condition="cell-content()=0" style:apply-style-name="Default" style:base-cell-address="Sheet1.L167"/>
    </style:style>
    <style:style style:name="ce26" style:family="table-cell" style:parent-style-name="Default">
      <style:table-cell-properties fo:background-color="transparent"/>
      <style:map style:condition="cell-content()=0" style:apply-style-name="Default" style:base-cell-address="Sheet1.L167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ce18"/>
        <table:table-column table:style-name="co10" table:default-cell-style-name="ce22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24" table:number-columns-repeated="985" table:default-cell-style-name="Default"/>
        <table:table-row table:style-name="ro1">
          <table:table-cell office:value-type="string">
            <text:p>Data</text:p>
          </table:table-cell>
          <table:table-cell office:value-type="string">
            <text:p>Env</text:p>
          </table:table-cell>
          <table:table-cell office:value-type="string">
            <text:p>Name</text:p>
          </table:table-cell>
          <table:table-cell table:style-name="ce5" office:value-type="string">
            <text:p>Rewards</text:p>
          </table:table-cell>
          <table:table-cell table:style-name="ce5" office:value-type="string">
            <text:p>$</text:p>
          </table:table-cell>
          <table:table-cell table:style-name="ce5" office:value-type="string">
            <text:p>%</text:p>
          </table:table-cell>
          <table:table-cell table:style-name="ce5" office:value-type="string">
            <text:p>Trade$</text:p>
          </table:table-cell>
          <table:table-cell table:style-name="ce5" office:value-type="string">
            <text:p>CompoundTrade$</text:p>
          </table:table-cell>
          <table:table-cell office:value-type="string">
            <text:p>Wins</text:p>
          </table:table-cell>
          <table:table-cell office:value-type="string">
            <text:p>Losses</text:p>
          </table:table-cell>
          <table:table-cell table:style-name="ce14" office:value-type="string">
            <text:p>Win%</text:p>
          </table:table-cell>
          <table:table-cell office:value-type="string">
            <text:p>Avg$Win</text:p>
          </table:table-cell>
          <table:table-cell office:value-type="string">
            <text:p>Max$Win</text:p>
          </table:table-cell>
          <table:table-cell office:value-type="string">
            <text:p>Min$Win</text:p>
          </table:table-cell>
          <table:table-cell office:value-type="string">
            <text:p>Avg$Loss</text:p>
          </table:table-cell>
          <table:table-cell office:value-type="string">
            <text:p>Max$Loss</text:p>
          </table:table-cell>
          <table:table-cell office:value-type="string">
            <text:p>Min$Loss</text:p>
          </table:table-cell>
          <table:table-cell office:value-type="string">
            <text:p>Avg$Trade</text:p>
          </table:table-cell>
          <table:table-cell office:value-type="string">
            <text:p>Fees$</text:p>
          </table:table-cell>
          <table:table-cell office:value-type="string">
            <text:p>Volume$</text:p>
          </table:table-cell>
          <table:table-cell office:value-type="string">
            <text:p>#trades</text:p>
          </table:table-cell>
          <table:table-cell office:value-type="string">
            <text:p>SLs</text:p>
          </table:table-cell>
          <table:table-cell office:value-type="string">
            <text:p>SL$</text:p>
          </table:table-cell>
          <table:table-cell office:value-type="string">
            <text:p>Multipliers</text:p>
          </table:table-cell>
          <table:table-cell table:number-columns-repeated="1000"/>
        </table:table-row>
        <table:table-row table:style-name="ro1">
          <table:table-cell table:style-name="ce1" office:value-type="string">
            <text:p>data_2017_to_2023vs2024_1h_1d_only_price_percent_day_of_week_none_1h_1h|1d_32_1_1_0.004_10</text:p>
          </table:table-cell>
          <table:table-cell table:style-name="ce1" office:value-type="string">
            <text:p>trade_all_1.0_3_-0.1%_0_0.02</text:p>
          </table:table-cell>
          <table:table-cell table:style-name="ce1" office:value-type="string">
            <text:p>hodl</text:p>
          </table:table-cell>
          <table:table-cell table:style-name="ce6" office:value-type="float" office:value="904.810362561604">
            <text:p>904.8</text:p>
          </table:table-cell>
          <table:table-cell table:style-name="ce6" office:value-type="float" office:value="40354.0960988039">
            <text:p>40354.1</text:p>
          </table:table-cell>
          <table:table-cell table:style-name="ce6" office:value-type="float" office:value="0.403540960988039">
            <text:p>0.4</text:p>
          </table:table-cell>
          <table:table-cell table:number-columns-repeated="2" table:style-name="ce6" office:value-type="float" office:value="40354.0960988039">
            <text:p>40354.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5" office:value-type="float" office:value="100">
            <text:p>100.00</text:p>
          </table:table-cell>
          <table:table-cell table:style-name="ce23" office:value-type="float" office:value="40354.0960988039">
            <text:p>40354.0960988039</text:p>
          </table:table-cell>
          <table:table-cell table:number-columns-repeated="2" table:style-name="ce1" office:value-type="float" office:value="40354.0960988039">
            <text:p>40354.0960988039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40354.0960988039">
            <text:p>40354.0960988039</text:p>
          </table:table-cell>
          <table:table-cell table:style-name="ce1" office:value-type="float" office:value="-240.494590689493">
            <text:p>-240.4945906895</text:p>
          </table:table-cell>
          <table:table-cell table:style-name="ce1" office:value-type="float" office:value="240494.590689493">
            <text:p>240494.590689493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001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778209.493978</text:p>
          </table:table-cell>
          <table:table-cell office:value-type="float" office:value="-362.915064288234">
            <text:p>-362.9</text:p>
          </table:table-cell>
          <table:table-cell office:value-type="float" office:value="-35890.8432949302">
            <text:p>-35890.8</text:p>
          </table:table-cell>
          <table:table-cell office:value-type="float" office:value="-0.358908432949302">
            <text:p>-0.4</text:p>
          </table:table-cell>
          <table:table-cell office:value-type="float" office:value="-35890.8432949303">
            <text:p>-35890.8</text:p>
          </table:table-cell>
          <table:table-cell office:value-type="float" office:value="-32236.4735692954">
            <text:p>-32236.5</text:p>
          </table:table-cell>
          <table:table-cell office:value-type="float" office:value="161">
            <text:p>161</text:p>
          </table:table-cell>
          <table:table-cell office:value-type="float" office:value="106">
            <text:p>106</text:p>
          </table:table-cell>
          <table:table-cell table:style-name="ce16" office:value-type="float" office:value="60.2996254681648">
            <text:p>60.30</text:p>
          </table:table-cell>
          <table:table-cell office:value-type="float" office:value="773.69997949932">
            <text:p>773.6999794993</text:p>
          </table:table-cell>
          <table:table-cell office:value-type="float" office:value="4536.52049031839">
            <text:p>4536.5204903184</text:p>
          </table:table-cell>
          <table:table-cell office:value-type="float" office:value="3.13280015661439">
            <text:p>3.1328001566</text:p>
          </table:table-cell>
          <table:table-cell office:value-type="float" office:value="-1513.74094334265">
            <text:p>-1513.7409433427</text:p>
          </table:table-cell>
          <table:table-cell office:value-type="float" office:value="-10.3065456516924">
            <text:p>-10.3065456517</text:p>
          </table:table-cell>
          <table:table-cell office:value-type="float" office:value="-4570.21268614092">
            <text:p>-4570.2126861409</text:p>
          </table:table-cell>
          <table:table-cell office:value-type="float" office:value="-134.422634063409">
            <text:p>-134.4226340634</text:p>
          </table:table-cell>
          <table:table-cell office:value-type="float" office:value="-53490.7999566617">
            <text:p>-53490.7999566617</text:p>
          </table:table-cell>
          <table:table-cell office:value-type="float" office:value="53490799.9566617">
            <text:p>53490799.9566617</text:p>
          </table:table-cell>
          <table:table-cell office:value-type="float" office:value="267.5">
            <text:p>267.5</text:p>
          </table:table-cell>
          <table:table-cell office:value-type="float" office:value="51">
            <text:p>51</text:p>
          </table:table-cell>
          <table:table-cell office:value-type="float" office:value="-139563.567295185">
            <text:p>-139563.56729518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780852.35829</text:p>
          </table:table-cell>
          <table:table-cell office:value-type="float" office:value="-358.582909439945">
            <text:p>-358.6</text:p>
          </table:table-cell>
          <table:table-cell office:value-type="float" office:value="-35449.3366085307">
            <text:p>-35449.3</text:p>
          </table:table-cell>
          <table:table-cell office:value-type="float" office:value="-0.354493366085307">
            <text:p>-0.4</text:p>
          </table:table-cell>
          <table:table-cell office:value-type="float" office:value="-35449.3366085307">
            <text:p>-35449.3</text:p>
          </table:table-cell>
          <table:table-cell office:value-type="float" office:value="-31689.7333801573">
            <text:p>-31689.7</text:p>
          </table:table-cell>
          <table:table-cell office:value-type="float" office:value="170">
            <text:p>170</text:p>
          </table:table-cell>
          <table:table-cell office:value-type="float" office:value="130">
            <text:p>130</text:p>
          </table:table-cell>
          <table:table-cell table:style-name="ce16" office:value-type="float" office:value="56.6666666666667">
            <text:p>56.67</text:p>
          </table:table-cell>
          <table:table-cell office:value-type="float" office:value="684.552315595351">
            <text:p>684.5523155954</text:p>
          </table:table-cell>
          <table:table-cell office:value-type="float" office:value="3470.37620094845">
            <text:p>3470.3762009485</text:p>
          </table:table-cell>
          <table:table-cell office:value-type="float" office:value="3.13280015661439">
            <text:p>3.1328001566</text:p>
          </table:table-cell>
          <table:table-cell office:value-type="float" office:value="-1167.871001998">
            <text:p>-1167.871001998</text:p>
          </table:table-cell>
          <table:table-cell office:value-type="float" office:value="-6.81781571822648">
            <text:p>-6.8178157182</text:p>
          </table:table-cell>
          <table:table-cell office:value-type="float" office:value="-4219.75204090992">
            <text:p>-4219.7520409099</text:p>
          </table:table-cell>
          <table:table-cell office:value-type="float" office:value="-118.164455361769">
            <text:p>-118.1644553618</text:p>
          </table:table-cell>
          <table:table-cell office:value-type="float" office:value="-60094.5452086001">
            <text:p>-60094.5452086001</text:p>
          </table:table-cell>
          <table:table-cell office:value-type="float" office:value="60094545.2086001">
            <text:p>60094545.2086001</text:p>
          </table:table-cell>
          <table:table-cell office:value-type="float" office:value="300.5">
            <text:p>300.5</text:p>
          </table:table-cell>
          <table:table-cell office:value-type="float" office:value="43">
            <text:p>43</text:p>
          </table:table-cell>
          <table:table-cell office:value-type="float" office:value="-120353.21218883">
            <text:p>-120353.2121888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783397.909683</text:p>
          </table:table-cell>
          <table:table-cell office:value-type="float" office:value="-172.450128800467">
            <text:p>-172.5</text:p>
          </table:table-cell>
          <table:table-cell office:value-type="float" office:value="-17016.5495685372">
            <text:p>-17016.5</text:p>
          </table:table-cell>
          <table:table-cell office:value-type="float" office:value="-0.170165495685372">
            <text:p>-0.2</text:p>
          </table:table-cell>
          <table:table-cell office:value-type="float" office:value="-17016.5495685372">
            <text:p>-17016.5</text:p>
          </table:table-cell>
          <table:table-cell office:value-type="float" office:value="-18225.6318116333">
            <text:p>-18225.6</text:p>
          </table:table-cell>
          <table:table-cell office:value-type="float" office:value="170">
            <text:p>170</text:p>
          </table:table-cell>
          <table:table-cell office:value-type="float" office:value="84">
            <text:p>84</text:p>
          </table:table-cell>
          <table:table-cell table:style-name="ce16" office:value-type="float" office:value="66.9291338582677">
            <text:p>66.93</text:p>
          </table:table-cell>
          <table:table-cell office:value-type="float" office:value="793.305196830507">
            <text:p>793.3051968305</text:p>
          </table:table-cell>
          <table:table-cell office:value-type="float" office:value="3901.52088442745">
            <text:p>3901.5208844275</text:p>
          </table:table-cell>
          <table:table-cell office:value-type="float" office:value="2.19966850195487">
            <text:p>2.199668502</text:p>
          </table:table-cell>
          <table:table-cell office:value-type="float" office:value="-1808.07658368718">
            <text:p>-1808.0765836872</text:p>
          </table:table-cell>
          <table:table-cell office:value-type="float" office:value="-29.6652878464811">
            <text:p>-29.6652878465</text:p>
          </table:table-cell>
          <table:table-cell office:value-type="float" office:value="-4570.21268614092">
            <text:p>-4570.2126861409</text:p>
          </table:table-cell>
          <table:table-cell office:value-type="float" office:value="-66.9942896399104">
            <text:p>-66.9942896399</text:p>
          </table:table-cell>
          <table:table-cell office:value-type="float" office:value="-50808.3918422737">
            <text:p>-50808.3918422737</text:p>
          </table:table-cell>
          <table:table-cell office:value-type="float" office:value="50808391.8422737">
            <text:p>50808391.8422737</text:p>
          </table:table-cell>
          <table:table-cell office:value-type="float" office:value="254">
            <text:p>254</text:p>
          </table:table-cell>
          <table:table-cell office:value-type="float" office:value="49">
            <text:p>49</text:p>
          </table:table-cell>
          <table:table-cell office:value-type="float" office:value="-135873.11347492">
            <text:p>-135873.1134749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786075.03031</text:p>
          </table:table-cell>
          <table:table-cell office:value-type="float" office:value="95.320128192596">
            <text:p>95.3</text:p>
          </table:table-cell>
          <table:table-cell office:value-type="float" office:value="9592.93313213758">
            <text:p>9592.9</text:p>
          </table:table-cell>
          <table:table-cell office:value-type="float" office:value="0.0959293313213758">
            <text:p>0.1</text:p>
          </table:table-cell>
          <table:table-cell office:value-type="float" office:value="9592.93313213762">
            <text:p>9592.9</text:p>
          </table:table-cell>
          <table:table-cell office:value-type="float" office:value="6867.40965418549">
            <text:p>6867.4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table:style-name="ce16" office:value-type="float" office:value="66.4893617021277">
            <text:p>66.49</text:p>
          </table:table-cell>
          <table:table-cell office:value-type="float" office:value="1125.29116108618">
            <text:p>1125.2911610862</text:p>
          </table:table-cell>
          <table:table-cell office:value-type="float" office:value="3901.52088442745">
            <text:p>3901.5208844275</text:p>
          </table:table-cell>
          <table:table-cell office:value-type="float" office:value="7.98737278289627">
            <text:p>7.9873727829</text:p>
          </table:table-cell>
          <table:table-cell office:value-type="float" office:value="-2080.45177783548">
            <text:p>-2080.4517778355</text:p>
          </table:table-cell>
          <table:table-cell office:value-type="float" office:value="-53.8264896544133">
            <text:p>-53.8264896544</text:p>
          </table:table-cell>
          <table:table-cell office:value-type="float" office:value="-4570.21268614092">
            <text:p>-4570.2126861409</text:p>
          </table:table-cell>
          <table:table-cell office:value-type="float" office:value="51.0262400645618">
            <text:p>51.0262400646</text:p>
          </table:table-cell>
          <table:table-cell office:value-type="float" office:value="-37728.4213544866">
            <text:p>-37728.4213544866</text:p>
          </table:table-cell>
          <table:table-cell office:value-type="float" office:value="37728421.3544866">
            <text:p>37728421.3544866</text:p>
          </table:table-cell>
          <table:table-cell office:value-type="float" office:value="188.5">
            <text:p>188.5</text:p>
          </table:table-cell>
          <table:table-cell office:value-type="float" office:value="45">
            <text:p>45</text:p>
          </table:table-cell>
          <table:table-cell office:value-type="float" office:value="-122091.849104153">
            <text:p>-122091.84910415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788735.060759</text:p>
          </table:table-cell>
          <table:table-cell office:value-type="float" office:value="-73.1407920199429">
            <text:p>-73.1</text:p>
          </table:table-cell>
          <table:table-cell office:value-type="float" office:value="-7166.11115884947">
            <text:p>-7166.1</text:p>
          </table:table-cell>
          <table:table-cell office:value-type="float" office:value="-0.0716611115884947">
            <text:p>-0.1</text:p>
          </table:table-cell>
          <table:table-cell office:value-type="float" office:value="-7166.11115884947">
            <text:p>-7166.1</text:p>
          </table:table-cell>
          <table:table-cell office:value-type="float" office:value="-9501.42124194552">
            <text:p>-9501.4</text:p>
          </table:table-cell>
          <table:table-cell office:value-type="float" office:value="170">
            <text:p>170</text:p>
          </table:table-cell>
          <table:table-cell office:value-type="float" office:value="81">
            <text:p>81</text:p>
          </table:table-cell>
          <table:table-cell table:style-name="ce16" office:value-type="float" office:value="67.7290836653386">
            <text:p>67.73</text:p>
          </table:table-cell>
          <table:table-cell office:value-type="float" office:value="778.509343317361">
            <text:p>778.5093433174</text:p>
          </table:table-cell>
          <table:table-cell office:value-type="float" office:value="3901.52088442745">
            <text:p>3901.5208844275</text:p>
          </table:table-cell>
          <table:table-cell office:value-type="float" office:value="8.66869110199332">
            <text:p>8.668691102</text:p>
          </table:table-cell>
          <table:table-cell office:value-type="float" office:value="-1722.37900645433">
            <text:p>-1722.3790064543</text:p>
          </table:table-cell>
          <table:table-cell office:value-type="float" office:value="-13.9185769722826">
            <text:p>-13.9185769723</text:p>
          </table:table-cell>
          <table:table-cell office:value-type="float" office:value="-4149.88840783724">
            <text:p>-4149.8884078372</text:p>
          </table:table-cell>
          <table:table-cell office:value-type="float" office:value="-28.5502436607549">
            <text:p>-28.5502436608</text:p>
          </table:table-cell>
          <table:table-cell office:value-type="float" office:value="-50317.9518406818">
            <text:p>-50317.9518406818</text:p>
          </table:table-cell>
          <table:table-cell office:value-type="float" office:value="50317951.8406818">
            <text:p>50317951.8406818</text:p>
          </table:table-cell>
          <table:table-cell office:value-type="float" office:value="251.5">
            <text:p>251.5</text:p>
          </table:table-cell>
          <table:table-cell office:value-type="float" office:value="45">
            <text:p>45</text:p>
          </table:table-cell>
          <table:table-cell office:value-type="float" office:value="-123785.346658526">
            <text:p>-123785.34665852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791272.18918</text:p>
          </table:table-cell>
          <table:table-cell office:value-type="float" office:value="64.8108799975702">
            <text:p>64.8</text:p>
          </table:table-cell>
          <table:table-cell office:value-type="float" office:value="6412.24186309327">
            <text:p>6412.2</text:p>
          </table:table-cell>
          <table:table-cell office:value-type="float" office:value="0.0641224186309327">
            <text:p>0.1</text:p>
          </table:table-cell>
          <table:table-cell office:value-type="float" office:value="6412.24186309331">
            <text:p>6412.2</text:p>
          </table:table-cell>
          <table:table-cell office:value-type="float" office:value="3020.09731549793">
            <text:p>3020.1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table:style-name="ce16" office:value-type="float" office:value="65.8682634730539">
            <text:p>65.87</text:p>
          </table:table-cell>
          <table:table-cell office:value-type="float" office:value="1280.67270241739">
            <text:p>1280.6727024174</text:p>
          </table:table-cell>
          <table:table-cell office:value-type="float" office:value="5270.10574932503">
            <text:p>5270.105749325</text:p>
          </table:table-cell>
          <table:table-cell office:value-type="float" office:value="11.9870055525535">
            <text:p>11.9870055526</text:p>
          </table:table-cell>
          <table:table-cell office:value-type="float" office:value="-2358.97816496176">
            <text:p>-2358.9781649618</text:p>
          </table:table-cell>
          <table:table-cell office:value-type="float" office:value="-124.622844548256">
            <text:p>-124.6228445483</text:p>
          </table:table-cell>
          <table:table-cell office:value-type="float" office:value="-4570.21268614092">
            <text:p>-4570.2126861409</text:p>
          </table:table-cell>
          <table:table-cell office:value-type="float" office:value="38.3966578628342">
            <text:p>38.3966578628</text:p>
          </table:table-cell>
          <table:table-cell office:value-type="float" office:value="-33523.1353772403">
            <text:p>-33523.1353772403</text:p>
          </table:table-cell>
          <table:table-cell office:value-type="float" office:value="33523135.3772403">
            <text:p>33523135.3772403</text:p>
          </table:table-cell>
          <table:table-cell office:value-type="float" office:value="167.5">
            <text:p>167.5</text:p>
          </table:table-cell>
          <table:table-cell office:value-type="float" office:value="49">
            <text:p>49</text:p>
          </table:table-cell>
          <table:table-cell office:value-type="float" office:value="-132547.15676558">
            <text:p>-132547.1567655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793887.165239</text:p>
          </table:table-cell>
          <table:table-cell office:value-type="float" office:value="97.0611097584004">
            <text:p>97.1</text:p>
          </table:table-cell>
          <table:table-cell office:value-type="float" office:value="9728.11766012188">
            <text:p>9728.1</text:p>
          </table:table-cell>
          <table:table-cell office:value-type="float" office:value="0.0972811766012188">
            <text:p>0.1</text:p>
          </table:table-cell>
          <table:table-cell office:value-type="float" office:value="9728.11766012186">
            <text:p>9728.1</text:p>
          </table:table-cell>
          <table:table-cell office:value-type="float" office:value="6785.41401539672">
            <text:p>6785.4</text:p>
          </table:table-cell>
          <table:table-cell office:value-type="float" office:value="115">
            <text:p>115</text:p>
          </table:table-cell>
          <table:table-cell office:value-type="float" office:value="57">
            <text:p>57</text:p>
          </table:table-cell>
          <table:table-cell table:style-name="ce16" office:value-type="float" office:value="66.8604651162791">
            <text:p>66.86</text:p>
          </table:table-cell>
          <table:table-cell office:value-type="float" office:value="1214.74321600255">
            <text:p>1214.7432160026</text:p>
          </table:table-cell>
          <table:table-cell office:value-type="float" office:value="5120.90074192056">
            <text:p>5120.9007419206</text:p>
          </table:table-cell>
          <table:table-cell office:value-type="float" office:value="7.12573236849858">
            <text:p>7.1257323685</text:p>
          </table:table-cell>
          <table:table-cell office:value-type="float" office:value="-2280.12898561704">
            <text:p>-2280.128985617</text:p>
          </table:table-cell>
          <table:table-cell office:value-type="float" office:value="-31.1886959854019">
            <text:p>-31.1886959854</text:p>
          </table:table-cell>
          <table:table-cell office:value-type="float" office:value="-4570.21268614092">
            <text:p>-4570.2126861409</text:p>
          </table:table-cell>
          <table:table-cell office:value-type="float" office:value="56.5588236053597">
            <text:p>56.5588236054</text:p>
          </table:table-cell>
          <table:table-cell office:value-type="float" office:value="-34526.9550727328">
            <text:p>-34526.9550727328</text:p>
          </table:table-cell>
          <table:table-cell office:value-type="float" office:value="34526955.0727328">
            <text:p>34526955.0727328</text:p>
          </table:table-cell>
          <table:table-cell office:value-type="float" office:value="172.5">
            <text:p>172.5</text:p>
          </table:table-cell>
          <table:table-cell office:value-type="float" office:value="46">
            <text:p>46</text:p>
          </table:table-cell>
          <table:table-cell office:value-type="float" office:value="-122390.581450374">
            <text:p>-122390.58145037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796587.378263</text:p>
          </table:table-cell>
          <table:table-cell office:value-type="float" office:value="11.1879770481187">
            <text:p>11.2</text:p>
          </table:table-cell>
          <table:table-cell office:value-type="float" office:value="1413.16366471488">
            <text:p>1413.2</text:p>
          </table:table-cell>
          <table:table-cell office:value-type="float" office:value="0.0141316366471488">
            <text:p>0.0</text:p>
          </table:table-cell>
          <table:table-cell office:value-type="float" office:value="1413.16366471488">
            <text:p>1413.2</text:p>
          </table:table-cell>
          <table:table-cell office:value-type="float" office:value="-1105.0705304166">
            <text:p>-1105.1</text:p>
          </table:table-cell>
          <table:table-cell office:value-type="float" office:value="168">
            <text:p>168</text:p>
          </table:table-cell>
          <table:table-cell office:value-type="float" office:value="93">
            <text:p>93</text:p>
          </table:table-cell>
          <table:table-cell table:style-name="ce16" office:value-type="float" office:value="64.367816091954">
            <text:p>64.37</text:p>
          </table:table-cell>
          <table:table-cell office:value-type="float" office:value="760.170051941419">
            <text:p>760.1700519414</text:p>
          </table:table-cell>
          <table:table-cell office:value-type="float" office:value="3901.52088442745">
            <text:p>3901.5208844275</text:p>
          </table:table-cell>
          <table:table-cell office:value-type="float" office:value="2.12127362035972">
            <text:p>2.1212736204</text:p>
          </table:table-cell>
          <table:table-cell office:value-type="float" office:value="-1358.01510818756">
            <text:p>-1358.0151081876</text:p>
          </table:table-cell>
          <table:table-cell office:value-type="float" office:value="-6.20548937817512">
            <text:p>-6.2054893782</text:p>
          </table:table-cell>
          <table:table-cell office:value-type="float" office:value="-4294.07952329765">
            <text:p>-4294.0795232977</text:p>
          </table:table-cell>
          <table:table-cell office:value-type="float" office:value="5.4144201713214">
            <text:p>5.4144201713</text:p>
          </table:table-cell>
          <table:table-cell office:value-type="float" office:value="-52327.5407043691">
            <text:p>-52327.5407043691</text:p>
          </table:table-cell>
          <table:table-cell office:value-type="float" office:value="52327540.7043691">
            <text:p>52327540.7043691</text:p>
          </table:table-cell>
          <table:table-cell office:value-type="float" office:value="261.5">
            <text:p>261.5</text:p>
          </table:table-cell>
          <table:table-cell office:value-type="float" office:value="41">
            <text:p>41</text:p>
          </table:table-cell>
          <table:table-cell office:value-type="float" office:value="-110738.044629975">
            <text:p>-110738.04462997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799214.6132858</text:p>
          </table:table-cell>
          <table:table-cell office:value-type="float" office:value="335.196919931573">
            <text:p>335.2</text:p>
          </table:table-cell>
          <table:table-cell office:value-type="float" office:value="33107.3066974085">
            <text:p>33107.3</text:p>
          </table:table-cell>
          <table:table-cell office:value-type="float" office:value="0.331073066974085">
            <text:p>0.3</text:p>
          </table:table-cell>
          <table:table-cell office:value-type="float" office:value="33107.3066974085">
            <text:p>33107.3</text:p>
          </table:table-cell>
          <table:table-cell office:value-type="float" office:value="34271.095140961">
            <text:p>34271.1</text:p>
          </table:table-cell>
          <table:table-cell office:value-type="float" office:value="83">
            <text:p>83</text:p>
          </table:table-cell>
          <table:table-cell office:value-type="float" office:value="44">
            <text:p>44</text:p>
          </table:table-cell>
          <table:table-cell table:style-name="ce16" office:value-type="float" office:value="65.3543307086614">
            <text:p>65.35</text:p>
          </table:table-cell>
          <table:table-cell office:value-type="float" office:value="1738.14414712111">
            <text:p>1738.1441471211</text:p>
          </table:table-cell>
          <table:table-cell office:value-type="float" office:value="7089.90638335525">
            <text:p>7089.9063833553</text:p>
          </table:table-cell>
          <table:table-cell office:value-type="float" office:value="49.5064184008807">
            <text:p>49.5064184009</text:p>
          </table:table-cell>
          <table:table-cell office:value-type="float" office:value="-2526.33312531007">
            <text:p>-2526.3331253101</text:p>
          </table:table-cell>
          <table:table-cell office:value-type="float" office:value="-66.4040102161816">
            <text:p>-66.4040102162</text:p>
          </table:table-cell>
          <table:table-cell office:value-type="float" office:value="-4309.06107087084">
            <text:p>-4309.0610708708</text:p>
          </table:table-cell>
          <table:table-cell office:value-type="float" office:value="260.687454310303">
            <text:p>260.6874543103</text:p>
          </table:table-cell>
          <table:table-cell office:value-type="float" office:value="-25545.8531598573">
            <text:p>-25545.8531598573</text:p>
          </table:table-cell>
          <table:table-cell office:value-type="float" office:value="25545853.1598573">
            <text:p>25545853.1598573</text:p>
          </table:table-cell>
          <table:table-cell office:value-type="float" office:value="127.5">
            <text:p>127.5</text:p>
          </table:table-cell>
          <table:table-cell office:value-type="float" office:value="38">
            <text:p>38</text:p>
          </table:table-cell>
          <table:table-cell office:value-type="float" office:value="-107032.282627918">
            <text:p>-107032.28262791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10</text:p>
          </table:table-cell>
          <table:table-cell office:value-type="string">
            <text:p>trade_all_1.0_3_-0.1%_0_0.02</text:p>
          </table:table-cell>
          <table:table-cell office:value-type="string">
            <text:p>rl_duel-dqn_combo_all_0.0001_20000_256_1000000_0.9_RMSprop_CELU_2048|512|64__1_1721801863.590677</text:p>
          </table:table-cell>
          <table:table-cell office:value-type="float" office:value="134.647462423564">
            <text:p>134.6</text:p>
          </table:table-cell>
          <table:table-cell office:value-type="float" office:value="13398.9490918596">
            <text:p>13398.9</text:p>
          </table:table-cell>
          <table:table-cell office:value-type="float" office:value="0.133989490918596">
            <text:p>0.1</text:p>
          </table:table-cell>
          <table:table-cell office:value-type="float" office:value="13398.9490918595">
            <text:p>13398.9</text:p>
          </table:table-cell>
          <table:table-cell office:value-type="float" office:value="10892.3141360344">
            <text:p>10892.3</text:p>
          </table:table-cell>
          <table:table-cell office:value-type="float" office:value="129">
            <text:p>129</text:p>
          </table:table-cell>
          <table:table-cell office:value-type="float" office:value="57">
            <text:p>57</text:p>
          </table:table-cell>
          <table:table-cell table:style-name="ce16" office:value-type="float" office:value="69.3548387096774">
            <text:p>69.35</text:p>
          </table:table-cell>
          <table:table-cell office:value-type="float" office:value="1103.92207277204">
            <text:p>1103.922072772</text:p>
          </table:table-cell>
          <table:table-cell office:value-type="float" office:value="4130.22847982662">
            <text:p>4130.2284798266</text:p>
          </table:table-cell>
          <table:table-cell office:value-type="float" office:value="11.9870055525535">
            <text:p>11.9870055526</text:p>
          </table:table-cell>
          <table:table-cell office:value-type="float" office:value="-2263.28067185498">
            <text:p>-2263.280671855</text:p>
          </table:table-cell>
          <table:table-cell office:value-type="float" office:value="-34.3229426252074">
            <text:p>-34.3229426252</text:p>
          </table:table-cell>
          <table:table-cell office:value-type="float" office:value="-4570.21268614092">
            <text:p>-4570.2126861409</text:p>
          </table:table-cell>
          <table:table-cell office:value-type="float" office:value="72.0373607089223">
            <text:p>72.0373607089</text:p>
          </table:table-cell>
          <table:table-cell office:value-type="float" office:value="-37332.0309800719">
            <text:p>-37332.0309800719</text:p>
          </table:table-cell>
          <table:table-cell office:value-type="float" office:value="37332030.9800719">
            <text:p>37332030.9800719</text:p>
          </table:table-cell>
          <table:table-cell office:value-type="float" office:value="186.5">
            <text:p>186.5</text:p>
          </table:table-cell>
          <table:table-cell office:value-type="float" office:value="43">
            <text:p>43</text:p>
          </table:table-cell>
          <table:table-cell office:value-type="float" office:value="-116429.752160228">
            <text:p>-116429.75216022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3:.D12])/COUNT([.D3:.D12])" office:value-type="float" office:value="-22.8864417196767">
            <text:p>-22.9</text:p>
          </table:table-cell>
          <table:table-cell table:style-name="ce8" table:formula="of:=SUM([.E3:.E12])/COUNT([.E3:.E12])" office:value-type="float" office:value="-2187.01285215119">
            <text:p>-2187.0</text:p>
          </table:table-cell>
          <table:table-cell table:style-name="ce8" table:formula="of:=SUM([.F3:.F12])/COUNT([.F3:.F12])" office:value-type="float" office:value="-0.0218701285215119">
            <text:p>0.0</text:p>
          </table:table-cell>
          <table:table-cell table:style-name="ce8" table:formula="of:=SUM([.G3:.G12])/COUNT([.G3:.G12])" office:value-type="float" office:value="-2187.0128521512">
            <text:p>-2187.0</text:p>
          </table:table-cell>
          <table:table-cell table:style-name="ce8" table:formula="of:=SUM([.H3:.H12])/COUNT([.H3:.H12])" office:value-type="float" office:value="-3092.20002713726">
            <text:p>-3092.2</text:p>
          </table:table-cell>
          <table:table-cell table:style-name="ce12" table:formula="of:=SUM([.I3:.I12])/COUNT([.I3:.I12])" office:value-type="float" office:value="140.1">
            <text:p>140</text:p>
          </table:table-cell>
          <table:table-cell table:style-name="ce12" table:formula="of:=SUM([.J3:.J12])/COUNT([.J3:.J12])" office:value-type="float" office:value="77.2">
            <text:p>77</text:p>
          </table:table-cell>
          <table:table-cell table:style-name="ce17" table:formula="of:=SUM([.K3:.K12])/COUNT([.K3:.K12])" office:value-type="float" office:value="64.9919585460191">
            <text:p>64.99</text:p>
          </table:table-cell>
          <table:table-cell table:style-name="ce24"/>
          <table:table-cell table:style-name="ce2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52515.9521222</text:p>
          </table:table-cell>
          <table:table-cell office:value-type="float" office:value="-58.1364062618691">
            <text:p>-58.1</text:p>
          </table:table-cell>
          <table:table-cell office:value-type="float" office:value="-5339.12433395571">
            <text:p>-5339.1</text:p>
          </table:table-cell>
          <table:table-cell office:value-type="float" office:value="-0.0533912433395571">
            <text:p>-0.1</text:p>
          </table:table-cell>
          <table:table-cell office:value-type="float" office:value="-5339.12433395573">
            <text:p>-5339.1</text:p>
          </table:table-cell>
          <table:table-cell office:value-type="float" office:value="-7810.5474698496">
            <text:p>-7810.5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  <table:table-cell table:style-name="ce16" office:value-type="float" office:value="78.0487804878049">
            <text:p>78.05</text:p>
          </table:table-cell>
          <table:table-cell office:value-type="float" office:value="704.460624580907">
            <text:p>704.4606245809</text:p>
          </table:table-cell>
          <table:table-cell office:value-type="float" office:value="3292.30088902073">
            <text:p>3292.3008890207</text:p>
          </table:table-cell>
          <table:table-cell office:value-type="float" office:value="15.9320137977775">
            <text:p>15.9320137978</text:p>
          </table:table-cell>
          <table:table-cell office:value-type="float" office:value="-2603.62156024981">
            <text:p>-2603.6215602498</text:p>
          </table:table-cell>
          <table:table-cell office:value-type="float" office:value="-35.5651625856117">
            <text:p>-35.5651625856</text:p>
          </table:table-cell>
          <table:table-cell office:value-type="float" office:value="-4570.21268614092">
            <text:p>-4570.2126861409</text:p>
          </table:table-cell>
          <table:table-cell office:value-type="float" office:value="-21.7037574551046">
            <text:p>-21.7037574551</text:p>
          </table:table-cell>
          <table:table-cell office:value-type="float" office:value="-49319.2801558219">
            <text:p>-49319.2801558219</text:p>
          </table:table-cell>
          <table:table-cell office:value-type="float" office:value="49319280.1558219">
            <text:p>49319280.1558219</text:p>
          </table:table-cell>
          <table:table-cell office:value-type="float" office:value="246.5">
            <text:p>246.5</text:p>
          </table:table-cell>
          <table:table-cell office:value-type="float" office:value="51">
            <text:p>51</text:p>
          </table:table-cell>
          <table:table-cell office:value-type="float" office:value="-136817.449660867">
            <text:p>-136817.44966086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54702.3377411</text:p>
          </table:table-cell>
          <table:table-cell office:value-type="float" office:value="-167.835809299955">
            <text:p>-167.8</text:p>
          </table:table-cell>
          <table:table-cell office:value-type="float" office:value="-16170.4269413689">
            <text:p>-16170.4</text:p>
          </table:table-cell>
          <table:table-cell office:value-type="float" office:value="-0.161704269413689">
            <text:p>-0.2</text:p>
          </table:table-cell>
          <table:table-cell office:value-type="float" office:value="-16170.4269413689">
            <text:p>-16170.4</text:p>
          </table:table-cell>
          <table:table-cell office:value-type="float" office:value="-17227.0305871127">
            <text:p>-17227.0</text:p>
          </table:table-cell>
          <table:table-cell office:value-type="float" office:value="198">
            <text:p>198</text:p>
          </table:table-cell>
          <table:table-cell office:value-type="float" office:value="58">
            <text:p>58</text:p>
          </table:table-cell>
          <table:table-cell table:style-name="ce16" office:value-type="float" office:value="77.34375">
            <text:p>77.34</text:p>
          </table:table-cell>
          <table:table-cell office:value-type="float" office:value="639.166996992751">
            <text:p>639.1669969928</text:p>
          </table:table-cell>
          <table:table-cell office:value-type="float" office:value="3292.30088902073">
            <text:p>3292.3008890207</text:p>
          </table:table-cell>
          <table:table-cell office:value-type="float" office:value="11.0922347126907">
            <text:p>11.0922347127</text:p>
          </table:table-cell>
          <table:table-cell office:value-type="float" office:value="-2460.78435079196">
            <text:p>-2460.784350792</text:p>
          </table:table-cell>
          <table:table-cell office:value-type="float" office:value="-6.20548937817512">
            <text:p>-6.2054893782</text:p>
          </table:table-cell>
          <table:table-cell office:value-type="float" office:value="-4570.21268614092">
            <text:p>-4570.2126861409</text:p>
          </table:table-cell>
          <table:table-cell office:value-type="float" office:value="-63.1657302397224">
            <text:p>-63.1657302397</text:p>
          </table:table-cell>
          <table:table-cell office:value-type="float" office:value="-51309.4390120707">
            <text:p>-51309.4390120707</text:p>
          </table:table-cell>
          <table:table-cell office:value-type="float" office:value="51309439.0120707">
            <text:p>51309439.0120707</text:p>
          </table:table-cell>
          <table:table-cell office:value-type="float" office:value="256.5">
            <text:p>256.5</text:p>
          </table:table-cell>
          <table:table-cell office:value-type="float" office:value="51">
            <text:p>51</text:p>
          </table:table-cell>
          <table:table-cell office:value-type="float" office:value="-136828.738089918">
            <text:p>-136828.73808991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56675.7807639</text:p>
          </table:table-cell>
          <table:table-cell office:value-type="float" office:value="-34.7997254508467">
            <text:p>-34.8</text:p>
          </table:table-cell>
          <table:table-cell office:value-type="float" office:value="-3051.78565906396">
            <text:p>-3051.8</text:p>
          </table:table-cell>
          <table:table-cell office:value-type="float" office:value="-0.0305178565906396">
            <text:p>0.0</text:p>
          </table:table-cell>
          <table:table-cell office:value-type="float" office:value="-3051.78565906393">
            <text:p>-3051.8</text:p>
          </table:table-cell>
          <table:table-cell office:value-type="float" office:value="-5746.11424483862">
            <text:p>-5746.1</text:p>
          </table:table-cell>
          <table:table-cell office:value-type="float" office:value="184">
            <text:p>184</text:p>
          </table:table-cell>
          <table:table-cell office:value-type="float" office:value="53">
            <text:p>53</text:p>
          </table:table-cell>
          <table:table-cell table:style-name="ce16" office:value-type="float" office:value="77.6371308016878">
            <text:p>77.64</text:p>
          </table:table-cell>
          <table:table-cell office:value-type="float" office:value="752.404107005276">
            <text:p>752.4041070053</text:p>
          </table:table-cell>
          <table:table-cell office:value-type="float" office:value="3292.30088902073">
            <text:p>3292.3008890207</text:p>
          </table:table-cell>
          <table:table-cell office:value-type="float" office:value="41.7747012512264">
            <text:p>41.7747012512</text:p>
          </table:table-cell>
          <table:table-cell office:value-type="float" office:value="-2669.7007801516">
            <text:p>-2669.7007801516</text:p>
          </table:table-cell>
          <table:table-cell office:value-type="float" office:value="-6.20548937817512">
            <text:p>-6.2054893782</text:p>
          </table:table-cell>
          <table:table-cell office:value-type="float" office:value="-4570.21268614092">
            <text:p>-4570.2126861409</text:p>
          </table:table-cell>
          <table:table-cell office:value-type="float" office:value="-12.8767327386664">
            <text:p>-12.8767327387</text:p>
          </table:table-cell>
          <table:table-cell office:value-type="float" office:value="-47520.6688832241">
            <text:p>-47520.6688832241</text:p>
          </table:table-cell>
          <table:table-cell office:value-type="float" office:value="47520668.8832242">
            <text:p>47520668.8832242</text:p>
          </table:table-cell>
          <table:table-cell office:value-type="float" office:value="237.5">
            <text:p>237.5</text:p>
          </table:table-cell>
          <table:table-cell office:value-type="float" office:value="44">
            <text:p>44</text:p>
          </table:table-cell>
          <table:table-cell office:value-type="float" office:value="-114378.915362594">
            <text:p>-114378.91536259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58564.8824608</text:p>
          </table:table-cell>
          <table:table-cell office:value-type="float" office:value="-104.180122487837">
            <text:p>-104.2</text:p>
          </table:table-cell>
          <table:table-cell office:value-type="float" office:value="-9849.68660502204">
            <text:p>-9849.7</text:p>
          </table:table-cell>
          <table:table-cell office:value-type="float" office:value="-0.0984968660502204">
            <text:p>-0.1</text:p>
          </table:table-cell>
          <table:table-cell office:value-type="float" office:value="-9849.68660502206">
            <text:p>-9849.7</text:p>
          </table:table-cell>
          <table:table-cell office:value-type="float" office:value="-11816.2585769902">
            <text:p>-11816.3</text:p>
          </table:table-cell>
          <table:table-cell office:value-type="float" office:value="204">
            <text:p>204</text:p>
          </table:table-cell>
          <table:table-cell office:value-type="float" office:value="55">
            <text:p>55</text:p>
          </table:table-cell>
          <table:table-cell table:style-name="ce16" office:value-type="float" office:value="78.7644787644788">
            <text:p>78.76</text:p>
          </table:table-cell>
          <table:table-cell office:value-type="float" office:value="642.661896116847">
            <text:p>642.6618961168</text:p>
          </table:table-cell>
          <table:table-cell office:value-type="float" office:value="3292.30088902073">
            <text:p>3292.3008890207</text:p>
          </table:table-cell>
          <table:table-cell office:value-type="float" office:value="15.2828940635518">
            <text:p>15.2828940636</text:p>
          </table:table-cell>
          <table:table-cell office:value-type="float" office:value="-2562.77660750653">
            <text:p>-2562.7766075065</text:p>
          </table:table-cell>
          <table:table-cell office:value-type="float" office:value="-6.20548937817512">
            <text:p>-6.2054893782</text:p>
          </table:table-cell>
          <table:table-cell office:value-type="float" office:value="-4570.21268614092">
            <text:p>-4570.2126861409</text:p>
          </table:table-cell>
          <table:table-cell office:value-type="float" office:value="-38.0296780116682">
            <text:p>-38.0296780117</text:p>
          </table:table-cell>
          <table:table-cell office:value-type="float" office:value="-51916.0663797747">
            <text:p>-51916.0663797747</text:p>
          </table:table-cell>
          <table:table-cell office:value-type="float" office:value="51916066.3797748">
            <text:p>51916066.3797748</text:p>
          </table:table-cell>
          <table:table-cell office:value-type="float" office:value="259.5">
            <text:p>259.5</text:p>
          </table:table-cell>
          <table:table-cell office:value-type="float" office:value="50">
            <text:p>50</text:p>
          </table:table-cell>
          <table:table-cell office:value-type="float" office:value="-135322.038871842">
            <text:p>-135322.03887184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60455.828369</text:p>
          </table:table-cell>
          <table:table-cell office:value-type="float" office:value="-232.257027677641">
            <text:p>-232.3</text:p>
          </table:table-cell>
          <table:table-cell office:value-type="float" office:value="-22583.0646790725">
            <text:p>-22583.1</text:p>
          </table:table-cell>
          <table:table-cell office:value-type="float" office:value="-0.225830646790725">
            <text:p>-0.2</text:p>
          </table:table-cell>
          <table:table-cell office:value-type="float" office:value="-22583.0646790725">
            <text:p>-22583.1</text:p>
          </table:table-cell>
          <table:table-cell office:value-type="float" office:value="-22285.4235686039">
            <text:p>-22285.4</text:p>
          </table:table-cell>
          <table:table-cell office:value-type="float" office:value="216">
            <text:p>216</text:p>
          </table:table-cell>
          <table:table-cell office:value-type="float" office:value="58">
            <text:p>58</text:p>
          </table:table-cell>
          <table:table-cell table:style-name="ce16" office:value-type="float" office:value="78.8321167883212">
            <text:p>78.83</text:p>
          </table:table-cell>
          <table:table-cell office:value-type="float" office:value="548.513599711366">
            <text:p>548.5135997114</text:p>
          </table:table-cell>
          <table:table-cell office:value-type="float" office:value="3292.30088902073">
            <text:p>3292.3008890207</text:p>
          </table:table-cell>
          <table:table-cell office:value-type="float" office:value="4.19475952492212">
            <text:p>4.1947595249</text:p>
          </table:table-cell>
          <table:table-cell office:value-type="float" office:value="-2432.1034864953">
            <text:p>-2432.1034864953</text:p>
          </table:table-cell>
          <table:table-cell office:value-type="float" office:value="-6.97826526417339">
            <text:p>-6.9782652642</text:p>
          </table:table-cell>
          <table:table-cell office:value-type="float" office:value="-4570.21268614092">
            <text:p>-4570.2126861409</text:p>
          </table:table-cell>
          <table:table-cell office:value-type="float" office:value="-82.4199440842062">
            <text:p>-82.4199440842</text:p>
          </table:table-cell>
          <table:table-cell office:value-type="float" office:value="-54904.821757078">
            <text:p>-54904.821757078</text:p>
          </table:table-cell>
          <table:table-cell office:value-type="float" office:value="54904821.757078">
            <text:p>54904821.757078</text:p>
          </table:table-cell>
          <table:table-cell office:value-type="float" office:value="274.5">
            <text:p>274.5</text:p>
          </table:table-cell>
          <table:table-cell office:value-type="float" office:value="52">
            <text:p>52</text:p>
          </table:table-cell>
          <table:table-cell office:value-type="float" office:value="-140599.843723685">
            <text:p>-140599.84372368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62366.880634</text:p>
          </table:table-cell>
          <table:table-cell office:value-type="float" office:value="-225.135448870937">
            <text:p>-225.1</text:p>
          </table:table-cell>
          <table:table-cell office:value-type="float" office:value="-21916.0770290891">
            <text:p>-21916.1</text:p>
          </table:table-cell>
          <table:table-cell office:value-type="float" office:value="-0.219160770290891">
            <text:p>-0.2</text:p>
          </table:table-cell>
          <table:table-cell office:value-type="float" office:value="-21916.0770290891">
            <text:p>-21916.1</text:p>
          </table:table-cell>
          <table:table-cell office:value-type="float" office:value="-21853.2084371213">
            <text:p>-21853.2</text:p>
          </table:table-cell>
          <table:table-cell office:value-type="float" office:value="194">
            <text:p>194</text:p>
          </table:table-cell>
          <table:table-cell office:value-type="float" office:value="58">
            <text:p>58</text:p>
          </table:table-cell>
          <table:table-cell table:style-name="ce16" office:value-type="float" office:value="76.984126984127">
            <text:p>76.98</text:p>
          </table:table-cell>
          <table:table-cell office:value-type="float" office:value="633.024540810019">
            <text:p>633.02454081</text:p>
          </table:table-cell>
          <table:table-cell office:value-type="float" office:value="3292.30088902073">
            <text:p>3292.3008890207</text:p>
          </table:table-cell>
          <table:table-cell office:value-type="float" office:value="11.0922347126907">
            <text:p>11.0922347127</text:p>
          </table:table-cell>
          <table:table-cell office:value-type="float" office:value="-2495.22134390057">
            <text:p>-2495.2213439006</text:p>
          </table:table-cell>
          <table:table-cell office:value-type="float" office:value="-85.5256429658475">
            <text:p>-85.5256429658</text:p>
          </table:table-cell>
          <table:table-cell office:value-type="float" office:value="-4570.21268614092">
            <text:p>-4570.2126861409</text:p>
          </table:table-cell>
          <table:table-cell office:value-type="float" office:value="-86.9685596392426">
            <text:p>-86.9685596392</text:p>
          </table:table-cell>
          <table:table-cell office:value-type="float" office:value="-50503.2872101811">
            <text:p>-50503.2872101811</text:p>
          </table:table-cell>
          <table:table-cell office:value-type="float" office:value="50503287.2101811">
            <text:p>50503287.2101811</text:p>
          </table:table-cell>
          <table:table-cell office:value-type="float" office:value="252.5">
            <text:p>252.5</text:p>
          </table:table-cell>
          <table:table-cell office:value-type="float" office:value="54">
            <text:p>54</text:p>
          </table:table-cell>
          <table:table-cell office:value-type="float" office:value="-143902.235845407">
            <text:p>-143902.23584540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64340.093229</text:p>
          </table:table-cell>
          <table:table-cell office:value-type="float" office:value="-29.5005233044695">
            <text:p>-29.5</text:p>
          </table:table-cell>
          <table:table-cell office:value-type="float" office:value="-2499.05631010889">
            <text:p>-2499.1</text:p>
          </table:table-cell>
          <table:table-cell office:value-type="float" office:value="-0.0249905631010889">
            <text:p>0.0</text:p>
          </table:table-cell>
          <table:table-cell office:value-type="float" office:value="-2499.05631010886">
            <text:p>-2499.1</text:p>
          </table:table-cell>
          <table:table-cell office:value-type="float" office:value="-5096.83639104904">
            <text:p>-5096.8</text:p>
          </table:table-cell>
          <table:table-cell office:value-type="float" office:value="177">
            <text:p>177</text:p>
          </table:table-cell>
          <table:table-cell office:value-type="float" office:value="54">
            <text:p>54</text:p>
          </table:table-cell>
          <table:table-cell table:style-name="ce16" office:value-type="float" office:value="76.6233766233766">
            <text:p>76.62</text:p>
          </table:table-cell>
          <table:table-cell office:value-type="float" office:value="753.581664855095">
            <text:p>753.5816648551</text:p>
          </table:table-cell>
          <table:table-cell office:value-type="float" office:value="3292.30088902073">
            <text:p>3292.3008890207</text:p>
          </table:table-cell>
          <table:table-cell office:value-type="float" office:value="11.0922347126907">
            <text:p>11.0922347127</text:p>
          </table:table-cell>
          <table:table-cell office:value-type="float" office:value="-2516.35205536038">
            <text:p>-2516.3520553604</text:p>
          </table:table-cell>
          <table:table-cell office:value-type="float" office:value="-3.39653200811881">
            <text:p>-3.3965320081</text:p>
          </table:table-cell>
          <table:table-cell office:value-type="float" office:value="-4570.21268614092">
            <text:p>-4570.2126861409</text:p>
          </table:table-cell>
          <table:table-cell office:value-type="float" office:value="-10.8184255848869">
            <text:p>-10.8184255849</text:p>
          </table:table-cell>
          <table:table-cell office:value-type="float" office:value="-46320.6215652551">
            <text:p>-46320.6215652551</text:p>
          </table:table-cell>
          <table:table-cell office:value-type="float" office:value="46320621.5652552">
            <text:p>46320621.5652552</text:p>
          </table:table-cell>
          <table:table-cell office:value-type="float" office:value="231.5">
            <text:p>231.5</text:p>
          </table:table-cell>
          <table:table-cell office:value-type="float" office:value="50">
            <text:p>50</text:p>
          </table:table-cell>
          <table:table-cell office:value-type="float" office:value="-134773.24385499">
            <text:p>-134773.2438549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66300.975468</text:p>
          </table:table-cell>
          <table:table-cell office:value-type="float" office:value="-152.13307719006">
            <text:p>-152.1</text:p>
          </table:table-cell>
          <table:table-cell office:value-type="float" office:value="-14621.1978851693">
            <text:p>-14621.2</text:p>
          </table:table-cell>
          <table:table-cell office:value-type="float" office:value="-0.146211978851693">
            <text:p>-0.1</text:p>
          </table:table-cell>
          <table:table-cell office:value-type="float" office:value="-14621.1978851693">
            <text:p>-14621.2</text:p>
          </table:table-cell>
          <table:table-cell office:value-type="float" office:value="-15944.825148624">
            <text:p>-15944.8</text:p>
          </table:table-cell>
          <table:table-cell office:value-type="float" office:value="206">
            <text:p>206</text:p>
          </table:table-cell>
          <table:table-cell office:value-type="float" office:value="61">
            <text:p>61</text:p>
          </table:table-cell>
          <table:table-cell table:style-name="ce16" office:value-type="float" office:value="77.1535580524345">
            <text:p>77.15</text:p>
          </table:table-cell>
          <table:table-cell office:value-type="float" office:value="634.033762553307">
            <text:p>634.0337625533</text:p>
          </table:table-cell>
          <table:table-cell office:value-type="float" office:value="3292.30088902073">
            <text:p>3292.3008890207</text:p>
          </table:table-cell>
          <table:table-cell office:value-type="float" office:value="15.2828940635518">
            <text:p>15.2828940636</text:p>
          </table:table-cell>
          <table:table-cell office:value-type="float" office:value="-2380.85496674017">
            <text:p>-2380.8549667402</text:p>
          </table:table-cell>
          <table:table-cell office:value-type="float" office:value="-15.2724548736296">
            <text:p>-15.2724548736</text:p>
          </table:table-cell>
          <table:table-cell office:value-type="float" office:value="-4570.21268614092">
            <text:p>-4570.2126861409</text:p>
          </table:table-cell>
          <table:table-cell office:value-type="float" office:value="-54.7610407684243">
            <text:p>-54.7610407684</text:p>
          </table:table-cell>
          <table:table-cell office:value-type="float" office:value="-53512.0908930079">
            <text:p>-53512.0908930079</text:p>
          </table:table-cell>
          <table:table-cell office:value-type="float" office:value="53512090.8930078">
            <text:p>53512090.8930078</text:p>
          </table:table-cell>
          <table:table-cell office:value-type="float" office:value="267.5">
            <text:p>267.5</text:p>
          </table:table-cell>
          <table:table-cell office:value-type="float" office:value="53">
            <text:p>53</text:p>
          </table:table-cell>
          <table:table-cell office:value-type="float" office:value="-140156.254755777">
            <text:p>-140156.25475577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68272.733675</text:p>
          </table:table-cell>
          <table:table-cell office:value-type="float" office:value="-46.0572028463695">
            <text:p>-46.1</text:p>
          </table:table-cell>
          <table:table-cell office:value-type="float" office:value="-4240.46307619904">
            <text:p>-4240.5</text:p>
          </table:table-cell>
          <table:table-cell office:value-type="float" office:value="-0.0424046307619904">
            <text:p>0.0</text:p>
          </table:table-cell>
          <table:table-cell office:value-type="float" office:value="-4240.46307619906">
            <text:p>-4240.5</text:p>
          </table:table-cell>
          <table:table-cell office:value-type="float" office:value="-6774.96093652581">
            <text:p>-6775.0</text:p>
          </table:table-cell>
          <table:table-cell office:value-type="float" office:value="159">
            <text:p>159</text:p>
          </table:table-cell>
          <table:table-cell office:value-type="float" office:value="49">
            <text:p>49</text:p>
          </table:table-cell>
          <table:table-cell table:style-name="ce16" office:value-type="float" office:value="76.4423076923077">
            <text:p>76.44</text:p>
          </table:table-cell>
          <table:table-cell office:value-type="float" office:value="819.949559901498">
            <text:p>819.9495599015</text:p>
          </table:table-cell>
          <table:table-cell office:value-type="float" office:value="3292.30088902073">
            <text:p>3292.3008890207</text:p>
          </table:table-cell>
          <table:table-cell office:value-type="float" office:value="85.4309631947836">
            <text:p>85.4309631948</text:p>
          </table:table-cell>
          <table:table-cell office:value-type="float" office:value="-2747.19271633749">
            <text:p>-2747.1927163375</text:p>
          </table:table-cell>
          <table:table-cell office:value-type="float" office:value="-2105.9696549871">
            <text:p>-2105.9696549871</text:p>
          </table:table-cell>
          <table:table-cell office:value-type="float" office:value="-4570.21268614092">
            <text:p>-4570.2126861409</text:p>
          </table:table-cell>
          <table:table-cell office:value-type="float" office:value="-20.3868417124955">
            <text:p>-20.3868417125</text:p>
          </table:table-cell>
          <table:table-cell office:value-type="float" office:value="-41716.5761130368">
            <text:p>-41716.5761130368</text:p>
          </table:table-cell>
          <table:table-cell office:value-type="float" office:value="41716576.1130368">
            <text:p>41716576.1130368</text:p>
          </table:table-cell>
          <table:table-cell office:value-type="float" office:value="208.5">
            <text:p>208.5</text:p>
          </table:table-cell>
          <table:table-cell office:value-type="float" office:value="46">
            <text:p>46</text:p>
          </table:table-cell>
          <table:table-cell office:value-type="float" office:value="-125153.64489346">
            <text:p>-125153.6448934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2-actin-Dropt-weig2-actin-weig2-actin-weig2-Dropt-actin-weig2_1_1724970275.612747</text:p>
          </table:table-cell>
          <table:table-cell office:value-type="float" office:value="-231.241617872564">
            <text:p>-231.2</text:p>
          </table:table-cell>
          <table:table-cell office:value-type="float" office:value="-22579.5437764976">
            <text:p>-22579.5</text:p>
          </table:table-cell>
          <table:table-cell office:value-type="float" office:value="-0.225795437764976">
            <text:p>-0.2</text:p>
          </table:table-cell>
          <table:table-cell office:value-type="float" office:value="-22579.5437764976">
            <text:p>-22579.5</text:p>
          </table:table-cell>
          <table:table-cell office:value-type="float" office:value="-22423.1886943551">
            <text:p>-22423.2</text:p>
          </table:table-cell>
          <table:table-cell office:value-type="float" office:value="178">
            <text:p>178</text:p>
          </table:table-cell>
          <table:table-cell office:value-type="float" office:value="57">
            <text:p>57</text:p>
          </table:table-cell>
          <table:table-cell table:style-name="ce16" office:value-type="float" office:value="75.7446808510638">
            <text:p>75.74</text:p>
          </table:table-cell>
          <table:table-cell office:value-type="float" office:value="702.966826827696">
            <text:p>702.9668268277</text:p>
          </table:table-cell>
          <table:table-cell office:value-type="float" office:value="3292.30088902073">
            <text:p>3292.3008890207</text:p>
          </table:table-cell>
          <table:table-cell office:value-type="float" office:value="15.9320137977775">
            <text:p>15.9320137978</text:p>
          </table:table-cell>
          <table:table-cell office:value-type="float" office:value="-2591.36208687416">
            <text:p>-2591.3620868742</text:p>
          </table:table-cell>
          <table:table-cell office:value-type="float" office:value="-25.9630528045673">
            <text:p>-25.9630528046</text:p>
          </table:table-cell>
          <table:table-cell office:value-type="float" office:value="-4570.21268614092">
            <text:p>-4570.2126861409</text:p>
          </table:table-cell>
          <table:table-cell office:value-type="float" office:value="-96.0831650063727">
            <text:p>-96.0831650064</text:p>
          </table:table-cell>
          <table:table-cell office:value-type="float" office:value="-47100.9213776011">
            <text:p>-47100.9213776011</text:p>
          </table:table-cell>
          <table:table-cell office:value-type="float" office:value="47100921.3776011">
            <text:p>47100921.3776011</text:p>
          </table:table-cell>
          <table:table-cell office:value-type="float" office:value="235.5">
            <text:p>235.5</text:p>
          </table:table-cell>
          <table:table-cell office:value-type="float" office:value="55">
            <text:p>55</text:p>
          </table:table-cell>
          <table:table-cell office:value-type="float" office:value="-147345.7024494">
            <text:p>-147345.702449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16:.D25])/COUNT([.D16:.D25])" office:value-type="float" office:value="-128.127696126255">
            <text:p>-128.1</text:p>
          </table:table-cell>
          <table:table-cell table:style-name="ce8" table:formula="of:=SUM([.E16:.E25])/COUNT([.E16:.E25])" office:value-type="float" office:value="-12285.0426295547">
            <text:p>-12285.0</text:p>
          </table:table-cell>
          <table:table-cell table:style-name="ce8" table:formula="of:=SUM([.F16:.F25])/COUNT([.F16:.F25])" office:value-type="float" office:value="-0.122850426295547">
            <text:p>-0.1</text:p>
          </table:table-cell>
          <table:table-cell table:style-name="ce8" table:formula="of:=SUM([.G16:.G25])/COUNT([.G16:.G25])" office:value-type="float" office:value="-12285.0426295547">
            <text:p>-12285.0</text:p>
          </table:table-cell>
          <table:table-cell table:style-name="ce8" table:formula="of:=SUM([.H16:.H25])/COUNT([.H16:.H25])" office:value-type="float" office:value="-13697.839405507">
            <text:p>-13697.8</text:p>
          </table:table-cell>
          <table:table-cell table:style-name="ce12" table:formula="of:=SUM([.I16:.I25])/COUNT([.I16:.I25])" office:value-type="float" office:value="190.8">
            <text:p>191</text:p>
          </table:table-cell>
          <table:table-cell table:style-name="ce12" table:formula="of:=SUM([.J16:.J25])/COUNT([.J16:.J25])" office:value-type="float" office:value="55.7">
            <text:p>56</text:p>
          </table:table-cell>
          <table:table-cell table:style-name="ce17" table:formula="of:=SUM([.K16:.K25])/COUNT([.K16:.K25])" office:value-type="float" office:value="77.3574307045602">
            <text:p>77.36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04297.3492968</text:p>
          </table:table-cell>
          <table:table-cell office:value-type="float" office:value="-227.306773000256">
            <text:p>-227.3</text:p>
          </table:table-cell>
          <table:table-cell office:value-type="float" office:value="-22061.6698448962">
            <text:p>-22061.7</text:p>
          </table:table-cell>
          <table:table-cell office:value-type="float" office:value="-0.220616698448962">
            <text:p>-0.2</text:p>
          </table:table-cell>
          <table:table-cell office:value-type="float" office:value="-22061.6698448962">
            <text:p>-22061.7</text:p>
          </table:table-cell>
          <table:table-cell office:value-type="float" office:value="-21909.617908985">
            <text:p>-21909.6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  <table:table-cell table:style-name="ce16" office:value-type="float" office:value="78.3505154639175">
            <text:p>78.35</text:p>
          </table:table-cell>
          <table:table-cell office:value-type="float" office:value="544.298217073978">
            <text:p>544.298217074</text:p>
          </table:table-cell>
          <table:table-cell office:value-type="float" office:value="3292.30088902073">
            <text:p>3292.3008890207</text:p>
          </table:table-cell>
          <table:table-cell office:value-type="float" office:value="8.00081952101027">
            <text:p>8.000819521</text:p>
          </table:table-cell>
          <table:table-cell office:value-type="float" office:value="-2320.02640218672">
            <text:p>-2320.0264021867</text:p>
          </table:table-cell>
          <table:table-cell office:value-type="float" office:value="-3.39653200811881">
            <text:p>-3.3965320081</text:p>
          </table:table-cell>
          <table:table-cell office:value-type="float" office:value="-4570.21268614092">
            <text:p>-4570.2126861409</text:p>
          </table:table-cell>
          <table:table-cell office:value-type="float" office:value="-75.8132984360694">
            <text:p>-75.8132984361</text:p>
          </table:table-cell>
          <table:table-cell office:value-type="float" office:value="-58307.0453755306">
            <text:p>-58307.0453755306</text:p>
          </table:table-cell>
          <table:table-cell office:value-type="float" office:value="58307045.3755307">
            <text:p>58307045.3755307</text:p>
          </table:table-cell>
          <table:table-cell office:value-type="float" office:value="291.5">
            <text:p>291.5</text:p>
          </table:table-cell>
          <table:table-cell office:value-type="float" office:value="43">
            <text:p>43</text:p>
          </table:table-cell>
          <table:table-cell office:value-type="float" office:value="-111839.103162392">
            <text:p>-111839.10316239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05997.313138</text:p>
          </table:table-cell>
          <table:table-cell office:value-type="float" office:value="-149.334076132881">
            <text:p>-149.3</text:p>
          </table:table-cell>
          <table:table-cell office:value-type="float" office:value="-14391.899796863">
            <text:p>-14391.9</text:p>
          </table:table-cell>
          <table:table-cell office:value-type="float" office:value="-0.14391899796863">
            <text:p>-0.1</text:p>
          </table:table-cell>
          <table:table-cell office:value-type="float" office:value="-14391.899796863">
            <text:p>-14391.9</text:p>
          </table:table-cell>
          <table:table-cell office:value-type="float" office:value="-15742.3818395101">
            <text:p>-15742.4</text:p>
          </table:table-cell>
          <table:table-cell office:value-type="float" office:value="193">
            <text:p>193</text:p>
          </table:table-cell>
          <table:table-cell office:value-type="float" office:value="57">
            <text:p>57</text:p>
          </table:table-cell>
          <table:table-cell table:style-name="ce16" office:value-type="float" office:value="77.2">
            <text:p>77.20</text:p>
          </table:table-cell>
          <table:table-cell office:value-type="float" office:value="649.091621808858">
            <text:p>649.0916218089</text:p>
          </table:table-cell>
          <table:table-cell office:value-type="float" office:value="3292.30088902073">
            <text:p>3292.3008890207</text:p>
          </table:table-cell>
          <table:table-cell office:value-type="float" office:value="8.66869110199332">
            <text:p>8.668691102</text:p>
          </table:table-cell>
          <table:table-cell office:value-type="float" office:value="-2450.29092642057">
            <text:p>-2450.2909264206</text:p>
          </table:table-cell>
          <table:table-cell office:value-type="float" office:value="-6.20548937817512">
            <text:p>-6.2054893782</text:p>
          </table:table-cell>
          <table:table-cell office:value-type="float" office:value="-4570.21268614092">
            <text:p>-4570.2126861409</text:p>
          </table:table-cell>
          <table:table-cell office:value-type="float" office:value="-57.5675991874521">
            <text:p>-57.5675991875</text:p>
          </table:table-cell>
          <table:table-cell office:value-type="float" office:value="-50110.618718922">
            <text:p>-50110.618718922</text:p>
          </table:table-cell>
          <table:table-cell office:value-type="float" office:value="50110618.7189221">
            <text:p>50110618.7189221</text:p>
          </table:table-cell>
          <table:table-cell office:value-type="float" office:value="250.5">
            <text:p>250.5</text:p>
          </table:table-cell>
          <table:table-cell office:value-type="float" office:value="50">
            <text:p>50</text:p>
          </table:table-cell>
          <table:table-cell office:value-type="float" office:value="-135160.352804831">
            <text:p>-135160.35280483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07696.7184</text:p>
          </table:table-cell>
          <table:table-cell office:value-type="float" office:value="-333.25173484359">
            <text:p>-333.3</text:p>
          </table:table-cell>
          <table:table-cell office:value-type="float" office:value="-32547.8279375303">
            <text:p>-32547.8</text:p>
          </table:table-cell>
          <table:table-cell office:value-type="float" office:value="-0.325478279375303">
            <text:p>-0.3</text:p>
          </table:table-cell>
          <table:table-cell office:value-type="float" office:value="-32547.8279375303">
            <text:p>-32547.8</text:p>
          </table:table-cell>
          <table:table-cell office:value-type="float" office:value="-29734.2163250552">
            <text:p>-29734.2</text:p>
          </table:table-cell>
          <table:table-cell office:value-type="float" office:value="237">
            <text:p>237</text:p>
          </table:table-cell>
          <table:table-cell office:value-type="float" office:value="79">
            <text:p>79</text:p>
          </table:table-cell>
          <table:table-cell table:style-name="ce16" office:value-type="float" office:value="75">
            <text:p>75.00</text:p>
          </table:table-cell>
          <table:table-cell office:value-type="float" office:value="505.417590505839">
            <text:p>505.4175905058</text:p>
          </table:table-cell>
          <table:table-cell office:value-type="float" office:value="3292.30088902073">
            <text:p>3292.3008890207</text:p>
          </table:table-cell>
          <table:table-cell office:value-type="float" office:value="3.23391228741093">
            <text:p>3.2339122874</text:p>
          </table:table-cell>
          <table:table-cell office:value-type="float" office:value="-1928.25059351157">
            <text:p>-1928.2505935116</text:p>
          </table:table-cell>
          <table:table-cell office:value-type="float" office:value="-2.91600855006254">
            <text:p>-2.9160085501</text:p>
          </table:table-cell>
          <table:table-cell office:value-type="float" office:value="-4570.21268614092">
            <text:p>-4570.2126861409</text:p>
          </table:table-cell>
          <table:table-cell office:value-type="float" office:value="-102.999455498514">
            <text:p>-102.9994554985</text:p>
          </table:table-cell>
          <table:table-cell office:value-type="float" office:value="-63299.0512232858">
            <text:p>-63299.0512232858</text:p>
          </table:table-cell>
          <table:table-cell office:value-type="float" office:value="63299051.2232858">
            <text:p>63299051.2232858</text:p>
          </table:table-cell>
          <table:table-cell office:value-type="float" office:value="316.5">
            <text:p>316.5</text:p>
          </table:table-cell>
          <table:table-cell office:value-type="float" office:value="54">
            <text:p>54</text:p>
          </table:table-cell>
          <table:table-cell office:value-type="float" office:value="-145513.214175834">
            <text:p>-145513.21417583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09391.739297</text:p>
          </table:table-cell>
          <table:table-cell office:value-type="float" office:value="16.978637327309">
            <text:p>17.0</text:p>
          </table:table-cell>
          <table:table-cell office:value-type="float" office:value="2076.48597015139">
            <text:p>2076.5</text:p>
          </table:table-cell>
          <table:table-cell office:value-type="float" office:value="0.0207648597015139">
            <text:p>0.0</text:p>
          </table:table-cell>
          <table:table-cell office:value-type="float" office:value="2076.48597015141">
            <text:p>2076.5</text:p>
          </table:table-cell>
          <table:table-cell office:value-type="float" office:value="-825.251470097899">
            <text:p>-825.3</text:p>
          </table:table-cell>
          <table:table-cell office:value-type="float" office:value="198">
            <text:p>198</text:p>
          </table:table-cell>
          <table:table-cell office:value-type="float" office:value="54">
            <text:p>54</text:p>
          </table:table-cell>
          <table:table-cell table:style-name="ce16" office:value-type="float" office:value="78.5714285714286">
            <text:p>78.57</text:p>
          </table:table-cell>
          <table:table-cell office:value-type="float" office:value="693.218169259218">
            <text:p>693.2181692592</text:p>
          </table:table-cell>
          <table:table-cell office:value-type="float" office:value="3931.7135189229">
            <text:p>3931.7135189229</text:p>
          </table:table-cell>
          <table:table-cell office:value-type="float" office:value="11.0922347126907">
            <text:p>11.0922347127</text:p>
          </table:table-cell>
          <table:table-cell office:value-type="float" office:value="-2503.34651005877">
            <text:p>-2503.3465100588</text:p>
          </table:table-cell>
          <table:table-cell office:value-type="float" office:value="-4.6874502581486">
            <text:p>-4.6874502581</text:p>
          </table:table-cell>
          <table:table-cell office:value-type="float" office:value="-4777.98318543818">
            <text:p>-4777.9831854382</text:p>
          </table:table-cell>
          <table:table-cell office:value-type="float" office:value="8.24002369107701">
            <text:p>8.2400236911</text:p>
          </table:table-cell>
          <table:table-cell office:value-type="float" office:value="-50527.3037897599">
            <text:p>-50527.3037897599</text:p>
          </table:table-cell>
          <table:table-cell office:value-type="float" office:value="50527303.7897599">
            <text:p>50527303.7897599</text:p>
          </table:table-cell>
          <table:table-cell office:value-type="float" office:value="252.5">
            <text:p>252.5</text:p>
          </table:table-cell>
          <table:table-cell office:value-type="float" office:value="44">
            <text:p>44</text:p>
          </table:table-cell>
          <table:table-cell office:value-type="float" office:value="-116414.371822675">
            <text:p>-116414.37182267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1158.0844018</text:p>
          </table:table-cell>
          <table:table-cell office:value-type="float" office:value="-88.7996940146048">
            <text:p>-88.8</text:p>
          </table:table-cell>
          <table:table-cell office:value-type="float" office:value="-8405.29822259431">
            <text:p>-8405.3</text:p>
          </table:table-cell>
          <table:table-cell office:value-type="float" office:value="-0.0840529822259431">
            <text:p>-0.1</text:p>
          </table:table-cell>
          <table:table-cell office:value-type="float" office:value="-8405.29822259431">
            <text:p>-8405.3</text:p>
          </table:table-cell>
          <table:table-cell office:value-type="float" office:value="-10522.6499724412">
            <text:p>-10522.6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  <table:table-cell table:style-name="ce16" office:value-type="float" office:value="78.2258064516129">
            <text:p>78.23</text:p>
          </table:table-cell>
          <table:table-cell office:value-type="float" office:value="673.076524116983">
            <text:p>673.076524117</text:p>
          </table:table-cell>
          <table:table-cell office:value-type="float" office:value="3931.7135189229">
            <text:p>3931.7135189229</text:p>
          </table:table-cell>
          <table:table-cell office:value-type="float" office:value="15.2828940635518">
            <text:p>15.2828940636</text:p>
          </table:table-cell>
          <table:table-cell office:value-type="float" office:value="-2573.74340557942">
            <text:p>-2573.7434055794</text:p>
          </table:table-cell>
          <table:table-cell office:value-type="float" office:value="-6.97826526417339">
            <text:p>-6.9782652642</text:p>
          </table:table-cell>
          <table:table-cell office:value-type="float" office:value="-4309.06107087084">
            <text:p>-4309.0610708708</text:p>
          </table:table-cell>
          <table:table-cell office:value-type="float" office:value="-33.892331542719">
            <text:p>-33.8923315427</text:p>
          </table:table-cell>
          <table:table-cell office:value-type="float" office:value="-49716.4111128903">
            <text:p>-49716.4111128903</text:p>
          </table:table-cell>
          <table:table-cell office:value-type="float" office:value="49716411.1128903">
            <text:p>49716411.1128903</text:p>
          </table:table-cell>
          <table:table-cell office:value-type="float" office:value="248.5">
            <text:p>248.5</text:p>
          </table:table-cell>
          <table:table-cell office:value-type="float" office:value="48">
            <text:p>48</text:p>
          </table:table-cell>
          <table:table-cell office:value-type="float" office:value="-126723.917922751">
            <text:p>-126723.91792275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3002.567904</text:p>
          </table:table-cell>
          <table:table-cell office:value-type="float" office:value="-68.5989926038254">
            <text:p>-68.6</text:p>
          </table:table-cell>
          <table:table-cell office:value-type="float" office:value="-6548.33892028757">
            <text:p>-6548.3</text:p>
          </table:table-cell>
          <table:table-cell office:value-type="float" office:value="-0.0654833892028757">
            <text:p>-0.1</text:p>
          </table:table-cell>
          <table:table-cell office:value-type="float" office:value="-6548.33892028758">
            <text:p>-6548.3</text:p>
          </table:table-cell>
          <table:table-cell office:value-type="float" office:value="-8937.78600808881">
            <text:p>-8937.8</text:p>
          </table:table-cell>
          <table:table-cell office:value-type="float" office:value="187">
            <text:p>187</text:p>
          </table:table-cell>
          <table:table-cell office:value-type="float" office:value="66">
            <text:p>66</text:p>
          </table:table-cell>
          <table:table-cell table:style-name="ce16" office:value-type="float" office:value="73.9130434782609">
            <text:p>73.91</text:p>
          </table:table-cell>
          <table:table-cell office:value-type="float" office:value="712.057198677672">
            <text:p>712.0571986777</text:p>
          </table:table-cell>
          <table:table-cell office:value-type="float" office:value="4145.65575172259">
            <text:p>4145.6557517226</text:p>
          </table:table-cell>
          <table:table-cell office:value-type="float" office:value="3.53660085788579">
            <text:p>3.5366008579</text:p>
          </table:table-cell>
          <table:table-cell office:value-type="float" office:value="-2116.7126526214">
            <text:p>-2116.7126526214</text:p>
          </table:table-cell>
          <table:table-cell office:value-type="float" office:value="-5.99743384940666">
            <text:p>-5.9974338494</text:p>
          </table:table-cell>
          <table:table-cell office:value-type="float" office:value="-4309.06107087084">
            <text:p>-4309.0610708708</text:p>
          </table:table-cell>
          <table:table-cell office:value-type="float" office:value="-25.882762530781">
            <text:p>-25.8827625308</text:p>
          </table:table-cell>
          <table:table-cell office:value-type="float" office:value="-50718.7704315112">
            <text:p>-50718.7704315112</text:p>
          </table:table-cell>
          <table:table-cell office:value-type="float" office:value="50718770.4315112">
            <text:p>50718770.4315112</text:p>
          </table:table-cell>
          <table:table-cell office:value-type="float" office:value="253.5">
            <text:p>253.5</text:p>
          </table:table-cell>
          <table:table-cell office:value-type="float" office:value="46">
            <text:p>46</text:p>
          </table:table-cell>
          <table:table-cell office:value-type="float" office:value="-120181.289175777">
            <text:p>-120181.28917577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4873.522551</text:p>
          </table:table-cell>
          <table:table-cell office:value-type="float" office:value="-231.893817444665">
            <text:p>-231.9</text:p>
          </table:table-cell>
          <table:table-cell office:value-type="float" office:value="-22459.1948083653">
            <text:p>-22459.2</text:p>
          </table:table-cell>
          <table:table-cell office:value-type="float" office:value="-0.224591948083653">
            <text:p>-0.2</text:p>
          </table:table-cell>
          <table:table-cell office:value-type="float" office:value="-22459.1948083653">
            <text:p>-22459.2</text:p>
          </table:table-cell>
          <table:table-cell office:value-type="float" office:value="-22269.0133488288">
            <text:p>-22269.0</text:p>
          </table:table-cell>
          <table:table-cell office:value-type="float" office:value="234">
            <text:p>234</text:p>
          </table:table-cell>
          <table:table-cell office:value-type="float" office:value="69">
            <text:p>69</text:p>
          </table:table-cell>
          <table:table-cell table:style-name="ce16" office:value-type="float" office:value="77.2277227722772">
            <text:p>77.23</text:p>
          </table:table-cell>
          <table:table-cell office:value-type="float" office:value="536.896360945725">
            <text:p>536.8963609457</text:p>
          </table:table-cell>
          <table:table-cell office:value-type="float" office:value="3292.30088902073">
            <text:p>3292.3008890207</text:p>
          </table:table-cell>
          <table:table-cell office:value-type="float" office:value="5.33398785439204">
            <text:p>5.3339878544</text:p>
          </table:table-cell>
          <table:table-cell office:value-type="float" office:value="-2146.27454014007">
            <text:p>-2146.2745401401</text:p>
          </table:table-cell>
          <table:table-cell office:value-type="float" office:value="-4.6874502581486">
            <text:p>-4.6874502581</text:p>
          </table:table-cell>
          <table:table-cell office:value-type="float" office:value="-4570.21268614092">
            <text:p>-4570.2126861409</text:p>
          </table:table-cell>
          <table:table-cell office:value-type="float" office:value="-74.1227551431198">
            <text:p>-74.1227551431</text:p>
          </table:table-cell>
          <table:table-cell office:value-type="float" office:value="-60707.8486538455">
            <text:p>-60707.8486538455</text:p>
          </table:table-cell>
          <table:table-cell office:value-type="float" office:value="60707848.6538455">
            <text:p>60707848.6538455</text:p>
          </table:table-cell>
          <table:table-cell office:value-type="float" office:value="303.5">
            <text:p>303.5</text:p>
          </table:table-cell>
          <table:table-cell office:value-type="float" office:value="47">
            <text:p>47</text:p>
          </table:table-cell>
          <table:table-cell office:value-type="float" office:value="-126192.157705974">
            <text:p>-126192.15770597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6671.701634</text:p>
          </table:table-cell>
          <table:table-cell office:value-type="float" office:value="-279.689713548626">
            <text:p>-279.7</text:p>
          </table:table-cell>
          <table:table-cell office:value-type="float" office:value="-27352.6618639474">
            <text:p>-27352.7</text:p>
          </table:table-cell>
          <table:table-cell office:value-type="float" office:value="-0.273526618639474">
            <text:p>-0.3</text:p>
          </table:table-cell>
          <table:table-cell office:value-type="float" office:value="-27352.6618639474">
            <text:p>-27352.7</text:p>
          </table:table-cell>
          <table:table-cell office:value-type="float" office:value="-25984.2422533827">
            <text:p>-25984.2</text:p>
          </table:table-cell>
          <table:table-cell office:value-type="float" office:value="220">
            <text:p>220</text:p>
          </table:table-cell>
          <table:table-cell office:value-type="float" office:value="58">
            <text:p>58</text:p>
          </table:table-cell>
          <table:table-cell table:style-name="ce16" office:value-type="float" office:value="79.136690647482">
            <text:p>79.14</text:p>
          </table:table-cell>
          <table:table-cell office:value-type="float" office:value="544.898594319868">
            <text:p>544.8985943199</text:p>
          </table:table-cell>
          <table:table-cell office:value-type="float" office:value="3168.92432526276">
            <text:p>3168.9243252628</text:p>
          </table:table-cell>
          <table:table-cell office:value-type="float" office:value="11.0922347126907">
            <text:p>11.0922347127</text:p>
          </table:table-cell>
          <table:table-cell office:value-type="float" office:value="-2538.45435541928">
            <text:p>-2538.4543554193</text:p>
          </table:table-cell>
          <table:table-cell office:value-type="float" office:value="-12.474599592344">
            <text:p>-12.4745995923</text:p>
          </table:table-cell>
          <table:table-cell office:value-type="float" office:value="-4570.21268614092">
            <text:p>-4570.2126861409</text:p>
          </table:table-cell>
          <table:table-cell office:value-type="float" office:value="-98.3908700141991">
            <text:p>-98.3908700142</text:p>
          </table:table-cell>
          <table:table-cell office:value-type="float" office:value="-55700.447785922">
            <text:p>-55700.447785922</text:p>
          </table:table-cell>
          <table:table-cell office:value-type="float" office:value="55700447.785922">
            <text:p>55700447.785922</text:p>
          </table:table-cell>
          <table:table-cell office:value-type="float" office:value="278.5">
            <text:p>278.5</text:p>
          </table:table-cell>
          <table:table-cell office:value-type="float" office:value="44">
            <text:p>44</text:p>
          </table:table-cell>
          <table:table-cell office:value-type="float" office:value="-113047.423872665">
            <text:p>-113047.42387266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8454.6908338</text:p>
          </table:table-cell>
          <table:table-cell office:value-type="float" office:value="-202.751835402466">
            <text:p>-202.8</text:p>
          </table:table-cell>
          <table:table-cell office:value-type="float" office:value="-19625.305805473">
            <text:p>-19625.3</text:p>
          </table:table-cell>
          <table:table-cell office:value-type="float" office:value="-0.19625305805473">
            <text:p>-0.2</text:p>
          </table:table-cell>
          <table:table-cell office:value-type="float" office:value="-19625.3058054729">
            <text:p>-19625.3</text:p>
          </table:table-cell>
          <table:table-cell office:value-type="float" office:value="-20043.7581934366">
            <text:p>-20043.8</text:p>
          </table:table-cell>
          <table:table-cell office:value-type="float" office:value="217">
            <text:p>217</text:p>
          </table:table-cell>
          <table:table-cell office:value-type="float" office:value="62">
            <text:p>62</text:p>
          </table:table-cell>
          <table:table-cell table:style-name="ce16" office:value-type="float" office:value="77.7777777777778">
            <text:p>77.78</text:p>
          </table:table-cell>
          <table:table-cell office:value-type="float" office:value="582.677817028748">
            <text:p>582.6778170287</text:p>
          </table:table-cell>
          <table:table-cell office:value-type="float" office:value="3292.30088902073">
            <text:p>3292.3008890207</text:p>
          </table:table-cell>
          <table:table-cell office:value-type="float" office:value="15.2828940635518">
            <text:p>15.2828940636</text:p>
          </table:table-cell>
          <table:table-cell office:value-type="float" office:value="-2355.90955001147">
            <text:p>-2355.9095500115</text:p>
          </table:table-cell>
          <table:table-cell office:value-type="float" office:value="-6.20548937817512">
            <text:p>-6.2054893782</text:p>
          </table:table-cell>
          <table:table-cell office:value-type="float" office:value="-4570.21268614092">
            <text:p>-4570.2126861409</text:p>
          </table:table-cell>
          <table:table-cell office:value-type="float" office:value="-70.3415978690786">
            <text:p>-70.3415978691</text:p>
          </table:table-cell>
          <table:table-cell office:value-type="float" office:value="-55908.2829771717">
            <text:p>-55908.2829771717</text:p>
          </table:table-cell>
          <table:table-cell office:value-type="float" office:value="55908282.9771717">
            <text:p>55908282.9771717</text:p>
          </table:table-cell>
          <table:table-cell office:value-type="float" office:value="279.5">
            <text:p>279.5</text:p>
          </table:table-cell>
          <table:table-cell office:value-type="float" office:value="47">
            <text:p>47</text:p>
          </table:table-cell>
          <table:table-cell office:value-type="float" office:value="-120139.919479744">
            <text:p>-120139.91947974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20288.184374</text:p>
          </table:table-cell>
          <table:table-cell office:value-type="float" office:value="-210.255063596106">
            <text:p>-210.3</text:p>
          </table:table-cell>
          <table:table-cell office:value-type="float" office:value="-20398.9290263733">
            <text:p>-20398.9</text:p>
          </table:table-cell>
          <table:table-cell office:value-type="float" office:value="-0.203989290263733">
            <text:p>-0.2</text:p>
          </table:table-cell>
          <table:table-cell office:value-type="float" office:value="-20398.9290263733">
            <text:p>-20398.9</text:p>
          </table:table-cell>
          <table:table-cell office:value-type="float" office:value="-20663.4552703565">
            <text:p>-20663.5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  <table:table-cell table:style-name="ce16" office:value-type="float" office:value="78.3393501805054">
            <text:p>78.34</text:p>
          </table:table-cell>
          <table:table-cell office:value-type="float" office:value="566.764466458312">
            <text:p>566.7644664583</text:p>
          </table:table-cell>
          <table:table-cell office:value-type="float" office:value="3292.30088902073">
            <text:p>3292.3008890207</text:p>
          </table:table-cell>
          <table:table-cell office:value-type="float" office:value="11.0922347126907">
            <text:p>11.0922347127</text:p>
          </table:table-cell>
          <table:table-cell office:value-type="float" office:value="-2389.78030413045">
            <text:p>-2389.7803041305</text:p>
          </table:table-cell>
          <table:table-cell office:value-type="float" office:value="-4.6874502581486">
            <text:p>-4.6874502581</text:p>
          </table:table-cell>
          <table:table-cell office:value-type="float" office:value="-4570.21268614092">
            <text:p>-4570.2126861409</text:p>
          </table:table-cell>
          <table:table-cell office:value-type="float" office:value="-73.6423430554992">
            <text:p>-73.6423430555</text:p>
          </table:table-cell>
          <table:table-cell office:value-type="float" office:value="-55507.308379353">
            <text:p>-55507.308379353</text:p>
          </table:table-cell>
          <table:table-cell office:value-type="float" office:value="55507308.379353">
            <text:p>55507308.379353</text:p>
          </table:table-cell>
          <table:table-cell office:value-type="float" office:value="277.5">
            <text:p>277.5</text:p>
          </table:table-cell>
          <table:table-cell office:value-type="float" office:value="52">
            <text:p>52</text:p>
          </table:table-cell>
          <table:table-cell office:value-type="float" office:value="-142582.805525689">
            <text:p>-142582.80552568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27:.D36])/COUNT([.D27:.D36])" office:value-type="float" office:value="-177.490306325971">
            <text:p>-177.5</text:p>
          </table:table-cell>
          <table:table-cell table:style-name="ce8" table:formula="of:=SUM([.E27:.E36])/COUNT([.E27:.E36])" office:value-type="float" office:value="-17171.4640256179">
            <text:p>-17171.5</text:p>
          </table:table-cell>
          <table:table-cell table:style-name="ce8" table:formula="of:=SUM([.F27:.F36])/COUNT([.F27:.F36])" office:value-type="float" office:value="-0.171714640256179">
            <text:p>-0.2</text:p>
          </table:table-cell>
          <table:table-cell table:style-name="ce8" table:formula="of:=SUM([.G27:.G36])/COUNT([.G27:.G36])" office:value-type="float" office:value="-17171.4640256179">
            <text:p>-17171.5</text:p>
          </table:table-cell>
          <table:table-cell table:style-name="ce8" table:formula="of:=SUM([.H27:.H36])/COUNT([.H27:.H36])" office:value-type="float" office:value="-17663.2372590183">
            <text:p>-17663.2</text:p>
          </table:table-cell>
          <table:table-cell table:style-name="ce12" table:formula="of:=SUM([.I27:.I36])/COUNT([.I27:.I36])" office:value-type="float" office:value="212.5">
            <text:p>213</text:p>
          </table:table-cell>
          <table:table-cell table:style-name="ce12" table:formula="of:=SUM([.J27:.J36])/COUNT([.J27:.J36])" office:value-type="float" office:value="62.2">
            <text:p>62</text:p>
          </table:table-cell>
          <table:table-cell table:style-name="ce17" table:formula="of:=SUM([.K27:.K36])/COUNT([.K27:.K36])" office:value-type="float" office:value="77.3742335343262">
            <text:p>77.37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099878.851994</text:p>
          </table:table-cell>
          <table:table-cell office:value-type="float" office:value="243.063827676624">
            <text:p>243.1</text:p>
          </table:table-cell>
          <table:table-cell office:value-type="float" office:value="23324.313405216">
            <text:p>23324.3</text:p>
          </table:table-cell>
          <table:table-cell office:value-type="float" office:value="0.23324313405216">
            <text:p>0.2</text:p>
          </table:table-cell>
          <table:table-cell office:value-type="float" office:value="23324.313405216">
            <text:p>23324.3</text:p>
          </table:table-cell>
          <table:table-cell office:value-type="float" office:value="21096.8572587802">
            <text:p>21096.9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style-name="ce16" office:value-type="float" office:value="44.6601941747573">
            <text:p>44.66</text:p>
          </table:table-cell>
          <table:table-cell office:value-type="float" office:value="2586.35253737392">
            <text:p>2586.3525373739</text:p>
          </table:table-cell>
          <table:table-cell office:value-type="float" office:value="9456.50216092439">
            <text:p>9456.5021609244</text:p>
          </table:table-cell>
          <table:table-cell office:value-type="float" office:value="40.3414555611962">
            <text:p>40.3414555612</text:p>
          </table:table-cell>
          <table:table-cell office:value-type="float" office:value="-1678.03339147341">
            <text:p>-1678.0333914734</text:p>
          </table:table-cell>
          <table:table-cell office:value-type="float" office:value="-3.81223746215983">
            <text:p>-3.8122374622</text:p>
          </table:table-cell>
          <table:table-cell office:value-type="float" office:value="-4094.0535936137">
            <text:p>-4094.0535936137</text:p>
          </table:table-cell>
          <table:table-cell office:value-type="float" office:value="226.449644710835">
            <text:p>226.4496447108</text:p>
          </table:table-cell>
          <table:table-cell office:value-type="float" office:value="-20733.6579713766">
            <text:p>-20733.6579713766</text:p>
          </table:table-cell>
          <table:table-cell office:value-type="float" office:value="20733657.9713766">
            <text:p>20733657.9713766</text:p>
          </table:table-cell>
          <table:table-cell office:value-type="float" office:value="103.5">
            <text:p>103.5</text:p>
          </table:table-cell>
          <table:table-cell office:value-type="float" office:value="18">
            <text:p>18</text:p>
          </table:table-cell>
          <table:table-cell office:value-type="float" office:value="-47216.7533033234">
            <text:p>-47216.753303323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101885.177226</text:p>
          </table:table-cell>
          <table:table-cell office:value-type="float" office:value="347.952220564121">
            <text:p>348.0</text:p>
          </table:table-cell>
          <table:table-cell office:value-type="float" office:value="34323.0278061619">
            <text:p>34323.0</text:p>
          </table:table-cell>
          <table:table-cell office:value-type="float" office:value="0.343230278061619">
            <text:p>0.3</text:p>
          </table:table-cell>
          <table:table-cell office:value-type="float" office:value="34323.0278061619">
            <text:p>34323.0</text:p>
          </table:table-cell>
          <table:table-cell office:value-type="float" office:value="30995.1789564761">
            <text:p>30995.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16" office:value-type="float" office:value="16.6666666666667">
            <text:p>16.67</text:p>
          </table:table-cell>
          <table:table-cell office:value-type="float" office:value="23785.4487482633">
            <text:p>23785.4487482633</text:p>
          </table:table-cell>
          <table:table-cell office:value-type="float" office:value="42483.8770343428">
            <text:p>42483.8770343428</text:p>
          </table:table-cell>
          <table:table-cell office:value-type="float" office:value="5087.02046218375">
            <text:p>5087.0204621838</text:p>
          </table:table-cell>
          <table:table-cell office:value-type="float" office:value="-1324.78696903647">
            <text:p>-1324.7869690365</text:p>
          </table:table-cell>
          <table:table-cell office:value-type="float" office:value="-59.9855456939695">
            <text:p>-59.985545694</text:p>
          </table:table-cell>
          <table:table-cell office:value-type="float" office:value="-2406.3153691078">
            <text:p>-2406.3153691078</text:p>
          </table:table-cell>
          <table:table-cell office:value-type="float" office:value="2860.25231718016">
            <text:p>2860.2523171802</text:p>
          </table:table-cell>
          <table:table-cell office:value-type="float" office:value="-2535.55858639255">
            <text:p>-2535.5585863926</text:p>
          </table:table-cell>
          <table:table-cell office:value-type="float" office:value="2535558.58639255">
            <text:p>2535558.58639255</text:p>
          </table:table-cell>
          <table:table-cell office:value-type="float" office:value="12.5">
            <text:p>12.5</text:p>
          </table:table-cell>
          <table:table-cell office:value-type="float" office:value="3">
            <text:p>3</text:p>
          </table:table-cell>
          <table:table-cell office:value-type="float" office:value="-7049.9792565464">
            <text:p>-7049.979256546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103890.323542</text:p>
          </table:table-cell>
          <table:table-cell office:value-type="float" office:value="287.958915102932">
            <text:p>288.0</text:p>
          </table:table-cell>
          <table:table-cell office:value-type="float" office:value="27541.4835530393">
            <text:p>27541.5</text:p>
          </table:table-cell>
          <table:table-cell office:value-type="float" office:value="0.275414835530393">
            <text:p>0.3</text:p>
          </table:table-cell>
          <table:table-cell office:value-type="float" office:value="27541.4835530393">
            <text:p>27541.5</text:p>
          </table:table-cell>
          <table:table-cell office:value-type="float" office:value="26058.6671985362">
            <text:p>26058.7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table:style-name="ce16" office:value-type="float" office:value="38.8888888888889">
            <text:p>38.89</text:p>
          </table:table-cell>
          <table:table-cell office:value-type="float" office:value="3087.54772420962">
            <text:p>3087.5477242096</text:p>
          </table:table-cell>
          <table:table-cell office:value-type="float" office:value="18078.0391526112">
            <text:p>18078.0391526112</text:p>
          </table:table-cell>
          <table:table-cell office:value-type="float" office:value="86.7598176331521">
            <text:p>86.7598176332</text:p>
          </table:table-cell>
          <table:table-cell office:value-type="float" office:value="-1464.04885080541">
            <text:p>-1464.0488508054</text:p>
          </table:table-cell>
          <table:table-cell office:value-type="float" office:value="-92.915559184883">
            <text:p>-92.9155591849</text:p>
          </table:table-cell>
          <table:table-cell office:value-type="float" office:value="-4309.06107087084">
            <text:p>-4309.0610708708</text:p>
          </table:table-cell>
          <table:table-cell office:value-type="float" office:value="306.016483922659">
            <text:p>306.0164839227</text:p>
          </table:table-cell>
          <table:table-cell office:value-type="float" office:value="-18136.5780616147">
            <text:p>-18136.5780616147</text:p>
          </table:table-cell>
          <table:table-cell office:value-type="float" office:value="18136578.0616147">
            <text:p>18136578.0616147</text:p>
          </table:table-cell>
          <table:table-cell office:value-type="float" office:value="90.5">
            <text:p>90.5</text:p>
          </table:table-cell>
          <table:table-cell office:value-type="float" office:value="8">
            <text:p>8</text:p>
          </table:table-cell>
          <table:table-cell office:value-type="float" office:value="-19513.7510822518">
            <text:p>-19513.751082251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105902.373151</text:p>
          </table:table-cell>
          <table:table-cell office:value-type="float" office:value="220.031823637066">
            <text:p>220.0</text:p>
          </table:table-cell>
          <table:table-cell office:value-type="float" office:value="20726.1303032813">
            <text:p>20726.1</text:p>
          </table:table-cell>
          <table:table-cell office:value-type="float" office:value="0.207261303032813">
            <text:p>0.2</text:p>
          </table:table-cell>
          <table:table-cell office:value-type="float" office:value="20726.1303032813">
            <text:p>20726.1</text:p>
          </table:table-cell>
          <table:table-cell office:value-type="float" office:value="17544.1157522511">
            <text:p>17544.1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table:style-name="ce16" office:value-type="float" office:value="38.2978723404255">
            <text:p>38.30</text:p>
          </table:table-cell>
          <table:table-cell office:value-type="float" office:value="3065.3773996014">
            <text:p>3065.3773996014</text:p>
          </table:table-cell>
          <table:table-cell office:value-type="float" office:value="18874.2876712417">
            <text:p>18874.2876712417</text:p>
          </table:table-cell>
          <table:table-cell office:value-type="float" office:value="139.193666888314">
            <text:p>139.1936668883</text:p>
          </table:table-cell>
          <table:table-cell office:value-type="float" office:value="-1545.3009669374">
            <text:p>-1545.3009669374</text:p>
          </table:table-cell>
          <table:table-cell office:value-type="float" office:value="-42.3609987662785">
            <text:p>-42.3609987663</text:p>
          </table:table-cell>
          <table:table-cell office:value-type="float" office:value="-3493.66002331364">
            <text:p>-3493.6600233136</text:p>
          </table:table-cell>
          <table:table-cell office:value-type="float" office:value="220.490747907248">
            <text:p>220.4907479072</text:p>
          </table:table-cell>
          <table:table-cell office:value-type="float" office:value="-18930.1562865899">
            <text:p>-18930.1562865899</text:p>
          </table:table-cell>
          <table:table-cell office:value-type="float" office:value="18930156.2865899">
            <text:p>18930156.2865899</text:p>
          </table:table-cell>
          <table:table-cell office:value-type="float" office:value="94.5">
            <text:p>94.5</text:p>
          </table:table-cell>
          <table:table-cell office:value-type="float" office:value="6">
            <text:p>6</text:p>
          </table:table-cell>
          <table:table-cell office:value-type="float" office:value="-14453.207959621">
            <text:p>-14453.20795962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107916.241417</text:p>
          </table:table-cell>
          <table:table-cell office:value-type="float" office:value="303.571083246485">
            <text:p>303.6</text:p>
          </table:table-cell>
          <table:table-cell office:value-type="float" office:value="29241.107081474">
            <text:p>29241.1</text:p>
          </table:table-cell>
          <table:table-cell office:value-type="float" office:value="0.29241107081474">
            <text:p>0.3</text:p>
          </table:table-cell>
          <table:table-cell office:value-type="float" office:value="29241.107081474">
            <text:p>29241.1</text:p>
          </table:table-cell>
          <table:table-cell office:value-type="float" office:value="26953.3895349596">
            <text:p>26953.4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table:style-name="ce16" office:value-type="float" office:value="36.6666666666667">
            <text:p>36.67</text:p>
          </table:table-cell>
          <table:table-cell office:value-type="float" office:value="4693.81627781934">
            <text:p>4693.8162778193</text:p>
          </table:table-cell>
          <table:table-cell office:value-type="float" office:value="18841.7547034561">
            <text:p>18841.7547034561</text:p>
          </table:table-cell>
          <table:table-cell office:value-type="float" office:value="28.6887899191352">
            <text:p>28.6887899191</text:p>
          </table:table-cell>
          <table:table-cell office:value-type="float" office:value="-1947.96976396188">
            <text:p>-1947.9697639619</text:p>
          </table:table-cell>
          <table:table-cell office:value-type="float" office:value="-92.2917825227632">
            <text:p>-92.2917825228</text:p>
          </table:table-cell>
          <table:table-cell office:value-type="float" office:value="-3853.83016667102">
            <text:p>-3853.830166671</text:p>
          </table:table-cell>
          <table:table-cell office:value-type="float" office:value="487.351784691233">
            <text:p>487.3517846912</text:p>
          </table:table-cell>
          <table:table-cell office:value-type="float" office:value="-12135.2763834649">
            <text:p>-12135.2763834649</text:p>
          </table:table-cell>
          <table:table-cell office:value-type="float" office:value="12135276.3834649">
            <text:p>12135276.3834649</text:p>
          </table:table-cell>
          <table:table-cell office:value-type="float" office:value="60.5">
            <text:p>60.5</text:p>
          </table:table-cell>
          <table:table-cell office:value-type="float" office:value="12">
            <text:p>12</text:p>
          </table:table-cell>
          <table:table-cell office:value-type="float" office:value="-28828.5431796772">
            <text:p>-28828.543179677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109928.799086</text:p>
          </table:table-cell>
          <table:table-cell office:value-type="float" office:value="-5.82271123642161">
            <text:p>-5.8</text:p>
          </table:table-cell>
          <table:table-cell office:value-type="float" office:value="-982.495710674906">
            <text:p>-982.5</text:p>
          </table:table-cell>
          <table:table-cell office:value-type="float" office:value="-0.00982495710674906">
            <text:p>0.0</text:p>
          </table:table-cell>
          <table:table-cell office:value-type="float" office:value="-982.495710674906">
            <text:p>-982.5</text:p>
          </table:table-cell>
          <table:table-cell office:value-type="float" office:value="-981.942337918362">
            <text:p>-981.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6" office:value-type="float" office:value="0">
            <text:p>0.00</text:p>
          </table:table-cell>
          <table:table-cell table:number-columns-repeated="3" office:value-type="float" office:value="0">
            <text:p>0</text:p>
          </table:table-cell>
          <table:table-cell office:value-type="float" office:value="-491.247855337453">
            <text:p>-491.2478553375</text:p>
          </table:table-cell>
          <table:table-cell office:value-type="float" office:value="-59.9855456939695">
            <text:p>-59.985545694</text:p>
          </table:table-cell>
          <table:table-cell office:value-type="float" office:value="-922.510164980937">
            <text:p>-922.5101649809</text:p>
          </table:table-cell>
          <table:table-cell office:value-type="float" office:value="-491.247855337453">
            <text:p>-491.2478553375</text:p>
          </table:table-cell>
          <table:table-cell office:value-type="float" office:value="-499.216721010335">
            <text:p>-499.2167210103</text:p>
          </table:table-cell>
          <table:table-cell office:value-type="float" office:value="499216.721010335">
            <text:p>499216.721010335</text:p>
          </table:table-cell>
          <table:table-cell office:value-type="float" office:value="2.5">
            <text:p>2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111948.790842</text:p>
          </table:table-cell>
          <table:table-cell office:value-type="float" office:value="4.0596713803654">
            <text:p>4.1</text:p>
          </table:table-cell>
          <table:table-cell table:number-columns-repeated="4" office:value-type="float" office:value="0">
            <text:p>0.0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0">
            <text:p>0.00</text:p>
          </table:table-cell>
          <table:table-cell table:number-columns-repeated="7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100000">
            <text:p>10000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113962.390599</text:p>
          </table:table-cell>
          <table:table-cell office:value-type="float" office:value="251.799262625821">
            <text:p>251.8</text:p>
          </table:table-cell>
          <table:table-cell office:value-type="float" office:value="24104.0929195401">
            <text:p>24104.1</text:p>
          </table:table-cell>
          <table:table-cell office:value-type="float" office:value="0.241040929195401">
            <text:p>0.2</text:p>
          </table:table-cell>
          <table:table-cell office:value-type="float" office:value="24104.0929195401">
            <text:p>24104.1</text:p>
          </table:table-cell>
          <table:table-cell office:value-type="float" office:value="20598.510858313">
            <text:p>20598.5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table:style-name="ce16" office:value-type="float" office:value="31.7460317460317">
            <text:p>31.75</text:p>
          </table:table-cell>
          <table:table-cell office:value-type="float" office:value="4687.59474007358">
            <text:p>4687.5947400736</text:p>
          </table:table-cell>
          <table:table-cell office:value-type="float" office:value="19884.2425548138">
            <text:p>19884.2425548138</text:p>
          </table:table-cell>
          <table:table-cell office:value-type="float" office:value="434.814394322937">
            <text:p>434.8143943229</text:p>
          </table:table-cell>
          <table:table-cell office:value-type="float" office:value="-1619.71632283562">
            <text:p>-1619.7163228356</text:p>
          </table:table-cell>
          <table:table-cell office:value-type="float" office:value="-75.9230214256968">
            <text:p>-75.9230214257</text:p>
          </table:table-cell>
          <table:table-cell office:value-type="float" office:value="-3853.83016667102">
            <text:p>-3853.830166671</text:p>
          </table:table-cell>
          <table:table-cell office:value-type="float" office:value="382.604649516509">
            <text:p>382.6046495165</text:p>
          </table:table-cell>
          <table:table-cell office:value-type="float" office:value="-12730.434527447">
            <text:p>-12730.434527447</text:p>
          </table:table-cell>
          <table:table-cell office:value-type="float" office:value="12730434.527447">
            <text:p>12730434.527447</text:p>
          </table:table-cell>
          <table:table-cell office:value-type="float" office:value="63.5">
            <text:p>63.5</text:p>
          </table:table-cell>
          <table:table-cell office:value-type="float" office:value="12">
            <text:p>12</text:p>
          </table:table-cell>
          <table:table-cell office:value-type="float" office:value="-29842.8330390098">
            <text:p>-29842.833039009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115874.008205</text:p>
          </table:table-cell>
          <table:table-cell office:value-type="float" office:value="31.7845437544291">
            <text:p>31.8</text:p>
          </table:table-cell>
          <table:table-cell office:value-type="float" office:value="2768.65591502644">
            <text:p>2768.7</text:p>
          </table:table-cell>
          <table:table-cell office:value-type="float" office:value="0.0276865591502644">
            <text:p>0.0</text:p>
          </table:table-cell>
          <table:table-cell office:value-type="float" office:value="2768.65591502644">
            <text:p>2768.7</text:p>
          </table:table-cell>
          <table:table-cell office:value-type="float" office:value="2743.97234570007">
            <text:p>2744.0</text:p>
          </table:table-cell>
          <table:table-cell table:number-columns-repeated="2" office:value-type="float" office:value="3">
            <text:p>3</text:p>
          </table:table-cell>
          <table:table-cell table:style-name="ce16" office:value-type="float" office:value="50">
            <text:p>50.00</text:p>
          </table:table-cell>
          <table:table-cell office:value-type="float" office:value="1277.03410053342">
            <text:p>1277.0341005334</text:p>
          </table:table-cell>
          <table:table-cell office:value-type="float" office:value="3483.51248431427">
            <text:p>3483.5124843143</text:p>
          </table:table-cell>
          <table:table-cell office:value-type="float" office:value="60.3316191513441">
            <text:p>60.3316191513</text:p>
          </table:table-cell>
          <table:table-cell office:value-type="float" office:value="-354.148795524612">
            <text:p>-354.1487955246</text:p>
          </table:table-cell>
          <table:table-cell office:value-type="float" office:value="-287.519662007297">
            <text:p>-287.5196620073</text:p>
          </table:table-cell>
          <table:table-cell office:value-type="float" office:value="-410.483097458637">
            <text:p>-410.4830974586</text:p>
          </table:table-cell>
          <table:table-cell office:value-type="float" office:value="461.442652504406">
            <text:p>461.4426525044</text:p>
          </table:table-cell>
          <table:table-cell office:value-type="float" office:value="-1303.37202794297">
            <text:p>-1303.372027943</text:p>
          </table:table-cell>
          <table:table-cell office:value-type="float" office:value="1303372.02794297">
            <text:p>1303372.02794297</text:p>
          </table:table-cell>
          <table:table-cell office:value-type="float" office:value="6.5">
            <text:p>6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Liner-actin-Dropt-specm-actin-specm-actin-specm-Dropt-actin-Liner_1_1725117798.6344802</text:p>
          </table:table-cell>
          <table:table-cell office:value-type="float" office:value="368.416878332048">
            <text:p>368.4</text:p>
          </table:table-cell>
          <table:table-cell office:value-type="float" office:value="35784.5458228959">
            <text:p>35784.5</text:p>
          </table:table-cell>
          <table:table-cell office:value-type="float" office:value="0.357845458228959">
            <text:p>0.4</text:p>
          </table:table-cell>
          <table:table-cell office:value-type="float" office:value="35784.5458228959">
            <text:p>35784.5</text:p>
          </table:table-cell>
          <table:table-cell office:value-type="float" office:value="34277.2497486929">
            <text:p>34277.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table:style-name="ce16" office:value-type="float" office:value="33.8709677419355">
            <text:p>33.87</text:p>
          </table:table-cell>
          <table:table-cell office:value-type="float" office:value="4495.9841129005">
            <text:p>4495.9841129005</text:p>
          </table:table-cell>
          <table:table-cell office:value-type="float" office:value="28205.5852516527">
            <text:p>28205.5852516527</text:p>
          </table:table-cell>
          <table:table-cell office:value-type="float" office:value="126.914774332719">
            <text:p>126.9147743327</text:p>
          </table:table-cell>
          <table:table-cell office:value-type="float" office:value="-1430.02733043938">
            <text:p>-1430.0273304394</text:p>
          </table:table-cell>
          <table:table-cell office:value-type="float" office:value="-37.2673465452244">
            <text:p>-37.2673465452</text:p>
          </table:table-cell>
          <table:table-cell office:value-type="float" office:value="-3853.83016667102">
            <text:p>-3853.830166671</text:p>
          </table:table-cell>
          <table:table-cell office:value-type="float" office:value="577.170093917676">
            <text:p>577.1700939177</text:p>
          </table:table-cell>
          <table:table-cell office:value-type="float" office:value="-12542.0265723953">
            <text:p>-12542.0265723953</text:p>
          </table:table-cell>
          <table:table-cell office:value-type="float" office:value="12542026.5723953">
            <text:p>12542026.5723953</text:p>
          </table:table-cell>
          <table:table-cell office:value-type="float" office:value="62.5">
            <text:p>62.5</text:p>
          </table:table-cell>
          <table:table-cell office:value-type="float" office:value="14">
            <text:p>14</text:p>
          </table:table-cell>
          <table:table-cell office:value-type="float" office:value="-34650.5279232206">
            <text:p>-34650.527923220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38:.D47])/COUNT([.D38:.D47])" office:value-type="float" office:value="205.281551508347">
            <text:p>205.3</text:p>
          </table:table-cell>
          <table:table-cell table:style-name="ce8" table:formula="of:=SUM([.E38:.E47])/COUNT([.E38:.E47])" office:value-type="float" office:value="19683.086109596">
            <text:p>19683.1</text:p>
          </table:table-cell>
          <table:table-cell table:style-name="ce8" table:formula="of:=SUM([.F38:.F47])/COUNT([.F38:.F47])" office:value-type="float" office:value="0.19683086109596">
            <text:p>0.2</text:p>
          </table:table-cell>
          <table:table-cell table:style-name="ce8" table:formula="of:=SUM([.G38:.G47])/COUNT([.G38:.G47])" office:value-type="float" office:value="19683.086109596">
            <text:p>19683.1</text:p>
          </table:table-cell>
          <table:table-cell table:style-name="ce8" table:formula="of:=SUM([.H38:.H47])/COUNT([.H38:.H47])" office:value-type="float" office:value="17928.5999315791">
            <text:p>17928.6</text:p>
          </table:table-cell>
          <table:table-cell table:style-name="ce12" table:formula="of:=SUM([.I38:.I47])/COUNT([.I38:.I47])" office:value-type="float" office:value="18.5">
            <text:p>19</text:p>
          </table:table-cell>
          <table:table-cell table:style-name="ce12" table:formula="of:=SUM([.J38:.J47])/COUNT([.J38:.J47])" office:value-type="float" office:value="30.7">
            <text:p>31</text:p>
          </table:table-cell>
          <table:table-cell table:style-name="ce17" table:formula="of:=SUM([.K38:.K47])/COUNT([.K38:.K47])" office:value-type="float" office:value="29.0797288225372">
            <text:p>29.08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specm-actin-Dropt-Liner-actin-Liner-actin-specm-Dropt-actin-Liner_1_1725374331.688202</text:p>
          </table:table-cell>
          <table:table-cell office:value-type="float" office:value="4.0596713803654">
            <text:p>4.1</text:p>
          </table:table-cell>
          <table:table-cell table:number-columns-repeated="4" office:value-type="float" office:value="0">
            <text:p>0.0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0">
            <text:p>0.00</text:p>
          </table:table-cell>
          <table:table-cell table:number-columns-repeated="7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100000">
            <text:p>10000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specm-actin-Dropt-Liner-actin-Liner-actin-specm-Dropt-actin-Liner_1_1725376270.425545</text:p>
          </table:table-cell>
          <table:table-cell office:value-type="float" office:value="70.2846759972082">
            <text:p>70.3</text:p>
          </table:table-cell>
          <table:table-cell office:value-type="float" office:value="5989.91625649459">
            <text:p>5989.9</text:p>
          </table:table-cell>
          <table:table-cell office:value-type="float" office:value="0.0598991625649459">
            <text:p>0.1</text:p>
          </table:table-cell>
          <table:table-cell office:value-type="float" office:value="5989.91625649459">
            <text:p>5989.9</text:p>
          </table:table-cell>
          <table:table-cell office:value-type="float" office:value="2258.85463177991">
            <text:p>2258.9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table:style-name="ce16" office:value-type="float" office:value="38.8059701492537">
            <text:p>38.81</text:p>
          </table:table-cell>
          <table:table-cell office:value-type="float" office:value="2058.52565221521">
            <text:p>2058.5256522152</text:p>
          </table:table-cell>
          <table:table-cell office:value-type="float" office:value="11705.3568347716">
            <text:p>11705.3568347716</text:p>
          </table:table-cell>
          <table:table-cell office:value-type="float" office:value="4.59259721344279">
            <text:p>4.5925972134</text:p>
          </table:table-cell>
          <table:table-cell office:value-type="float" office:value="-1232.35875193532">
            <text:p>-1232.3587519353</text:p>
          </table:table-cell>
          <table:table-cell office:value-type="float" office:value="-0.90034461702453">
            <text:p>-0.900344617</text:p>
          </table:table-cell>
          <table:table-cell office:value-type="float" office:value="-3853.83016667102">
            <text:p>-3853.830166671</text:p>
          </table:table-cell>
          <table:table-cell office:value-type="float" office:value="44.7008675857805">
            <text:p>44.7008675858</text:p>
          </table:table-cell>
          <table:table-cell office:value-type="float" office:value="-26919.4093255821">
            <text:p>-26919.4093255821</text:p>
          </table:table-cell>
          <table:table-cell office:value-type="float" office:value="26919409.3255821">
            <text:p>26919409.3255821</text:p>
          </table:table-cell>
          <table:table-cell office:value-type="float" office:value="134.5">
            <text:p>134.5</text:p>
          </table:table-cell>
          <table:table-cell office:value-type="float" office:value="18">
            <text:p>18</text:p>
          </table:table-cell>
          <table:table-cell office:value-type="float" office:value="-44545.8831974055">
            <text:p>-44545.883197405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specm-actin-Dropt-Liner-actin-Liner-actin-specm-Dropt-actin-Liner_1_1725378143.177726</text:p>
          </table:table-cell>
          <table:table-cell office:value-type="float" office:value="-56.8579870998103">
            <text:p>-56.9</text:p>
          </table:table-cell>
          <table:table-cell office:value-type="float" office:value="-7261.04605432739">
            <text:p>-7261.0</text:p>
          </table:table-cell>
          <table:table-cell office:value-type="float" office:value="-0.0726104605432739">
            <text:p>-0.1</text:p>
          </table:table-cell>
          <table:table-cell office:value-type="float" office:value="-7261.04605432738">
            <text:p>-7261.0</text:p>
          </table:table-cell>
          <table:table-cell office:value-type="float" office:value="-10527.8394797133">
            <text:p>-10527.8</text:p>
          </table:table-cell>
          <table:table-cell office:value-type="float" office:value="70">
            <text:p>70</text:p>
          </table:table-cell>
          <table:table-cell office:value-type="float" office:value="114">
            <text:p>114</text:p>
          </table:table-cell>
          <table:table-cell table:style-name="ce16" office:value-type="float" office:value="38.0434782608696">
            <text:p>38.04</text:p>
          </table:table-cell>
          <table:table-cell office:value-type="float" office:value="1860.07401191534">
            <text:p>1860.0740119153</text:p>
          </table:table-cell>
          <table:table-cell office:value-type="float" office:value="10443.020358763">
            <text:p>10443.020358763</text:p>
          </table:table-cell>
          <table:table-cell office:value-type="float" office:value="15.7537589428539">
            <text:p>15.7537589429</text:p>
          </table:table-cell>
          <table:table-cell office:value-type="float" office:value="-1205.84409551229">
            <text:p>-1205.8440955123</text:p>
          </table:table-cell>
          <table:table-cell office:value-type="float" office:value="-30.6369093454414">
            <text:p>-30.6369093454</text:p>
          </table:table-cell>
          <table:table-cell office:value-type="float" office:value="-4054.0885519072">
            <text:p>-4054.0885519072</text:p>
          </table:table-cell>
          <table:table-cell office:value-type="float" office:value="-39.4622068169966">
            <text:p>-39.462206817</text:p>
          </table:table-cell>
          <table:table-cell office:value-type="float" office:value="-36911.1501040497">
            <text:p>-36911.1501040497</text:p>
          </table:table-cell>
          <table:table-cell office:value-type="float" office:value="36911150.1040497">
            <text:p>36911150.1040497</text:p>
          </table:table-cell>
          <table:table-cell office:value-type="float" office:value="184.5">
            <text:p>184.5</text:p>
          </table:table-cell>
          <table:table-cell office:value-type="float" office:value="5">
            <text:p>5</text:p>
          </table:table-cell>
          <table:table-cell office:value-type="float" office:value="-11823.8511581921">
            <text:p>-11823.851158192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specm-actin-Dropt-Liner-actin-Liner-actin-specm-Dropt-actin-Liner_1_1725380016.954216</text:p>
          </table:table-cell>
          <table:table-cell office:value-type="float" office:value="155.431504799657">
            <text:p>155.4</text:p>
          </table:table-cell>
          <table:table-cell office:value-type="float" office:value="14233.6912056956">
            <text:p>14233.7</text:p>
          </table:table-cell>
          <table:table-cell office:value-type="float" office:value="0.142336912056956">
            <text:p>0.1</text:p>
          </table:table-cell>
          <table:table-cell office:value-type="float" office:value="14233.6912056956">
            <text:p>14233.7</text:p>
          </table:table-cell>
          <table:table-cell office:value-type="float" office:value="11576.5508505993">
            <text:p>11576.6</text:p>
          </table:table-cell>
          <table:table-cell office:value-type="float" office:value="54">
            <text:p>54</text:p>
          </table:table-cell>
          <table:table-cell office:value-type="float" office:value="86">
            <text:p>86</text:p>
          </table:table-cell>
          <table:table-cell table:style-name="ce16" office:value-type="float" office:value="38.5714285714286">
            <text:p>38.57</text:p>
          </table:table-cell>
          <table:table-cell office:value-type="float" office:value="1908.52185957354">
            <text:p>1908.5218595735</text:p>
          </table:table-cell>
          <table:table-cell office:value-type="float" office:value="11374.7410410372">
            <text:p>11374.7410410372</text:p>
          </table:table-cell>
          <table:table-cell office:value-type="float" office:value="33.6634825635847">
            <text:p>33.6634825636</text:p>
          </table:table-cell>
          <table:table-cell office:value-type="float" office:value="-1032.86615361948">
            <text:p>-1032.8661536195</text:p>
          </table:table-cell>
          <table:table-cell office:value-type="float" office:value="-3.29933777822589">
            <text:p>-3.2993377782</text:p>
          </table:table-cell>
          <table:table-cell office:value-type="float" office:value="-2878.45539398567">
            <text:p>-2878.4553939857</text:p>
          </table:table-cell>
          <table:table-cell office:value-type="float" office:value="101.669222897826">
            <text:p>101.6692228978</text:p>
          </table:table-cell>
          <table:table-cell office:value-type="float" office:value="-28128.2619531589">
            <text:p>-28128.2619531589</text:p>
          </table:table-cell>
          <table:table-cell office:value-type="float" office:value="28128261.9531589">
            <text:p>28128261.9531589</text:p>
          </table:table-cell>
          <table:table-cell office:value-type="float" office:value="140.5">
            <text:p>140.5</text:p>
          </table:table-cell>
          <table:table-cell office:value-type="float" office:value="4">
            <text:p>4</text:p>
          </table:table-cell>
          <table:table-cell office:value-type="float" office:value="-9023.54458913732">
            <text:p>-9023.544589137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specm-actin-Dropt-Liner-actin-Liner-actin-specm-Dropt-actin-Liner_1_1725381920.562767</text:p>
          </table:table-cell>
          <table:table-cell office:value-type="float" office:value="93.05007737735">
            <text:p>93.1</text:p>
          </table:table-cell>
          <table:table-cell office:value-type="float" office:value="8159.45454023637">
            <text:p>8159.5</text:p>
          </table:table-cell>
          <table:table-cell office:value-type="float" office:value="0.0815945454023637">
            <text:p>0.1</text:p>
          </table:table-cell>
          <table:table-cell office:value-type="float" office:value="8159.45454023637">
            <text:p>8159.5</text:p>
          </table:table-cell>
          <table:table-cell office:value-type="float" office:value="4537.49987248582">
            <text:p>4537.5</text:p>
          </table:table-cell>
          <table:table-cell office:value-type="float" office:value="53">
            <text:p>53</text:p>
          </table:table-cell>
          <table:table-cell office:value-type="float" office:value="83">
            <text:p>83</text:p>
          </table:table-cell>
          <table:table-cell table:style-name="ce16" office:value-type="float" office:value="38.9705882352941">
            <text:p>38.97</text:p>
          </table:table-cell>
          <table:table-cell office:value-type="float" office:value="2233.14649370662">
            <text:p>2233.1464937066</text:p>
          </table:table-cell>
          <table:table-cell office:value-type="float" office:value="10058.2154590425">
            <text:p>10058.2154590425</text:p>
          </table:table-cell>
          <table:table-cell office:value-type="float" office:value="10.624618456699">
            <text:p>10.6246184567</text:p>
          </table:table-cell>
          <table:table-cell office:value-type="float" office:value="-1327.6784292315">
            <text:p>-1327.6784292315</text:p>
          </table:table-cell>
          <table:table-cell office:value-type="float" office:value="-2.91600855006254">
            <text:p>-2.9160085501</text:p>
          </table:table-cell>
          <table:table-cell office:value-type="float" office:value="-4219.75204090992">
            <text:p>-4219.7520409099</text:p>
          </table:table-cell>
          <table:table-cell office:value-type="float" office:value="59.9959892664439">
            <text:p>59.9959892664</text:p>
          </table:table-cell>
          <table:table-cell office:value-type="float" office:value="-27321.781235776">
            <text:p>-27321.781235776</text:p>
          </table:table-cell>
          <table:table-cell office:value-type="float" office:value="27321781.235776">
            <text:p>27321781.235776</text:p>
          </table:table-cell>
          <table:table-cell office:value-type="float" office:value="136.5">
            <text:p>136.5</text:p>
          </table:table-cell>
          <table:table-cell office:value-type="float" office:value="19">
            <text:p>19</text:p>
          </table:table-cell>
          <table:table-cell office:value-type="float" office:value="-47238.2180197982">
            <text:p>-47238.218019798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specm-actin-Dropt-Liner-actin-Liner-actin-specm-Dropt-actin-Liner_1_1725383824.082614</text:p>
          </table:table-cell>
          <table:table-cell office:value-type="float" office:value="32.3591019519363">
            <text:p>32.4</text:p>
          </table:table-cell>
          <table:table-cell office:value-type="float" office:value="2865.11115947991">
            <text:p>2865.1</text:p>
          </table:table-cell>
          <table:table-cell office:value-type="float" office:value="0.0286511115947992">
            <text:p>0.0</text:p>
          </table:table-cell>
          <table:table-cell office:value-type="float" office:value="2865.11115947991">
            <text:p>2865.1</text:p>
          </table:table-cell>
          <table:table-cell office:value-type="float" office:value="2859.42580649767">
            <text:p>2859.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6" office:value-type="float" office:value="69.2307692307692">
            <text:p>69.23</text:p>
          </table:table-cell>
          <table:table-cell office:value-type="float" office:value="604.907290638226">
            <text:p>604.9072906382</text:p>
          </table:table-cell>
          <table:table-cell office:value-type="float" office:value="2095.0402802825">
            <text:p>2095.0402802825</text:p>
          </table:table-cell>
          <table:table-cell office:value-type="float" office:value="100.381263810559">
            <text:p>100.3812638106</text:p>
          </table:table-cell>
          <table:table-cell office:value-type="float" office:value="-644.763614066029">
            <text:p>-644.763614066</text:p>
          </table:table-cell>
          <table:table-cell office:value-type="float" office:value="-43.4102373168716">
            <text:p>-43.4102373169</text:p>
          </table:table-cell>
          <table:table-cell office:value-type="float" office:value="-1317.8257557632">
            <text:p>-1317.8257557632</text:p>
          </table:table-cell>
          <table:table-cell office:value-type="float" office:value="220.39316611384">
            <text:p>220.3931661138</text:p>
          </table:table-cell>
          <table:table-cell office:value-type="float" office:value="-2704.16928043992">
            <text:p>-2704.1692804399</text:p>
          </table:table-cell>
          <table:table-cell office:value-type="float" office:value="2704169.28043992">
            <text:p>2704169.28043992</text:p>
          </table:table-cell>
          <table:table-cell office:value-type="float" office:value="13.5">
            <text:p>13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ata_2017_to_2023vs2024_1h_1d_only_price_percent_day_of_week_none_1h_1h|1d_32_1_1_0.004_20</text:p>
          </table:table-cell>
          <table:table-cell table:style-name="ce3" office:value-type="string">
            <text:p>trade_all_1.0_3_-0.1%_0_0.02</text:p>
          </table:table-cell>
          <table:table-cell table:style-name="ce3" office:value-type="string">
            <text:p>rl_duel-dqn-custom_combo_all_0.0001_20000_512_1000000_0.99_RMSprop_CELU_512|256|64|32_Batcd-specm-actin-Dropt-Liner-actin-Liner-actin-specm-Dropt-actin-Liner_1_1725385791.1795259</text:p>
          </table:table-cell>
          <table:table-cell table:style-name="ce9" office:value-type="float" office:value="560.851969671012">
            <text:p>560.9</text:p>
          </table:table-cell>
          <table:table-cell table:style-name="ce9" office:value-type="float" office:value="55111.0718613775">
            <text:p>55111.1</text:p>
          </table:table-cell>
          <table:table-cell table:style-name="ce9" office:value-type="float" office:value="0.551110718613775">
            <text:p>0.6</text:p>
          </table:table-cell>
          <table:table-cell table:style-name="ce9" office:value-type="float" office:value="55111.0718613775">
            <text:p>55111.1</text:p>
          </table:table-cell>
          <table:table-cell table:style-name="ce9" office:value-type="float" office:value="54441.1379787007">
            <text:p>54441.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27">
            <text:p>27</text:p>
          </table:table-cell>
          <table:table-cell table:style-name="ce19" office:value-type="float" office:value="34.1463414634146">
            <text:p>34.15</text:p>
          </table:table-cell>
          <table:table-cell table:style-name="ce25" office:value-type="float" office:value="6370.83475047521">
            <text:p>6370.8347504752</text:p>
          </table:table-cell>
          <table:table-cell table:style-name="ce3" office:value-type="float" office:value="53583.7095134949">
            <text:p>53583.7095134949</text:p>
          </table:table-cell>
          <table:table-cell table:style-name="ce3" office:value-type="float" office:value="170.704632581444">
            <text:p>170.7046325814</text:p>
          </table:table-cell>
          <table:table-cell table:style-name="ce3" office:value-type="float" office:value="-1262.24498686205">
            <text:p>-1262.2449868621</text:p>
          </table:table-cell>
          <table:table-cell table:style-name="ce3" office:value-type="float" office:value="-17.0137739411584">
            <text:p>-17.0137739412</text:p>
          </table:table-cell>
          <table:table-cell table:style-name="ce3" office:value-type="float" office:value="-3379.37991424403">
            <text:p>-3379.379914244</text:p>
          </table:table-cell>
          <table:table-cell table:style-name="ce3" office:value-type="float" office:value="1344.17248442384">
            <text:p>1344.1724844238</text:p>
          </table:table-cell>
          <table:table-cell table:style-name="ce3" office:value-type="float" office:value="-8359.27034220358">
            <text:p>-8359.2703422036</text:p>
          </table:table-cell>
          <table:table-cell table:style-name="ce3" office:value-type="float" office:value="8359270.34220358">
            <text:p>8359270.34220358</text:p>
          </table:table-cell>
          <table:table-cell table:style-name="ce3" office:value-type="float" office:value="41.5">
            <text:p>41.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5568.30840040113">
            <text:p>-5568.308400401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">
            <text:p>0.1</text:p>
          </table:table-cell>
          <table:table-cell table:number-columns-repeated="2" table:style-name="ce3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specm-actin-Dropt-Liner-actin-Liner-actin-specm-Dropt-actin-Liner_1_1725387553.80028</text:p>
          </table:table-cell>
          <table:table-cell office:value-type="float" office:value="117.906759669654">
            <text:p>117.9</text:p>
          </table:table-cell>
          <table:table-cell office:value-type="float" office:value="10889.8331548158">
            <text:p>10889.8</text:p>
          </table:table-cell>
          <table:table-cell office:value-type="float" office:value="0.108898331548158">
            <text:p>0.1</text:p>
          </table:table-cell>
          <table:table-cell office:value-type="float" office:value="10889.8331548158">
            <text:p>10889.8</text:p>
          </table:table-cell>
          <table:table-cell office:value-type="float" office:value="4737.71278497555">
            <text:p>4737.7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table:style-name="ce16" office:value-type="float" office:value="40.4494382022472">
            <text:p>40.45</text:p>
          </table:table-cell>
          <table:table-cell office:value-type="float" office:value="2816.32670106977">
            <text:p>2816.3267010698</text:p>
          </table:table-cell>
          <table:table-cell office:value-type="float" office:value="25709.5862585209">
            <text:p>25709.5862585209</text:p>
          </table:table-cell>
          <table:table-cell office:value-type="float" office:value="10.593886578572">
            <text:p>10.5938865786</text:p>
          </table:table-cell>
          <table:table-cell office:value-type="float" office:value="-1707.50807705087">
            <text:p>-1707.5080770509</text:p>
          </table:table-cell>
          <table:table-cell office:value-type="float" office:value="-61.891578134615">
            <text:p>-61.8915781346</text:p>
          </table:table-cell>
          <table:table-cell office:value-type="float" office:value="-4309.06107087084">
            <text:p>-4309.0610708708</text:p>
          </table:table-cell>
          <table:table-cell office:value-type="float" office:value="122.357675896806">
            <text:p>122.3576758968</text:p>
          </table:table-cell>
          <table:table-cell office:value-type="float" office:value="-17919.8096427976">
            <text:p>-17919.8096427976</text:p>
          </table:table-cell>
          <table:table-cell office:value-type="float" office:value="17919809.6427976">
            <text:p>17919809.6427976</text:p>
          </table:table-cell>
          <table:table-cell office:value-type="float" office:value="89.5">
            <text:p>89.5</text:p>
          </table:table-cell>
          <table:table-cell office:value-type="float" office:value="20">
            <text:p>20</text:p>
          </table:table-cell>
          <table:table-cell office:value-type="float" office:value="-53299.7230119835">
            <text:p>-53299.723011983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specm-actin-Dropt-Liner-actin-Liner-actin-specm-Dropt-actin-Liner_1_1725389446.6785579</text:p>
          </table:table-cell>
          <table:table-cell office:value-type="float" office:value="247.129110502206">
            <text:p>247.1</text:p>
          </table:table-cell>
          <table:table-cell office:value-type="float" office:value="23727.1535274397">
            <text:p>23727.2</text:p>
          </table:table-cell>
          <table:table-cell office:value-type="float" office:value="0.237271535274397">
            <text:p>0.2</text:p>
          </table:table-cell>
          <table:table-cell office:value-type="float" office:value="23727.1535274397">
            <text:p>23727.2</text:p>
          </table:table-cell>
          <table:table-cell office:value-type="float" office:value="20046.0701499488">
            <text:p>20046.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table:style-name="ce16" office:value-type="float" office:value="38.0281690140845">
            <text:p>38.03</text:p>
          </table:table-cell>
          <table:table-cell office:value-type="float" office:value="3731.64778129956">
            <text:p>3731.6477812996</text:p>
          </table:table-cell>
          <table:table-cell office:value-type="float" office:value="21384.4002695399">
            <text:p>21384.4002695399</text:p>
          </table:table-cell>
          <table:table-cell office:value-type="float" office:value="101.34063867238">
            <text:p>101.3406386724</text:p>
          </table:table-cell>
          <table:table-cell office:value-type="float" office:value="-1750.62128562837">
            <text:p>-1750.6212856284</text:p>
          </table:table-cell>
          <table:table-cell office:value-type="float" office:value="-39.0901005775668">
            <text:p>-39.0901005776</text:p>
          </table:table-cell>
          <table:table-cell office:value-type="float" office:value="-3853.83016667102">
            <text:p>-3853.830166671</text:p>
          </table:table-cell>
          <table:table-cell office:value-type="float" office:value="334.185260949855">
            <text:p>334.1852609499</text:p>
          </table:table-cell>
          <table:table-cell office:value-type="float" office:value="-14330.858011539">
            <text:p>-14330.858011539</text:p>
          </table:table-cell>
          <table:table-cell office:value-type="float" office:value="14330858.011539">
            <text:p>14330858.011539</text:p>
          </table:table-cell>
          <table:table-cell office:value-type="float" office:value="71.5">
            <text:p>71.5</text:p>
          </table:table-cell>
          <table:table-cell office:value-type="float" office:value="16">
            <text:p>16</text:p>
          </table:table-cell>
          <table:table-cell office:value-type="float" office:value="-41170.8615612174">
            <text:p>-41170.861561217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specm-actin-Dropt-Liner-actin-Liner-actin-specm-Dropt-actin-Liner_1_1725391317.112632</text:p>
          </table:table-cell>
          <table:table-cell office:value-type="float" office:value="128.145602323659">
            <text:p>128.1</text:p>
          </table:table-cell>
          <table:table-cell office:value-type="float" office:value="12178.5643840398">
            <text:p>12178.6</text:p>
          </table:table-cell>
          <table:table-cell office:value-type="float" office:value="0.121785643840398">
            <text:p>0.1</text:p>
          </table:table-cell>
          <table:table-cell office:value-type="float" office:value="12178.5643840398">
            <text:p>12178.6</text:p>
          </table:table-cell>
          <table:table-cell office:value-type="float" office:value="11716.4575875599">
            <text:p>11716.5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table:style-name="ce16" office:value-type="float" office:value="44.4444444444444">
            <text:p>44.44</text:p>
          </table:table-cell>
          <table:table-cell office:value-type="float" office:value="1645.4997596158">
            <text:p>1645.4997596158</text:p>
          </table:table-cell>
          <table:table-cell office:value-type="float" office:value="5268.97713421744">
            <text:p>5268.9771342174</text:p>
          </table:table-cell>
          <table:table-cell office:value-type="float" office:value="94.7751662515366">
            <text:p>94.7751662515</text:p>
          </table:table-cell>
          <table:table-cell office:value-type="float" office:value="-1011.93569809164">
            <text:p>-1011.9356980916</text:p>
          </table:table-cell>
          <table:table-cell office:value-type="float" office:value="-41.5469783231238">
            <text:p>-41.5469783231</text:p>
          </table:table-cell>
          <table:table-cell office:value-type="float" office:value="-3914.47274451758">
            <text:p>-3914.4727445176</text:p>
          </table:table-cell>
          <table:table-cell office:value-type="float" office:value="169.146727556109">
            <text:p>169.1467275561</text:p>
          </table:table-cell>
          <table:table-cell office:value-type="float" office:value="-14419.3979623464">
            <text:p>-14419.3979623464</text:p>
          </table:table-cell>
          <table:table-cell office:value-type="float" office:value="14419397.9623464">
            <text:p>14419397.9623464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49:.D58])/COUNT([.D49:.D58])" office:value-type="float" office:value="135.236048657324">
            <text:p>135.2</text:p>
          </table:table-cell>
          <table:table-cell table:style-name="ce8" table:formula="of:=SUM([.E49:.E58])/COUNT([.E49:.E58])" office:value-type="float" office:value="12589.3750035252">
            <text:p>12589.4</text:p>
          </table:table-cell>
          <table:table-cell table:style-name="ce8" table:formula="of:=SUM([.F49:.F58])/COUNT([.F49:.F58])" office:value-type="float" office:value="0.125893750035252">
            <text:p>0.1</text:p>
          </table:table-cell>
          <table:table-cell table:style-name="ce8" table:formula="of:=SUM([.G49:.G58])/COUNT([.G49:.G58])" office:value-type="float" office:value="12589.3750035252">
            <text:p>12589.4</text:p>
          </table:table-cell>
          <table:table-cell table:style-name="ce8" table:formula="of:=SUM([.H49:.H58])/COUNT([.H49:.H58])" office:value-type="float" office:value="10164.5870182834">
            <text:p>10164.6</text:p>
          </table:table-cell>
          <table:table-cell table:style-name="ce12" table:formula="of:=SUM([.I49:.I58])/COUNT([.I49:.I58])" office:value-type="float" office:value="34.7">
            <text:p>35</text:p>
          </table:table-cell>
          <table:table-cell table:style-name="ce12" table:formula="of:=SUM([.J49:.J58])/COUNT([.J49:.J58])" office:value-type="float" office:value="53.3">
            <text:p>53</text:p>
          </table:table-cell>
          <table:table-cell table:style-name="ce17" table:formula="of:=SUM([.K49:.K58])/COUNT([.K49:.K58])" office:value-type="float" office:value="38.0690627571806">
            <text:p>38.07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-lstm_combo_all_0.0001_20000_512_1000000_0.99_RMSprop_CELU_512|256|64|32_Batcd-Liner-actin-Dropt-Noisr-actin-Noisr-actin-Noisr-Dropt-actin-Liner_1_1725521389.944997</text:p>
          </table:table-cell>
          <table:table-cell office:value-type="float" office:value="93.191790080954">
            <text:p>93.2</text:p>
          </table:table-cell>
          <table:table-cell office:value-type="float" office:value="8591.08164717174">
            <text:p>8591.1</text:p>
          </table:table-cell>
          <table:table-cell office:value-type="float" office:value="0.0859108164717174">
            <text:p>0.1</text:p>
          </table:table-cell>
          <table:table-cell office:value-type="float" office:value="8591.08164717174">
            <text:p>8591.1</text:p>
          </table:table-cell>
          <table:table-cell office:value-type="float" office:value="4756.61398707605">
            <text:p>4756.6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table:style-name="ce16" office:value-type="float" office:value="45">
            <text:p>45.00</text:p>
          </table:table-cell>
          <table:table-cell office:value-type="float" office:value="2146.36078270724">
            <text:p>2146.3607827072</text:p>
          </table:table-cell>
          <table:table-cell office:value-type="float" office:value="9769.55562380048">
            <text:p>9769.5556238005</text:p>
          </table:table-cell>
          <table:table-cell office:value-type="float" office:value="8.66869110199332">
            <text:p>8.668691102</text:p>
          </table:table-cell>
          <table:table-cell office:value-type="float" office:value="-1625.94546392453">
            <text:p>-1625.9454639245</text:p>
          </table:table-cell>
          <table:table-cell office:value-type="float" office:value="-89.9084545984952">
            <text:p>-89.9084545985</text:p>
          </table:table-cell>
          <table:table-cell office:value-type="float" office:value="-4312.93837601702">
            <text:p>-4312.938376017</text:p>
          </table:table-cell>
          <table:table-cell office:value-type="float" office:value="71.5923470597645">
            <text:p>71.5923470598</text:p>
          </table:table-cell>
          <table:table-cell office:value-type="float" office:value="-24120.6116933405">
            <text:p>-24120.6116933405</text:p>
          </table:table-cell>
          <table:table-cell office:value-type="float" office:value="24120611.6933405">
            <text:p>24120611.6933405</text:p>
          </table:table-cell>
          <table:table-cell office:value-type="float" office:value="120.5">
            <text:p>120.5</text:p>
          </table:table-cell>
          <table:table-cell office:value-type="float" office:value="30">
            <text:p>30</text:p>
          </table:table-cell>
          <table:table-cell office:value-type="float" office:value="-84388.8877713952">
            <text:p>-84388.887771395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-lstm_combo_all_0.0001_20000_512_1000000_0.99_RMSprop_CELU_512|256|64|32_Batcd-Liner-actin-Dropt-Noisr-actin-Noisr-actin-Noisr-Dropt-actin-Liner_1_1725525600.432982</text:p>
          </table:table-cell>
          <table:table-cell office:value-type="float" office:value="-36.1412533061401">
            <text:p>-36.1</text:p>
          </table:table-cell>
          <table:table-cell office:value-type="float" office:value="-4431.16861926217">
            <text:p>-4431.2</text:p>
          </table:table-cell>
          <table:table-cell office:value-type="float" office:value="-0.0443116861926217">
            <text:p>0.0</text:p>
          </table:table-cell>
          <table:table-cell office:value-type="float" office:value="-4431.16861926223">
            <text:p>-4431.2</text:p>
          </table:table-cell>
          <table:table-cell office:value-type="float" office:value="-7779.05602509262">
            <text:p>-7779.1</text:p>
          </table:table-cell>
          <table:table-cell office:value-type="float" office:value="119">
            <text:p>119</text:p>
          </table:table-cell>
          <table:table-cell office:value-type="float" office:value="127">
            <text:p>127</text:p>
          </table:table-cell>
          <table:table-cell table:style-name="ce16" office:value-type="float" office:value="48.3739837398374">
            <text:p>48.37</text:p>
          </table:table-cell>
          <table:table-cell office:value-type="float" office:value="1237.66568944686">
            <text:p>1237.6656894469</text:p>
          </table:table-cell>
          <table:table-cell office:value-type="float" office:value="7680.66905077911">
            <text:p>7680.6690507791</text:p>
          </table:table-cell>
          <table:table-cell office:value-type="float" office:value="2.37949681127793">
            <text:p>2.3794968113</text:p>
          </table:table-cell>
          <table:table-cell office:value-type="float" office:value="-1194.59358790109">
            <text:p>-1194.5935879011</text:p>
          </table:table-cell>
          <table:table-cell office:value-type="float" office:value="-16.4363588871929">
            <text:p>-16.4363588872</text:p>
          </table:table-cell>
          <table:table-cell office:value-type="float" office:value="-4309.06107087084">
            <text:p>-4309.0610708708</text:p>
          </table:table-cell>
          <table:table-cell office:value-type="float" office:value="-18.0128805661066">
            <text:p>-18.0128805661</text:p>
          </table:table-cell>
          <table:table-cell office:value-type="float" office:value="-49320.1890204011">
            <text:p>-49320.1890204011</text:p>
          </table:table-cell>
          <table:table-cell office:value-type="float" office:value="49320189.0204012">
            <text:p>49320189.0204012</text:p>
          </table:table-cell>
          <table:table-cell office:value-type="float" office:value="246.5">
            <text:p>246.5</text:p>
          </table:table-cell>
          <table:table-cell office:value-type="float" office:value="31">
            <text:p>31</text:p>
          </table:table-cell>
          <table:table-cell office:value-type="float" office:value="-83430.1897931015">
            <text:p>-83430.189793101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-lstm_combo_all_0.0001_20000_512_1000000_0.99_RMSprop_CELU_512|256|64|32_Batcd-Liner-actin-Dropt-Noisr-actin-Noisr-actin-Noisr-Dropt-actin-Liner_1_1725529584.4088352</text:p>
          </table:table-cell>
          <table:table-cell office:value-type="float" office:value="330.224454030474">
            <text:p>330.2</text:p>
          </table:table-cell>
          <table:table-cell office:value-type="float" office:value="32134.5894154706">
            <text:p>32134.6</text:p>
          </table:table-cell>
          <table:table-cell office:value-type="float" office:value="0.321345894154706">
            <text:p>0.3</text:p>
          </table:table-cell>
          <table:table-cell office:value-type="float" office:value="32134.5894154706">
            <text:p>32134.6</text:p>
          </table:table-cell>
          <table:table-cell office:value-type="float" office:value="32907.8845555089">
            <text:p>32907.9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style-name="ce16" office:value-type="float" office:value="48.421052631579">
            <text:p>48.42</text:p>
          </table:table-cell>
          <table:table-cell office:value-type="float" office:value="2625.28342641451">
            <text:p>2625.2834264145</text:p>
          </table:table-cell>
          <table:table-cell office:value-type="float" office:value="9219.82269700548">
            <text:p>9219.8226970055</text:p>
          </table:table-cell>
          <table:table-cell office:value-type="float" office:value="13.0376612766704">
            <text:p>13.0376612767</text:p>
          </table:table-cell>
          <table:table-cell office:value-type="float" office:value="-1808.7438408081">
            <text:p>-1808.7438408081</text:p>
          </table:table-cell>
          <table:table-cell office:value-type="float" office:value="-45.1814091978449">
            <text:p>-45.1814091978</text:p>
          </table:table-cell>
          <table:table-cell office:value-type="float" office:value="-3503.42961640192">
            <text:p>-3503.4296164019</text:p>
          </table:table-cell>
          <table:table-cell office:value-type="float" office:value="338.258835952322">
            <text:p>338.2588359523</text:p>
          </table:table-cell>
          <table:table-cell office:value-type="float" office:value="-19141.6762656812">
            <text:p>-19141.6762656812</text:p>
          </table:table-cell>
          <table:table-cell office:value-type="float" office:value="19141676.2656812">
            <text:p>19141676.2656812</text:p>
          </table:table-cell>
          <table:table-cell office:value-type="float" office:value="95.5">
            <text:p>95.5</text:p>
          </table:table-cell>
          <table:table-cell office:value-type="float" office:value="27">
            <text:p>27</text:p>
          </table:table-cell>
          <table:table-cell office:value-type="float" office:value="-71063.9402674536">
            <text:p>-71063.940267453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ata_2017_to_2023vs2024_1h_1d_only_price_percent_day_of_week_none_1h_1h|1d_32_1_1_0.004_20</text:p>
          </table:table-cell>
          <table:table-cell table:style-name="ce3" office:value-type="string">
            <text:p>trade_all_1.0_3_-0.1%_0_0.02</text:p>
          </table:table-cell>
          <table:table-cell table:style-name="ce3" office:value-type="string">
            <text:p>rl_duel-dqn-custom-lstm_combo_all_0.0001_20000_512_1000000_0.99_RMSprop_CELU_512|256|64|32_Batcd-Liner-actin-Dropt-Noisr-actin-Noisr-actin-Noisr-Dropt-actin-Liner_1_1725536222.1104991</text:p>
          </table:table-cell>
          <table:table-cell table:style-name="ce9" office:value-type="float" office:value="464.875737246641">
            <text:p>464.9</text:p>
          </table:table-cell>
          <table:table-cell table:style-name="ce9" office:value-type="float" office:value="45860.8606743122">
            <text:p>45860.9</text:p>
          </table:table-cell>
          <table:table-cell table:style-name="ce9" office:value-type="float" office:value="0.458608606743122">
            <text:p>0.5</text:p>
          </table:table-cell>
          <table:table-cell table:style-name="ce9" office:value-type="float" office:value="45860.8606743122">
            <text:p>45860.9</text:p>
          </table:table-cell>
          <table:table-cell table:style-name="ce9" office:value-type="float" office:value="51783.2233204712">
            <text:p>51783.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1">
            <text:p>21</text:p>
          </table:table-cell>
          <table:table-cell table:style-name="ce19" office:value-type="float" office:value="52.2727272727273">
            <text:p>52.27</text:p>
          </table:table-cell>
          <table:table-cell table:style-name="ce25" office:value-type="float" office:value="3582.905036321">
            <text:p>3582.905036321</text:p>
          </table:table-cell>
          <table:table-cell table:style-name="ce3" office:value-type="float" office:value="16932.4804329427">
            <text:p>16932.4804329427</text:p>
          </table:table-cell>
          <table:table-cell table:style-name="ce3" office:value-type="float" office:value="23.4204535833123">
            <text:p>23.4204535833</text:p>
          </table:table-cell>
          <table:table-cell table:style-name="ce3" office:value-type="float" office:value="-1740.28357909862">
            <text:p>-1740.2835790986</text:p>
          </table:table-cell>
          <table:table-cell table:style-name="ce3" office:value-type="float" office:value="-107.794352466168">
            <text:p>-107.7943524662</text:p>
          </table:table-cell>
          <table:table-cell table:style-name="ce3" office:value-type="float" office:value="-3662.31925014885">
            <text:p>-3662.3192501489</text:p>
          </table:table-cell>
          <table:table-cell table:style-name="ce3" office:value-type="float" office:value="1042.29228805255">
            <text:p>1042.2922880526</text:p>
          </table:table-cell>
          <table:table-cell table:style-name="ce3" office:value-type="float" office:value="-8950.31117184616">
            <text:p>-8950.3111718462</text:p>
          </table:table-cell>
          <table:table-cell table:style-name="ce3" office:value-type="float" office:value="8950311.17184616">
            <text:p>8950311.17184616</text:p>
          </table:table-cell>
          <table:table-cell table:style-name="ce3" office:value-type="float" office:value="44.5">
            <text:p>44.5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-32102.5957531925">
            <text:p>-32102.5957531925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">
            <text:p>0.1</text:p>
          </table:table-cell>
          <table:table-cell table:number-columns-repeated="2" table:style-name="ce3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-lstm_combo_all_0.0001_20000_512_1000000_0.99_RMSprop_CELU_512|256|64|32_Batcd-Liner-actin-Dropt-Noisr-actin-Noisr-actin-Noisr-Dropt-actin-Liner_1_1725540329.5012631</text:p>
          </table:table-cell>
          <table:table-cell office:value-type="float" office:value="198.898710332859">
            <text:p>198.9</text:p>
          </table:table-cell>
          <table:table-cell office:value-type="float" office:value="18986.136421397">
            <text:p>18986.1</text:p>
          </table:table-cell>
          <table:table-cell office:value-type="float" office:value="0.18986136421397">
            <text:p>0.2</text:p>
          </table:table-cell>
          <table:table-cell office:value-type="float" office:value="18986.136421397">
            <text:p>18986.1</text:p>
          </table:table-cell>
          <table:table-cell office:value-type="float" office:value="16019.0145486755">
            <text:p>16019.0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 table:style-name="ce16" office:value-type="float" office:value="45.0381679389313">
            <text:p>45.04</text:p>
          </table:table-cell>
          <table:table-cell office:value-type="float" office:value="2151.95503645483">
            <text:p>2151.9550364548</text:p>
          </table:table-cell>
          <table:table-cell office:value-type="float" office:value="9948.23048190557">
            <text:p>9948.2304819056</text:p>
          </table:table-cell>
          <table:table-cell office:value-type="float" office:value="24.2652980106504">
            <text:p>24.2652980107</text:p>
          </table:table-cell>
          <table:table-cell office:value-type="float" office:value="-1499.71126013108">
            <text:p>-1499.7112601311</text:p>
          </table:table-cell>
          <table:table-cell office:value-type="float" office:value="-2.74498526322714">
            <text:p>-2.7449852632</text:p>
          </table:table-cell>
          <table:table-cell office:value-type="float" office:value="-4777.98318543818">
            <text:p>-4777.9831854382</text:p>
          </table:table-cell>
          <table:table-cell office:value-type="float" office:value="144.932339094634">
            <text:p>144.9323390946</text:p>
          </table:table-cell>
          <table:table-cell office:value-type="float" office:value="-26332.1182546761">
            <text:p>-26332.1182546761</text:p>
          </table:table-cell>
          <table:table-cell office:value-type="float" office:value="26332118.2546761">
            <text:p>26332118.2546761</text:p>
          </table:table-cell>
          <table:table-cell office:value-type="float" office:value="131.5">
            <text:p>131.5</text:p>
          </table:table-cell>
          <table:table-cell office:value-type="float" office:value="28">
            <text:p>28</text:p>
          </table:table-cell>
          <table:table-cell office:value-type="float" office:value="-75277.8778861463">
            <text:p>-75277.877886146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-lstm_combo_all_0.0001_20000_512_1000000_0.99_RMSprop_CELU_512|256|64|32_Batcd-Liner-actin-Dropt-Noisr-actin-Noisr-actin-Noisr-Dropt-actin-Liner_1_1725544463.292763</text:p>
          </table:table-cell>
          <table:table-cell office:value-type="float" office:value="-0.379189444942679">
            <text:p>-0.4</text:p>
          </table:table-cell>
          <table:table-cell table:number-columns-repeated="4" office:value-type="float" office:value="0">
            <text:p>0.0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0">
            <text:p>0.00</text:p>
          </table:table-cell>
          <table:table-cell table:number-columns-repeated="1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-lstm_combo_all_0.0001_20000_512_1000000_0.99_RMSprop_CELU_512|256|64|32_Batcd-Liner-actin-Dropt-Noisr-actin-Noisr-actin-Noisr-Dropt-actin-Liner_1_1725548431.4711502</text:p>
          </table:table-cell>
          <table:table-cell office:value-type="float" office:value="-151.1385673192">
            <text:p>-151.1</text:p>
          </table:table-cell>
          <table:table-cell office:value-type="float" office:value="-15972.7799085998">
            <text:p>-15972.8</text:p>
          </table:table-cell>
          <table:table-cell office:value-type="float" office:value="-0.159727799085998">
            <text:p>-0.2</text:p>
          </table:table-cell>
          <table:table-cell office:value-type="float" office:value="-15972.7799085998">
            <text:p>-15972.8</text:p>
          </table:table-cell>
          <table:table-cell office:value-type="float" office:value="-17989.277054488">
            <text:p>-17989.3</text:p>
          </table:table-cell>
          <table:table-cell office:value-type="float" office:value="102">
            <text:p>102</text:p>
          </table:table-cell>
          <table:table-cell office:value-type="float" office:value="128">
            <text:p>128</text:p>
          </table:table-cell>
          <table:table-cell table:style-name="ce16" office:value-type="float" office:value="44.3478260869565">
            <text:p>44.35</text:p>
          </table:table-cell>
          <table:table-cell office:value-type="float" office:value="1372.19213056634">
            <text:p>1372.1921305663</text:p>
          </table:table-cell>
          <table:table-cell office:value-type="float" office:value="7951.8292269277">
            <text:p>7951.8292269277</text:p>
          </table:table-cell>
          <table:table-cell office:value-type="float" office:value="11.4836455286713">
            <text:p>11.4836455287</text:p>
          </table:table-cell>
          <table:table-cell office:value-type="float" office:value="-1218.25294708099">
            <text:p>-1218.252947081</text:p>
          </table:table-cell>
          <table:table-cell office:value-type="float" office:value="-11.8132766152703">
            <text:p>-11.8132766153</text:p>
          </table:table-cell>
          <table:table-cell office:value-type="float" office:value="-4219.75204090992">
            <text:p>-4219.7520409099</text:p>
          </table:table-cell>
          <table:table-cell office:value-type="float" office:value="-69.4468691678251">
            <text:p>-69.4468691678</text:p>
          </table:table-cell>
          <table:table-cell office:value-type="float" office:value="-46107.0342543457">
            <text:p>-46107.0342543457</text:p>
          </table:table-cell>
          <table:table-cell office:value-type="float" office:value="46107034.2543458">
            <text:p>46107034.2543458</text:p>
          </table:table-cell>
          <table:table-cell office:value-type="float" office:value="230.5">
            <text:p>230.5</text:p>
          </table:table-cell>
          <table:table-cell office:value-type="float" office:value="30">
            <text:p>30</text:p>
          </table:table-cell>
          <table:table-cell office:value-type="float" office:value="-83588.00565447">
            <text:p>-83588.0056544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-lstm_combo_all_0.0001_20000_512_1000000_0.99_RMSprop_CELU_512|256|64|32_Batcd-Liner-actin-Dropt-Noisr-actin-Noisr-actin-Noisr-Dropt-actin-Liner_1_1725552450.3751512</text:p>
          </table:table-cell>
          <table:table-cell office:value-type="float" office:value="205.03680103716">
            <text:p>205.0</text:p>
          </table:table-cell>
          <table:table-cell office:value-type="float" office:value="19649.8451973355">
            <text:p>19649.8</text:p>
          </table:table-cell>
          <table:table-cell office:value-type="float" office:value="0.196498451973355">
            <text:p>0.2</text:p>
          </table:table-cell>
          <table:table-cell office:value-type="float" office:value="19649.8451973355">
            <text:p>19649.8</text:p>
          </table:table-cell>
          <table:table-cell office:value-type="float" office:value="15096.9383311108">
            <text:p>15096.9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table:style-name="ce16" office:value-type="float" office:value="48.0314960629921">
            <text:p>48.03</text:p>
          </table:table-cell>
          <table:table-cell office:value-type="float" office:value="2163.70377436908">
            <text:p>2163.7037743691</text:p>
          </table:table-cell>
          <table:table-cell office:value-type="float" office:value="21789.9505742985">
            <text:p>21789.9505742985</text:p>
          </table:table-cell>
          <table:table-cell office:value-type="float" office:value="63.3990194945945">
            <text:p>63.3990194946</text:p>
          </table:table-cell>
          <table:table-cell office:value-type="float" office:value="-1702.061894533">
            <text:p>-1702.061894533</text:p>
          </table:table-cell>
          <table:table-cell office:value-type="float" office:value="-38.3461982758454">
            <text:p>-38.3461982758</text:p>
          </table:table-cell>
          <table:table-cell office:value-type="float" office:value="-4777.98318543818">
            <text:p>-4777.9831854382</text:p>
          </table:table-cell>
          <table:table-cell office:value-type="float" office:value="154.723190530201">
            <text:p>154.7231905302</text:p>
          </table:table-cell>
          <table:table-cell office:value-type="float" office:value="-25532.3822274248">
            <text:p>-25532.3822274248</text:p>
          </table:table-cell>
          <table:table-cell office:value-type="float" office:value="25532382.2274248">
            <text:p>25532382.2274248</text:p>
          </table:table-cell>
          <table:table-cell office:value-type="float" office:value="127.5">
            <text:p>127.5</text:p>
          </table:table-cell>
          <table:table-cell office:value-type="float" office:value="30">
            <text:p>30</text:p>
          </table:table-cell>
          <table:table-cell office:value-type="float" office:value="-83004.3520338344">
            <text:p>-83004.352033834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-lstm_combo_all_0.0001_20000_512_1000000_0.99_RMSprop_CELU_512|256|64|32_Batcd-Liner-actin-Dropt-Noisr-actin-Noisr-actin-Noisr-Dropt-actin-Liner_1_1725556365.798836</text:p>
          </table:table-cell>
          <table:table-cell office:value-type="float" office:value="-363.035538303083">
            <text:p>-363.0</text:p>
          </table:table-cell>
          <table:table-cell office:value-type="float" office:value="-36771.0010203036">
            <text:p>-36771.0</text:p>
          </table:table-cell>
          <table:table-cell office:value-type="float" office:value="-0.367710010203036">
            <text:p>-0.4</text:p>
          </table:table-cell>
          <table:table-cell office:value-type="float" office:value="-36771.0010203035">
            <text:p>-36771.0</text:p>
          </table:table-cell>
          <table:table-cell office:value-type="float" office:value="-33073.531937888">
            <text:p>-33073.5</text:p>
          </table:table-cell>
          <table:table-cell office:value-type="float" office:value="116">
            <text:p>116</text:p>
          </table:table-cell>
          <table:table-cell office:value-type="float" office:value="150">
            <text:p>150</text:p>
          </table:table-cell>
          <table:table-cell table:style-name="ce16" office:value-type="float" office:value="43.609022556391">
            <text:p>43.61</text:p>
          </table:table-cell>
          <table:table-cell office:value-type="float" office:value="1060.67139842781">
            <text:p>1060.6713984278</text:p>
          </table:table-cell>
          <table:table-cell office:value-type="float" office:value="8938.96663635415">
            <text:p>8938.9666363542</text:p>
          </table:table-cell>
          <table:table-cell office:value-type="float" office:value="4.24981331023446">
            <text:p>4.2498133102</text:p>
          </table:table-cell>
          <table:table-cell office:value-type="float" office:value="-1065.39255491953">
            <text:p>-1065.3925549195</text:p>
          </table:table-cell>
          <table:table-cell office:value-type="float" office:value="-10.0521055313293">
            <text:p>-10.0521055313</text:p>
          </table:table-cell>
          <table:table-cell office:value-type="float" office:value="-4309.06107087084">
            <text:p>-4309.0610708708</text:p>
          </table:table-cell>
          <table:table-cell office:value-type="float" office:value="-138.236845940991">
            <text:p>-138.236845941</text:p>
          </table:table-cell>
          <table:table-cell office:value-type="float" office:value="-53289.8188177975">
            <text:p>-53289.8188177975</text:p>
          </table:table-cell>
          <table:table-cell office:value-type="float" office:value="53289818.8177975">
            <text:p>53289818.8177975</text:p>
          </table:table-cell>
          <table:table-cell office:value-type="float" office:value="266.5">
            <text:p>266.5</text:p>
          </table:table-cell>
          <table:table-cell office:value-type="float" office:value="26">
            <text:p>26</text:p>
          </table:table-cell>
          <table:table-cell office:value-type="float" office:value="-71123.7430345939">
            <text:p>-71123.743034593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-lstm_combo_all_0.0001_20000_512_1000000_0.99_RMSprop_CELU_512|256|64|32_Batcd-Liner-actin-Dropt-Noisr-actin-Noisr-actin-Noisr-Dropt-actin-Liner_1_1725560207.401464</text:p>
          </table:table-cell>
          <table:table-cell office:value-type="float" office:value="116.075371049637">
            <text:p>116.1</text:p>
          </table:table-cell>
          <table:table-cell office:value-type="float" office:value="10750.1289435567">
            <text:p>10750.1</text:p>
          </table:table-cell>
          <table:table-cell office:value-type="float" office:value="0.107501289435567">
            <text:p>0.1</text:p>
          </table:table-cell>
          <table:table-cell office:value-type="float" office:value="10750.1289435567">
            <text:p>10750.1</text:p>
          </table:table-cell>
          <table:table-cell office:value-type="float" office:value="6945.64497488936">
            <text:p>6945.6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table:style-name="ce16" office:value-type="float" office:value="47.2222222222222">
            <text:p>47.22</text:p>
          </table:table-cell>
          <table:table-cell office:value-type="float" office:value="1825.21159469824">
            <text:p>1825.2115946982</text:p>
          </table:table-cell>
          <table:table-cell office:value-type="float" office:value="9810.43440924853">
            <text:p>9810.4344092485</text:p>
          </table:table-cell>
          <table:table-cell office:value-type="float" office:value="48.1842554538744">
            <text:p>48.1842554539</text:p>
          </table:table-cell>
          <table:table-cell office:value-type="float" office:value="-1491.63499336741">
            <text:p>-1491.6349933674</text:p>
          </table:table-cell>
          <table:table-cell office:value-type="float" office:value="-13.3374808712542">
            <text:p>-13.3374808713</text:p>
          </table:table-cell>
          <table:table-cell office:value-type="float" office:value="-4309.06107087084">
            <text:p>-4309.0610708708</text:p>
          </table:table-cell>
          <table:table-cell office:value-type="float" office:value="74.6536732191438">
            <text:p>74.6536732191</text:p>
          </table:table-cell>
          <table:table-cell office:value-type="float" office:value="-28925.1753042478">
            <text:p>-28925.1753042478</text:p>
          </table:table-cell>
          <table:table-cell office:value-type="float" office:value="28925175.3042478">
            <text:p>28925175.3042478</text:p>
          </table:table-cell>
          <table:table-cell office:value-type="float" office:value="144.5">
            <text:p>144.5</text:p>
          </table:table-cell>
          <table:table-cell office:value-type="float" office:value="35">
            <text:p>35</text:p>
          </table:table-cell>
          <table:table-cell office:value-type="float" office:value="-92710.768117991">
            <text:p>-92710.76811799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60:.D69])/COUNT([.D60:.D69])" office:value-type="float" office:value="85.7608315404359">
            <text:p>85.8</text:p>
          </table:table-cell>
          <table:table-cell table:style-name="ce8" table:formula="of:=SUM([.E60:.E69])/COUNT([.E60:.E69])" office:value-type="float" office:value="7879.76927510782">
            <text:p>7879.8</text:p>
          </table:table-cell>
          <table:table-cell table:style-name="ce8" table:formula="of:=SUM([.F60:.F69])/COUNT([.F60:.F69])" office:value-type="float" office:value="0.0787976927510782">
            <text:p>0.1</text:p>
          </table:table-cell>
          <table:table-cell table:style-name="ce8" table:formula="of:=SUM([.G60:.G69])/COUNT([.G60:.G69])" office:value-type="float" office:value="7879.76927510782">
            <text:p>7879.8</text:p>
          </table:table-cell>
          <table:table-cell table:style-name="ce8" table:formula="of:=SUM([.H60:.H69])/COUNT([.H60:.H69])" office:value-type="float" office:value="6866.74547002632">
            <text:p>6866.7</text:p>
          </table:table-cell>
          <table:table-cell table:style-name="ce12" table:formula="of:=SUM([.I60:.I69])/COUNT([.I60:.I69])" office:value-type="float" office:value="64.8">
            <text:p>65</text:p>
          </table:table-cell>
          <table:table-cell table:style-name="ce12" table:formula="of:=SUM([.J60:.J69])/COUNT([.J60:.J69])" office:value-type="float" office:value="75.5">
            <text:p>76</text:p>
          </table:table-cell>
          <table:table-cell table:style-name="ce17" table:formula="of:=SUM([.K60:.K69])/COUNT([.K60:.K69])" office:value-type="float" office:value="42.2316498511637">
            <text:p>42.23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68709.2675111</text:p>
          </table:table-cell>
          <table:table-cell office:value-type="float" office:value="-63.533826903025">
            <text:p>-63.5</text:p>
          </table:table-cell>
          <table:table-cell office:value-type="float" office:value="-6233.97735907376">
            <text:p>-6234.0</text:p>
          </table:table-cell>
          <table:table-cell office:value-type="float" office:value="-0.0623397735907376">
            <text:p>-0.1</text:p>
          </table:table-cell>
          <table:table-cell office:value-type="float" office:value="-6233.97735907376">
            <text:p>-6234.0</text:p>
          </table:table-cell>
          <table:table-cell office:value-type="float" office:value="-6352.41970362662">
            <text:p>-6352.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style-name="ce16" office:value-type="float" office:value="78.5714285714286">
            <text:p>78.57</text:p>
          </table:table-cell>
          <table:table-cell office:value-type="float" office:value="484.859287988688">
            <text:p>484.8592879887</text:p>
          </table:table-cell>
          <table:table-cell office:value-type="float" office:value="957.773344851492">
            <text:p>957.7733448515</text:p>
          </table:table-cell>
          <table:table-cell office:value-type="float" office:value="11.0922347126907">
            <text:p>11.0922347127</text:p>
          </table:table-cell>
          <table:table-cell office:value-type="float" office:value="-2816.81361580415">
            <text:p>-2816.8136158042</text:p>
          </table:table-cell>
          <table:table-cell office:value-type="float" office:value="-1054.18572416229">
            <text:p>-1054.1857241623</text:p>
          </table:table-cell>
          <table:table-cell office:value-type="float" office:value="-4777.98318543818">
            <text:p>-4777.9831854382</text:p>
          </table:table-cell>
          <table:table-cell office:value-type="float" office:value="-222.642048538349">
            <text:p>-222.6420485383</text:p>
          </table:table-cell>
          <table:table-cell office:value-type="float" office:value="-5596.56258522615">
            <text:p>-5596.5625852262</text:p>
          </table:table-cell>
          <table:table-cell office:value-type="float" office:value="5596562.58522615">
            <text:p>5596562.58522615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-15846.6959706626">
            <text:p>-15846.695970662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70591.336144</text:p>
          </table:table-cell>
          <table:table-cell office:value-type="float" office:value="-247.411823050915">
            <text:p>-247.4</text:p>
          </table:table-cell>
          <table:table-cell office:value-type="float" office:value="-24042.4128948804">
            <text:p>-24042.4</text:p>
          </table:table-cell>
          <table:table-cell office:value-type="float" office:value="-0.240424128948804">
            <text:p>-0.2</text:p>
          </table:table-cell>
          <table:table-cell office:value-type="float" office:value="-24042.4128948804">
            <text:p>-24042.4</text:p>
          </table:table-cell>
          <table:table-cell office:value-type="float" office:value="-23426.4522215343">
            <text:p>-23426.5</text:p>
          </table:table-cell>
          <table:table-cell office:value-type="float" office:value="232">
            <text:p>232</text:p>
          </table:table-cell>
          <table:table-cell office:value-type="float" office:value="69">
            <text:p>69</text:p>
          </table:table-cell>
          <table:table-cell table:style-name="ce16" office:value-type="float" office:value="77.0764119601329">
            <text:p>77.08</text:p>
          </table:table-cell>
          <table:table-cell office:value-type="float" office:value="516.251036308592">
            <text:p>516.2510363086</text:p>
          </table:table-cell>
          <table:table-cell office:value-type="float" office:value="3292.30088902073">
            <text:p>3292.3008890207</text:p>
          </table:table-cell>
          <table:table-cell office:value-type="float" office:value="4.19475952492212">
            <text:p>4.1947595249</text:p>
          </table:table-cell>
          <table:table-cell office:value-type="float" office:value="-2084.24135244165">
            <text:p>-2084.2413524417</text:p>
          </table:table-cell>
          <table:table-cell office:value-type="float" office:value="-3.39653200811881">
            <text:p>-3.3965320081</text:p>
          </table:table-cell>
          <table:table-cell office:value-type="float" office:value="-4570.21268614092">
            <text:p>-4570.2126861409</text:p>
          </table:table-cell>
          <table:table-cell office:value-type="float" office:value="-79.8751258966126">
            <text:p>-79.8751258966</text:p>
          </table:table-cell>
          <table:table-cell office:value-type="float" office:value="-60306.0636507558">
            <text:p>-60306.0636507558</text:p>
          </table:table-cell>
          <table:table-cell office:value-type="float" office:value="60306063.6507559">
            <text:p>60306063.6507559</text:p>
          </table:table-cell>
          <table:table-cell office:value-type="float" office:value="301.5">
            <text:p>301.5</text:p>
          </table:table-cell>
          <table:table-cell office:value-type="float" office:value="48">
            <text:p>48</text:p>
          </table:table-cell>
          <table:table-cell office:value-type="float" office:value="-126306.819234473">
            <text:p>-126306.81923447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72455.395875</text:p>
          </table:table-cell>
          <table:table-cell office:value-type="float" office:value="280.294839081902">
            <text:p>280.3</text:p>
          </table:table-cell>
          <table:table-cell office:value-type="float" office:value="28042.8265223613">
            <text:p>28042.8</text:p>
          </table:table-cell>
          <table:table-cell office:value-type="float" office:value="0.280428265223613">
            <text:p>0.3</text:p>
          </table:table-cell>
          <table:table-cell office:value-type="float" office:value="28042.8265223613">
            <text:p>28042.8</text:p>
          </table:table-cell>
          <table:table-cell office:value-type="float" office:value="30210.8504633665">
            <text:p>30210.9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table:style-name="ce16" office:value-type="float" office:value="80.3921568627451">
            <text:p>80.39</text:p>
          </table:table-cell>
          <table:table-cell office:value-type="float" office:value="929.839875853927">
            <text:p>929.8398758539</text:p>
          </table:table-cell>
          <table:table-cell office:value-type="float" office:value="6947.23896356698">
            <text:p>6947.238963567</text:p>
          </table:table-cell>
          <table:table-cell office:value-type="float" office:value="5.85884144068405">
            <text:p>5.8588414407</text:p>
          </table:table-cell>
          <table:table-cell office:value-type="float" office:value="-2410.20216488304">
            <text:p>-2410.202164883</text:p>
          </table:table-cell>
          <table:table-cell office:value-type="float" office:value="-31.7834819373529">
            <text:p>-31.7834819374</text:p>
          </table:table-cell>
          <table:table-cell office:value-type="float" office:value="-4777.98318543818">
            <text:p>-4777.9831854382</text:p>
          </table:table-cell>
          <table:table-cell office:value-type="float" office:value="274.929671787856">
            <text:p>274.9296717879</text:p>
          </table:table-cell>
          <table:table-cell office:value-type="float" office:value="-20438.28110763">
            <text:p>-20438.28110763</text:p>
          </table:table-cell>
          <table:table-cell office:value-type="float" office:value="20438281.10763">
            <text:p>20438281.10763</text:p>
          </table:table-cell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office:value-type="float" office:value="-47815.9876094579">
            <text:p>-47815.987609457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74322.2328231</text:p>
          </table:table-cell>
          <table:table-cell office:value-type="float" office:value="-305.163401725511">
            <text:p>-305.2</text:p>
          </table:table-cell>
          <table:table-cell office:value-type="float" office:value="-29885.2716858002">
            <text:p>-29885.3</text:p>
          </table:table-cell>
          <table:table-cell office:value-type="float" office:value="-0.298852716858002">
            <text:p>-0.3</text:p>
          </table:table-cell>
          <table:table-cell office:value-type="float" office:value="-29885.2716858002">
            <text:p>-29885.3</text:p>
          </table:table-cell>
          <table:table-cell office:value-type="float" office:value="-27368.552374256">
            <text:p>-27368.6</text:p>
          </table:table-cell>
          <table:table-cell office:value-type="float" office:value="177">
            <text:p>177</text:p>
          </table:table-cell>
          <table:table-cell office:value-type="float" office:value="65">
            <text:p>65</text:p>
          </table:table-cell>
          <table:table-cell table:style-name="ce16" office:value-type="float" office:value="73.1404958677686">
            <text:p>73.14</text:p>
          </table:table-cell>
          <table:table-cell office:value-type="float" office:value="501.545795806079">
            <text:p>501.5457958061</text:p>
          </table:table-cell>
          <table:table-cell office:value-type="float" office:value="3292.30088902073">
            <text:p>3292.3008890207</text:p>
          </table:table-cell>
          <table:table-cell office:value-type="float" office:value="4.19475952492212">
            <text:p>4.1947595249</text:p>
          </table:table-cell>
          <table:table-cell office:value-type="float" office:value="-1825.52119297656">
            <text:p>-1825.5211929766</text:p>
          </table:table-cell>
          <table:table-cell office:value-type="float" office:value="-4.29004030882788">
            <text:p>-4.2900403088</text:p>
          </table:table-cell>
          <table:table-cell office:value-type="float" office:value="-4458.74642707902">
            <text:p>-4458.746427079</text:p>
          </table:table-cell>
          <table:table-cell office:value-type="float" office:value="-123.492858205786">
            <text:p>-123.4928582058</text:p>
          </table:table-cell>
          <table:table-cell office:value-type="float" office:value="-48394.3090373515">
            <text:p>-48394.3090373515</text:p>
          </table:table-cell>
          <table:table-cell office:value-type="float" office:value="48394309.0373515">
            <text:p>48394309.0373515</text:p>
          </table:table-cell>
          <table:table-cell office:value-type="float" office:value="242">
            <text:p>242</text:p>
          </table:table-cell>
          <table:table-cell office:value-type="float" office:value="36">
            <text:p>36</text:p>
          </table:table-cell>
          <table:table-cell office:value-type="float" office:value="-90935.3080356302">
            <text:p>-90935.308035630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76369.064024</text:p>
          </table:table-cell>
          <table:table-cell office:value-type="float" office:value="-290.086694925644">
            <text:p>-290.1</text:p>
          </table:table-cell>
          <table:table-cell office:value-type="float" office:value="-28315.0998882905">
            <text:p>-28315.1</text:p>
          </table:table-cell>
          <table:table-cell office:value-type="float" office:value="-0.283150998882905">
            <text:p>-0.3</text:p>
          </table:table-cell>
          <table:table-cell office:value-type="float" office:value="-28315.0998882905">
            <text:p>-28315.1</text:p>
          </table:table-cell>
          <table:table-cell office:value-type="float" office:value="-26660.4616160773">
            <text:p>-26660.5</text:p>
          </table:table-cell>
          <table:table-cell office:value-type="float" office:value="217">
            <text:p>217</text:p>
          </table:table-cell>
          <table:table-cell office:value-type="float" office:value="72">
            <text:p>72</text:p>
          </table:table-cell>
          <table:table-cell table:style-name="ce16" office:value-type="float" office:value="75.0865051903114">
            <text:p>75.09</text:p>
          </table:table-cell>
          <table:table-cell office:value-type="float" office:value="539.94058246077">
            <text:p>539.9405824608</text:p>
          </table:table-cell>
          <table:table-cell office:value-type="float" office:value="3292.30088902073">
            <text:p>3292.3008890207</text:p>
          </table:table-cell>
          <table:table-cell office:value-type="float" office:value="8.66869110199332">
            <text:p>8.668691102</text:p>
          </table:table-cell>
          <table:table-cell office:value-type="float" office:value="-2020.58619836497">
            <text:p>-2020.586198365</text:p>
          </table:table-cell>
          <table:table-cell office:value-type="float" office:value="-2.91600855006254">
            <text:p>-2.9160085501</text:p>
          </table:table-cell>
          <table:table-cell office:value-type="float" office:value="-4570.21268614092">
            <text:p>-4570.2126861409</text:p>
          </table:table-cell>
          <table:table-cell office:value-type="float" office:value="-97.9761241809359">
            <text:p>-97.9761241809</text:p>
          </table:table-cell>
          <table:table-cell office:value-type="float" office:value="-57900.5854855973">
            <text:p>-57900.5854855973</text:p>
          </table:table-cell>
          <table:table-cell office:value-type="float" office:value="57900585.4855973">
            <text:p>57900585.4855973</text:p>
          </table:table-cell>
          <table:table-cell office:value-type="float" office:value="289.5">
            <text:p>289.5</text:p>
          </table:table-cell>
          <table:table-cell office:value-type="float" office:value="53">
            <text:p>53</text:p>
          </table:table-cell>
          <table:table-cell office:value-type="float" office:value="-143263.717769244">
            <text:p>-143263.71776924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78360.03184</text:p>
          </table:table-cell>
          <table:table-cell office:value-type="float" office:value="-420.485172990021">
            <text:p>-420.5</text:p>
          </table:table-cell>
          <table:table-cell office:value-type="float" office:value="-41325.2479850117">
            <text:p>-41325.2</text:p>
          </table:table-cell>
          <table:table-cell office:value-type="float" office:value="-0.413252479850117">
            <text:p>-0.4</text:p>
          </table:table-cell>
          <table:table-cell office:value-type="float" office:value="-41325.2479850117">
            <text:p>-41325.2</text:p>
          </table:table-cell>
          <table:table-cell office:value-type="float" office:value="-35326.6163472243">
            <text:p>-35326.6</text:p>
          </table:table-cell>
          <table:table-cell office:value-type="float" office:value="196">
            <text:p>196</text:p>
          </table:table-cell>
          <table:table-cell office:value-type="float" office:value="67">
            <text:p>67</text:p>
          </table:table-cell>
          <table:table-cell table:style-name="ce16" office:value-type="float" office:value="74.5247148288973">
            <text:p>74.52</text:p>
          </table:table-cell>
          <table:table-cell office:value-type="float" office:value="446.741106211411">
            <text:p>446.7411062114</text:p>
          </table:table-cell>
          <table:table-cell office:value-type="float" office:value="3292.30088902073">
            <text:p>3292.3008890207</text:p>
          </table:table-cell>
          <table:table-cell office:value-type="float" office:value="12.9585370084969">
            <text:p>12.9585370085</text:p>
          </table:table-cell>
          <table:table-cell office:value-type="float" office:value="-1923.67917615594">
            <text:p>-1923.6791761559</text:p>
          </table:table-cell>
          <table:table-cell office:value-type="float" office:value="-2.91600855006254">
            <text:p>-2.9160085501</text:p>
          </table:table-cell>
          <table:table-cell office:value-type="float" office:value="-4777.98318543818">
            <text:p>-4777.9831854382</text:p>
          </table:table-cell>
          <table:table-cell office:value-type="float" office:value="-157.13022047533">
            <text:p>-157.1302204753</text:p>
          </table:table-cell>
          <table:table-cell office:value-type="float" office:value="-52684.9597117267">
            <text:p>-52684.9597117267</text:p>
          </table:table-cell>
          <table:table-cell office:value-type="float" office:value="52684959.7117267">
            <text:p>52684959.7117267</text:p>
          </table:table-cell>
          <table:table-cell office:value-type="float" office:value="263.5">
            <text:p>263.5</text:p>
          </table:table-cell>
          <table:table-cell office:value-type="float" office:value="44">
            <text:p>44</text:p>
          </table:table-cell>
          <table:table-cell office:value-type="float" office:value="-120489.206070433">
            <text:p>-120489.20607043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80186.481803</text:p>
          </table:table-cell>
          <table:table-cell office:value-type="float" office:value="-234.843841037254">
            <text:p>-234.8</text:p>
          </table:table-cell>
          <table:table-cell office:value-type="float" office:value="-22935.5707841225">
            <text:p>-22935.6</text:p>
          </table:table-cell>
          <table:table-cell office:value-type="float" office:value="-0.229355707841225">
            <text:p>-0.2</text:p>
          </table:table-cell>
          <table:table-cell office:value-type="float" office:value="-22935.5707841225">
            <text:p>-22935.6</text:p>
          </table:table-cell>
          <table:table-cell office:value-type="float" office:value="-22722.2183861883">
            <text:p>-22722.2</text:p>
          </table:table-cell>
          <table:table-cell office:value-type="float" office:value="214">
            <text:p>214</text:p>
          </table:table-cell>
          <table:table-cell office:value-type="float" office:value="60">
            <text:p>60</text:p>
          </table:table-cell>
          <table:table-cell table:style-name="ce16" office:value-type="float" office:value="78.1021897810219">
            <text:p>78.10</text:p>
          </table:table-cell>
          <table:table-cell office:value-type="float" office:value="590.048308165459">
            <text:p>590.0483081655</text:p>
          </table:table-cell>
          <table:table-cell office:value-type="float" office:value="3292.30088902073">
            <text:p>3292.3008890207</text:p>
          </table:table-cell>
          <table:table-cell office:value-type="float" office:value="18.3383054602891">
            <text:p>18.3383054603</text:p>
          </table:table-cell>
          <table:table-cell office:value-type="float" office:value="-2486.76514552551">
            <text:p>-2486.7651455255</text:p>
          </table:table-cell>
          <table:table-cell office:value-type="float" office:value="-2.91600855006254">
            <text:p>-2.9160085501</text:p>
          </table:table-cell>
          <table:table-cell office:value-type="float" office:value="-4570.21268614092">
            <text:p>-4570.2126861409</text:p>
          </table:table-cell>
          <table:table-cell office:value-type="float" office:value="-83.7064627157756">
            <text:p>-83.7064627158</text:p>
          </table:table-cell>
          <table:table-cell office:value-type="float" office:value="-54904.468898114">
            <text:p>-54904.468898114</text:p>
          </table:table-cell>
          <table:table-cell office:value-type="float" office:value="54904468.898114">
            <text:p>54904468.898114</text:p>
          </table:table-cell>
          <table:table-cell office:value-type="float" office:value="274.5">
            <text:p>274.5</text:p>
          </table:table-cell>
          <table:table-cell office:value-type="float" office:value="54">
            <text:p>54</text:p>
          </table:table-cell>
          <table:table-cell office:value-type="float" office:value="-144820.772018691">
            <text:p>-144820.77201869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82052.412323</text:p>
          </table:table-cell>
          <table:table-cell office:value-type="float" office:value="-223.881812081631">
            <text:p>-223.9</text:p>
          </table:table-cell>
          <table:table-cell office:value-type="float" office:value="-21811.8291028398">
            <text:p>-21811.8</text:p>
          </table:table-cell>
          <table:table-cell office:value-type="float" office:value="-0.218118291028398">
            <text:p>-0.2</text:p>
          </table:table-cell>
          <table:table-cell office:value-type="float" office:value="-21811.8291028398">
            <text:p>-21811.8</text:p>
          </table:table-cell>
          <table:table-cell office:value-type="float" office:value="-21816.5982717515">
            <text:p>-21816.6</text:p>
          </table:table-cell>
          <table:table-cell office:value-type="float" office:value="198">
            <text:p>198</text:p>
          </table:table-cell>
          <table:table-cell office:value-type="float" office:value="66">
            <text:p>66</text:p>
          </table:table-cell>
          <table:table-cell table:style-name="ce16" office:value-type="float" office:value="75">
            <text:p>75.00</text:p>
          </table:table-cell>
          <table:table-cell office:value-type="float" office:value="634.105458002037">
            <text:p>634.105458002</text:p>
          </table:table-cell>
          <table:table-cell office:value-type="float" office:value="3292.30088902073">
            <text:p>3292.3008890207</text:p>
          </table:table-cell>
          <table:table-cell office:value-type="float" office:value="11.0922347126907">
            <text:p>11.0922347127</text:p>
          </table:table-cell>
          <table:table-cell office:value-type="float" office:value="-2232.79863314005">
            <text:p>-2232.7986331401</text:p>
          </table:table-cell>
          <table:table-cell office:value-type="float" office:value="-26.1268619213952">
            <text:p>-26.1268619214</text:p>
          </table:table-cell>
          <table:table-cell office:value-type="float" office:value="-4570.21268614092">
            <text:p>-4570.2126861409</text:p>
          </table:table-cell>
          <table:table-cell office:value-type="float" office:value="-82.620564783484">
            <text:p>-82.6205647835</text:p>
          </table:table-cell>
          <table:table-cell office:value-type="float" office:value="-52904.5927636608">
            <text:p>-52904.5927636608</text:p>
          </table:table-cell>
          <table:table-cell office:value-type="float" office:value="52904592.7636608">
            <text:p>52904592.7636608</text:p>
          </table:table-cell>
          <table:table-cell office:value-type="float" office:value="264.5">
            <text:p>264.5</text:p>
          </table:table-cell>
          <table:table-cell office:value-type="float" office:value="45">
            <text:p>45</text:p>
          </table:table-cell>
          <table:table-cell office:value-type="float" office:value="-115020.050607477">
            <text:p>-115020.05060747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83882.688077</text:p>
          </table:table-cell>
          <table:table-cell office:value-type="float" office:value="-473.041129436767">
            <text:p>-473.0</text:p>
          </table:table-cell>
          <table:table-cell office:value-type="float" office:value="-46604.4690506198">
            <text:p>-46604.5</text:p>
          </table:table-cell>
          <table:table-cell office:value-type="float" office:value="-0.466044690506198">
            <text:p>-0.5</text:p>
          </table:table-cell>
          <table:table-cell office:value-type="float" office:value="-46604.4690506198">
            <text:p>-46604.5</text:p>
          </table:table-cell>
          <table:table-cell office:value-type="float" office:value="-38911.597064393">
            <text:p>-38911.6</text:p>
          </table:table-cell>
          <table:table-cell office:value-type="float" office:value="178">
            <text:p>178</text:p>
          </table:table-cell>
          <table:table-cell office:value-type="float" office:value="62">
            <text:p>62</text:p>
          </table:table-cell>
          <table:table-cell table:style-name="ce16" office:value-type="float" office:value="74.1666666666667">
            <text:p>74.17</text:p>
          </table:table-cell>
          <table:table-cell office:value-type="float" office:value="561.559894758855">
            <text:p>561.5598947589</text:p>
          </table:table-cell>
          <table:table-cell office:value-type="float" office:value="3292.30088902073">
            <text:p>3292.3008890207</text:p>
          </table:table-cell>
          <table:table-cell office:value-type="float" office:value="8.66869110199332">
            <text:p>8.668691102</text:p>
          </table:table-cell>
          <table:table-cell office:value-type="float" office:value="-2363.90532770478">
            <text:p>-2363.9053277048</text:p>
          </table:table-cell>
          <table:table-cell office:value-type="float" office:value="-6.20548937817512">
            <text:p>-6.2054893782</text:p>
          </table:table-cell>
          <table:table-cell office:value-type="float" office:value="-4570.21268614092">
            <text:p>-4570.2126861409</text:p>
          </table:table-cell>
          <table:table-cell office:value-type="float" office:value="-194.185287710916">
            <text:p>-194.1852877109</text:p>
          </table:table-cell>
          <table:table-cell office:value-type="float" office:value="-48077.3729038532">
            <text:p>-48077.3729038532</text:p>
          </table:table-cell>
          <table:table-cell office:value-type="float" office:value="48077372.9038532">
            <text:p>48077372.9038532</text:p>
          </table:table-cell>
          <table:table-cell office:value-type="float" office:value="240.5">
            <text:p>240.5</text:p>
          </table:table-cell>
          <table:table-cell office:value-type="float" office:value="53">
            <text:p>53</text:p>
          </table:table-cell>
          <table:table-cell office:value-type="float" office:value="-145997.18952548">
            <text:p>-145997.1895254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128|32_Batcd-Liner-actin-Dropt-Liner-actin-Liner-Resik-Dropt-actin-Liner_1_1725685491.932603</text:p>
          </table:table-cell>
          <table:table-cell office:value-type="float" office:value="-166.050046848216">
            <text:p>-166.1</text:p>
          </table:table-cell>
          <table:table-cell office:value-type="float" office:value="-16004.2829144467">
            <text:p>-16004.3</text:p>
          </table:table-cell>
          <table:table-cell office:value-type="float" office:value="-0.160042829144467">
            <text:p>-0.2</text:p>
          </table:table-cell>
          <table:table-cell office:value-type="float" office:value="-16004.2829144467">
            <text:p>-16004.3</text:p>
          </table:table-cell>
          <table:table-cell office:value-type="float" office:value="-16677.1027191769">
            <text:p>-16677.1</text:p>
          </table:table-cell>
          <table:table-cell office:value-type="float" office:value="167">
            <text:p>167</text:p>
          </table:table-cell>
          <table:table-cell office:value-type="float" office:value="61">
            <text:p>61</text:p>
          </table:table-cell>
          <table:table-cell table:style-name="ce16" office:value-type="float" office:value="73.2456140350877">
            <text:p>73.25</text:p>
          </table:table-cell>
          <table:table-cell office:value-type="float" office:value="618.123579671864">
            <text:p>618.1235796719</text:p>
          </table:table-cell>
          <table:table-cell office:value-type="float" office:value="3292.30088902073">
            <text:p>3292.3008890207</text:p>
          </table:table-cell>
          <table:table-cell office:value-type="float" office:value="11.0922347126907">
            <text:p>11.0922347127</text:p>
          </table:table-cell>
          <table:table-cell office:value-type="float" office:value="-1954.60525769915">
            <text:p>-1954.6052576992</text:p>
          </table:table-cell>
          <table:table-cell office:value-type="float" office:value="-4.6874502581486">
            <text:p>-4.6874502581</text:p>
          </table:table-cell>
          <table:table-cell office:value-type="float" office:value="-4570.21268614092">
            <text:p>-4570.2126861409</text:p>
          </table:table-cell>
          <table:table-cell office:value-type="float" office:value="-70.1942233089768">
            <text:p>-70.194223309</text:p>
          </table:table-cell>
          <table:table-cell office:value-type="float" office:value="-45606.8025196051">
            <text:p>-45606.8025196051</text:p>
          </table:table-cell>
          <table:table-cell office:value-type="float" office:value="45606802.5196051">
            <text:p>45606802.5196051</text:p>
          </table:table-cell>
          <table:table-cell office:value-type="float" office:value="228">
            <text:p>228</text:p>
          </table:table-cell>
          <table:table-cell office:value-type="float" office:value="42">
            <text:p>42</text:p>
          </table:table-cell>
          <table:table-cell office:value-type="float" office:value="-113501.042848125">
            <text:p>-113501.04284812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72:.D81])/COUNT([.D72:.D81])" office:value-type="float" office:value="-214.420290991708">
            <text:p>-214.4</text:p>
          </table:table-cell>
          <table:table-cell table:style-name="ce8" table:formula="of:=SUM([.E72:.E81])/COUNT([.E72:.E81])" office:value-type="float" office:value="-20911.5335142724">
            <text:p>-20911.5</text:p>
          </table:table-cell>
          <table:table-cell table:style-name="ce8" table:formula="of:=SUM([.F72:.F81])/COUNT([.F72:.F81])" office:value-type="float" office:value="-0.209115335142724">
            <text:p>-0.2</text:p>
          </table:table-cell>
          <table:table-cell table:style-name="ce8" table:formula="of:=SUM([.G72:.G81])/COUNT([.G72:.G81])" office:value-type="float" office:value="-20911.5335142724">
            <text:p>-20911.5</text:p>
          </table:table-cell>
          <table:table-cell table:style-name="ce8" table:formula="of:=SUM([.H72:.H81])/COUNT([.H72:.H81])" office:value-type="float" office:value="-18905.1168240862">
            <text:p>-18905.1</text:p>
          </table:table-cell>
          <table:table-cell table:style-name="ce12" table:formula="of:=SUM([.I72:.I81])/COUNT([.I72:.I81])" office:value-type="float" office:value="168.3">
            <text:p>168</text:p>
          </table:table-cell>
          <table:table-cell table:style-name="ce12" table:formula="of:=SUM([.J72:.J81])/COUNT([.J72:.J81])" office:value-type="float" office:value="54.8">
            <text:p>55</text:p>
          </table:table-cell>
          <table:table-cell table:style-name="ce17" table:formula="of:=SUM([.K72:.K81])/COUNT([.K72:.K81])" office:value-type="float" office:value="75.930618376406">
            <text:p>75.93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6"/>
          <table:table-cell table:number-columns-repeated="1013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64_Batcd-Liner-actin-Dropt-Noisr-Dropt-actin-Liner_1_1726061344.5549178</text:p>
          </table:table-cell>
          <table:table-cell office:value-type="float" office:value="14.108153110607">
            <text:p>14.1</text:p>
          </table:table-cell>
          <table:table-cell office:value-type="float" office:value="1116.43164601589">
            <text:p>1116.4</text:p>
          </table:table-cell>
          <table:table-cell office:value-type="float" office:value="0.0111643164601589">
            <text:p>0.0</text:p>
          </table:table-cell>
          <table:table-cell office:value-type="float" office:value="1116.43164601589">
            <text:p>1116.4</text:p>
          </table:table-cell>
          <table:table-cell office:value-type="float" office:value="998.206803655188">
            <text:p>998.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ce16" office:value-type="float" office:value="18.75">
            <text:p>18.75</text:p>
          </table:table-cell>
          <table:table-cell office:value-type="float" office:value="1882.92327291271">
            <text:p>1882.9232729127</text:p>
          </table:table-cell>
          <table:table-cell office:value-type="float" office:value="4762.67713313345">
            <text:p>4762.6771331335</text:p>
          </table:table-cell>
          <table:table-cell office:value-type="float" office:value="357.592543907929">
            <text:p>357.5925439079</text:p>
          </table:table-cell>
          <table:table-cell office:value-type="float" office:value="-348.64139790171">
            <text:p>-348.6413979017</text:p>
          </table:table-cell>
          <table:table-cell office:value-type="float" office:value="-62.3018334062945">
            <text:p>-62.3018334063</text:p>
          </table:table-cell>
          <table:table-cell office:value-type="float" office:value="-742.543769244556">
            <text:p>-742.5437692446</text:p>
          </table:table-cell>
          <table:table-cell office:value-type="float" office:value="69.776977875993">
            <text:p>69.776977876</text:p>
          </table:table-cell>
          <table:table-cell office:value-type="float" office:value="-3302.71915079681">
            <text:p>-3302.7191507968</text:p>
          </table:table-cell>
          <table:table-cell office:value-type="float" office:value="3302719.15079681">
            <text:p>3302719.15079681</text:p>
          </table:table-cell>
          <table:table-cell office:value-type="float" office:value="16.5">
            <text:p>16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64_Batcd-Liner-actin-Dropt-Noisr-Dropt-actin-Liner_1_1726061511.398664</text:p>
          </table:table-cell>
          <table:table-cell office:value-type="float" office:value="85.5123800022625">
            <text:p>85.5</text:p>
          </table:table-cell>
          <table:table-cell office:value-type="float" office:value="8323.74429397548">
            <text:p>8323.7</text:p>
          </table:table-cell>
          <table:table-cell office:value-type="float" office:value="0.0832374429397549">
            <text:p>0.1</text:p>
          </table:table-cell>
          <table:table-cell office:value-type="float" office:value="8323.74429397548">
            <text:p>8323.7</text:p>
          </table:table-cell>
          <table:table-cell office:value-type="float" office:value="7160.70766411228">
            <text:p>7160.7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16" office:value-type="float" office:value="46.6666666666667">
            <text:p>46.67</text:p>
          </table:table-cell>
          <table:table-cell office:value-type="float" office:value="1751.51902162799">
            <text:p>1751.519021628</text:p>
          </table:table-cell>
          <table:table-cell office:value-type="float" office:value="8178.5128755413">
            <text:p>8178.5128755413</text:p>
          </table:table-cell>
          <table:table-cell office:value-type="float" office:value="90.6409896086261">
            <text:p>90.6409896086</text:p>
          </table:table-cell>
          <table:table-cell office:value-type="float" office:value="-1272.46213473776">
            <text:p>-1272.4621347378</text:p>
          </table:table-cell>
          <table:table-cell office:value-type="float" office:value="-10.2820101647812">
            <text:p>-10.2820101648</text:p>
          </table:table-cell>
          <table:table-cell office:value-type="float" office:value="-4189.44695546557">
            <text:p>-4189.4469554656</text:p>
          </table:table-cell>
          <table:table-cell office:value-type="float" office:value="138.729071566258">
            <text:p>138.7290715663</text:p>
          </table:table-cell>
          <table:table-cell office:value-type="float" office:value="-12114.3380823764">
            <text:p>-12114.3380823764</text:p>
          </table:table-cell>
          <table:table-cell office:value-type="float" office:value="12114338.0823764">
            <text:p>12114338.0823764</text:p>
          </table:table-cell>
          <table:table-cell office:value-type="float" office:value="60.5">
            <text:p>60.5</text:p>
          </table:table-cell>
          <table:table-cell office:value-type="float" office:value="10">
            <text:p>10</text:p>
          </table:table-cell>
          <table:table-cell office:value-type="float" office:value="-27807.1708104537">
            <text:p>-27807.170810453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64_Batcd-Liner-actin-Dropt-Noisr-Dropt-actin-Liner_1_1726061677.141386</text:p>
          </table:table-cell>
          <table:table-cell office:value-type="float" office:value="-20.6099610882242">
            <text:p>-20.6</text:p>
          </table:table-cell>
          <table:table-cell office:value-type="float" office:value="-2092.92258187704">
            <text:p>-2092.9</text:p>
          </table:table-cell>
          <table:table-cell office:value-type="float" office:value="-0.0209292258187704">
            <text:p>0.0</text:p>
          </table:table-cell>
          <table:table-cell office:value-type="float" office:value="-2092.92258187704">
            <text:p>-2092.9</text:p>
          </table:table-cell>
          <table:table-cell office:value-type="float" office:value="-2143.17289471921">
            <text:p>-2143.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6" office:value-type="float" office:value="46.6666666666667">
            <text:p>46.67</text:p>
          </table:table-cell>
          <table:table-cell office:value-type="float" office:value="667.017833394986">
            <text:p>667.017833395</text:p>
          </table:table-cell>
          <table:table-cell office:value-type="float" office:value="1507.05753055883">
            <text:p>1507.0575305588</text:p>
          </table:table-cell>
          <table:table-cell office:value-type="float" office:value="93.5831484891096">
            <text:p>93.5831484891</text:p>
          </table:table-cell>
          <table:table-cell office:value-type="float" office:value="-845.255926955242">
            <text:p>-845.2559269552</text:p>
          </table:table-cell>
          <table:table-cell office:value-type="float" office:value="-47.5337068094814">
            <text:p>-47.5337068095</text:p>
          </table:table-cell>
          <table:table-cell office:value-type="float" office:value="-2142.87208371852">
            <text:p>-2142.8720837185</text:p>
          </table:table-cell>
          <table:table-cell office:value-type="float" office:value="-139.528172125136">
            <text:p>-139.5281721251</text:p>
          </table:table-cell>
          <table:table-cell office:value-type="float" office:value="-3099.40648390203">
            <text:p>-3099.406483902</text:p>
          </table:table-cell>
          <table:table-cell office:value-type="float" office:value="3099406.48390203">
            <text:p>3099406.48390203</text:p>
          </table:table-cell>
          <table:table-cell office:value-type="float" office:value="15.5">
            <text:p>15.5</text:p>
          </table:table-cell>
          <table:table-cell office:value-type="float" office:value="1">
            <text:p>1</text:p>
          </table:table-cell>
          <table:table-cell office:value-type="float" office:value="-2142.87208371852">
            <text:p>-2142.872083718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64_Batcd-Liner-actin-Dropt-Noisr-Dropt-actin-Liner_1_1726061884.634708</text:p>
          </table:table-cell>
          <table:table-cell office:value-type="float" office:value="168.80823371137">
            <text:p>168.8</text:p>
          </table:table-cell>
          <table:table-cell office:value-type="float" office:value="16225.8731782127">
            <text:p>16225.9</text:p>
          </table:table-cell>
          <table:table-cell office:value-type="float" office:value="0.162258731782127">
            <text:p>0.2</text:p>
          </table:table-cell>
          <table:table-cell office:value-type="float" office:value="16225.8731782127">
            <text:p>16225.9</text:p>
          </table:table-cell>
          <table:table-cell office:value-type="float" office:value="14190.9384232629">
            <text:p>14190.9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style-name="ce16" office:value-type="float" office:value="40">
            <text:p>40.00</text:p>
          </table:table-cell>
          <table:table-cell office:value-type="float" office:value="2305.73587340748">
            <text:p>2305.7358734075</text:p>
          </table:table-cell>
          <table:table-cell office:value-type="float" office:value="11292.0585095192">
            <text:p>11292.0585095192</text:p>
          </table:table-cell>
          <table:table-cell office:value-type="float" office:value="33.9644127167412">
            <text:p>33.9644127167</text:p>
          </table:table-cell>
          <table:table-cell office:value-type="float" office:value="-1266.72602930144">
            <text:p>-1266.7260293014</text:p>
          </table:table-cell>
          <table:table-cell office:value-type="float" office:value="-51.4478267427621">
            <text:p>-51.4478267428</text:p>
          </table:table-cell>
          <table:table-cell office:value-type="float" office:value="-4189.44695546557">
            <text:p>-4189.4469554656</text:p>
          </table:table-cell>
          <table:table-cell office:value-type="float" office:value="162.258731782127">
            <text:p>162.2587317821</text:p>
          </table:table-cell>
          <table:table-cell office:value-type="float" office:value="-20026.2521253035">
            <text:p>-20026.2521253035</text:p>
          </table:table-cell>
          <table:table-cell office:value-type="float" office:value="20026252.1253035">
            <text:p>20026252.1253035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-47295.6571454208">
            <text:p>-47295.657145420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64_Batcd-Liner-actin-Dropt-Noisr-Dropt-actin-Liner_1_1726062080.158974</text:p>
          </table:table-cell>
          <table:table-cell office:value-type="float" office:value="-182.415635560114">
            <text:p>-182.4</text:p>
          </table:table-cell>
          <table:table-cell office:value-type="float" office:value="-18446.4509776143">
            <text:p>-18446.5</text:p>
          </table:table-cell>
          <table:table-cell office:value-type="float" office:value="-0.184464509776143">
            <text:p>-0.2</text:p>
          </table:table-cell>
          <table:table-cell office:value-type="float" office:value="-18446.4509776143">
            <text:p>-18446.5</text:p>
          </table:table-cell>
          <table:table-cell office:value-type="float" office:value="-17902.0000561708">
            <text:p>-17902.0</text:p>
          </table:table-cell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table:style-name="ce16" office:value-type="float" office:value="40.1459854014599">
            <text:p>40.15</text:p>
          </table:table-cell>
          <table:table-cell office:value-type="float" office:value="880.675975070691">
            <text:p>880.6759750707</text:p>
          </table:table-cell>
          <table:table-cell office:value-type="float" office:value="7204.43881528168">
            <text:p>7204.4388152817</text:p>
          </table:table-cell>
          <table:table-cell office:value-type="float" office:value="31.7293242372107">
            <text:p>31.7293242372</text:p>
          </table:table-cell>
          <table:table-cell office:value-type="float" office:value="-815.654019591492">
            <text:p>-815.6540195915</text:p>
          </table:table-cell>
          <table:table-cell office:value-type="float" office:value="-0.194382792993565">
            <text:p>-0.194382793</text:p>
          </table:table-cell>
          <table:table-cell office:value-type="float" office:value="-3571.53214014875">
            <text:p>-3571.5321401488</text:p>
          </table:table-cell>
          <table:table-cell office:value-type="float" office:value="-134.645627573827">
            <text:p>-134.6456275738</text:p>
          </table:table-cell>
          <table:table-cell office:value-type="float" office:value="-27395.2487978202">
            <text:p>-27395.2487978202</text:p>
          </table:table-cell>
          <table:table-cell office:value-type="float" office:value="27395248.7978202">
            <text:p>27395248.7978202</text:p>
          </table:table-cell>
          <table:table-cell office:value-type="float" office:value="137">
            <text:p>137</text:p>
          </table:table-cell>
          <table:table-cell office:value-type="float" office:value="11">
            <text:p>11</text:p>
          </table:table-cell>
          <table:table-cell office:value-type="float" office:value="-29917.7745429543">
            <text:p>-29917.774542954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64_Batcd-Liner-actin-Dropt-Noisr-Dropt-actin-Liner_1_1726062280.411585</text:p>
          </table:table-cell>
          <table:table-cell office:value-type="float" office:value="41.6141071642672">
            <text:p>41.6</text:p>
          </table:table-cell>
          <table:table-cell office:value-type="float" office:value="3682.74703671555">
            <text:p>3682.7</text:p>
          </table:table-cell>
          <table:table-cell office:value-type="float" office:value="0.0368274703671555">
            <text:p>0.0</text:p>
          </table:table-cell>
          <table:table-cell office:value-type="float" office:value="3682.74703671555">
            <text:p>3682.7</text:p>
          </table:table-cell>
          <table:table-cell office:value-type="float" office:value="1297.14969976498">
            <text:p>1297.1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table:style-name="ce16" office:value-type="float" office:value="47.3684210526316">
            <text:p>47.37</text:p>
          </table:table-cell>
          <table:table-cell office:value-type="float" office:value="1363.65397668361">
            <text:p>1363.6539766836</text:p>
          </table:table-cell>
          <table:table-cell office:value-type="float" office:value="9199.38801963234">
            <text:p>9199.3880196323</text:p>
          </table:table-cell>
          <table:table-cell office:value-type="float" office:value="26.8771222579817">
            <text:p>26.877122258</text:p>
          </table:table-cell>
          <table:table-cell office:value-type="float" office:value="-1174.67790706217">
            <text:p>-1174.6779070622</text:p>
          </table:table-cell>
          <table:table-cell office:value-type="float" office:value="-30.6735131275345">
            <text:p>-30.6735131275</text:p>
          </table:table-cell>
          <table:table-cell office:value-type="float" office:value="-4219.75204090992">
            <text:p>-4219.7520409099</text:p>
          </table:table-cell>
          <table:table-cell office:value-type="float" office:value="27.6898273437259">
            <text:p>27.6898273437</text:p>
          </table:table-cell>
          <table:table-cell office:value-type="float" office:value="-26616.9997467835">
            <text:p>-26616.9997467835</text:p>
          </table:table-cell>
          <table:table-cell office:value-type="float" office:value="26616999.7467835">
            <text:p>26616999.7467835</text:p>
          </table:table-cell>
          <table:table-cell office:value-type="float" office:value="133">
            <text:p>133</text:p>
          </table:table-cell>
          <table:table-cell office:value-type="float" office:value="13">
            <text:p>13</text:p>
          </table:table-cell>
          <table:table-cell office:value-type="float" office:value="-35431.5976841542">
            <text:p>-35431.597684154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64_Batcd-Liner-actin-Dropt-Noisr-Dropt-actin-Liner_1_1726062487.072732</text:p>
          </table:table-cell>
          <table:table-cell office:value-type="float" office:value="-365.191447500339">
            <text:p>-365.2</text:p>
          </table:table-cell>
          <table:table-cell office:value-type="float" office:value="-36440.8566243911">
            <text:p>-36440.9</text:p>
          </table:table-cell>
          <table:table-cell office:value-type="float" office:value="-0.364408566243911">
            <text:p>-0.4</text:p>
          </table:table-cell>
          <table:table-cell office:value-type="float" office:value="-36440.8566243911">
            <text:p>-36440.9</text:p>
          </table:table-cell>
          <table:table-cell office:value-type="float" office:value="-30922.0483940868">
            <text:p>-30922.0</text:p>
          </table:table-cell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table:style-name="ce16" office:value-type="float" office:value="30.7692307692308">
            <text:p>30.77</text:p>
          </table:table-cell>
          <table:table-cell office:value-type="float" office:value="517.670693464596">
            <text:p>517.6706934646</text:p>
          </table:table-cell>
          <table:table-cell office:value-type="float" office:value="2418.01128178425">
            <text:p>2418.0112817843</text:p>
          </table:table-cell>
          <table:table-cell office:value-type="float" office:value="9.02144221264462">
            <text:p>9.0214422126</text:p>
          </table:table-cell>
          <table:table-cell office:value-type="float" office:value="-808.502159387299">
            <text:p>-808.5021593873</text:p>
          </table:table-cell>
          <table:table-cell office:value-type="float" office:value="-16.7553132873436">
            <text:p>-16.7553132873</text:p>
          </table:table-cell>
          <table:table-cell office:value-type="float" office:value="-3604.6456172482">
            <text:p>-3604.6456172482</text:p>
          </table:table-cell>
          <table:table-cell office:value-type="float" office:value="-400.448973894408">
            <text:p>-400.4489738944</text:p>
          </table:table-cell>
          <table:table-cell office:value-type="float" office:value="-18172.6317751508">
            <text:p>-18172.6317751508</text:p>
          </table:table-cell>
          <table:table-cell office:value-type="float" office:value="18172631.7751508">
            <text:p>18172631.7751508</text:p>
          </table:table-cell>
          <table:table-cell office:value-type="float" office:value="91">
            <text:p>91</text:p>
          </table:table-cell>
          <table:table-cell office:value-type="float" office:value="7">
            <text:p>7</text:p>
          </table:table-cell>
          <table:table-cell office:value-type="float" office:value="-16752.7677203413">
            <text:p>-16752.767720341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ata_2017_to_2023vs2024_1h_1d_only_price_percent_day_of_week_none_1h_1h|1d_32_1_1_0.004_20</text:p>
          </table:table-cell>
          <table:table-cell table:style-name="ce3" office:value-type="string">
            <text:p>trade_all_1.0_3_-0.1%_0_0.02</text:p>
          </table:table-cell>
          <table:table-cell table:style-name="ce3" office:value-type="string">
            <text:p>rl_trpo-custom_combo_all_0.0001_20000_512_1000000_0.99_RMSprop_CELU_512|64_Batcd-Liner-actin-Dropt-Noisr-Dropt-actin-Liner_1_1726062703.1857548</text:p>
          </table:table-cell>
          <table:table-cell table:style-name="ce9" office:value-type="float" office:value="580.050942887464">
            <text:p>580.1</text:p>
          </table:table-cell>
          <table:table-cell table:style-name="ce9" office:value-type="float" office:value="57328.0278432481">
            <text:p>57328.0</text:p>
          </table:table-cell>
          <table:table-cell table:style-name="ce9" office:value-type="float" office:value="0.573280278432481">
            <text:p>0.6</text:p>
          </table:table-cell>
          <table:table-cell table:style-name="ce9" office:value-type="float" office:value="57328.0278432481">
            <text:p>57328.0</text:p>
          </table:table-cell>
          <table:table-cell table:style-name="ce9" office:value-type="float" office:value="68798.3444831348">
            <text:p>68798.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1">
            <text:p>11</text:p>
          </table:table-cell>
          <table:table-cell table:style-name="ce19" office:value-type="float" office:value="56">
            <text:p>56.00</text:p>
          </table:table-cell>
          <table:table-cell table:style-name="ce25" office:value-type="float" office:value="5295.05095809479">
            <text:p>5295.0509580948</text:p>
          </table:table-cell>
          <table:table-cell table:style-name="ce3" office:value-type="float" office:value="26024.2997041444">
            <text:p>26024.2997041444</text:p>
          </table:table-cell>
          <table:table-cell table:style-name="ce3" office:value-type="float" office:value="23.3245380746957">
            <text:p>23.3245380747</text:p>
          </table:table-cell>
          <table:table-cell table:style-name="ce3" office:value-type="float" office:value="-1527.51687000717">
            <text:p>-1527.5168700072</text:p>
          </table:table-cell>
          <table:table-cell table:style-name="ce3" office:value-type="float" office:value="-40.7232001370576">
            <text:p>-40.7232001371</text:p>
          </table:table-cell>
          <table:table-cell table:style-name="ce3" office:value-type="float" office:value="-2988.83971544592">
            <text:p>-2988.8397154459</text:p>
          </table:table-cell>
          <table:table-cell table:style-name="ce3" office:value-type="float" office:value="2293.12111372993">
            <text:p>2293.1211137299</text:p>
          </table:table-cell>
          <table:table-cell table:style-name="ce3" office:value-type="float" office:value="-5059.88791575901">
            <text:p>-5059.887915759</text:p>
          </table:table-cell>
          <table:table-cell table:style-name="ce3" office:value-type="float" office:value="5059887.91575901">
            <text:p>5059887.91575901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-14446.7901369605">
            <text:p>-14446.7901369605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">
            <text:p>0.1</text:p>
          </table:table-cell>
          <table:table-cell table:number-columns-repeated="2" table:style-name="ce3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64_Batcd-Liner-actin-Dropt-Noisr-Dropt-actin-Liner_1_1726062910.840215</text:p>
          </table:table-cell>
          <table:table-cell office:value-type="float" office:value="-343.295646473212">
            <text:p>-343.3</text:p>
          </table:table-cell>
          <table:table-cell office:value-type="float" office:value="-34299.4502192655">
            <text:p>-34299.5</text:p>
          </table:table-cell>
          <table:table-cell office:value-type="float" office:value="-0.342994502192655">
            <text:p>-0.3</text:p>
          </table:table-cell>
          <table:table-cell office:value-type="float" office:value="-34299.4502192655">
            <text:p>-34299.5</text:p>
          </table:table-cell>
          <table:table-cell office:value-type="float" office:value="-29344.5971731338">
            <text:p>-29344.6</text:p>
          </table:table-cell>
          <table:table-cell office:value-type="float" office:value="53">
            <text:p>53</text:p>
          </table:table-cell>
          <table:table-cell office:value-type="float" office:value="126">
            <text:p>126</text:p>
          </table:table-cell>
          <table:table-cell table:style-name="ce16" office:value-type="float" office:value="29.608938547486">
            <text:p>29.61</text:p>
          </table:table-cell>
          <table:table-cell office:value-type="float" office:value="497.491188985">
            <text:p>497.491188985</text:p>
          </table:table-cell>
          <table:table-cell office:value-type="float" office:value="1801.87722200682">
            <text:p>1801.8772220068</text:p>
          </table:table-cell>
          <table:table-cell office:value-type="float" office:value="26.0690941213688">
            <text:p>26.0690941214</text:p>
          </table:table-cell>
          <table:table-cell office:value-type="float" office:value="-481.480025678338">
            <text:p>-481.4800256783</text:p>
          </table:table-cell>
          <table:table-cell office:value-type="float" office:value="-7.91956537927035">
            <text:p>-7.9195653793</text:p>
          </table:table-cell>
          <table:table-cell office:value-type="float" office:value="-3423.34181681785">
            <text:p>-3423.3418168179</text:p>
          </table:table-cell>
          <table:table-cell office:value-type="float" office:value="-191.617040331092">
            <text:p>-191.6170403311</text:p>
          </table:table-cell>
          <table:table-cell office:value-type="float" office:value="-35783.5841339146">
            <text:p>-35783.5841339146</text:p>
          </table:table-cell>
          <table:table-cell office:value-type="float" office:value="35783584.1339147">
            <text:p>35783584.1339147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-2152.75575959658">
            <text:p>-2152.755759596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64_Batcd-Liner-actin-Dropt-Noisr-Dropt-actin-Liner_1_1726063100.555868</text:p>
          </table:table-cell>
          <table:table-cell office:value-type="float" office:value="-4.11509423277991">
            <text:p>-4.1</text:p>
          </table:table-cell>
          <table:table-cell office:value-type="float" office:value="-906.752650292066">
            <text:p>-906.8</text:p>
          </table:table-cell>
          <table:table-cell office:value-type="float" office:value="-0.00906752650292066">
            <text:p>0.0</text:p>
          </table:table-cell>
          <table:table-cell office:value-type="float" office:value="-906.752650292066">
            <text:p>-906.8</text:p>
          </table:table-cell>
          <table:table-cell office:value-type="float" office:value="-2869.64487092443">
            <text:p>-2869.6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table:style-name="ce16" office:value-type="float" office:value="38.2352941176471">
            <text:p>38.24</text:p>
          </table:table-cell>
          <table:table-cell office:value-type="float" office:value="1845.21927278558">
            <text:p>1845.2192727856</text:p>
          </table:table-cell>
          <table:table-cell office:value-type="float" office:value="5888.36975100475">
            <text:p>5888.3697510048</text:p>
          </table:table-cell>
          <table:table-cell office:value-type="float" office:value="34.7882314350863">
            <text:p>34.7882314351</text:p>
          </table:table-cell>
          <table:table-cell office:value-type="float" office:value="-1156.67149664968">
            <text:p>-1156.6714966497</text:p>
          </table:table-cell>
          <table:table-cell office:value-type="float" office:value="-4.29004030882788">
            <text:p>-4.2900403088</text:p>
          </table:table-cell>
          <table:table-cell office:value-type="float" office:value="-4219.75204090992">
            <text:p>-4219.7520409099</text:p>
          </table:table-cell>
          <table:table-cell office:value-type="float" office:value="-8.88973186560849">
            <text:p>-8.8897318656</text:p>
          </table:table-cell>
          <table:table-cell office:value-type="float" office:value="-20509.3025498996">
            <text:p>-20509.3025498996</text:p>
          </table:table-cell>
          <table:table-cell office:value-type="float" office:value="20509302.5498996">
            <text:p>20509302.5498996</text:p>
          </table:table-cell>
          <table:table-cell office:value-type="float" office:value="102.5">
            <text:p>102.5</text:p>
          </table:table-cell>
          <table:table-cell office:value-type="float" office:value="18">
            <text:p>18</text:p>
          </table:table-cell>
          <table:table-cell office:value-type="float" office:value="-49214.4422703719">
            <text:p>-49214.442270371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85:.D94])/COUNT([.D85:.D94])" office:value-type="float" office:value="-2.55339679786984">
            <text:p>-2.6</text:p>
          </table:table-cell>
          <table:table-cell table:style-name="ce8" table:formula="of:=SUM([.E85:.E94])/COUNT([.E85:.E94])" office:value-type="float" office:value="-550.960905527228">
            <text:p>-551.0</text:p>
          </table:table-cell>
          <table:table-cell table:style-name="ce8" table:formula="of:=SUM([.F85:.F94])/COUNT([.F85:.F94])" office:value-type="float" office:value="-0.00550960905527227">
            <text:p>0.0</text:p>
          </table:table-cell>
          <table:table-cell table:style-name="ce8" table:formula="of:=SUM([.G85:.G94])/COUNT([.G85:.G94])" office:value-type="float" office:value="-550.960905527228">
            <text:p>-551.0</text:p>
          </table:table-cell>
          <table:table-cell table:style-name="ce8" table:formula="of:=SUM([.H85:.H94])/COUNT([.H85:.H94])" office:value-type="float" office:value="926.388368489511">
            <text:p>926.4</text:p>
          </table:table-cell>
          <table:table-cell table:style-name="ce12" table:formula="of:=SUM([.I85:.I94])/COUNT([.I85:.I94])" office:value-type="float" office:value="33">
            <text:p>33</text:p>
          </table:table-cell>
          <table:table-cell table:style-name="ce12" table:formula="of:=SUM([.J85:.J94])/COUNT([.J85:.J94])" office:value-type="float" office:value="52.8">
            <text:p>53</text:p>
          </table:table-cell>
          <table:table-cell table:style-name="ce17" table:formula="of:=SUM([.K85:.K94])/COUNT([.K85:.K94])" office:value-type="float" office:value="39.4211203221789">
            <text:p>39.42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Liner-actin-Dropt-Noisr-Dropt-actin-Liner_1_1726069004.370042</text:p>
          </table:table-cell>
          <table:table-cell office:value-type="float" office:value="173.742595303186">
            <text:p>173.7</text:p>
          </table:table-cell>
          <table:table-cell office:value-type="float" office:value="16733.1948480365">
            <text:p>16733.2</text:p>
          </table:table-cell>
          <table:table-cell office:value-type="float" office:value="0.167331948480365">
            <text:p>0.2</text:p>
          </table:table-cell>
          <table:table-cell office:value-type="float" office:value="16733.1948480365">
            <text:p>16733.2</text:p>
          </table:table-cell>
          <table:table-cell office:value-type="float" office:value="11644.4178881627">
            <text:p>11644.4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style-name="ce16" office:value-type="float" office:value="34.8837209302326">
            <text:p>34.88</text:p>
          </table:table-cell>
          <table:table-cell office:value-type="float" office:value="5952.87605674192">
            <text:p>5952.8760567419</text:p>
          </table:table-cell>
          <table:table-cell office:value-type="float" office:value="22746.7245749804">
            <text:p>22746.7245749804</text:p>
          </table:table-cell>
          <table:table-cell office:value-type="float" office:value="256.822926684399">
            <text:p>256.8229266844</text:p>
          </table:table-cell>
          <table:table-cell office:value-type="float" office:value="-2591.42664296759">
            <text:p>-2591.4266429676</text:p>
          </table:table-cell>
          <table:table-cell office:value-type="float" office:value="-624.948066566489">
            <text:p>-624.9480665665</text:p>
          </table:table-cell>
          <table:table-cell office:value-type="float" office:value="-4309.06107087084">
            <text:p>-4309.0610708708</text:p>
          </table:table-cell>
          <table:table-cell office:value-type="float" office:value="389.144066233406">
            <text:p>389.1440662334</text:p>
          </table:table-cell>
          <table:table-cell office:value-type="float" office:value="-8721.05424909713">
            <text:p>-8721.0542490971</text:p>
          </table:table-cell>
          <table:table-cell office:value-type="float" office:value="8721054.24909713">
            <text:p>8721054.24909713</text:p>
          </table:table-cell>
          <table:table-cell office:value-type="float" office:value="43.5">
            <text:p>43.5</text:p>
          </table:table-cell>
          <table:table-cell office:value-type="float" office:value="27">
            <text:p>27</text:p>
          </table:table-cell>
          <table:table-cell office:value-type="float" office:value="-71934.9979365259">
            <text:p>-71934.997936525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ata_2017_to_2023vs2024_1h_1d_only_price_percent_day_of_week_none_1h_1h|1d_32_1_1_0.004_20</text:p>
          </table:table-cell>
          <table:table-cell table:style-name="ce3" office:value-type="string">
            <text:p>trade_all_1.0_3_-0.1%_0_0.02</text:p>
          </table:table-cell>
          <table:table-cell table:style-name="ce3" office:value-type="string">
            <text:p>rl_reppo-custom_combo_all_0.0001_20000_512_1000000_0.99_RMSprop_CELU_512|64_Batcd-Liner-actin-Dropt-Noisr-Dropt-actin-Liner_1_1726069347.224684</text:p>
          </table:table-cell>
          <table:table-cell table:style-name="ce9" office:value-type="float" office:value="427.155684790473">
            <text:p>427.2</text:p>
          </table:table-cell>
          <table:table-cell table:style-name="ce9" office:value-type="float" office:value="41787.4936512248">
            <text:p>41787.5</text:p>
          </table:table-cell>
          <table:table-cell table:style-name="ce9" office:value-type="float" office:value="0.417874936512248">
            <text:p>0.4</text:p>
          </table:table-cell>
          <table:table-cell table:style-name="ce9" office:value-type="float" office:value="41787.4936512248">
            <text:p>41787.5</text:p>
          </table:table-cell>
          <table:table-cell table:style-name="ce9" office:value-type="float" office:value="46445.4750251078">
            <text:p>46445.5</text:p>
          </table:table-cell>
          <table:table-cell table:number-columns-repeated="2" table:style-name="ce3" office:value-type="float" office:value="66">
            <text:p>66</text:p>
          </table:table-cell>
          <table:table-cell table:style-name="ce19" office:value-type="float" office:value="50">
            <text:p>50.00</text:p>
          </table:table-cell>
          <table:table-cell table:style-name="ce25" office:value-type="float" office:value="1917.44866621142">
            <text:p>1917.4486662114</text:p>
          </table:table-cell>
          <table:table-cell table:style-name="ce3" office:value-type="float" office:value="9734.16917424064">
            <text:p>9734.1691742406</text:p>
          </table:table-cell>
          <table:table-cell table:style-name="ce3" office:value-type="float" office:value="10.562748388038">
            <text:p>10.562748388</text:p>
          </table:table-cell>
          <table:table-cell table:style-name="ce3" office:value-type="float" office:value="-1284.30482301105">
            <text:p>-1284.3048230111</text:p>
          </table:table-cell>
          <table:table-cell table:style-name="ce3" office:value-type="float" office:value="-12.474599592344">
            <text:p>-12.4745995923</text:p>
          </table:table-cell>
          <table:table-cell table:style-name="ce3" office:value-type="float" office:value="-4458.74642707902">
            <text:p>-4458.746427079</text:p>
          </table:table-cell>
          <table:table-cell table:style-name="ce3" office:value-type="float" office:value="316.571921600188">
            <text:p>316.5719216002</text:p>
          </table:table-cell>
          <table:table-cell table:style-name="ce3" office:value-type="float" office:value="-26555.0425361874">
            <text:p>-26555.0425361874</text:p>
          </table:table-cell>
          <table:table-cell table:style-name="ce3" office:value-type="float" office:value="26555042.5361874">
            <text:p>26555042.5361874</text:p>
          </table:table-cell>
          <table:table-cell table:style-name="ce3" office:value-type="float" office:value="132.5">
            <text:p>132.5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-51611.5760953164">
            <text:p>-51611.576095316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">
            <text:p>0.1</text:p>
          </table:table-cell>
          <table:table-cell table:number-columns-repeated="2" table:style-name="ce3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Liner-actin-Dropt-Noisr-Dropt-actin-Liner_1_1726069697.200308</text:p>
          </table:table-cell>
          <table:table-cell office:value-type="float" office:value="-17.1229453228816">
            <text:p>-17.1</text:p>
          </table:table-cell>
          <table:table-cell office:value-type="float" office:value="-1676.84442525978">
            <text:p>-1676.8</text:p>
          </table:table-cell>
          <table:table-cell office:value-type="float" office:value="-0.0167684442525978">
            <text:p>0.0</text:p>
          </table:table-cell>
          <table:table-cell office:value-type="float" office:value="-1676.84442525978">
            <text:p>-1676.8</text:p>
          </table:table-cell>
          <table:table-cell office:value-type="float" office:value="-1691.21136813022">
            <text:p>-1691.2</text:p>
          </table:table-cell>
          <table:table-cell table:number-columns-repeated="2" office:value-type="float" office:value="1">
            <text:p>1</text:p>
          </table:table-cell>
          <table:table-cell table:style-name="ce16" office:value-type="float" office:value="50">
            <text:p>50.00</text:p>
          </table:table-cell>
          <table:table-cell table:number-columns-repeated="3" office:value-type="float" office:value="624.330703510146">
            <text:p>624.3307035101</text:p>
          </table:table-cell>
          <table:table-cell table:number-columns-repeated="3" office:value-type="float" office:value="-2301.17512876993">
            <text:p>-2301.1751287699</text:p>
          </table:table-cell>
          <table:table-cell office:value-type="float" office:value="-838.422212629892">
            <text:p>-838.4222126299</text:p>
          </table:table-cell>
          <table:table-cell office:value-type="float" office:value="-398.521677251992">
            <text:p>-398.521677252</text:p>
          </table:table-cell>
          <table:table-cell office:value-type="float" office:value="398521.677251992">
            <text:p>398521.6772519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301.17512876993">
            <text:p>-2301.175128769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Liner-actin-Dropt-Noisr-Dropt-actin-Liner_1_1726070035.7099452</text:p>
          </table:table-cell>
          <table:table-cell office:value-type="float" office:value="4.07154401340466">
            <text:p>4.1</text:p>
          </table:table-cell>
          <table:table-cell table:number-columns-repeated="4" office:value-type="float" office:value="0">
            <text:p>0.0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0">
            <text:p>0.00</text:p>
          </table:table-cell>
          <table:table-cell table:number-columns-repeated="7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100000">
            <text:p>10000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Liner-actin-Dropt-Noisr-Dropt-actin-Liner_1_1726070370.410846</text:p>
          </table:table-cell>
          <table:table-cell office:value-type="float" office:value="-0.379189444942679">
            <text:p>-0.4</text:p>
          </table:table-cell>
          <table:table-cell table:number-columns-repeated="4" office:value-type="float" office:value="0">
            <text:p>0.0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0">
            <text:p>0.00</text:p>
          </table:table-cell>
          <table:table-cell table:number-columns-repeated="1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Liner-actin-Dropt-Noisr-Dropt-actin-Liner_1_1726070702.189279</text:p>
          </table:table-cell>
          <table:table-cell office:value-type="float" office:value="377.443959264398">
            <text:p>377.4</text:p>
          </table:table-cell>
          <table:table-cell office:value-type="float" office:value="37336.4231590331">
            <text:p>37336.4</text:p>
          </table:table-cell>
          <table:table-cell office:value-type="float" office:value="0.373364231590331">
            <text:p>0.4</text:p>
          </table:table-cell>
          <table:table-cell office:value-type="float" office:value="37336.4231590331">
            <text:p>37336.4</text:p>
          </table:table-cell>
          <table:table-cell office:value-type="float" office:value="34463.0458588971">
            <text:p>34463.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6" office:value-type="float" office:value="25">
            <text:p>25.00</text:p>
          </table:table-cell>
          <table:table-cell table:number-columns-repeated="3" office:value-type="float" office:value="44343.1557338306">
            <text:p>44343.1557338306</text:p>
          </table:table-cell>
          <table:table-cell office:value-type="float" office:value="-2335.57752493252">
            <text:p>-2335.5775249325</text:p>
          </table:table-cell>
          <table:table-cell office:value-type="float" office:value="-2160.46244830589">
            <text:p>-2160.4624483059</text:p>
          </table:table-cell>
          <table:table-cell office:value-type="float" office:value="-2596.03035800408">
            <text:p>-2596.0303580041</text:p>
          </table:table-cell>
          <table:table-cell office:value-type="float" office:value="9334.10578975827">
            <text:p>9334.1057897583</text:p>
          </table:table-cell>
          <table:table-cell office:value-type="float" office:value="-837.77419735639">
            <text:p>-837.7741973564</text:p>
          </table:table-cell>
          <table:table-cell office:value-type="float" office:value="837774.19735639">
            <text:p>837774.1973563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-7006.73257479756">
            <text:p>-7006.732574797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Liner-actin-Dropt-Noisr-Dropt-actin-Liner_1_1726071051.3585548</text:p>
          </table:table-cell>
          <table:table-cell office:value-type="float" office:value="-0.379189444942679">
            <text:p>-0.4</text:p>
          </table:table-cell>
          <table:table-cell table:number-columns-repeated="4" office:value-type="float" office:value="0">
            <text:p>0.0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0">
            <text:p>0.00</text:p>
          </table:table-cell>
          <table:table-cell table:number-columns-repeated="1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Liner-actin-Dropt-Noisr-Dropt-actin-Liner_1_1726071417.548034</text:p>
          </table:table-cell>
          <table:table-cell office:value-type="float" office:value="240.429907062819">
            <text:p>240.4</text:p>
          </table:table-cell>
          <table:table-cell office:value-type="float" office:value="23444.1156781667">
            <text:p>23444.1</text:p>
          </table:table-cell>
          <table:table-cell office:value-type="float" office:value="0.234441156781667">
            <text:p>0.2</text:p>
          </table:table-cell>
          <table:table-cell office:value-type="float" office:value="23444.1156781667">
            <text:p>23444.1</text:p>
          </table:table-cell>
          <table:table-cell office:value-type="float" office:value="22014.6276227472">
            <text:p>22014.6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style-name="ce16" office:value-type="float" office:value="31.7073170731707">
            <text:p>31.71</text:p>
          </table:table-cell>
          <table:table-cell office:value-type="float" office:value="5734.47682684002">
            <text:p>5734.47682684</text:p>
          </table:table-cell>
          <table:table-cell office:value-type="float" office:value="11498.8786295258">
            <text:p>11498.8786295258</text:p>
          </table:table-cell>
          <table:table-cell office:value-type="float" office:value="351.921450091584">
            <text:p>351.9214500916</text:p>
          </table:table-cell>
          <table:table-cell office:value-type="float" office:value="-1825.14582395549">
            <text:p>-1825.1458239555</text:p>
          </table:table-cell>
          <table:table-cell office:value-type="float" office:value="-59.9855456939695">
            <text:p>-59.985545694</text:p>
          </table:table-cell>
          <table:table-cell office:value-type="float" office:value="-3581.46557326886">
            <text:p>-3581.4655732689</text:p>
          </table:table-cell>
          <table:table-cell office:value-type="float" office:value="571.80769946748">
            <text:p>571.8076994675</text:p>
          </table:table-cell>
          <table:table-cell office:value-type="float" office:value="-8327.57168736553">
            <text:p>-8327.5716873655</text:p>
          </table:table-cell>
          <table:table-cell office:value-type="float" office:value="8327571.68736553">
            <text:p>8327571.68736553</text:p>
          </table:table-cell>
          <table:table-cell office:value-type="float" office:value="41.5">
            <text:p>41.5</text:p>
          </table:table-cell>
          <table:table-cell office:value-type="float" office:value="18">
            <text:p>18</text:p>
          </table:table-cell>
          <table:table-cell office:value-type="float" office:value="-46535.4366462613">
            <text:p>-46535.436646261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Liner-actin-Dropt-Noisr-Dropt-actin-Liner_1_1726071782.585985</text:p>
          </table:table-cell>
          <table:table-cell office:value-type="float" office:value="-159.520988466015">
            <text:p>-159.5</text:p>
          </table:table-cell>
          <table:table-cell office:value-type="float" office:value="-15978.7922098719">
            <text:p>-15978.8</text:p>
          </table:table-cell>
          <table:table-cell office:value-type="float" office:value="-0.159787922098719">
            <text:p>-0.2</text:p>
          </table:table-cell>
          <table:table-cell office:value-type="float" office:value="-15978.7922098719">
            <text:p>-15978.8</text:p>
          </table:table-cell>
          <table:table-cell office:value-type="float" office:value="-15335.394733922">
            <text:p>-15335.4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table:style-name="ce16" office:value-type="float" office:value="32.1428571428571">
            <text:p>32.14</text:p>
          </table:table-cell>
          <table:table-cell office:value-type="float" office:value="1241.5182674779">
            <text:p>1241.5182674779</text:p>
          </table:table-cell>
          <table:table-cell office:value-type="float" office:value="5602.31528123532">
            <text:p>5602.3152812353</text:p>
          </table:table-cell>
          <table:table-cell office:value-type="float" office:value="107.690672314653">
            <text:p>107.6906723147</text:p>
          </table:table-cell>
          <table:table-cell office:value-type="float" office:value="-1008.582132223">
            <text:p>-1008.582132223</text:p>
          </table:table-cell>
          <table:table-cell office:value-type="float" office:value="-34.4970788666833">
            <text:p>-34.4970788667</text:p>
          </table:table-cell>
          <table:table-cell office:value-type="float" office:value="-4080.83632982198">
            <text:p>-4080.836329822</text:p>
          </table:table-cell>
          <table:table-cell office:value-type="float" office:value="-285.335575176283">
            <text:p>-285.3355751763</text:p>
          </table:table-cell>
          <table:table-cell office:value-type="float" office:value="-11289.6108186087">
            <text:p>-11289.6108186087</text:p>
          </table:table-cell>
          <table:table-cell office:value-type="float" office:value="11289610.8186087">
            <text:p>11289610.8186087</text:p>
          </table:table-cell>
          <table:table-cell office:value-type="float" office:value="56.5">
            <text:p>56.5</text:p>
          </table:table-cell>
          <table:table-cell office:value-type="float" office:value="3">
            <text:p>3</text:p>
          </table:table-cell>
          <table:table-cell office:value-type="float" office:value="-9251.76547146549">
            <text:p>-9251.765471465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Liner-actin-Dropt-Noisr-Dropt-actin-Liner_1_1726072139.5162098</text:p>
          </table:table-cell>
          <table:table-cell office:value-type="float" office:value="-0.379189444942679">
            <text:p>-0.4</text:p>
          </table:table-cell>
          <table:table-cell table:number-columns-repeated="4" office:value-type="float" office:value="0">
            <text:p>0.0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0">
            <text:p>0.00</text:p>
          </table:table-cell>
          <table:table-cell table:number-columns-repeated="1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96:.D105])/COUNT([.D96:.D105])" office:value-type="float" office:value="104.506218831056">
            <text:p>104.5</text:p>
          </table:table-cell>
          <table:table-cell table:style-name="ce8" table:formula="of:=SUM([.E96:.E105])/COUNT([.E96:.E105])" office:value-type="float" office:value="10164.5590701329">
            <text:p>10164.6</text:p>
          </table:table-cell>
          <table:table-cell table:style-name="ce8" table:formula="of:=SUM([.F96:.F105])/COUNT([.F96:.F105])" office:value-type="float" office:value="0.101645590701329">
            <text:p>0.1</text:p>
          </table:table-cell>
          <table:table-cell table:style-name="ce8" table:formula="of:=SUM([.G96:.G105])/COUNT([.G96:.G105])" office:value-type="float" office:value="10164.5590701329">
            <text:p>10164.6</text:p>
          </table:table-cell>
          <table:table-cell table:style-name="ce8" table:formula="of:=SUM([.H96:.H105])/COUNT([.H96:.H105])" office:value-type="float" office:value="9754.09602928626">
            <text:p>9754.1</text:p>
          </table:table-cell>
          <table:table-cell table:style-name="ce12" table:formula="of:=SUM([.I96:.I105])/COUNT([.I96:.I105])" office:value-type="float" office:value="11.4">
            <text:p>11</text:p>
          </table:table-cell>
          <table:table-cell table:style-name="ce12" table:formula="of:=SUM([.J96:.J105])/COUNT([.J96:.J105])" office:value-type="float" office:value="16.4">
            <text:p>16</text:p>
          </table:table-cell>
          <table:table-cell table:style-name="ce17" table:formula="of:=SUM([.K96:.K105])/COUNT([.K96:.K105])" office:value-type="float" office:value="22.373389514626">
            <text:p>22.37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specm-actin-Dropt-specm-Dropt-actin-Liner_1_1726097613.836176</text:p>
          </table:table-cell>
          <table:table-cell office:value-type="float" office:value="-180.885242511719">
            <text:p>-180.9</text:p>
          </table:table-cell>
          <table:table-cell office:value-type="float" office:value="-18313.1845508331">
            <text:p>-18313.2</text:p>
          </table:table-cell>
          <table:table-cell office:value-type="float" office:value="-0.183131845508331">
            <text:p>-0.2</text:p>
          </table:table-cell>
          <table:table-cell office:value-type="float" office:value="-18313.1845508331">
            <text:p>-18313.2</text:p>
          </table:table-cell>
          <table:table-cell office:value-type="float" office:value="-18131.2882470517">
            <text:p>-18131.3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style-name="ce16" office:value-type="float" office:value="48.4375">
            <text:p>48.44</text:p>
          </table:table-cell>
          <table:table-cell office:value-type="float" office:value="1721.1009992096">
            <text:p>1721.1009992096</text:p>
          </table:table-cell>
          <table:table-cell office:value-type="float" office:value="5120.90074192056">
            <text:p>5120.9007419206</text:p>
          </table:table-cell>
          <table:table-cell office:value-type="float" office:value="34.1603757249832">
            <text:p>34.160375725</text:p>
          </table:table-cell>
          <table:table-cell office:value-type="float" office:value="-2171.73683413123">
            <text:p>-2171.7368341312</text:p>
          </table:table-cell>
          <table:table-cell office:value-type="float" office:value="-95.7542499999981">
            <text:p>-95.75425</text:p>
          </table:table-cell>
          <table:table-cell office:value-type="float" office:value="-4113.56034496488">
            <text:p>-4113.5603449649</text:p>
          </table:table-cell>
          <table:table-cell office:value-type="float" office:value="-286.143508606767">
            <text:p>-286.1435086068</text:p>
          </table:table-cell>
          <table:table-cell office:value-type="float" office:value="-12888.0748903395">
            <text:p>-12888.0748903395</text:p>
          </table:table-cell>
          <table:table-cell office:value-type="float" office:value="12888074.8903395">
            <text:p>12888074.8903395</text:p>
          </table:table-cell>
          <table:table-cell office:value-type="float" office:value="64.5">
            <text:p>64.5</text:p>
          </table:table-cell>
          <table:table-cell office:value-type="float" office:value="25">
            <text:p>25</text:p>
          </table:table-cell>
          <table:table-cell office:value-type="float" office:value="-64662.628641693">
            <text:p>-64662.62864169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specm-actin-Dropt-specm-Dropt-actin-Liner_1_1726098345.743359</text:p>
          </table:table-cell>
          <table:table-cell office:value-type="float" office:value="445.341026173185">
            <text:p>445.3</text:p>
          </table:table-cell>
          <table:table-cell office:value-type="float" office:value="43900.5206023029">
            <text:p>43900.5</text:p>
          </table:table-cell>
          <table:table-cell office:value-type="float" office:value="0.439005206023029">
            <text:p>0.4</text:p>
          </table:table-cell>
          <table:table-cell office:value-type="float" office:value="43900.5206023029">
            <text:p>43900.5</text:p>
          </table:table-cell>
          <table:table-cell office:value-type="float" office:value="33682.6007757805">
            <text:p>33682.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16" office:value-type="float" office:value="20">
            <text:p>20.00</text:p>
          </table:table-cell>
          <table:table-cell office:value-type="float" office:value="33985.5635662072">
            <text:p>33985.5635662072</text:p>
          </table:table-cell>
          <table:table-cell office:value-type="float" office:value="63514.617544694">
            <text:p>63514.617544694</text:p>
          </table:table-cell>
          <table:table-cell office:value-type="float" office:value="4456.50958772043">
            <text:p>4456.5095877204</text:p>
          </table:table-cell>
          <table:table-cell office:value-type="float" office:value="-3008.82581626394">
            <text:p>-3008.8258162639</text:p>
          </table:table-cell>
          <table:table-cell office:value-type="float" office:value="-1187.74904314881">
            <text:p>-1187.7490431488</text:p>
          </table:table-cell>
          <table:table-cell office:value-type="float" office:value="-5414.78503987784">
            <text:p>-5414.7850398778</text:p>
          </table:table-cell>
          <table:table-cell office:value-type="float" office:value="4390.05206023029">
            <text:p>4390.0520602303</text:p>
          </table:table-cell>
          <table:table-cell office:value-type="float" office:value="-2144.94546606837">
            <text:p>-2144.9454660684</text:p>
          </table:table-cell>
          <table:table-cell office:value-type="float" office:value="2144945.46606837">
            <text:p>2144945.46606837</text:p>
          </table:table-cell>
          <table:table-cell office:value-type="float" office:value="10.5">
            <text:p>10.5</text:p>
          </table:table-cell>
          <table:table-cell office:value-type="float" office:value="6">
            <text:p>6</text:p>
          </table:table-cell>
          <table:table-cell office:value-type="float" office:value="-18769.8752179098">
            <text:p>-18769.875217909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specm-actin-Dropt-specm-Dropt-actin-Liner_1_1726099111.073875</text:p>
          </table:table-cell>
          <table:table-cell office:value-type="float" office:value="-7.44845400901609">
            <text:p>-7.4</text:p>
          </table:table-cell>
          <table:table-cell office:value-type="float" office:value="-687.588337681256">
            <text:p>-687.6</text:p>
          </table:table-cell>
          <table:table-cell office:value-type="float" office:value="-0.00687588337681256">
            <text:p>0.0</text:p>
          </table:table-cell>
          <table:table-cell office:value-type="float" office:value="-687.588337681256">
            <text:p>-687.6</text:p>
          </table:table-cell>
          <table:table-cell office:value-type="float" office:value="-693.403016199279">
            <text:p>-693.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6" office:value-type="float" office:value="28.5714285714286">
            <text:p>28.57</text:p>
          </table:table-cell>
          <table:table-cell office:value-type="float" office:value="497.046152185314">
            <text:p>497.0461521853</text:p>
          </table:table-cell>
          <table:table-cell office:value-type="float" office:value="915.830927253934">
            <text:p>915.8309272539</text:p>
          </table:table-cell>
          <table:table-cell office:value-type="float" office:value="78.2613771166943">
            <text:p>78.2613771167</text:p>
          </table:table-cell>
          <table:table-cell office:value-type="float" office:value="-336.336128410377">
            <text:p>-336.3361284104</text:p>
          </table:table-cell>
          <table:table-cell office:value-type="float" office:value="-78.8125535390427">
            <text:p>-78.812553539</text:p>
          </table:table-cell>
          <table:table-cell office:value-type="float" office:value="-698.508578197056">
            <text:p>-698.5085781971</text:p>
          </table:table-cell>
          <table:table-cell office:value-type="float" office:value="-98.2269053830366">
            <text:p>-98.226905383</text:p>
          </table:table-cell>
          <table:table-cell office:value-type="float" office:value="-1400.01242408641">
            <text:p>-1400.0124240864</text:p>
          </table:table-cell>
          <table:table-cell office:value-type="float" office:value="1400012.42408641">
            <text:p>1400012.4240864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specm-actin-Dropt-specm-Dropt-actin-Liner_1_1726099861.734081</text:p>
          </table:table-cell>
          <table:table-cell office:value-type="float" office:value="95.4254219441453">
            <text:p>95.4</text:p>
          </table:table-cell>
          <table:table-cell office:value-type="float" office:value="9416.00379904354">
            <text:p>9416.0</text:p>
          </table:table-cell>
          <table:table-cell office:value-type="float" office:value="0.0941600379904354">
            <text:p>0.1</text:p>
          </table:table-cell>
          <table:table-cell office:value-type="float" office:value="9416.00379904354">
            <text:p>9416.0</text:p>
          </table:table-cell>
          <table:table-cell office:value-type="float" office:value="9391.25761291788">
            <text:p>9391.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16" office:value-type="float" office:value="66.6666666666667">
            <text:p>66.67</text:p>
          </table:table-cell>
          <table:table-cell office:value-type="float" office:value="2752.77463607013">
            <text:p>2752.7746360701</text:p>
          </table:table-cell>
          <table:table-cell office:value-type="float" office:value="6009.06040511829">
            <text:p>6009.0604051183</text:p>
          </table:table-cell>
          <table:table-cell office:value-type="float" office:value="628.645367514968">
            <text:p>628.645367515</text:p>
          </table:table-cell>
          <table:table-cell office:value-type="float" office:value="-2366.88133912574">
            <text:p>-2366.8813391257</text:p>
          </table:table-cell>
          <table:table-cell office:value-type="float" office:value="-2183.26246742712">
            <text:p>-2183.2624674271</text:p>
          </table:table-cell>
          <table:table-cell office:value-type="float" office:value="-2612.0294259576">
            <text:p>-2612.0294259576</text:p>
          </table:table-cell>
          <table:table-cell office:value-type="float" office:value="1046.22264433817">
            <text:p>1046.2226443382</text:p>
          </table:table-cell>
          <table:table-cell office:value-type="float" office:value="-1810.32633012917">
            <text:p>-1810.3263301292</text:p>
          </table:table-cell>
          <table:table-cell office:value-type="float" office:value="1810326.33012917">
            <text:p>1810326.3301291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-4795.29189338473">
            <text:p>-4795.291893384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" office:value-type="string">
            <text:p>data_2017_to_2023vs2024_1h_1d_only_price_percent_day_of_week_none_1h_1h|1d_32_1_1_0.004_20</text:p>
          </table:table-cell>
          <table:table-cell table:style-name="ce3" office:value-type="string">
            <text:p>trade_all_1.0_3_-0.1%_0_0.02</text:p>
          </table:table-cell>
          <table:table-cell table:style-name="ce3" office:value-type="string">
            <text:p>rl_reppo-custom_combo_all_0.0001_20000_512_1000000_0.99_RMSprop_CELU_512|64_Batcd-specm-actin-Dropt-specm-Dropt-actin-Liner_1_1726100586.8970199</text:p>
          </table:table-cell>
          <table:table-cell table:style-name="ce9" office:value-type="float" office:value="447.082608746023">
            <text:p>447.1</text:p>
          </table:table-cell>
          <table:table-cell table:style-name="ce9" office:value-type="float" office:value="44120.0781426058">
            <text:p>44120.1</text:p>
          </table:table-cell>
          <table:table-cell table:style-name="ce9" office:value-type="float" office:value="0.441200781426058">
            <text:p>0.4</text:p>
          </table:table-cell>
          <table:table-cell table:style-name="ce9" office:value-type="float" office:value="44120.0781426058">
            <text:p>44120.1</text:p>
          </table:table-cell>
          <table:table-cell table:style-name="ce9" office:value-type="float" office:value="51829.623119098">
            <text:p>51829.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1">
            <text:p>11</text:p>
          </table:table-cell>
          <table:table-cell table:style-name="ce19" office:value-type="float" office:value="60.7142857142857">
            <text:p>60.71</text:p>
          </table:table-cell>
          <table:table-cell table:style-name="ce25" office:value-type="float" office:value="3966.5009818629">
            <text:p>3966.5009818629</text:p>
          </table:table-cell>
          <table:table-cell table:style-name="ce3" office:value-type="float" office:value="9826.91074136562">
            <text:p>9826.9107413656</text:p>
          </table:table-cell>
          <table:table-cell table:style-name="ce3" office:value-type="float" office:value="343.639484342028">
            <text:p>343.639484342</text:p>
          </table:table-cell>
          <table:table-cell table:style-name="ce3" office:value-type="float" office:value="-2119.13077718759">
            <text:p>-2119.1307771876</text:p>
          </table:table-cell>
          <table:table-cell table:style-name="ce3" office:value-type="float" office:value="-117.994647659376">
            <text:p>-117.9946476594</text:p>
          </table:table-cell>
          <table:table-cell table:style-name="ce3" office:value-type="float" office:value="-4112.98226905296">
            <text:p>-4112.982269053</text:p>
          </table:table-cell>
          <table:table-cell table:style-name="ce3" office:value-type="float" office:value="1575.71707652164">
            <text:p>1575.7170765216</text:p>
          </table:table-cell>
          <table:table-cell table:style-name="ce3" office:value-type="float" office:value="-5646.96704518779">
            <text:p>-5646.9670451878</text:p>
          </table:table-cell>
          <table:table-cell table:style-name="ce3" office:value-type="float" office:value="5646967.04518779">
            <text:p>5646967.04518779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-20139.3157716608">
            <text:p>-20139.3157716608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">
            <text:p>0.1</text:p>
          </table:table-cell>
          <table:table-cell table:number-columns-repeated="2" table:style-name="ce3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specm-actin-Dropt-specm-Dropt-actin-Liner_1_1726101340.039995</text:p>
          </table:table-cell>
          <table:table-cell office:value-type="float" office:value="91.0238828912414">
            <text:p>91.0</text:p>
          </table:table-cell>
          <table:table-cell office:value-type="float" office:value="9047.68153631914">
            <text:p>9047.7</text:p>
          </table:table-cell>
          <table:table-cell office:value-type="float" office:value="0.0904768153631914">
            <text:p>0.1</text:p>
          </table:table-cell>
          <table:table-cell office:value-type="float" office:value="9047.68153631914">
            <text:p>9047.7</text:p>
          </table:table-cell>
          <table:table-cell office:value-type="float" office:value="9133.76048194749">
            <text:p>9133.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6" office:value-type="float" office:value="66.6666666666667">
            <text:p>66.67</text:p>
          </table:table-cell>
          <table:table-cell office:value-type="float" office:value="5204.18116613998">
            <text:p>5204.18116614</text:p>
          </table:table-cell>
          <table:table-cell office:value-type="float" office:value="7203.94177738957">
            <text:p>7203.9417773896</text:p>
          </table:table-cell>
          <table:table-cell office:value-type="float" office:value="3204.42055489038">
            <text:p>3204.4205548904</text:p>
          </table:table-cell>
          <table:table-cell table:number-columns-repeated="3" office:value-type="float" office:value="-1360.68079596081">
            <text:p>-1360.6807959608</text:p>
          </table:table-cell>
          <table:table-cell office:value-type="float" office:value="3015.89384543971">
            <text:p>3015.8938454397</text:p>
          </table:table-cell>
          <table:table-cell office:value-type="float" office:value="-609.357038574894">
            <text:p>-609.3570385749</text:p>
          </table:table-cell>
          <table:table-cell office:value-type="float" office:value="609357.038574894">
            <text:p>609357.03857489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specm-actin-Dropt-specm-Dropt-actin-Liner_1_1726102122.436901</text:p>
          </table:table-cell>
          <table:table-cell office:value-type="float" office:value="165.748953060769">
            <text:p>165.7</text:p>
          </table:table-cell>
          <table:table-cell office:value-type="float" office:value="16345.1898484186">
            <text:p>16345.2</text:p>
          </table:table-cell>
          <table:table-cell office:value-type="float" office:value="0.163451898484186">
            <text:p>0.2</text:p>
          </table:table-cell>
          <table:table-cell office:value-type="float" office:value="16345.1898484186">
            <text:p>16345.2</text:p>
          </table:table-cell>
          <table:table-cell office:value-type="float" office:value="16475.3866286325">
            <text:p>16475.4</text:p>
          </table:table-cell>
          <table:table-cell table:number-columns-repeated="2" office:value-type="float" office:value="8">
            <text:p>8</text:p>
          </table:table-cell>
          <table:table-cell table:style-name="ce16" office:value-type="float" office:value="50">
            <text:p>50.00</text:p>
          </table:table-cell>
          <table:table-cell office:value-type="float" office:value="4133.86577657669">
            <text:p>4133.8657765767</text:p>
          </table:table-cell>
          <table:table-cell office:value-type="float" office:value="8978.85165482185">
            <text:p>8978.8516548219</text:p>
          </table:table-cell>
          <table:table-cell office:value-type="float" office:value="1553.69936685152">
            <text:p>1553.6993668515</text:p>
          </table:table-cell>
          <table:table-cell office:value-type="float" office:value="-2090.71704552436">
            <text:p>-2090.7170455244</text:p>
          </table:table-cell>
          <table:table-cell office:value-type="float" office:value="-175.916203567307">
            <text:p>-175.9162035673</text:p>
          </table:table-cell>
          <table:table-cell office:value-type="float" office:value="-3662.31925014885">
            <text:p>-3662.3192501489</text:p>
          </table:table-cell>
          <table:table-cell office:value-type="float" office:value="1021.57436552616">
            <text:p>1021.5743655262</text:p>
          </table:table-cell>
          <table:table-cell office:value-type="float" office:value="-3217.96315300142">
            <text:p>-3217.9631530014</text:p>
          </table:table-cell>
          <table:table-cell office:value-type="float" office:value="3217963.15300142">
            <text:p>3217963.1530014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-13971.0961127968">
            <text:p>-13971.096112796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specm-actin-Dropt-specm-Dropt-actin-Liner_1_1726102868.5783098</text:p>
          </table:table-cell>
          <table:table-cell office:value-type="float" office:value="-6.26687163001831">
            <text:p>-6.3</text:p>
          </table:table-cell>
          <table:table-cell office:value-type="float" office:value="-585.630885981009">
            <text:p>-585.6</text:p>
          </table:table-cell>
          <table:table-cell office:value-type="float" office:value="-0.00585630885981009">
            <text:p>0.0</text:p>
          </table:table-cell>
          <table:table-cell office:value-type="float" office:value="-585.630885981009">
            <text:p>-585.6</text:p>
          </table:table-cell>
          <table:table-cell office:value-type="float" office:value="-585.630885981003">
            <text:p>-585.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6" office:value-type="float" office:value="0">
            <text:p>0.00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-585.630885981009">
            <text:p>-585.630885981</text:p>
          </table:table-cell>
          <table:table-cell office:value-type="float" office:value="-199.513882997016">
            <text:p>-199.513882997</text:p>
          </table:table-cell>
          <table:table-cell office:value-type="float" office:value="199513.882997016">
            <text:p>199513.8829970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specm-actin-Dropt-specm-Dropt-actin-Liner_1_1726103642.971755</text:p>
          </table:table-cell>
          <table:table-cell office:value-type="float" office:value="85.1516679486313">
            <text:p>85.2</text:p>
          </table:table-cell>
          <table:table-cell office:value-type="float" office:value="8436.82457618916">
            <text:p>8436.8</text:p>
          </table:table-cell>
          <table:table-cell office:value-type="float" office:value="0.0843682457618916">
            <text:p>0.1</text:p>
          </table:table-cell>
          <table:table-cell office:value-type="float" office:value="8436.82457618916">
            <text:p>8436.8</text:p>
          </table:table-cell>
          <table:table-cell office:value-type="float" office:value="8077.92079897713">
            <text:p>8077.9</text:p>
          </table:table-cell>
          <table:table-cell table:number-columns-repeated="2" office:value-type="float" office:value="2">
            <text:p>2</text:p>
          </table:table-cell>
          <table:table-cell table:style-name="ce16" office:value-type="float" office:value="50">
            <text:p>50.00</text:p>
          </table:table-cell>
          <table:table-cell office:value-type="float" office:value="5986.46494674063">
            <text:p>5986.4649467406</text:p>
          </table:table-cell>
          <table:table-cell office:value-type="float" office:value="11660.4164827059">
            <text:p>11660.4164827059</text:p>
          </table:table-cell>
          <table:table-cell office:value-type="float" office:value="312.513410775355">
            <text:p>312.5134107754</text:p>
          </table:table-cell>
          <table:table-cell office:value-type="float" office:value="-1768.05265864605">
            <text:p>-1768.0526586461</text:p>
          </table:table-cell>
          <table:table-cell office:value-type="float" office:value="-1055.04035891601">
            <text:p>-1055.040358916</text:p>
          </table:table-cell>
          <table:table-cell office:value-type="float" office:value="-2481.06495837608">
            <text:p>-2481.0649583761</text:p>
          </table:table-cell>
          <table:table-cell office:value-type="float" office:value="2109.20614404729">
            <text:p>2109.2061440473</text:p>
          </table:table-cell>
          <table:table-cell office:value-type="float" office:value="-808.845670246436">
            <text:p>-808.8456702464</text:p>
          </table:table-cell>
          <table:table-cell office:value-type="float" office:value="808845.670246436">
            <text:p>808845.6702464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2481.06495837608">
            <text:p>-2481.064958376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reppo-custom_combo_all_0.0001_20000_512_1000000_0.99_RMSprop_CELU_512|64_Batcd-specm-actin-Dropt-specm-Dropt-actin-Liner_1_1726104399.9721391</text:p>
          </table:table-cell>
          <table:table-cell office:value-type="float" office:value="-0.379189444942679">
            <text:p>-0.4</text:p>
          </table:table-cell>
          <table:table-cell table:number-columns-repeated="4" office:value-type="float" office:value="0">
            <text:p>0.0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0">
            <text:p>0.00</text:p>
          </table:table-cell>
          <table:table-cell table:number-columns-repeated="1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107:.D116])/COUNT([.D107:.D116])" office:value-type="float" office:value="113.47938031683">
            <text:p>113.5</text:p>
          </table:table-cell>
          <table:table-cell table:style-name="ce8" table:formula="of:=SUM([.E107:.E116])/COUNT([.E107:.E116])" office:value-type="float" office:value="11167.9894730384">
            <text:p>11168.0</text:p>
          </table:table-cell>
          <table:table-cell table:style-name="ce8" table:formula="of:=SUM([.F107:.F116])/COUNT([.F107:.F116])" office:value-type="float" office:value="0.111679894730384">
            <text:p>0.1</text:p>
          </table:table-cell>
          <table:table-cell table:style-name="ce8" table:formula="of:=SUM([.G107:.G116])/COUNT([.G107:.G116])" office:value-type="float" office:value="11167.9894730384">
            <text:p>11168.0</text:p>
          </table:table-cell>
          <table:table-cell table:style-name="ce8" table:formula="of:=SUM([.H107:.H116])/COUNT([.H107:.H116])" office:value-type="float" office:value="10918.0227268121">
            <text:p>10918.0</text:p>
          </table:table-cell>
          <table:table-cell table:style-name="ce12" table:formula="of:=SUM([.I107:.I116])/COUNT([.I107:.I116])" office:value-type="float" office:value="7">
            <text:p>7</text:p>
          </table:table-cell>
          <table:table-cell table:style-name="ce12" table:formula="of:=SUM([.J107:.J116])/COUNT([.J107:.J116])" office:value-type="float" office:value="7.2">
            <text:p>7</text:p>
          </table:table-cell>
          <table:table-cell table:style-name="ce17" table:formula="of:=SUM([.K107:.K116])/COUNT([.K107:.K116])" office:value-type="float" office:value="39.1056547619048">
            <text:p>39.11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table:style-name="ce4" table:number-columns-repeated="3"/>
          <table:table-cell table:style-name="ce10" table:number-columns-repeated="5"/>
          <table:table-cell table:style-name="ce13" table:number-columns-repeated="2"/>
          <table:table-cell table:style-name="ce20"/>
          <table:table-cell table:style-name="ce26"/>
          <table:table-cell table:style-name="ce4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6"/>
          <table:table-cell table:number-columns-repeated="1013"/>
        </table:table-row>
        <table:table-row table:style-name="ro1">
          <table:table-cell table:style-name="ce3" office:value-type="string">
            <text:p>data_2017_to_2023vs2024_1h_1d_only_price_percent_day_of_week_none_1h_1h|1d_32_1_1_0.004_20</text:p>
          </table:table-cell>
          <table:table-cell table:style-name="ce3" office:value-type="string">
            <text:p>trade_all_1.0_3_-0.1%_0_0.02</text:p>
          </table:table-cell>
          <table:table-cell table:style-name="ce3" office:value-type="string">
            <text:p>rl_trpo-custom_combo_all_0.0001_20000_512_1000000_0.99_RMSprop_CELU_512|128|32_Liner-actin-Liner-actin-Liner-actin-Liner_1_1726092696.058785</text:p>
          </table:table-cell>
          <table:table-cell table:style-name="ce9" office:value-type="float" office:value="506.597781505449">
            <text:p>506.6</text:p>
          </table:table-cell>
          <table:table-cell table:style-name="ce9" office:value-type="float" office:value="49798.6200420033">
            <text:p>49798.6</text:p>
          </table:table-cell>
          <table:table-cell table:style-name="ce9" office:value-type="float" office:value="0.497986200420033">
            <text:p>0.5</text:p>
          </table:table-cell>
          <table:table-cell table:style-name="ce9" office:value-type="float" office:value="49798.6200420033">
            <text:p>49798.6</text:p>
          </table:table-cell>
          <table:table-cell table:style-name="ce9" office:value-type="float" office:value="59103.7134329704">
            <text:p>59103.7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30">
            <text:p>30</text:p>
          </table:table-cell>
          <table:table-cell table:style-name="ce19" office:value-type="float" office:value="58.9041095890411">
            <text:p>58.90</text:p>
          </table:table-cell>
          <table:table-cell table:style-name="ce25" office:value-type="float" office:value="2357.94001078548">
            <text:p>2357.9400107855</text:p>
          </table:table-cell>
          <table:table-cell table:style-name="ce3" office:value-type="float" office:value="9756.35913775725">
            <text:p>9756.3591377573</text:p>
          </table:table-cell>
          <table:table-cell table:style-name="ce3" office:value-type="float" office:value="11.4106345452601">
            <text:p>11.4106345453</text:p>
          </table:table-cell>
          <table:table-cell table:style-name="ce3" office:value-type="float" office:value="-1719.76001405907">
            <text:p>-1719.7600140591</text:p>
          </table:table-cell>
          <table:table-cell table:style-name="ce3" office:value-type="float" office:value="-42.3544405411812">
            <text:p>-42.3544405412</text:p>
          </table:table-cell>
          <table:table-cell table:style-name="ce3" office:value-type="float" office:value="-4107.70149305371">
            <text:p>-4107.7014930537</text:p>
          </table:table-cell>
          <table:table-cell table:style-name="ce3" office:value-type="float" office:value="682.172877287716">
            <text:p>682.1728772877</text:p>
          </table:table-cell>
          <table:table-cell table:style-name="ce3" office:value-type="float" office:value="-14657.1557758178">
            <text:p>-14657.1557758178</text:p>
          </table:table-cell>
          <table:table-cell table:style-name="ce3" office:value-type="float" office:value="14657155.7758178">
            <text:p>14657155.7758178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-33499.7874720225">
            <text:p>-33499.7874720225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">
            <text:p>0.1</text:p>
          </table:table-cell>
          <table:table-cell table:number-columns-repeated="2" table:style-name="ce3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0.001">
            <text:p>0.00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3"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128|32_Liner-actin-Liner-actin-Liner-actin-Liner_1_1726092846.87693</text:p>
          </table:table-cell>
          <table:table-cell office:value-type="float" office:value="-27.9667593204581">
            <text:p>-28.0</text:p>
          </table:table-cell>
          <table:table-cell office:value-type="float" office:value="-2906.10509954029">
            <text:p>-2906.1</text:p>
          </table:table-cell>
          <table:table-cell office:value-type="float" office:value="-0.0290610509954029">
            <text:p>0.0</text:p>
          </table:table-cell>
          <table:table-cell office:value-type="float" office:value="-2906.10509954029">
            <text:p>-2906.1</text:p>
          </table:table-cell>
          <table:table-cell office:value-type="float" office:value="-3689.50572856619">
            <text:p>-3689.5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table:style-name="ce16" office:value-type="float" office:value="44.4444444444444">
            <text:p>44.44</text:p>
          </table:table-cell>
          <table:table-cell office:value-type="float" office:value="897.374825288108">
            <text:p>897.3748252881</text:p>
          </table:table-cell>
          <table:table-cell office:value-type="float" office:value="6819.85021119365">
            <text:p>6819.8502111937</text:p>
          </table:table-cell>
          <table:table-cell office:value-type="float" office:value="3.18194492328621">
            <text:p>3.1819449233</text:p>
          </table:table-cell>
          <table:table-cell office:value-type="float" office:value="-762.609169454183">
            <text:p>-762.6091694542</text:p>
          </table:table-cell>
          <table:table-cell office:value-type="float" office:value="-2.29925094023929">
            <text:p>-2.2992509402</text:p>
          </table:table-cell>
          <table:table-cell office:value-type="float" office:value="-2666.11651936229">
            <text:p>-2666.1165193623</text:p>
          </table:table-cell>
          <table:table-cell office:value-type="float" office:value="-24.838505124276">
            <text:p>-24.8385051243</text:p>
          </table:table-cell>
          <table:table-cell office:value-type="float" office:value="-23408.8026975981">
            <text:p>-23408.8026975981</text:p>
          </table:table-cell>
          <table:table-cell office:value-type="float" office:value="23408802.6975981">
            <text:p>23408802.6975981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-7140.00843265634">
            <text:p>-7140.008432656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128|32_Liner-actin-Liner-actin-Liner-actin-Liner_1_1726092996.283575</text:p>
          </table:table-cell>
          <table:table-cell office:value-type="float" office:value="133.519268995301">
            <text:p>133.5</text:p>
          </table:table-cell>
          <table:table-cell office:value-type="float" office:value="12950.7901438618">
            <text:p>12950.8</text:p>
          </table:table-cell>
          <table:table-cell office:value-type="float" office:value="0.129507901438618">
            <text:p>0.1</text:p>
          </table:table-cell>
          <table:table-cell office:value-type="float" office:value="12950.7901438618">
            <text:p>12950.8</text:p>
          </table:table-cell>
          <table:table-cell office:value-type="float" office:value="10481.7457286287">
            <text:p>10481.7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16" office:value-type="float" office:value="46.551724137931">
            <text:p>46.55</text:p>
          </table:table-cell>
          <table:table-cell office:value-type="float" office:value="2258.54750721979">
            <text:p>2258.5475072198</text:p>
          </table:table-cell>
          <table:table-cell office:value-type="float" office:value="18829.5948729124">
            <text:p>18829.5948729124</text:p>
          </table:table-cell>
          <table:table-cell office:value-type="float" office:value="2.78586541376717">
            <text:p>2.7858654138</text:p>
          </table:table-cell>
          <table:table-cell office:value-type="float" office:value="-1549.35459842169">
            <text:p>-1549.3545984217</text:p>
          </table:table-cell>
          <table:table-cell office:value-type="float" office:value="-23.8131606908864">
            <text:p>-23.8131606909</text:p>
          </table:table-cell>
          <table:table-cell office:value-type="float" office:value="-4458.74642707902">
            <text:p>-4458.746427079</text:p>
          </table:table-cell>
          <table:table-cell office:value-type="float" office:value="223.289485238996">
            <text:p>223.289485239</text:p>
          </table:table-cell>
          <table:table-cell office:value-type="float" office:value="-11618.7695597036">
            <text:p>-11618.7695597036</text:p>
          </table:table-cell>
          <table:table-cell office:value-type="float" office:value="11618769.5597036">
            <text:p>11618769.5597036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-34875.1158448591">
            <text:p>-34875.115844859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128|32_Liner-actin-Liner-actin-Liner-actin-Liner_1_1726093151.5638</text:p>
          </table:table-cell>
          <table:table-cell office:value-type="float" office:value="-12.9702867898339">
            <text:p>-13.0</text:p>
          </table:table-cell>
          <table:table-cell office:value-type="float" office:value="-1452.07096295754">
            <text:p>-1452.1</text:p>
          </table:table-cell>
          <table:table-cell office:value-type="float" office:value="-0.0145207096295754">
            <text:p>0.0</text:p>
          </table:table-cell>
          <table:table-cell office:value-type="float" office:value="-1452.07096295754">
            <text:p>-1452.1</text:p>
          </table:table-cell>
          <table:table-cell office:value-type="float" office:value="-2914.64740178566">
            <text:p>-2914.6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style-name="ce16" office:value-type="float" office:value="40">
            <text:p>40.00</text:p>
          </table:table-cell>
          <table:table-cell office:value-type="float" office:value="1945.21582043491">
            <text:p>1945.2158204349</text:p>
          </table:table-cell>
          <table:table-cell office:value-type="float" office:value="9869.23369960762">
            <text:p>9869.2336996076</text:p>
          </table:table-cell>
          <table:table-cell office:value-type="float" office:value="49.2967174174992">
            <text:p>49.2967174175</text:p>
          </table:table-cell>
          <table:table-cell office:value-type="float" office:value="-1337.1458514832">
            <text:p>-1337.1458514832</text:p>
          </table:table-cell>
          <table:table-cell office:value-type="float" office:value="-27.2902996408811">
            <text:p>-27.2902996409</text:p>
          </table:table-cell>
          <table:table-cell office:value-type="float" office:value="-4092.49792200471">
            <text:p>-4092.4979220047</text:p>
          </table:table-cell>
          <table:table-cell office:value-type="float" office:value="-24.2011827159591">
            <text:p>-24.201182716</text:p>
          </table:table-cell>
          <table:table-cell office:value-type="float" office:value="-12004.5524815186">
            <text:p>-12004.5524815186</text:p>
          </table:table-cell>
          <table:table-cell office:value-type="float" office:value="12004552.4815186">
            <text:p>12004552.4815186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-28719.0539358978">
            <text:p>-28719.053935897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128|32_Liner-actin-Liner-actin-Liner-actin-Liner_1_1726093304.69436</text:p>
          </table:table-cell>
          <table:table-cell office:value-type="float" office:value="-4.79213443954518">
            <text:p>-4.8</text:p>
          </table:table-cell>
          <table:table-cell office:value-type="float" office:value="-657.468869393473">
            <text:p>-657.5</text:p>
          </table:table-cell>
          <table:table-cell office:value-type="float" office:value="-0.00657468869393473">
            <text:p>0.0</text:p>
          </table:table-cell>
          <table:table-cell office:value-type="float" office:value="-657.468869393473">
            <text:p>-657.5</text:p>
          </table:table-cell>
          <table:table-cell office:value-type="float" office:value="-1921.82193592948">
            <text:p>-1921.8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style-name="ce16" office:value-type="float" office:value="41.0714285714286">
            <text:p>41.07</text:p>
          </table:table-cell>
          <table:table-cell office:value-type="float" office:value="1647.23735670468">
            <text:p>1647.2373567047</text:p>
          </table:table-cell>
          <table:table-cell office:value-type="float" office:value="9833.29148270175">
            <text:p>9833.2914827018</text:p>
          </table:table-cell>
          <table:table-cell office:value-type="float" office:value="47.1458553709235">
            <text:p>47.1458553709</text:p>
          </table:table-cell>
          <table:table-cell office:value-type="float" office:value="-1167.99782041216">
            <text:p>-1167.9978204122</text:p>
          </table:table-cell>
          <table:table-cell office:value-type="float" office:value="-31.7834819373529">
            <text:p>-31.7834819374</text:p>
          </table:table-cell>
          <table:table-cell office:value-type="float" office:value="-4049.25120308658">
            <text:p>-4049.2512030866</text:p>
          </table:table-cell>
          <table:table-cell office:value-type="float" office:value="-11.7405155248834">
            <text:p>-11.7405155249</text:p>
          </table:table-cell>
          <table:table-cell office:value-type="float" office:value="-11204.9474786092">
            <text:p>-11204.9474786092</text:p>
          </table:table-cell>
          <table:table-cell office:value-type="float" office:value="11204947.4786092">
            <text:p>11204947.4786092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-29267.5193085833">
            <text:p>-29267.519308583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128|32_Liner-actin-Liner-actin-Liner-actin-Liner_1_1726093456.269334</text:p>
          </table:table-cell>
          <table:table-cell office:value-type="float" office:value="-163.788602635373">
            <text:p>-163.8</text:p>
          </table:table-cell>
          <table:table-cell office:value-type="float" office:value="-16382.910591042">
            <text:p>-16382.9</text:p>
          </table:table-cell>
          <table:table-cell office:value-type="float" office:value="-0.16382910591042">
            <text:p>-0.2</text:p>
          </table:table-cell>
          <table:table-cell office:value-type="float" office:value="-16382.910591042">
            <text:p>-16382.9</text:p>
          </table:table-cell>
          <table:table-cell office:value-type="float" office:value="-15762.910092948">
            <text:p>-15762.9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table:style-name="ce16" office:value-type="float" office:value="41.6666666666667">
            <text:p>41.67</text:p>
          </table:table-cell>
          <table:table-cell office:value-type="float" office:value="841.609735480497">
            <text:p>841.6097354805</text:p>
          </table:table-cell>
          <table:table-cell office:value-type="float" office:value="4397.23675974685">
            <text:p>4397.2367597469</text:p>
          </table:table-cell>
          <table:table-cell office:value-type="float" office:value="8.00081952101027">
            <text:p>8.000819521</text:p>
          </table:table-cell>
          <table:table-cell office:value-type="float" office:value="-893.701785897534">
            <text:p>-893.7017858975</text:p>
          </table:table-cell>
          <table:table-cell office:value-type="float" office:value="-11.922682179269">
            <text:p>-11.9226821793</text:p>
          </table:table-cell>
          <table:table-cell office:value-type="float" office:value="-3604.6456172482">
            <text:p>-3604.6456172482</text:p>
          </table:table-cell>
          <table:table-cell office:value-type="float" office:value="-170.655318656688">
            <text:p>-170.6553186567</text:p>
          </table:table-cell>
          <table:table-cell office:value-type="float" office:value="-19193.2102997087">
            <text:p>-19193.2102997087</text:p>
          </table:table-cell>
          <table:table-cell office:value-type="float" office:value="19193210.2997087">
            <text:p>19193210.2997087</text:p>
          </table:table-cell>
          <table:table-cell office:value-type="float" office:value="96">
            <text:p>96</text:p>
          </table:table-cell>
          <table:table-cell office:value-type="float" office:value="6">
            <text:p>6</text:p>
          </table:table-cell>
          <table:table-cell office:value-type="float" office:value="-16331.0926420449">
            <text:p>-16331.092642044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128|32_Liner-actin-Liner-actin-Liner-actin-Liner_1_1726093605.354128</text:p>
          </table:table-cell>
          <table:table-cell office:value-type="float" office:value="39.6219050923275">
            <text:p>39.6</text:p>
          </table:table-cell>
          <table:table-cell office:value-type="float" office:value="3837.1997984911">
            <text:p>3837.2</text:p>
          </table:table-cell>
          <table:table-cell office:value-type="float" office:value="0.038371997984911">
            <text:p>0.0</text:p>
          </table:table-cell>
          <table:table-cell office:value-type="float" office:value="3837.1997984911">
            <text:p>3837.2</text:p>
          </table:table-cell>
          <table:table-cell office:value-type="float" office:value="3265.05727092308">
            <text:p>3265.1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style-name="ce16" office:value-type="float" office:value="43.5483870967742">
            <text:p>43.55</text:p>
          </table:table-cell>
          <table:table-cell office:value-type="float" office:value="1119.76461572401">
            <text:p>1119.764615724</text:p>
          </table:table-cell>
          <table:table-cell office:value-type="float" office:value="5414.27082965204">
            <text:p>5414.270829652</text:p>
          </table:table-cell>
          <table:table-cell office:value-type="float" office:value="6.65147774542857">
            <text:p>6.6514777454</text:p>
          </table:table-cell>
          <table:table-cell office:value-type="float" office:value="-754.184137887348">
            <text:p>-754.1841378873</text:p>
          </table:table-cell>
          <table:table-cell office:value-type="float" office:value="-64.9944559572032">
            <text:p>-64.9944559572</text:p>
          </table:table-cell>
          <table:table-cell office:value-type="float" office:value="-2422.2879600037">
            <text:p>-2422.2879600037</text:p>
          </table:table-cell>
          <table:table-cell office:value-type="float" office:value="61.8903193305016">
            <text:p>61.8903193305</text:p>
          </table:table-cell>
          <table:table-cell office:value-type="float" office:value="-12410.0472470455">
            <text:p>-12410.0472470455</text:p>
          </table:table-cell>
          <table:table-cell office:value-type="float" office:value="12410047.2470455">
            <text:p>12410047.2470455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-4691.77574610797">
            <text:p>-4691.77574610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128|32_Liner-actin-Liner-actin-Liner-actin-Liner_1_1726093767.840673</text:p>
          </table:table-cell>
          <table:table-cell office:value-type="float" office:value="-133.793821373701">
            <text:p>-133.8</text:p>
          </table:table-cell>
          <table:table-cell office:value-type="float" office:value="-13396.4610756596">
            <text:p>-13396.5</text:p>
          </table:table-cell>
          <table:table-cell office:value-type="float" office:value="-0.133964610756596">
            <text:p>-0.1</text:p>
          </table:table-cell>
          <table:table-cell office:value-type="float" office:value="-13396.4610756596">
            <text:p>-13396.5</text:p>
          </table:table-cell>
          <table:table-cell office:value-type="float" office:value="-13330.3637676172">
            <text:p>-13330.4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style-name="ce16" office:value-type="float" office:value="40">
            <text:p>40.00</text:p>
          </table:table-cell>
          <table:table-cell office:value-type="float" office:value="1089.00631799435">
            <text:p>1089.0063179944</text:p>
          </table:table-cell>
          <table:table-cell office:value-type="float" office:value="6484.720575051">
            <text:p>6484.720575051</text:p>
          </table:table-cell>
          <table:table-cell office:value-type="float" office:value="19.5796381955151">
            <text:p>19.5796381955</text:p>
          </table:table-cell>
          <table:table-cell office:value-type="float" office:value="-1098.12813076455">
            <text:p>-1098.1281307646</text:p>
          </table:table-cell>
          <table:table-cell office:value-type="float" office:value="-65.4773955930432">
            <text:p>-65.477395593</text:p>
          </table:table-cell>
          <table:table-cell office:value-type="float" office:value="-5889.53107550707">
            <text:p>-5889.5310755071</text:p>
          </table:table-cell>
          <table:table-cell office:value-type="float" office:value="-223.274351260993">
            <text:p>-223.274351261</text:p>
          </table:table-cell>
          <table:table-cell office:value-type="float" office:value="-11992.5961350594">
            <text:p>-11992.5961350594</text:p>
          </table:table-cell>
          <table:table-cell office:value-type="float" office:value="11992596.1350594">
            <text:p>11992596.1350594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-13723.8105808107">
            <text:p>-13723.810580810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128|32_Liner-actin-Liner-actin-Liner-actin-Liner_1_1726093931.6984398</text:p>
          </table:table-cell>
          <table:table-cell office:value-type="float" office:value="248.02490734059">
            <text:p>248.0</text:p>
          </table:table-cell>
          <table:table-cell office:value-type="float" office:value="24151.7545661494">
            <text:p>24151.8</text:p>
          </table:table-cell>
          <table:table-cell office:value-type="float" office:value="0.241517545661494">
            <text:p>0.2</text:p>
          </table:table-cell>
          <table:table-cell office:value-type="float" office:value="24151.7545661494">
            <text:p>24151.8</text:p>
          </table:table-cell>
          <table:table-cell office:value-type="float" office:value="23016.7824827895">
            <text:p>23016.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style-name="ce16" office:value-type="float" office:value="41.3793103448276">
            <text:p>41.38</text:p>
          </table:table-cell>
          <table:table-cell office:value-type="float" office:value="3465.3533162808">
            <text:p>3465.3533162808</text:p>
          </table:table-cell>
          <table:table-cell office:value-type="float" office:value="11415.3360958879">
            <text:p>11415.3360958879</text:p>
          </table:table-cell>
          <table:table-cell office:value-type="float" office:value="86.5002501573617">
            <text:p>86.5002501574</text:p>
          </table:table-cell>
          <table:table-cell office:value-type="float" office:value="-1735.78603013499">
            <text:p>-1735.786030135</text:p>
          </table:table-cell>
          <table:table-cell office:value-type="float" office:value="-54.0374445893831">
            <text:p>-54.0374445894</text:p>
          </table:table-cell>
          <table:table-cell office:value-type="float" office:value="-4010.54220901128">
            <text:p>-4010.5422090113</text:p>
          </table:table-cell>
          <table:table-cell office:value-type="float" office:value="416.409561485334">
            <text:p>416.4095614853</text:p>
          </table:table-cell>
          <table:table-cell office:value-type="float" office:value="-11729.9817363025">
            <text:p>-11729.9817363025</text:p>
          </table:table-cell>
          <table:table-cell office:value-type="float" office:value="11729981.7363025">
            <text:p>11729981.7363025</text:p>
          </table:table-cell>
          <table:table-cell office:value-type="float" office:value="58.5">
            <text:p>58.5</text:p>
          </table:table-cell>
          <table:table-cell office:value-type="float" office:value="18">
            <text:p>18</text:p>
          </table:table-cell>
          <table:table-cell office:value-type="float" office:value="-48114.1872558996">
            <text:p>-48114.187255899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trpo-custom_combo_all_0.0001_20000_512_1000000_0.99_RMSprop_CELU_512|128|32_Liner-actin-Liner-actin-Liner-actin-Liner_1_1726094097.426794</text:p>
          </table:table-cell>
          <table:table-cell office:value-type="float" office:value="-264.637287852121">
            <text:p>-264.6</text:p>
          </table:table-cell>
          <table:table-cell office:value-type="float" office:value="-26636.5974864428">
            <text:p>-26636.6</text:p>
          </table:table-cell>
          <table:table-cell office:value-type="float" office:value="-0.266365974864428">
            <text:p>-0.3</text:p>
          </table:table-cell>
          <table:table-cell office:value-type="float" office:value="-26636.5974864428">
            <text:p>-26636.6</text:p>
          </table:table-cell>
          <table:table-cell office:value-type="float" office:value="-24373.5326641559">
            <text:p>-24373.5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table:style-name="ce16" office:value-type="float" office:value="43.5028248587571">
            <text:p>43.50</text:p>
          </table:table-cell>
          <table:table-cell office:value-type="float" office:value="778.61928124175">
            <text:p>778.6192812418</text:p>
          </table:table-cell>
          <table:table-cell office:value-type="float" office:value="4568.78338450842">
            <text:p>4568.7833845084</text:p>
          </table:table-cell>
          <table:table-cell office:value-type="float" office:value="0.42851736836019">
            <text:p>0.4285173684</text:p>
          </table:table-cell>
          <table:table-cell office:value-type="float" office:value="-865.902821420575">
            <text:p>-865.9028214206</text:p>
          </table:table-cell>
          <table:table-cell office:value-type="float" office:value="-6.47845417134522">
            <text:p>-6.4784541713</text:p>
          </table:table-cell>
          <table:table-cell office:value-type="float" office:value="-3914.47274451758">
            <text:p>-3914.4727445176</text:p>
          </table:table-cell>
          <table:table-cell office:value-type="float" office:value="-150.489251335835">
            <text:p>-150.4892513358</text:p>
          </table:table-cell>
          <table:table-cell office:value-type="float" office:value="-35391.0544569705">
            <text:p>-35391.0544569705</text:p>
          </table:table-cell>
          <table:table-cell office:value-type="float" office:value="35391054.4569705">
            <text:p>35391054.4569705</text:p>
          </table:table-cell>
          <table:table-cell office:value-type="float" office:value="177">
            <text:p>177</text:p>
          </table:table-cell>
          <table:table-cell office:value-type="float" office:value="7">
            <text:p>7</text:p>
          </table:table-cell>
          <table:table-cell office:value-type="float" office:value="-18416.1743533915">
            <text:p>-18416.174353391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121:.D130])/COUNT([.D121:.D130])" office:value-type="float" office:value="31.9814970522635">
            <text:p>32.0</text:p>
          </table:table-cell>
          <table:table-cell table:style-name="ce8" table:formula="of:=SUM([.E121:.E130])/COUNT([.E121:.E130])" office:value-type="float" office:value="2930.67504654699">
            <text:p>2930.7</text:p>
          </table:table-cell>
          <table:table-cell table:style-name="ce8" table:formula="of:=SUM([.F121:.F130])/COUNT([.F121:.F130])" office:value-type="float" office:value="0.0293067504654699">
            <text:p>0.0</text:p>
          </table:table-cell>
          <table:table-cell table:style-name="ce8" table:formula="of:=SUM([.G121:.G130])/COUNT([.G121:.G130])" office:value-type="float" office:value="2930.67504654699">
            <text:p>2930.7</text:p>
          </table:table-cell>
          <table:table-cell table:style-name="ce8" table:formula="of:=SUM([.H121:.H130])/COUNT([.H121:.H130])" office:value-type="float" office:value="3387.45173243092">
            <text:p>3387.5</text:p>
          </table:table-cell>
          <table:table-cell table:style-name="ce12" table:formula="of:=SUM([.I121:.I130])/COUNT([.I121:.I130])" office:value-type="float" office:value="36.1">
            <text:p>36</text:p>
          </table:table-cell>
          <table:table-cell table:style-name="ce12" table:formula="of:=SUM([.J121:.J130])/COUNT([.J121:.J130])" office:value-type="float" office:value="45.6">
            <text:p>46</text:p>
          </table:table-cell>
          <table:table-cell table:style-name="ce17" table:formula="of:=SUM([.K121:.K130])/COUNT([.K121:.K130])" office:value-type="float" office:value="44.1068895709871">
            <text:p>44.11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10"/>
          <table:table-cell table:style-name="ce16"/>
          <table:table-cell table:number-columns-repeated="1013"/>
        </table:table-row>
        <table:table-row table:style-name="ro1">
          <table:table-cell table:style-name="ce4" table:number-columns-repeated="3"/>
          <table:table-cell table:style-name="ce10" table:number-columns-repeated="5"/>
          <table:table-cell table:style-name="ce13" table:number-columns-repeated="2"/>
          <table:table-cell table:style-name="ce20"/>
          <table:table-cell table:style-name="ce26"/>
          <table:table-cell table:style-name="ce4"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 table:style-name="ce1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04297.3492968</text:p>
          </table:table-cell>
          <table:table-cell office:value-type="float" office:value="-227.306773000256">
            <text:p>-227.3</text:p>
          </table:table-cell>
          <table:table-cell office:value-type="float" office:value="-22061.6698448962">
            <text:p>-22061.7</text:p>
          </table:table-cell>
          <table:table-cell office:value-type="float" office:value="-0.220616698448962">
            <text:p>-0.2</text:p>
          </table:table-cell>
          <table:table-cell office:value-type="float" office:value="-22061.6698448962">
            <text:p>-22061.7</text:p>
          </table:table-cell>
          <table:table-cell office:value-type="float" office:value="-21909.617908985">
            <text:p>-21909.6</text:p>
          </table:table-cell>
          <table:table-cell office:value-type="float" office:value="228">
            <text:p>228</text:p>
          </table:table-cell>
          <table:table-cell office:value-type="float" office:value="63">
            <text:p>63</text:p>
          </table:table-cell>
          <table:table-cell table:style-name="ce16" office:value-type="float" office:value="78.3505154639175">
            <text:p>78.35</text:p>
          </table:table-cell>
          <table:table-cell office:value-type="float" office:value="544.298217073978">
            <text:p>544.298217074</text:p>
          </table:table-cell>
          <table:table-cell office:value-type="float" office:value="3292.30088902073">
            <text:p>3292.3008890207</text:p>
          </table:table-cell>
          <table:table-cell office:value-type="float" office:value="8.00081952101027">
            <text:p>8.000819521</text:p>
          </table:table-cell>
          <table:table-cell office:value-type="float" office:value="-2320.02640218672">
            <text:p>-2320.0264021867</text:p>
          </table:table-cell>
          <table:table-cell office:value-type="float" office:value="-3.39653200811881">
            <text:p>-3.3965320081</text:p>
          </table:table-cell>
          <table:table-cell office:value-type="float" office:value="-4570.21268614092">
            <text:p>-4570.2126861409</text:p>
          </table:table-cell>
          <table:table-cell office:value-type="float" office:value="-75.8132984360694">
            <text:p>-75.8132984361</text:p>
          </table:table-cell>
          <table:table-cell office:value-type="float" office:value="-58307.0453755306">
            <text:p>-58307.0453755306</text:p>
          </table:table-cell>
          <table:table-cell office:value-type="float" office:value="58307045.3755307">
            <text:p>58307045.3755307</text:p>
          </table:table-cell>
          <table:table-cell office:value-type="float" office:value="291.5">
            <text:p>291.5</text:p>
          </table:table-cell>
          <table:table-cell office:value-type="float" office:value="43">
            <text:p>43</text:p>
          </table:table-cell>
          <table:table-cell office:value-type="float" office:value="-111839.103162392">
            <text:p>-111839.10316239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05997.313138</text:p>
          </table:table-cell>
          <table:table-cell office:value-type="float" office:value="-149.334076132881">
            <text:p>-149.3</text:p>
          </table:table-cell>
          <table:table-cell office:value-type="float" office:value="-14391.899796863">
            <text:p>-14391.9</text:p>
          </table:table-cell>
          <table:table-cell office:value-type="float" office:value="-0.14391899796863">
            <text:p>-0.1</text:p>
          </table:table-cell>
          <table:table-cell office:value-type="float" office:value="-14391.899796863">
            <text:p>-14391.9</text:p>
          </table:table-cell>
          <table:table-cell office:value-type="float" office:value="-15742.3818395101">
            <text:p>-15742.4</text:p>
          </table:table-cell>
          <table:table-cell office:value-type="float" office:value="193">
            <text:p>193</text:p>
          </table:table-cell>
          <table:table-cell office:value-type="float" office:value="57">
            <text:p>57</text:p>
          </table:table-cell>
          <table:table-cell table:style-name="ce16" office:value-type="float" office:value="77.2">
            <text:p>77.20</text:p>
          </table:table-cell>
          <table:table-cell office:value-type="float" office:value="649.091621808858">
            <text:p>649.0916218089</text:p>
          </table:table-cell>
          <table:table-cell office:value-type="float" office:value="3292.30088902073">
            <text:p>3292.3008890207</text:p>
          </table:table-cell>
          <table:table-cell office:value-type="float" office:value="8.66869110199332">
            <text:p>8.668691102</text:p>
          </table:table-cell>
          <table:table-cell office:value-type="float" office:value="-2450.29092642057">
            <text:p>-2450.2909264206</text:p>
          </table:table-cell>
          <table:table-cell office:value-type="float" office:value="-6.20548937817512">
            <text:p>-6.2054893782</text:p>
          </table:table-cell>
          <table:table-cell office:value-type="float" office:value="-4570.21268614092">
            <text:p>-4570.2126861409</text:p>
          </table:table-cell>
          <table:table-cell office:value-type="float" office:value="-57.5675991874521">
            <text:p>-57.5675991875</text:p>
          </table:table-cell>
          <table:table-cell office:value-type="float" office:value="-50110.618718922">
            <text:p>-50110.618718922</text:p>
          </table:table-cell>
          <table:table-cell office:value-type="float" office:value="50110618.7189221">
            <text:p>50110618.7189221</text:p>
          </table:table-cell>
          <table:table-cell office:value-type="float" office:value="250.5">
            <text:p>250.5</text:p>
          </table:table-cell>
          <table:table-cell office:value-type="float" office:value="50">
            <text:p>50</text:p>
          </table:table-cell>
          <table:table-cell office:value-type="float" office:value="-135160.352804831">
            <text:p>-135160.35280483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07696.7184</text:p>
          </table:table-cell>
          <table:table-cell office:value-type="float" office:value="-333.25173484359">
            <text:p>-333.3</text:p>
          </table:table-cell>
          <table:table-cell office:value-type="float" office:value="-32547.8279375303">
            <text:p>-32547.8</text:p>
          </table:table-cell>
          <table:table-cell office:value-type="float" office:value="-0.325478279375303">
            <text:p>-0.3</text:p>
          </table:table-cell>
          <table:table-cell office:value-type="float" office:value="-32547.8279375303">
            <text:p>-32547.8</text:p>
          </table:table-cell>
          <table:table-cell office:value-type="float" office:value="-29734.2163250552">
            <text:p>-29734.2</text:p>
          </table:table-cell>
          <table:table-cell office:value-type="float" office:value="237">
            <text:p>237</text:p>
          </table:table-cell>
          <table:table-cell office:value-type="float" office:value="79">
            <text:p>79</text:p>
          </table:table-cell>
          <table:table-cell table:style-name="ce16" office:value-type="float" office:value="75">
            <text:p>75.00</text:p>
          </table:table-cell>
          <table:table-cell office:value-type="float" office:value="505.417590505839">
            <text:p>505.4175905058</text:p>
          </table:table-cell>
          <table:table-cell office:value-type="float" office:value="3292.30088902073">
            <text:p>3292.3008890207</text:p>
          </table:table-cell>
          <table:table-cell office:value-type="float" office:value="3.23391228741093">
            <text:p>3.2339122874</text:p>
          </table:table-cell>
          <table:table-cell office:value-type="float" office:value="-1928.25059351157">
            <text:p>-1928.2505935116</text:p>
          </table:table-cell>
          <table:table-cell office:value-type="float" office:value="-2.91600855006254">
            <text:p>-2.9160085501</text:p>
          </table:table-cell>
          <table:table-cell office:value-type="float" office:value="-4570.21268614092">
            <text:p>-4570.2126861409</text:p>
          </table:table-cell>
          <table:table-cell office:value-type="float" office:value="-102.999455498514">
            <text:p>-102.9994554985</text:p>
          </table:table-cell>
          <table:table-cell office:value-type="float" office:value="-63299.0512232858">
            <text:p>-63299.0512232858</text:p>
          </table:table-cell>
          <table:table-cell office:value-type="float" office:value="63299051.2232858">
            <text:p>63299051.2232858</text:p>
          </table:table-cell>
          <table:table-cell office:value-type="float" office:value="316.5">
            <text:p>316.5</text:p>
          </table:table-cell>
          <table:table-cell office:value-type="float" office:value="54">
            <text:p>54</text:p>
          </table:table-cell>
          <table:table-cell office:value-type="float" office:value="-145513.214175834">
            <text:p>-145513.21417583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09391.739297</text:p>
          </table:table-cell>
          <table:table-cell office:value-type="float" office:value="16.978637327309">
            <text:p>17.0</text:p>
          </table:table-cell>
          <table:table-cell office:value-type="float" office:value="2076.48597015139">
            <text:p>2076.5</text:p>
          </table:table-cell>
          <table:table-cell office:value-type="float" office:value="0.0207648597015139">
            <text:p>0.0</text:p>
          </table:table-cell>
          <table:table-cell office:value-type="float" office:value="2076.48597015141">
            <text:p>2076.5</text:p>
          </table:table-cell>
          <table:table-cell office:value-type="float" office:value="-825.251470097899">
            <text:p>-825.3</text:p>
          </table:table-cell>
          <table:table-cell office:value-type="float" office:value="198">
            <text:p>198</text:p>
          </table:table-cell>
          <table:table-cell office:value-type="float" office:value="54">
            <text:p>54</text:p>
          </table:table-cell>
          <table:table-cell table:style-name="ce16" office:value-type="float" office:value="78.5714285714286">
            <text:p>78.57</text:p>
          </table:table-cell>
          <table:table-cell office:value-type="float" office:value="693.218169259218">
            <text:p>693.2181692592</text:p>
          </table:table-cell>
          <table:table-cell office:value-type="float" office:value="3931.7135189229">
            <text:p>3931.7135189229</text:p>
          </table:table-cell>
          <table:table-cell office:value-type="float" office:value="11.0922347126907">
            <text:p>11.0922347127</text:p>
          </table:table-cell>
          <table:table-cell office:value-type="float" office:value="-2503.34651005877">
            <text:p>-2503.3465100588</text:p>
          </table:table-cell>
          <table:table-cell office:value-type="float" office:value="-4.6874502581486">
            <text:p>-4.6874502581</text:p>
          </table:table-cell>
          <table:table-cell office:value-type="float" office:value="-4777.98318543818">
            <text:p>-4777.9831854382</text:p>
          </table:table-cell>
          <table:table-cell office:value-type="float" office:value="8.24002369107701">
            <text:p>8.2400236911</text:p>
          </table:table-cell>
          <table:table-cell office:value-type="float" office:value="-50527.3037897599">
            <text:p>-50527.3037897599</text:p>
          </table:table-cell>
          <table:table-cell office:value-type="float" office:value="50527303.7897599">
            <text:p>50527303.7897599</text:p>
          </table:table-cell>
          <table:table-cell office:value-type="float" office:value="252.5">
            <text:p>252.5</text:p>
          </table:table-cell>
          <table:table-cell office:value-type="float" office:value="44">
            <text:p>44</text:p>
          </table:table-cell>
          <table:table-cell office:value-type="float" office:value="-116414.371822675">
            <text:p>-116414.37182267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1158.0844018</text:p>
          </table:table-cell>
          <table:table-cell office:value-type="float" office:value="-88.7996940146048">
            <text:p>-88.8</text:p>
          </table:table-cell>
          <table:table-cell office:value-type="float" office:value="-8405.29822259431">
            <text:p>-8405.3</text:p>
          </table:table-cell>
          <table:table-cell office:value-type="float" office:value="-0.0840529822259431">
            <text:p>-0.1</text:p>
          </table:table-cell>
          <table:table-cell office:value-type="float" office:value="-8405.29822259431">
            <text:p>-8405.3</text:p>
          </table:table-cell>
          <table:table-cell office:value-type="float" office:value="-10522.6499724412">
            <text:p>-10522.6</text:p>
          </table:table-cell>
          <table:table-cell office:value-type="float" office:value="194">
            <text:p>194</text:p>
          </table:table-cell>
          <table:table-cell office:value-type="float" office:value="54">
            <text:p>54</text:p>
          </table:table-cell>
          <table:table-cell table:style-name="ce16" office:value-type="float" office:value="78.2258064516129">
            <text:p>78.23</text:p>
          </table:table-cell>
          <table:table-cell office:value-type="float" office:value="673.076524116983">
            <text:p>673.076524117</text:p>
          </table:table-cell>
          <table:table-cell office:value-type="float" office:value="3931.7135189229">
            <text:p>3931.7135189229</text:p>
          </table:table-cell>
          <table:table-cell office:value-type="float" office:value="15.2828940635518">
            <text:p>15.2828940636</text:p>
          </table:table-cell>
          <table:table-cell office:value-type="float" office:value="-2573.74340557942">
            <text:p>-2573.7434055794</text:p>
          </table:table-cell>
          <table:table-cell office:value-type="float" office:value="-6.97826526417339">
            <text:p>-6.9782652642</text:p>
          </table:table-cell>
          <table:table-cell office:value-type="float" office:value="-4309.06107087084">
            <text:p>-4309.0610708708</text:p>
          </table:table-cell>
          <table:table-cell office:value-type="float" office:value="-33.892331542719">
            <text:p>-33.8923315427</text:p>
          </table:table-cell>
          <table:table-cell office:value-type="float" office:value="-49716.4111128903">
            <text:p>-49716.4111128903</text:p>
          </table:table-cell>
          <table:table-cell office:value-type="float" office:value="49716411.1128903">
            <text:p>49716411.1128903</text:p>
          </table:table-cell>
          <table:table-cell office:value-type="float" office:value="248.5">
            <text:p>248.5</text:p>
          </table:table-cell>
          <table:table-cell office:value-type="float" office:value="48">
            <text:p>48</text:p>
          </table:table-cell>
          <table:table-cell office:value-type="float" office:value="-126723.917922751">
            <text:p>-126723.91792275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3002.567904</text:p>
          </table:table-cell>
          <table:table-cell office:value-type="float" office:value="-68.5989926038254">
            <text:p>-68.6</text:p>
          </table:table-cell>
          <table:table-cell office:value-type="float" office:value="-6548.33892028757">
            <text:p>-6548.3</text:p>
          </table:table-cell>
          <table:table-cell office:value-type="float" office:value="-0.0654833892028757">
            <text:p>-0.1</text:p>
          </table:table-cell>
          <table:table-cell office:value-type="float" office:value="-6548.33892028758">
            <text:p>-6548.3</text:p>
          </table:table-cell>
          <table:table-cell office:value-type="float" office:value="-8937.78600808881">
            <text:p>-8937.8</text:p>
          </table:table-cell>
          <table:table-cell office:value-type="float" office:value="187">
            <text:p>187</text:p>
          </table:table-cell>
          <table:table-cell office:value-type="float" office:value="66">
            <text:p>66</text:p>
          </table:table-cell>
          <table:table-cell table:style-name="ce16" office:value-type="float" office:value="73.9130434782609">
            <text:p>73.91</text:p>
          </table:table-cell>
          <table:table-cell office:value-type="float" office:value="712.057198677672">
            <text:p>712.0571986777</text:p>
          </table:table-cell>
          <table:table-cell office:value-type="float" office:value="4145.65575172259">
            <text:p>4145.6557517226</text:p>
          </table:table-cell>
          <table:table-cell office:value-type="float" office:value="3.53660085788579">
            <text:p>3.5366008579</text:p>
          </table:table-cell>
          <table:table-cell office:value-type="float" office:value="-2116.7126526214">
            <text:p>-2116.7126526214</text:p>
          </table:table-cell>
          <table:table-cell office:value-type="float" office:value="-5.99743384940666">
            <text:p>-5.9974338494</text:p>
          </table:table-cell>
          <table:table-cell office:value-type="float" office:value="-4309.06107087084">
            <text:p>-4309.0610708708</text:p>
          </table:table-cell>
          <table:table-cell office:value-type="float" office:value="-25.882762530781">
            <text:p>-25.8827625308</text:p>
          </table:table-cell>
          <table:table-cell office:value-type="float" office:value="-50718.7704315112">
            <text:p>-50718.7704315112</text:p>
          </table:table-cell>
          <table:table-cell office:value-type="float" office:value="50718770.4315112">
            <text:p>50718770.4315112</text:p>
          </table:table-cell>
          <table:table-cell office:value-type="float" office:value="253.5">
            <text:p>253.5</text:p>
          </table:table-cell>
          <table:table-cell office:value-type="float" office:value="46">
            <text:p>46</text:p>
          </table:table-cell>
          <table:table-cell office:value-type="float" office:value="-120181.289175777">
            <text:p>-120181.28917577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4873.522551</text:p>
          </table:table-cell>
          <table:table-cell office:value-type="float" office:value="-231.893817444665">
            <text:p>-231.9</text:p>
          </table:table-cell>
          <table:table-cell office:value-type="float" office:value="-22459.1948083653">
            <text:p>-22459.2</text:p>
          </table:table-cell>
          <table:table-cell office:value-type="float" office:value="-0.224591948083653">
            <text:p>-0.2</text:p>
          </table:table-cell>
          <table:table-cell office:value-type="float" office:value="-22459.1948083653">
            <text:p>-22459.2</text:p>
          </table:table-cell>
          <table:table-cell office:value-type="float" office:value="-22269.0133488288">
            <text:p>-22269.0</text:p>
          </table:table-cell>
          <table:table-cell office:value-type="float" office:value="234">
            <text:p>234</text:p>
          </table:table-cell>
          <table:table-cell office:value-type="float" office:value="69">
            <text:p>69</text:p>
          </table:table-cell>
          <table:table-cell table:style-name="ce16" office:value-type="float" office:value="77.2277227722772">
            <text:p>77.23</text:p>
          </table:table-cell>
          <table:table-cell office:value-type="float" office:value="536.896360945725">
            <text:p>536.8963609457</text:p>
          </table:table-cell>
          <table:table-cell office:value-type="float" office:value="3292.30088902073">
            <text:p>3292.3008890207</text:p>
          </table:table-cell>
          <table:table-cell office:value-type="float" office:value="5.33398785439204">
            <text:p>5.3339878544</text:p>
          </table:table-cell>
          <table:table-cell office:value-type="float" office:value="-2146.27454014007">
            <text:p>-2146.2745401401</text:p>
          </table:table-cell>
          <table:table-cell office:value-type="float" office:value="-4.6874502581486">
            <text:p>-4.6874502581</text:p>
          </table:table-cell>
          <table:table-cell office:value-type="float" office:value="-4570.21268614092">
            <text:p>-4570.2126861409</text:p>
          </table:table-cell>
          <table:table-cell office:value-type="float" office:value="-74.1227551431198">
            <text:p>-74.1227551431</text:p>
          </table:table-cell>
          <table:table-cell office:value-type="float" office:value="-60707.8486538455">
            <text:p>-60707.8486538455</text:p>
          </table:table-cell>
          <table:table-cell office:value-type="float" office:value="60707848.6538455">
            <text:p>60707848.6538455</text:p>
          </table:table-cell>
          <table:table-cell office:value-type="float" office:value="303.5">
            <text:p>303.5</text:p>
          </table:table-cell>
          <table:table-cell office:value-type="float" office:value="47">
            <text:p>47</text:p>
          </table:table-cell>
          <table:table-cell office:value-type="float" office:value="-126192.157705974">
            <text:p>-126192.15770597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6671.701634</text:p>
          </table:table-cell>
          <table:table-cell office:value-type="float" office:value="-279.689713548626">
            <text:p>-279.7</text:p>
          </table:table-cell>
          <table:table-cell office:value-type="float" office:value="-27352.6618639474">
            <text:p>-27352.7</text:p>
          </table:table-cell>
          <table:table-cell office:value-type="float" office:value="-0.273526618639474">
            <text:p>-0.3</text:p>
          </table:table-cell>
          <table:table-cell office:value-type="float" office:value="-27352.6618639474">
            <text:p>-27352.7</text:p>
          </table:table-cell>
          <table:table-cell office:value-type="float" office:value="-25984.2422533827">
            <text:p>-25984.2</text:p>
          </table:table-cell>
          <table:table-cell office:value-type="float" office:value="220">
            <text:p>220</text:p>
          </table:table-cell>
          <table:table-cell office:value-type="float" office:value="58">
            <text:p>58</text:p>
          </table:table-cell>
          <table:table-cell table:style-name="ce16" office:value-type="float" office:value="79.136690647482">
            <text:p>79.14</text:p>
          </table:table-cell>
          <table:table-cell office:value-type="float" office:value="544.898594319868">
            <text:p>544.8985943199</text:p>
          </table:table-cell>
          <table:table-cell office:value-type="float" office:value="3168.92432526276">
            <text:p>3168.9243252628</text:p>
          </table:table-cell>
          <table:table-cell office:value-type="float" office:value="11.0922347126907">
            <text:p>11.0922347127</text:p>
          </table:table-cell>
          <table:table-cell office:value-type="float" office:value="-2538.45435541928">
            <text:p>-2538.4543554193</text:p>
          </table:table-cell>
          <table:table-cell office:value-type="float" office:value="-12.474599592344">
            <text:p>-12.4745995923</text:p>
          </table:table-cell>
          <table:table-cell office:value-type="float" office:value="-4570.21268614092">
            <text:p>-4570.2126861409</text:p>
          </table:table-cell>
          <table:table-cell office:value-type="float" office:value="-98.3908700141991">
            <text:p>-98.3908700142</text:p>
          </table:table-cell>
          <table:table-cell office:value-type="float" office:value="-55700.447785922">
            <text:p>-55700.447785922</text:p>
          </table:table-cell>
          <table:table-cell office:value-type="float" office:value="55700447.785922">
            <text:p>55700447.785922</text:p>
          </table:table-cell>
          <table:table-cell office:value-type="float" office:value="278.5">
            <text:p>278.5</text:p>
          </table:table-cell>
          <table:table-cell office:value-type="float" office:value="44">
            <text:p>44</text:p>
          </table:table-cell>
          <table:table-cell office:value-type="float" office:value="-113047.423872665">
            <text:p>-113047.42387266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18454.6908338</text:p>
          </table:table-cell>
          <table:table-cell office:value-type="float" office:value="-202.751835402466">
            <text:p>-202.8</text:p>
          </table:table-cell>
          <table:table-cell office:value-type="float" office:value="-19625.305805473">
            <text:p>-19625.3</text:p>
          </table:table-cell>
          <table:table-cell office:value-type="float" office:value="-0.19625305805473">
            <text:p>-0.2</text:p>
          </table:table-cell>
          <table:table-cell office:value-type="float" office:value="-19625.3058054729">
            <text:p>-19625.3</text:p>
          </table:table-cell>
          <table:table-cell office:value-type="float" office:value="-20043.7581934366">
            <text:p>-20043.8</text:p>
          </table:table-cell>
          <table:table-cell office:value-type="float" office:value="217">
            <text:p>217</text:p>
          </table:table-cell>
          <table:table-cell office:value-type="float" office:value="62">
            <text:p>62</text:p>
          </table:table-cell>
          <table:table-cell table:style-name="ce16" office:value-type="float" office:value="77.7777777777778">
            <text:p>77.78</text:p>
          </table:table-cell>
          <table:table-cell office:value-type="float" office:value="582.677817028748">
            <text:p>582.6778170287</text:p>
          </table:table-cell>
          <table:table-cell office:value-type="float" office:value="3292.30088902073">
            <text:p>3292.3008890207</text:p>
          </table:table-cell>
          <table:table-cell office:value-type="float" office:value="15.2828940635518">
            <text:p>15.2828940636</text:p>
          </table:table-cell>
          <table:table-cell office:value-type="float" office:value="-2355.90955001147">
            <text:p>-2355.9095500115</text:p>
          </table:table-cell>
          <table:table-cell office:value-type="float" office:value="-6.20548937817512">
            <text:p>-6.2054893782</text:p>
          </table:table-cell>
          <table:table-cell office:value-type="float" office:value="-4570.21268614092">
            <text:p>-4570.2126861409</text:p>
          </table:table-cell>
          <table:table-cell office:value-type="float" office:value="-70.3415978690786">
            <text:p>-70.3415978691</text:p>
          </table:table-cell>
          <table:table-cell office:value-type="float" office:value="-55908.2829771717">
            <text:p>-55908.2829771717</text:p>
          </table:table-cell>
          <table:table-cell office:value-type="float" office:value="55908282.9771717">
            <text:p>55908282.9771717</text:p>
          </table:table-cell>
          <table:table-cell office:value-type="float" office:value="279.5">
            <text:p>279.5</text:p>
          </table:table-cell>
          <table:table-cell office:value-type="float" office:value="47">
            <text:p>47</text:p>
          </table:table-cell>
          <table:table-cell office:value-type="float" office:value="-120139.919479744">
            <text:p>-120139.91947974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1h_1d_only_price_percent_day_of_week_none_1h_1h|1d_32_1_1_0.004_20</text:p>
          </table:table-cell>
          <table:table-cell office:value-type="string">
            <text:p>trade_all_1.0_3_-0.1%_0_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25020288.184374</text:p>
          </table:table-cell>
          <table:table-cell office:value-type="float" office:value="-210.255063596106">
            <text:p>-210.3</text:p>
          </table:table-cell>
          <table:table-cell office:value-type="float" office:value="-20398.9290263733">
            <text:p>-20398.9</text:p>
          </table:table-cell>
          <table:table-cell office:value-type="float" office:value="-0.203989290263733">
            <text:p>-0.2</text:p>
          </table:table-cell>
          <table:table-cell office:value-type="float" office:value="-20398.9290263733">
            <text:p>-20398.9</text:p>
          </table:table-cell>
          <table:table-cell office:value-type="float" office:value="-20663.4552703565">
            <text:p>-20663.5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  <table:table-cell table:style-name="ce16" office:value-type="float" office:value="78.3393501805054">
            <text:p>78.34</text:p>
          </table:table-cell>
          <table:table-cell office:value-type="float" office:value="566.764466458312">
            <text:p>566.7644664583</text:p>
          </table:table-cell>
          <table:table-cell office:value-type="float" office:value="3292.30088902073">
            <text:p>3292.3008890207</text:p>
          </table:table-cell>
          <table:table-cell office:value-type="float" office:value="11.0922347126907">
            <text:p>11.0922347127</text:p>
          </table:table-cell>
          <table:table-cell office:value-type="float" office:value="-2389.78030413045">
            <text:p>-2389.7803041305</text:p>
          </table:table-cell>
          <table:table-cell office:value-type="float" office:value="-4.6874502581486">
            <text:p>-4.6874502581</text:p>
          </table:table-cell>
          <table:table-cell office:value-type="float" office:value="-4570.21268614092">
            <text:p>-4570.2126861409</text:p>
          </table:table-cell>
          <table:table-cell office:value-type="float" office:value="-73.6423430554992">
            <text:p>-73.6423430555</text:p>
          </table:table-cell>
          <table:table-cell office:value-type="float" office:value="-55507.308379353">
            <text:p>-55507.308379353</text:p>
          </table:table-cell>
          <table:table-cell office:value-type="float" office:value="55507308.379353">
            <text:p>55507308.379353</text:p>
          </table:table-cell>
          <table:table-cell office:value-type="float" office:value="277.5">
            <text:p>277.5</text:p>
          </table:table-cell>
          <table:table-cell office:value-type="float" office:value="52">
            <text:p>52</text:p>
          </table:table-cell>
          <table:table-cell office:value-type="float" office:value="-142582.805525689">
            <text:p>-142582.80552568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144:.D153])/COUNT([.D144:.D153])" office:value-type="float" office:value="-177.490306325971">
            <text:p>-177.5</text:p>
          </table:table-cell>
          <table:table-cell table:style-name="ce8" table:formula="of:=SUM([.E144:.E153])/COUNT([.E144:.E153])" office:value-type="float" office:value="-17171.4640256179">
            <text:p>-17171.5</text:p>
          </table:table-cell>
          <table:table-cell table:style-name="ce8" table:formula="of:=SUM([.F144:.F153])/COUNT([.F144:.F153])" office:value-type="float" office:value="-0.171714640256179">
            <text:p>-0.2</text:p>
          </table:table-cell>
          <table:table-cell table:style-name="ce8" table:formula="of:=SUM([.G144:.G153])/COUNT([.G144:.G153])" office:value-type="float" office:value="-17171.4640256179">
            <text:p>-17171.5</text:p>
          </table:table-cell>
          <table:table-cell table:style-name="ce8" table:formula="of:=SUM([.H144:.H153])/COUNT([.H144:.H153])" office:value-type="float" office:value="-17663.2372590183">
            <text:p>-17663.2</text:p>
          </table:table-cell>
          <table:table-cell table:style-name="ce12" table:formula="of:=SUM([.I144:.I153])/COUNT([.I144:.I153])" office:value-type="float" office:value="212.5">
            <text:p>213</text:p>
          </table:table-cell>
          <table:table-cell table:style-name="ce12" table:formula="of:=SUM([.J144:.J153])/COUNT([.J144:.J153])" office:value-type="float" office:value="62.2">
            <text:p>62</text:p>
          </table:table-cell>
          <table:table-cell table:style-name="ce17" table:formula="of:=SUM([.K144:.K153])/COUNT([.K144:.K153])" office:value-type="float" office:value="77.3742335343262">
            <text:p>77.37</text:p>
          </table:table-cell>
          <table:table-cell table:style-name="ce24"/>
          <table:table-cell table:style-name="ce2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16"/>
          <table:table-cell table:number-columns-repeated="1013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hodl</text:p>
          </table:table-cell>
          <table:table-cell office:value-type="float" office:value="807.711792269998">
            <text:p>807.7</text:p>
          </table:table-cell>
          <table:table-cell office:value-type="float" office:value="37055.9833044927">
            <text:p>37056.0</text:p>
          </table:table-cell>
          <table:table-cell office:value-type="float" office:value="0.370559833044927">
            <text:p>0.4</text:p>
          </table:table-cell>
          <table:table-cell table:number-columns-repeated="2" office:value-type="float" office:value="37055.9833044927">
            <text:p>37056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 office:value-type="float" office:value="100">
            <text:p>100.00</text:p>
          </table:table-cell>
          <table:table-cell table:number-columns-repeated="3" office:value-type="float" office:value="37055.9833044927">
            <text:p>37055.9833044927</text:p>
          </table:table-cell>
          <table:table-cell table:number-columns-repeated="3" office:value-type="float" office:value="0">
            <text:p>0</text:p>
          </table:table-cell>
          <table:table-cell office:value-type="float" office:value="37055.9833044927">
            <text:p>37055.9833044927</text:p>
          </table:table-cell>
          <table:table-cell office:value-type="float" office:value="-237.193176480974">
            <text:p>-237.193176481</text:p>
          </table:table-cell>
          <table:table-cell office:value-type="float" office:value="237193.176480974">
            <text:p>237193.17648097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29476.3439062</text:p>
          </table:table-cell>
          <table:table-cell office:value-type="float" office:value="328.662219042153">
            <text:p>328.7</text:p>
          </table:table-cell>
          <table:table-cell office:value-type="float" office:value="32444.3093978199">
            <text:p>32444.3</text:p>
          </table:table-cell>
          <table:table-cell office:value-type="float" office:value="0.324443093978199">
            <text:p>0.3</text:p>
          </table:table-cell>
          <table:table-cell office:value-type="float" office:value="32444.3093978199">
            <text:p>32444.3</text:p>
          </table:table-cell>
          <table:table-cell office:value-type="float" office:value="32520.1678935249">
            <text:p>32520.2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table:style-name="ce16" office:value-type="float" office:value="56.7796610169492">
            <text:p>56.78</text:p>
          </table:table-cell>
          <table:table-cell office:value-type="float" office:value="2552.36300555682">
            <text:p>2552.3630055568</text:p>
          </table:table-cell>
          <table:table-cell office:value-type="float" office:value="5110.21406008647">
            <text:p>5110.2140600865</text:p>
          </table:table-cell>
          <table:table-cell office:value-type="float" office:value="1903.06626628897">
            <text:p>1903.066266289</text:p>
          </table:table-cell>
          <table:table-cell office:value-type="float" office:value="-2716.94141126445">
            <text:p>-2716.9414112645</text:p>
          </table:table-cell>
          <table:table-cell office:value-type="float" office:value="-2105.9696549871">
            <text:p>-2105.9696549871</text:p>
          </table:table-cell>
          <table:table-cell office:value-type="float" office:value="-4309.06107087084">
            <text:p>-4309.0610708708</text:p>
          </table:table-cell>
          <table:table-cell office:value-type="float" office:value="274.951774557796">
            <text:p>274.9517745578</text:p>
          </table:table-cell>
          <table:table-cell office:value-type="float" office:value="-23744.2885979958">
            <text:p>-23744.2885979958</text:p>
          </table:table-cell>
          <table:table-cell office:value-type="float" office:value="23744288.5979958">
            <text:p>23744288.5979958</text:p>
          </table:table-cell>
          <table:table-cell office:value-type="float" office:value="118.5">
            <text:p>118.5</text:p>
          </table:table-cell>
          <table:table-cell office:value-type="float" office:value="51">
            <text:p>51</text:p>
          </table:table-cell>
          <table:table-cell office:value-type="float" office:value="-138564.011974487">
            <text:p>-138564.01197448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29867.314878</text:p>
          </table:table-cell>
          <table:table-cell office:value-type="float" office:value="513.312347091517">
            <text:p>513.3</text:p>
          </table:table-cell>
          <table:table-cell office:value-type="float" office:value="50880.0870270972">
            <text:p>50880.1</text:p>
          </table:table-cell>
          <table:table-cell office:value-type="float" office:value="0.508800870270972">
            <text:p>0.5</text:p>
          </table:table-cell>
          <table:table-cell office:value-type="float" office:value="50880.0870270972">
            <text:p>50880.1</text:p>
          </table:table-cell>
          <table:table-cell office:value-type="float" office:value="61830.0790917581">
            <text:p>61830.1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table:style-name="ce16" office:value-type="float" office:value="67.1232876712329">
            <text:p>67.12</text:p>
          </table:table-cell>
          <table:table-cell office:value-type="float" office:value="2509.73285303895">
            <text:p>2509.732853039</text:p>
          </table:table-cell>
          <table:table-cell office:value-type="float" office:value="3926.63627693044">
            <text:p>3926.6362769304</text:p>
          </table:table-cell>
          <table:table-cell office:value-type="float" office:value="1912.70321635426">
            <text:p>1912.7032163543</text:p>
          </table:table-cell>
          <table:table-cell office:value-type="float" office:value="-3004.03428215881">
            <text:p>-3004.0342821588</text:p>
          </table:table-cell>
          <table:table-cell office:value-type="float" office:value="-2156.82098994669">
            <text:p>-2156.8209899467</text:p>
          </table:table-cell>
          <table:table-cell office:value-type="float" office:value="-4189.44695546557">
            <text:p>-4189.4469554656</text:p>
          </table:table-cell>
          <table:table-cell office:value-type="float" office:value="696.98749352188">
            <text:p>696.9874935219</text:p>
          </table:table-cell>
          <table:table-cell office:value-type="float" office:value="-14658.2383253524">
            <text:p>-14658.2383253524</text:p>
          </table:table-cell>
          <table:table-cell office:value-type="float" office:value="14658238.3253524">
            <text:p>14658238.3253524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-72096.8227718114">
            <text:p>-72096.822771811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30299.013014</text:p>
          </table:table-cell>
          <table:table-cell office:value-type="float" office:value="328.662219042153">
            <text:p>328.7</text:p>
          </table:table-cell>
          <table:table-cell office:value-type="float" office:value="32444.3093978199">
            <text:p>32444.3</text:p>
          </table:table-cell>
          <table:table-cell office:value-type="float" office:value="0.324443093978199">
            <text:p>0.3</text:p>
          </table:table-cell>
          <table:table-cell office:value-type="float" office:value="32444.3093978199">
            <text:p>32444.3</text:p>
          </table:table-cell>
          <table:table-cell office:value-type="float" office:value="32520.1678935249">
            <text:p>32520.2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table:style-name="ce16" office:value-type="float" office:value="56.7796610169492">
            <text:p>56.78</text:p>
          </table:table-cell>
          <table:table-cell office:value-type="float" office:value="2552.36300555682">
            <text:p>2552.3630055568</text:p>
          </table:table-cell>
          <table:table-cell office:value-type="float" office:value="5110.21406008647">
            <text:p>5110.2140600865</text:p>
          </table:table-cell>
          <table:table-cell office:value-type="float" office:value="1903.06626628897">
            <text:p>1903.066266289</text:p>
          </table:table-cell>
          <table:table-cell office:value-type="float" office:value="-2716.94141126445">
            <text:p>-2716.9414112645</text:p>
          </table:table-cell>
          <table:table-cell office:value-type="float" office:value="-2105.9696549871">
            <text:p>-2105.9696549871</text:p>
          </table:table-cell>
          <table:table-cell office:value-type="float" office:value="-4309.06107087084">
            <text:p>-4309.0610708708</text:p>
          </table:table-cell>
          <table:table-cell office:value-type="float" office:value="274.951774557796">
            <text:p>274.9517745578</text:p>
          </table:table-cell>
          <table:table-cell office:value-type="float" office:value="-23744.2885979958">
            <text:p>-23744.2885979958</text:p>
          </table:table-cell>
          <table:table-cell office:value-type="float" office:value="23744288.5979958">
            <text:p>23744288.5979958</text:p>
          </table:table-cell>
          <table:table-cell office:value-type="float" office:value="118.5">
            <text:p>118.5</text:p>
          </table:table-cell>
          <table:table-cell office:value-type="float" office:value="51">
            <text:p>51</text:p>
          </table:table-cell>
          <table:table-cell office:value-type="float" office:value="-138564.011974487">
            <text:p>-138564.01197448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30714.552955</text:p>
          </table:table-cell>
          <table:table-cell office:value-type="float" office:value="126.269747675407">
            <text:p>126.3</text:p>
          </table:table-cell>
          <table:table-cell office:value-type="float" office:value="12318.6535928665">
            <text:p>12318.7</text:p>
          </table:table-cell>
          <table:table-cell office:value-type="float" office:value="0.123186535928665">
            <text:p>0.1</text:p>
          </table:table-cell>
          <table:table-cell office:value-type="float" office:value="12318.6535928665">
            <text:p>12318.7</text:p>
          </table:table-cell>
          <table:table-cell office:value-type="float" office:value="9291.7017597749">
            <text:p>9291.7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style-name="ce16" office:value-type="float" office:value="53.4653465346535">
            <text:p>53.47</text:p>
          </table:table-cell>
          <table:table-cell office:value-type="float" office:value="2492.78582448767">
            <text:p>2492.7858244877</text:p>
          </table:table-cell>
          <table:table-cell office:value-type="float" office:value="4536.52049031839">
            <text:p>4536.5204903184</text:p>
          </table:table-cell>
          <table:table-cell office:value-type="float" office:value="1901.58809772298">
            <text:p>1901.588097723</text:p>
          </table:table-cell>
          <table:table-cell office:value-type="float" office:value="-2601.95278573335">
            <text:p>-2601.9527857334</text:p>
          </table:table-cell>
          <table:table-cell office:value-type="float" office:value="-2104.89639382805">
            <text:p>-2104.8963938281</text:p>
          </table:table-cell>
          <table:table-cell office:value-type="float" office:value="-4092.49792200471">
            <text:p>-4092.4979220047</text:p>
          </table:table-cell>
          <table:table-cell office:value-type="float" office:value="121.966867256104">
            <text:p>121.9668672561</text:p>
          </table:table-cell>
          <table:table-cell office:value-type="float" office:value="-20322.4410946876">
            <text:p>-20322.4410946876</text:p>
          </table:table-cell>
          <table:table-cell office:value-type="float" office:value="20322441.0946876">
            <text:p>20322441.0946876</text:p>
          </table:table-cell>
          <table:table-cell office:value-type="float" office:value="101.5">
            <text:p>101.5</text:p>
          </table:table-cell>
          <table:table-cell office:value-type="float" office:value="47">
            <text:p>47</text:p>
          </table:table-cell>
          <table:table-cell office:value-type="float" office:value="-122291.780929468">
            <text:p>-122291.78092946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31123.058326</text:p>
          </table:table-cell>
          <table:table-cell office:value-type="float" office:value="179.595969244003">
            <text:p>179.6</text:p>
          </table:table-cell>
          <table:table-cell office:value-type="float" office:value="17760.792969226">
            <text:p>17760.8</text:p>
          </table:table-cell>
          <table:table-cell office:value-type="float" office:value="0.17760792969226">
            <text:p>0.2</text:p>
          </table:table-cell>
          <table:table-cell office:value-type="float" office:value="17760.792969226">
            <text:p>17760.8</text:p>
          </table:table-cell>
          <table:table-cell office:value-type="float" office:value="17725.0287883178">
            <text:p>17725.0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style-name="ce16" office:value-type="float" office:value="60">
            <text:p>60.00</text:p>
          </table:table-cell>
          <table:table-cell office:value-type="float" office:value="2400.21676805971">
            <text:p>2400.2167680597</text:p>
          </table:table-cell>
          <table:table-cell office:value-type="float" office:value="3812.3987865352">
            <text:p>3812.3987865352</text:p>
          </table:table-cell>
          <table:table-cell office:value-type="float" office:value="1899.97616029029">
            <text:p>1899.9761602903</text:p>
          </table:table-cell>
          <table:table-cell office:value-type="float" office:value="-2613.61443157701">
            <text:p>-2613.614431577</text:p>
          </table:table-cell>
          <table:table-cell office:value-type="float" office:value="-2177.64954031336">
            <text:p>-2177.6495403134</text:p>
          </table:table-cell>
          <table:table-cell office:value-type="float" office:value="-3719.34181572324">
            <text:p>-3719.3418157232</text:p>
          </table:table-cell>
          <table:table-cell office:value-type="float" office:value="394.684288205021">
            <text:p>394.684288205</text:p>
          </table:table-cell>
          <table:table-cell office:value-type="float" office:value="-9022.28307604527">
            <text:p>-9022.2830760453</text:p>
          </table:table-cell>
          <table:table-cell office:value-type="float" office:value="9022283.07604527">
            <text:p>9022283.07604527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-47045.0597683862">
            <text:p>-47045.059768386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31553.377837</text:p>
          </table:table-cell>
          <table:table-cell office:value-type="float" office:value="237.957061071302">
            <text:p>238.0</text:p>
          </table:table-cell>
          <table:table-cell office:value-type="float" office:value="23443.6090658715">
            <text:p>23443.6</text:p>
          </table:table-cell>
          <table:table-cell office:value-type="float" office:value="0.234436090658715">
            <text:p>0.2</text:p>
          </table:table-cell>
          <table:table-cell office:value-type="float" office:value="23443.6090658715">
            <text:p>23443.6</text:p>
          </table:table-cell>
          <table:table-cell office:value-type="float" office:value="22430.5500281024">
            <text:p>22430.6</text:p>
          </table:table-cell>
          <table:table-cell office:value-type="float" office:value="55">
            <text:p>55</text:p>
          </table:table-cell>
          <table:table-cell office:value-type="float" office:value="41">
            <text:p>41</text:p>
          </table:table-cell>
          <table:table-cell table:style-name="ce16" office:value-type="float" office:value="57.2916666666667">
            <text:p>57.29</text:p>
          </table:table-cell>
          <table:table-cell office:value-type="float" office:value="2417.71647475038">
            <text:p>2417.7164747504</text:p>
          </table:table-cell>
          <table:table-cell office:value-type="float" office:value="5110.21406008647">
            <text:p>5110.2140600865</text:p>
          </table:table-cell>
          <table:table-cell office:value-type="float" office:value="1903.06626628897">
            <text:p>1903.066266289</text:p>
          </table:table-cell>
          <table:table-cell office:value-type="float" office:value="-2671.48285476584">
            <text:p>-2671.4828547658</text:p>
          </table:table-cell>
          <table:table-cell office:value-type="float" office:value="-2113.01046418029">
            <text:p>-2113.0104641803</text:p>
          </table:table-cell>
          <table:table-cell office:value-type="float" office:value="-4309.06107087084">
            <text:p>-4309.0610708708</text:p>
          </table:table-cell>
          <table:table-cell office:value-type="float" office:value="244.204261102828">
            <text:p>244.2042611028</text:p>
          </table:table-cell>
          <table:table-cell office:value-type="float" office:value="-19233.0766857516">
            <text:p>-19233.0766857516</text:p>
          </table:table-cell>
          <table:table-cell office:value-type="float" office:value="19233076.6857516">
            <text:p>19233076.6857516</text:p>
          </table:table-cell>
          <table:table-cell office:value-type="float" office:value="96">
            <text:p>96</text:p>
          </table:table-cell>
          <table:table-cell office:value-type="float" office:value="41">
            <text:p>41</text:p>
          </table:table-cell>
          <table:table-cell office:value-type="float" office:value="-109530.7970454">
            <text:p>-109530.797045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32037.749464</text:p>
          </table:table-cell>
          <table:table-cell office:value-type="float" office:value="218.409275670131">
            <text:p>218.4</text:p>
          </table:table-cell>
          <table:table-cell office:value-type="float" office:value="21396.1434141842">
            <text:p>21396.1</text:p>
          </table:table-cell>
          <table:table-cell office:value-type="float" office:value="0.213961434141842">
            <text:p>0.2</text:p>
          </table:table-cell>
          <table:table-cell office:value-type="float" office:value="21396.1434141842">
            <text:p>21396.1</text:p>
          </table:table-cell>
          <table:table-cell office:value-type="float" office:value="18716.2412221325">
            <text:p>18716.2</text:p>
          </table:table-cell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table:style-name="ce16" office:value-type="float" office:value="55.7377049180328">
            <text:p>55.74</text:p>
          </table:table-cell>
          <table:table-cell office:value-type="float" office:value="2457.79375360558">
            <text:p>2457.7937536056</text:p>
          </table:table-cell>
          <table:table-cell office:value-type="float" office:value="5110.21406008647">
            <text:p>5110.2140600865</text:p>
          </table:table-cell>
          <table:table-cell office:value-type="float" office:value="1912.28152016927">
            <text:p>1912.2815201693</text:p>
          </table:table-cell>
          <table:table-cell office:value-type="float" office:value="-2698.77466353695">
            <text:p>-2698.774663537</text:p>
          </table:table-cell>
          <table:table-cell office:value-type="float" office:value="-2108.62984994694">
            <text:p>-2108.6298499469</text:p>
          </table:table-cell>
          <table:table-cell office:value-type="float" office:value="-4570.21268614092">
            <text:p>-4570.2126861409</text:p>
          </table:table-cell>
          <table:table-cell office:value-type="float" office:value="175.378224706428">
            <text:p>175.3782247064</text:p>
          </table:table-cell>
          <table:table-cell office:value-type="float" office:value="-24533.6297731874">
            <text:p>-24533.6297731874</text:p>
          </table:table-cell>
          <table:table-cell office:value-type="float" office:value="24533629.7731874">
            <text:p>24533629.7731874</text:p>
          </table:table-cell>
          <table:table-cell office:value-type="float" office:value="122.5">
            <text:p>122.5</text:p>
          </table:table-cell>
          <table:table-cell office:value-type="float" office:value="54">
            <text:p>54</text:p>
          </table:table-cell>
          <table:table-cell office:value-type="float" office:value="-145733.831830995">
            <text:p>-145733.83183099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32542.50295</text:p>
          </table:table-cell>
          <table:table-cell office:value-type="float" office:value="91.5660274382527">
            <text:p>91.6</text:p>
          </table:table-cell>
          <table:table-cell office:value-type="float" office:value="8957.48940736496">
            <text:p>8957.5</text:p>
          </table:table-cell>
          <table:table-cell office:value-type="float" office:value="0.0895748940736496">
            <text:p>0.1</text:p>
          </table:table-cell>
          <table:table-cell office:value-type="float" office:value="8957.48940736496">
            <text:p>8957.5</text:p>
          </table:table-cell>
          <table:table-cell office:value-type="float" office:value="6687.13668912266">
            <text:p>6687.1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table:style-name="ce16" office:value-type="float" office:value="52.0547945205479">
            <text:p>52.05</text:p>
          </table:table-cell>
          <table:table-cell office:value-type="float" office:value="2560.70037220828">
            <text:p>2560.7003722083</text:p>
          </table:table-cell>
          <table:table-cell office:value-type="float" office:value="4536.52049031839">
            <text:p>4536.5204903184</text:p>
          </table:table-cell>
          <table:table-cell office:value-type="float" office:value="1901.58809772298">
            <text:p>1901.588097723</text:p>
          </table:table-cell>
          <table:table-cell office:value-type="float" office:value="-2524.26070675856">
            <text:p>-2524.2607067586</text:p>
          </table:table-cell>
          <table:table-cell office:value-type="float" office:value="-2104.89639382805">
            <text:p>-2104.8963938281</text:p>
          </table:table-cell>
          <table:table-cell office:value-type="float" office:value="-3935.61319278857">
            <text:p>-3935.6131927886</text:p>
          </table:table-cell>
          <table:table-cell office:value-type="float" office:value="122.705334347465">
            <text:p>122.7053343475</text:p>
          </table:table-cell>
          <table:table-cell office:value-type="float" office:value="-14716.2737631705">
            <text:p>-14716.2737631705</text:p>
          </table:table-cell>
          <table:table-cell office:value-type="float" office:value="14716273.7631705">
            <text:p>14716273.7631705</text:p>
          </table:table-cell>
          <table:table-cell office:value-type="float" office:value="73.5">
            <text:p>73.5</text:p>
          </table:table-cell>
          <table:table-cell office:value-type="float" office:value="35">
            <text:p>35</text:p>
          </table:table-cell>
          <table:table-cell office:value-type="float" office:value="-88349.1247365496">
            <text:p>-88349.124736549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32992.99254</text:p>
          </table:table-cell>
          <table:table-cell office:value-type="float" office:value="251.005974379232">
            <text:p>251.0</text:p>
          </table:table-cell>
          <table:table-cell office:value-type="float" office:value="24648.5074276547">
            <text:p>24648.5</text:p>
          </table:table-cell>
          <table:table-cell office:value-type="float" office:value="0.246485074276547">
            <text:p>0.2</text:p>
          </table:table-cell>
          <table:table-cell office:value-type="float" office:value="24648.5074276548">
            <text:p>24648.5</text:p>
          </table:table-cell>
          <table:table-cell office:value-type="float" office:value="22418.446592692">
            <text:p>22418.4</text:p>
          </table:table-cell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  <table:table-cell table:style-name="ce16" office:value-type="float" office:value="55.46875">
            <text:p>55.47</text:p>
          </table:table-cell>
          <table:table-cell office:value-type="float" office:value="2482.63860100517">
            <text:p>2482.6386010052</text:p>
          </table:table-cell>
          <table:table-cell office:value-type="float" office:value="5110.21406008647">
            <text:p>5110.2140600865</text:p>
          </table:table-cell>
          <table:table-cell office:value-type="float" office:value="1908.69743969946">
            <text:p>1908.6974396995</text:p>
          </table:table-cell>
          <table:table-cell office:value-type="float" office:value="-2659.97953059144">
            <text:p>-2659.9795305914</text:p>
          </table:table-cell>
          <table:table-cell office:value-type="float" office:value="-2104.89639382805">
            <text:p>-2104.8963938281</text:p>
          </table:table-cell>
          <table:table-cell office:value-type="float" office:value="-4092.49792200471">
            <text:p>-4092.4979220047</text:p>
          </table:table-cell>
          <table:table-cell office:value-type="float" office:value="192.566464278553">
            <text:p>192.5664642786</text:p>
          </table:table-cell>
          <table:table-cell office:value-type="float" office:value="-25737.4859934211">
            <text:p>-25737.4859934211</text:p>
          </table:table-cell>
          <table:table-cell office:value-type="float" office:value="25737485.9934211">
            <text:p>25737485.9934211</text:p>
          </table:table-cell>
          <table:table-cell office:value-type="float" office:value="128.5">
            <text:p>128.5</text:p>
          </table:table-cell>
          <table:table-cell office:value-type="float" office:value="57">
            <text:p>57</text:p>
          </table:table-cell>
          <table:table-cell office:value-type="float" office:value="-151618.833243712">
            <text:p>-151618.8332437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2017vs2024_1m_1h_1d_only_price_percent_only_price_percent_day_of_week_none_1m|1h_1h|1d_1m|1h_1h|1d_1_0.004_20</text:p>
          </table:table-cell>
          <table:table-cell office:value-type="string">
            <text:p>trade_all_1.0_3_-0.1%_TP0.02_TR0_SL0.02</text:p>
          </table:table-cell>
          <table:table-cell office:value-type="string">
            <text:p>rl_reppo-custom_combo_all_0.0001_20000_512_1000000_0.99_RMSprop_CELU_512|64_Batcd-weigm-actin-Dropt-weigm-Dropt-actin-weigm_1_1729633513.625437</text:p>
          </table:table-cell>
          <table:table-cell office:value-type="float" office:value="227.649257530365">
            <text:p>227.6</text:p>
          </table:table-cell>
          <table:table-cell office:value-type="float" office:value="22372.606641771">
            <text:p>22372.6</text:p>
          </table:table-cell>
          <table:table-cell office:value-type="float" office:value="0.22372606641771">
            <text:p>0.2</text:p>
          </table:table-cell>
          <table:table-cell office:value-type="float" office:value="22372.606641771">
            <text:p>22372.6</text:p>
          </table:table-cell>
          <table:table-cell office:value-type="float" office:value="19982.7781222862">
            <text:p>19982.8</text:p>
          </table:table-cell>
          <table:table-cell office:value-type="float" office:value="66">
            <text:p>66</text:p>
          </table:table-cell>
          <table:table-cell office:value-type="float" office:value="53">
            <text:p>53</text:p>
          </table:table-cell>
          <table:table-cell table:style-name="ce16" office:value-type="float" office:value="55.4621848739496">
            <text:p>55.46</text:p>
          </table:table-cell>
          <table:table-cell office:value-type="float" office:value="2495.38628689638">
            <text:p>2495.3862868964</text:p>
          </table:table-cell>
          <table:table-cell office:value-type="float" office:value="4536.52049031839">
            <text:p>4536.5204903184</text:p>
          </table:table-cell>
          <table:table-cell office:value-type="float" office:value="1908.69743969946">
            <text:p>1908.6974396995</text:p>
          </table:table-cell>
          <table:table-cell office:value-type="float" office:value="-2685.33751496963">
            <text:p>-2685.3375149696</text:p>
          </table:table-cell>
          <table:table-cell office:value-type="float" office:value="-2104.89639382805">
            <text:p>-2104.8963938281</text:p>
          </table:table-cell>
          <table:table-cell office:value-type="float" office:value="-3935.61319278857">
            <text:p>-3935.6131927886</text:p>
          </table:table-cell>
          <table:table-cell office:value-type="float" office:value="188.005097830008">
            <text:p>188.00509783</text:p>
          </table:table-cell>
          <table:table-cell office:value-type="float" office:value="-23934.3069135553">
            <text:p>-23934.3069135553</text:p>
          </table:table-cell>
          <table:table-cell office:value-type="float" office:value="23934306.9135553">
            <text:p>23934306.9135553</text:p>
          </table:table-cell>
          <table:table-cell office:value-type="float" office:value="119.5">
            <text:p>119.5</text:p>
          </table:table-cell>
          <table:table-cell office:value-type="float" office:value="53">
            <text:p>53</text:p>
          </table:table-cell>
          <table:table-cell office:value-type="float" office:value="-142322.88829339">
            <text:p>-142322.8882933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2_TR0.01_SL0.02</text:p>
          </table:table-cell>
          <table:table-cell office:value-type="string">
            <text:p>hodl</text:p>
          </table:table-cell>
          <table:table-cell office:value-type="float" office:value="54300.3769019822">
            <text:p>54300.4</text:p>
          </table:table-cell>
          <table:table-cell office:value-type="float" office:value="40507.0985773951">
            <text:p>40507.1</text:p>
          </table:table-cell>
          <table:table-cell office:value-type="float" office:value="0.405070985773951">
            <text:p>0.4</text:p>
          </table:table-cell>
          <table:table-cell table:number-columns-repeated="2" office:value-type="float" office:value="40507.0985773951">
            <text:p>40507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 office:value-type="float" office:value="100">
            <text:p>100.00</text:p>
          </table:table-cell>
          <table:table-cell table:number-columns-repeated="3" office:value-type="float" office:value="40507.0985773951">
            <text:p>40507.0985773951</text:p>
          </table:table-cell>
          <table:table-cell table:number-columns-repeated="3" office:value-type="float" office:value="0">
            <text:p>0</text:p>
          </table:table-cell>
          <table:table-cell office:value-type="float" office:value="40507.0985773951">
            <text:p>40507.0985773951</text:p>
          </table:table-cell>
          <table:table-cell office:value-type="float" office:value="-240.647746323719">
            <text:p>-240.6477463237</text:p>
          </table:table-cell>
          <table:table-cell office:value-type="float" office:value="240647.746323719">
            <text:p>240647.7463237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2_TR0.01_SL0.02</text:p>
          </table:table-cell>
          <table:table-cell office:value-type="string">
            <text:p>rl_reppo-custom_combo_all_0.0001_20000_512_1000000_0.99_RMSprop_CELU_512|64_Batcd-weigm-actin-Dropt-weigm-Dropt-actin-weigm_1_1729680357.5139468</text:p>
          </table:table-cell>
          <table:table-cell office:value-type="float" office:value="-39.3317237759888">
            <text:p>-39.3</text:p>
          </table:table-cell>
          <table:table-cell office:value-type="float" office:value="-4448.47962195506">
            <text:p>-4448.5</text:p>
          </table:table-cell>
          <table:table-cell office:value-type="float" office:value="-0.0444847962195506">
            <text:p>0.0</text:p>
          </table:table-cell>
          <table:table-cell office:value-type="float" office:value="-4448.47962195496">
            <text:p>-4448.5</text:p>
          </table:table-cell>
          <table:table-cell office:value-type="float" office:value="-8586.68943876139">
            <text:p>-8586.7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table:style-name="ce16" office:value-type="float" office:value="53.6585365853659">
            <text:p>53.66</text:p>
          </table:table-cell>
          <table:table-cell office:value-type="float" office:value="1910.20031462624">
            <text:p>1910.2003146262</text:p>
          </table:table-cell>
          <table:table-cell office:value-type="float" office:value="2450.57889713385">
            <text:p>2450.5788971339</text:p>
          </table:table-cell>
          <table:table-cell office:value-type="float" office:value="481.61282185794">
            <text:p>481.6128218579</text:p>
          </table:table-cell>
          <table:table-cell office:value-type="float" office:value="-2258.6369919036">
            <text:p>-2258.6369919036</text:p>
          </table:table-cell>
          <table:table-cell office:value-type="float" office:value="-2099.14146850043">
            <text:p>-2099.1414685004</text:p>
          </table:table-cell>
          <table:table-cell office:value-type="float" office:value="-3877.32233981573">
            <text:p>-3877.3223398157</text:p>
          </table:table-cell>
          <table:table-cell office:value-type="float" office:value="-21.6999005949022">
            <text:p>-21.6999005949</text:p>
          </table:table-cell>
          <table:table-cell office:value-type="float" office:value="-41116.067587966">
            <text:p>-41116.067587966</text:p>
          </table:table-cell>
          <table:table-cell office:value-type="float" office:value="41116067.587966">
            <text:p>41116067.587966</text:p>
          </table:table-cell>
          <table:table-cell office:value-type="float" office:value="205.5">
            <text:p>205.5</text:p>
          </table:table-cell>
          <table:table-cell office:value-type="float" office:value="95">
            <text:p>95</text:p>
          </table:table-cell>
          <table:table-cell office:value-type="float" office:value="-214570.514230842">
            <text:p>-214570.51423084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2_TR0.01_SL0.02</text:p>
          </table:table-cell>
          <table:table-cell office:value-type="string">
            <text:p>rl_reppo-custom_combo_all_0.0001_20000_512_1000000_0.99_RMSprop_CELU_512|64_Batcd-weigm-actin-Dropt-weigm-Dropt-actin-weigm_1_1729681677.744884</text:p>
          </table:table-cell>
          <table:table-cell office:value-type="float" office:value="104.100626225699">
            <text:p>104.1</text:p>
          </table:table-cell>
          <table:table-cell office:value-type="float" office:value="9974.95590799722">
            <text:p>9975.0</text:p>
          </table:table-cell>
          <table:table-cell office:value-type="float" office:value="0.0997495590799723">
            <text:p>0.1</text:p>
          </table:table-cell>
          <table:table-cell office:value-type="float" office:value="9974.95590799733">
            <text:p>9975.0</text:p>
          </table:table-cell>
          <table:table-cell office:value-type="float" office:value="6927.38716914352">
            <text:p>6927.4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table:style-name="ce16" office:value-type="float" office:value="56">
            <text:p>56.00</text:p>
          </table:table-cell>
          <table:table-cell office:value-type="float" office:value="1899.22504891667">
            <text:p>1899.2250489167</text:p>
          </table:table-cell>
          <table:table-cell office:value-type="float" office:value="2385.00931646502">
            <text:p>2385.009316465</text:p>
          </table:table-cell>
          <table:table-cell office:value-type="float" office:value="746.13377359345">
            <text:p>746.1337735935</text:p>
          </table:table-cell>
          <table:table-cell office:value-type="float" office:value="-2266.05982122731">
            <text:p>-2266.0598212273</text:p>
          </table:table-cell>
          <table:table-cell office:value-type="float" office:value="-2098.45574621587">
            <text:p>-2098.4557462159</text:p>
          </table:table-cell>
          <table:table-cell office:value-type="float" office:value="-3865.84249645093">
            <text:p>-3865.8424964509</text:p>
          </table:table-cell>
          <table:table-cell office:value-type="float" office:value="66.4997060533155">
            <text:p>66.4997060533</text:p>
          </table:table-cell>
          <table:table-cell office:value-type="float" office:value="-30124.9999558639">
            <text:p>-30124.9999558639</text:p>
          </table:table-cell>
          <table:table-cell office:value-type="float" office:value="30124999.9558639">
            <text:p>30124999.9558639</text:p>
          </table:table-cell>
          <table:table-cell office:value-type="float" office:value="150.5">
            <text:p>150.5</text:p>
          </table:table-cell>
          <table:table-cell office:value-type="float" office:value="66">
            <text:p>66</text:p>
          </table:table-cell>
          <table:table-cell office:value-type="float" office:value="-149559.948201003">
            <text:p>-149559.94820100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2_TR0.01_SL0.02</text:p>
          </table:table-cell>
          <table:table-cell office:value-type="string">
            <text:p>rl_reppo-custom_combo_all_0.0001_20000_512_1000000_0.99_RMSprop_CELU_512|64_Batcd-weigm-actin-Dropt-weigm-Dropt-actin-weigm_1_1729684784.0697742</text:p>
          </table:table-cell>
          <table:table-cell office:value-type="float" office:value="-125.043327975201">
            <text:p>-125.0</text:p>
          </table:table-cell>
          <table:table-cell office:value-type="float" office:value="-12983.2874154922">
            <text:p>-12983.3</text:p>
          </table:table-cell>
          <table:table-cell office:value-type="float" office:value="-0.129832874154922">
            <text:p>-0.1</text:p>
          </table:table-cell>
          <table:table-cell office:value-type="float" office:value="-12983.2874154921">
            <text:p>-12983.3</text:p>
          </table:table-cell>
          <table:table-cell office:value-type="float" office:value="-16172.2905631069">
            <text:p>-16172.3</text:p>
          </table:table-cell>
          <table:table-cell office:value-type="float" office:value="113">
            <text:p>113</text:p>
          </table:table-cell>
          <table:table-cell office:value-type="float" office:value="101">
            <text:p>101</text:p>
          </table:table-cell>
          <table:table-cell table:style-name="ce16" office:value-type="float" office:value="52.803738317757">
            <text:p>52.80</text:p>
          </table:table-cell>
          <table:table-cell office:value-type="float" office:value="1893.90146204705">
            <text:p>1893.9014620471</text:p>
          </table:table-cell>
          <table:table-cell office:value-type="float" office:value="2167.93184459158">
            <text:p>2167.9318445916</text:p>
          </table:table-cell>
          <table:table-cell office:value-type="float" office:value="481.61282185794">
            <text:p>481.6128218579</text:p>
          </table:table-cell>
          <table:table-cell office:value-type="float" office:value="-2247.46685769118">
            <text:p>-2247.4668576912</text:p>
          </table:table-cell>
          <table:table-cell office:value-type="float" office:value="-2099.23783632896">
            <text:p>-2099.237836329</text:p>
          </table:table-cell>
          <table:table-cell office:value-type="float" office:value="-3052.45324372406">
            <text:p>-3052.4532437241</text:p>
          </table:table-cell>
          <table:table-cell office:value-type="float" office:value="-60.6695673621128">
            <text:p>-60.6695673621</text:p>
          </table:table-cell>
          <table:table-cell office:value-type="float" office:value="-42908.4251377222">
            <text:p>-42908.4251377222</text:p>
          </table:table-cell>
          <table:table-cell office:value-type="float" office:value="42908425.1377222">
            <text:p>42908425.1377222</text:p>
          </table:table-cell>
          <table:table-cell office:value-type="float" office:value="214.5">
            <text:p>214.5</text:p>
          </table:table-cell>
          <table:table-cell office:value-type="float" office:value="101">
            <text:p>101</text:p>
          </table:table-cell>
          <table:table-cell office:value-type="float" office:value="-226994.152626809">
            <text:p>-226994.15262680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2_TR0.01_SL0.02</text:p>
          </table:table-cell>
          <table:table-cell office:value-type="string">
            <text:p>rl_reppo-custom_combo_all_0.0001_20000_512_1000000_0.99_RMSprop_CELU_512|64_Batcd-weigm-actin-Dropt-weigm-Dropt-actin-weigm_1_1729685960.841218</text:p>
          </table:table-cell>
          <table:table-cell office:value-type="float" office:value="-104.658099460409">
            <text:p>-104.7</text:p>
          </table:table-cell>
          <table:table-cell office:value-type="float" office:value="-10599.7193973358">
            <text:p>-10599.7</text:p>
          </table:table-cell>
          <table:table-cell office:value-type="float" office:value="-0.105997193973358">
            <text:p>-0.1</text:p>
          </table:table-cell>
          <table:table-cell office:value-type="float" office:value="-10599.7193973358">
            <text:p>-10599.7</text:p>
          </table:table-cell>
          <table:table-cell office:value-type="float" office:value="-12142.1564852156">
            <text:p>-12142.2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table:style-name="ce16" office:value-type="float" office:value="51.8181818181818">
            <text:p>51.82</text:p>
          </table:table-cell>
          <table:table-cell office:value-type="float" office:value="1876.92587084395">
            <text:p>1876.925870844</text:p>
          </table:table-cell>
          <table:table-cell office:value-type="float" office:value="2203.198619535">
            <text:p>2203.198619535</text:p>
          </table:table-cell>
          <table:table-cell office:value-type="float" office:value="746.13377359345">
            <text:p>746.1337735935</text:p>
          </table:table-cell>
          <table:table-cell office:value-type="float" office:value="-2218.57535915926">
            <text:p>-2218.5753591593</text:p>
          </table:table-cell>
          <table:table-cell office:value-type="float" office:value="-2099.1173792495">
            <text:p>-2099.1173792495</text:p>
          </table:table-cell>
          <table:table-cell office:value-type="float" office:value="-2575.87619568648">
            <text:p>-2575.8761956865</text:p>
          </table:table-cell>
          <table:table-cell office:value-type="float" office:value="-96.3610854303257">
            <text:p>-96.3610854303</text:p>
          </table:table-cell>
          <table:table-cell office:value-type="float" office:value="-22000.4006812839">
            <text:p>-22000.4006812839</text:p>
          </table:table-cell>
          <table:table-cell office:value-type="float" office:value="22000400.6812839">
            <text:p>22000400.6812839</text:p>
          </table:table-cell>
          <table:table-cell office:value-type="float" office:value="110">
            <text:p>110</text:p>
          </table:table-cell>
          <table:table-cell office:value-type="float" office:value="53">
            <text:p>53</text:p>
          </table:table-cell>
          <table:table-cell office:value-type="float" office:value="-117584.494035441">
            <text:p>-117584.49403544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2_TR0.01_SL0.02</text:p>
          </table:table-cell>
          <table:table-cell office:value-type="string">
            <text:p>rl_reppo-custom_combo_all_0.0001_20000_512_1000000_0.99_RMSprop_CELU_512|64_Batcd-weigm-actin-Dropt-weigm-Dropt-actin-weigm_1_1729687223.1375859</text:p>
          </table:table-cell>
          <table:table-cell office:value-type="float" office:value="-75.2651729605171">
            <text:p>-75.3</text:p>
          </table:table-cell>
          <table:table-cell office:value-type="float" office:value="-8070.23696533842">
            <text:p>-8070.2</text:p>
          </table:table-cell>
          <table:table-cell office:value-type="float" office:value="-0.0807023696533842">
            <text:p>-0.1</text:p>
          </table:table-cell>
          <table:table-cell office:value-type="float" office:value="-8070.23696533829">
            <text:p>-8070.2</text:p>
          </table:table-cell>
          <table:table-cell office:value-type="float" office:value="-12083.5839365807">
            <text:p>-12083.6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style-name="ce16" office:value-type="float" office:value="53.393665158371">
            <text:p>53.39</text:p>
          </table:table-cell>
          <table:table-cell office:value-type="float" office:value="1894.48150893057">
            <text:p>1894.4815089306</text:p>
          </table:table-cell>
          <table:table-cell office:value-type="float" office:value="2450.57889713385">
            <text:p>2450.5788971339</text:p>
          </table:table-cell>
          <table:table-cell office:value-type="float" office:value="481.61282185794">
            <text:p>481.6128218579</text:p>
          </table:table-cell>
          <table:table-cell office:value-type="float" office:value="-2248.72868950627">
            <text:p>-2248.7286895063</text:p>
          </table:table-cell>
          <table:table-cell office:value-type="float" office:value="-2099.14146850043">
            <text:p>-2099.1414685004</text:p>
          </table:table-cell>
          <table:table-cell office:value-type="float" office:value="-3052.45324372406">
            <text:p>-3052.4532437241</text:p>
          </table:table-cell>
          <table:table-cell office:value-type="float" office:value="-36.5169093454221">
            <text:p>-36.5169093454</text:p>
          </table:table-cell>
          <table:table-cell office:value-type="float" office:value="-44314.0438068415">
            <text:p>-44314.0438068415</text:p>
          </table:table-cell>
          <table:table-cell office:value-type="float" office:value="44314043.8068415">
            <text:p>44314043.8068415</text:p>
          </table:table-cell>
          <table:table-cell office:value-type="float" office:value="221.5">
            <text:p>221.5</text:p>
          </table:table-cell>
          <table:table-cell office:value-type="float" office:value="103">
            <text:p>103</text:p>
          </table:table-cell>
          <table:table-cell office:value-type="float" office:value="-231619.055019146">
            <text:p>-231619.05501914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2_TR0.01_SL0.02</text:p>
          </table:table-cell>
          <table:table-cell office:value-type="string">
            <text:p>rl_reppo-custom_combo_all_0.0001_20000_512_1000000_0.99_RMSprop_CELU_512|64_Batcd-weigm-actin-Dropt-weigm-Dropt-actin-weigm_1_1729688710.536845</text:p>
          </table:table-cell>
          <table:table-cell office:value-type="float" office:value="-99.446154680218">
            <text:p>-99.4</text:p>
          </table:table-cell>
          <table:table-cell office:value-type="float" office:value="-10468.6802539788">
            <text:p>-10468.7</text:p>
          </table:table-cell>
          <table:table-cell office:value-type="float" office:value="-0.104686802539788">
            <text:p>-0.1</text:p>
          </table:table-cell>
          <table:table-cell office:value-type="float" office:value="-10468.6802539788">
            <text:p>-10468.7</text:p>
          </table:table-cell>
          <table:table-cell office:value-type="float" office:value="-13986.7929945099">
            <text:p>-13986.8</text:p>
          </table:table-cell>
          <table:table-cell office:value-type="float" office:value="112">
            <text:p>112</text:p>
          </table:table-cell>
          <table:table-cell office:value-type="float" office:value="95">
            <text:p>95</text:p>
          </table:table-cell>
          <table:table-cell table:style-name="ce16" office:value-type="float" office:value="54.1062801932367">
            <text:p>54.11</text:p>
          </table:table-cell>
          <table:table-cell office:value-type="float" office:value="1861.13428690306">
            <text:p>1861.1342869031</text:p>
          </table:table-cell>
          <table:table-cell office:value-type="float" office:value="2245.0333854574">
            <text:p>2245.0333854574</text:p>
          </table:table-cell>
          <table:table-cell office:value-type="float" office:value="481.61282185794">
            <text:p>481.6128218579</text:p>
          </table:table-cell>
          <table:table-cell office:value-type="float" office:value="-2304.37600407497">
            <text:p>-2304.376004075</text:p>
          </table:table-cell>
          <table:table-cell office:value-type="float" office:value="-2099.23783632896">
            <text:p>-2099.237836329</text:p>
          </table:table-cell>
          <table:table-cell office:value-type="float" office:value="-3877.32233981573">
            <text:p>-3877.3223398157</text:p>
          </table:table-cell>
          <table:table-cell office:value-type="float" office:value="-50.5733345602839">
            <text:p>-50.5733345603</text:p>
          </table:table-cell>
          <table:table-cell office:value-type="float" office:value="-41510.2415613073">
            <text:p>-41510.2415613073</text:p>
          </table:table-cell>
          <table:table-cell office:value-type="float" office:value="41510241.5613073">
            <text:p>41510241.5613073</text:p>
          </table:table-cell>
          <table:table-cell office:value-type="float" office:value="207.5">
            <text:p>207.5</text:p>
          </table:table-cell>
          <table:table-cell office:value-type="float" office:value="95">
            <text:p>95</text:p>
          </table:table-cell>
          <table:table-cell office:value-type="float" office:value="-218915.720387122">
            <text:p>-218915.72038712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2_TR0.01_SL0.02</text:p>
          </table:table-cell>
          <table:table-cell office:value-type="string">
            <text:p>rl_reppo-custom_combo_all_0.0001_20000_512_1000000_0.99_RMSprop_CELU_512|64_Batcd-weigm-actin-Dropt-weigm-Dropt-actin-weigm_1_1729689739.289643</text:p>
          </table:table-cell>
          <table:table-cell office:value-type="float" office:value="-51.5309656576438">
            <text:p>-51.5</text:p>
          </table:table-cell>
          <table:table-cell office:value-type="float" office:value="-5703.34889734487">
            <text:p>-5703.3</text:p>
          </table:table-cell>
          <table:table-cell office:value-type="float" office:value="-0.0570334889734487">
            <text:p>-0.1</text:p>
          </table:table-cell>
          <table:table-cell office:value-type="float" office:value="-5703.34889734487">
            <text:p>-5703.3</text:p>
          </table:table-cell>
          <table:table-cell office:value-type="float" office:value="-9934.29645569204">
            <text:p>-9934.3</text:p>
          </table:table-cell>
          <table:table-cell office:value-type="float" office:value="116">
            <text:p>116</text:p>
          </table:table-cell>
          <table:table-cell office:value-type="float" office:value="100">
            <text:p>100</text:p>
          </table:table-cell>
          <table:table-cell table:style-name="ce16" office:value-type="float" office:value="53.7037037037037">
            <text:p>53.70</text:p>
          </table:table-cell>
          <table:table-cell office:value-type="float" office:value="1903.65380677179">
            <text:p>1903.6538067718</text:p>
          </table:table-cell>
          <table:table-cell office:value-type="float" office:value="2450.57889713385">
            <text:p>2450.5788971339</text:p>
          </table:table-cell>
          <table:table-cell office:value-type="float" office:value="614.097618238186">
            <text:p>614.0976182382</text:p>
          </table:table-cell>
          <table:table-cell office:value-type="float" office:value="-2265.27190482872">
            <text:p>-2265.2719048287</text:p>
          </table:table-cell>
          <table:table-cell office:value-type="float" office:value="-2099.23783632896">
            <text:p>-2099.237836329</text:p>
          </table:table-cell>
          <table:table-cell office:value-type="float" office:value="-3865.84249645093">
            <text:p>-3865.8424964509</text:p>
          </table:table-cell>
          <table:table-cell office:value-type="float" office:value="-26.4043930432633">
            <text:p>-26.4043930433</text:p>
          </table:table-cell>
          <table:table-cell office:value-type="float" office:value="-43315.9125636663">
            <text:p>-43315.9125636663</text:p>
          </table:table-cell>
          <table:table-cell office:value-type="float" office:value="43315912.5636663">
            <text:p>43315912.5636663</text:p>
          </table:table-cell>
          <table:table-cell office:value-type="float" office:value="216.5">
            <text:p>216.5</text:p>
          </table:table-cell>
          <table:table-cell office:value-type="float" office:value="100">
            <text:p>100</text:p>
          </table:table-cell>
          <table:table-cell office:value-type="float" office:value="-226527.190482872">
            <text:p>-226527.19048287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2_TR0.01_SL0.02</text:p>
          </table:table-cell>
          <table:table-cell office:value-type="string">
            <text:p>rl_reppo-custom_combo_all_0.0001_20000_512_1000000_0.99_RMSprop_CELU_512|64_Batcd-weigm-actin-Dropt-weigm-Dropt-actin-weigm_1_1729690699.435649</text:p>
          </table:table-cell>
          <table:table-cell office:value-type="float" office:value="-85.9111053990351">
            <text:p>-85.9</text:p>
          </table:table-cell>
          <table:table-cell office:value-type="float" office:value="-9128.67227744481">
            <text:p>-9128.7</text:p>
          </table:table-cell>
          <table:table-cell office:value-type="float" office:value="-0.0912867227744481">
            <text:p>-0.1</text:p>
          </table:table-cell>
          <table:table-cell office:value-type="float" office:value="-9128.67227744468">
            <text:p>-9128.7</text:p>
          </table:table-cell>
          <table:table-cell office:value-type="float" office:value="-12948.3695313673">
            <text:p>-12948.4</text:p>
          </table:table-cell>
          <table:table-cell office:value-type="float" office:value="118">
            <text:p>118</text:p>
          </table:table-cell>
          <table:table-cell office:value-type="float" office:value="102">
            <text:p>102</text:p>
          </table:table-cell>
          <table:table-cell table:style-name="ce16" office:value-type="float" office:value="53.6363636363636">
            <text:p>53.64</text:p>
          </table:table-cell>
          <table:table-cell office:value-type="float" office:value="1866.19126196199">
            <text:p>1866.191261962</text:p>
          </table:table-cell>
          <table:table-cell office:value-type="float" office:value="2450.57889713385">
            <text:p>2450.5788971339</text:p>
          </table:table-cell>
          <table:table-cell office:value-type="float" office:value="481.61282185794">
            <text:p>481.6128218579</text:p>
          </table:table-cell>
          <table:table-cell office:value-type="float" office:value="-2248.42393322509">
            <text:p>-2248.4239332251</text:p>
          </table:table-cell>
          <table:table-cell office:value-type="float" office:value="-2099.14146850043">
            <text:p>-2099.1414685004</text:p>
          </table:table-cell>
          <table:table-cell office:value-type="float" office:value="-3052.45324372406">
            <text:p>-3052.4532437241</text:p>
          </table:table-cell>
          <table:table-cell office:value-type="float" office:value="-41.4939648974758">
            <text:p>-41.4939648975</text:p>
          </table:table-cell>
          <table:table-cell office:value-type="float" office:value="-44112.8842119345">
            <text:p>-44112.8842119345</text:p>
          </table:table-cell>
          <table:table-cell office:value-type="float" office:value="44112884.2119345">
            <text:p>44112884.2119345</text:p>
          </table:table-cell>
          <table:table-cell office:value-type="float" office:value="220.5">
            <text:p>220.5</text:p>
          </table:table-cell>
          <table:table-cell office:value-type="float" office:value="102">
            <text:p>102</text:p>
          </table:table-cell>
          <table:table-cell office:value-type="float" office:value="-229339.24118896">
            <text:p>-229339.2411889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174:.D181])/COUNT([.D174:.D181])" office:value-type="float" office:value="-59.6357404604142">
            <text:p>-59.6</text:p>
          </table:table-cell>
          <table:table-cell table:style-name="ce8" table:formula="of:=SUM([.E174:.E181])/COUNT([.E174:.E181])" office:value-type="float" office:value="-6428.43361511159">
            <text:p>-6428.4</text:p>
          </table:table-cell>
          <table:table-cell table:style-name="ce8" table:formula="of:=SUM([.F174:.F181])/COUNT([.F174:.F181])" office:value-type="float" office:value="-0.0642843361511159">
            <text:p>-0.1</text:p>
          </table:table-cell>
          <table:table-cell table:style-name="ce8" table:formula="of:=SUM([.G174:.G181])/COUNT([.G174:.G181])" office:value-type="float" office:value="-6428.43361511152">
            <text:p>-6428.4</text:p>
          </table:table-cell>
          <table:table-cell table:style-name="ce8" table:formula="of:=SUM([.H174:.H181])/COUNT([.H174:.H181])" office:value-type="float" office:value="-9865.84902951129">
            <text:p>-9865.8</text:p>
          </table:table-cell>
          <table:table-cell table:style-name="ce12" table:formula="of:=SUM([.I174:.I181])/COUNT([.I174:.I181])" office:value-type="float" office:value="103.5">
            <text:p>104</text:p>
          </table:table-cell>
          <table:table-cell table:style-name="ce12" table:formula="of:=SUM([.J174:.J181])/COUNT([.J174:.J181])" office:value-type="float" office:value="89.375">
            <text:p>89</text:p>
          </table:table-cell>
          <table:table-cell table:style-name="ce17" table:formula="of:=SUM([.K174:.K181])/COUNT([.K174:.K181])" office:value-type="float" office:value="53.6400586766225">
            <text:p>53.64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1_TR0.005_SL0.01</text:p>
          </table:table-cell>
          <table:table-cell office:value-type="string">
            <text:p>rl_reppo-custom_combo_all_0.0001_20000_512_1000000_0.99_RMSprop_CELU_512|64_Batcd-weigm-actin-Dropt-weigm-Dropt-actin-weigm_1_1729692931.802387</text:p>
          </table:table-cell>
          <table:table-cell office:value-type="float" office:value="-279.277233616678">
            <text:p>-279.3</text:p>
          </table:table-cell>
          <table:table-cell office:value-type="float" office:value="-28254.7597895284">
            <text:p>-28254.8</text:p>
          </table:table-cell>
          <table:table-cell office:value-type="float" office:value="-0.282547597895284">
            <text:p>-0.3</text:p>
          </table:table-cell>
          <table:table-cell office:value-type="float" office:value="-28254.7597895284">
            <text:p>-28254.8</text:p>
          </table:table-cell>
          <table:table-cell office:value-type="float" office:value="-25552.044120648">
            <text:p>-25552.0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table:style-name="ce16" office:value-type="float" office:value="53.1818181818182">
            <text:p>53.18</text:p>
          </table:table-cell>
          <table:table-cell office:value-type="float" office:value="835.948589524781">
            <text:p>835.9485895248</text:p>
          </table:table-cell>
          <table:table-cell office:value-type="float" office:value="1197.81845353304">
            <text:p>1197.818453533</text:p>
          </table:table-cell>
          <table:table-cell office:value-type="float" office:value="134.033542477351">
            <text:p>134.0335424774</text:p>
          </table:table-cell>
          <table:table-cell office:value-type="float" office:value="-1223.89072586338">
            <text:p>-1223.8907258634</text:p>
          </table:table-cell>
          <table:table-cell office:value-type="float" office:value="-268.293959264149">
            <text:p>-268.2939592641</text:p>
          </table:table-cell>
          <table:table-cell office:value-type="float" office:value="-2421.95530486709">
            <text:p>-2421.9553048671</text:p>
          </table:table-cell>
          <table:table-cell office:value-type="float" office:value="-128.430726316038">
            <text:p>-128.430726316</text:p>
          </table:table-cell>
          <table:table-cell office:value-type="float" office:value="-43993.7389791897">
            <text:p>-43993.7389791897</text:p>
          </table:table-cell>
          <table:table-cell office:value-type="float" office:value="43993738.9791897">
            <text:p>43993738.9791897</text:p>
          </table:table-cell>
          <table:table-cell office:value-type="float" office:value="220">
            <text:p>220</text:p>
          </table:table-cell>
          <table:table-cell office:value-type="float" office:value="102">
            <text:p>102</text:p>
          </table:table-cell>
          <table:table-cell office:value-type="float" office:value="-125792.450804664">
            <text:p>-125792.45080466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1_TR0.005_SL0.01</text:p>
          </table:table-cell>
          <table:table-cell office:value-type="string">
            <text:p>rl_reppo-custom_combo_all_0.0001_20000_512_1000000_0.99_RMSprop_CELU_512|64_Batcd-weigm-actin-Dropt-weigm-Dropt-actin-weigm_1_1729693894.547888</text:p>
          </table:table-cell>
          <table:table-cell office:value-type="float" office:value="-14.30523307537">
            <text:p>-14.3</text:p>
          </table:table-cell>
          <table:table-cell office:value-type="float" office:value="-1448.53873775346">
            <text:p>-1448.5</text:p>
          </table:table-cell>
          <table:table-cell office:value-type="float" office:value="-0.0144853873775346">
            <text:p>0.0</text:p>
          </table:table-cell>
          <table:table-cell office:value-type="float" office:value="-1448.53873775346">
            <text:p>-1448.5</text:p>
          </table:table-cell>
          <table:table-cell office:value-type="float" office:value="-1591.28035821171">
            <text:p>-1591.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style-name="ce16" office:value-type="float" office:value="56.6666666666667">
            <text:p>56.67</text:p>
          </table:table-cell>
          <table:table-cell office:value-type="float" office:value="816.600718355322">
            <text:p>816.6007183553</text:p>
          </table:table-cell>
          <table:table-cell office:value-type="float" office:value="1167.14382824008">
            <text:p>1167.1438282401</text:p>
          </table:table-cell>
          <table:table-cell office:value-type="float" office:value="216.075095144057">
            <text:p>216.0750951441</text:p>
          </table:table-cell>
          <table:table-cell office:value-type="float" office:value="-1179.28853459953">
            <text:p>-1179.2885345995</text:p>
          </table:table-cell>
          <table:table-cell office:value-type="float" office:value="-1104.59598208308">
            <text:p>-1104.5959820831</text:p>
          </table:table-cell>
          <table:table-cell office:value-type="float" office:value="-1306.28895042071">
            <text:p>-1306.2889504207</text:p>
          </table:table-cell>
          <table:table-cell office:value-type="float" office:value="-48.2846245917821">
            <text:p>-48.2846245918</text:p>
          </table:table-cell>
          <table:table-cell office:value-type="float" office:value="-6001.55301427652">
            <text:p>-6001.5530142765</text:p>
          </table:table-cell>
          <table:table-cell office:value-type="float" office:value="6001553.01427652">
            <text:p>6001553.01427652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-15330.7509497939">
            <text:p>-15330.750949793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1_TR0.005_SL0.01</text:p>
          </table:table-cell>
          <table:table-cell office:value-type="string">
            <text:p>rl_reppo-custom_combo_all_0.0001_20000_512_1000000_0.99_RMSprop_CELU_512|64_Batcd-weigm-actin-Dropt-weigm-Dropt-actin-weigm_1_1729694830.065502</text:p>
          </table:table-cell>
          <table:table-cell office:value-type="float" office:value="-650.178922022434">
            <text:p>-650.2</text:p>
          </table:table-cell>
          <table:table-cell office:value-type="float" office:value="-65338.1663235699">
            <text:p>-65338.2</text:p>
          </table:table-cell>
          <table:table-cell office:value-type="float" office:value="-0.653381663235699">
            <text:p>-0.7</text:p>
          </table:table-cell>
          <table:table-cell office:value-type="float" office:value="-65338.1663235699">
            <text:p>-65338.2</text:p>
          </table:table-cell>
          <table:table-cell office:value-type="float" office:value="-49174.0299908961">
            <text:p>-49174.0</text:p>
          </table:table-cell>
          <table:table-cell office:value-type="float" office:value="191">
            <text:p>191</text:p>
          </table:table-cell>
          <table:table-cell office:value-type="float" office:value="200">
            <text:p>200</text:p>
          </table:table-cell>
          <table:table-cell table:style-name="ce16" office:value-type="float" office:value="48.849104859335">
            <text:p>48.85</text:p>
          </table:table-cell>
          <table:table-cell office:value-type="float" office:value="917.635744171869">
            <text:p>917.6357441719</text:p>
          </table:table-cell>
          <table:table-cell office:value-type="float" office:value="1606.94551703414">
            <text:p>1606.9455170341</text:p>
          </table:table-cell>
          <table:table-cell office:value-type="float" office:value="134.033542477351">
            <text:p>134.0335424774</text:p>
          </table:table-cell>
          <table:table-cell office:value-type="float" office:value="-1203.03296730198">
            <text:p>-1203.032967302</text:p>
          </table:table-cell>
          <table:table-cell office:value-type="float" office:value="-28.6900549147977">
            <text:p>-28.6900549148</text:p>
          </table:table-cell>
          <table:table-cell office:value-type="float" office:value="-1638.65473755334">
            <text:p>-1638.6547375533</text:p>
          </table:table-cell>
          <table:table-cell office:value-type="float" office:value="-167.105284715012">
            <text:p>-167.105284715</text:p>
          </table:table-cell>
          <table:table-cell office:value-type="float" office:value="-78273.7355692458">
            <text:p>-78273.7355692458</text:p>
          </table:table-cell>
          <table:table-cell office:value-type="float" office:value="78273735.5692457">
            <text:p>78273735.5692457</text:p>
          </table:table-cell>
          <table:table-cell office:value-type="float" office:value="391.5">
            <text:p>391.5</text:p>
          </table:table-cell>
          <table:table-cell office:value-type="float" office:value="198">
            <text:p>198</text:p>
          </table:table-cell>
          <table:table-cell office:value-type="float" office:value="-240547.56341624">
            <text:p>-240547.5634162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1_TR0.005_SL0.01</text:p>
          </table:table-cell>
          <table:table-cell office:value-type="string">
            <text:p>rl_reppo-custom_combo_all_0.0001_20000_512_1000000_0.99_RMSprop_CELU_512|64_Batcd-weigm-actin-Dropt-weigm-Dropt-actin-weigm_1_1729696049.332767</text:p>
          </table:table-cell>
          <table:table-cell office:value-type="float" office:value="-264.331370749169">
            <text:p>-264.3</text:p>
          </table:table-cell>
          <table:table-cell office:value-type="float" office:value="-26540.2100096485">
            <text:p>-26540.2</text:p>
          </table:table-cell>
          <table:table-cell office:value-type="float" office:value="-0.265402100096485">
            <text:p>-0.3</text:p>
          </table:table-cell>
          <table:table-cell office:value-type="float" office:value="-26540.2100096485">
            <text:p>-26540.2</text:p>
          </table:table-cell>
          <table:table-cell office:value-type="float" office:value="-24038.7904195124">
            <text:p>-24038.8</text:p>
          </table:table-cell>
          <table:table-cell table:number-columns-repeated="2" office:value-type="float" office:value="82">
            <text:p>82</text:p>
          </table:table-cell>
          <table:table-cell table:style-name="ce16" office:value-type="float" office:value="50">
            <text:p>50.00</text:p>
          </table:table-cell>
          <table:table-cell office:value-type="float" office:value="886.147963313422">
            <text:p>886.1479633134</text:p>
          </table:table-cell>
          <table:table-cell office:value-type="float" office:value="1462.10581709129">
            <text:p>1462.1058170913</text:p>
          </table:table-cell>
          <table:table-cell office:value-type="float" office:value="165.370269762934">
            <text:p>165.3702697629</text:p>
          </table:table-cell>
          <table:table-cell office:value-type="float" office:value="-1209.80906099206">
            <text:p>-1209.8090609921</text:p>
          </table:table-cell>
          <table:table-cell office:value-type="float" office:value="-1099.16039798818">
            <text:p>-1099.1603979882</text:p>
          </table:table-cell>
          <table:table-cell office:value-type="float" office:value="-1442.49907317471">
            <text:p>-1442.4990731747</text:p>
          </table:table-cell>
          <table:table-cell office:value-type="float" office:value="-161.83054883932">
            <text:p>-161.8305488393</text:p>
          </table:table-cell>
          <table:table-cell office:value-type="float" office:value="-32889.84963963">
            <text:p>-32889.84963963</text:p>
          </table:table-cell>
          <table:table-cell office:value-type="float" office:value="32889849.63963">
            <text:p>32889849.63963</text:p>
          </table:table-cell>
          <table:table-cell office:value-type="float" office:value="164.5">
            <text:p>164.5</text:p>
          </table:table-cell>
          <table:table-cell office:value-type="float" office:value="82">
            <text:p>82</text:p>
          </table:table-cell>
          <table:table-cell office:value-type="float" office:value="-99204.3430013491">
            <text:p>-99204.343001349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1_TR0.005_SL0.01</text:p>
          </table:table-cell>
          <table:table-cell office:value-type="string">
            <text:p>rl_reppo-custom_combo_all_0.0001_20000_512_1000000_0.99_RMSprop_CELU_512|64_Batcd-weigm-actin-Dropt-weigm-Dropt-actin-weigm_1_1729698212.713749</text:p>
          </table:table-cell>
          <table:table-cell office:value-type="float" office:value="-62.1117032363654">
            <text:p>-62.1</text:p>
          </table:table-cell>
          <table:table-cell office:value-type="float" office:value="-6202.4259374798">
            <text:p>-6202.4</text:p>
          </table:table-cell>
          <table:table-cell office:value-type="float" office:value="-0.062024259374798">
            <text:p>-0.1</text:p>
          </table:table-cell>
          <table:table-cell office:value-type="float" office:value="-6202.4259374798">
            <text:p>-6202.4</text:p>
          </table:table-cell>
          <table:table-cell office:value-type="float" office:value="-6201.90832721488">
            <text:p>-6201.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style-name="ce16" office:value-type="float" office:value="48.4848484848485">
            <text:p>48.48</text:p>
          </table:table-cell>
          <table:table-cell office:value-type="float" office:value="916.053029975513">
            <text:p>916.0530299755</text:p>
          </table:table-cell>
          <table:table-cell office:value-type="float" office:value="1183.96922157214">
            <text:p>1183.9692215721</text:p>
          </table:table-cell>
          <table:table-cell office:value-type="float" office:value="169.44187589096">
            <text:p>169.441875891</text:p>
          </table:table-cell>
          <table:table-cell office:value-type="float" office:value="-1227.01614218165">
            <text:p>-1227.0161421817</text:p>
          </table:table-cell>
          <table:table-cell office:value-type="float" office:value="-1107.4294574752">
            <text:p>-1107.4294574752</text:p>
          </table:table-cell>
          <table:table-cell office:value-type="float" office:value="-1434.26074852089">
            <text:p>-1434.2607485209</text:p>
          </table:table-cell>
          <table:table-cell office:value-type="float" office:value="-187.952301135751">
            <text:p>-187.9523011358</text:p>
          </table:table-cell>
          <table:table-cell office:value-type="float" office:value="-6597.09466873125">
            <text:p>-6597.0946687313</text:p>
          </table:table-cell>
          <table:table-cell office:value-type="float" office:value="6597094.66873125">
            <text:p>6597094.66873125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-20859.274417088">
            <text:p>-20859.27441708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1_TR0.005_SL0.01</text:p>
          </table:table-cell>
          <table:table-cell office:value-type="string">
            <text:p>rl_reppo-custom_combo_all_0.0001_20000_512_1000000_0.99_RMSprop_CELU_512|64_Batcd-weigm-actin-Dropt-weigm-Dropt-actin-weigm_1_1729700107.376617</text:p>
          </table:table-cell>
          <table:table-cell office:value-type="float" office:value="-1231.58212382069">
            <text:p>-1231.6</text:p>
          </table:table-cell>
          <table:table-cell office:value-type="float" office:value="-123599.007335719">
            <text:p>-123599.0</text:p>
          </table:table-cell>
          <table:table-cell office:value-type="float" office:value="-1.23599007335719">
            <text:p>-1.2</text:p>
          </table:table-cell>
          <table:table-cell office:value-type="float" office:value="-123599.007335719">
            <text:p>-123599.0</text:p>
          </table:table-cell>
          <table:table-cell office:value-type="float" office:value="-72020.1540399552">
            <text:p>-72020.2</text:p>
          </table:table-cell>
          <table:table-cell office:value-type="float" office:value="306">
            <text:p>306</text:p>
          </table:table-cell>
          <table:table-cell office:value-type="float" office:value="321">
            <text:p>321</text:p>
          </table:table-cell>
          <table:table-cell table:style-name="ce16" office:value-type="float" office:value="48.8038277511962">
            <text:p>48.80</text:p>
          </table:table-cell>
          <table:table-cell office:value-type="float" office:value="878.184011389655">
            <text:p>878.1840113897</text:p>
          </table:table-cell>
          <table:table-cell office:value-type="float" office:value="1656.08880913541">
            <text:p>1656.0888091354</text:p>
          </table:table-cell>
          <table:table-cell office:value-type="float" office:value="134.033542477351">
            <text:p>134.0335424774</text:p>
          </table:table-cell>
          <table:table-cell office:value-type="float" office:value="-1222.19101190328">
            <text:p>-1222.1910119033</text:p>
          </table:table-cell>
          <table:table-cell office:value-type="float" office:value="-28.6900549147977">
            <text:p>-28.6900549148</text:p>
          </table:table-cell>
          <table:table-cell office:value-type="float" office:value="-2775.78562387952">
            <text:p>-2775.7856238795</text:p>
          </table:table-cell>
          <table:table-cell office:value-type="float" office:value="-197.127603406251">
            <text:p>-197.1276034063</text:p>
          </table:table-cell>
          <table:table-cell office:value-type="float" office:value="-125439.040032697">
            <text:p>-125439.040032697</text:p>
          </table:table-cell>
          <table:table-cell office:value-type="float" office:value="125439040.032697">
            <text:p>125439040.032697</text:p>
          </table:table-cell>
          <table:table-cell office:value-type="float" office:value="627.5">
            <text:p>627.5</text:p>
          </table:table-cell>
          <table:table-cell office:value-type="float" office:value="319">
            <text:p>319</text:p>
          </table:table-cell>
          <table:table-cell office:value-type="float" office:value="-392264.284776797">
            <text:p>-392264.28477679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1_TR0.005_SL0.01</text:p>
          </table:table-cell>
          <table:table-cell office:value-type="string">
            <text:p>rl_reppo-custom_combo_all_0.0001_20000_512_1000000_0.99_RMSprop_CELU_512|64_Batcd-weigm-actin-Dropt-weigm-Dropt-actin-weigm_1_1729702245.847452</text:p>
          </table:table-cell>
          <table:table-cell office:value-type="float" office:value="-1000.67945676921">
            <text:p>-1000.7</text:p>
          </table:table-cell>
          <table:table-cell office:value-type="float" office:value="-100448.227130592">
            <text:p>-100448.2</text:p>
          </table:table-cell>
          <table:table-cell office:value-type="float" office:value="-1.00448227130592">
            <text:p>-1.0</text:p>
          </table:table-cell>
          <table:table-cell office:value-type="float" office:value="-100448.227130592">
            <text:p>-100448.2</text:p>
          </table:table-cell>
          <table:table-cell office:value-type="float" office:value="-64503.4790880063">
            <text:p>-64503.5</text:p>
          </table:table-cell>
          <table:table-cell office:value-type="float" office:value="263">
            <text:p>263</text:p>
          </table:table-cell>
          <table:table-cell office:value-type="float" office:value="273">
            <text:p>273</text:p>
          </table:table-cell>
          <table:table-cell table:style-name="ce16" office:value-type="float" office:value="49.0671641791045">
            <text:p>49.07</text:p>
          </table:table-cell>
          <table:table-cell office:value-type="float" office:value="872.057057066166">
            <text:p>872.0570570662</text:p>
          </table:table-cell>
          <table:table-cell office:value-type="float" office:value="1417.42734680316">
            <text:p>1417.4273468032</text:p>
          </table:table-cell>
          <table:table-cell office:value-type="float" office:value="123.381726260865">
            <text:p>123.3817262609</text:p>
          </table:table-cell>
          <table:table-cell office:value-type="float" office:value="-1208.05579904393">
            <text:p>-1208.0557990439</text:p>
          </table:table-cell>
          <table:table-cell office:value-type="float" office:value="-28.6900549147977">
            <text:p>-28.6900549148</text:p>
          </table:table-cell>
          <table:table-cell office:value-type="float" office:value="-1952.09623311652">
            <text:p>-1952.0962331165</text:p>
          </table:table-cell>
          <table:table-cell office:value-type="float" office:value="-187.403408825731">
            <text:p>-187.4034088257</text:p>
          </table:table-cell>
          <table:table-cell office:value-type="float" office:value="-107253.104877747">
            <text:p>-107253.104877747</text:p>
          </table:table-cell>
          <table:table-cell office:value-type="float" office:value="107253104.877747">
            <text:p>107253104.877747</text:p>
          </table:table-cell>
          <table:table-cell office:value-type="float" office:value="536.5">
            <text:p>536.5</text:p>
          </table:table-cell>
          <table:table-cell office:value-type="float" office:value="272">
            <text:p>272</text:p>
          </table:table-cell>
          <table:table-cell office:value-type="float" office:value="-329770.543084079">
            <text:p>-329770.54308407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1_TR0.005_SL0.01</text:p>
          </table:table-cell>
          <table:table-cell office:value-type="string">
            <text:p>rl_reppo-custom_combo_all_0.0001_20000_512_1000000_0.99_RMSprop_CELU_512|64_Batcd-weigm-actin-Dropt-weigm-Dropt-actin-weigm_1_1729704668.695877</text:p>
          </table:table-cell>
          <table:table-cell office:value-type="float" office:value="-1083.60379186899">
            <text:p>-1083.6</text:p>
          </table:table-cell>
          <table:table-cell office:value-type="float" office:value="-108536.976985523">
            <text:p>-108537.0</text:p>
          </table:table-cell>
          <table:table-cell office:value-type="float" office:value="-1.08536976985523">
            <text:p>-1.1</text:p>
          </table:table-cell>
          <table:table-cell office:value-type="float" office:value="-108536.976985523">
            <text:p>-108537.0</text:p>
          </table:table-cell>
          <table:table-cell office:value-type="float" office:value="-67151.6144665666">
            <text:p>-67151.6</text:p>
          </table:table-cell>
          <table:table-cell office:value-type="float" office:value="218">
            <text:p>218</text:p>
          </table:table-cell>
          <table:table-cell office:value-type="float" office:value="248">
            <text:p>248</text:p>
          </table:table-cell>
          <table:table-cell table:style-name="ce16" office:value-type="float" office:value="46.7811158798283">
            <text:p>46.78</text:p>
          </table:table-cell>
          <table:table-cell office:value-type="float" office:value="883.466829708098">
            <text:p>883.4668297081</text:p>
          </table:table-cell>
          <table:table-cell office:value-type="float" office:value="1562.97927220401">
            <text:p>1562.979272204</text:p>
          </table:table-cell>
          <table:table-cell office:value-type="float" office:value="165.370269762934">
            <text:p>165.3702697629</text:p>
          </table:table-cell>
          <table:table-cell office:value-type="float" office:value="-1214.24494299148">
            <text:p>-1214.2449429915</text:p>
          </table:table-cell>
          <table:table-cell office:value-type="float" office:value="-28.6900549147977">
            <text:p>-28.6900549148</text:p>
          </table:table-cell>
          <table:table-cell office:value-type="float" office:value="-1863.66580963873">
            <text:p>-1863.6658096387</text:p>
          </table:table-cell>
          <table:table-cell office:value-type="float" office:value="-232.911967780091">
            <text:p>-232.9119677801</text:p>
          </table:table-cell>
          <table:table-cell office:value-type="float" office:value="-93238.0010240385">
            <text:p>-93238.0010240385</text:p>
          </table:table-cell>
          <table:table-cell office:value-type="float" office:value="93238001.0240385">
            <text:p>93238001.0240385</text:p>
          </table:table-cell>
          <table:table-cell office:value-type="float" office:value="466.5">
            <text:p>466.5</text:p>
          </table:table-cell>
          <table:table-cell office:value-type="float" office:value="247">
            <text:p>247</text:p>
          </table:table-cell>
          <table:table-cell office:value-type="float" office:value="-301104.055806973">
            <text:p>-301104.05580697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1_TR0.005_SL0.01</text:p>
          </table:table-cell>
          <table:table-cell office:value-type="string">
            <text:p>rl_reppo-custom_combo_all_0.0001_20000_512_1000000_0.99_RMSprop_CELU_512|64_Batcd-weigm-actin-Dropt-weigm-Dropt-actin-weigm_1_1729707266.815783</text:p>
          </table:table-cell>
          <table:table-cell office:value-type="float" office:value="-944.211260785247">
            <text:p>-944.2</text:p>
          </table:table-cell>
          <table:table-cell office:value-type="float" office:value="-95065.5281624139">
            <text:p>-95065.5</text:p>
          </table:table-cell>
          <table:table-cell office:value-type="float" office:value="-0.950655281624139">
            <text:p>-1.0</text:p>
          </table:table-cell>
          <table:table-cell office:value-type="float" office:value="-95065.5281624138">
            <text:p>-95065.5</text:p>
          </table:table-cell>
          <table:table-cell office:value-type="float" office:value="-62786.1037186027">
            <text:p>-62786.1</text:p>
          </table:table-cell>
          <table:table-cell office:value-type="float" office:value="321">
            <text:p>321</text:p>
          </table:table-cell>
          <table:table-cell office:value-type="float" office:value="315">
            <text:p>315</text:p>
          </table:table-cell>
          <table:table-cell table:style-name="ce16" office:value-type="float" office:value="50.4716981132076">
            <text:p>50.47</text:p>
          </table:table-cell>
          <table:table-cell office:value-type="float" office:value="894.825319283958">
            <text:p>894.825319284</text:p>
          </table:table-cell>
          <table:table-cell office:value-type="float" office:value="1666.03025953301">
            <text:p>1666.030259533</text:p>
          </table:table-cell>
          <table:table-cell office:value-type="float" office:value="134.033542477351">
            <text:p>134.0335424774</text:p>
          </table:table-cell>
          <table:table-cell office:value-type="float" office:value="-1213.66493857957">
            <text:p>-1213.6649385796</text:p>
          </table:table-cell>
          <table:table-cell office:value-type="float" office:value="-28.6900549147977">
            <text:p>-28.6900549148</text:p>
          </table:table-cell>
          <table:table-cell office:value-type="float" office:value="-2369.91734398002">
            <text:p>-2369.91734398</text:p>
          </table:table-cell>
          <table:table-cell office:value-type="float" office:value="-149.474100884298">
            <text:p>-149.4741008843</text:p>
          </table:table-cell>
          <table:table-cell office:value-type="float" office:value="-127268.502974813">
            <text:p>-127268.502974813</text:p>
          </table:table-cell>
          <table:table-cell office:value-type="float" office:value="127268502.974812">
            <text:p>127268502.974812</text:p>
          </table:table-cell>
          <table:table-cell office:value-type="float" office:value="636.5">
            <text:p>636.5</text:p>
          </table:table-cell>
          <table:table-cell office:value-type="float" office:value="313">
            <text:p>313</text:p>
          </table:table-cell>
          <table:table-cell office:value-type="float" office:value="-382245.425608408">
            <text:p>-382245.42560840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1_TR0.005_SL0.01</text:p>
          </table:table-cell>
          <table:table-cell office:value-type="string">
            <text:p>rl_reppo-custom_combo_all_0.0001_20000_512_1000000_0.99_RMSprop_CELU_512|64_Batcd-weigm-actin-Dropt-weigm-Dropt-actin-weigm_1_1729709365.170005</text:p>
          </table:table-cell>
          <table:table-cell office:value-type="float" office:value="-1221.23730780459">
            <text:p>-1221.2</text:p>
          </table:table-cell>
          <table:table-cell office:value-type="float" office:value="-122478.646168274">
            <text:p>-122478.6</text:p>
          </table:table-cell>
          <table:table-cell office:value-type="float" office:value="-1.22478646168274">
            <text:p>-1.2</text:p>
          </table:table-cell>
          <table:table-cell office:value-type="float" office:value="-122478.646168274">
            <text:p>-122478.6</text:p>
          </table:table-cell>
          <table:table-cell office:value-type="float" office:value="-71649.8576989807">
            <text:p>-71649.9</text:p>
          </table:table-cell>
          <table:table-cell office:value-type="float" office:value="287">
            <text:p>287</text:p>
          </table:table-cell>
          <table:table-cell office:value-type="float" office:value="309">
            <text:p>309</text:p>
          </table:table-cell>
          <table:table-cell table:style-name="ce16" office:value-type="float" office:value="48.1543624161074">
            <text:p>48.15</text:p>
          </table:table-cell>
          <table:table-cell office:value-type="float" office:value="885.000708708714">
            <text:p>885.0007087087</text:p>
          </table:table-cell>
          <table:table-cell office:value-type="float" office:value="1519.05311350701">
            <text:p>1519.053113507</text:p>
          </table:table-cell>
          <table:table-cell office:value-type="float" office:value="134.033542477351">
            <text:p>134.0335424774</text:p>
          </table:table-cell>
          <table:table-cell office:value-type="float" office:value="-1218.36197271092">
            <text:p>-1218.3619727109</text:p>
          </table:table-cell>
          <table:table-cell office:value-type="float" office:value="-28.6900549147977">
            <text:p>-28.6900549148</text:p>
          </table:table-cell>
          <table:table-cell office:value-type="float" office:value="-2353.18005876498">
            <text:p>-2353.180058765</text:p>
          </table:table-cell>
          <table:table-cell office:value-type="float" office:value="-205.501084174956">
            <text:p>-205.501084175</text:p>
          </table:table-cell>
          <table:table-cell office:value-type="float" office:value="-119237.058412244">
            <text:p>-119237.058412244</text:p>
          </table:table-cell>
          <table:table-cell office:value-type="float" office:value="119237058.412244">
            <text:p>119237058.412244</text:p>
          </table:table-cell>
          <table:table-cell office:value-type="float" office:value="596.5">
            <text:p>596.5</text:p>
          </table:table-cell>
          <table:table-cell office:value-type="float" office:value="308">
            <text:p>308</text:p>
          </table:table-cell>
          <table:table-cell office:value-type="float" office:value="-376445.15951276">
            <text:p>-376445.1595127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183:.D192])/COUNT([.D183:.D192])" office:value-type="float" office:value="-675.151840374874">
            <text:p>-675.2</text:p>
          </table:table-cell>
          <table:table-cell table:style-name="ce8" table:formula="of:=SUM([.E183:.E192])/COUNT([.E183:.E192])" office:value-type="float" office:value="-67791.2486580502">
            <text:p>-67791.2</text:p>
          </table:table-cell>
          <table:table-cell table:style-name="ce8" table:formula="of:=SUM([.F183:.F192])/COUNT([.F183:.F192])" office:value-type="float" office:value="-0.677912486580502">
            <text:p>-0.7</text:p>
          </table:table-cell>
          <table:table-cell table:style-name="ce8" table:formula="of:=SUM([.G183:.G192])/COUNT([.G183:.G192])" office:value-type="float" office:value="-67791.2486580502">
            <text:p>-67791.2</text:p>
          </table:table-cell>
          <table:table-cell table:style-name="ce8" table:formula="of:=SUM([.H183:.H192])/COUNT([.H183:.H192])" office:value-type="float" office:value="-44466.9262228595">
            <text:p>-44466.9</text:p>
          </table:table-cell>
          <table:table-cell table:style-name="ce12" table:formula="of:=SUM([.I183:.I192])/COUNT([.I183:.I192])" office:value-type="float" office:value="181.8">
            <text:p>182</text:p>
          </table:table-cell>
          <table:table-cell table:style-name="ce12" table:formula="of:=SUM([.J183:.J192])/COUNT([.J183:.J192])" office:value-type="float" office:value="188.1">
            <text:p>188</text:p>
          </table:table-cell>
          <table:table-cell table:style-name="ce17" table:formula="of:=SUM([.K183:.K192])/COUNT([.K183:.K192])" office:value-type="float" office:value="50.0460606532112">
            <text:p>50.05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table:number-columns-repeated="3"/>
          <table:table-cell office:value-type="string">
            <text:p>H+15@15m</text:p>
          </table:table-cell>
          <table:table-cell table:number-columns-repeated="1020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2_TR0.005_SL0.02</text:p>
          </table:table-cell>
          <table:table-cell office:value-type="string">
            <text:p>rl_reppo-custom_combo_all_0.0001_20000_512_1000000_0.99_RMSprop_CELU_512|64_Batcd-weigm-actin-Dropt-weigm-Dropt-actin-weigm_1_1729820134.2289732</text:p>
          </table:table-cell>
          <table:table-cell office:value-type="float" office:value="-33.9915644205851">
            <text:p>-34.0</text:p>
          </table:table-cell>
          <table:table-cell office:value-type="float" office:value="-3945.09676760243">
            <text:p>-3945.1</text:p>
          </table:table-cell>
          <table:table-cell office:value-type="float" office:value="-0.0394509676760243">
            <text:p>0.0</text:p>
          </table:table-cell>
          <table:table-cell office:value-type="float" office:value="-3945.09676760231">
            <text:p>-3945.1</text:p>
          </table:table-cell>
          <table:table-cell office:value-type="float" office:value="-7978.23328824107">
            <text:p>-7978.2</text:p>
          </table:table-cell>
          <table:table-cell office:value-type="float" office:value="108">
            <text:p>108</text:p>
          </table:table-cell>
          <table:table-cell office:value-type="float" office:value="92">
            <text:p>92</text:p>
          </table:table-cell>
          <table:table-cell table:style-name="ce16" office:value-type="float" office:value="54">
            <text:p>54.00</text:p>
          </table:table-cell>
          <table:table-cell table:style-name="Default" office:value-type="float" office:value="1889.30163174878">
            <text:p>1889.3016317488</text:p>
          </table:table-cell>
          <table:table-cell office:value-type="float" office:value="2450.57889713385">
            <text:p>2450.5788971339</text:p>
          </table:table-cell>
          <table:table-cell office:value-type="float" office:value="1160.29519936866">
            <text:p>1160.2951993687</text:p>
          </table:table-cell>
          <table:table-cell office:value-type="float" office:value="-2260.75731517903">
            <text:p>-2260.757315179</text:p>
          </table:table-cell>
          <table:table-cell office:value-type="float" office:value="-2099.08271719284">
            <text:p>-2099.0827171928</text:p>
          </table:table-cell>
          <table:table-cell office:value-type="float" office:value="-3877.32233981573">
            <text:p>-3877.3223398157</text:p>
          </table:table-cell>
          <table:table-cell office:value-type="float" office:value="-19.7254838380116">
            <text:p>-19.725483838</text:p>
          </table:table-cell>
          <table:table-cell office:value-type="float" office:value="-40116.0709742066">
            <text:p>-40116.0709742066</text:p>
          </table:table-cell>
          <table:table-cell office:value-type="float" office:value="40116070.9742066">
            <text:p>40116070.9742066</text:p>
          </table:table-cell>
          <table:table-cell office:value-type="float" office:value="200.5">
            <text:p>200.5</text:p>
          </table:table-cell>
          <table:table-cell office:value-type="float" office:value="92">
            <text:p>92</text:p>
          </table:table-cell>
          <table:table-cell office:value-type="float" office:value="-207989.672996471">
            <text:p>-207989.67299647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2_TR0.005_SL0.02</text:p>
          </table:table-cell>
          <table:table-cell office:value-type="string">
            <text:p>rl_reppo-custom_combo_all_0.0001_20000_512_1000000_0.99_RMSprop_CELU_512|64_Batcd-weigm-actin-Dropt-weigm-Dropt-actin-weigm_1_1729824870.401281</text:p>
          </table:table-cell>
          <table:table-cell office:value-type="float" office:value="204.904977911128">
            <text:p>204.9</text:p>
          </table:table-cell>
          <table:table-cell office:value-type="float" office:value="20242.4326602635">
            <text:p>20242.4</text:p>
          </table:table-cell>
          <table:table-cell office:value-type="float" office:value="0.202424326602635">
            <text:p>0.2</text:p>
          </table:table-cell>
          <table:table-cell office:value-type="float" office:value="20242.4326602635">
            <text:p>20242.4</text:p>
          </table:table-cell>
          <table:table-cell office:value-type="float" office:value="21479.1984343419">
            <text:p>21479.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style-name="ce16" office:value-type="float" office:value="65.7894736842105">
            <text:p>65.79</text:p>
          </table:table-cell>
          <table:table-cell table:style-name="Default" office:value-type="float" office:value="1945.40463031843">
            <text:p>1945.4046303184</text:p>
          </table:table-cell>
          <table:table-cell office:value-type="float" office:value="2251.12840412433">
            <text:p>2251.1284041243</text:p>
          </table:table-cell>
          <table:table-cell office:value-type="float" office:value="1300.59724284934">
            <text:p>1300.5972428493</text:p>
          </table:table-cell>
          <table:table-cell office:value-type="float" office:value="-2184.05254597671">
            <text:p>-2184.0525459767</text:p>
          </table:table-cell>
          <table:table-cell office:value-type="float" office:value="-2108.09526362132">
            <text:p>-2108.0952636213</text:p>
          </table:table-cell>
          <table:table-cell office:value-type="float" office:value="-2461.57195261325">
            <text:p>-2461.5719526133</text:p>
          </table:table-cell>
          <table:table-cell office:value-type="float" office:value="532.695596322723">
            <text:p>532.6955963227</text:p>
          </table:table-cell>
          <table:table-cell office:value-type="float" office:value="-7724.06649915942">
            <text:p>-7724.0664991594</text:p>
          </table:table-cell>
          <table:table-cell office:value-type="float" office:value="7724066.49915942">
            <text:p>7724066.49915942</text:p>
          </table:table-cell>
          <table:table-cell office:value-type="float" office:value="38.5">
            <text:p>38.5</text:p>
          </table:table-cell>
          <table:table-cell office:value-type="float" office:value="13">
            <text:p>13</text:p>
          </table:table-cell>
          <table:table-cell office:value-type="float" office:value="-28392.6830976972">
            <text:p>-28392.683097697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2_TR0.005_SL0.02</text:p>
          </table:table-cell>
          <table:table-cell office:value-type="string">
            <text:p>rl_reppo-custom_combo_all_0.0001_20000_512_1000000_0.99_RMSprop_CELU_512|64_Batcd-weigm-actin-Dropt-weigm-Dropt-actin-weigm_1_1729829420.803662</text:p>
          </table:table-cell>
          <table:table-cell office:value-type="float" office:value="6.09114575900889">
            <text:p>6.1</text:p>
          </table:table-cell>
          <table:table-cell office:value-type="float" office:value="279.687559859623">
            <text:p>279.7</text:p>
          </table:table-cell>
          <table:table-cell office:value-type="float" office:value="0.00279687559859623">
            <text:p>0.0</text:p>
          </table:table-cell>
          <table:table-cell office:value-type="float" office:value="279.687559859594">
            <text:p>279.7</text:p>
          </table:table-cell>
          <table:table-cell office:value-type="float" office:value="-2532.00337474305">
            <text:p>-2532.0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table:style-name="ce16" office:value-type="float" office:value="53.7878787878788">
            <text:p>53.79</text:p>
          </table:table-cell>
          <table:table-cell table:style-name="Default" office:value-type="float" office:value="1916.77240813016">
            <text:p>1916.7724081302</text:p>
          </table:table-cell>
          <table:table-cell office:value-type="float" office:value="2393.19595089048">
            <text:p>2393.1959508905</text:p>
          </table:table-cell>
          <table:table-cell office:value-type="float" office:value="1187.53459261422">
            <text:p>1187.5345926142</text:p>
          </table:table-cell>
          <table:table-cell office:value-type="float" office:value="-2226.41235110462">
            <text:p>-2226.4123511046</text:p>
          </table:table-cell>
          <table:table-cell office:value-type="float" office:value="-2100.84490847334">
            <text:p>-2100.8449084733</text:p>
          </table:table-cell>
          <table:table-cell office:value-type="float" office:value="-2684.38816945176">
            <text:p>-2684.3881694518</text:p>
          </table:table-cell>
          <table:table-cell office:value-type="float" office:value="2.11884515045147">
            <text:p>2.1188451505</text:p>
          </table:table-cell>
          <table:table-cell office:value-type="float" office:value="-26413.4931807406">
            <text:p>-26413.4931807406</text:p>
          </table:table-cell>
          <table:table-cell office:value-type="float" office:value="26413493.1807406">
            <text:p>26413493.1807406</text:p>
          </table:table-cell>
          <table:table-cell office:value-type="float" office:value="132">
            <text:p>132</text:p>
          </table:table-cell>
          <table:table-cell office:value-type="float" office:value="61">
            <text:p>61</text:p>
          </table:table-cell>
          <table:table-cell office:value-type="float" office:value="-135811.153417382">
            <text:p>-135811.15341738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2_TR0.005_SL0.02</text:p>
          </table:table-cell>
          <table:table-cell office:value-type="string">
            <text:p>rl_reppo-custom_combo_all_0.0001_20000_512_1000000_0.99_RMSprop_CELU_512|64_Batcd-weigm-actin-Dropt-weigm-Dropt-actin-weigm_1_1729834150.014522</text:p>
          </table:table-cell>
          <table:table-cell office:value-type="float" office:value="-15.240574050958">
            <text:p>-15.2</text:p>
          </table:table-cell>
          <table:table-cell office:value-type="float" office:value="-1744.36447963033">
            <text:p>-1744.4</text:p>
          </table:table-cell>
          <table:table-cell office:value-type="float" office:value="-0.0174436447963033">
            <text:p>0.0</text:p>
          </table:table-cell>
          <table:table-cell office:value-type="float" office:value="-1744.36447963033">
            <text:p>-1744.4</text:p>
          </table:table-cell>
          <table:table-cell office:value-type="float" office:value="-3959.09828941462">
            <text:p>-3959.1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table:style-name="ce16" office:value-type="float" office:value="52.8846153846154">
            <text:p>52.88</text:p>
          </table:table-cell>
          <table:table-cell table:style-name="Default" office:value-type="float" office:value="1957.40090482945">
            <text:p>1957.4009048295</text:p>
          </table:table-cell>
          <table:table-cell office:value-type="float" office:value="2240.69882837508">
            <text:p>2240.6988283751</text:p>
          </table:table-cell>
          <table:table-cell office:value-type="float" office:value="1271.53340469493">
            <text:p>1271.5334046949</text:p>
          </table:table-cell>
          <table:table-cell office:value-type="float" office:value="-2232.68192337245">
            <text:p>-2232.6819233725</text:p>
          </table:table-cell>
          <table:table-cell office:value-type="float" office:value="-2098.16492538819">
            <text:p>-2098.1649253882</text:p>
          </table:table-cell>
          <table:table-cell office:value-type="float" office:value="-2934.68304381098">
            <text:p>-2934.683043811</text:p>
          </table:table-cell>
          <table:table-cell office:value-type="float" office:value="-16.7727353810608">
            <text:p>-16.7727353811</text:p>
          </table:table-cell>
          <table:table-cell office:value-type="float" office:value="-20808.6642998202">
            <text:p>-20808.6642998202</text:p>
          </table:table-cell>
          <table:table-cell office:value-type="float" office:value="20808664.2998202">
            <text:p>20808664.2998202</text:p>
          </table:table-cell>
          <table:table-cell office:value-type="float" office:value="104">
            <text:p>104</text:p>
          </table:table-cell>
          <table:table-cell office:value-type="float" office:value="49">
            <text:p>49</text:p>
          </table:table-cell>
          <table:table-cell office:value-type="float" office:value="-109401.41424525">
            <text:p>-109401.4142452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2_TR0.005_SL0.02</text:p>
          </table:table-cell>
          <table:table-cell office:value-type="string">
            <text:p>rl_reppo-custom_combo_all_0.0001_20000_512_1000000_0.99_RMSprop_CELU_512|64_Batcd-weigm-actin-Dropt-weigm-Dropt-actin-weigm_1_1729839089.342287</text:p>
          </table:table-cell>
          <table:table-cell office:value-type="float" office:value="-33.9915644205851">
            <text:p>-34.0</text:p>
          </table:table-cell>
          <table:table-cell office:value-type="float" office:value="-3945.09676760243">
            <text:p>-3945.1</text:p>
          </table:table-cell>
          <table:table-cell office:value-type="float" office:value="-0.0394509676760243">
            <text:p>0.0</text:p>
          </table:table-cell>
          <table:table-cell office:value-type="float" office:value="-3945.09676760231">
            <text:p>-3945.1</text:p>
          </table:table-cell>
          <table:table-cell office:value-type="float" office:value="-7978.23328824107">
            <text:p>-7978.2</text:p>
          </table:table-cell>
          <table:table-cell office:value-type="float" office:value="108">
            <text:p>108</text:p>
          </table:table-cell>
          <table:table-cell office:value-type="float" office:value="92">
            <text:p>92</text:p>
          </table:table-cell>
          <table:table-cell table:style-name="ce16" office:value-type="float" office:value="54">
            <text:p>54.00</text:p>
          </table:table-cell>
          <table:table-cell table:style-name="Default" office:value-type="float" office:value="1889.30163174878">
            <text:p>1889.3016317488</text:p>
          </table:table-cell>
          <table:table-cell office:value-type="float" office:value="2450.57889713385">
            <text:p>2450.5788971339</text:p>
          </table:table-cell>
          <table:table-cell office:value-type="float" office:value="1160.29519936866">
            <text:p>1160.2951993687</text:p>
          </table:table-cell>
          <table:table-cell office:value-type="float" office:value="-2260.75731517903">
            <text:p>-2260.757315179</text:p>
          </table:table-cell>
          <table:table-cell office:value-type="float" office:value="-2099.08271719284">
            <text:p>-2099.0827171928</text:p>
          </table:table-cell>
          <table:table-cell office:value-type="float" office:value="-3877.32233981573">
            <text:p>-3877.3223398157</text:p>
          </table:table-cell>
          <table:table-cell office:value-type="float" office:value="-19.7254838380116">
            <text:p>-19.725483838</text:p>
          </table:table-cell>
          <table:table-cell office:value-type="float" office:value="-40116.0709742066">
            <text:p>-40116.0709742066</text:p>
          </table:table-cell>
          <table:table-cell office:value-type="float" office:value="40116070.9742066">
            <text:p>40116070.9742066</text:p>
          </table:table-cell>
          <table:table-cell office:value-type="float" office:value="200.5">
            <text:p>200.5</text:p>
          </table:table-cell>
          <table:table-cell office:value-type="float" office:value="92">
            <text:p>92</text:p>
          </table:table-cell>
          <table:table-cell office:value-type="float" office:value="-207989.672996471">
            <text:p>-207989.67299647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2_TR0.005_SL0.02</text:p>
          </table:table-cell>
          <table:table-cell office:value-type="string">
            <text:p>rl_reppo-custom_combo_all_0.0001_20000_512_1000000_0.99_RMSprop_CELU_512|64_Batcd-weigm-actin-Dropt-weigm-Dropt-actin-weigm_1_1729843047.906256</text:p>
          </table:table-cell>
          <table:table-cell office:value-type="float" office:value="-100.142358757551">
            <text:p>-100.1</text:p>
          </table:table-cell>
          <table:table-cell office:value-type="float" office:value="-10540.9459508546">
            <text:p>-10540.9</text:p>
          </table:table-cell>
          <table:table-cell office:value-type="float" office:value="-0.105409459508546">
            <text:p>-0.1</text:p>
          </table:table-cell>
          <table:table-cell office:value-type="float" office:value="-10540.9459508545">
            <text:p>-10540.9</text:p>
          </table:table-cell>
          <table:table-cell office:value-type="float" office:value="-13876.461897002">
            <text:p>-13876.5</text:p>
          </table:table-cell>
          <table:table-cell office:value-type="float" office:value="109">
            <text:p>109</text:p>
          </table:table-cell>
          <table:table-cell office:value-type="float" office:value="96">
            <text:p>96</text:p>
          </table:table-cell>
          <table:table-cell table:style-name="ce16" office:value-type="float" office:value="53.1707317073171">
            <text:p>53.17</text:p>
          </table:table-cell>
          <table:table-cell table:style-name="Default" office:value-type="float" office:value="1873.74616469168">
            <text:p>1873.7461646917</text:p>
          </table:table-cell>
          <table:table-cell office:value-type="float" office:value="2444.42532384206">
            <text:p>2444.4253238421</text:p>
          </table:table-cell>
          <table:table-cell office:value-type="float" office:value="886.556498436796">
            <text:p>886.5564984368</text:p>
          </table:table-cell>
          <table:table-cell office:value-type="float" office:value="-2237.28414481508">
            <text:p>-2237.2841448151</text:p>
          </table:table-cell>
          <table:table-cell office:value-type="float" office:value="-2098.95050511975">
            <text:p>-2098.9505051198</text:p>
          </table:table-cell>
          <table:table-cell office:value-type="float" office:value="-3877.32233981573">
            <text:p>-3877.3223398157</text:p>
          </table:table-cell>
          <table:table-cell office:value-type="float" office:value="-51.4192485407537">
            <text:p>-51.4192485408</text:p>
          </table:table-cell>
          <table:table-cell office:value-type="float" office:value="-41109.9690230722">
            <text:p>-41109.9690230722</text:p>
          </table:table-cell>
          <table:table-cell office:value-type="float" office:value="41109969.0230722">
            <text:p>41109969.0230722</text:p>
          </table:table-cell>
          <table:table-cell office:value-type="float" office:value="205.5">
            <text:p>205.5</text:p>
          </table:table-cell>
          <table:table-cell office:value-type="float" office:value="96">
            <text:p>96</text:p>
          </table:table-cell>
          <table:table-cell office:value-type="float" office:value="-214779.277902247">
            <text:p>-214779.27790224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2_TR0.005_SL0.02</text:p>
          </table:table-cell>
          <table:table-cell office:value-type="string">
            <text:p>rl_reppo-custom_combo_all_0.0001_20000_512_1000000_0.99_RMSprop_CELU_512|64_Batcd-weigm-actin-Dropt-weigm-Dropt-actin-weigm_1_1729853071.4089952</text:p>
          </table:table-cell>
          <table:table-cell office:value-type="float" office:value="-29.6225257627427">
            <text:p>-29.6</text:p>
          </table:table-cell>
          <table:table-cell office:value-type="float" office:value="-3214.00479441258">
            <text:p>-3214.0</text:p>
          </table:table-cell>
          <table:table-cell office:value-type="float" office:value="-0.0321400479441258">
            <text:p>0.0</text:p>
          </table:table-cell>
          <table:table-cell office:value-type="float" office:value="-3214.00479441258">
            <text:p>-3214.0</text:p>
          </table:table-cell>
          <table:table-cell office:value-type="float" office:value="-5303.10214193196">
            <text:p>-5303.1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style-name="ce16" office:value-type="float" office:value="54.5454545454545">
            <text:p>54.55</text:p>
          </table:table-cell>
          <table:table-cell table:style-name="Default" office:value-type="float" office:value="1791.03672328523">
            <text:p>1791.0367232852</text:p>
          </table:table-cell>
          <table:table-cell office:value-type="float" office:value="2383.12207784399">
            <text:p>2383.122077844</text:p>
          </table:table-cell>
          <table:table-cell office:value-type="float" office:value="743.592863194208">
            <text:p>743.5928631942</text:p>
          </table:table-cell>
          <table:table-cell office:value-type="float" office:value="-2213.52416383052">
            <text:p>-2213.5241638305</text:p>
          </table:table-cell>
          <table:table-cell office:value-type="float" office:value="-2100.58760320643">
            <text:p>-2100.5876032064</text:p>
          </table:table-cell>
          <table:table-cell office:value-type="float" office:value="-2912.30694572597">
            <text:p>-2912.306945726</text:p>
          </table:table-cell>
          <table:table-cell office:value-type="float" office:value="-29.2182254037508">
            <text:p>-29.2182254038</text:p>
          </table:table-cell>
          <table:table-cell office:value-type="float" office:value="-22007.7937889946">
            <text:p>-22007.7937889946</text:p>
          </table:table-cell>
          <table:table-cell office:value-type="float" office:value="22007793.7889946">
            <text:p>22007793.7889946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-110676.208191526">
            <text:p>-110676.20819152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2_TR0.005_SL0.02</text:p>
          </table:table-cell>
          <table:table-cell office:value-type="string">
            <text:p>rl_reppo-custom_combo_all_0.0001_20000_512_1000000_0.99_RMSprop_CELU_512|64_Batcd-weigm-actin-Dropt-weigm-Dropt-actin-weigm_1_1729857574.422131</text:p>
          </table:table-cell>
          <table:table-cell office:value-type="float" office:value="92.6788978564409">
            <text:p>92.7</text:p>
          </table:table-cell>
          <table:table-cell office:value-type="float" office:value="9030.3494064327">
            <text:p>9030.3</text:p>
          </table:table-cell>
          <table:table-cell office:value-type="float" office:value="0.090303494064327">
            <text:p>0.1</text:p>
          </table:table-cell>
          <table:table-cell office:value-type="float" office:value="9030.3494064327">
            <text:p>9030.3</text:p>
          </table:table-cell>
          <table:table-cell office:value-type="float" office:value="7828.83520599209">
            <text:p>7828.8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table:style-name="ce16" office:value-type="float" office:value="57.7464788732394">
            <text:p>57.75</text:p>
          </table:table-cell>
          <table:table-cell table:style-name="Default" office:value-type="float" office:value="1864.27512295265">
            <text:p>1864.2751229527</text:p>
          </table:table-cell>
          <table:table-cell office:value-type="float" office:value="2162.96175192835">
            <text:p>2162.9617519284</text:p>
          </table:table-cell>
          <table:table-cell office:value-type="float" office:value="722.556406133605">
            <text:p>722.5564061336</text:p>
          </table:table-cell>
          <table:table-cell office:value-type="float" office:value="-2246.8310211542">
            <text:p>-2246.8310211542</text:p>
          </table:table-cell>
          <table:table-cell office:value-type="float" office:value="-2098.502335552">
            <text:p>-2098.502335552</text:p>
          </table:table-cell>
          <table:table-cell office:value-type="float" office:value="-2740.1732565523">
            <text:p>-2740.1732565523</text:p>
          </table:table-cell>
          <table:table-cell office:value-type="float" office:value="127.188019808911">
            <text:p>127.1880198089</text:p>
          </table:table-cell>
          <table:table-cell office:value-type="float" office:value="-14216.1464959023">
            <text:p>-14216.1464959023</text:p>
          </table:table-cell>
          <table:table-cell office:value-type="float" office:value="14216146.4959023">
            <text:p>14216146.4959023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-67404.9306346261">
            <text:p>-67404.930634626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195:.D202])/COUNT([.D195:.D202])" office:value-type="float" office:value="11.3358042642695">
            <text:p>11.3</text:p>
          </table:table-cell>
          <table:table-cell table:style-name="ce8" table:formula="of:=SUM([.E195:.E202])/COUNT([.E195:.E202])" office:value-type="float" office:value="770.370108306682">
            <text:p>770.4</text:p>
          </table:table-cell>
          <table:table-cell table:style-name="ce8" table:formula="of:=SUM([.F195:.F202])/COUNT([.F195:.F202])" office:value-type="float" office:value="0.00770370108306682">
            <text:p>0.0</text:p>
          </table:table-cell>
          <table:table-cell table:style-name="ce8" table:formula="of:=SUM([.G195:.G202])/COUNT([.G195:.G202])" office:value-type="float" office:value="770.370108306721">
            <text:p>770.4</text:p>
          </table:table-cell>
          <table:table-cell table:style-name="ce8" table:formula="of:=SUM([.H195:.H202])/COUNT([.H195:.H202])" office:value-type="float" office:value="-1539.88732990497">
            <text:p>-1539.9</text:p>
          </table:table-cell>
          <table:table-cell table:style-name="ce12" table:formula="of:=SUM([.I195:.I202])/COUNT([.I195:.I202])" office:value-type="float" office:value="72.125">
            <text:p>72</text:p>
          </table:table-cell>
          <table:table-cell table:style-name="ce12" table:formula="of:=SUM([.J195:.J202])/COUNT([.J195:.J202])" office:value-type="float" office:value="60.375">
            <text:p>60</text:p>
          </table:table-cell>
          <table:table-cell table:style-name="ce17" table:formula="of:=SUM([.K195:.K202])/COUNT([.K195:.K202])" office:value-type="float" office:value="55.7405791228395">
            <text:p>55.74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2_TR0.001_SL0.02</text:p>
          </table:table-cell>
          <table:table-cell office:value-type="string">
            <text:p>rl_reppo-custom_combo_all_0.0001_20000_512_1000000_0.99_RMSprop_CELU_512|64_Batcd-weigm-actin-Dropt-weigm-Dropt-actin-weigm_1_1729920070.331892</text:p>
          </table:table-cell>
          <table:table-cell office:value-type="float" office:value="-214.319504032577">
            <text:p>-214.3</text:p>
          </table:table-cell>
          <table:table-cell office:value-type="float" office:value="-21739.046121738">
            <text:p>-21739.0</text:p>
          </table:table-cell>
          <table:table-cell office:value-type="float" office:value="-0.21739046121738">
            <text:p>-0.2</text:p>
          </table:table-cell>
          <table:table-cell office:value-type="float" office:value="-21739.046121738">
            <text:p>-21739.0</text:p>
          </table:table-cell>
          <table:table-cell office:value-type="float" office:value="-22416.5882584226">
            <text:p>-22416.6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table:style-name="ce16" office:value-type="float" office:value="51.1904761904762">
            <text:p>51.19</text:p>
          </table:table-cell>
          <table:table-cell table:style-name="Default" office:value-type="float" office:value="1889.96654831432">
            <text:p>1889.9665483143</text:p>
          </table:table-cell>
          <table:table-cell office:value-type="float" office:value="2260.73608451596">
            <text:p>2260.736084516</text:p>
          </table:table-cell>
          <table:table-cell office:value-type="float" office:value="1473.02312771816">
            <text:p>1473.0231277182</text:p>
          </table:table-cell>
          <table:table-cell office:value-type="float" office:value="-2247.27035703378">
            <text:p>-2247.2703570338</text:p>
          </table:table-cell>
          <table:table-cell office:value-type="float" office:value="-2098.24667081148">
            <text:p>-2098.2466708115</text:p>
          </table:table-cell>
          <table:table-cell office:value-type="float" office:value="-3052.45324372406">
            <text:p>-3052.4532437241</text:p>
          </table:table-cell>
          <table:table-cell office:value-type="float" office:value="-129.399084057965">
            <text:p>-129.399084058</text:p>
          </table:table-cell>
          <table:table-cell office:value-type="float" office:value="-33695.0560098881">
            <text:p>-33695.0560098881</text:p>
          </table:table-cell>
          <table:table-cell office:value-type="float" office:value="33695056.0098881">
            <text:p>33695056.0098881</text:p>
          </table:table-cell>
          <table:table-cell office:value-type="float" office:value="168.5">
            <text:p>168.5</text:p>
          </table:table-cell>
          <table:table-cell office:value-type="float" office:value="82">
            <text:p>82</text:p>
          </table:table-cell>
          <table:table-cell office:value-type="float" office:value="-184276.16927677">
            <text:p>-184276.1692767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2_TR0.001_SL0.02</text:p>
          </table:table-cell>
          <table:table-cell office:value-type="string">
            <text:p>rl_reppo-custom_combo_all_0.0001_20000_512_1000000_0.99_RMSprop_CELU_512|64_Batcd-weigm-actin-Dropt-weigm-Dropt-actin-weigm_1_1729926010.749829</text:p>
          </table:table-cell>
          <table:table-cell office:value-type="float" office:value="-152.16113483314">
            <text:p>-152.2</text:p>
          </table:table-cell>
          <table:table-cell office:value-type="float" office:value="-15778.0867078868">
            <text:p>-15778.1</text:p>
          </table:table-cell>
          <table:table-cell office:value-type="float" office:value="-0.157780867078868">
            <text:p>-0.2</text:p>
          </table:table-cell>
          <table:table-cell office:value-type="float" office:value="-15778.0867078869">
            <text:p>-15778.1</text:p>
          </table:table-cell>
          <table:table-cell office:value-type="float" office:value="-18518.4217046101">
            <text:p>-18518.4</text:p>
          </table:table-cell>
          <table:table-cell office:value-type="float" office:value="116">
            <text:p>116</text:p>
          </table:table-cell>
          <table:table-cell office:value-type="float" office:value="103">
            <text:p>103</text:p>
          </table:table-cell>
          <table:table-cell table:style-name="ce16" office:value-type="float" office:value="52.9680365296804">
            <text:p>52.97</text:p>
          </table:table-cell>
          <table:table-cell table:style-name="Default" office:value-type="float" office:value="1868.31323118161">
            <text:p>1868.3132311816</text:p>
          </table:table-cell>
          <table:table-cell office:value-type="float" office:value="2250.66166066894">
            <text:p>2250.6616606689</text:p>
          </table:table-cell>
          <table:table-cell office:value-type="float" office:value="1426.55013777324">
            <text:p>1426.5501377732</text:p>
          </table:table-cell>
          <table:table-cell office:value-type="float" office:value="-2257.30506334906">
            <text:p>-2257.3050633491</text:p>
          </table:table-cell>
          <table:table-cell office:value-type="float" office:value="-2100.84490847334">
            <text:p>-2100.8449084733</text:p>
          </table:table-cell>
          <table:table-cell office:value-type="float" office:value="-3877.32233981573">
            <text:p>-3877.3223398157</text:p>
          </table:table-cell>
          <table:table-cell office:value-type="float" office:value="-72.0460580268806">
            <text:p>-72.0460580269</text:p>
          </table:table-cell>
          <table:table-cell office:value-type="float" office:value="-43906.1280413335">
            <text:p>-43906.1280413335</text:p>
          </table:table-cell>
          <table:table-cell office:value-type="float" office:value="43906128.0413335">
            <text:p>43906128.0413335</text:p>
          </table:table-cell>
          <table:table-cell office:value-type="float" office:value="219.5">
            <text:p>219.5</text:p>
          </table:table-cell>
          <table:table-cell office:value-type="float" office:value="103">
            <text:p>103</text:p>
          </table:table-cell>
          <table:table-cell office:value-type="float" office:value="-232502.421524954">
            <text:p>-232502.42152495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2_TR0.001_SL0.02</text:p>
          </table:table-cell>
          <table:table-cell office:value-type="string">
            <text:p>rl_reppo-custom_combo_all_0.0001_20000_512_1000000_0.99_RMSprop_CELU_512|64_Batcd-weigm-actin-Dropt-weigm-Dropt-actin-weigm_1_1729931699.2626739</text:p>
          </table:table-cell>
          <table:table-cell office:value-type="float" office:value="-98.5910757004799">
            <text:p>-98.6</text:p>
          </table:table-cell>
          <table:table-cell office:value-type="float" office:value="-10451.6958285394">
            <text:p>-10451.7</text:p>
          </table:table-cell>
          <table:table-cell office:value-type="float" office:value="-0.104516958285394">
            <text:p>-0.1</text:p>
          </table:table-cell>
          <table:table-cell office:value-type="float" office:value="-10451.6958285394">
            <text:p>-10451.7</text:p>
          </table:table-cell>
          <table:table-cell office:value-type="float" office:value="-14302.4462094131">
            <text:p>-14302.4</text:p>
          </table:table-cell>
          <table:table-cell office:value-type="float" office:value="121">
            <text:p>121</text:p>
          </table:table-cell>
          <table:table-cell office:value-type="float" office:value="106">
            <text:p>106</text:p>
          </table:table-cell>
          <table:table-cell table:style-name="ce16" office:value-type="float" office:value="53.3039647577093">
            <text:p>53.30</text:p>
          </table:table-cell>
          <table:table-cell table:style-name="Default" office:value-type="float" office:value="1900.28995406142">
            <text:p>1900.2899540614</text:p>
          </table:table-cell>
          <table:table-cell office:value-type="float" office:value="2409.74436195545">
            <text:p>2409.7443619555</text:p>
          </table:table-cell>
          <table:table-cell office:value-type="float" office:value="1284.90732791193">
            <text:p>1284.9073279119</text:p>
          </table:table-cell>
          <table:table-cell office:value-type="float" office:value="-2267.79981386765">
            <text:p>-2267.7998138677</text:p>
          </table:table-cell>
          <table:table-cell office:value-type="float" office:value="-2099.08271719284">
            <text:p>-2099.0827171928</text:p>
          </table:table-cell>
          <table:table-cell office:value-type="float" office:value="-3877.32233981573">
            <text:p>-3877.3223398157</text:p>
          </table:table-cell>
          <table:table-cell office:value-type="float" office:value="-46.0427129010544">
            <text:p>-46.0427129011</text:p>
          </table:table-cell>
          <table:table-cell office:value-type="float" office:value="-45512.2605647362">
            <text:p>-45512.2605647362</text:p>
          </table:table-cell>
          <table:table-cell office:value-type="float" office:value="45512260.5647362">
            <text:p>45512260.5647362</text:p>
          </table:table-cell>
          <table:table-cell office:value-type="float" office:value="227.5">
            <text:p>227.5</text:p>
          </table:table-cell>
          <table:table-cell office:value-type="float" office:value="106">
            <text:p>106</text:p>
          </table:table-cell>
          <table:table-cell office:value-type="float" office:value="-240386.780269971">
            <text:p>-240386.78026997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2_TR0.001_SL0.02</text:p>
          </table:table-cell>
          <table:table-cell office:value-type="string">
            <text:p>rl_reppo-custom_combo_all_0.0001_20000_512_1000000_0.99_RMSprop_CELU_512|64_Batcd-weigm-actin-Dropt-weigm-Dropt-actin-weigm_1_1729937216.383551</text:p>
          </table:table-cell>
          <table:table-cell office:value-type="float" office:value="-63.1014796486616">
            <text:p>-63.1</text:p>
          </table:table-cell>
          <table:table-cell office:value-type="float" office:value="-6938.11607554826">
            <text:p>-6938.1</text:p>
          </table:table-cell>
          <table:table-cell office:value-type="float" office:value="-0.0693811607554826">
            <text:p>-0.1</text:p>
          </table:table-cell>
          <table:table-cell office:value-type="float" office:value="-6938.11607554826">
            <text:p>-6938.1</text:p>
          </table:table-cell>
          <table:table-cell office:value-type="float" office:value="-10907.1087457829">
            <text:p>-10907.1</text:p>
          </table:table-cell>
          <table:table-cell office:value-type="float" office:value="114">
            <text:p>114</text:p>
          </table:table-cell>
          <table:table-cell office:value-type="float" office:value="98">
            <text:p>98</text:p>
          </table:table-cell>
          <table:table-cell table:style-name="ce16" office:value-type="float" office:value="53.7735849056604">
            <text:p>53.77</text:p>
          </table:table-cell>
          <table:table-cell table:style-name="Default" office:value-type="float" office:value="1888.73232069914">
            <text:p>1888.7323206991</text:p>
          </table:table-cell>
          <table:table-cell office:value-type="float" office:value="2586.8827954669">
            <text:p>2586.8827954669</text:p>
          </table:table-cell>
          <table:table-cell office:value-type="float" office:value="1426.55013777324">
            <text:p>1426.5501377732</text:p>
          </table:table-cell>
          <table:table-cell office:value-type="float" office:value="-2267.89388403316">
            <text:p>-2267.8938840332</text:p>
          </table:table-cell>
          <table:table-cell office:value-type="float" office:value="-2099.23783632896">
            <text:p>-2099.237836329</text:p>
          </table:table-cell>
          <table:table-cell office:value-type="float" office:value="-3877.32233981573">
            <text:p>-3877.3223398157</text:p>
          </table:table-cell>
          <table:table-cell office:value-type="float" office:value="-32.7269626205106">
            <text:p>-32.7269626205</text:p>
          </table:table-cell>
          <table:table-cell office:value-type="float" office:value="-42514.2761600846">
            <text:p>-42514.2761600846</text:p>
          </table:table-cell>
          <table:table-cell office:value-type="float" office:value="42514276.1600845">
            <text:p>42514276.1600845</text:p>
          </table:table-cell>
          <table:table-cell office:value-type="float" office:value="212.5">
            <text:p>212.5</text:p>
          </table:table-cell>
          <table:table-cell office:value-type="float" office:value="98">
            <text:p>98</text:p>
          </table:table-cell>
          <table:table-cell office:value-type="float" office:value="-222253.60063525">
            <text:p>-222253.6006352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2_TR0.001_SL0.02</text:p>
          </table:table-cell>
          <table:table-cell office:value-type="string">
            <text:p>rl_reppo-custom_combo_all_0.0001_20000_512_1000000_0.99_RMSprop_CELU_512|64_Batcd-weigm-actin-Dropt-weigm-Dropt-actin-weigm_1_1729957311.133952</text:p>
          </table:table-cell>
          <table:table-cell office:value-type="float" office:value="-115.05183278034">
            <text:p>-115.1</text:p>
          </table:table-cell>
          <table:table-cell office:value-type="float" office:value="-12100.3333579365">
            <text:p>-12100.3</text:p>
          </table:table-cell>
          <table:table-cell office:value-type="float" office:value="-0.121003333579365">
            <text:p>-0.1</text:p>
          </table:table-cell>
          <table:table-cell office:value-type="float" office:value="-12100.3333579364">
            <text:p>-12100.3</text:p>
          </table:table-cell>
          <table:table-cell office:value-type="float" office:value="-15625.7156856147">
            <text:p>-15625.7</text:p>
          </table:table-cell>
          <table:table-cell office:value-type="float" office:value="119">
            <text:p>119</text:p>
          </table:table-cell>
          <table:table-cell office:value-type="float" office:value="104">
            <text:p>104</text:p>
          </table:table-cell>
          <table:table-cell table:style-name="ce16" office:value-type="float" office:value="53.3632286995516">
            <text:p>53.36</text:p>
          </table:table-cell>
          <table:table-cell table:style-name="Default" office:value-type="float" office:value="1886.77257784155">
            <text:p>1886.7725778416</text:p>
          </table:table-cell>
          <table:table-cell office:value-type="float" office:value="2320.87054174769">
            <text:p>2320.8705417477</text:p>
          </table:table-cell>
          <table:table-cell office:value-type="float" office:value="1284.90732791193">
            <text:p>1284.9073279119</text:p>
          </table:table-cell>
          <table:table-cell office:value-type="float" office:value="-2275.25259731809">
            <text:p>-2275.2525973181</text:p>
          </table:table-cell>
          <table:table-cell office:value-type="float" office:value="-2098.21755873719">
            <text:p>-2098.2175587372</text:p>
          </table:table-cell>
          <table:table-cell office:value-type="float" office:value="-3877.32233981573">
            <text:p>-3877.3223398157</text:p>
          </table:table-cell>
          <table:table-cell office:value-type="float" office:value="-54.2615845647374">
            <text:p>-54.2615845647</text:p>
          </table:table-cell>
          <table:table-cell office:value-type="float" office:value="-44710.2098765186">
            <text:p>-44710.2098765186</text:p>
          </table:table-cell>
          <table:table-cell office:value-type="float" office:value="44710209.8765186">
            <text:p>44710209.8765186</text:p>
          </table:table-cell>
          <table:table-cell office:value-type="float" office:value="223.5">
            <text:p>223.5</text:p>
          </table:table-cell>
          <table:table-cell office:value-type="float" office:value="104">
            <text:p>104</text:p>
          </table:table-cell>
          <table:table-cell office:value-type="float" office:value="-236626.270121081">
            <text:p>-236626.27012108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2_TR0.001_SL0.02</text:p>
          </table:table-cell>
          <table:table-cell office:value-type="string">
            <text:p>rl_reppo-custom_combo_all_0.0001_20000_512_1000000_0.99_RMSprop_CELU_512|64_Batcd-weigm-actin-Dropt-weigm-Dropt-actin-weigm_1_1729964225.484851</text:p>
          </table:table-cell>
          <table:table-cell office:value-type="float" office:value="-60.7109932864824">
            <text:p>-60.7</text:p>
          </table:table-cell>
          <table:table-cell office:value-type="float" office:value="-6608.38273897651">
            <text:p>-6608.4</text:p>
          </table:table-cell>
          <table:table-cell office:value-type="float" office:value="-0.0660838273897651">
            <text:p>-0.1</text:p>
          </table:table-cell>
          <table:table-cell office:value-type="float" office:value="-6608.38273897645">
            <text:p>-6608.4</text:p>
          </table:table-cell>
          <table:table-cell office:value-type="float" office:value="-10468.860045506">
            <text:p>-10468.9</text:p>
          </table:table-cell>
          <table:table-cell office:value-type="float" office:value="107">
            <text:p>107</text:p>
          </table:table-cell>
          <table:table-cell office:value-type="float" office:value="92">
            <text:p>92</text:p>
          </table:table-cell>
          <table:table-cell table:style-name="ce16" office:value-type="float" office:value="53.7688442211055">
            <text:p>53.77</text:p>
          </table:table-cell>
          <table:table-cell table:style-name="Default" office:value-type="float" office:value="1909.46511331942">
            <text:p>1909.4651133194</text:p>
          </table:table-cell>
          <table:table-cell office:value-type="float" office:value="2479.30064411719">
            <text:p>2479.3006441172</text:p>
          </table:table-cell>
          <table:table-cell office:value-type="float" office:value="1284.90732791193">
            <text:p>1284.9073279119</text:p>
          </table:table-cell>
          <table:table-cell office:value-type="float" office:value="-2292.62119417559">
            <text:p>-2292.6211941756</text:p>
          </table:table-cell>
          <table:table-cell office:value-type="float" office:value="-2098.4933582674">
            <text:p>-2098.4933582674</text:p>
          </table:table-cell>
          <table:table-cell office:value-type="float" office:value="-4226.26325136449">
            <text:p>-4226.2632513645</text:p>
          </table:table-cell>
          <table:table-cell office:value-type="float" office:value="-33.2079534621932">
            <text:p>-33.2079534622</text:p>
          </table:table-cell>
          <table:table-cell office:value-type="float" office:value="-39913.3049221832">
            <text:p>-39913.3049221832</text:p>
          </table:table-cell>
          <table:table-cell office:value-type="float" office:value="39913304.9221832">
            <text:p>39913304.9221832</text:p>
          </table:table-cell>
          <table:table-cell office:value-type="float" office:value="199.5">
            <text:p>199.5</text:p>
          </table:table-cell>
          <table:table-cell office:value-type="float" office:value="92">
            <text:p>92</text:p>
          </table:table-cell>
          <table:table-cell office:value-type="float" office:value="-210921.149864155">
            <text:p>-210921.14986415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2_TR0.001_SL0.02</text:p>
          </table:table-cell>
          <table:table-cell office:value-type="string">
            <text:p>rl_reppo-custom_combo_all_0.0001_20000_512_1000000_0.99_RMSprop_CELU_512|64_Batcd-weigm-actin-Dropt-weigm-Dropt-actin-weigm_1_1729970495.035707</text:p>
          </table:table-cell>
          <table:table-cell office:value-type="float" office:value="-139.787018169929">
            <text:p>-139.8</text:p>
          </table:table-cell>
          <table:table-cell office:value-type="float" office:value="-14126.4910167282">
            <text:p>-14126.5</text:p>
          </table:table-cell>
          <table:table-cell office:value-type="float" office:value="-0.141264910167282">
            <text:p>-0.1</text:p>
          </table:table-cell>
          <table:table-cell office:value-type="float" office:value="-14126.4910167282">
            <text:p>-14126.5</text:p>
          </table:table-cell>
          <table:table-cell office:value-type="float" office:value="-15088.5258572644">
            <text:p>-15088.5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table:style-name="ce16" office:value-type="float" office:value="50.9615384615385">
            <text:p>50.96</text:p>
          </table:table-cell>
          <table:table-cell table:style-name="Default" office:value-type="float" office:value="1881.98964441836">
            <text:p>1881.9896444184</text:p>
          </table:table-cell>
          <table:table-cell office:value-type="float" office:value="2149.04972904149">
            <text:p>2149.0497290415</text:p>
          </table:table-cell>
          <table:table-cell office:value-type="float" office:value="1581.13827187546">
            <text:p>1581.1382718755</text:p>
          </table:table-cell>
          <table:table-cell office:value-type="float" office:value="-2232.7831798216">
            <text:p>-2232.7831798216</text:p>
          </table:table-cell>
          <table:table-cell office:value-type="float" office:value="-2101.14333894217">
            <text:p>-2101.1433389422</text:p>
          </table:table-cell>
          <table:table-cell office:value-type="float" office:value="-3033.9403004474">
            <text:p>-3033.9403004474</text:p>
          </table:table-cell>
          <table:table-cell office:value-type="float" office:value="-135.831644391617">
            <text:p>-135.8316443916</text:p>
          </table:table-cell>
          <table:table-cell office:value-type="float" office:value="-20896.269778762">
            <text:p>-20896.269778762</text:p>
          </table:table-cell>
          <table:table-cell office:value-type="float" office:value="20896269.778762">
            <text:p>20896269.778762</text:p>
          </table:table-cell>
          <table:table-cell office:value-type="float" office:value="104.5">
            <text:p>104.5</text:p>
          </table:table-cell>
          <table:table-cell office:value-type="float" office:value="51">
            <text:p>51</text:p>
          </table:table-cell>
          <table:table-cell office:value-type="float" office:value="-113871.942170901">
            <text:p>-113871.94217090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2_TR0.001_SL0.02</text:p>
          </table:table-cell>
          <table:table-cell office:value-type="string">
            <text:p>rl_reppo-custom_combo_all_0.0001_20000_512_1000000_0.99_RMSprop_CELU_512|64_Batcd-weigm-actin-Dropt-weigm-Dropt-actin-weigm_1_1729977563.625869</text:p>
          </table:table-cell>
          <table:table-cell office:value-type="float" office:value="196.913841932992">
            <text:p>196.9</text:p>
          </table:table-cell>
          <table:table-cell office:value-type="float" office:value="19200.0677488396">
            <text:p>19200.1</text:p>
          </table:table-cell>
          <table:table-cell office:value-type="float" office:value="0.192000677488396">
            <text:p>0.2</text:p>
          </table:table-cell>
          <table:table-cell office:value-type="float" office:value="19200.0677488396">
            <text:p>19200.1</text:p>
          </table:table-cell>
          <table:table-cell office:value-type="float" office:value="18362.5796156377">
            <text:p>18362.6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table:style-name="ce16" office:value-type="float" office:value="58.7155963302752">
            <text:p>58.72</text:p>
          </table:table-cell>
          <table:table-cell table:style-name="Default" office:value-type="float" office:value="1894.50189451543">
            <text:p>1894.5018945154</text:p>
          </table:table-cell>
          <table:table-cell office:value-type="float" office:value="2450.57889713385">
            <text:p>2450.5788971339</text:p>
          </table:table-cell>
          <table:table-cell office:value-type="float" office:value="1284.90732791193">
            <text:p>1284.9073279119</text:p>
          </table:table-cell>
          <table:table-cell office:value-type="float" office:value="-2267.73452222551">
            <text:p>-2267.7345222255</text:p>
          </table:table-cell>
          <table:table-cell office:value-type="float" office:value="-2098.13482543231">
            <text:p>-2098.1348254323</text:p>
          </table:table-cell>
          <table:table-cell office:value-type="float" office:value="-3865.84249645093">
            <text:p>-3865.8424964509</text:p>
          </table:table-cell>
          <table:table-cell office:value-type="float" office:value="176.147410539813">
            <text:p>176.1474105398</text:p>
          </table:table-cell>
          <table:table-cell office:value-type="float" office:value="-21930.1301979468">
            <text:p>-21930.1301979468</text:p>
          </table:table-cell>
          <table:table-cell office:value-type="float" office:value="21930130.1979468">
            <text:p>21930130.1979468</text:p>
          </table:table-cell>
          <table:table-cell office:value-type="float" office:value="109.5">
            <text:p>109.5</text:p>
          </table:table-cell>
          <table:table-cell office:value-type="float" office:value="45">
            <text:p>45</text:p>
          </table:table-cell>
          <table:table-cell office:value-type="float" office:value="-102048.053500148">
            <text:p>-102048.05350014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204:.D211])/COUNT([.D204:.D211])" office:value-type="float" office:value="-80.8511495648272">
            <text:p>-80.9</text:p>
          </table:table-cell>
          <table:table-cell table:style-name="ce8" table:formula="of:=SUM([.E204:.E211])/COUNT([.E204:.E211])" office:value-type="float" office:value="-8567.76051231426">
            <text:p>-8567.8</text:p>
          </table:table-cell>
          <table:table-cell table:style-name="ce8" table:formula="of:=SUM([.F204:.F211])/COUNT([.F204:.F211])" office:value-type="float" office:value="-0.0856776051231426">
            <text:p>-0.1</text:p>
          </table:table-cell>
          <table:table-cell table:style-name="ce8" table:formula="of:=SUM([.G204:.G211])/COUNT([.G204:.G211])" office:value-type="float" office:value="-8567.76051231425">
            <text:p>-8567.8</text:p>
          </table:table-cell>
          <table:table-cell table:style-name="ce8" table:formula="of:=SUM([.H204:.H211])/COUNT([.H204:.H211])" office:value-type="float" office:value="-11120.635861372">
            <text:p>-11120.6</text:p>
          </table:table-cell>
          <table:table-cell table:style-name="ce12" table:formula="of:=SUM([.I204:.I211])/COUNT([.I204:.I211])" office:value-type="float" office:value="97.5">
            <text:p>98</text:p>
          </table:table-cell>
          <table:table-cell table:style-name="ce12" table:formula="of:=SUM([.J204:.J211])/COUNT([.J204:.J211])" office:value-type="float" office:value="85.125">
            <text:p>85</text:p>
          </table:table-cell>
          <table:table-cell table:style-name="ce17" table:formula="of:=SUM([.K204:.K211])/COUNT([.K204:.K211])" office:value-type="float" office:value="53.5056587619996">
            <text:p>53.51</text:p>
          </table:table-cell>
          <table:table-cell table:style-name="ce24"/>
          <table:table-cell table:style-name="ce2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2_TR0.001_SL0.02</text:p>
          </table:table-cell>
          <table:table-cell office:value-type="string">
            <text:p>rl_reppo-custom_combo_all_0.0001_20000_512_1000000_0.99_RMSprop_CELU_512|64_Batcd-weigm-actin-Dropt-weigm-Dropt-actin-weigm_1_1729800794.002219</text:p>
          </table:table-cell>
          <table:table-cell office:value-type="float" office:value="269.274853130468">
            <text:p>269.3</text:p>
          </table:table-cell>
          <table:table-cell office:value-type="float" office:value="26459.5682223392">
            <text:p>26459.6</text:p>
          </table:table-cell>
          <table:table-cell office:value-type="float" office:value="0.264595682223392">
            <text:p>0.3</text:p>
          </table:table-cell>
          <table:table-cell office:value-type="float" office:value="26459.5682223392">
            <text:p>26459.6</text:p>
          </table:table-cell>
          <table:table-cell office:value-type="float" office:value="28026.2326468934">
            <text:p>28026.2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table:style-name="ce16" office:value-type="float" office:value="61.9047619047619">
            <text:p>61.90</text:p>
          </table:table-cell>
          <table:table-cell table:style-name="Default" office:value-type="float" office:value="1891.50937581142">
            <text:p>1891.5093758114</text:p>
          </table:table-cell>
          <table:table-cell office:value-type="float" office:value="2320.87054174769">
            <text:p>2320.8705417477</text:p>
          </table:table-cell>
          <table:table-cell office:value-type="float" office:value="1284.90732791193">
            <text:p>1284.9073279119</text:p>
          </table:table-cell>
          <table:table-cell office:value-type="float" office:value="-2246.84122874545">
            <text:p>-2246.8412287455</text:p>
          </table:table-cell>
          <table:table-cell office:value-type="float" office:value="-2106.50154478976">
            <text:p>-2106.5015447898</text:p>
          </table:table-cell>
          <table:table-cell office:value-type="float" office:value="-3024.3218588241">
            <text:p>-3024.3218588241</text:p>
          </table:table-cell>
          <table:table-cell office:value-type="float" office:value="314.994859789753">
            <text:p>314.9948597898</text:p>
          </table:table-cell>
          <table:table-cell office:value-type="float" office:value="-16834.894462685">
            <text:p>-16834.894462685</text:p>
          </table:table-cell>
          <table:table-cell office:value-type="float" office:value="16834894.462685">
            <text:p>16834894.462685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-71898.9193198544">
            <text:p>-71898.919319854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2_TR0.01_SL0.02</text:p>
          </table:table-cell>
          <table:table-cell office:value-type="string">
            <text:p>hodl</text:p>
          </table:table-cell>
          <table:table-cell office:value-type="float" office:value="54300.3769019822">
            <text:p>54300.4</text:p>
          </table:table-cell>
          <table:table-cell office:value-type="float" office:value="40507.0985773951">
            <text:p>40507.1</text:p>
          </table:table-cell>
          <table:table-cell office:value-type="float" office:value="0.405070985773951">
            <text:p>0.4</text:p>
          </table:table-cell>
          <table:table-cell table:number-columns-repeated="2" office:value-type="float" office:value="40507.0985773951">
            <text:p>40507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 office:value-type="float" office:value="100">
            <text:p>100.00</text:p>
          </table:table-cell>
          <table:table-cell table:style-name="Default" office:value-type="float" office:value="40507.0985773951">
            <text:p>40507.0985773951</text:p>
          </table:table-cell>
          <table:table-cell table:number-columns-repeated="2" office:value-type="float" office:value="40507.0985773951">
            <text:p>40507.0985773951</text:p>
          </table:table-cell>
          <table:table-cell table:number-columns-repeated="3" office:value-type="float" office:value="0">
            <text:p>0</text:p>
          </table:table-cell>
          <table:table-cell office:value-type="float" office:value="40507.0985773951">
            <text:p>40507.0985773951</text:p>
          </table:table-cell>
          <table:table-cell office:value-type="float" office:value="-240.647746323719">
            <text:p>-240.6477463237</text:p>
          </table:table-cell>
          <table:table-cell office:value-type="float" office:value="240647.746323719">
            <text:p>240647.7463237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2_TR0.01_SL0.02</text:p>
          </table:table-cell>
          <table:table-cell office:value-type="string">
            <text:p>rl_duel-dqn-custom_combo_all_0.0001_20000_512_1000000_0.99_RMSprop_CELU_512|256|64|32_Batcd-weigm-actin-Dropt-Liner-actin-Liner-actin-Liner-Dropt-actin-weigm_1_1730030832.2645838</text:p>
          </table:table-cell>
          <table:table-cell office:value-type="float" office:value="-75.2651729605171">
            <text:p>-75.3</text:p>
          </table:table-cell>
          <table:table-cell office:value-type="float" office:value="-8070.23696533842">
            <text:p>-8070.2</text:p>
          </table:table-cell>
          <table:table-cell office:value-type="float" office:value="-0.0807023696533842">
            <text:p>-0.1</text:p>
          </table:table-cell>
          <table:table-cell office:value-type="float" office:value="-8070.23696533829">
            <text:p>-8070.2</text:p>
          </table:table-cell>
          <table:table-cell office:value-type="float" office:value="-12083.5839365807">
            <text:p>-12083.6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style-name="ce16" office:value-type="float" office:value="53.393665158371">
            <text:p>53.39</text:p>
          </table:table-cell>
          <table:table-cell table:style-name="Default" office:value-type="float" office:value="1894.48150893057">
            <text:p>1894.4815089306</text:p>
          </table:table-cell>
          <table:table-cell office:value-type="float" office:value="2450.57889713385">
            <text:p>2450.5788971339</text:p>
          </table:table-cell>
          <table:table-cell office:value-type="float" office:value="481.61282185794">
            <text:p>481.6128218579</text:p>
          </table:table-cell>
          <table:table-cell office:value-type="float" office:value="-2248.72868950627">
            <text:p>-2248.7286895063</text:p>
          </table:table-cell>
          <table:table-cell office:value-type="float" office:value="-2099.14146850043">
            <text:p>-2099.1414685004</text:p>
          </table:table-cell>
          <table:table-cell office:value-type="float" office:value="-3052.45324372406">
            <text:p>-3052.4532437241</text:p>
          </table:table-cell>
          <table:table-cell office:value-type="float" office:value="-36.5169093454221">
            <text:p>-36.5169093454</text:p>
          </table:table-cell>
          <table:table-cell office:value-type="float" office:value="-44314.0438068415">
            <text:p>-44314.0438068415</text:p>
          </table:table-cell>
          <table:table-cell office:value-type="float" office:value="44314043.8068415">
            <text:p>44314043.8068415</text:p>
          </table:table-cell>
          <table:table-cell office:value-type="float" office:value="221.5">
            <text:p>221.5</text:p>
          </table:table-cell>
          <table:table-cell office:value-type="float" office:value="103">
            <text:p>103</text:p>
          </table:table-cell>
          <table:table-cell office:value-type="float" office:value="-231619.055019146">
            <text:p>-231619.05501914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2_TR0.01_SL0.02</text:p>
          </table:table-cell>
          <table:table-cell office:value-type="string">
            <text:p>rl_duel-dqn-custom_combo_all_0.0001_20000_512_1000000_0.99_RMSprop_CELU_512|256|64|32_Batcd-weigm-actin-Dropt-Liner-actin-weigm-actin-Liner-Dropt-actin-weigm_1_1730091596.6818628</text:p>
          </table:table-cell>
          <table:table-cell office:value-type="float" office:value="-70.7267879527075">
            <text:p>-70.7</text:p>
          </table:table-cell>
          <table:table-cell office:value-type="float" office:value="-7624.44581793532">
            <text:p>-7624.4</text:p>
          </table:table-cell>
          <table:table-cell office:value-type="float" office:value="-0.0762444581793532">
            <text:p>-0.1</text:p>
          </table:table-cell>
          <table:table-cell office:value-type="float" office:value="-7624.44581793528">
            <text:p>-7624.4</text:p>
          </table:table-cell>
          <table:table-cell office:value-type="float" office:value="-11659.2970317112">
            <text:p>-11659.3</text:p>
          </table:table-cell>
          <table:table-cell office:value-type="float" office:value="117">
            <text:p>117</text:p>
          </table:table-cell>
          <table:table-cell office:value-type="float" office:value="102">
            <text:p>102</text:p>
          </table:table-cell>
          <table:table-cell table:style-name="ce16" office:value-type="float" office:value="53.4246575342466">
            <text:p>53.42</text:p>
          </table:table-cell>
          <table:table-cell table:style-name="Default" office:value-type="float" office:value="1896.36005038452">
            <text:p>1896.3600503845</text:p>
          </table:table-cell>
          <table:table-cell office:value-type="float" office:value="2450.57889713385">
            <text:p>2450.5788971339</text:p>
          </table:table-cell>
          <table:table-cell office:value-type="float" office:value="481.61282185794">
            <text:p>481.6128218579</text:p>
          </table:table-cell>
          <table:table-cell office:value-type="float" office:value="-2249.98599718554">
            <text:p>-2249.9859971855</text:p>
          </table:table-cell>
          <table:table-cell office:value-type="float" office:value="-2099.14146850043">
            <text:p>-2099.1414685004</text:p>
          </table:table-cell>
          <table:table-cell office:value-type="float" office:value="-3052.45324372406">
            <text:p>-3052.4532437241</text:p>
          </table:table-cell>
          <table:table-cell office:value-type="float" office:value="-34.8148210864625">
            <text:p>-34.8148210865</text:p>
          </table:table-cell>
          <table:table-cell office:value-type="float" office:value="-43914.2898440261">
            <text:p>-43914.2898440261</text:p>
          </table:table-cell>
          <table:table-cell office:value-type="float" office:value="43914289.8440261">
            <text:p>43914289.8440261</text:p>
          </table:table-cell>
          <table:table-cell office:value-type="float" office:value="219.5">
            <text:p>219.5</text:p>
          </table:table-cell>
          <table:table-cell office:value-type="float" office:value="102">
            <text:p>102</text:p>
          </table:table-cell>
          <table:table-cell office:value-type="float" office:value="-229498.571712925">
            <text:p>-229498.57171292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2_TR0.01_SL0.02</text:p>
          </table:table-cell>
          <table:table-cell office:value-type="string">
            <text:p>rl_duel-dqn-custom_combo_all_0.0001_20000_512_1000000_0.99_RMSprop_CELU_512|256|64|32_Batcd-Liner-actin-Dropt-spec2-actin-spec2-actin-spec2-Dropt-actin-Liner_1_1730113659.909982</text:p>
          </table:table-cell>
          <table:table-cell office:value-type="float" office:value="-56.4688586240711">
            <text:p>-56.5</text:p>
          </table:table-cell>
          <table:table-cell office:value-type="float" office:value="-6228.84893191898">
            <text:p>-6228.8</text:p>
          </table:table-cell>
          <table:table-cell office:value-type="float" office:value="-0.0622884893191898">
            <text:p>-0.1</text:p>
          </table:table-cell>
          <table:table-cell office:value-type="float" office:value="-6228.84893191885">
            <text:p>-6228.8</text:p>
          </table:table-cell>
          <table:table-cell office:value-type="float" office:value="-10382.6825120985">
            <text:p>-10382.7</text:p>
          </table:table-cell>
          <table:table-cell office:value-type="float" office:value="117">
            <text:p>117</text:p>
          </table:table-cell>
          <table:table-cell office:value-type="float" office:value="101">
            <text:p>101</text:p>
          </table:table-cell>
          <table:table-cell table:style-name="ce16" office:value-type="float" office:value="53.6697247706422">
            <text:p>53.67</text:p>
          </table:table-cell>
          <table:table-cell table:style-name="Default" office:value-type="float" office:value="1889.33027464984">
            <text:p>1889.3302746498</text:p>
          </table:table-cell>
          <table:table-cell office:value-type="float" office:value="2450.57889713385">
            <text:p>2450.5788971339</text:p>
          </table:table-cell>
          <table:table-cell office:value-type="float" office:value="481.61282185794">
            <text:p>481.6128218579</text:p>
          </table:table-cell>
          <table:table-cell office:value-type="float" office:value="-2250.30189174208">
            <text:p>-2250.3018917421</text:p>
          </table:table-cell>
          <table:table-cell office:value-type="float" office:value="-2099.14146850043">
            <text:p>-2099.1414685004</text:p>
          </table:table-cell>
          <table:table-cell office:value-type="float" office:value="-3052.45324372406">
            <text:p>-3052.4532437241</text:p>
          </table:table-cell>
          <table:table-cell office:value-type="float" office:value="-28.5727015225635">
            <text:p>-28.5727015226</text:p>
          </table:table-cell>
          <table:table-cell office:value-type="float" office:value="-43715.5867378059">
            <text:p>-43715.5867378059</text:p>
          </table:table-cell>
          <table:table-cell office:value-type="float" office:value="43715586.7378059">
            <text:p>43715586.7378059</text:p>
          </table:table-cell>
          <table:table-cell office:value-type="float" office:value="218.5">
            <text:p>218.5</text:p>
          </table:table-cell>
          <table:table-cell office:value-type="float" office:value="101">
            <text:p>101</text:p>
          </table:table-cell>
          <table:table-cell office:value-type="float" office:value="-227280.49106595">
            <text:p>-227280.4910659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2_TR0.01_SL0.02</text:p>
          </table:table-cell>
          <table:table-cell office:value-type="string">
            <text:p>rl_duel-dqn-custom_combo_all_0.0001_20000_512_1000000_0.99_RMSprop_CELU_512|256|64|32_Batcd-Liner-actin-Dropt-spec2-actin-spec2-actin-spec2-Dropt-actin-Liner_1_1730118257.608056</text:p>
          </table:table-cell>
          <table:table-cell office:value-type="float" office:value="-72.8062680005058">
            <text:p>-72.8</text:p>
          </table:table-cell>
          <table:table-cell office:value-type="float" office:value="-7778.4148747018">
            <text:p>-7778.4</text:p>
          </table:table-cell>
          <table:table-cell office:value-type="float" office:value="-0.077784148747018">
            <text:p>-0.1</text:p>
          </table:table-cell>
          <table:table-cell office:value-type="float" office:value="-7778.41487470173">
            <text:p>-7778.4</text:p>
          </table:table-cell>
          <table:table-cell office:value-type="float" office:value="-11557.5524883516">
            <text:p>-11557.6</text:p>
          </table:table-cell>
          <table:table-cell office:value-type="float" office:value="110">
            <text:p>110</text:p>
          </table:table-cell>
          <table:table-cell office:value-type="float" office:value="93">
            <text:p>93</text:p>
          </table:table-cell>
          <table:table-cell table:style-name="ce16" office:value-type="float" office:value="54.1871921182266">
            <text:p>54.19</text:p>
          </table:table-cell>
          <table:table-cell table:style-name="Default" office:value-type="float" office:value="1868.34495912325">
            <text:p>1868.3449591233</text:p>
          </table:table-cell>
          <table:table-cell office:value-type="float" office:value="2461.51287611832">
            <text:p>2461.5128761183</text:p>
          </table:table-cell>
          <table:table-cell office:value-type="float" office:value="614.097618238186">
            <text:p>614.0976182382</text:p>
          </table:table-cell>
          <table:table-cell office:value-type="float" office:value="-2293.50925137914">
            <text:p>-2293.5092513791</text:p>
          </table:table-cell>
          <table:table-cell office:value-type="float" office:value="-2099.23783632896">
            <text:p>-2099.237836329</text:p>
          </table:table-cell>
          <table:table-cell office:value-type="float" office:value="-3877.32233981573">
            <text:p>-3877.3223398157</text:p>
          </table:table-cell>
          <table:table-cell office:value-type="float" office:value="-38.3173146537031">
            <text:p>-38.3173146537</text:p>
          </table:table-cell>
          <table:table-cell office:value-type="float" office:value="-40712.5341192445">
            <text:p>-40712.5341192445</text:p>
          </table:table-cell>
          <table:table-cell office:value-type="float" office:value="40712534.1192445">
            <text:p>40712534.1192445</text:p>
          </table:table-cell>
          <table:table-cell office:value-type="float" office:value="203.5">
            <text:p>203.5</text:p>
          </table:table-cell>
          <table:table-cell office:value-type="float" office:value="93">
            <text:p>93</text:p>
          </table:table-cell>
          <table:table-cell office:value-type="float" office:value="-213296.36037826">
            <text:p>-213296.3603782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2_TR0.01_SL0.02</text:p>
          </table:table-cell>
          <table:table-cell office:value-type="string">
            <text:p>rl_duel-dqn-custom_combo_all_0.0001_20000_512_1000000_0.99_RMSprop_CELU_512|256|64|32_Batcd-Liner-actin-Dropt-Liner-actin-weigm-actin-Liner-Dropt-actin-Liner_1_1730177223.066047</text:p>
          </table:table-cell>
          <table:table-cell office:value-type="float" office:value="-70.4075338519551">
            <text:p>-70.4</text:p>
          </table:table-cell>
          <table:table-cell office:value-type="float" office:value="-7601.11997717844">
            <text:p>-7601.1</text:p>
          </table:table-cell>
          <table:table-cell office:value-type="float" office:value="-0.0760111997717844">
            <text:p>-0.1</text:p>
          </table:table-cell>
          <table:table-cell office:value-type="float" office:value="-7601.11997717834">
            <text:p>-7601.1</text:p>
          </table:table-cell>
          <table:table-cell office:value-type="float" office:value="-11669.2608874251">
            <text:p>-11669.3</text:p>
          </table:table-cell>
          <table:table-cell office:value-type="float" office:value="119">
            <text:p>119</text:p>
          </table:table-cell>
          <table:table-cell office:value-type="float" office:value="103">
            <text:p>103</text:p>
          </table:table-cell>
          <table:table-cell table:style-name="ce16" office:value-type="float" office:value="53.6036036036036">
            <text:p>53.60</text:p>
          </table:table-cell>
          <table:table-cell table:style-name="Default" office:value-type="float" office:value="1882.50365581485">
            <text:p>1882.5036558149</text:p>
          </table:table-cell>
          <table:table-cell office:value-type="float" office:value="2450.57889713385">
            <text:p>2450.5788971339</text:p>
          </table:table-cell>
          <table:table-cell office:value-type="float" office:value="481.61282185794">
            <text:p>481.6128218579</text:p>
          </table:table-cell>
          <table:table-cell office:value-type="float" office:value="-2248.72868950627">
            <text:p>-2248.7286895063</text:p>
          </table:table-cell>
          <table:table-cell office:value-type="float" office:value="-2099.14146850043">
            <text:p>-2099.1414685004</text:p>
          </table:table-cell>
          <table:table-cell office:value-type="float" office:value="-3052.45324372406">
            <text:p>-3052.4532437241</text:p>
          </table:table-cell>
          <table:table-cell office:value-type="float" office:value="-34.239279176479">
            <text:p>-34.2392791765</text:p>
          </table:table-cell>
          <table:table-cell office:value-type="float" office:value="-44514.6134935163">
            <text:p>-44514.6134935163</text:p>
          </table:table-cell>
          <table:table-cell office:value-type="float" office:value="44514613.4935163">
            <text:p>44514613.4935163</text:p>
          </table:table-cell>
          <table:table-cell office:value-type="float" office:value="222.5">
            <text:p>222.5</text:p>
          </table:table-cell>
          <table:table-cell office:value-type="float" office:value="103">
            <text:p>103</text:p>
          </table:table-cell>
          <table:table-cell office:value-type="float" office:value="-231619.055019146">
            <text:p>-231619.05501914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h_1h|1d_1m|1m_1h|1d_32_0.004_20</text:p>
          </table:table-cell>
          <table:table-cell office:value-type="string">
            <text:p>trade_all_1.0_3_-0.1%_TP0.02_TR0.01_SL0.02</text:p>
          </table:table-cell>
          <table:table-cell office:value-type="string">
            <text:p>rl_duel-dqn-custom_combo_all_0.0001_20000_512_1000000_0.99_RMSprop_CELU_512|256|64|32_Batcd-specm-actin-Dropt-Liner-actin-Liner-actin-specm-Dropt-actin-Liner_1_1730206597.0457852</text:p>
          </table:table-cell>
          <table:table-cell office:value-type="float" office:value="-63.3236691196408">
            <text:p>-63.3</text:p>
          </table:table-cell>
          <table:table-cell office:value-type="float" office:value="-6880.84337736934">
            <text:p>-6880.8</text:p>
          </table:table-cell>
          <table:table-cell office:value-type="float" office:value="-0.0688084337736934">
            <text:p>-0.1</text:p>
          </table:table-cell>
          <table:table-cell office:value-type="float" office:value="-6880.84337736928">
            <text:p>-6880.8</text:p>
          </table:table-cell>
          <table:table-cell office:value-type="float" office:value="-11011.6824831506">
            <text:p>-11011.7</text:p>
          </table:table-cell>
          <table:table-cell office:value-type="float" office:value="119">
            <text:p>119</text:p>
          </table:table-cell>
          <table:table-cell office:value-type="float" office:value="103">
            <text:p>103</text:p>
          </table:table-cell>
          <table:table-cell table:style-name="ce16" office:value-type="float" office:value="53.6036036036036">
            <text:p>53.60</text:p>
          </table:table-cell>
          <table:table-cell table:style-name="Default" office:value-type="float" office:value="1880.96208864975">
            <text:p>1880.9620886498</text:p>
          </table:table-cell>
          <table:table-cell office:value-type="float" office:value="2450.57889713385">
            <text:p>2450.5788971339</text:p>
          </table:table-cell>
          <table:table-cell office:value-type="float" office:value="481.61282185794">
            <text:p>481.6128218579</text:p>
          </table:table-cell>
          <table:table-cell office:value-type="float" office:value="-2239.9546788999">
            <text:p>-2239.9546788999</text:p>
          </table:table-cell>
          <table:table-cell office:value-type="float" office:value="-2099.14146850043">
            <text:p>-2099.1414685004</text:p>
          </table:table-cell>
          <table:table-cell office:value-type="float" office:value="-3052.45324372406">
            <text:p>-3052.4532437241</text:p>
          </table:table-cell>
          <table:table-cell office:value-type="float" office:value="-30.9947899881499">
            <text:p>-30.9947899881</text:p>
          </table:table-cell>
          <table:table-cell office:value-type="float" office:value="-44515.3344911137">
            <text:p>-44515.3344911137</text:p>
          </table:table-cell>
          <table:table-cell office:value-type="float" office:value="44515334.4911137">
            <text:p>44515334.4911137</text:p>
          </table:table-cell>
          <table:table-cell office:value-type="float" office:value="222.5">
            <text:p>222.5</text:p>
          </table:table-cell>
          <table:table-cell office:value-type="float" office:value="103">
            <text:p>103</text:p>
          </table:table-cell>
          <table:table-cell office:value-type="float" office:value="-230715.33192669">
            <text:p>-230715.3319266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ta_2017_to_2023vs2024_only_price_percent_only_price_percent_day_of_week_none_1m|5m_1h|1d_1m|1m_1h|1d_32_0.004_20</text:p>
          </table:table-cell>
          <table:table-cell office:value-type="string">
            <text:p>trade_all_1.0_3_-0.1%_TP0.02_TR0.005_SL0.02</text:p>
          </table:table-cell>
          <table:table-cell office:value-type="string">
            <text:p>hodl</text:p>
          </table:table-cell>
          <table:table-cell office:value-type="float" office:value="54300.3769019822">
            <text:p>54300.4</text:p>
          </table:table-cell>
          <table:table-cell office:value-type="float" office:value="40507.0985773951">
            <text:p>40507.1</text:p>
          </table:table-cell>
          <table:table-cell office:value-type="float" office:value="0.405070985773951">
            <text:p>0.4</text:p>
          </table:table-cell>
          <table:table-cell table:number-columns-repeated="2" office:value-type="float" office:value="40507.0985773951">
            <text:p>40507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6" office:value-type="float" office:value="100">
            <text:p>100.00</text:p>
          </table:table-cell>
          <table:table-cell table:style-name="Default" office:value-type="float" office:value="40507.0985773951">
            <text:p>40507.0985773951</text:p>
          </table:table-cell>
          <table:table-cell table:number-columns-repeated="2" office:value-type="float" office:value="40507.0985773951">
            <text:p>40507.0985773951</text:p>
          </table:table-cell>
          <table:table-cell table:number-columns-repeated="3" office:value-type="float" office:value="0">
            <text:p>0</text:p>
          </table:table-cell>
          <table:table-cell office:value-type="float" office:value="40507.0985773951">
            <text:p>40507.0985773951</text:p>
          </table:table-cell>
          <table:table-cell office:value-type="float" office:value="-240.647746323719">
            <text:p>-240.6477463237</text:p>
          </table:table-cell>
          <table:table-cell office:value-type="float" office:value="240647.746323719">
            <text:p>240647.7463237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data_2017_to_2023vs2024_only_price_percent_only_price_percent_day_of_week_none_1m|5m_1h|1d_1m|1m_1h|1d_32_0.004_20</text:p>
          </table:table-cell>
          <table:table-cell office:value-type="string">
            <text:p>trade_all_1.0_3_-0.1%_TP0.02_TR0.005_SL0.02</text:p>
          </table:table-cell>
          <table:table-cell office:value-type="string">
            <text:p>rl_reppo-custom_combo_all_0.0001_20000_512_1000000_0.99_RMSprop_CELU_512|64_Batcd-weigm-actin-Dropt-weigm-Dropt-actin-weigm_1_1729868077.141957</text:p>
          </table:table-cell>
          <table:table-cell office:value-type="float" office:value="144.559105541785">
            <text:p>144.6</text:p>
          </table:table-cell>
          <table:table-cell office:value-type="float" office:value="13828.0674626136">
            <text:p>13828.1</text:p>
          </table:table-cell>
          <table:table-cell office:value-type="float" office:value="0.138280674626136">
            <text:p>0.1</text:p>
          </table:table-cell>
          <table:table-cell office:value-type="float" office:value="13828.0674626136">
            <text:p>13828.1</text:p>
          </table:table-cell>
          <table:table-cell office:value-type="float" office:value="10623.5351497032">
            <text:p>10623.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table:style-name="ce16" office:value-type="float" office:value="55.8139534883721">
            <text:p>55.81</text:p>
          </table:table-cell>
          <table:table-cell table:style-name="Default" office:value-type="float" office:value="1918.15192155079">
            <text:p>1918.1519215508</text:p>
          </table:table-cell>
          <table:table-cell office:value-type="float" office:value="2339.31430254409">
            <text:p>2339.3143025441</text:p>
          </table:table-cell>
          <table:table-cell office:value-type="float" office:value="364.937601920639">
            <text:p>364.9376019206</text:p>
          </table:table-cell>
          <table:table-cell office:value-type="float" office:value="-2240.9804869245">
            <text:p>-2240.9804869245</text:p>
          </table:table-cell>
          <table:table-cell office:value-type="float" office:value="-2100.84490847334">
            <text:p>-2100.8449084733</text:p>
          </table:table-cell>
          <table:table-cell office:value-type="float" office:value="-3877.32233981573">
            <text:p>-3877.3223398157</text:p>
          </table:table-cell>
          <table:table-cell office:value-type="float" office:value="80.3957410617072">
            <text:p>80.3957410617</text:p>
          </table:table-cell>
          <table:table-cell office:value-type="float" office:value="-34531.0591265892">
            <text:p>-34531.0591265892</text:p>
          </table:table-cell>
          <table:table-cell office:value-type="float" office:value="34531059.1265892">
            <text:p>34531059.1265892</text:p>
          </table:table-cell>
          <table:table-cell office:value-type="float" office:value="172.5">
            <text:p>172.5</text:p>
          </table:table-cell>
          <table:table-cell office:value-type="float" office:value="76">
            <text:p>76</text:p>
          </table:table-cell>
          <table:table-cell office:value-type="float" office:value="-170314.517006262">
            <text:p>-170314.51700626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ata_2017_to_2023vs2024_only_price_percent_only_price_percent_day_of_week_none_1m|5m_5m|1h|1d_1m|1m_5m|1h|1d_32_0.004_20</text:p>
          </table:table-cell>
          <table:table-cell office:value-type="string">
            <text:p>trade_all_1.0_3_-0.1%_TP0.02_TR0.001_SL0.02</text:p>
          </table:table-cell>
          <table:table-cell office:value-type="string">
            <text:p>rl_reppo-custom_combo_all_0.0001_20000_512_1000000_0.99_RMSprop_CELU_512|64_Batcd-weigm-actin-Dropt-weigm-Dropt-actin-weigm_1_1730168776.930779</text:p>
          </table:table-cell>
          <table:table-cell office:value-type="float" office:value="78.4499095392659">
            <text:p>78.4</text:p>
          </table:table-cell>
          <table:table-cell office:value-type="float" office:value="7422.49535475344">
            <text:p>7422.5</text:p>
          </table:table-cell>
          <table:table-cell office:value-type="float" office:value="0.0742249535475344">
            <text:p>0.1</text:p>
          </table:table-cell>
          <table:table-cell office:value-type="float" office:value="7422.49535475345">
            <text:p>7422.5</text:p>
          </table:table-cell>
          <table:table-cell office:value-type="float" office:value="4770.31406423241">
            <text:p>4770.3</text:p>
          </table:table-cell>
          <table:table-cell office:value-type="float" office:value="72">
            <text:p>72</text:p>
          </table:table-cell>
          <table:table-cell office:value-type="float" office:value="57">
            <text:p>57</text:p>
          </table:table-cell>
          <table:table-cell table:style-name="ce16" office:value-type="float" office:value="55.8139534883721">
            <text:p>55.81</text:p>
          </table:table-cell>
          <table:table-cell table:style-name="Default" office:value-type="float" office:value="1889.21654956604">
            <text:p>1889.216549566</text:p>
          </table:table-cell>
          <table:table-cell office:value-type="float" office:value="2174.70384326004">
            <text:p>2174.70384326</text:p>
          </table:table-cell>
          <table:table-cell office:value-type="float" office:value="1606.77102944085">
            <text:p>1606.7710294409</text:p>
          </table:table-cell>
          <table:table-cell office:value-type="float" office:value="-2256.15958270177">
            <text:p>-2256.1595827018</text:p>
          </table:table-cell>
          <table:table-cell office:value-type="float" office:value="-2099.52034861171">
            <text:p>-2099.5203486117</text:p>
          </table:table-cell>
          <table:table-cell office:value-type="float" office:value="-3219.90096057751">
            <text:p>-3219.9009605775</text:p>
          </table:table-cell>
          <table:table-cell office:value-type="float" office:value="57.5387236802593">
            <text:p>57.5387236803</text:p>
          </table:table-cell>
          <table:table-cell office:value-type="float" office:value="-25820.342838193">
            <text:p>-25820.342838193</text:p>
          </table:table-cell>
          <table:table-cell office:value-type="float" office:value="25820342.8381929">
            <text:p>25820342.8381929</text:p>
          </table:table-cell>
          <table:table-cell office:value-type="float" office:value="129">
            <text:p>129</text:p>
          </table:table-cell>
          <table:table-cell office:value-type="float" office:value="57">
            <text:p>57</text:p>
          </table:table-cell>
          <table:table-cell office:value-type="float" office:value="-128601.096214001">
            <text:p>-128601.09621400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hodl</text:p>
          </table:table-cell>
          <table:table-cell table:style-name="ce11" office:value-type="float" office:value="54300.3769019822">
            <text:p>54300.4</text:p>
          </table:table-cell>
          <table:table-cell table:style-name="ce11" office:value-type="float" office:value="40507.0985773951">
            <text:p>40507.1</text:p>
          </table:table-cell>
          <table:table-cell table:style-name="ce11" office:value-type="float" office:value="0.405070985773951">
            <text:p>0.4</text:p>
          </table:table-cell>
          <table:table-cell table:style-name="ce11" office:value-type="float" office:value="40507.0985773951">
            <text:p>40507.1</text:p>
          </table:table-cell>
          <table:table-cell table:style-name="ce11" office:value-type="float" office:value="40507.0985773951">
            <text:p>40507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1" office:value-type="float" office:value="100">
            <text:p>100.00</text:p>
          </table:table-cell>
          <table:table-cell table:style-name="Default" office:value-type="float" office:value="40507.0985773951">
            <text:p>40507.0985773951</text:p>
          </table:table-cell>
          <table:table-cell table:number-columns-repeated="2" office:value-type="float" office:value="40507.0985773951">
            <text:p>40507.0985773951</text:p>
          </table:table-cell>
          <table:table-cell table:number-columns-repeated="3" office:value-type="float" office:value="0">
            <text:p>0</text:p>
          </table:table-cell>
          <table:table-cell office:value-type="float" office:value="40507.0985773951">
            <text:p>40507.0985773951</text:p>
          </table:table-cell>
          <table:table-cell office:value-type="float" office:value="-240.647746323719">
            <text:p>-240.6477463237</text:p>
          </table:table-cell>
          <table:table-cell office:value-type="float" office:value="240647.746323719">
            <text:p>240647.7463237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weigm-actin-Dropt-weigm-Dropt-actin-weigm_1_1730072648.148382</text:p>
          </table:table-cell>
          <table:table-cell table:style-name="ce11" office:value-type="float" office:value="-486.201317139188">
            <text:p>-486.2</text:p>
          </table:table-cell>
          <table:table-cell table:style-name="ce11" office:value-type="float" office:value="-48874.553517208">
            <text:p>-48874.6</text:p>
          </table:table-cell>
          <table:table-cell table:style-name="ce11" office:value-type="float" office:value="-0.48874553517208">
            <text:p>-0.5</text:p>
          </table:table-cell>
          <table:table-cell table:style-name="ce11" office:value-type="float" office:value="-48874.5535172084">
            <text:p>-48874.6</text:p>
          </table:table-cell>
          <table:table-cell table:style-name="ce11" office:value-type="float" office:value="-41340.2706364183">
            <text:p>-41340.3</text:p>
          </table:table-cell>
          <table:table-cell office:value-type="float" office:value="265">
            <text:p>265</text:p>
          </table:table-cell>
          <table:table-cell office:value-type="float" office:value="129">
            <text:p>129</text:p>
          </table:table-cell>
          <table:table-cell table:style-name="ce21" office:value-type="float" office:value="67.258883248731">
            <text:p>67.26</text:p>
          </table:table-cell>
          <table:table-cell table:style-name="Default" office:value-type="float" office:value="904.194811924738">
            <text:p>904.1948119247</text:p>
          </table:table-cell>
          <table:table-cell office:value-type="float" office:value="1556.89010681941">
            <text:p>1556.8901068194</text:p>
          </table:table-cell>
          <table:table-cell office:value-type="float" office:value="197.399045941565">
            <text:p>197.3990459416</text:p>
          </table:table-cell>
          <table:table-cell office:value-type="float" office:value="-2236.32696649042">
            <text:p>-2236.3269664904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24.047090145199">
            <text:p>-124.0470901452</text:p>
          </table:table-cell>
          <table:table-cell office:value-type="float" office:value="-78890.5159624452">
            <text:p>-78890.5159624452</text:p>
          </table:table-cell>
          <table:table-cell office:value-type="float" office:value="78890515.9624452">
            <text:p>78890515.9624452</text:p>
          </table:table-cell>
          <table:table-cell office:value-type="float" office:value="394.5">
            <text:p>394.5</text:p>
          </table:table-cell>
          <table:table-cell office:value-type="float" office:value="129">
            <text:p>129</text:p>
          </table:table-cell>
          <table:table-cell office:value-type="float" office:value="-288486.178677264">
            <text:p>-288486.17867726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weigm-actin-Dropt-weigm-Dropt-actin-weigm_1_1730077027.430798</text:p>
          </table:table-cell>
          <table:table-cell table:style-name="ce11" office:value-type="float" office:value="-267.42818481772">
            <text:p>-267.4</text:p>
          </table:table-cell>
          <table:table-cell table:style-name="ce11" office:value-type="float" office:value="-26945.2920454267">
            <text:p>-26945.3</text:p>
          </table:table-cell>
          <table:table-cell table:style-name="ce11" office:value-type="float" office:value="-0.269452920454267">
            <text:p>-0.3</text:p>
          </table:table-cell>
          <table:table-cell table:style-name="ce11" office:value-type="float" office:value="-26945.2920454266">
            <text:p>-26945.3</text:p>
          </table:table-cell>
          <table:table-cell table:style-name="ce11" office:value-type="float" office:value="-25815.4519616907">
            <text:p>-25815.5</text:p>
          </table:table-cell>
          <table:table-cell office:value-type="float" office:value="181">
            <text:p>181</text:p>
          </table:table-cell>
          <table:table-cell office:value-type="float" office:value="85">
            <text:p>85</text:p>
          </table:table-cell>
          <table:table-cell table:style-name="ce21" office:value-type="float" office:value="68.0451127819549">
            <text:p>68.05</text:p>
          </table:table-cell>
          <table:table-cell table:style-name="Default" office:value-type="float" office:value="895.223440129637">
            <text:p>895.2234401296</text:p>
          </table:table-cell>
          <table:table-cell office:value-type="float" office:value="1556.89010681941">
            <text:p>1556.8901068194</text:p>
          </table:table-cell>
          <table:table-cell office:value-type="float" office:value="142.171133810698">
            <text:p>142.1711338107</text:p>
          </table:table-cell>
          <table:table-cell office:value-type="float" office:value="-2223.30276128107">
            <text:p>-2223.3027612811</text:p>
          </table:table-cell>
          <table:table-cell office:value-type="float" office:value="-2098.2714673913">
            <text:p>-2098.2714673913</text:p>
          </table:table-cell>
          <table:table-cell office:value-type="float" office:value="-2619.56817574908">
            <text:p>-2619.5681757491</text:p>
          </table:table-cell>
          <table:table-cell office:value-type="float" office:value="-101.298090396341">
            <text:p>-101.2980903963</text:p>
          </table:table-cell>
          <table:table-cell office:value-type="float" office:value="-53299.6543623169">
            <text:p>-53299.6543623169</text:p>
          </table:table-cell>
          <table:table-cell office:value-type="float" office:value="53299654.3623169">
            <text:p>53299654.3623169</text:p>
          </table:table-cell>
          <table:table-cell office:value-type="float" office:value="266.5">
            <text:p>266.5</text:p>
          </table:table-cell>
          <table:table-cell office:value-type="float" office:value="85">
            <text:p>85</text:p>
          </table:table-cell>
          <table:table-cell office:value-type="float" office:value="-188980.734708891">
            <text:p>-188980.73470889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weigm-actin-Dropt-weigm-Dropt-actin-weigm_1_1730081847.714438</text:p>
          </table:table-cell>
          <table:table-cell table:style-name="ce11" office:value-type="float" office:value="-479.389650670694">
            <text:p>-479.4</text:p>
          </table:table-cell>
          <table:table-cell table:style-name="ce11" office:value-type="float" office:value="-48198.2963700201">
            <text:p>-48198.3</text:p>
          </table:table-cell>
          <table:table-cell table:style-name="ce11" office:value-type="float" office:value="-0.481982963700201">
            <text:p>-0.5</text:p>
          </table:table-cell>
          <table:table-cell table:style-name="ce11" office:value-type="float" office:value="-48198.2963700205">
            <text:p>-48198.3</text:p>
          </table:table-cell>
          <table:table-cell table:style-name="ce11" office:value-type="float" office:value="-40922.9352745268">
            <text:p>-40922.9</text:p>
          </table:table-cell>
          <table:table-cell office:value-type="float" office:value="264">
            <text:p>264</text:p>
          </table:table-cell>
          <table:table-cell office:value-type="float" office:value="128">
            <text:p>128</text:p>
          </table:table-cell>
          <table:table-cell table:style-name="ce21" office:value-type="float" office:value="67.3469387755102">
            <text:p>67.35</text:p>
          </table:table-cell>
          <table:table-cell table:style-name="Default" office:value-type="float" office:value="902.164191737335">
            <text:p>902.1641917373</text:p>
          </table:table-cell>
          <table:table-cell office:value-type="float" office:value="1556.89010681941">
            <text:p>1556.8901068194</text:p>
          </table:table-cell>
          <table:table-cell office:value-type="float" office:value="197.399045941565">
            <text:p>197.3990459416</text:p>
          </table:table-cell>
          <table:table-cell office:value-type="float" office:value="-2237.26283584904">
            <text:p>-2237.262835849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22.954837678624">
            <text:p>-122.9548376786</text:p>
          </table:table-cell>
          <table:table-cell office:value-type="float" office:value="-78490.9926963263">
            <text:p>-78490.9926963263</text:p>
          </table:table-cell>
          <table:table-cell office:value-type="float" office:value="78490992.6963263">
            <text:p>78490992.6963263</text:p>
          </table:table-cell>
          <table:table-cell office:value-type="float" office:value="392.5">
            <text:p>392.5</text:p>
          </table:table-cell>
          <table:table-cell office:value-type="float" office:value="128">
            <text:p>128</text:p>
          </table:table-cell>
          <table:table-cell office:value-type="float" office:value="-286369.642988677">
            <text:p>-286369.64298867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weigm-actin-Dropt-weigm-Dropt-actin-weigm_1_1730086113.7018108</text:p>
          </table:table-cell>
          <table:table-cell table:style-name="ce11" office:value-type="float" office:value="2.61588045238106">
            <text:p>2.6</text:p>
          </table:table-cell>
          <table:table-cell table:style-name="ce11" office:value-type="float" office:value="292.754092795192">
            <text:p>292.8</text:p>
          </table:table-cell>
          <table:table-cell table:style-name="ce11" office:value-type="float" office:value="0.00292754092795192">
            <text:p>0.0</text:p>
          </table:table-cell>
          <table:table-cell table:style-name="ce11" office:value-type="float" office:value="292.754092795192">
            <text:p>292.8</text:p>
          </table:table-cell>
          <table:table-cell table:style-name="ce11" office:value-type="float" office:value="292.754092795189">
            <text:p>292.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1" office:value-type="float" office:value="100">
            <text:p>100.00</text:p>
          </table:table-cell>
          <table:table-cell table:style-name="Default" office:value-type="float" office:value="292.754092795192">
            <text:p>292.7540927952</text:p>
          </table:table-cell>
          <table:table-cell table:number-columns-repeated="2" office:value-type="float" office:value="292.754092795192">
            <text:p>292.7540927952</text:p>
          </table:table-cell>
          <table:table-cell table:number-columns-repeated="3" office:value-type="float" office:value="0">
            <text:p>0</text:p>
          </table:table-cell>
          <table:table-cell office:value-type="float" office:value="292.754092795192">
            <text:p>292.7540927952</text:p>
          </table:table-cell>
          <table:table-cell office:value-type="float" office:value="-200.393147240035">
            <text:p>-200.39314724</text:p>
          </table:table-cell>
          <table:table-cell office:value-type="float" office:value="200393.147240035">
            <text:p>200393.14724003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weigm-actin-Dropt-weigm-Dropt-actin-weigm_1_1730090699.2783911</text:p>
          </table:table-cell>
          <table:table-cell table:style-name="ce11" office:value-type="float" office:value="22.2640681244643">
            <text:p>22.3</text:p>
          </table:table-cell>
          <table:table-cell table:style-name="ce11" office:value-type="float" office:value="2220.16838155146">
            <text:p>2220.2</text:p>
          </table:table-cell>
          <table:table-cell table:style-name="ce11" office:value-type="float" office:value="0.0222016838155145">
            <text:p>0.0</text:p>
          </table:table-cell>
          <table:table-cell table:style-name="ce11" office:value-type="float" office:value="2220.16838155146">
            <text:p>2220.2</text:p>
          </table:table-cell>
          <table:table-cell table:style-name="ce11" office:value-type="float" office:value="2132.8009800496">
            <text:p>2132.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21" office:value-type="float" office:value="76.9230769230769">
            <text:p>76.92</text:p>
          </table:table-cell>
          <table:table-cell table:style-name="Default" office:value-type="float" office:value="868.788143963702">
            <text:p>868.7881439637</text:p>
          </table:table-cell>
          <table:table-cell office:value-type="float" office:value="963.217632134212">
            <text:p>963.2176321342</text:p>
          </table:table-cell>
          <table:table-cell office:value-type="float" office:value="344.39196609908">
            <text:p>344.3919660991</text:p>
          </table:table-cell>
          <table:table-cell office:value-type="float" office:value="-2155.90435269519">
            <text:p>-2155.9043526952</text:p>
          </table:table-cell>
          <table:table-cell office:value-type="float" office:value="-2134.26486540862">
            <text:p>-2134.2648654086</text:p>
          </table:table-cell>
          <table:table-cell office:value-type="float" office:value="-2194.90161000898">
            <text:p>-2194.901610009</text:p>
          </table:table-cell>
          <table:table-cell office:value-type="float" office:value="170.782183196266">
            <text:p>170.7821831963</text:p>
          </table:table-cell>
          <table:table-cell office:value-type="float" office:value="-2603.52369207363">
            <text:p>-2603.5236920736</text:p>
          </table:table-cell>
          <table:table-cell office:value-type="float" office:value="2603523.69207362">
            <text:p>2603523.6920736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-6467.71305808556">
            <text:p>-6467.713058085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weigm-actin-Dropt-weigm-Dropt-actin-weigm_1_1730095212.075656</text:p>
          </table:table-cell>
          <table:table-cell table:style-name="ce11" office:value-type="float" office:value="-482.465875687598">
            <text:p>-482.5</text:p>
          </table:table-cell>
          <table:table-cell table:style-name="ce11" office:value-type="float" office:value="-48502.7965140251">
            <text:p>-48502.8</text:p>
          </table:table-cell>
          <table:table-cell table:style-name="ce11" office:value-type="float" office:value="-0.48502796514025">
            <text:p>-0.5</text:p>
          </table:table-cell>
          <table:table-cell table:style-name="ce11" office:value-type="float" office:value="-48502.7965140253">
            <text:p>-48502.8</text:p>
          </table:table-cell>
          <table:table-cell table:style-name="ce11" office:value-type="float" office:value="-41087.1883636628">
            <text:p>-41087.2</text:p>
          </table:table-cell>
          <table:table-cell office:value-type="float" office:value="260">
            <text:p>260</text:p>
          </table:table-cell>
          <table:table-cell office:value-type="float" office:value="127">
            <text:p>127</text:p>
          </table:table-cell>
          <table:table-cell table:style-name="ce21" office:value-type="float" office:value="67.1834625322997">
            <text:p>67.18</text:p>
          </table:table-cell>
          <table:table-cell table:style-name="Default" office:value-type="float" office:value="907.433139862007">
            <text:p>907.433139862</text:p>
          </table:table-cell>
          <table:table-cell office:value-type="float" office:value="1556.89010681941">
            <text:p>1556.8901068194</text:p>
          </table:table-cell>
          <table:table-cell office:value-type="float" office:value="197.399045941565">
            <text:p>197.3990459416</text:p>
          </table:table-cell>
          <table:table-cell office:value-type="float" office:value="-2239.64892030037">
            <text:p>-2239.6489203004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25.330223550453">
            <text:p>-125.3302235505</text:p>
          </table:table-cell>
          <table:table-cell office:value-type="float" office:value="-77490.1873908768">
            <text:p>-77490.1873908768</text:p>
          </table:table-cell>
          <table:table-cell office:value-type="float" office:value="77490187.3908769">
            <text:p>77490187.3908769</text:p>
          </table:table-cell>
          <table:table-cell office:value-type="float" office:value="387.5">
            <text:p>387.5</text:p>
          </table:table-cell>
          <table:table-cell office:value-type="float" office:value="127">
            <text:p>127</text:p>
          </table:table-cell>
          <table:table-cell office:value-type="float" office:value="-284435.412878147">
            <text:p>-284435.41287814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weigm-actin-Dropt-weigm-Dropt-actin-weigm_1_1730099784.992012</text:p>
          </table:table-cell>
          <table:table-cell table:style-name="ce11" office:value-type="float" office:value="-35.9473126442822">
            <text:p>-35.9</text:p>
          </table:table-cell>
          <table:table-cell table:style-name="ce11" office:value-type="float" office:value="-3747.52140966969">
            <text:p>-3747.5</text:p>
          </table:table-cell>
          <table:table-cell table:style-name="ce11" office:value-type="float" office:value="-0.0374752140966969">
            <text:p>0.0</text:p>
          </table:table-cell>
          <table:table-cell table:style-name="ce11" office:value-type="float" office:value="-3747.52140966969">
            <text:p>-3747.5</text:p>
          </table:table-cell>
          <table:table-cell table:style-name="ce11" office:value-type="float" office:value="-4874.93425416365">
            <text:p>-4874.9</text:p>
          </table:table-cell>
          <table:table-cell office:value-type="float" office:value="84">
            <text:p>84</text:p>
          </table:table-cell>
          <table:table-cell office:value-type="float" office:value="37">
            <text:p>37</text:p>
          </table:table-cell>
          <table:table-cell table:style-name="ce21" office:value-type="float" office:value="69.4214876033058">
            <text:p>69.42</text:p>
          </table:table-cell>
          <table:table-cell table:style-name="Default" office:value-type="float" office:value="898.041875111078">
            <text:p>898.0418751111</text:p>
          </table:table-cell>
          <table:table-cell office:value-type="float" office:value="1331.04807935993">
            <text:p>1331.0480793599</text:p>
          </table:table-cell>
          <table:table-cell office:value-type="float" office:value="237.760128732581">
            <text:p>237.7601287326</text:p>
          </table:table-cell>
          <table:table-cell office:value-type="float" office:value="-2140.08213294595">
            <text:p>-2140.082132946</text:p>
          </table:table-cell>
          <table:table-cell office:value-type="float" office:value="-28.6900549147977">
            <text:p>-28.6900549148</text:p>
          </table:table-cell>
          <table:table-cell office:value-type="float" office:value="-2440.75501338993">
            <text:p>-2440.7550133899</text:p>
          </table:table-cell>
          <table:table-cell office:value-type="float" office:value="-30.9712513195842">
            <text:p>-30.9712513196</text:p>
          </table:table-cell>
          <table:table-cell office:value-type="float" office:value="-24208.3608394298">
            <text:p>-24208.3608394298</text:p>
          </table:table-cell>
          <table:table-cell office:value-type="float" office:value="24208360.8394298">
            <text:p>24208360.8394298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  <table:table-cell office:value-type="float" office:value="-79154.3488640854">
            <text:p>-79154.348864085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weigm-actin-Dropt-weigm-Dropt-actin-weigm_1_1730105099.821794</text:p>
          </table:table-cell>
          <table:table-cell table:style-name="ce11" office:value-type="float" office:value="-373.142914013685">
            <text:p>-373.1</text:p>
          </table:table-cell>
          <table:table-cell table:style-name="ce11" office:value-type="float" office:value="-37631.4137405648">
            <text:p>-37631.4</text:p>
          </table:table-cell>
          <table:table-cell table:style-name="ce11" office:value-type="float" office:value="-0.376314137405648">
            <text:p>-0.4</text:p>
          </table:table-cell>
          <table:table-cell table:style-name="ce11" office:value-type="float" office:value="-37631.4137405649">
            <text:p>-37631.4</text:p>
          </table:table-cell>
          <table:table-cell table:style-name="ce11" office:value-type="float" office:value="-34112.9841636081">
            <text:p>-34113.0</text:p>
          </table:table-cell>
          <table:table-cell office:value-type="float" office:value="244">
            <text:p>244</text:p>
          </table:table-cell>
          <table:table-cell office:value-type="float" office:value="116">
            <text:p>116</text:p>
          </table:table-cell>
          <table:table-cell table:style-name="ce21" office:value-type="float" office:value="67.7777777777778">
            <text:p>67.78</text:p>
          </table:table-cell>
          <table:table-cell table:style-name="Default" office:value-type="float" office:value="910.417508675122">
            <text:p>910.4175086751</text:p>
          </table:table-cell>
          <table:table-cell office:value-type="float" office:value="1656.08880913541">
            <text:p>1656.0888091354</text:p>
          </table:table-cell>
          <table:table-cell office:value-type="float" office:value="142.171133810698">
            <text:p>142.1711338107</text:p>
          </table:table-cell>
          <table:table-cell office:value-type="float" office:value="-2239.42487808013">
            <text:p>-2239.4248780801</text:p>
          </table:table-cell>
          <table:table-cell office:value-type="float" office:value="-174.770360334529">
            <text:p>-174.7703603345</text:p>
          </table:table-cell>
          <table:table-cell office:value-type="float" office:value="-3877.32233981573">
            <text:p>-3877.3223398157</text:p>
          </table:table-cell>
          <table:table-cell office:value-type="float" office:value="-104.531704834903">
            <text:p>-104.5317048349</text:p>
          </table:table-cell>
          <table:table-cell office:value-type="float" office:value="-72098.3669532126">
            <text:p>-72098.3669532126</text:p>
          </table:table-cell>
          <table:table-cell office:value-type="float" office:value="72098366.9532127">
            <text:p>72098366.9532127</text:p>
          </table:table-cell>
          <table:table-cell office:value-type="float" office:value="360.5">
            <text:p>360.5</text:p>
          </table:table-cell>
          <table:table-cell office:value-type="float" office:value="115">
            <text:p>115</text:p>
          </table:table-cell>
          <table:table-cell office:value-type="float" office:value="-259598.51549696">
            <text:p>-259598.5154969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weigm-actin-Dropt-weigm-Dropt-actin-weigm_1_1730110420.699829</text:p>
          </table:table-cell>
          <table:table-cell table:style-name="ce11" office:value-type="float" office:value="-492.106669579592">
            <text:p>-492.1</text:p>
          </table:table-cell>
          <table:table-cell table:style-name="ce11" office:value-type="float" office:value="-49433.4227577326">
            <text:p>-49433.4</text:p>
          </table:table-cell>
          <table:table-cell table:style-name="ce11" office:value-type="float" office:value="-0.494334227577326">
            <text:p>-0.5</text:p>
          </table:table-cell>
          <table:table-cell table:style-name="ce11" office:value-type="float" office:value="-49433.4227577329">
            <text:p>-49433.4</text:p>
          </table:table-cell>
          <table:table-cell table:style-name="ce11" office:value-type="float" office:value="-41539.3811909234">
            <text:p>-41539.4</text:p>
          </table:table-cell>
          <table:table-cell office:value-type="float" office:value="248">
            <text:p>248</text:p>
          </table:table-cell>
          <table:table-cell office:value-type="float" office:value="123">
            <text:p>123</text:p>
          </table:table-cell>
          <table:table-cell table:style-name="ce21" office:value-type="float" office:value="66.8463611859838">
            <text:p>66.85</text:p>
          </table:table-cell>
          <table:table-cell table:style-name="Default" office:value-type="float" office:value="907.525836985779">
            <text:p>907.5258369858</text:p>
          </table:table-cell>
          <table:table-cell office:value-type="float" office:value="1562.97927220401">
            <text:p>1562.979272204</text:p>
          </table:table-cell>
          <table:table-cell office:value-type="float" office:value="153.576116577533">
            <text:p>153.5761165775</text:p>
          </table:table-cell>
          <table:table-cell office:value-type="float" office:value="-2231.70593764395">
            <text:p>-2231.705937644</text:p>
          </table:table-cell>
          <table:table-cell office:value-type="float" office:value="-252.175649430996">
            <text:p>-252.175649431</text:p>
          </table:table-cell>
          <table:table-cell office:value-type="float" office:value="-3877.32233981573">
            <text:p>-3877.3223398157</text:p>
          </table:table-cell>
          <table:table-cell office:value-type="float" office:value="-133.243727109792">
            <text:p>-133.2437271098</text:p>
          </table:table-cell>
          <table:table-cell office:value-type="float" office:value="-74287.6542314737">
            <text:p>-74287.6542314737</text:p>
          </table:table-cell>
          <table:table-cell office:value-type="float" office:value="74287654.2314737">
            <text:p>74287654.2314737</text:p>
          </table:table-cell>
          <table:table-cell office:value-type="float" office:value="371.5">
            <text:p>371.5</text:p>
          </table:table-cell>
          <table:table-cell office:value-type="float" office:value="122">
            <text:p>122</text:p>
          </table:table-cell>
          <table:table-cell office:value-type="float" office:value="-274247.654680775">
            <text:p>-274247.65468077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weigm-actin-Dropt-weigm-Dropt-actin-weigm_1_1730114767.4169128</text:p>
          </table:table-cell>
          <table:table-cell table:style-name="ce11" office:value-type="float" office:value="10.1649723282728">
            <text:p>10.2</text:p>
          </table:table-cell>
          <table:table-cell table:style-name="ce11" office:value-type="float" office:value="787.133052338409">
            <text:p>787.1</text:p>
          </table:table-cell>
          <table:table-cell table:style-name="ce11" office:value-type="float" office:value="0.00787133052338409">
            <text:p>0.0</text:p>
          </table:table-cell>
          <table:table-cell table:style-name="ce11" office:value-type="float" office:value="787.133052338409">
            <text:p>787.1</text:p>
          </table:table-cell>
          <table:table-cell table:style-name="ce11" office:value-type="float" office:value="-781.527793637216">
            <text:p>-781.5</text:p>
          </table:table-cell>
          <table:table-cell office:value-type="float" office:value="105">
            <text:p>105</text:p>
          </table:table-cell>
          <table:table-cell office:value-type="float" office:value="44">
            <text:p>44</text:p>
          </table:table-cell>
          <table:table-cell table:style-name="ce21" office:value-type="float" office:value="70.4697986577181">
            <text:p>70.47</text:p>
          </table:table-cell>
          <table:table-cell table:style-name="Default" office:value-type="float" office:value="931.125441897123">
            <text:p>931.1254418971</text:p>
          </table:table-cell>
          <table:table-cell office:value-type="float" office:value="1409.62815704625">
            <text:p>1409.6281570463</text:p>
          </table:table-cell>
          <table:table-cell office:value-type="float" office:value="175.392527972246">
            <text:p>175.3925279722</text:p>
          </table:table-cell>
          <table:table-cell office:value-type="float" office:value="-2204.11450788317">
            <text:p>-2204.1145078832</text:p>
          </table:table-cell>
          <table:table-cell office:value-type="float" office:value="-2100.14095025114">
            <text:p>-2100.1409502511</text:p>
          </table:table-cell>
          <table:table-cell office:value-type="float" office:value="-2757.88284305934">
            <text:p>-2757.8828430594</text:p>
          </table:table-cell>
          <table:table-cell office:value-type="float" office:value="5.28277216334503">
            <text:p>5.2827721633</text:p>
          </table:table-cell>
          <table:table-cell office:value-type="float" office:value="-29815.7028358882">
            <text:p>-29815.7028358882</text:p>
          </table:table-cell>
          <table:table-cell office:value-type="float" office:value="29815702.8358882">
            <text:p>29815702.8358882</text:p>
          </table:table-cell>
          <table:table-cell office:value-type="float" office:value="149">
            <text:p>149</text:p>
          </table:table-cell>
          <table:table-cell office:value-type="float" office:value="44">
            <text:p>44</text:p>
          </table:table-cell>
          <table:table-cell office:value-type="float" office:value="-96981.0383468595">
            <text:p>-96981.038346859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236:.D245])/COUNT([.D236:.D245])" office:value-type="float" office:value="-258.163700364764">
            <text:p>-258.2</text:p>
          </table:table-cell>
          <table:table-cell table:style-name="ce8" table:formula="of:=SUM([.E236:.E245])/COUNT([.E236:.E245])" office:value-type="float" office:value="-26003.3240827962">
            <text:p>-26003.3</text:p>
          </table:table-cell>
          <table:table-cell table:style-name="ce8" table:formula="of:=SUM([.F236:.F245])/COUNT([.F236:.F245])" office:value-type="float" office:value="-0.260033240827962">
            <text:p>-0.3</text:p>
          </table:table-cell>
          <table:table-cell table:style-name="ce8" table:formula="of:=SUM([.G236:.G245])/COUNT([.G236:.G245])" office:value-type="float" office:value="-26003.3240827963">
            <text:p>-26003.3</text:p>
          </table:table-cell>
          <table:table-cell table:style-name="ce8" table:formula="of:=SUM([.H236:.H245])/COUNT([.H236:.H245])" office:value-type="float" office:value="-22804.9118565786">
            <text:p>-22804.9</text:p>
          </table:table-cell>
          <table:table-cell table:style-name="ce12" table:formula="of:=SUM([.I236:.I245])/COUNT([.I236:.I245])" office:value-type="float" office:value="166.2">
            <text:p>166</text:p>
          </table:table-cell>
          <table:table-cell table:style-name="ce12" table:formula="of:=SUM([.J236:.J245])/COUNT([.J236:.J245])" office:value-type="float" office:value="79.2">
            <text:p>79</text:p>
          </table:table-cell>
          <table:table-cell table:style-name="ce17" table:formula="of:=SUM([.K236:.K245])/COUNT([.K236:.K245])" office:value-type="float" office:value="72.1272899486358">
            <text:p>72.13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Noisr-Dropt-actin-Liner_1_1730119094.834655</text:p>
          </table:table-cell>
          <table:table-cell table:style-name="ce11" office:value-type="float" office:value="-341.144572759116">
            <text:p>-341.1</text:p>
          </table:table-cell>
          <table:table-cell table:style-name="ce11" office:value-type="float" office:value="-34360.2835565137">
            <text:p>-34360.3</text:p>
          </table:table-cell>
          <table:table-cell table:style-name="ce11" office:value-type="float" office:value="-0.343602835565137">
            <text:p>-0.3</text:p>
          </table:table-cell>
          <table:table-cell table:style-name="ce11" office:value-type="float" office:value="-34360.2835565135">
            <text:p>-34360.3</text:p>
          </table:table-cell>
          <table:table-cell table:style-name="ce11" office:value-type="float" office:value="-31533.3872393835">
            <text:p>-31533.4</text:p>
          </table:table-cell>
          <table:table-cell office:value-type="float" office:value="210">
            <text:p>210</text:p>
          </table:table-cell>
          <table:table-cell office:value-type="float" office:value="101">
            <text:p>101</text:p>
          </table:table-cell>
          <table:table-cell table:style-name="ce21" office:value-type="float" office:value="67.524115755627">
            <text:p>67.52</text:p>
          </table:table-cell>
          <table:table-cell table:style-name="Default" office:value-type="float" office:value="912.412721382755">
            <text:p>912.4127213828</text:p>
          </table:table-cell>
          <table:table-cell office:value-type="float" office:value="1562.97927220401">
            <text:p>1562.979272204</text:p>
          </table:table-cell>
          <table:table-cell office:value-type="float" office:value="142.171133810698">
            <text:p>142.1711338107</text:p>
          </table:table-cell>
          <table:table-cell office:value-type="float" office:value="-2237.29658462269">
            <text:p>-2237.2965846227</text:p>
          </table:table-cell>
          <table:table-cell office:value-type="float" office:value="-2100.51543199958">
            <text:p>-2100.5154319996</text:p>
          </table:table-cell>
          <table:table-cell office:value-type="float" office:value="-3892.37138559324">
            <text:p>-3892.3713855933</text:p>
          </table:table-cell>
          <table:table-cell office:value-type="float" office:value="-110.483226869818">
            <text:p>-110.4832268698</text:p>
          </table:table-cell>
          <table:table-cell office:value-type="float" office:value="-62296.7364528964">
            <text:p>-62296.7364528964</text:p>
          </table:table-cell>
          <table:table-cell office:value-type="float" office:value="62296736.4528964">
            <text:p>62296736.4528964</text:p>
          </table:table-cell>
          <table:table-cell office:value-type="float" office:value="311.5">
            <text:p>311.5</text:p>
          </table:table-cell>
          <table:table-cell office:value-type="float" office:value="101">
            <text:p>101</text:p>
          </table:table-cell>
          <table:table-cell office:value-type="float" office:value="-225966.955046892">
            <text:p>-225966.95504689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Noisr-Dropt-actin-Liner_1_1730120916.852594</text:p>
          </table:table-cell>
          <table:table-cell table:style-name="ce11" office:value-type="float" office:value="-244.208945464911">
            <text:p>-244.2</text:p>
          </table:table-cell>
          <table:table-cell table:style-name="ce11" office:value-type="float" office:value="-24526.1425812538">
            <text:p>-24526.1</text:p>
          </table:table-cell>
          <table:table-cell table:style-name="ce11" office:value-type="float" office:value="-0.245261425812538">
            <text:p>-0.2</text:p>
          </table:table-cell>
          <table:table-cell table:style-name="ce11" office:value-type="float" office:value="-24526.1425812538">
            <text:p>-24526.1</text:p>
          </table:table-cell>
          <table:table-cell table:style-name="ce11" office:value-type="float" office:value="-23544.7765043469">
            <text:p>-23544.8</text:p>
          </table:table-cell>
          <table:table-cell office:value-type="float" office:value="140">
            <text:p>140</text:p>
          </table:table-cell>
          <table:table-cell office:value-type="float" office:value="69">
            <text:p>69</text:p>
          </table:table-cell>
          <table:table-cell table:style-name="ce21" office:value-type="float" office:value="66.9856459330144">
            <text:p>66.99</text:p>
          </table:table-cell>
          <table:table-cell table:style-name="Default" office:value-type="float" office:value="910.53862807913">
            <text:p>910.5386280791</text:p>
          </table:table-cell>
          <table:table-cell office:value-type="float" office:value="1698.00830788974">
            <text:p>1698.0083078898</text:p>
          </table:table-cell>
          <table:table-cell office:value-type="float" office:value="139.546404219887">
            <text:p>139.5464042199</text:p>
          </table:table-cell>
          <table:table-cell office:value-type="float" office:value="-2202.92102191786">
            <text:p>-2202.9210219179</text:p>
          </table:table-cell>
          <table:table-cell office:value-type="float" office:value="-2098.92868062075">
            <text:p>-2098.9286806208</text:p>
          </table:table-cell>
          <table:table-cell office:value-type="float" office:value="-2651.42412916716">
            <text:p>-2651.4241291672</text:p>
          </table:table-cell>
          <table:table-cell office:value-type="float" office:value="-117.349964503607">
            <text:p>-117.3499645036</text:p>
          </table:table-cell>
          <table:table-cell office:value-type="float" office:value="-41796.3702276464">
            <text:p>-41796.3702276464</text:p>
          </table:table-cell>
          <table:table-cell office:value-type="float" office:value="41796370.2276464">
            <text:p>41796370.2276464</text:p>
          </table:table-cell>
          <table:table-cell office:value-type="float" office:value="209">
            <text:p>209</text:p>
          </table:table-cell>
          <table:table-cell office:value-type="float" office:value="69">
            <text:p>69</text:p>
          </table:table-cell>
          <table:table-cell office:value-type="float" office:value="-152001.550512332">
            <text:p>-152001.55051233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Noisr-Dropt-actin-Liner_1_1730122610.9397671</text:p>
          </table:table-cell>
          <table:table-cell table:style-name="ce11" office:value-type="float" office:value="50.1863072324984">
            <text:p>50.2</text:p>
          </table:table-cell>
          <table:table-cell table:style-name="ce11" office:value-type="float" office:value="4922.48834770039">
            <text:p>4922.5</text:p>
          </table:table-cell>
          <table:table-cell table:style-name="ce11" office:value-type="float" office:value="0.0492248834770039">
            <text:p>0.0</text:p>
          </table:table-cell>
          <table:table-cell table:style-name="ce11" office:value-type="float" office:value="4922.48834770039">
            <text:p>4922.5</text:p>
          </table:table-cell>
          <table:table-cell table:style-name="ce11" office:value-type="float" office:value="4533.85005289497">
            <text:p>4533.9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style-name="ce21" office:value-type="float" office:value="73.4693877551021">
            <text:p>73.47</text:p>
          </table:table-cell>
          <table:table-cell table:style-name="Default" office:value-type="float" office:value="906.93535411353">
            <text:p>906.9353541135</text:p>
          </table:table-cell>
          <table:table-cell office:value-type="float" office:value="1560.34168377922">
            <text:p>1560.3416837792</text:p>
          </table:table-cell>
          <table:table-cell office:value-type="float" office:value="162.751003960497">
            <text:p>162.7510039605</text:p>
          </table:table-cell>
          <table:table-cell office:value-type="float" office:value="-2132.86033849128">
            <text:p>-2132.8603384913</text:p>
          </table:table-cell>
          <table:table-cell office:value-type="float" office:value="-194.761823706751">
            <text:p>-194.7618237068</text:p>
          </table:table-cell>
          <table:table-cell office:value-type="float" office:value="-3283.23861393781">
            <text:p>-3283.2386139378</text:p>
          </table:table-cell>
          <table:table-cell office:value-type="float" office:value="100.458945871437">
            <text:p>100.4589458714</text:p>
          </table:table-cell>
          <table:table-cell office:value-type="float" office:value="-9809.83232066837">
            <text:p>-9809.8323206684</text:p>
          </table:table-cell>
          <table:table-cell office:value-type="float" office:value="9809832.32066837">
            <text:p>9809832.32066837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-27532.42257668">
            <text:p>-27532.4225766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Noisr-Dropt-actin-Liner_1_1730124193.319078</text:p>
          </table:table-cell>
          <table:table-cell table:style-name="ce11" office:value-type="float" office:value="-177.401017125272">
            <text:p>-177.4</text:p>
          </table:table-cell>
          <table:table-cell table:style-name="ce11" office:value-type="float" office:value="-17865.3728299148">
            <text:p>-17865.4</text:p>
          </table:table-cell>
          <table:table-cell table:style-name="ce11" office:value-type="float" office:value="-0.178653728299148">
            <text:p>-0.2</text:p>
          </table:table-cell>
          <table:table-cell table:style-name="ce11" office:value-type="float" office:value="-17865.3728299148">
            <text:p>-17865.4</text:p>
          </table:table-cell>
          <table:table-cell table:style-name="ce11" office:value-type="float" office:value="-18062.1776250666">
            <text:p>-18062.2</text:p>
          </table:table-cell>
          <table:table-cell office:value-type="float" office:value="128">
            <text:p>128</text:p>
          </table:table-cell>
          <table:table-cell office:value-type="float" office:value="60">
            <text:p>60</text:p>
          </table:table-cell>
          <table:table-cell table:style-name="ce21" office:value-type="float" office:value="68.0851063829787">
            <text:p>68.09</text:p>
          </table:table-cell>
          <table:table-cell table:style-name="Default" office:value-type="float" office:value="899.485664455585">
            <text:p>899.4856644556</text:p>
          </table:table-cell>
          <table:table-cell office:value-type="float" office:value="1400.66582654405">
            <text:p>1400.6658265441</text:p>
          </table:table-cell>
          <table:table-cell office:value-type="float" office:value="254.353396136648">
            <text:p>254.3533961366</text:p>
          </table:table-cell>
          <table:table-cell office:value-type="float" office:value="-2216.6589646705">
            <text:p>-2216.6589646705</text:p>
          </table:table-cell>
          <table:table-cell office:value-type="float" office:value="-2101.61195397488">
            <text:p>-2101.6119539749</text:p>
          </table:table-cell>
          <table:table-cell office:value-type="float" office:value="-2714.66272927792">
            <text:p>-2714.6627292779</text:p>
          </table:table-cell>
          <table:table-cell office:value-type="float" office:value="-95.0285788825255">
            <text:p>-95.0285788825</text:p>
          </table:table-cell>
          <table:table-cell office:value-type="float" office:value="-37600.9355627328">
            <text:p>-37600.9355627328</text:p>
          </table:table-cell>
          <table:table-cell office:value-type="float" office:value="37600935.5627328">
            <text:p>37600935.5627328</text:p>
          </table:table-cell>
          <table:table-cell office:value-type="float" office:value="188">
            <text:p>188</text:p>
          </table:table-cell>
          <table:table-cell office:value-type="float" office:value="60">
            <text:p>60</text:p>
          </table:table-cell>
          <table:table-cell office:value-type="float" office:value="-132999.53788023">
            <text:p>-132999.5378802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Noisr-Dropt-actin-Liner_1_1730125794.242599</text:p>
          </table:table-cell>
          <table:table-cell table:style-name="ce11" office:value-type="float" office:value="78.8282074994616">
            <text:p>78.8</text:p>
          </table:table-cell>
          <table:table-cell table:style-name="ce11" office:value-type="float" office:value="7588.84978527426">
            <text:p>7588.8</text:p>
          </table:table-cell>
          <table:table-cell table:style-name="ce11" office:value-type="float" office:value="0.0758884978527426">
            <text:p>0.1</text:p>
          </table:table-cell>
          <table:table-cell table:style-name="ce11" office:value-type="float" office:value="7588.84978527426">
            <text:p>7588.8</text:p>
          </table:table-cell>
          <table:table-cell table:style-name="ce11" office:value-type="float" office:value="6546.50460987867">
            <text:p>6546.5</text:p>
          </table:table-cell>
          <table:table-cell office:value-type="float" office:value="95">
            <text:p>95</text:p>
          </table:table-cell>
          <table:table-cell office:value-type="float" office:value="35">
            <text:p>35</text:p>
          </table:table-cell>
          <table:table-cell table:style-name="ce21" office:value-type="float" office:value="73.0769230769231">
            <text:p>73.08</text:p>
          </table:table-cell>
          <table:table-cell table:style-name="Default" office:value-type="float" office:value="875.982058097763">
            <text:p>875.9820580978</text:p>
          </table:table-cell>
          <table:table-cell office:value-type="float" office:value="1421.04753757113">
            <text:p>1421.0475375711</text:p>
          </table:table-cell>
          <table:table-cell office:value-type="float" office:value="191.287540510122">
            <text:p>191.2875405101</text:p>
          </table:table-cell>
          <table:table-cell office:value-type="float" office:value="-2160.84130668609">
            <text:p>-2160.8413066861</text:p>
          </table:table-cell>
          <table:table-cell office:value-type="float" office:value="-248.361171245284">
            <text:p>-248.3611712453</text:p>
          </table:table-cell>
          <table:table-cell office:value-type="float" office:value="-2595.78801002016">
            <text:p>-2595.7880100202</text:p>
          </table:table-cell>
          <table:table-cell office:value-type="float" office:value="58.3757675790328">
            <text:p>58.375767579</text:p>
          </table:table-cell>
          <table:table-cell office:value-type="float" office:value="-26020.6094592445">
            <text:p>-26020.6094592445</text:p>
          </table:table-cell>
          <table:table-cell office:value-type="float" office:value="26020609.4592445">
            <text:p>26020609.4592445</text:p>
          </table:table-cell>
          <table:table-cell office:value-type="float" office:value="130">
            <text:p>130</text:p>
          </table:table-cell>
          <table:table-cell office:value-type="float" office:value="34">
            <text:p>34</text:p>
          </table:table-cell>
          <table:table-cell office:value-type="float" office:value="-75381.0845627679">
            <text:p>-75381.084562767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Noisr-Dropt-actin-Liner_1_1730127833.185641</text:p>
          </table:table-cell>
          <table:table-cell table:style-name="ce11" office:value-type="float" office:value="65.8552524162172">
            <text:p>65.9</text:p>
          </table:table-cell>
          <table:table-cell table:style-name="ce11" office:value-type="float" office:value="6562.76934590646">
            <text:p>6562.8</text:p>
          </table:table-cell>
          <table:table-cell table:style-name="ce11" office:value-type="float" office:value="0.0656276934590646">
            <text:p>0.1</text:p>
          </table:table-cell>
          <table:table-cell table:style-name="ce11" office:value-type="float" office:value="6562.76934590646">
            <text:p>6562.8</text:p>
          </table:table-cell>
          <table:table-cell table:style-name="ce11" office:value-type="float" office:value="6743.38631461571">
            <text:p>6743.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1" office:value-type="float" office:value="100">
            <text:p>100.00</text:p>
          </table:table-cell>
          <table:table-cell table:style-name="Default" office:value-type="float" office:value="1093.79489098441">
            <text:p>1093.7948909844</text:p>
          </table:table-cell>
          <table:table-cell office:value-type="float" office:value="1556.89010681941">
            <text:p>1556.8901068194</text:p>
          </table:table-cell>
          <table:table-cell office:value-type="float" office:value="912.697151979592">
            <text:p>912.6971519796</text:p>
          </table:table-cell>
          <table:table-cell table:number-columns-repeated="3" office:value-type="float" office:value="0">
            <text:p>0</text:p>
          </table:table-cell>
          <table:table-cell office:value-type="float" office:value="1093.79489098441">
            <text:p>1093.7948909844</text:p>
          </table:table-cell>
          <table:table-cell office:value-type="float" office:value="-1207.16993928519">
            <text:p>-1207.1699392852</text:p>
          </table:table-cell>
          <table:table-cell office:value-type="float" office:value="1207169.93928519">
            <text:p>1207169.9392851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Noisr-Dropt-actin-Liner_1_1730129461.414149</text:p>
          </table:table-cell>
          <table:table-cell table:style-name="ce11" office:value-type="float" office:value="-540.068894798107">
            <text:p>-540.1</text:p>
          </table:table-cell>
          <table:table-cell table:style-name="ce11" office:value-type="float" office:value="-54137.524010298">
            <text:p>-54137.5</text:p>
          </table:table-cell>
          <table:table-cell table:style-name="ce11" office:value-type="float" office:value="-0.541375240102979">
            <text:p>-0.5</text:p>
          </table:table-cell>
          <table:table-cell table:style-name="ce11" office:value-type="float" office:value="-54137.5240102979">
            <text:p>-54137.5</text:p>
          </table:table-cell>
          <table:table-cell table:style-name="ce11" office:value-type="float" office:value="-43994.2979269106">
            <text:p>-43994.3</text:p>
          </table:table-cell>
          <table:table-cell office:value-type="float" office:value="222">
            <text:p>222</text:p>
          </table:table-cell>
          <table:table-cell office:value-type="float" office:value="111">
            <text:p>111</text:p>
          </table:table-cell>
          <table:table-cell table:style-name="ce21" office:value-type="float" office:value="66.6666666666667">
            <text:p>66.67</text:p>
          </table:table-cell>
          <table:table-cell table:style-name="Default" office:value-type="float" office:value="882.283880185551">
            <text:p>882.2838801856</text:p>
          </table:table-cell>
          <table:table-cell office:value-type="float" office:value="1556.89010681941">
            <text:p>1556.8901068194</text:p>
          </table:table-cell>
          <table:table-cell office:value-type="float" office:value="142.171133810698">
            <text:p>142.1711338107</text:p>
          </table:table-cell>
          <table:table-cell office:value-type="float" office:value="-2252.29320190532">
            <text:p>-2252.2932019053</text:p>
          </table:table-cell>
          <table:table-cell office:value-type="float" office:value="-2099.58593341451">
            <text:p>-2099.5859334145</text:p>
          </table:table-cell>
          <table:table-cell office:value-type="float" office:value="-3877.32233981573">
            <text:p>-3877.3223398157</text:p>
          </table:table-cell>
          <table:table-cell office:value-type="float" office:value="-162.575147178072">
            <text:p>-162.5751471781</text:p>
          </table:table-cell>
          <table:table-cell office:value-type="float" office:value="-66679.1416176073">
            <text:p>-66679.1416176073</text:p>
          </table:table-cell>
          <table:table-cell office:value-type="float" office:value="66679141.6176073">
            <text:p>66679141.6176073</text:p>
          </table:table-cell>
          <table:table-cell office:value-type="float" office:value="333.5">
            <text:p>333.5</text:p>
          </table:table-cell>
          <table:table-cell office:value-type="float" office:value="111">
            <text:p>111</text:p>
          </table:table-cell>
          <table:table-cell office:value-type="float" office:value="-250004.54541149">
            <text:p>-250004.5454114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Noisr-Dropt-actin-Liner_1_1730131082.596769</text:p>
          </table:table-cell>
          <table:table-cell table:style-name="ce11" office:value-type="float" office:value="-524.466768298391">
            <text:p>-524.5</text:p>
          </table:table-cell>
          <table:table-cell table:style-name="ce11" office:value-type="float" office:value="-52651.3056192353">
            <text:p>-52651.3</text:p>
          </table:table-cell>
          <table:table-cell table:style-name="ce11" office:value-type="float" office:value="-0.526513056192353">
            <text:p>-0.5</text:p>
          </table:table-cell>
          <table:table-cell table:style-name="ce11" office:value-type="float" office:value="-52651.3056192354">
            <text:p>-52651.3</text:p>
          </table:table-cell>
          <table:table-cell table:style-name="ce11" office:value-type="float" office:value="-43502.9056760033">
            <text:p>-43502.9</text:p>
          </table:table-cell>
          <table:table-cell office:value-type="float" office:value="261">
            <text:p>261</text:p>
          </table:table-cell>
          <table:table-cell office:value-type="float" office:value="129">
            <text:p>129</text:p>
          </table:table-cell>
          <table:table-cell table:style-name="ce21" office:value-type="float" office:value="66.9230769230769">
            <text:p>66.92</text:p>
          </table:table-cell>
          <table:table-cell table:style-name="Default" office:value-type="float" office:value="903.645798158975">
            <text:p>903.645798159</text:p>
          </table:table-cell>
          <table:table-cell office:value-type="float" office:value="1556.89010681941">
            <text:p>1556.8901068194</text:p>
          </table:table-cell>
          <table:table-cell office:value-type="float" office:value="172.122316723311">
            <text:p>172.1223167233</text:p>
          </table:table-cell>
          <table:table-cell office:value-type="float" office:value="-2236.45627084285">
            <text:p>-2236.4562708429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35.003347741629">
            <text:p>-135.0033477416</text:p>
          </table:table-cell>
          <table:table-cell office:value-type="float" office:value="-78086.3350294101">
            <text:p>-78086.3350294101</text:p>
          </table:table-cell>
          <table:table-cell office:value-type="float" office:value="78086335.0294102">
            <text:p>78086335.0294102</text:p>
          </table:table-cell>
          <table:table-cell office:value-type="float" office:value="390.5">
            <text:p>390.5</text:p>
          </table:table-cell>
          <table:table-cell office:value-type="float" office:value="129">
            <text:p>129</text:p>
          </table:table-cell>
          <table:table-cell office:value-type="float" office:value="-288502.858938728">
            <text:p>-288502.85893872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Noisr-Dropt-actin-Liner_1_1730132558.052298</text:p>
          </table:table-cell>
          <table:table-cell table:style-name="ce11" office:value-type="float" office:value="-13.7085437702901">
            <text:p>-13.7</text:p>
          </table:table-cell>
          <table:table-cell table:style-name="ce11" office:value-type="float" office:value="-1323.15483460636">
            <text:p>-1323.2</text:p>
          </table:table-cell>
          <table:table-cell table:style-name="ce11" office:value-type="float" office:value="-0.0132315483460636">
            <text:p>0.0</text:p>
          </table:table-cell>
          <table:table-cell table:style-name="ce11" office:value-type="float" office:value="-1323.15483460636">
            <text:p>-1323.2</text:p>
          </table:table-cell>
          <table:table-cell table:style-name="ce11" office:value-type="float" office:value="-1343.29072673883">
            <text:p>-1343.3</text:p>
          </table:table-cell>
          <table:table-cell table:number-columns-repeated="2" office:value-type="float" office:value="1">
            <text:p>1</text:p>
          </table:table-cell>
          <table:table-cell table:style-name="ce21" office:value-type="float" office:value="50">
            <text:p>50.00</text:p>
          </table:table-cell>
          <table:table-cell table:style-name="Default" office:value-type="float" office:value="904.077044043152">
            <text:p>904.0770440432</text:p>
          </table:table-cell>
          <table:table-cell table:number-columns-repeated="2" office:value-type="float" office:value="904.077044043152">
            <text:p>904.0770440432</text:p>
          </table:table-cell>
          <table:table-cell table:number-columns-repeated="3" office:value-type="float" office:value="-2227.23187864952">
            <text:p>-2227.2318786495</text:p>
          </table:table-cell>
          <table:table-cell office:value-type="float" office:value="-661.577417303182">
            <text:p>-661.5774173032</text:p>
          </table:table-cell>
          <table:table-cell office:value-type="float" office:value="-398.87572088628">
            <text:p>-398.8757208863</text:p>
          </table:table-cell>
          <table:table-cell office:value-type="float" office:value="398875.72088628">
            <text:p>398875.720886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2227.23187864952">
            <text:p>-2227.231878649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Noisr-Dropt-actin-Liner_1_1730133977.425466</text:p>
          </table:table-cell>
          <table:table-cell table:style-name="ce11" office:value-type="float" office:value="-468.275399096275">
            <text:p>-468.3</text:p>
          </table:table-cell>
          <table:table-cell table:style-name="ce11" office:value-type="float" office:value="-47091.7211253837">
            <text:p>-47091.7</text:p>
          </table:table-cell>
          <table:table-cell table:style-name="ce11" office:value-type="float" office:value="-0.470917211253837">
            <text:p>-0.5</text:p>
          </table:table-cell>
          <table:table-cell table:style-name="ce11" office:value-type="float" office:value="-47091.721125384">
            <text:p>-47091.7</text:p>
          </table:table-cell>
          <table:table-cell table:style-name="ce11" office:value-type="float" office:value="-40273.9849183041">
            <text:p>-40274.0</text:p>
          </table:table-cell>
          <table:table-cell office:value-type="float" office:value="262">
            <text:p>262</text:p>
          </table:table-cell>
          <table:table-cell office:value-type="float" office:value="128">
            <text:p>128</text:p>
          </table:table-cell>
          <table:table-cell table:style-name="ce21" office:value-type="float" office:value="67.1794871794872">
            <text:p>67.18</text:p>
          </table:table-cell>
          <table:table-cell table:style-name="Default" office:value-type="float" office:value="913.634962672287">
            <text:p>913.6349626723</text:p>
          </table:table-cell>
          <table:table-cell office:value-type="float" office:value="1421.04753757113">
            <text:p>1421.0475375711</text:p>
          </table:table-cell>
          <table:table-cell office:value-type="float" office:value="206.322249995414">
            <text:p>206.3222499954</text:p>
          </table:table-cell>
          <table:table-cell office:value-type="float" office:value="-2238.0006355119">
            <text:p>-2238.0006355119</text:p>
          </table:table-cell>
          <table:table-cell office:value-type="float" office:value="-2098.13482543231">
            <text:p>-2098.1348254323</text:p>
          </table:table-cell>
          <table:table-cell office:value-type="float" office:value="-3877.32233981573">
            <text:p>-3877.3223398157</text:p>
          </table:table-cell>
          <table:table-cell office:value-type="float" office:value="-120.7480028856">
            <text:p>-120.7480028856</text:p>
          </table:table-cell>
          <table:table-cell office:value-type="float" office:value="-78091.9001790536">
            <text:p>-78091.9001790536</text:p>
          </table:table-cell>
          <table:table-cell office:value-type="float" office:value="78091900.1790537">
            <text:p>78091900.1790537</text:p>
          </table:table-cell>
          <table:table-cell office:value-type="float" office:value="390.5">
            <text:p>390.5</text:p>
          </table:table-cell>
          <table:table-cell office:value-type="float" office:value="128">
            <text:p>128</text:p>
          </table:table-cell>
          <table:table-cell office:value-type="float" office:value="-286464.081345523">
            <text:p>-286464.08134552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247:.D256])/COUNT([.D247:.D256])" office:value-type="float" office:value="-211.440437416419">
            <text:p>-211.4</text:p>
          </table:table-cell>
          <table:table-cell table:style-name="ce8" table:formula="of:=SUM([.E247:.E256])/COUNT([.E247:.E256])" office:value-type="float" office:value="-21288.1397078324">
            <text:p>-21288.1</text:p>
          </table:table-cell>
          <table:table-cell table:style-name="ce8" table:formula="of:=SUM([.F247:.F256])/COUNT([.F247:.F256])" office:value-type="float" office:value="-0.212881397078324">
            <text:p>-0.2</text:p>
          </table:table-cell>
          <table:table-cell table:style-name="ce8" table:formula="of:=SUM([.G247:.G256])/COUNT([.G247:.G256])" office:value-type="float" office:value="-21288.1397078325">
            <text:p>-21288.1</text:p>
          </table:table-cell>
          <table:table-cell table:style-name="ce8" table:formula="of:=SUM([.H247:.H256])/COUNT([.H247:.H256])" office:value-type="float" office:value="-18443.1079639364">
            <text:p>-18443.1</text:p>
          </table:table-cell>
          <table:table-cell table:style-name="ce12" table:formula="of:=SUM([.I247:.I256])/COUNT([.I247:.I256])" office:value-type="float" office:value="136.1">
            <text:p>136</text:p>
          </table:table-cell>
          <table:table-cell table:style-name="ce12" table:formula="of:=SUM([.J247:.J256])/COUNT([.J247:.J256])" office:value-type="float" office:value="64.7">
            <text:p>65</text:p>
          </table:table-cell>
          <table:table-cell table:style-name="ce17" table:formula="of:=SUM([.K247:.K256])/COUNT([.K247:.K256])" office:value-type="float" office:value="69.9910409672876">
            <text:p>69.99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spec2-Dropt-actin-Liner_1_1730135456.436301</text:p>
          </table:table-cell>
          <table:table-cell table:style-name="ce11" office:value-type="float" office:value="112.826345085071">
            <text:p>112.8</text:p>
          </table:table-cell>
          <table:table-cell table:style-name="ce11" office:value-type="float" office:value="11152.7268363621">
            <text:p>11152.7</text:p>
          </table:table-cell>
          <table:table-cell table:style-name="ce11" office:value-type="float" office:value="0.111527268363621">
            <text:p>0.1</text:p>
          </table:table-cell>
          <table:table-cell table:style-name="ce11" office:value-type="float" office:value="11152.7268363621">
            <text:p>11152.7</text:p>
          </table:table-cell>
          <table:table-cell table:style-name="ce11" office:value-type="float" office:value="11499.1753618939">
            <text:p>11499.2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style-name="ce21" office:value-type="float" office:value="81.25">
            <text:p>81.25</text:p>
          </table:table-cell>
          <table:table-cell table:style-name="Default" office:value-type="float" office:value="938.773465474469">
            <text:p>938.7734654745</text:p>
          </table:table-cell>
          <table:table-cell office:value-type="float" office:value="1273.87846276115">
            <text:p>1273.8784627612</text:p>
          </table:table-cell>
          <table:table-cell office:value-type="float" office:value="298.970100363731">
            <text:p>298.9701003637</text:p>
          </table:table-cell>
          <table:table-cell office:value-type="float" office:value="-2209.23054432902">
            <text:p>-2209.230544329</text:p>
          </table:table-cell>
          <table:table-cell office:value-type="float" office:value="-2118.96401121795">
            <text:p>-2118.964011218</text:p>
          </table:table-cell>
          <table:table-cell office:value-type="float" office:value="-2333.99319135703">
            <text:p>-2333.993191357</text:p>
          </table:table-cell>
          <table:table-cell office:value-type="float" office:value="348.522713636314">
            <text:p>348.5227136363</text:p>
          </table:table-cell>
          <table:table-cell office:value-type="float" office:value="-6414.36709393029">
            <text:p>-6414.3670939303</text:p>
          </table:table-cell>
          <table:table-cell office:value-type="float" office:value="6414367.09393029">
            <text:p>6414367.09393029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-13255.3832659741">
            <text:p>-13255.383265974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spec2-Dropt-actin-Liner_1_1730137092.3796968</text:p>
          </table:table-cell>
          <table:table-cell table:style-name="ce11" office:value-type="float" office:value="-0.387353521490111">
            <text:p>-0.4</text:p>
          </table:table-cell>
          <table:table-cell table:number-columns-repeated="4" table:style-name="ce11" office:value-type="float" office:value="0">
            <text:p>0.0</text:p>
          </table:table-cell>
          <table:table-cell table:number-columns-repeated="2" office:value-type="float" office:value="0">
            <text:p>0</text:p>
          </table:table-cell>
          <table:table-cell table:style-name="ce21" office:value-type="float" office:value="0">
            <text:p>0.00</text:p>
          </table:table-cell>
          <table:table-cell table:style-name="Default" office:value-type="float" office:value="0">
            <text:p>0</text:p>
          </table:table-cell>
          <table:table-cell table:number-columns-repeated="11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spec2-Dropt-actin-Liner_1_1730138371.296969</text:p>
          </table:table-cell>
          <table:table-cell table:style-name="ce11" office:value-type="float" office:value="-22.6519564114322">
            <text:p>-22.7</text:p>
          </table:table-cell>
          <table:table-cell table:style-name="ce11" office:value-type="float" office:value="-2210.05411700525">
            <text:p>-2210.1</text:p>
          </table:table-cell>
          <table:table-cell table:style-name="ce11" office:value-type="float" office:value="-0.0221005411700525">
            <text:p>0.0</text:p>
          </table:table-cell>
          <table:table-cell table:style-name="ce11" office:value-type="float" office:value="-2210.05411700525">
            <text:p>-2210.1</text:p>
          </table:table-cell>
          <table:table-cell table:style-name="ce11" office:value-type="float" office:value="-2244.23181153163">
            <text:p>-2244.2</text:p>
          </table:table-cell>
          <table:table-cell table:number-columns-repeated="2" office:value-type="float" office:value="2">
            <text:p>2</text:p>
          </table:table-cell>
          <table:table-cell table:style-name="ce21" office:value-type="float" office:value="50">
            <text:p>50.00</text:p>
          </table:table-cell>
          <table:table-cell table:style-name="Default" office:value-type="float" office:value="1071.52378026642">
            <text:p>1071.5237802664</text:p>
          </table:table-cell>
          <table:table-cell office:value-type="float" office:value="1229.42284764908">
            <text:p>1229.4228476491</text:p>
          </table:table-cell>
          <table:table-cell office:value-type="float" office:value="913.624712883757">
            <text:p>913.6247128838</text:p>
          </table:table-cell>
          <table:table-cell office:value-type="float" office:value="-2176.55083876904">
            <text:p>-2176.5508387691</text:p>
          </table:table-cell>
          <table:table-cell office:value-type="float" office:value="-2125.80066832421">
            <text:p>-2125.8006683242</text:p>
          </table:table-cell>
          <table:table-cell office:value-type="float" office:value="-2227.30100921387">
            <text:p>-2227.3010092139</text:p>
          </table:table-cell>
          <table:table-cell office:value-type="float" office:value="-552.513529251311">
            <text:p>-552.5135292513</text:p>
          </table:table-cell>
          <table:table-cell office:value-type="float" office:value="-798.188134017012">
            <text:p>-798.188134017</text:p>
          </table:table-cell>
          <table:table-cell office:value-type="float" office:value="798188.134017012">
            <text:p>798188.1340170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-4353.10167753809">
            <text:p>-4353.101677538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spec2-Dropt-actin-Liner_1_1730139695.4717739</text:p>
          </table:table-cell>
          <table:table-cell table:style-name="ce11" office:value-type="float" office:value="102.275032448899">
            <text:p>102.3</text:p>
          </table:table-cell>
          <table:table-cell table:style-name="ce11" office:value-type="float" office:value="10074.6400614331">
            <text:p>10074.6</text:p>
          </table:table-cell>
          <table:table-cell table:style-name="ce11" office:value-type="float" office:value="0.100746400614331">
            <text:p>0.1</text:p>
          </table:table-cell>
          <table:table-cell table:style-name="ce11" office:value-type="float" office:value="10074.6400614331">
            <text:p>10074.6</text:p>
          </table:table-cell>
          <table:table-cell table:style-name="ce11" office:value-type="float" office:value="10208.6049496736">
            <text:p>10208.6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table:style-name="ce21" office:value-type="float" office:value="80">
            <text:p>80.00</text:p>
          </table:table-cell>
          <table:table-cell table:style-name="Default" office:value-type="float" office:value="827.345009613449">
            <text:p>827.3450096135</text:p>
          </table:table-cell>
          <table:table-cell office:value-type="float" office:value="1292.21595676613">
            <text:p>1292.2159567661</text:p>
          </table:table-cell>
          <table:table-cell office:value-type="float" office:value="252.06047197977">
            <text:p>252.0604719798</text:p>
          </table:table-cell>
          <table:table-cell office:value-type="float" office:value="-2189.97558718345">
            <text:p>-2189.9755871835</text:p>
          </table:table-cell>
          <table:table-cell office:value-type="float" office:value="-2100.51225083417">
            <text:p>-2100.5122508342</text:p>
          </table:table-cell>
          <table:table-cell office:value-type="float" office:value="-2339.75912155918">
            <text:p>-2339.7591215592</text:p>
          </table:table-cell>
          <table:table-cell office:value-type="float" office:value="223.880890254069">
            <text:p>223.8808902541</text:p>
          </table:table-cell>
          <table:table-cell office:value-type="float" office:value="-9014.58922929073">
            <text:p>-9014.5892292907</text:p>
          </table:table-cell>
          <table:table-cell office:value-type="float" office:value="9014589.22929072">
            <text:p>9014589.22929072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-19709.7802846511">
            <text:p>-19709.78028465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spec2-Dropt-actin-Liner_1_1730141033.489152</text:p>
          </table:table-cell>
          <table:table-cell table:style-name="ce11" office:value-type="float" office:value="-365.79835263995">
            <text:p>-365.8</text:p>
          </table:table-cell>
          <table:table-cell table:style-name="ce11" office:value-type="float" office:value="-36765.3852984843">
            <text:p>-36765.4</text:p>
          </table:table-cell>
          <table:table-cell table:style-name="ce11" office:value-type="float" office:value="-0.367653852984843">
            <text:p>-0.4</text:p>
          </table:table-cell>
          <table:table-cell table:style-name="ce11" office:value-type="float" office:value="-36765.3852984843">
            <text:p>-36765.4</text:p>
          </table:table-cell>
          <table:table-cell table:style-name="ce11" office:value-type="float" office:value="-32944.178269122">
            <text:p>-32944.2</text:p>
          </table:table-cell>
          <table:table-cell office:value-type="float" office:value="200">
            <text:p>200</text:p>
          </table:table-cell>
          <table:table-cell office:value-type="float" office:value="95">
            <text:p>95</text:p>
          </table:table-cell>
          <table:table-cell table:style-name="ce21" office:value-type="float" office:value="67.7966101694915">
            <text:p>67.80</text:p>
          </table:table-cell>
          <table:table-cell table:style-name="Default" office:value-type="float" office:value="863.356486664063">
            <text:p>863.3564866641</text:p>
          </table:table-cell>
          <table:table-cell office:value-type="float" office:value="1698.00830788974">
            <text:p>1698.0083078898</text:p>
          </table:table-cell>
          <table:table-cell office:value-type="float" office:value="42.9414324296085">
            <text:p>42.9414324296</text:p>
          </table:table-cell>
          <table:table-cell office:value-type="float" office:value="-2204.59665927681">
            <text:p>-2204.5966592768</text:p>
          </table:table-cell>
          <table:table-cell office:value-type="float" office:value="-178.156137510334">
            <text:p>-178.1561375103</text:p>
          </table:table-cell>
          <table:table-cell office:value-type="float" office:value="-2940.544005127">
            <text:p>-2940.544005127</text:p>
          </table:table-cell>
          <table:table-cell office:value-type="float" office:value="-124.628424740625">
            <text:p>-124.6284247406</text:p>
          </table:table-cell>
          <table:table-cell office:value-type="float" office:value="-59092.7273420435">
            <text:p>-59092.7273420435</text:p>
          </table:table-cell>
          <table:table-cell office:value-type="float" office:value="59092727.3420435">
            <text:p>59092727.3420435</text:p>
          </table:table-cell>
          <table:table-cell office:value-type="float" office:value="295.5">
            <text:p>295.5</text:p>
          </table:table-cell>
          <table:table-cell office:value-type="float" office:value="94">
            <text:p>94</text:p>
          </table:table-cell>
          <table:table-cell office:value-type="float" office:value="-209258.526493786">
            <text:p>-209258.52649378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spec2-Dropt-actin-Liner_1_1730142351.723236</text:p>
          </table:table-cell>
          <table:table-cell table:style-name="ce11" office:value-type="float" office:value="-164.353585556305">
            <text:p>-164.4</text:p>
          </table:table-cell>
          <table:table-cell table:style-name="ce11" office:value-type="float" office:value="-16878.0503299058">
            <text:p>-16878.1</text:p>
          </table:table-cell>
          <table:table-cell table:style-name="ce11" office:value-type="float" office:value="-0.168780503299058">
            <text:p>-0.2</text:p>
          </table:table-cell>
          <table:table-cell table:style-name="ce11" office:value-type="float" office:value="-16878.050329906">
            <text:p>-16878.1</text:p>
          </table:table-cell>
          <table:table-cell table:style-name="ce11" office:value-type="float" office:value="-18546.053700207">
            <text:p>-18546.1</text:p>
          </table:table-cell>
          <table:table-cell office:value-type="float" office:value="233">
            <text:p>233</text:p>
          </table:table-cell>
          <table:table-cell office:value-type="float" office:value="103">
            <text:p>103</text:p>
          </table:table-cell>
          <table:table-cell table:style-name="ce21" office:value-type="float" office:value="69.3452380952381">
            <text:p>69.35</text:p>
          </table:table-cell>
          <table:table-cell table:style-name="Default" office:value-type="float" office:value="909.614066388878">
            <text:p>909.6140663889</text:p>
          </table:table-cell>
          <table:table-cell office:value-type="float" office:value="1562.97927220401">
            <text:p>1562.979272204</text:p>
          </table:table-cell>
          <table:table-cell office:value-type="float" office:value="26.4991596534528">
            <text:p>26.4991596535</text:p>
          </table:table-cell>
          <table:table-cell office:value-type="float" office:value="-2221.5352213448">
            <text:p>-2221.5352213448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50.2322926485297">
            <text:p>-50.2322926485</text:p>
          </table:table-cell>
          <table:table-cell office:value-type="float" office:value="-67316.7386883584">
            <text:p>-67316.7386883584</text:p>
          </table:table-cell>
          <table:table-cell office:value-type="float" office:value="67316738.6883585">
            <text:p>67316738.6883585</text:p>
          </table:table-cell>
          <table:table-cell office:value-type="float" office:value="336.5">
            <text:p>336.5</text:p>
          </table:table-cell>
          <table:table-cell office:value-type="float" office:value="103">
            <text:p>103</text:p>
          </table:table-cell>
          <table:table-cell office:value-type="float" office:value="-228818.127798514">
            <text:p>-228818.12779851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spec2-Dropt-actin-Liner_1_1730143662.2651489</text:p>
          </table:table-cell>
          <table:table-cell table:style-name="ce11" office:value-type="float" office:value="-412.091442427431">
            <text:p>-412.1</text:p>
          </table:table-cell>
          <table:table-cell table:style-name="ce11" office:value-type="float" office:value="-41518.9421582722">
            <text:p>-41518.9</text:p>
          </table:table-cell>
          <table:table-cell table:style-name="ce11" office:value-type="float" office:value="-0.415189421582722">
            <text:p>-0.4</text:p>
          </table:table-cell>
          <table:table-cell table:style-name="ce11" office:value-type="float" office:value="-41518.9421582724">
            <text:p>-41518.9</text:p>
          </table:table-cell>
          <table:table-cell table:style-name="ce11" office:value-type="float" office:value="-36817.2168610168">
            <text:p>-36817.2</text:p>
          </table:table-cell>
          <table:table-cell office:value-type="float" office:value="264">
            <text:p>264</text:p>
          </table:table-cell>
          <table:table-cell office:value-type="float" office:value="126">
            <text:p>126</text:p>
          </table:table-cell>
          <table:table-cell table:style-name="ce21" office:value-type="float" office:value="67.6923076923077">
            <text:p>67.69</text:p>
          </table:table-cell>
          <table:table-cell table:style-name="Default" office:value-type="float" office:value="909.65677792447">
            <text:p>909.6567779245</text:p>
          </table:table-cell>
          <table:table-cell office:value-type="float" office:value="1562.97927220401">
            <text:p>1562.979272204</text:p>
          </table:table-cell>
          <table:table-cell office:value-type="float" office:value="203.377518811438">
            <text:p>203.3775188114</text:p>
          </table:table-cell>
          <table:table-cell office:value-type="float" office:value="-2235.46294865343">
            <text:p>-2235.4629486534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06.458826046852">
            <text:p>-106.4588260469</text:p>
          </table:table-cell>
          <table:table-cell office:value-type="float" office:value="-78097.478536378">
            <text:p>-78097.478536378</text:p>
          </table:table-cell>
          <table:table-cell office:value-type="float" office:value="78097478.5363781">
            <text:p>78097478.5363781</text:p>
          </table:table-cell>
          <table:table-cell office:value-type="float" office:value="390.5">
            <text:p>390.5</text:p>
          </table:table-cell>
          <table:table-cell office:value-type="float" office:value="126">
            <text:p>126</text:p>
          </table:table-cell>
          <table:table-cell office:value-type="float" office:value="-281668.331530332">
            <text:p>-281668.33153033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spec2-Dropt-actin-Liner_1_1730145022.905046</text:p>
          </table:table-cell>
          <table:table-cell table:style-name="ce11" office:value-type="float" office:value="-503.995620293946">
            <text:p>-504.0</text:p>
          </table:table-cell>
          <table:table-cell table:style-name="ce11" office:value-type="float" office:value="-50642.5668872539">
            <text:p>-50642.6</text:p>
          </table:table-cell>
          <table:table-cell table:style-name="ce11" office:value-type="float" office:value="-0.506425668872538">
            <text:p>-0.5</text:p>
          </table:table-cell>
          <table:table-cell table:style-name="ce11" office:value-type="float" office:value="-50642.5668872541">
            <text:p>-50642.6</text:p>
          </table:table-cell>
          <table:table-cell table:style-name="ce11" office:value-type="float" office:value="-42360.0933357668">
            <text:p>-42360.1</text:p>
          </table:table-cell>
          <table:table-cell office:value-type="float" office:value="263">
            <text:p>263</text:p>
          </table:table-cell>
          <table:table-cell office:value-type="float" office:value="129">
            <text:p>129</text:p>
          </table:table-cell>
          <table:table-cell table:style-name="ce21" office:value-type="float" office:value="67.0918367346939">
            <text:p>67.09</text:p>
          </table:table-cell>
          <table:table-cell table:style-name="Default" office:value-type="float" office:value="904.099119213397">
            <text:p>904.0991192134</text:p>
          </table:table-cell>
          <table:table-cell office:value-type="float" office:value="1421.04753757113">
            <text:p>1421.0475375711</text:p>
          </table:table-cell>
          <table:table-cell office:value-type="float" office:value="197.399045941565">
            <text:p>197.3990459416</text:p>
          </table:table-cell>
          <table:table-cell office:value-type="float" office:value="-2235.81887783238">
            <text:p>-2235.8188778324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29.190221651158">
            <text:p>-129.1902216512</text:p>
          </table:table-cell>
          <table:table-cell office:value-type="float" office:value="-78488.5459790918">
            <text:p>-78488.5459790918</text:p>
          </table:table-cell>
          <table:table-cell office:value-type="float" office:value="78488545.9790918">
            <text:p>78488545.9790918</text:p>
          </table:table-cell>
          <table:table-cell office:value-type="float" office:value="392.5">
            <text:p>392.5</text:p>
          </table:table-cell>
          <table:table-cell office:value-type="float" office:value="129">
            <text:p>129</text:p>
          </table:table-cell>
          <table:table-cell office:value-type="float" office:value="-288420.635240377">
            <text:p>-288420.63524037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spec2-Dropt-actin-Liner_1_1730146355.448163</text:p>
          </table:table-cell>
          <table:table-cell table:style-name="ce11" office:value-type="float" office:value="8.78633938520215">
            <text:p>8.8</text:p>
          </table:table-cell>
          <table:table-cell table:style-name="ce11" office:value-type="float" office:value="907.400614492042">
            <text:p>907.4</text:p>
          </table:table-cell>
          <table:table-cell table:style-name="ce11" office:value-type="float" office:value="0.00907400614492042">
            <text:p>0.0</text:p>
          </table:table-cell>
          <table:table-cell table:style-name="ce11" office:value-type="float" office:value="907.400614492042">
            <text:p>907.4</text:p>
          </table:table-cell>
          <table:table-cell table:style-name="ce11" office:value-type="float" office:value="907.400614492038">
            <text:p>907.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1" office:value-type="float" office:value="100">
            <text:p>100.00</text:p>
          </table:table-cell>
          <table:table-cell table:style-name="Default" office:value-type="float" office:value="907.400614492042">
            <text:p>907.400614492</text:p>
          </table:table-cell>
          <table:table-cell table:number-columns-repeated="2" office:value-type="float" office:value="907.400614492042">
            <text:p>907.400614492</text:p>
          </table:table-cell>
          <table:table-cell table:number-columns-repeated="3" office:value-type="float" office:value="0">
            <text:p>0</text:p>
          </table:table-cell>
          <table:table-cell office:value-type="float" office:value="907.400614492042">
            <text:p>907.400614492</text:p>
          </table:table-cell>
          <table:table-cell office:value-type="float" office:value="-201.008409023516">
            <text:p>-201.0084090235</text:p>
          </table:table-cell>
          <table:table-cell office:value-type="float" office:value="201008.409023516">
            <text:p>201008.4090235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spec2-Dropt-actin-Liner_1_1730147673.859185</text:p>
          </table:table-cell>
          <table:table-cell table:style-name="ce11" office:value-type="float" office:value="-258.078959868041">
            <text:p>-258.1</text:p>
          </table:table-cell>
          <table:table-cell table:style-name="ce11" office:value-type="float" office:value="-25998.8737420433">
            <text:p>-25998.9</text:p>
          </table:table-cell>
          <table:table-cell table:style-name="ce11" office:value-type="float" office:value="-0.259988737420433">
            <text:p>-0.3</text:p>
          </table:table-cell>
          <table:table-cell table:style-name="ce11" office:value-type="float" office:value="-25998.8737420434">
            <text:p>-25998.9</text:p>
          </table:table-cell>
          <table:table-cell table:style-name="ce11" office:value-type="float" office:value="-24945.4088831931">
            <text:p>-24945.4</text:p>
          </table:table-cell>
          <table:table-cell office:value-type="float" office:value="174">
            <text:p>174</text:p>
          </table:table-cell>
          <table:table-cell office:value-type="float" office:value="80">
            <text:p>80</text:p>
          </table:table-cell>
          <table:table-cell table:style-name="ce21" office:value-type="float" office:value="68.503937007874">
            <text:p>68.50</text:p>
          </table:table-cell>
          <table:table-cell table:style-name="Default" office:value-type="float" office:value="864.761880186216">
            <text:p>864.7618801862</text:p>
          </table:table-cell>
          <table:table-cell office:value-type="float" office:value="1409.62815704625">
            <text:p>1409.6281570463</text:p>
          </table:table-cell>
          <table:table-cell office:value-type="float" office:value="229.711710942604">
            <text:p>229.7117109426</text:p>
          </table:table-cell>
          <table:table-cell office:value-type="float" office:value="-2205.84301118056">
            <text:p>-2205.8430111806</text:p>
          </table:table-cell>
          <table:table-cell office:value-type="float" office:value="-2098.13482543231">
            <text:p>-2098.1348254323</text:p>
          </table:table-cell>
          <table:table-cell office:value-type="float" office:value="-2649.54765408549">
            <text:p>-2649.5476540855</text:p>
          </table:table-cell>
          <table:table-cell office:value-type="float" office:value="-102.357770637966">
            <text:p>-102.357770638</text:p>
          </table:table-cell>
          <table:table-cell office:value-type="float" office:value="-50899.4005267847">
            <text:p>-50899.4005267847</text:p>
          </table:table-cell>
          <table:table-cell office:value-type="float" office:value="50899400.5267847">
            <text:p>50899400.5267847</text:p>
          </table:table-cell>
          <table:table-cell office:value-type="float" office:value="254.5">
            <text:p>254.5</text:p>
          </table:table-cell>
          <table:table-cell office:value-type="float" office:value="80">
            <text:p>80</text:p>
          </table:table-cell>
          <table:table-cell office:value-type="float" office:value="-176467.440894445">
            <text:p>-176467.44089444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258:.D267])/COUNT([.D258:.D267])" office:value-type="float" office:value="-150.346955379942">
            <text:p>-150.3</text:p>
          </table:table-cell>
          <table:table-cell table:style-name="ce8" table:formula="of:=SUM([.E258:.E267])/COUNT([.E258:.E267])" office:value-type="float" office:value="-15187.9105020678">
            <text:p>-15187.9</text:p>
          </table:table-cell>
          <table:table-cell table:style-name="ce8" table:formula="of:=SUM([.F258:.F267])/COUNT([.F258:.F267])" office:value-type="float" office:value="-0.151879105020678">
            <text:p>-0.2</text:p>
          </table:table-cell>
          <table:table-cell table:style-name="ce8" table:formula="of:=SUM([.G258:.G267])/COUNT([.G258:.G267])" office:value-type="float" office:value="-15187.9105020678">
            <text:p>-15187.9</text:p>
          </table:table-cell>
          <table:table-cell table:style-name="ce8" table:formula="of:=SUM([.H258:.H267])/COUNT([.H258:.H267])" office:value-type="float" office:value="-13524.2001934778">
            <text:p>-13524.2</text:p>
          </table:table-cell>
          <table:table-cell table:style-name="ce12" table:formula="of:=SUM([.I258:.I267])/COUNT([.I258:.I267])" office:value-type="float" office:value="119.9">
            <text:p>120</text:p>
          </table:table-cell>
          <table:table-cell table:style-name="ce12" table:formula="of:=SUM([.J258:.J267])/COUNT([.J258:.J267])" office:value-type="float" office:value="55">
            <text:p>55</text:p>
          </table:table-cell>
          <table:table-cell table:style-name="ce17" table:formula="of:=SUM([.K258:.K267])/COUNT([.K258:.K267])" office:value-type="float" office:value="65.1679929699605">
            <text:p>65.17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weigm-Dropt-actin-Liner_1_1730149049.421639</text:p>
          </table:table-cell>
          <table:table-cell table:style-name="ce11" office:value-type="float" office:value="-486.201317139188">
            <text:p>-486.2</text:p>
          </table:table-cell>
          <table:table-cell table:style-name="ce11" office:value-type="float" office:value="-48874.553517208">
            <text:p>-48874.6</text:p>
          </table:table-cell>
          <table:table-cell table:style-name="ce11" office:value-type="float" office:value="-0.48874553517208">
            <text:p>-0.5</text:p>
          </table:table-cell>
          <table:table-cell table:style-name="ce11" office:value-type="float" office:value="-48874.5535172084">
            <text:p>-48874.6</text:p>
          </table:table-cell>
          <table:table-cell table:style-name="ce11" office:value-type="float" office:value="-41340.2706364183">
            <text:p>-41340.3</text:p>
          </table:table-cell>
          <table:table-cell office:value-type="float" office:value="265">
            <text:p>265</text:p>
          </table:table-cell>
          <table:table-cell office:value-type="float" office:value="129">
            <text:p>129</text:p>
          </table:table-cell>
          <table:table-cell table:style-name="ce21" office:value-type="float" office:value="67.258883248731">
            <text:p>67.26</text:p>
          </table:table-cell>
          <table:table-cell table:style-name="Default" office:value-type="float" office:value="904.194811924738">
            <text:p>904.1948119247</text:p>
          </table:table-cell>
          <table:table-cell office:value-type="float" office:value="1556.89010681941">
            <text:p>1556.8901068194</text:p>
          </table:table-cell>
          <table:table-cell office:value-type="float" office:value="197.399045941565">
            <text:p>197.3990459416</text:p>
          </table:table-cell>
          <table:table-cell office:value-type="float" office:value="-2236.32696649042">
            <text:p>-2236.3269664904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24.047090145199">
            <text:p>-124.0470901452</text:p>
          </table:table-cell>
          <table:table-cell office:value-type="float" office:value="-78890.5159624452">
            <text:p>-78890.5159624452</text:p>
          </table:table-cell>
          <table:table-cell office:value-type="float" office:value="78890515.9624452">
            <text:p>78890515.9624452</text:p>
          </table:table-cell>
          <table:table-cell office:value-type="float" office:value="394.5">
            <text:p>394.5</text:p>
          </table:table-cell>
          <table:table-cell office:value-type="float" office:value="129">
            <text:p>129</text:p>
          </table:table-cell>
          <table:table-cell office:value-type="float" office:value="-288486.178677264">
            <text:p>-288486.17867726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weigm-Dropt-actin-Liner_1_1730153069.7840068</text:p>
          </table:table-cell>
          <table:table-cell table:style-name="ce11" office:value-type="float" office:value="-126.593940606364">
            <text:p>-126.6</text:p>
          </table:table-cell>
          <table:table-cell table:style-name="ce11" office:value-type="float" office:value="-12618.6320318104">
            <text:p>-12618.6</text:p>
          </table:table-cell>
          <table:table-cell table:style-name="ce11" office:value-type="float" office:value="-0.126186320318104">
            <text:p>-0.1</text:p>
          </table:table-cell>
          <table:table-cell table:style-name="ce11" office:value-type="float" office:value="-12618.6320318104">
            <text:p>-12618.6</text:p>
          </table:table-cell>
          <table:table-cell table:style-name="ce11" office:value-type="float" office:value="-12662.260327034">
            <text:p>-12662.3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table:style-name="ce21" office:value-type="float" office:value="65.8536585365854">
            <text:p>65.85</text:p>
          </table:table-cell>
          <table:table-cell table:style-name="Default" office:value-type="float" office:value="903.308651299583">
            <text:p>903.3086512996</text:p>
          </table:table-cell>
          <table:table-cell office:value-type="float" office:value="1653.70615864344">
            <text:p>1653.7061586435</text:p>
          </table:table-cell>
          <table:table-cell office:value-type="float" office:value="231.355725031564">
            <text:p>231.3557250316</text:p>
          </table:table-cell>
          <table:table-cell office:value-type="float" office:value="-2192.76068578528">
            <text:p>-2192.7606857853</text:p>
          </table:table-cell>
          <table:table-cell office:value-type="float" office:value="-2102.03279656403">
            <text:p>-2102.032796564</text:p>
          </table:table-cell>
          <table:table-cell office:value-type="float" office:value="-2471.40725210568">
            <text:p>-2471.4072521057</text:p>
          </table:table-cell>
          <table:table-cell office:value-type="float" office:value="-153.885756485493">
            <text:p>-153.8857564855</text:p>
          </table:table-cell>
          <table:table-cell office:value-type="float" office:value="-16395.5769449131">
            <text:p>-16395.5769449131</text:p>
          </table:table-cell>
          <table:table-cell office:value-type="float" office:value="16395576.9449131">
            <text:p>16395576.9449131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-61397.2992019879">
            <text:p>-61397.299201987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weigm-Dropt-actin-Liner_1_1730157010.7218728</text:p>
          </table:table-cell>
          <table:table-cell table:style-name="ce11" office:value-type="float" office:value="-523.350317337896">
            <text:p>-523.4</text:p>
          </table:table-cell>
          <table:table-cell table:style-name="ce11" office:value-type="float" office:value="-52540.9239346292">
            <text:p>-52540.9</text:p>
          </table:table-cell>
          <table:table-cell table:style-name="ce11" office:value-type="float" office:value="-0.525409239346292">
            <text:p>-0.5</text:p>
          </table:table-cell>
          <table:table-cell table:style-name="ce11" office:value-type="float" office:value="-52540.9239346294">
            <text:p>-52540.9</text:p>
          </table:table-cell>
          <table:table-cell table:style-name="ce11" office:value-type="float" office:value="-43465.7390455319">
            <text:p>-43465.7</text:p>
          </table:table-cell>
          <table:table-cell office:value-type="float" office:value="262">
            <text:p>262</text:p>
          </table:table-cell>
          <table:table-cell office:value-type="float" office:value="130">
            <text:p>130</text:p>
          </table:table-cell>
          <table:table-cell table:style-name="ce21" office:value-type="float" office:value="66.8367346938776">
            <text:p>66.84</text:p>
          </table:table-cell>
          <table:table-cell table:style-name="Default" office:value-type="float" office:value="909.277401782324">
            <text:p>909.2774017823</text:p>
          </table:table-cell>
          <table:table-cell office:value-type="float" office:value="1556.89010681941">
            <text:p>1556.8901068194</text:p>
          </table:table-cell>
          <table:table-cell office:value-type="float" office:value="203.377518811438">
            <text:p>203.3775188114</text:p>
          </table:table-cell>
          <table:table-cell office:value-type="float" office:value="-2236.7046400123">
            <text:p>-2236.7046400123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34.032969220993">
            <text:p>-134.032969221</text:p>
          </table:table-cell>
          <table:table-cell office:value-type="float" office:value="-78486.6457217871">
            <text:p>-78486.6457217871</text:p>
          </table:table-cell>
          <table:table-cell office:value-type="float" office:value="78486645.7217872">
            <text:p>78486645.7217872</text:p>
          </table:table-cell>
          <table:table-cell office:value-type="float" office:value="392.5">
            <text:p>392.5</text:p>
          </table:table-cell>
          <table:table-cell office:value-type="float" office:value="130">
            <text:p>130</text:p>
          </table:table-cell>
          <table:table-cell office:value-type="float" office:value="-290771.603201598">
            <text:p>-290771.60320159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weigm-Dropt-actin-Liner_1_1730161310.292149</text:p>
          </table:table-cell>
          <table:table-cell table:style-name="ce11" office:value-type="float" office:value="-431.353072463621">
            <text:p>-431.4</text:p>
          </table:table-cell>
          <table:table-cell table:style-name="ce11" office:value-type="float" office:value="-43403.3195281581">
            <text:p>-43403.3</text:p>
          </table:table-cell>
          <table:table-cell table:style-name="ce11" office:value-type="float" office:value="-0.434033195281581">
            <text:p>-0.4</text:p>
          </table:table-cell>
          <table:table-cell table:style-name="ce11" office:value-type="float" office:value="-43403.3195281583">
            <text:p>-43403.3</text:p>
          </table:table-cell>
          <table:table-cell table:style-name="ce11" office:value-type="float" office:value="-37958.670190233">
            <text:p>-37958.7</text:p>
          </table:table-cell>
          <table:table-cell office:value-type="float" office:value="258">
            <text:p>258</text:p>
          </table:table-cell>
          <table:table-cell office:value-type="float" office:value="125">
            <text:p>125</text:p>
          </table:table-cell>
          <table:table-cell table:style-name="ce21" office:value-type="float" office:value="67.3629242819843">
            <text:p>67.36</text:p>
          </table:table-cell>
          <table:table-cell table:style-name="Default" office:value-type="float" office:value="912.916662983669">
            <text:p>912.9166629837</text:p>
          </table:table-cell>
          <table:table-cell office:value-type="float" office:value="1394.17298469004">
            <text:p>1394.1729846901</text:p>
          </table:table-cell>
          <table:table-cell office:value-type="float" office:value="142.171133810698">
            <text:p>142.1711338107</text:p>
          </table:table-cell>
          <table:table-cell office:value-type="float" office:value="-2231.48654862356">
            <text:p>-2231.4865486236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13.324594068298">
            <text:p>-113.3245940683</text:p>
          </table:table-cell>
          <table:table-cell office:value-type="float" office:value="-76694.8915720438">
            <text:p>-76694.8915720438</text:p>
          </table:table-cell>
          <table:table-cell office:value-type="float" office:value="76694891.5720439">
            <text:p>76694891.5720439</text:p>
          </table:table-cell>
          <table:table-cell office:value-type="float" office:value="383.5">
            <text:p>383.5</text:p>
          </table:table-cell>
          <table:table-cell office:value-type="float" office:value="125">
            <text:p>125</text:p>
          </table:table-cell>
          <table:table-cell office:value-type="float" office:value="-278935.818577945">
            <text:p>-278935.81857794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weigm-Dropt-actin-Liner_1_1730165219.388012</text:p>
          </table:table-cell>
          <table:table-cell table:style-name="ce11" office:value-type="float" office:value="-0.870205248397411">
            <text:p>-0.9</text:p>
          </table:table-cell>
          <table:table-cell table:style-name="ce11" office:value-type="float" office:value="-105.127498469374">
            <text:p>-105.1</text:p>
          </table:table-cell>
          <table:table-cell table:style-name="ce11" office:value-type="float" office:value="-0.00105127498469374">
            <text:p>0.0</text:p>
          </table:table-cell>
          <table:table-cell table:style-name="ce11" office:value-type="float" office:value="-105.127498469374">
            <text:p>-105.1</text:p>
          </table:table-cell>
          <table:table-cell table:style-name="ce11" office:value-type="float" office:value="-418.8858467014">
            <text:p>-418.9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table:style-name="ce21" office:value-type="float" office:value="72.7272727272727">
            <text:p>72.73</text:p>
          </table:table-cell>
          <table:table-cell table:style-name="Default" office:value-type="float" office:value="824.434166405064">
            <text:p>824.4341664051</text:p>
          </table:table-cell>
          <table:table-cell office:value-type="float" office:value="1190.33912627015">
            <text:p>1190.3391262702</text:p>
          </table:table-cell>
          <table:table-cell office:value-type="float" office:value="190.776462168214">
            <text:p>190.7764621682</text:p>
          </table:table-cell>
          <table:table-cell office:value-type="float" office:value="-2210.17194357677">
            <text:p>-2210.1719435768</text:p>
          </table:table-cell>
          <table:table-cell office:value-type="float" office:value="-2132.33869741754">
            <text:p>-2132.3386974175</text:p>
          </table:table-cell>
          <table:table-cell office:value-type="float" office:value="-2445.87620350116">
            <text:p>-2445.8762035012</text:p>
          </table:table-cell>
          <table:table-cell office:value-type="float" office:value="-3.1856817717992">
            <text:p>-3.1856817718</text:p>
          </table:table-cell>
          <table:table-cell office:value-type="float" office:value="-6603.1980705721">
            <text:p>-6603.1980705721</text:p>
          </table:table-cell>
          <table:table-cell office:value-type="float" office:value="6603198.0705721">
            <text:p>6603198.070572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-19891.5474921909">
            <text:p>-19891.547492190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weigm-Dropt-actin-Liner_1_1730169089.001237</text:p>
          </table:table-cell>
          <table:table-cell table:style-name="ce11" office:value-type="float" office:value="-515.375644231517">
            <text:p>-515.4</text:p>
          </table:table-cell>
          <table:table-cell table:style-name="ce11" office:value-type="float" office:value="-51740.858716168">
            <text:p>-51740.9</text:p>
          </table:table-cell>
          <table:table-cell table:style-name="ce11" office:value-type="float" office:value="-0.51740858716168">
            <text:p>-0.5</text:p>
          </table:table-cell>
          <table:table-cell table:style-name="ce11" office:value-type="float" office:value="-51740.8587161683">
            <text:p>-51740.9</text:p>
          </table:table-cell>
          <table:table-cell table:style-name="ce11" office:value-type="float" office:value="-42922.7545585804">
            <text:p>-42922.8</text:p>
          </table:table-cell>
          <table:table-cell office:value-type="float" office:value="251">
            <text:p>251</text:p>
          </table:table-cell>
          <table:table-cell office:value-type="float" office:value="124">
            <text:p>124</text:p>
          </table:table-cell>
          <table:table-cell table:style-name="ce21" office:value-type="float" office:value="66.9333333333333">
            <text:p>66.93</text:p>
          </table:table-cell>
          <table:table-cell table:style-name="Default" office:value-type="float" office:value="906.436763653221">
            <text:p>906.4367636532</text:p>
          </table:table-cell>
          <table:table-cell office:value-type="float" office:value="1656.08880913541">
            <text:p>1656.0888091354</text:p>
          </table:table-cell>
          <table:table-cell office:value-type="float" office:value="197.399045941565">
            <text:p>197.3990459416</text:p>
          </table:table-cell>
          <table:table-cell office:value-type="float" office:value="-2252.06843865425">
            <text:p>-2252.0684386543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37.975623243115">
            <text:p>-137.9756232431</text:p>
          </table:table-cell>
          <table:table-cell office:value-type="float" office:value="-75085.74488617">
            <text:p>-75085.74488617</text:p>
          </table:table-cell>
          <table:table-cell office:value-type="float" office:value="75085744.88617">
            <text:p>75085744.88617</text:p>
          </table:table-cell>
          <table:table-cell office:value-type="float" office:value="375.5">
            <text:p>375.5</text:p>
          </table:table-cell>
          <table:table-cell office:value-type="float" office:value="124">
            <text:p>124</text:p>
          </table:table-cell>
          <table:table-cell office:value-type="float" office:value="-279256.486393127">
            <text:p>-279256.48639312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weigm-Dropt-actin-Liner_1_1730173662.613065</text:p>
          </table:table-cell>
          <table:table-cell table:style-name="ce11" office:value-type="float" office:value="-503.408150932434">
            <text:p>-503.4</text:p>
          </table:table-cell>
          <table:table-cell table:style-name="ce11" office:value-type="float" office:value="-50464.6045202263">
            <text:p>-50464.6</text:p>
          </table:table-cell>
          <table:table-cell table:style-name="ce11" office:value-type="float" office:value="-0.504646045202263">
            <text:p>-0.5</text:p>
          </table:table-cell>
          <table:table-cell table:style-name="ce11" office:value-type="float" office:value="-50464.6045202262">
            <text:p>-50464.6</text:p>
          </table:table-cell>
          <table:table-cell table:style-name="ce11" office:value-type="float" office:value="-41874.1561011867">
            <text:p>-41874.2</text:p>
          </table:table-cell>
          <table:table-cell office:value-type="float" office:value="215">
            <text:p>215</text:p>
          </table:table-cell>
          <table:table-cell office:value-type="float" office:value="110">
            <text:p>110</text:p>
          </table:table-cell>
          <table:table-cell table:style-name="ce21" office:value-type="float" office:value="66.1538461538462">
            <text:p>66.15</text:p>
          </table:table-cell>
          <table:table-cell table:style-name="Default" office:value-type="float" office:value="909.640111136887">
            <text:p>909.6401111369</text:p>
          </table:table-cell>
          <table:table-cell office:value-type="float" office:value="1591.17056420453">
            <text:p>1591.1705642045</text:p>
          </table:table-cell>
          <table:table-cell office:value-type="float" office:value="107.469775697755">
            <text:p>107.4697756978</text:p>
          </table:table-cell>
          <table:table-cell office:value-type="float" office:value="-2236.70207649688">
            <text:p>-2236.7020764969</text:p>
          </table:table-cell>
          <table:table-cell office:value-type="float" office:value="-30.3399892416928">
            <text:p>-30.3399892417</text:p>
          </table:table-cell>
          <table:table-cell office:value-type="float" office:value="-3877.32233981573">
            <text:p>-3877.3223398157</text:p>
          </table:table-cell>
          <table:table-cell office:value-type="float" office:value="-155.275706216081">
            <text:p>-155.2757062161</text:p>
          </table:table-cell>
          <table:table-cell office:value-type="float" office:value="-65082.0174128927">
            <text:p>-65082.0174128927</text:p>
          </table:table-cell>
          <table:table-cell office:value-type="float" office:value="65082017.4128927">
            <text:p>65082017.4128927</text:p>
          </table:table-cell>
          <table:table-cell office:value-type="float" office:value="325.5">
            <text:p>325.5</text:p>
          </table:table-cell>
          <table:table-cell office:value-type="float" office:value="109">
            <text:p>109</text:p>
          </table:table-cell>
          <table:table-cell office:value-type="float" office:value="-246006.888425415">
            <text:p>-246006.88842541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weigm-Dropt-actin-Liner_1_1730177891.986958</text:p>
          </table:table-cell>
          <table:table-cell table:style-name="ce11" office:value-type="float" office:value="-3.98101362165048">
            <text:p>-4.0</text:p>
          </table:table-cell>
          <table:table-cell table:style-name="ce11" office:value-type="float" office:value="-583.068872153803">
            <text:p>-583.1</text:p>
          </table:table-cell>
          <table:table-cell table:style-name="ce11" office:value-type="float" office:value="-0.00583068872153803">
            <text:p>0.0</text:p>
          </table:table-cell>
          <table:table-cell table:style-name="ce11" office:value-type="float" office:value="-583.068872153803">
            <text:p>-583.1</text:p>
          </table:table-cell>
          <table:table-cell table:style-name="ce11" office:value-type="float" office:value="-1835.6189089679">
            <text:p>-1835.6</text:p>
          </table:table-cell>
          <table:table-cell office:value-type="float" office:value="84">
            <text:p>84</text:p>
          </table:table-cell>
          <table:table-cell office:value-type="float" office:value="36">
            <text:p>36</text:p>
          </table:table-cell>
          <table:table-cell table:style-name="ce21" office:value-type="float" office:value="70">
            <text:p>70.00</text:p>
          </table:table-cell>
          <table:table-cell table:style-name="Default" office:value-type="float" office:value="937.732898488053">
            <text:p>937.7328984881</text:p>
          </table:table-cell>
          <table:table-cell office:value-type="float" office:value="1266.630993933">
            <text:p>1266.630993933</text:p>
          </table:table-cell>
          <table:table-cell office:value-type="float" office:value="231.3100679903">
            <text:p>231.3100679903</text:p>
          </table:table-cell>
          <table:table-cell office:value-type="float" office:value="-2204.23978736528">
            <text:p>-2204.2397873653</text:p>
          </table:table-cell>
          <table:table-cell office:value-type="float" office:value="-2101.36660919288">
            <text:p>-2101.3666091929</text:p>
          </table:table-cell>
          <table:table-cell office:value-type="float" office:value="-2564.24828554977">
            <text:p>-2564.2482855498</text:p>
          </table:table-cell>
          <table:table-cell office:value-type="float" office:value="-4.85890726794836">
            <text:p>-4.8589072679</text:p>
          </table:table-cell>
          <table:table-cell office:value-type="float" office:value="-24011.4283594873">
            <text:p>-24011.4283594873</text:p>
          </table:table-cell>
          <table:table-cell office:value-type="float" office:value="24011428.3594873">
            <text:p>24011428.3594873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office:value-type="float" office:value="-79352.6323451502">
            <text:p>-79352.632345150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weigm-Dropt-actin-Liner_1_1730182043.790802</text:p>
          </table:table-cell>
          <table:table-cell table:style-name="ce11" office:value-type="float" office:value="-566.995176940662">
            <text:p>-567.0</text:p>
          </table:table-cell>
          <table:table-cell table:style-name="ce11" office:value-type="float" office:value="-56901.884396932">
            <text:p>-56901.9</text:p>
          </table:table-cell>
          <table:table-cell table:style-name="ce11" office:value-type="float" office:value="-0.56901884396932">
            <text:p>-0.6</text:p>
          </table:table-cell>
          <table:table-cell table:style-name="ce11" office:value-type="float" office:value="-56901.8843969319">
            <text:p>-56901.9</text:p>
          </table:table-cell>
          <table:table-cell table:style-name="ce11" office:value-type="float" office:value="-45760.7430089838">
            <text:p>-45760.7</text:p>
          </table:table-cell>
          <table:table-cell office:value-type="float" office:value="252">
            <text:p>252</text:p>
          </table:table-cell>
          <table:table-cell office:value-type="float" office:value="126">
            <text:p>126</text:p>
          </table:table-cell>
          <table:table-cell table:style-name="ce21" office:value-type="float" office:value="66.6666666666667">
            <text:p>66.67</text:p>
          </table:table-cell>
          <table:table-cell table:style-name="Default" office:value-type="float" office:value="882.019274932266">
            <text:p>882.0192749323</text:p>
          </table:table-cell>
          <table:table-cell office:value-type="float" office:value="1591.17056420453">
            <text:p>1591.1705642045</text:p>
          </table:table-cell>
          <table:table-cell office:value-type="float" office:value="97.675655882369">
            <text:p>97.6756558824</text:p>
          </table:table-cell>
          <table:table-cell office:value-type="float" office:value="-2215.64080698304">
            <text:p>-2215.640806983</text:p>
          </table:table-cell>
          <table:table-cell office:value-type="float" office:value="-222.094719492947">
            <text:p>-222.0947194929</text:p>
          </table:table-cell>
          <table:table-cell office:value-type="float" office:value="-4494.89423373045">
            <text:p>-4494.8942337305</text:p>
          </table:table-cell>
          <table:table-cell office:value-type="float" office:value="-150.534085706169">
            <text:p>-150.5340857062</text:p>
          </table:table-cell>
          <table:table-cell office:value-type="float" office:value="-75680.8789945976">
            <text:p>-75680.8789945976</text:p>
          </table:table-cell>
          <table:table-cell office:value-type="float" office:value="75680878.9945977">
            <text:p>75680878.9945977</text:p>
          </table:table-cell>
          <table:table-cell office:value-type="float" office:value="378.5">
            <text:p>378.5</text:p>
          </table:table-cell>
          <table:table-cell office:value-type="float" office:value="125">
            <text:p>125</text:p>
          </table:table-cell>
          <table:table-cell office:value-type="float" office:value="-278948.64696037">
            <text:p>-278948.6469603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Liner-actin-Dropt-weigm-Dropt-actin-Liner_1_1730186150.209988</text:p>
          </table:table-cell>
          <table:table-cell table:style-name="ce11" office:value-type="float" office:value="-279.760790971878">
            <text:p>-279.8</text:p>
          </table:table-cell>
          <table:table-cell table:style-name="ce11" office:value-type="float" office:value="-28027.8489766559">
            <text:p>-28027.8</text:p>
          </table:table-cell>
          <table:table-cell table:style-name="ce11" office:value-type="float" office:value="-0.280278489766559">
            <text:p>-0.3</text:p>
          </table:table-cell>
          <table:table-cell table:style-name="ce11" office:value-type="float" office:value="-28027.8489766559">
            <text:p>-28027.8</text:p>
          </table:table-cell>
          <table:table-cell table:style-name="ce11" office:value-type="float" office:value="-26039.9801285498">
            <text:p>-26040.0</text:p>
          </table:table-cell>
          <table:table-cell office:value-type="float" office:value="126">
            <text:p>126</text:p>
          </table:table-cell>
          <table:table-cell office:value-type="float" office:value="65">
            <text:p>65</text:p>
          </table:table-cell>
          <table:table-cell table:style-name="ce21" office:value-type="float" office:value="65.9685863874346">
            <text:p>65.97</text:p>
          </table:table-cell>
          <table:table-cell table:style-name="Default" office:value-type="float" office:value="901.477876352963">
            <text:p>901.477876353</text:p>
          </table:table-cell>
          <table:table-cell office:value-type="float" office:value="1331.04807935993">
            <text:p>1331.0480793599</text:p>
          </table:table-cell>
          <table:table-cell office:value-type="float" office:value="42.9414324296085">
            <text:p>42.9414324296</text:p>
          </table:table-cell>
          <table:table-cell office:value-type="float" office:value="-2178.67786764814">
            <text:p>-2178.6778676482</text:p>
          </table:table-cell>
          <table:table-cell office:value-type="float" office:value="-95.1431496393343">
            <text:p>-95.1431496393</text:p>
          </table:table-cell>
          <table:table-cell office:value-type="float" office:value="-2940.544005127">
            <text:p>-2940.544005127</text:p>
          </table:table-cell>
          <table:table-cell office:value-type="float" office:value="-146.742664799245">
            <text:p>-146.7426647992</text:p>
          </table:table-cell>
          <table:table-cell office:value-type="float" office:value="-38291.0632142376">
            <text:p>-38291.0632142376</text:p>
          </table:table-cell>
          <table:table-cell office:value-type="float" office:value="38291063.2142376">
            <text:p>38291063.2142376</text:p>
          </table:table-cell>
          <table:table-cell office:value-type="float" office:value="191.5">
            <text:p>191.5</text:p>
          </table:table-cell>
          <table:table-cell office:value-type="float" office:value="64">
            <text:p>64</text:p>
          </table:table-cell>
          <table:table-cell office:value-type="float" office:value="-141518.91824749">
            <text:p>-141518.9182474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269:.D278])/COUNT([.D269:.D278])" office:value-type="float" office:value="-343.788962949361">
            <text:p>-343.8</text:p>
          </table:table-cell>
          <table:table-cell table:style-name="ce8" table:formula="of:=SUM([.E269:.E278])/COUNT([.E269:.E278])" office:value-type="float" office:value="-34526.0821992411">
            <text:p>-34526.1</text:p>
          </table:table-cell>
          <table:table-cell table:style-name="ce8" table:formula="of:=SUM([.F269:.F278])/COUNT([.F269:.F278])" office:value-type="float" office:value="-0.345260821992411">
            <text:p>-0.3</text:p>
          </table:table-cell>
          <table:table-cell table:style-name="ce8" table:formula="of:=SUM([.G269:.G278])/COUNT([.G269:.G278])" office:value-type="float" office:value="-34526.0821992412">
            <text:p>-34526.1</text:p>
          </table:table-cell>
          <table:table-cell table:style-name="ce8" table:formula="of:=SUM([.H269:.H278])/COUNT([.H269:.H278])" office:value-type="float" office:value="-29427.9078752187">
            <text:p>-29427.9</text:p>
          </table:table-cell>
          <table:table-cell table:style-name="ce12" table:formula="of:=SUM([.I269:.I278])/COUNT([.I269:.I278])" office:value-type="float" office:value="179.1">
            <text:p>179</text:p>
          </table:table-cell>
          <table:table-cell table:style-name="ce12" table:formula="of:=SUM([.J269:.J278])/COUNT([.J269:.J278])" office:value-type="float" office:value="88.2">
            <text:p>88</text:p>
          </table:table-cell>
          <table:table-cell table:style-name="ce17" table:formula="of:=SUM([.K269:.K278])/COUNT([.K269:.K278])" office:value-type="float" office:value="67.5761906029732">
            <text:p>67.58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specm-actin-Dropt-specm-Dropt-actin-Liner_1_1730190693.19852</text:p>
          </table:table-cell>
          <table:table-cell table:style-name="ce11" office:value-type="float" office:value="-484.239117473713">
            <text:p>-484.2</text:p>
          </table:table-cell>
          <table:table-cell table:style-name="ce11" office:value-type="float" office:value="-48529.1039267336">
            <text:p>-48529.1</text:p>
          </table:table-cell>
          <table:table-cell table:style-name="ce11" office:value-type="float" office:value="-0.485291039267336">
            <text:p>-0.5</text:p>
          </table:table-cell>
          <table:table-cell table:style-name="ce11" office:value-type="float" office:value="-48529.1039267337">
            <text:p>-48529.1</text:p>
          </table:table-cell>
          <table:table-cell table:style-name="ce11" office:value-type="float" office:value="-40347.4966868396">
            <text:p>-40347.5</text:p>
          </table:table-cell>
          <table:table-cell office:value-type="float" office:value="178">
            <text:p>178</text:p>
          </table:table-cell>
          <table:table-cell office:value-type="float" office:value="92">
            <text:p>92</text:p>
          </table:table-cell>
          <table:table-cell table:style-name="ce21" office:value-type="float" office:value="65.9259259259259">
            <text:p>65.93</text:p>
          </table:table-cell>
          <table:table-cell table:style-name="Default" office:value-type="float" office:value="880.690457214391">
            <text:p>880.6904572144</text:p>
          </table:table-cell>
          <table:table-cell office:value-type="float" office:value="1656.08880913541">
            <text:p>1656.0888091354</text:p>
          </table:table-cell>
          <table:table-cell office:value-type="float" office:value="165.446438658109">
            <text:p>165.4464386581</text:p>
          </table:table-cell>
          <table:table-cell office:value-type="float" office:value="-2231.43484033582">
            <text:p>-2231.4348403358</text:p>
          </table:table-cell>
          <table:table-cell office:value-type="float" office:value="-632.533857447008">
            <text:p>-632.533857447</text:p>
          </table:table-cell>
          <table:table-cell office:value-type="float" office:value="-4494.89423373045">
            <text:p>-4494.8942337305</text:p>
          </table:table-cell>
          <table:table-cell office:value-type="float" office:value="-179.737421950865">
            <text:p>-179.7374219509</text:p>
          </table:table-cell>
          <table:table-cell office:value-type="float" office:value="-53978.4493454187">
            <text:p>-53978.4493454187</text:p>
          </table:table-cell>
          <table:table-cell office:value-type="float" office:value="53978449.3454187">
            <text:p>53978449.3454187</text:p>
          </table:table-cell>
          <table:table-cell office:value-type="float" office:value="270">
            <text:p>270</text:p>
          </table:table-cell>
          <table:table-cell office:value-type="float" office:value="91">
            <text:p>91</text:p>
          </table:table-cell>
          <table:table-cell office:value-type="float" office:value="-204659.471453448">
            <text:p>-204659.47145344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specm-actin-Dropt-specm-Dropt-actin-Liner_1_1730194423.1860108</text:p>
          </table:table-cell>
          <table:table-cell table:style-name="ce11" office:value-type="float" office:value="111.731159525335">
            <text:p>111.7</text:p>
          </table:table-cell>
          <table:table-cell table:style-name="ce11" office:value-type="float" office:value="10875.2672131845">
            <text:p>10875.3</text:p>
          </table:table-cell>
          <table:table-cell table:style-name="ce11" office:value-type="float" office:value="0.108752672131845">
            <text:p>0.1</text:p>
          </table:table-cell>
          <table:table-cell table:style-name="ce11" office:value-type="float" office:value="10875.2672131845">
            <text:p>10875.3</text:p>
          </table:table-cell>
          <table:table-cell table:style-name="ce11" office:value-type="float" office:value="10127.1818558899">
            <text:p>10127.2</text:p>
          </table:table-cell>
          <table:table-cell office:value-type="float" office:value="96">
            <text:p>96</text:p>
          </table:table-cell>
          <table:table-cell office:value-type="float" office:value="34">
            <text:p>34</text:p>
          </table:table-cell>
          <table:table-cell table:style-name="ce21" office:value-type="float" office:value="73.8461538461539">
            <text:p>73.85</text:p>
          </table:table-cell>
          <table:table-cell table:style-name="Default" office:value-type="float" office:value="885.493714679663">
            <text:p>885.4937146797</text:p>
          </table:table-cell>
          <table:table-cell office:value-type="float" office:value="1556.89010681941">
            <text:p>1556.8901068194</text:p>
          </table:table-cell>
          <table:table-cell office:value-type="float" office:value="169.44187589096">
            <text:p>169.441875891</text:p>
          </table:table-cell>
          <table:table-cell office:value-type="float" office:value="-2180.35674694303">
            <text:p>-2180.356746943</text:p>
          </table:table-cell>
          <table:table-cell office:value-type="float" office:value="-2098.72009701202">
            <text:p>-2098.720097012</text:p>
          </table:table-cell>
          <table:table-cell office:value-type="float" office:value="-2380.68370622175">
            <text:p>-2380.6837062218</text:p>
          </table:table-cell>
          <table:table-cell office:value-type="float" office:value="83.655901639881">
            <text:p>83.6559016399</text:p>
          </table:table-cell>
          <table:table-cell office:value-type="float" office:value="-26023.8991663796">
            <text:p>-26023.8991663796</text:p>
          </table:table-cell>
          <table:table-cell office:value-type="float" office:value="26023899.1663796">
            <text:p>26023899.1663796</text:p>
          </table:table-cell>
          <table:table-cell office:value-type="float" office:value="130">
            <text:p>130</text:p>
          </table:table-cell>
          <table:table-cell office:value-type="float" office:value="34">
            <text:p>34</text:p>
          </table:table-cell>
          <table:table-cell office:value-type="float" office:value="-74132.1293960631">
            <text:p>-74132.129396063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specm-actin-Dropt-specm-Dropt-actin-Liner_1_1730197958.021728</text:p>
          </table:table-cell>
          <table:table-cell table:style-name="ce11" office:value-type="float" office:value="-242.35900916979">
            <text:p>-242.4</text:p>
          </table:table-cell>
          <table:table-cell table:style-name="ce11" office:value-type="float" office:value="-24570.9499645655">
            <text:p>-24570.9</text:p>
          </table:table-cell>
          <table:table-cell table:style-name="ce11" office:value-type="float" office:value="-0.245709499645655">
            <text:p>-0.2</text:p>
          </table:table-cell>
          <table:table-cell table:style-name="ce11" office:value-type="float" office:value="-24570.9499645657">
            <text:p>-24570.9</text:p>
          </table:table-cell>
          <table:table-cell table:style-name="ce11" office:value-type="float" office:value="-24640.3818983087">
            <text:p>-24640.4</text:p>
          </table:table-cell>
          <table:table-cell office:value-type="float" office:value="229">
            <text:p>229</text:p>
          </table:table-cell>
          <table:table-cell office:value-type="float" office:value="103">
            <text:p>103</text:p>
          </table:table-cell>
          <table:table-cell table:style-name="ce21" office:value-type="float" office:value="68.9759036144578">
            <text:p>68.98</text:p>
          </table:table-cell>
          <table:table-cell table:style-name="Default" office:value-type="float" office:value="908.261656920437">
            <text:p>908.2616569204</text:p>
          </table:table-cell>
          <table:table-cell office:value-type="float" office:value="1698.00830788974">
            <text:p>1698.0083078898</text:p>
          </table:table-cell>
          <table:table-cell office:value-type="float" office:value="42.9414324296085">
            <text:p>42.9414324296</text:p>
          </table:table-cell>
          <table:table-cell office:value-type="float" office:value="-2257.89193591598">
            <text:p>-2257.891935916</text:p>
          </table:table-cell>
          <table:table-cell office:value-type="float" office:value="-2098.32784810128">
            <text:p>-2098.3278481013</text:p>
          </table:table-cell>
          <table:table-cell office:value-type="float" office:value="-3877.32233981573">
            <text:p>-3877.3223398157</text:p>
          </table:table-cell>
          <table:table-cell office:value-type="float" office:value="-74.0088854354387">
            <text:p>-74.0088854354</text:p>
          </table:table-cell>
          <table:table-cell office:value-type="float" office:value="-66508.6376877231">
            <text:p>-66508.6376877231</text:p>
          </table:table-cell>
          <table:table-cell office:value-type="float" office:value="66508637.6877232">
            <text:p>66508637.6877232</text:p>
          </table:table-cell>
          <table:table-cell office:value-type="float" office:value="332.5">
            <text:p>332.5</text:p>
          </table:table-cell>
          <table:table-cell office:value-type="float" office:value="103">
            <text:p>103</text:p>
          </table:table-cell>
          <table:table-cell office:value-type="float" office:value="-232562.869399346">
            <text:p>-232562.86939934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specm-actin-Dropt-specm-Dropt-actin-Liner_1_1730201989.5939991</text:p>
          </table:table-cell>
          <table:table-cell table:style-name="ce11" office:value-type="float" office:value="-465.89173674608">
            <text:p>-465.9</text:p>
          </table:table-cell>
          <table:table-cell table:style-name="ce11" office:value-type="float" office:value="-46840.4748517474">
            <text:p>-46840.5</text:p>
          </table:table-cell>
          <table:table-cell table:style-name="ce11" office:value-type="float" office:value="-0.468404748517474">
            <text:p>-0.5</text:p>
          </table:table-cell>
          <table:table-cell table:style-name="ce11" office:value-type="float" office:value="-46840.4748517474">
            <text:p>-46840.5</text:p>
          </table:table-cell>
          <table:table-cell table:style-name="ce11" office:value-type="float" office:value="-40115.1135379753">
            <text:p>-40115.1</text:p>
          </table:table-cell>
          <table:table-cell office:value-type="float" office:value="262">
            <text:p>262</text:p>
          </table:table-cell>
          <table:table-cell office:value-type="float" office:value="127">
            <text:p>127</text:p>
          </table:table-cell>
          <table:table-cell table:style-name="ce21" office:value-type="float" office:value="67.3521850899743">
            <text:p>67.35</text:p>
          </table:table-cell>
          <table:table-cell table:style-name="Default" office:value-type="float" office:value="904.372785346571">
            <text:p>904.3727853466</text:p>
          </table:table-cell>
          <table:table-cell office:value-type="float" office:value="1698.00830788974">
            <text:p>1698.0083078898</text:p>
          </table:table-cell>
          <table:table-cell office:value-type="float" office:value="42.9414324296085">
            <text:p>42.9414324296</text:p>
          </table:table-cell>
          <table:table-cell office:value-type="float" office:value="-2234.53657175235">
            <text:p>-2234.5365717524</text:p>
          </table:table-cell>
          <table:table-cell office:value-type="float" office:value="-30.3399892416928">
            <text:p>-30.3399892417</text:p>
          </table:table-cell>
          <table:table-cell office:value-type="float" office:value="-3877.32233981573">
            <text:p>-3877.3223398157</text:p>
          </table:table-cell>
          <table:table-cell office:value-type="float" office:value="-120.412531752564">
            <text:p>-120.4125317526</text:p>
          </table:table-cell>
          <table:table-cell office:value-type="float" office:value="-77892.051576725">
            <text:p>-77892.051576725</text:p>
          </table:table-cell>
          <table:table-cell office:value-type="float" office:value="77892051.5767249">
            <text:p>77892051.5767249</text:p>
          </table:table-cell>
          <table:table-cell office:value-type="float" office:value="389.5">
            <text:p>389.5</text:p>
          </table:table-cell>
          <table:table-cell office:value-type="float" office:value="126">
            <text:p>126</text:p>
          </table:table-cell>
          <table:table-cell office:value-type="float" office:value="-283755.804623307">
            <text:p>-283755.80462330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specm-actin-Dropt-specm-Dropt-actin-Liner_1_1730205704.213871</text:p>
          </table:table-cell>
          <table:table-cell table:style-name="ce11" office:value-type="float" office:value="-483.994838925373">
            <text:p>-484.0</text:p>
          </table:table-cell>
          <table:table-cell table:style-name="ce11" office:value-type="float" office:value="-48655.3240932267">
            <text:p>-48655.3</text:p>
          </table:table-cell>
          <table:table-cell table:style-name="ce11" office:value-type="float" office:value="-0.486553240932267">
            <text:p>-0.5</text:p>
          </table:table-cell>
          <table:table-cell table:style-name="ce11" office:value-type="float" office:value="-48655.3240932271">
            <text:p>-48655.3</text:p>
          </table:table-cell>
          <table:table-cell table:style-name="ce11" office:value-type="float" office:value="-41213.0391074885">
            <text:p>-41213.0</text:p>
          </table:table-cell>
          <table:table-cell office:value-type="float" office:value="265">
            <text:p>265</text:p>
          </table:table-cell>
          <table:table-cell office:value-type="float" office:value="129">
            <text:p>129</text:p>
          </table:table-cell>
          <table:table-cell table:style-name="ce21" office:value-type="float" office:value="67.258883248731">
            <text:p>67.26</text:p>
          </table:table-cell>
          <table:table-cell table:style-name="Default" office:value-type="float" office:value="905.02209276995">
            <text:p>905.02209277</text:p>
          </table:table-cell>
          <table:table-cell office:value-type="float" office:value="1556.89010681941">
            <text:p>1556.8901068194</text:p>
          </table:table-cell>
          <table:table-cell office:value-type="float" office:value="197.399045941565">
            <text:p>197.3990459416</text:p>
          </table:table-cell>
          <table:table-cell office:value-type="float" office:value="-2236.32696649042">
            <text:p>-2236.3269664904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23.490670287379">
            <text:p>-123.4906702874</text:p>
          </table:table-cell>
          <table:table-cell office:value-type="float" office:value="-78890.735411318">
            <text:p>-78890.735411318</text:p>
          </table:table-cell>
          <table:table-cell office:value-type="float" office:value="78890735.4113181">
            <text:p>78890735.4113181</text:p>
          </table:table-cell>
          <table:table-cell office:value-type="float" office:value="394.5">
            <text:p>394.5</text:p>
          </table:table-cell>
          <table:table-cell office:value-type="float" office:value="129">
            <text:p>129</text:p>
          </table:table-cell>
          <table:table-cell office:value-type="float" office:value="-288486.178677264">
            <text:p>-288486.17867726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specm-actin-Dropt-specm-Dropt-actin-Liner_1_1730209978.1835608</text:p>
          </table:table-cell>
          <table:table-cell table:style-name="ce11" office:value-type="float" office:value="-21.3718786816457">
            <text:p>-21.4</text:p>
          </table:table-cell>
          <table:table-cell table:style-name="ce11" office:value-type="float" office:value="-2219.44124298792">
            <text:p>-2219.4</text:p>
          </table:table-cell>
          <table:table-cell table:style-name="ce11" office:value-type="float" office:value="-0.0221944124298792">
            <text:p>0.0</text:p>
          </table:table-cell>
          <table:table-cell table:style-name="ce11" office:value-type="float" office:value="-2219.44124298792">
            <text:p>-2219.4</text:p>
          </table:table-cell>
          <table:table-cell table:style-name="ce11" office:value-type="float" office:value="-2968.01291871751">
            <text:p>-2968.0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table:style-name="ce21" office:value-type="float" office:value="70">
            <text:p>70.00</text:p>
          </table:table-cell>
          <table:table-cell table:style-name="Default" office:value-type="float" office:value="935.534731370772">
            <text:p>935.5347313708</text:p>
          </table:table-cell>
          <table:table-cell office:value-type="float" office:value="1656.08880913541">
            <text:p>1656.0888091354</text:p>
          </table:table-cell>
          <table:table-cell office:value-type="float" office:value="295.620099536027">
            <text:p>295.620099536</text:p>
          </table:table-cell>
          <table:table-cell office:value-type="float" office:value="-2288.60205143599">
            <text:p>-2288.602051436</text:p>
          </table:table-cell>
          <table:table-cell office:value-type="float" office:value="-2098.74329138792">
            <text:p>-2098.7432913879</text:p>
          </table:table-cell>
          <table:table-cell office:value-type="float" office:value="-3283.23861393781">
            <text:p>-3283.2386139378</text:p>
          </table:table-cell>
          <table:table-cell office:value-type="float" office:value="-31.7063034712559">
            <text:p>-31.7063034713</text:p>
          </table:table-cell>
          <table:table-cell office:value-type="float" office:value="-14004.7853441011">
            <text:p>-14004.7853441011</text:p>
          </table:table-cell>
          <table:table-cell office:value-type="float" office:value="14004785.3441011">
            <text:p>14004785.3441011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office:value-type="float" office:value="-48060.6430801558">
            <text:p>-48060.643080155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specm-actin-Dropt-specm-Dropt-actin-Liner_1_1730213767.296741</text:p>
          </table:table-cell>
          <table:table-cell table:style-name="ce11" office:value-type="float" office:value="-210.192713684339">
            <text:p>-210.2</text:p>
          </table:table-cell>
          <table:table-cell table:style-name="ce11" office:value-type="float" office:value="-21247.7170373544">
            <text:p>-21247.7</text:p>
          </table:table-cell>
          <table:table-cell table:style-name="ce11" office:value-type="float" office:value="-0.212477170373544">
            <text:p>-0.2</text:p>
          </table:table-cell>
          <table:table-cell table:style-name="ce11" office:value-type="float" office:value="-21247.7170373544">
            <text:p>-21247.7</text:p>
          </table:table-cell>
          <table:table-cell table:style-name="ce11" office:value-type="float" office:value="-21143.64370291">
            <text:p>-21143.6</text:p>
          </table:table-cell>
          <table:table-cell office:value-type="float" office:value="159">
            <text:p>159</text:p>
          </table:table-cell>
          <table:table-cell office:value-type="float" office:value="71">
            <text:p>71</text:p>
          </table:table-cell>
          <table:table-cell table:style-name="ce21" office:value-type="float" office:value="69.1304347826087">
            <text:p>69.13</text:p>
          </table:table-cell>
          <table:table-cell table:style-name="Default" office:value-type="float" office:value="870.331671065692">
            <text:p>870.3316710657</text:p>
          </table:table-cell>
          <table:table-cell office:value-type="float" office:value="1656.08880913541">
            <text:p>1656.0888091354</text:p>
          </table:table-cell>
          <table:table-cell office:value-type="float" office:value="153.576116577533">
            <text:p>153.5761165775</text:p>
          </table:table-cell>
          <table:table-cell office:value-type="float" office:value="-2248.31623572957">
            <text:p>-2248.3162357296</text:p>
          </table:table-cell>
          <table:table-cell office:value-type="float" office:value="-2099.30076357615">
            <text:p>-2099.3007635762</text:p>
          </table:table-cell>
          <table:table-cell office:value-type="float" office:value="-3865.84249645093">
            <text:p>-3865.8424964509</text:p>
          </table:table-cell>
          <table:table-cell office:value-type="float" office:value="-92.3813784232798">
            <text:p>-92.3813784233</text:p>
          </table:table-cell>
          <table:table-cell office:value-type="float" office:value="-46101.7540369996">
            <text:p>-46101.7540369996</text:p>
          </table:table-cell>
          <table:table-cell office:value-type="float" office:value="46101754.0369997">
            <text:p>46101754.0369997</text:p>
          </table:table-cell>
          <table:table-cell office:value-type="float" office:value="230.5">
            <text:p>230.5</text:p>
          </table:table-cell>
          <table:table-cell office:value-type="float" office:value="71">
            <text:p>71</text:p>
          </table:table-cell>
          <table:table-cell office:value-type="float" office:value="-159630.452736799">
            <text:p>-159630.45273679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specm-actin-Dropt-specm-Dropt-actin-Liner_1_1730217538.501676</text:p>
          </table:table-cell>
          <table:table-cell table:style-name="ce11" office:value-type="float" office:value="-153.393632426239">
            <text:p>-153.4</text:p>
          </table:table-cell>
          <table:table-cell table:style-name="ce11" office:value-type="float" office:value="-15567.0273348102">
            <text:p>-15567.0</text:p>
          </table:table-cell>
          <table:table-cell table:style-name="ce11" office:value-type="float" office:value="-0.155670273348102">
            <text:p>-0.2</text:p>
          </table:table-cell>
          <table:table-cell table:style-name="ce11" office:value-type="float" office:value="-15567.0273348103">
            <text:p>-15567.0</text:p>
          </table:table-cell>
          <table:table-cell table:style-name="ce11" office:value-type="float" office:value="-16332.077854699">
            <text:p>-16332.1</text:p>
          </table:table-cell>
          <table:table-cell office:value-type="float" office:value="150">
            <text:p>150</text:p>
          </table:table-cell>
          <table:table-cell office:value-type="float" office:value="67">
            <text:p>67</text:p>
          </table:table-cell>
          <table:table-cell table:style-name="ce21" office:value-type="float" office:value="69.1244239631336">
            <text:p>69.12</text:p>
          </table:table-cell>
          <table:table-cell table:style-name="Default" office:value-type="float" office:value="876.894962229071">
            <text:p>876.8949622291</text:p>
          </table:table-cell>
          <table:table-cell office:value-type="float" office:value="1320.69785638677">
            <text:p>1320.6978563868</text:p>
          </table:table-cell>
          <table:table-cell office:value-type="float" office:value="77.6823722341214">
            <text:p>77.6823722341</text:p>
          </table:table-cell>
          <table:table-cell office:value-type="float" office:value="-2195.54136819658">
            <text:p>-2195.5413681966</text:p>
          </table:table-cell>
          <table:table-cell office:value-type="float" office:value="-2098.97296126292">
            <text:p>-2098.9729612629</text:p>
          </table:table-cell>
          <table:table-cell office:value-type="float" office:value="-2488.86833888135">
            <text:p>-2488.8683388814</text:p>
          </table:table-cell>
          <table:table-cell office:value-type="float" office:value="-71.7374531558077">
            <text:p>-71.7374531558</text:p>
          </table:table-cell>
          <table:table-cell office:value-type="float" office:value="-43406.139111777">
            <text:p>-43406.139111777</text:p>
          </table:table-cell>
          <table:table-cell office:value-type="float" office:value="43406139.111777">
            <text:p>43406139.111777</text:p>
          </table:table-cell>
          <table:table-cell office:value-type="float" office:value="217">
            <text:p>217</text:p>
          </table:table-cell>
          <table:table-cell office:value-type="float" office:value="67">
            <text:p>67</text:p>
          </table:table-cell>
          <table:table-cell office:value-type="float" office:value="-147101.271669171">
            <text:p>-147101.27166917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specm-actin-Dropt-specm-Dropt-actin-Liner_1_1730220996.09314</text:p>
          </table:table-cell>
          <table:table-cell table:style-name="ce11" office:value-type="float" office:value="-480.506838901549">
            <text:p>-480.5</text:p>
          </table:table-cell>
          <table:table-cell table:style-name="ce11" office:value-type="float" office:value="-48302.5663114055">
            <text:p>-48302.6</text:p>
          </table:table-cell>
          <table:table-cell table:style-name="ce11" office:value-type="float" office:value="-0.483025663114055">
            <text:p>-0.5</text:p>
          </table:table-cell>
          <table:table-cell table:style-name="ce11" office:value-type="float" office:value="-48302.5663114058">
            <text:p>-48302.6</text:p>
          </table:table-cell>
          <table:table-cell table:style-name="ce11" office:value-type="float" office:value="-40965.8872664161">
            <text:p>-40965.9</text:p>
          </table:table-cell>
          <table:table-cell office:value-type="float" office:value="261">
            <text:p>261</text:p>
          </table:table-cell>
          <table:table-cell office:value-type="float" office:value="127">
            <text:p>127</text:p>
          </table:table-cell>
          <table:table-cell table:style-name="ce21" office:value-type="float" office:value="67.2680412371134">
            <text:p>67.27</text:p>
          </table:table-cell>
          <table:table-cell table:style-name="Default" office:value-type="float" office:value="903.843995446969">
            <text:p>903.843995447</text:p>
          </table:table-cell>
          <table:table-cell office:value-type="float" office:value="1556.89010681941">
            <text:p>1556.8901068194</text:p>
          </table:table-cell>
          <table:table-cell office:value-type="float" office:value="197.399045941565">
            <text:p>197.3990459416</text:p>
          </table:table-cell>
          <table:table-cell office:value-type="float" office:value="-2237.84133167768">
            <text:p>-2237.8413316777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24.491150287128">
            <text:p>-124.4911502871</text:p>
          </table:table-cell>
          <table:table-cell office:value-type="float" office:value="-77690.4879216101">
            <text:p>-77690.4879216101</text:p>
          </table:table-cell>
          <table:table-cell office:value-type="float" office:value="77690487.9216102">
            <text:p>77690487.9216102</text:p>
          </table:table-cell>
          <table:table-cell office:value-type="float" office:value="388.5">
            <text:p>388.5</text:p>
          </table:table-cell>
          <table:table-cell office:value-type="float" office:value="127">
            <text:p>127</text:p>
          </table:table-cell>
          <table:table-cell office:value-type="float" office:value="-284205.849123065">
            <text:p>-284205.84912306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5_SL0.02</text:p>
          </table:table-cell>
          <table:table-cell office:value-type="string">
            <text:p>rl_reppo-custom_combo_all_0.0001_20000_512_1000000_0.99_RMSprop_CELU_512|64_Batcd-specm-actin-Dropt-specm-Dropt-actin-Liner_1_1730225691.11778</text:p>
          </table:table-cell>
          <table:table-cell table:style-name="ce11" office:value-type="float" office:value="147.136467421054">
            <text:p>147.1</text:p>
          </table:table-cell>
          <table:table-cell table:style-name="ce11" office:value-type="float" office:value="14504.0754741991">
            <text:p>14504.1</text:p>
          </table:table-cell>
          <table:table-cell table:style-name="ce11" office:value-type="float" office:value="0.145040754741991">
            <text:p>0.1</text:p>
          </table:table-cell>
          <table:table-cell table:style-name="ce11" office:value-type="float" office:value="14504.0754741991">
            <text:p>14504.1</text:p>
          </table:table-cell>
          <table:table-cell table:style-name="ce11" office:value-type="float" office:value="15001.1895700738">
            <text:p>15001.2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table:style-name="ce21" office:value-type="float" office:value="78.5714285714286">
            <text:p>78.57</text:p>
          </table:table-cell>
          <table:table-cell table:style-name="Default" office:value-type="float" office:value="950.254715184293">
            <text:p>950.2547151843</text:p>
          </table:table-cell>
          <table:table-cell office:value-type="float" office:value="1656.08880913541">
            <text:p>1656.0888091354</text:p>
          </table:table-cell>
          <table:table-cell office:value-type="float" office:value="202.815829515879">
            <text:p>202.8158295159</text:p>
          </table:table-cell>
          <table:table-cell office:value-type="float" office:value="-2275.59433282582">
            <text:p>-2275.5943328258</text:p>
          </table:table-cell>
          <table:table-cell office:value-type="float" office:value="-2110.40048152524">
            <text:p>-2110.4004815253</text:p>
          </table:table-cell>
          <table:table-cell office:value-type="float" office:value="-2912.30694572597">
            <text:p>-2912.306945726</text:p>
          </table:table-cell>
          <table:table-cell office:value-type="float" office:value="259.001347753555">
            <text:p>259.0013477536</text:p>
          </table:table-cell>
          <table:table-cell office:value-type="float" office:value="-11220.1241996739">
            <text:p>-11220.1241996739</text:p>
          </table:table-cell>
          <table:table-cell office:value-type="float" office:value="11220124.1996739">
            <text:p>11220124.1996739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-27307.1319939098">
            <text:p>-27307.131993909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280:.D289])/COUNT([.D280:.D289])" office:value-type="float" office:value="-228.308213906234">
            <text:p>-228.3</text:p>
          </table:table-cell>
          <table:table-cell table:style-name="ce8" table:formula="of:=SUM([.E280:.E289])/COUNT([.E280:.E289])" office:value-type="float" office:value="-23055.3262075448">
            <text:p>-23055.3</text:p>
          </table:table-cell>
          <table:table-cell table:style-name="ce8" table:formula="of:=SUM([.F280:.F289])/COUNT([.F280:.F289])" office:value-type="float" office:value="-0.230553262075448">
            <text:p>-0.2</text:p>
          </table:table-cell>
          <table:table-cell table:style-name="ce8" table:formula="of:=SUM([.G280:.G289])/COUNT([.G280:.G289])" office:value-type="float" office:value="-23055.3262075449">
            <text:p>-23055.3</text:p>
          </table:table-cell>
          <table:table-cell table:style-name="ce8" table:formula="of:=SUM([.H280:.H289])/COUNT([.H280:.H289])" office:value-type="float" office:value="-20259.7281547391">
            <text:p>-20259.7</text:p>
          </table:table-cell>
          <table:table-cell table:style-name="ce12" table:formula="of:=SUM([.I280:.I289])/COUNT([.I280:.I289])" office:value-type="float" office:value="169.3">
            <text:p>169</text:p>
          </table:table-cell>
          <table:table-cell table:style-name="ce12" table:formula="of:=SUM([.J280:.J289])/COUNT([.J280:.J289])" office:value-type="float" office:value="78.3">
            <text:p>78</text:p>
          </table:table-cell>
          <table:table-cell table:style-name="ce17" table:formula="of:=SUM([.K280:.K289])/COUNT([.K280:.K289])" office:value-type="float" office:value="69.7453380279527">
            <text:p>69.75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table:number-columns-repeated="3"/>
          <table:table-cell table:style-name="ce11" table:number-columns-repeated="5"/>
          <table:table-cell table:number-columns-repeated="2"/>
          <table:table-cell table:style-name="ce21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weigm-actin-Dropt-weigm-Dropt-actin-weigm_1_1730229600.693907</text:p>
          </table:table-cell>
          <table:table-cell table:style-name="ce11" office:value-type="float" office:value="-62.5681658317483">
            <text:p>-62.6</text:p>
          </table:table-cell>
          <table:table-cell table:style-name="ce11" office:value-type="float" office:value="-6221.30892349013">
            <text:p>-6221.3</text:p>
          </table:table-cell>
          <table:table-cell table:style-name="ce11" office:value-type="float" office:value="-0.0622130892349013">
            <text:p>-0.1</text:p>
          </table:table-cell>
          <table:table-cell table:style-name="ce11" office:value-type="float" office:value="-6221.30892349013">
            <text:p>-6221.3</text:p>
          </table:table-cell>
          <table:table-cell table:style-name="ce11" office:value-type="float" office:value="-6399.61019488788">
            <text:p>-6399.6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style-name="ce21" office:value-type="float" office:value="64.7058823529412">
            <text:p>64.71</text:p>
          </table:table-cell>
          <table:table-cell table:style-name="Default" office:value-type="float" office:value="919.689978232618">
            <text:p>919.6899782326</text:p>
          </table:table-cell>
          <table:table-cell office:value-type="float" office:value="1169.58951344187">
            <text:p>1169.5895134419</text:p>
          </table:table-cell>
          <table:table-cell office:value-type="float" office:value="445.456457093227">
            <text:p>445.4564570932</text:p>
          </table:table-cell>
          <table:table-cell office:value-type="float" office:value="-2204.54070371731">
            <text:p>-2204.5407037173</text:p>
          </table:table-cell>
          <table:table-cell office:value-type="float" office:value="-2104.2399257613">
            <text:p>-2104.2399257613</text:p>
          </table:table-cell>
          <table:table-cell office:value-type="float" office:value="-2511.03679540586">
            <text:p>-2511.0367954059</text:p>
          </table:table-cell>
          <table:table-cell office:value-type="float" office:value="-182.979674220298">
            <text:p>-182.9796742203</text:p>
          </table:table-cell>
          <table:table-cell office:value-type="float" office:value="-6797.17586694345">
            <text:p>-6797.1758669435</text:p>
          </table:table-cell>
          <table:table-cell office:value-type="float" office:value="6797175.86694345">
            <text:p>6797175.86694345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-26454.4884446077">
            <text:p>-26454.488444607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weigm-actin-Dropt-weigm-Dropt-actin-weigm_1_1730232934.60836</text:p>
          </table:table-cell>
          <table:table-cell table:style-name="ce11" office:value-type="float" office:value="-449.266132017436">
            <text:p>-449.3</text:p>
          </table:table-cell>
          <table:table-cell table:style-name="ce11" office:value-type="float" office:value="-45405.2690487102">
            <text:p>-45405.3</text:p>
          </table:table-cell>
          <table:table-cell table:style-name="ce11" office:value-type="float" office:value="-0.454052690487102">
            <text:p>-0.5</text:p>
          </table:table-cell>
          <table:table-cell table:style-name="ce11" office:value-type="float" office:value="-45405.2690487102">
            <text:p>-45405.3</text:p>
          </table:table-cell>
          <table:table-cell table:style-name="ce11" office:value-type="float" office:value="-39328.2628207405">
            <text:p>-39328.3</text:p>
          </table:table-cell>
          <table:table-cell office:value-type="float" office:value="276">
            <text:p>276</text:p>
          </table:table-cell>
          <table:table-cell office:value-type="float" office:value="130">
            <text:p>130</text:p>
          </table:table-cell>
          <table:table-cell table:style-name="ce21" office:value-type="float" office:value="67.9802955665025">
            <text:p>67.98</text:p>
          </table:table-cell>
          <table:table-cell table:style-name="Default" office:value-type="float" office:value="898.017971638061">
            <text:p>898.0179716381</text:p>
          </table:table-cell>
          <table:table-cell office:value-type="float" office:value="1698.00830788974">
            <text:p>1698.0083078898</text:p>
          </table:table-cell>
          <table:table-cell office:value-type="float" office:value="285.19793788559">
            <text:p>285.1979378856</text:p>
          </table:table-cell>
          <table:table-cell office:value-type="float" office:value="-2255.83253246781">
            <text:p>-2255.8325324678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11.83563805101">
            <text:p>-111.835638051</text:p>
          </table:table-cell>
          <table:table-cell office:value-type="float" office:value="-81295.1899208721">
            <text:p>-81295.1899208721</text:p>
          </table:table-cell>
          <table:table-cell office:value-type="float" office:value="81295189.9208722">
            <text:p>81295189.9208722</text:p>
          </table:table-cell>
          <table:table-cell office:value-type="float" office:value="406.5">
            <text:p>406.5</text:p>
          </table:table-cell>
          <table:table-cell office:value-type="float" office:value="130">
            <text:p>130</text:p>
          </table:table-cell>
          <table:table-cell office:value-type="float" office:value="-293258.229220815">
            <text:p>-293258.22922081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weigm-actin-Dropt-weigm-Dropt-actin-weigm_1_1730236217.767209</text:p>
          </table:table-cell>
          <table:table-cell table:style-name="ce11" office:value-type="float" office:value="-433.922781602469">
            <text:p>-433.9</text:p>
          </table:table-cell>
          <table:table-cell table:style-name="ce11" office:value-type="float" office:value="-43890.534846447">
            <text:p>-43890.5</text:p>
          </table:table-cell>
          <table:table-cell table:style-name="ce11" office:value-type="float" office:value="-0.43890534846447">
            <text:p>-0.4</text:p>
          </table:table-cell>
          <table:table-cell table:style-name="ce11" office:value-type="float" office:value="-43890.5348464471">
            <text:p>-43890.5</text:p>
          </table:table-cell>
          <table:table-cell table:style-name="ce11" office:value-type="float" office:value="-38404.3895974068">
            <text:p>-38404.4</text:p>
          </table:table-cell>
          <table:table-cell office:value-type="float" office:value="278">
            <text:p>278</text:p>
          </table:table-cell>
          <table:table-cell office:value-type="float" office:value="130">
            <text:p>130</text:p>
          </table:table-cell>
          <table:table-cell table:style-name="ce21" office:value-type="float" office:value="68.1372549019608">
            <text:p>68.14</text:p>
          </table:table-cell>
          <table:table-cell table:style-name="Default" office:value-type="float" office:value="896.549663089809">
            <text:p>896.5496630898</text:p>
          </table:table-cell>
          <table:table-cell office:value-type="float" office:value="1698.00830788974">
            <text:p>1698.0083078898</text:p>
          </table:table-cell>
          <table:table-cell office:value-type="float" office:value="285.19793788559">
            <text:p>285.1979378856</text:p>
          </table:table-cell>
          <table:table-cell office:value-type="float" office:value="-2254.85647065703">
            <text:p>-2254.856470657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07.574840309919">
            <text:p>-107.5748403099</text:p>
          </table:table-cell>
          <table:table-cell office:value-type="float" office:value="-81696.906371525">
            <text:p>-81696.906371525</text:p>
          </table:table-cell>
          <table:table-cell office:value-type="float" office:value="81696906.3715251">
            <text:p>81696906.3715251</text:p>
          </table:table-cell>
          <table:table-cell office:value-type="float" office:value="408.5">
            <text:p>408.5</text:p>
          </table:table-cell>
          <table:table-cell office:value-type="float" office:value="130">
            <text:p>130</text:p>
          </table:table-cell>
          <table:table-cell office:value-type="float" office:value="-293131.341185414">
            <text:p>-293131.34118541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weigm-actin-Dropt-weigm-Dropt-actin-weigm_1_1730239417.724694</text:p>
          </table:table-cell>
          <table:table-cell table:style-name="ce11" office:value-type="float" office:value="-98.3364834758561">
            <text:p>-98.3</text:p>
          </table:table-cell>
          <table:table-cell table:style-name="ce11" office:value-type="float" office:value="-9749.59156312846">
            <text:p>-9749.6</text:p>
          </table:table-cell>
          <table:table-cell table:style-name="ce11" office:value-type="float" office:value="-0.0974959156312846">
            <text:p>-0.1</text:p>
          </table:table-cell>
          <table:table-cell table:style-name="ce11" office:value-type="float" office:value="-9749.59156312846">
            <text:p>-9749.6</text:p>
          </table:table-cell>
          <table:table-cell table:style-name="ce11" office:value-type="float" office:value="-9585.02565755237">
            <text:p>-9585.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style-name="ce21" office:value-type="float" office:value="57.6923076923077">
            <text:p>57.69</text:p>
          </table:table-cell>
          <table:table-cell table:style-name="Default" office:value-type="float" office:value="931.649418011061">
            <text:p>931.6494180111</text:p>
          </table:table-cell>
          <table:table-cell office:value-type="float" office:value="1219.36509173139">
            <text:p>1219.3650917314</text:p>
          </table:table-cell>
          <table:table-cell office:value-type="float" office:value="700.061366669121">
            <text:p>700.0613666691</text:p>
          </table:table-cell>
          <table:table-cell office:value-type="float" office:value="-2156.75753029949">
            <text:p>-2156.7575302995</text:p>
          </table:table-cell>
          <table:table-cell office:value-type="float" office:value="-2098.95050511975">
            <text:p>-2098.9505051198</text:p>
          </table:table-cell>
          <table:table-cell office:value-type="float" office:value="-2263.06389825455">
            <text:p>-2263.0638982546</text:p>
          </table:table-cell>
          <table:table-cell office:value-type="float" office:value="-374.984290889556">
            <text:p>-374.9842908896</text:p>
          </table:table-cell>
          <table:table-cell office:value-type="float" office:value="-5192.84325168856">
            <text:p>-5192.8432516886</text:p>
          </table:table-cell>
          <table:table-cell office:value-type="float" office:value="5192843.25168856">
            <text:p>5192843.25168856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-23724.3328332944">
            <text:p>-23724.332833294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weigm-actin-Dropt-weigm-Dropt-actin-weigm_1_1730243631.866133</text:p>
          </table:table-cell>
          <table:table-cell table:style-name="ce11" office:value-type="float" office:value="-447.380007434778">
            <text:p>-447.4</text:p>
          </table:table-cell>
          <table:table-cell table:style-name="ce11" office:value-type="float" office:value="-45190.3258030053">
            <text:p>-45190.3</text:p>
          </table:table-cell>
          <table:table-cell table:style-name="ce11" office:value-type="float" office:value="-0.451903258030053">
            <text:p>-0.5</text:p>
          </table:table-cell>
          <table:table-cell table:style-name="ce11" office:value-type="float" office:value="-45190.3258030052">
            <text:p>-45190.3</text:p>
          </table:table-cell>
          <table:table-cell table:style-name="ce11" office:value-type="float" office:value="-39195.5428884404">
            <text:p>-39195.5</text:p>
          </table:table-cell>
          <table:table-cell office:value-type="float" office:value="275">
            <text:p>275</text:p>
          </table:table-cell>
          <table:table-cell office:value-type="float" office:value="130">
            <text:p>130</text:p>
          </table:table-cell>
          <table:table-cell table:style-name="ce21" office:value-type="float" office:value="67.9012345679012">
            <text:p>67.90</text:p>
          </table:table-cell>
          <table:table-cell table:style-name="Default" office:value-type="float" office:value="901.174693347188">
            <text:p>901.1746933472</text:p>
          </table:table-cell>
          <table:table-cell office:value-type="float" office:value="1698.00830788974">
            <text:p>1698.0083078898</text:p>
          </table:table-cell>
          <table:table-cell office:value-type="float" office:value="285.19793788559">
            <text:p>285.1979378856</text:p>
          </table:table-cell>
          <table:table-cell office:value-type="float" office:value="-2253.94897287294">
            <text:p>-2253.9489728729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11.581051365445">
            <text:p>-111.5810513654</text:p>
          </table:table-cell>
          <table:table-cell office:value-type="float" office:value="-81095.3049791761">
            <text:p>-81095.3049791761</text:p>
          </table:table-cell>
          <table:table-cell office:value-type="float" office:value="81095304.9791762">
            <text:p>81095304.9791762</text:p>
          </table:table-cell>
          <table:table-cell office:value-type="float" office:value="405.5">
            <text:p>405.5</text:p>
          </table:table-cell>
          <table:table-cell office:value-type="float" office:value="130">
            <text:p>130</text:p>
          </table:table-cell>
          <table:table-cell office:value-type="float" office:value="-293013.366473482">
            <text:p>-293013.36647348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weigm-actin-Dropt-weigm-Dropt-actin-weigm_1_1730248246.280066</text:p>
          </table:table-cell>
          <table:table-cell table:style-name="ce11" office:value-type="float" office:value="35.238922166627">
            <text:p>35.2</text:p>
          </table:table-cell>
          <table:table-cell table:style-name="ce11" office:value-type="float" office:value="3508.98674957435">
            <text:p>3509.0</text:p>
          </table:table-cell>
          <table:table-cell table:style-name="ce11" office:value-type="float" office:value="0.0350898674957435">
            <text:p>0.0</text:p>
          </table:table-cell>
          <table:table-cell table:style-name="ce11" office:value-type="float" office:value="3508.98674957435">
            <text:p>3509.0</text:p>
          </table:table-cell>
          <table:table-cell table:style-name="ce11" office:value-type="float" office:value="3477.37348114143">
            <text:p>3477.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21" office:value-type="float" office:value="81.8181818181818">
            <text:p>81.82</text:p>
          </table:table-cell>
          <table:table-cell table:style-name="Default" office:value-type="float" office:value="899.054550442308">
            <text:p>899.0545504423</text:p>
          </table:table-cell>
          <table:table-cell office:value-type="float" office:value="1188.54070911495">
            <text:p>1188.540709115</text:p>
          </table:table-cell>
          <table:table-cell office:value-type="float" office:value="677.302867211838">
            <text:p>677.3028672118</text:p>
          </table:table-cell>
          <table:table-cell office:value-type="float" office:value="-2291.25210220321">
            <text:p>-2291.2521022032</text:p>
          </table:table-cell>
          <table:table-cell office:value-type="float" office:value="-2228.04022197906">
            <text:p>-2228.0402219791</text:p>
          </table:table-cell>
          <table:table-cell office:value-type="float" office:value="-2354.46398242736">
            <text:p>-2354.4639824274</text:p>
          </table:table-cell>
          <table:table-cell office:value-type="float" office:value="318.99879541585">
            <text:p>318.9987954159</text:p>
          </table:table-cell>
          <table:table-cell office:value-type="float" office:value="-2204.61360034992">
            <text:p>-2204.6136003499</text:p>
          </table:table-cell>
          <table:table-cell office:value-type="float" office:value="2204613.60034992">
            <text:p>2204613.6003499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-4582.50420440642">
            <text:p>-4582.504204406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weigm-actin-Dropt-weigm-Dropt-actin-weigm_1_1730253470.225736</text:p>
          </table:table-cell>
          <table:table-cell table:style-name="ce11" office:value-type="float" office:value="-5.27198942053048">
            <text:p>-5.3</text:p>
          </table:table-cell>
          <table:table-cell table:style-name="ce11" office:value-type="float" office:value="-730.626246041182">
            <text:p>-730.6</text:p>
          </table:table-cell>
          <table:table-cell table:style-name="ce11" office:value-type="float" office:value="-0.00730626246041182">
            <text:p>0.0</text:p>
          </table:table-cell>
          <table:table-cell table:style-name="ce11" office:value-type="float" office:value="-730.626246041182">
            <text:p>-730.6</text:p>
          </table:table-cell>
          <table:table-cell table:style-name="ce11" office:value-type="float" office:value="-1874.96939925516">
            <text:p>-1875.0</text:p>
          </table:table-cell>
          <table:table-cell office:value-type="float" office:value="82">
            <text:p>82</text:p>
          </table:table-cell>
          <table:table-cell office:value-type="float" office:value="33">
            <text:p>33</text:p>
          </table:table-cell>
          <table:table-cell table:style-name="ce21" office:value-type="float" office:value="71.304347826087">
            <text:p>71.30</text:p>
          </table:table-cell>
          <table:table-cell table:style-name="Default" office:value-type="float" office:value="886.693783843276">
            <text:p>886.6937838433</text:p>
          </table:table-cell>
          <table:table-cell office:value-type="float" office:value="1182.37448703051">
            <text:p>1182.3744870305</text:p>
          </table:table-cell>
          <table:table-cell office:value-type="float" office:value="488.196101170383">
            <text:p>488.1961011704</text:p>
          </table:table-cell>
          <table:table-cell office:value-type="float" office:value="-2225.43989458151">
            <text:p>-2225.4398945815</text:p>
          </table:table-cell>
          <table:table-cell office:value-type="float" office:value="-2101.8761508842">
            <text:p>-2101.8761508842</text:p>
          </table:table-cell>
          <table:table-cell office:value-type="float" office:value="-2508.77451803946">
            <text:p>-2508.7745180395</text:p>
          </table:table-cell>
          <table:table-cell office:value-type="float" office:value="-6.35327170470593">
            <text:p>-6.3532717047</text:p>
          </table:table-cell>
          <table:table-cell office:value-type="float" office:value="-23010.7801539079">
            <text:p>-23010.7801539079</text:p>
          </table:table-cell>
          <table:table-cell office:value-type="float" office:value="23010780.1539079">
            <text:p>23010780.1539079</text:p>
          </table:table-cell>
          <table:table-cell office:value-type="float" office:value="115">
            <text:p>115</text:p>
          </table:table-cell>
          <table:table-cell office:value-type="float" office:value="33">
            <text:p>33</text:p>
          </table:table-cell>
          <table:table-cell office:value-type="float" office:value="-73439.5165211898">
            <text:p>-73439.516521189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weigm-actin-Dropt-weigm-Dropt-actin-weigm_1_1730258523.655707</text:p>
          </table:table-cell>
          <table:table-cell table:style-name="ce11" office:value-type="float" office:value="17.0394494752826">
            <text:p>17.0</text:p>
          </table:table-cell>
          <table:table-cell table:style-name="ce11" office:value-type="float" office:value="1721.91980349676">
            <text:p>1721.9</text:p>
          </table:table-cell>
          <table:table-cell table:style-name="ce11" office:value-type="float" office:value="0.0172191980349676">
            <text:p>0.0</text:p>
          </table:table-cell>
          <table:table-cell table:style-name="ce11" office:value-type="float" office:value="1721.91980349676">
            <text:p>1721.9</text:p>
          </table:table-cell>
          <table:table-cell table:style-name="ce11" office:value-type="float" office:value="1691.70929298144">
            <text:p>1691.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21" office:value-type="float" office:value="80">
            <text:p>80.00</text:p>
          </table:table-cell>
          <table:table-cell table:style-name="Default" office:value-type="float" office:value="982.468771450462">
            <text:p>982.4687714505</text:p>
          </table:table-cell>
          <table:table-cell office:value-type="float" office:value="1126.74999518003">
            <text:p>1126.74999518</text:p>
          </table:table-cell>
          <table:table-cell office:value-type="float" office:value="743.248020123487">
            <text:p>743.2480201235</text:p>
          </table:table-cell>
          <table:table-cell table:number-columns-repeated="3" office:value-type="float" office:value="-2207.95528230509">
            <text:p>-2207.9552823051</text:p>
          </table:table-cell>
          <table:table-cell office:value-type="float" office:value="344.383960699351">
            <text:p>344.3839606994</text:p>
          </table:table-cell>
          <table:table-cell office:value-type="float" office:value="-1002.22414394744">
            <text:p>-1002.2241439475</text:p>
          </table:table-cell>
          <table:table-cell office:value-type="float" office:value="1002224.14394744">
            <text:p>1002224.143947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2207.95528230509">
            <text:p>-2207.955282305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weigm-actin-Dropt-weigm-Dropt-actin-weigm_1_1730263608.619638</text:p>
          </table:table-cell>
          <table:table-cell table:style-name="ce11" office:value-type="float" office:value="-312.743054158883">
            <text:p>-312.7</text:p>
          </table:table-cell>
          <table:table-cell table:style-name="ce11" office:value-type="float" office:value="-31837.4611135196">
            <text:p>-31837.5</text:p>
          </table:table-cell>
          <table:table-cell table:style-name="ce11" office:value-type="float" office:value="-0.318374611135196">
            <text:p>-0.3</text:p>
          </table:table-cell>
          <table:table-cell table:style-name="ce11" office:value-type="float" office:value="-31837.4611135195">
            <text:p>-31837.5</text:p>
          </table:table-cell>
          <table:table-cell table:style-name="ce11" office:value-type="float" office:value="-30256.1551909303">
            <text:p>-30256.2</text:p>
          </table:table-cell>
          <table:table-cell office:value-type="float" office:value="261">
            <text:p>261</text:p>
          </table:table-cell>
          <table:table-cell office:value-type="float" office:value="118">
            <text:p>118</text:p>
          </table:table-cell>
          <table:table-cell table:style-name="ce21" office:value-type="float" office:value="68.8654353562005">
            <text:p>68.87</text:p>
          </table:table-cell>
          <table:table-cell table:style-name="Default" office:value-type="float" office:value="899.831565972936">
            <text:p>899.8315659729</text:p>
          </table:table-cell>
          <table:table-cell office:value-type="float" office:value="1698.00830788974">
            <text:p>1698.0083078898</text:p>
          </table:table-cell>
          <table:table-cell office:value-type="float" office:value="285.19793788559">
            <text:p>285.1979378856</text:p>
          </table:table-cell>
          <table:table-cell office:value-type="float" office:value="-2260.1144053598">
            <text:p>-2260.1144053598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84.0038551807903">
            <text:p>-84.0038551808</text:p>
          </table:table-cell>
          <table:table-cell office:value-type="float" office:value="-75906.0686074939">
            <text:p>-75906.0686074939</text:p>
          </table:table-cell>
          <table:table-cell office:value-type="float" office:value="75906068.607494">
            <text:p>75906068.607494</text:p>
          </table:table-cell>
          <table:table-cell office:value-type="float" office:value="379.5">
            <text:p>379.5</text:p>
          </table:table-cell>
          <table:table-cell office:value-type="float" office:value="118">
            <text:p>118</text:p>
          </table:table-cell>
          <table:table-cell office:value-type="float" office:value="-266693.499832456">
            <text:p>-266693.49983245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weigm-actin-Dropt-weigm-Dropt-actin-weigm_1_1730268661.370209</text:p>
          </table:table-cell>
          <table:table-cell table:style-name="ce11" office:value-type="float" office:value="-66.7973979662253">
            <text:p>-66.8</text:p>
          </table:table-cell>
          <table:table-cell table:style-name="ce11" office:value-type="float" office:value="-6854.67176579849">
            <text:p>-6854.7</text:p>
          </table:table-cell>
          <table:table-cell table:style-name="ce11" office:value-type="float" office:value="-0.0685467176579848">
            <text:p>-0.1</text:p>
          </table:table-cell>
          <table:table-cell table:style-name="ce11" office:value-type="float" office:value="-6854.67176579849">
            <text:p>-6854.7</text:p>
          </table:table-cell>
          <table:table-cell table:style-name="ce11" office:value-type="float" office:value="-7749.5789188184">
            <text:p>-7749.6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table:style-name="ce21" office:value-type="float" office:value="69.7478991596639">
            <text:p>69.75</text:p>
          </table:table-cell>
          <table:table-cell table:style-name="Default" office:value-type="float" office:value="871.68899549273">
            <text:p>871.6889954927</text:p>
          </table:table-cell>
          <table:table-cell office:value-type="float" office:value="1297.17152784079">
            <text:p>1297.1715278408</text:p>
          </table:table-cell>
          <table:table-cell office:value-type="float" office:value="418.31978628278">
            <text:p>418.3197862828</text:p>
          </table:table-cell>
          <table:table-cell office:value-type="float" office:value="-2200.13495532486">
            <text:p>-2200.1349553249</text:p>
          </table:table-cell>
          <table:table-cell office:value-type="float" office:value="-2102.47063539973">
            <text:p>-2102.4706353997</text:p>
          </table:table-cell>
          <table:table-cell office:value-type="float" office:value="-2594.9268878406">
            <text:p>-2594.9268878406</text:p>
          </table:table-cell>
          <table:table-cell office:value-type="float" office:value="-57.6022837462058">
            <text:p>-57.6022837462</text:p>
          </table:table-cell>
          <table:table-cell office:value-type="float" office:value="-23805.0503786128">
            <text:p>-23805.0503786128</text:p>
          </table:table-cell>
          <table:table-cell office:value-type="float" office:value="23805050.3786128">
            <text:p>23805050.3786128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  <table:table-cell office:value-type="float" office:value="-79204.8583916951">
            <text:p>-79204.858391695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292:.D301])/COUNT([.D292:.D301])" office:value-type="float" office:value="-182.400764026602">
            <text:p>-182.4</text:p>
          </table:table-cell>
          <table:table-cell table:style-name="ce8" table:formula="of:=SUM([.E292:.E301])/COUNT([.E292:.E301])" office:value-type="float" office:value="-18464.8882757069">
            <text:p>-18464.9</text:p>
          </table:table-cell>
          <table:table-cell table:style-name="ce8" table:formula="of:=SUM([.F292:.F301])/COUNT([.F292:.F301])" office:value-type="float" office:value="-0.184648882757069">
            <text:p>-0.2</text:p>
          </table:table-cell>
          <table:table-cell table:style-name="ce8" table:formula="of:=SUM([.G292:.G301])/COUNT([.G292:.G301])" office:value-type="float" office:value="-18464.8882757069">
            <text:p>-18464.9</text:p>
          </table:table-cell>
          <table:table-cell table:style-name="ce8" table:formula="of:=SUM([.H292:.H301])/COUNT([.H292:.H301])" office:value-type="float" office:value="-16762.4451893909">
            <text:p>-16762.4</text:p>
          </table:table-cell>
          <table:table-cell table:style-name="ce12" table:formula="of:=SUM([.I292:.I301])/COUNT([.I292:.I301])" office:value-type="float" office:value="130.5">
            <text:p>131</text:p>
          </table:table-cell>
          <table:table-cell table:style-name="ce12" table:formula="of:=SUM([.J292:.J301])/COUNT([.J292:.J301])" office:value-type="float" office:value="60.3">
            <text:p>60</text:p>
          </table:table-cell>
          <table:table-cell table:style-name="ce17" table:formula="of:=SUM([.K292:.K301])/COUNT([.K292:.K301])" office:value-type="float" office:value="69.8152839241747">
            <text:p>69.82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Noisr-Dropt-actin-Liner_1_1730273566.612036</text:p>
          </table:table-cell>
          <table:table-cell table:style-name="ce11" office:value-type="float" office:value="-499.647458272304">
            <text:p>-499.6</text:p>
          </table:table-cell>
          <table:table-cell table:style-name="ce11" office:value-type="float" office:value="-50349.8638273506">
            <text:p>-50349.9</text:p>
          </table:table-cell>
          <table:table-cell table:style-name="ce11" office:value-type="float" office:value="-0.503498638273506">
            <text:p>-0.5</text:p>
          </table:table-cell>
          <table:table-cell table:style-name="ce11" office:value-type="float" office:value="-50349.8638273504">
            <text:p>-50349.9</text:p>
          </table:table-cell>
          <table:table-cell table:style-name="ce11" office:value-type="float" office:value="-42049.4053398758">
            <text:p>-42049.4</text:p>
          </table:table-cell>
          <table:table-cell office:value-type="float" office:value="253">
            <text:p>253</text:p>
          </table:table-cell>
          <table:table-cell office:value-type="float" office:value="123">
            <text:p>123</text:p>
          </table:table-cell>
          <table:table-cell table:style-name="ce21" office:value-type="float" office:value="67.2872340425532">
            <text:p>67.29</text:p>
          </table:table-cell>
          <table:table-cell table:style-name="Default" office:value-type="float" office:value="889.808490793281">
            <text:p>889.8084907933</text:p>
          </table:table-cell>
          <table:table-cell office:value-type="float" office:value="1698.00830788974">
            <text:p>1698.0083078898</text:p>
          </table:table-cell>
          <table:table-cell office:value-type="float" office:value="285.19793788559">
            <text:p>285.1979378856</text:p>
          </table:table-cell>
          <table:table-cell office:value-type="float" office:value="-2239.60497559391">
            <text:p>-2239.6049755939</text:p>
          </table:table-cell>
          <table:table-cell office:value-type="float" office:value="-2099.08271719284">
            <text:p>-2099.0827171928</text:p>
          </table:table-cell>
          <table:table-cell office:value-type="float" office:value="-3877.32233981573">
            <text:p>-3877.3223398157</text:p>
          </table:table-cell>
          <table:table-cell office:value-type="float" office:value="-133.909212306783">
            <text:p>-133.9092123068</text:p>
          </table:table-cell>
          <table:table-cell office:value-type="float" office:value="-75287.2373735462">
            <text:p>-75287.2373735462</text:p>
          </table:table-cell>
          <table:table-cell office:value-type="float" office:value="75287237.3735462">
            <text:p>75287237.3735462</text:p>
          </table:table-cell>
          <table:table-cell office:value-type="float" office:value="376.5">
            <text:p>376.5</text:p>
          </table:table-cell>
          <table:table-cell office:value-type="float" office:value="123">
            <text:p>123</text:p>
          </table:table-cell>
          <table:table-cell office:value-type="float" office:value="-275471.41199805">
            <text:p>-275471.4119980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Noisr-Dropt-actin-Liner_1_1730275102.988179</text:p>
          </table:table-cell>
          <table:table-cell table:style-name="ce11" office:value-type="float" office:value="115.09199186093">
            <text:p>115.1</text:p>
          </table:table-cell>
          <table:table-cell table:style-name="ce11" office:value-type="float" office:value="11333.5242264143">
            <text:p>11333.5</text:p>
          </table:table-cell>
          <table:table-cell table:style-name="ce11" office:value-type="float" office:value="0.113335242264143">
            <text:p>0.1</text:p>
          </table:table-cell>
          <table:table-cell table:style-name="ce11" office:value-type="float" office:value="11333.5242264143">
            <text:p>11333.5</text:p>
          </table:table-cell>
          <table:table-cell table:style-name="ce11" office:value-type="float" office:value="11463.9045894295">
            <text:p>11463.9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table:style-name="ce21" office:value-type="float" office:value="77.3584905660377">
            <text:p>77.36</text:p>
          </table:table-cell>
          <table:table-cell table:style-name="Default" office:value-type="float" office:value="927.334381062193">
            <text:p>927.3343810622</text:p>
          </table:table-cell>
          <table:table-cell office:value-type="float" office:value="1306.78122964296">
            <text:p>1306.781229643</text:p>
          </table:table-cell>
          <table:table-cell office:value-type="float" office:value="651.571163085624">
            <text:p>651.5711630856</text:p>
          </table:table-cell>
          <table:table-cell office:value-type="float" office:value="-2223.93211642797">
            <text:p>-2223.932116428</text:p>
          </table:table-cell>
          <table:table-cell office:value-type="float" office:value="-2129.88287156202">
            <text:p>-2129.882871562</text:p>
          </table:table-cell>
          <table:table-cell office:value-type="float" office:value="-2406.11123113347">
            <text:p>-2406.1112311335</text:p>
          </table:table-cell>
          <table:table-cell office:value-type="float" office:value="213.840079743666">
            <text:p>213.8400797437</text:p>
          </table:table-cell>
          <table:table-cell office:value-type="float" office:value="-10616.6501744008">
            <text:p>-10616.6501744008</text:p>
          </table:table-cell>
          <table:table-cell office:value-type="float" office:value="10616650.1744008">
            <text:p>10616650.1744008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-26687.1853971356">
            <text:p>-26687.185397135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Noisr-Dropt-actin-Liner_1_1730276619.9524999</text:p>
          </table:table-cell>
          <table:table-cell table:style-name="ce11" office:value-type="float" office:value="-152.57445604167">
            <text:p>-152.6</text:p>
          </table:table-cell>
          <table:table-cell table:style-name="ce11" office:value-type="float" office:value="-15627.540995877">
            <text:p>-15627.5</text:p>
          </table:table-cell>
          <table:table-cell table:style-name="ce11" office:value-type="float" office:value="-0.15627540995877">
            <text:p>-0.2</text:p>
          </table:table-cell>
          <table:table-cell table:style-name="ce11" office:value-type="float" office:value="-15627.5409958769">
            <text:p>-15627.5</text:p>
          </table:table-cell>
          <table:table-cell table:style-name="ce11" office:value-type="float" office:value="-16593.753655234">
            <text:p>-16593.8</text:p>
          </table:table-cell>
          <table:table-cell office:value-type="float" office:value="171">
            <text:p>171</text:p>
          </table:table-cell>
          <table:table-cell office:value-type="float" office:value="75">
            <text:p>75</text:p>
          </table:table-cell>
          <table:table-cell table:style-name="ce21" office:value-type="float" office:value="69.5121951219512">
            <text:p>69.51</text:p>
          </table:table-cell>
          <table:table-cell table:style-name="Default" office:value-type="float" office:value="872.80311055227">
            <text:p>872.8031105523</text:p>
          </table:table-cell>
          <table:table-cell office:value-type="float" office:value="1421.37389922135">
            <text:p>1421.3738992214</text:p>
          </table:table-cell>
          <table:table-cell office:value-type="float" office:value="456.583432808256">
            <text:p>456.5834328083</text:p>
          </table:table-cell>
          <table:table-cell office:value-type="float" office:value="-2198.35830533753">
            <text:p>-2198.3583053375</text:p>
          </table:table-cell>
          <table:table-cell office:value-type="float" office:value="-2099.58593341451">
            <text:p>-2099.5859334145</text:p>
          </table:table-cell>
          <table:table-cell office:value-type="float" office:value="-2663.08706402741">
            <text:p>-2663.0870640274</text:p>
          </table:table-cell>
          <table:table-cell office:value-type="float" office:value="-63.5265894141339">
            <text:p>-63.5265894141</text:p>
          </table:table-cell>
          <table:table-cell office:value-type="float" office:value="-49208.9814404446">
            <text:p>-49208.9814404446</text:p>
          </table:table-cell>
          <table:table-cell office:value-type="float" office:value="49208981.4404446">
            <text:p>49208981.4404446</text:p>
          </table:table-cell>
          <table:table-cell office:value-type="float" office:value="246">
            <text:p>246</text:p>
          </table:table-cell>
          <table:table-cell office:value-type="float" office:value="75">
            <text:p>75</text:p>
          </table:table-cell>
          <table:table-cell office:value-type="float" office:value="-164876.872900315">
            <text:p>-164876.87290031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Noisr-Dropt-actin-Liner_1_1730278104.820708</text:p>
          </table:table-cell>
          <table:table-cell table:style-name="ce11" office:value-type="float" office:value="-82.2195583302562">
            <text:p>-82.2</text:p>
          </table:table-cell>
          <table:table-cell table:style-name="ce11" office:value-type="float" office:value="-8458.19105885642">
            <text:p>-8458.2</text:p>
          </table:table-cell>
          <table:table-cell table:style-name="ce11" office:value-type="float" office:value="-0.0845819105885642">
            <text:p>-0.1</text:p>
          </table:table-cell>
          <table:table-cell table:style-name="ce11" office:value-type="float" office:value="-8458.19105885642">
            <text:p>-8458.2</text:p>
          </table:table-cell>
          <table:table-cell table:style-name="ce11" office:value-type="float" office:value="-9477.94417317833">
            <text:p>-9477.9</text:p>
          </table:table-cell>
          <table:table-cell office:value-type="float" office:value="102">
            <text:p>102</text:p>
          </table:table-cell>
          <table:table-cell office:value-type="float" office:value="44">
            <text:p>44</text:p>
          </table:table-cell>
          <table:table-cell table:style-name="ce21" office:value-type="float" office:value="69.8630136986301">
            <text:p>69.86</text:p>
          </table:table-cell>
          <table:table-cell table:style-name="Default" office:value-type="float" office:value="873.22655083528">
            <text:p>873.2265508353</text:p>
          </table:table-cell>
          <table:table-cell office:value-type="float" office:value="1389.79320480269">
            <text:p>1389.7932048027</text:p>
          </table:table-cell>
          <table:table-cell office:value-type="float" office:value="443.509139609087">
            <text:p>443.5091396091</text:p>
          </table:table-cell>
          <table:table-cell office:value-type="float" office:value="-2216.52952827398">
            <text:p>-2216.529528274</text:p>
          </table:table-cell>
          <table:table-cell office:value-type="float" office:value="-2101.85838703664">
            <text:p>-2101.8583870367</text:p>
          </table:table-cell>
          <table:table-cell office:value-type="float" office:value="-2543.48200326732">
            <text:p>-2543.4820032673</text:p>
          </table:table-cell>
          <table:table-cell office:value-type="float" office:value="-57.9328154716193">
            <text:p>-57.9328154716</text:p>
          </table:table-cell>
          <table:table-cell office:value-type="float" office:value="-29206.147956898">
            <text:p>-29206.147956898</text:p>
          </table:table-cell>
          <table:table-cell office:value-type="float" office:value="29206147.956898">
            <text:p>29206147.956898</text:p>
          </table:table-cell>
          <table:table-cell office:value-type="float" office:value="146">
            <text:p>146</text:p>
          </table:table-cell>
          <table:table-cell office:value-type="float" office:value="44">
            <text:p>44</text:p>
          </table:table-cell>
          <table:table-cell office:value-type="float" office:value="-97527.299244055">
            <text:p>-97527.29924405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Noisr-Dropt-actin-Liner_1_1730279689.754286</text:p>
          </table:table-cell>
          <table:table-cell table:style-name="ce11" office:value-type="float" office:value="33.0334627251655">
            <text:p>33.0</text:p>
          </table:table-cell>
          <table:table-cell table:style-name="ce11" office:value-type="float" office:value="3289.81601634494">
            <text:p>3289.8</text:p>
          </table:table-cell>
          <table:table-cell table:style-name="ce11" office:value-type="float" office:value="0.0328981601634494">
            <text:p>0.0</text:p>
          </table:table-cell>
          <table:table-cell table:style-name="ce11" office:value-type="float" office:value="3289.81601634494">
            <text:p>3289.8</text:p>
          </table:table-cell>
          <table:table-cell table:style-name="ce11" office:value-type="float" office:value="3251.50905247056">
            <text:p>3251.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21" office:value-type="float" office:value="80">
            <text:p>80.00</text:p>
          </table:table-cell>
          <table:table-cell table:style-name="Default" office:value-type="float" office:value="976.684263008665">
            <text:p>976.6842630087</text:p>
          </table:table-cell>
          <table:table-cell office:value-type="float" office:value="1085.87817940195">
            <text:p>1085.878179402</text:p>
          </table:table-cell>
          <table:table-cell office:value-type="float" office:value="902.900215201793">
            <text:p>902.9002152018</text:p>
          </table:table-cell>
          <table:table-cell office:value-type="float" office:value="-2261.82904386219">
            <text:p>-2261.8290438622</text:p>
          </table:table-cell>
          <table:table-cell office:value-type="float" office:value="-2210.97443979001">
            <text:p>-2210.97443979</text:p>
          </table:table-cell>
          <table:table-cell office:value-type="float" office:value="-2312.68364793438">
            <text:p>-2312.6836479344</text:p>
          </table:table-cell>
          <table:table-cell office:value-type="float" office:value="328.981601634494">
            <text:p>328.9816016345</text:p>
          </table:table-cell>
          <table:table-cell office:value-type="float" office:value="-2004.29411012647">
            <text:p>-2004.2941101265</text:p>
          </table:table-cell>
          <table:table-cell office:value-type="float" office:value="2004294.11012647">
            <text:p>2004294.1101264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-4523.65808772438">
            <text:p>-4523.658087724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Noisr-Dropt-actin-Liner_1_1730281175.7053921</text:p>
          </table:table-cell>
          <table:table-cell table:style-name="ce11" office:value-type="float" office:value="-485.268142300356">
            <text:p>-485.3</text:p>
          </table:table-cell>
          <table:table-cell table:style-name="ce11" office:value-type="float" office:value="-48908.1565840763">
            <text:p>-48908.2</text:p>
          </table:table-cell>
          <table:table-cell table:style-name="ce11" office:value-type="float" office:value="-0.489081565840763">
            <text:p>-0.5</text:p>
          </table:table-cell>
          <table:table-cell table:style-name="ce11" office:value-type="float" office:value="-48908.1565840761">
            <text:p>-48908.2</text:p>
          </table:table-cell>
          <table:table-cell table:style-name="ce11" office:value-type="float" office:value="-41162.2052778026">
            <text:p>-41162.2</text:p>
          </table:table-cell>
          <table:table-cell office:value-type="float" office:value="243">
            <text:p>243</text:p>
          </table:table-cell>
          <table:table-cell office:value-type="float" office:value="119">
            <text:p>119</text:p>
          </table:table-cell>
          <table:table-cell table:style-name="ce21" office:value-type="float" office:value="67.1270718232044">
            <text:p>67.13</text:p>
          </table:table-cell>
          <table:table-cell table:style-name="Default" office:value-type="float" office:value="902.963066809274">
            <text:p>902.9630668093</text:p>
          </table:table-cell>
          <table:table-cell office:value-type="float" office:value="1562.97927220401">
            <text:p>1562.979272204</text:p>
          </table:table-cell>
          <table:table-cell office:value-type="float" office:value="465.088069962978">
            <text:p>465.088069963</text:p>
          </table:table-cell>
          <table:table-cell office:value-type="float" office:value="-2254.85867074563">
            <text:p>-2254.8586707456</text:p>
          </table:table-cell>
          <table:table-cell office:value-type="float" office:value="-2099.46262451063">
            <text:p>-2099.4626245106</text:p>
          </table:table-cell>
          <table:table-cell office:value-type="float" office:value="-3877.32233981573">
            <text:p>-3877.3223398157</text:p>
          </table:table-cell>
          <table:table-cell office:value-type="float" office:value="-135.105404928387">
            <text:p>-135.1054049284</text:p>
          </table:table-cell>
          <table:table-cell office:value-type="float" office:value="-72487.2791225385">
            <text:p>-72487.2791225385</text:p>
          </table:table-cell>
          <table:table-cell office:value-type="float" office:value="72487279.1225384">
            <text:p>72487279.1225384</text:p>
          </table:table-cell>
          <table:table-cell office:value-type="float" office:value="362.5">
            <text:p>362.5</text:p>
          </table:table-cell>
          <table:table-cell office:value-type="float" office:value="119">
            <text:p>119</text:p>
          </table:table-cell>
          <table:table-cell office:value-type="float" office:value="-268328.18181873">
            <text:p>-268328.1818187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Noisr-Dropt-actin-Liner_1_1730282785.291023</text:p>
          </table:table-cell>
          <table:table-cell table:style-name="ce11" office:value-type="float" office:value="-491.957168930684">
            <text:p>-492.0</text:p>
          </table:table-cell>
          <table:table-cell table:style-name="ce11" office:value-type="float" office:value="-49496.8074048814">
            <text:p>-49496.8</text:p>
          </table:table-cell>
          <table:table-cell table:style-name="ce11" office:value-type="float" office:value="-0.494968074048814">
            <text:p>-0.5</text:p>
          </table:table-cell>
          <table:table-cell table:style-name="ce11" office:value-type="float" office:value="-49496.8074048813">
            <text:p>-49496.8</text:p>
          </table:table-cell>
          <table:table-cell table:style-name="ce11" office:value-type="float" office:value="-41602.2521799933">
            <text:p>-41602.3</text:p>
          </table:table-cell>
          <table:table-cell office:value-type="float" office:value="254">
            <text:p>254</text:p>
          </table:table-cell>
          <table:table-cell office:value-type="float" office:value="123">
            <text:p>123</text:p>
          </table:table-cell>
          <table:table-cell table:style-name="ce21" office:value-type="float" office:value="67.3740053050398">
            <text:p>67.37</text:p>
          </table:table-cell>
          <table:table-cell table:style-name="Default" office:value-type="float" office:value="898.526707300539">
            <text:p>898.5267073005</text:p>
          </table:table-cell>
          <table:table-cell office:value-type="float" office:value="1698.00830788974">
            <text:p>1698.0083078898</text:p>
          </table:table-cell>
          <table:table-cell office:value-type="float" office:value="285.19793788559">
            <text:p>285.1979378856</text:p>
          </table:table-cell>
          <table:table-cell office:value-type="float" office:value="-2257.90724438389">
            <text:p>-2257.9072443839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31.291266325945">
            <text:p>-131.2912663259</text:p>
          </table:table-cell>
          <table:table-cell office:value-type="float" office:value="-75488.191383979">
            <text:p>-75488.191383979</text:p>
          </table:table-cell>
          <table:table-cell office:value-type="float" office:value="75488191.3839791">
            <text:p>75488191.3839791</text:p>
          </table:table-cell>
          <table:table-cell office:value-type="float" office:value="377.5">
            <text:p>377.5</text:p>
          </table:table-cell>
          <table:table-cell office:value-type="float" office:value="123">
            <text:p>123</text:p>
          </table:table-cell>
          <table:table-cell office:value-type="float" office:value="-277722.591059218">
            <text:p>-277722.59105921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Noisr-Dropt-actin-Liner_1_1730284225.5394619</text:p>
          </table:table-cell>
          <table:table-cell table:style-name="ce11" office:value-type="float" office:value="-474.516672750017">
            <text:p>-474.5</text:p>
          </table:table-cell>
          <table:table-cell table:style-name="ce11" office:value-type="float" office:value="-47621.1688092361">
            <text:p>-47621.2</text:p>
          </table:table-cell>
          <table:table-cell table:style-name="ce11" office:value-type="float" office:value="-0.476211688092361">
            <text:p>-0.5</text:p>
          </table:table-cell>
          <table:table-cell table:style-name="ce11" office:value-type="float" office:value="-47621.1688092361">
            <text:p>-47621.2</text:p>
          </table:table-cell>
          <table:table-cell table:style-name="ce11" office:value-type="float" office:value="-39796.4471304522">
            <text:p>-39796.4</text:p>
          </table:table-cell>
          <table:table-cell office:value-type="float" office:value="180">
            <text:p>180</text:p>
          </table:table-cell>
          <table:table-cell office:value-type="float" office:value="93">
            <text:p>93</text:p>
          </table:table-cell>
          <table:table-cell table:style-name="ce21" office:value-type="float" office:value="65.9340659340659">
            <text:p>65.93</text:p>
          </table:table-cell>
          <table:table-cell table:style-name="Default" office:value-type="float" office:value="890.653986002184">
            <text:p>890.6539860022</text:p>
          </table:table-cell>
          <table:table-cell office:value-type="float" office:value="1394.17298469004">
            <text:p>1394.1729846901</text:p>
          </table:table-cell>
          <table:table-cell office:value-type="float" office:value="484.662029004088">
            <text:p>484.6620290041</text:p>
          </table:table-cell>
          <table:table-cell office:value-type="float" office:value="-2235.90200311429">
            <text:p>-2235.9020031143</text:p>
          </table:table-cell>
          <table:table-cell office:value-type="float" office:value="-2098.11548392448">
            <text:p>-2098.1154839245</text:p>
          </table:table-cell>
          <table:table-cell office:value-type="float" office:value="-3877.32233981573">
            <text:p>-3877.3223398157</text:p>
          </table:table-cell>
          <table:table-cell office:value-type="float" office:value="-174.436515784747">
            <text:p>-174.4365157847</text:p>
          </table:table-cell>
          <table:table-cell office:value-type="float" office:value="-54679.6584896805">
            <text:p>-54679.6584896805</text:p>
          </table:table-cell>
          <table:table-cell office:value-type="float" office:value="54679658.4896805">
            <text:p>54679658.4896805</text:p>
          </table:table-cell>
          <table:table-cell office:value-type="float" office:value="273.5">
            <text:p>273.5</text:p>
          </table:table-cell>
          <table:table-cell office:value-type="float" office:value="93">
            <text:p>93</text:p>
          </table:table-cell>
          <table:table-cell office:value-type="float" office:value="-207938.886289629">
            <text:p>-207938.88628962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Noisr-Dropt-actin-Liner_1_1730285700.226413</text:p>
          </table:table-cell>
          <table:table-cell table:style-name="ce11" office:value-type="float" office:value="-463.845126516731">
            <text:p>-463.8</text:p>
          </table:table-cell>
          <table:table-cell table:style-name="ce11" office:value-type="float" office:value="-46800.0478644539">
            <text:p>-46800.0</text:p>
          </table:table-cell>
          <table:table-cell table:style-name="ce11" office:value-type="float" office:value="-0.468000478644539">
            <text:p>-0.5</text:p>
          </table:table-cell>
          <table:table-cell table:style-name="ce11" office:value-type="float" office:value="-46800.0478644539">
            <text:p>-46800.0</text:p>
          </table:table-cell>
          <table:table-cell table:style-name="ce11" office:value-type="float" office:value="-40198.1929709728">
            <text:p>-40198.2</text:p>
          </table:table-cell>
          <table:table-cell office:value-type="float" office:value="275">
            <text:p>275</text:p>
          </table:table-cell>
          <table:table-cell office:value-type="float" office:value="133">
            <text:p>133</text:p>
          </table:table-cell>
          <table:table-cell table:style-name="ce21" office:value-type="float" office:value="67.4019607843137">
            <text:p>67.40</text:p>
          </table:table-cell>
          <table:table-cell table:style-name="Default" office:value-type="float" office:value="912.269506265142">
            <text:p>912.2695062651</text:p>
          </table:table-cell>
          <table:table-cell office:value-type="float" office:value="1656.08880913541">
            <text:p>1656.0888091354</text:p>
          </table:table-cell>
          <table:table-cell office:value-type="float" office:value="285.19793788559">
            <text:p>285.1979378856</text:p>
          </table:table-cell>
          <table:table-cell office:value-type="float" office:value="-2238.15159464186">
            <text:p>-2238.1515946419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14.705999667779">
            <text:p>-114.7059996678</text:p>
          </table:table-cell>
          <table:table-cell office:value-type="float" office:value="-81693.9939460816">
            <text:p>-81693.9939460816</text:p>
          </table:table-cell>
          <table:table-cell office:value-type="float" office:value="81693993.9460816">
            <text:p>81693993.9460816</text:p>
          </table:table-cell>
          <table:table-cell office:value-type="float" office:value="408.5">
            <text:p>408.5</text:p>
          </table:table-cell>
          <table:table-cell office:value-type="float" office:value="133">
            <text:p>133</text:p>
          </table:table-cell>
          <table:table-cell office:value-type="float" office:value="-297674.162087368">
            <text:p>-297674.16208736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Noisr-Dropt-actin-Liner_1_1730287198.3195531</text:p>
          </table:table-cell>
          <table:table-cell table:style-name="ce11" office:value-type="float" office:value="98.6938953844257">
            <text:p>98.7</text:p>
          </table:table-cell>
          <table:table-cell table:style-name="ce11" office:value-type="float" office:value="9603.48068137483">
            <text:p>9603.5</text:p>
          </table:table-cell>
          <table:table-cell table:style-name="ce11" office:value-type="float" office:value="0.0960348068137483">
            <text:p>0.1</text:p>
          </table:table-cell>
          <table:table-cell table:style-name="ce11" office:value-type="float" office:value="9603.48068137483">
            <text:p>9603.5</text:p>
          </table:table-cell>
          <table:table-cell table:style-name="ce11" office:value-type="float" office:value="9130.73775861166">
            <text:p>9130.7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table:style-name="ce21" office:value-type="float" office:value="75">
            <text:p>75.00</text:p>
          </table:table-cell>
          <table:table-cell table:style-name="Default" office:value-type="float" office:value="883.410614027095">
            <text:p>883.4106140271</text:p>
          </table:table-cell>
          <table:table-cell office:value-type="float" office:value="1656.08880913541">
            <text:p>1656.0888091354</text:p>
          </table:table-cell>
          <table:table-cell office:value-type="float" office:value="425.258279215792">
            <text:p>425.2582792158</text:p>
          </table:table-cell>
          <table:table-cell office:value-type="float" office:value="-2232.68920376064">
            <text:p>-2232.6892037606</text:p>
          </table:table-cell>
          <table:table-cell office:value-type="float" office:value="-2101.36660919288">
            <text:p>-2101.3666091929</text:p>
          </table:table-cell>
          <table:table-cell office:value-type="float" office:value="-2574.67253374186">
            <text:p>-2574.6725337419</text:p>
          </table:table-cell>
          <table:table-cell office:value-type="float" office:value="104.385659580161">
            <text:p>104.3856595802</text:p>
          </table:table-cell>
          <table:table-cell office:value-type="float" office:value="-18418.8223029844">
            <text:p>-18418.8223029844</text:p>
          </table:table-cell>
          <table:table-cell office:value-type="float" office:value="18418822.3029844">
            <text:p>18418822.3029844</text:p>
          </table:table-cell>
          <table:table-cell office:value-type="float" office:value="92">
            <text:p>92</text:p>
          </table:table-cell>
          <table:table-cell office:value-type="float" office:value="23">
            <text:p>23</text:p>
          </table:table-cell>
          <table:table-cell office:value-type="float" office:value="-51351.8516864947">
            <text:p>-51351.851686494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303:.D312])/COUNT([.D303:.D312])" office:value-type="float" office:value="-240.32092331715">
            <text:p>-240.3</text:p>
          </table:table-cell>
          <table:table-cell table:style-name="ce8" table:formula="of:=SUM([.E303:.E312])/COUNT([.E303:.E312])" office:value-type="float" office:value="-24303.4955620598">
            <text:p>-24303.5</text:p>
          </table:table-cell>
          <table:table-cell table:style-name="ce8" table:formula="of:=SUM([.F303:.F312])/COUNT([.F303:.F312])" office:value-type="float" office:value="-0.243034955620598">
            <text:p>-0.2</text:p>
          </table:table-cell>
          <table:table-cell table:style-name="ce8" table:formula="of:=SUM([.G303:.G312])/COUNT([.G303:.G312])" office:value-type="float" office:value="-24303.4955620597">
            <text:p>-24303.5</text:p>
          </table:table-cell>
          <table:table-cell table:style-name="ce8" table:formula="of:=SUM([.H303:.H312])/COUNT([.H303:.H312])" office:value-type="float" office:value="-20703.4049326997">
            <text:p>-20703.4</text:p>
          </table:table-cell>
          <table:table-cell table:style-name="ce12" table:formula="of:=SUM([.I303:.I312])/COUNT([.I303:.I312])" office:value-type="float" office:value="159.6">
            <text:p>160</text:p>
          </table:table-cell>
          <table:table-cell table:style-name="ce12" table:formula="of:=SUM([.J303:.J312])/COUNT([.J303:.J312])" office:value-type="float" office:value="74.7">
            <text:p>75</text:p>
          </table:table-cell>
          <table:table-cell table:style-name="ce17" table:formula="of:=SUM([.K303:.K312])/COUNT([.K303:.K312])" office:value-type="float" office:value="70.6858037275796">
            <text:p>70.69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spec2-Dropt-actin-Liner_1_1730288690.39851</text:p>
          </table:table-cell>
          <table:table-cell table:style-name="ce11" office:value-type="float" office:value="-359.828586447729">
            <text:p>-359.8</text:p>
          </table:table-cell>
          <table:table-cell table:style-name="ce11" office:value-type="float" office:value="-36406.1773582657">
            <text:p>-36406.2</text:p>
          </table:table-cell>
          <table:table-cell table:style-name="ce11" office:value-type="float" office:value="-0.364061773582657">
            <text:p>-0.4</text:p>
          </table:table-cell>
          <table:table-cell table:style-name="ce11" office:value-type="float" office:value="-36406.1773582656">
            <text:p>-36406.2</text:p>
          </table:table-cell>
          <table:table-cell table:style-name="ce11" office:value-type="float" office:value="-33015.778324454">
            <text:p>-33015.8</text:p>
          </table:table-cell>
          <table:table-cell office:value-type="float" office:value="229">
            <text:p>229</text:p>
          </table:table-cell>
          <table:table-cell office:value-type="float" office:value="106">
            <text:p>106</text:p>
          </table:table-cell>
          <table:table-cell table:style-name="ce21" office:value-type="float" office:value="68.3582089552239">
            <text:p>68.36</text:p>
          </table:table-cell>
          <table:table-cell table:style-name="Default" office:value-type="float" office:value="880.226499600749">
            <text:p>880.2264996007</text:p>
          </table:table-cell>
          <table:table-cell office:value-type="float" office:value="1698.00830788974">
            <text:p>1698.0083078898</text:p>
          </table:table-cell>
          <table:table-cell office:value-type="float" office:value="285.19793788559">
            <text:p>285.1979378856</text:p>
          </table:table-cell>
          <table:table-cell office:value-type="float" office:value="-2245.07590346073">
            <text:p>-2245.0759034607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08.67515629333">
            <text:p>-108.6751562933</text:p>
          </table:table-cell>
          <table:table-cell office:value-type="float" office:value="-67097.0909135553">
            <text:p>-67097.0909135553</text:p>
          </table:table-cell>
          <table:table-cell office:value-type="float" office:value="67097090.9135553">
            <text:p>67097090.9135553</text:p>
          </table:table-cell>
          <table:table-cell office:value-type="float" office:value="335.5">
            <text:p>335.5</text:p>
          </table:table-cell>
          <table:table-cell office:value-type="float" office:value="106">
            <text:p>106</text:p>
          </table:table-cell>
          <table:table-cell office:value-type="float" office:value="-237978.045766837">
            <text:p>-237978.04576683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spec2-Dropt-actin-Liner_1_1730290199.7149901</text:p>
          </table:table-cell>
          <table:table-cell table:style-name="ce11" office:value-type="float" office:value="-156.982648622918">
            <text:p>-157.0</text:p>
          </table:table-cell>
          <table:table-cell table:style-name="ce11" office:value-type="float" office:value="-15909.6720285312">
            <text:p>-15909.7</text:p>
          </table:table-cell>
          <table:table-cell table:style-name="ce11" office:value-type="float" office:value="-0.159096720285312">
            <text:p>-0.2</text:p>
          </table:table-cell>
          <table:table-cell table:style-name="ce11" office:value-type="float" office:value="-15909.6720285312">
            <text:p>-15909.7</text:p>
          </table:table-cell>
          <table:table-cell table:style-name="ce11" office:value-type="float" office:value="-16241.0904882484">
            <text:p>-16241.1</text:p>
          </table:table-cell>
          <table:table-cell office:value-type="float" office:value="118">
            <text:p>118</text:p>
          </table:table-cell>
          <table:table-cell office:value-type="float" office:value="54">
            <text:p>54</text:p>
          </table:table-cell>
          <table:table-cell table:style-name="ce21" office:value-type="float" office:value="68.6046511627907">
            <text:p>68.60</text:p>
          </table:table-cell>
          <table:table-cell table:style-name="Default" office:value-type="float" office:value="876.415182949044">
            <text:p>876.415182949</text:p>
          </table:table-cell>
          <table:table-cell office:value-type="float" office:value="1418.79713441503">
            <text:p>1418.797134415</text:p>
          </table:table-cell>
          <table:table-cell office:value-type="float" office:value="282.95455576574">
            <text:p>282.9545557657</text:p>
          </table:table-cell>
          <table:table-cell office:value-type="float" office:value="-2209.75302993553">
            <text:p>-2209.7530299355</text:p>
          </table:table-cell>
          <table:table-cell office:value-type="float" office:value="-2101.1138438632">
            <text:p>-2101.1138438632</text:p>
          </table:table-cell>
          <table:table-cell office:value-type="float" office:value="-2551.62290866164">
            <text:p>-2551.6229086616</text:p>
          </table:table-cell>
          <table:table-cell office:value-type="float" office:value="-92.4980931891347">
            <text:p>-92.4980931891</text:p>
          </table:table-cell>
          <table:table-cell office:value-type="float" office:value="-34401.2916195911">
            <text:p>-34401.2916195911</text:p>
          </table:table-cell>
          <table:table-cell office:value-type="float" office:value="34401291.6195911">
            <text:p>34401291.6195911</text:p>
          </table:table-cell>
          <table:table-cell office:value-type="float" office:value="172">
            <text:p>172</text:p>
          </table:table-cell>
          <table:table-cell office:value-type="float" office:value="54">
            <text:p>54</text:p>
          </table:table-cell>
          <table:table-cell office:value-type="float" office:value="-119326.663616518">
            <text:p>-119326.66361651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spec2-Dropt-actin-Liner_1_1730291713.40551</text:p>
          </table:table-cell>
          <table:table-cell table:style-name="ce11" office:value-type="float" office:value="-21.7364887943176">
            <text:p>-21.7</text:p>
          </table:table-cell>
          <table:table-cell table:style-name="ce11" office:value-type="float" office:value="-2117.21111657105">
            <text:p>-2117.2</text:p>
          </table:table-cell>
          <table:table-cell table:style-name="ce11" office:value-type="float" office:value="-0.0211721111657105">
            <text:p>0.0</text:p>
          </table:table-cell>
          <table:table-cell table:style-name="ce11" office:value-type="float" office:value="-2117.21111657105">
            <text:p>-2117.2</text:p>
          </table:table-cell>
          <table:table-cell table:style-name="ce11" office:value-type="float" office:value="-2117.21111657105">
            <text:p>-2117.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1" office:value-type="float" office:value="0">
            <text:p>0.00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-2117.21111657105">
            <text:p>-2117.2111165711</text:p>
          </table:table-cell>
          <table:table-cell office:value-type="float" office:value="-197.980769653082">
            <text:p>-197.9807696531</text:p>
          </table:table-cell>
          <table:table-cell office:value-type="float" office:value="197980.769653082">
            <text:p>197980.769653082</text:p>
          </table:table-cell>
          <table:table-cell table:number-columns-repeated="2" office:value-type="float" office:value="1">
            <text:p>1</text:p>
          </table:table-cell>
          <table:table-cell office:value-type="float" office:value="-2117.21111657105">
            <text:p>-2117.21111657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spec2-Dropt-actin-Liner_1_1730293225.484405</text:p>
          </table:table-cell>
          <table:table-cell table:style-name="ce11" office:value-type="float" office:value="-242.448758127099">
            <text:p>-242.4</text:p>
          </table:table-cell>
          <table:table-cell table:style-name="ce11" office:value-type="float" office:value="-24617.9698937688">
            <text:p>-24618.0</text:p>
          </table:table-cell>
          <table:table-cell table:style-name="ce11" office:value-type="float" office:value="-0.246179698937688">
            <text:p>-0.2</text:p>
          </table:table-cell>
          <table:table-cell table:style-name="ce11" office:value-type="float" office:value="-24617.9698937689">
            <text:p>-24618.0</text:p>
          </table:table-cell>
          <table:table-cell table:style-name="ce11" office:value-type="float" office:value="-24221.2320150193">
            <text:p>-24221.2</text:p>
          </table:table-cell>
          <table:table-cell office:value-type="float" office:value="197">
            <text:p>197</text:p>
          </table:table-cell>
          <table:table-cell office:value-type="float" office:value="91">
            <text:p>91</text:p>
          </table:table-cell>
          <table:table-cell table:style-name="ce21" office:value-type="float" office:value="68.4027777777778">
            <text:p>68.40</text:p>
          </table:table-cell>
          <table:table-cell table:style-name="Default" office:value-type="float" office:value="902.046780238546">
            <text:p>902.0467802385</text:p>
          </table:table-cell>
          <table:table-cell office:value-type="float" office:value="1562.97927220401">
            <text:p>1562.979272204</text:p>
          </table:table-cell>
          <table:table-cell office:value-type="float" office:value="424.924132881279">
            <text:p>424.9241328813</text:p>
          </table:table-cell>
          <table:table-cell office:value-type="float" office:value="-2223.30973187651">
            <text:p>-2223.3097318765</text:p>
          </table:table-cell>
          <table:table-cell office:value-type="float" office:value="-2099.08271719284">
            <text:p>-2099.0827171928</text:p>
          </table:table-cell>
          <table:table-cell office:value-type="float" office:value="-2673.6359378035">
            <text:p>-2673.6359378035</text:p>
          </table:table-cell>
          <table:table-cell office:value-type="float" office:value="-85.479062131142">
            <text:p>-85.4790621311</text:p>
          </table:table-cell>
          <table:table-cell office:value-type="float" office:value="-57704.1862163225">
            <text:p>-57704.1862163225</text:p>
          </table:table-cell>
          <table:table-cell office:value-type="float" office:value="57704186.2163226">
            <text:p>57704186.2163226</text:p>
          </table:table-cell>
          <table:table-cell office:value-type="float" office:value="288.5">
            <text:p>288.5</text:p>
          </table:table-cell>
          <table:table-cell office:value-type="float" office:value="91">
            <text:p>91</text:p>
          </table:table-cell>
          <table:table-cell office:value-type="float" office:value="-202321.185600762">
            <text:p>-202321.18560076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spec2-Dropt-actin-Liner_1_1730294678.298941</text:p>
          </table:table-cell>
          <table:table-cell table:style-name="ce11" office:value-type="float" office:value="-158.199781669246">
            <text:p>-158.2</text:p>
          </table:table-cell>
          <table:table-cell table:style-name="ce11" office:value-type="float" office:value="-16147.6325829483">
            <text:p>-16147.6</text:p>
          </table:table-cell>
          <table:table-cell table:style-name="ce11" office:value-type="float" office:value="-0.161476325829483">
            <text:p>-0.2</text:p>
          </table:table-cell>
          <table:table-cell table:style-name="ce11" office:value-type="float" office:value="-16147.6325829484">
            <text:p>-16147.6</text:p>
          </table:table-cell>
          <table:table-cell table:style-name="ce11" office:value-type="float" office:value="-16974.8951305525">
            <text:p>-16974.9</text:p>
          </table:table-cell>
          <table:table-cell office:value-type="float" office:value="157">
            <text:p>157</text:p>
          </table:table-cell>
          <table:table-cell office:value-type="float" office:value="71">
            <text:p>71</text:p>
          </table:table-cell>
          <table:table-cell table:style-name="ce21" office:value-type="float" office:value="68.859649122807">
            <text:p>68.86</text:p>
          </table:table-cell>
          <table:table-cell table:style-name="Default" office:value-type="float" office:value="903.040602766559">
            <text:p>903.0406027666</text:p>
          </table:table-cell>
          <table:table-cell office:value-type="float" office:value="1556.89010681941">
            <text:p>1556.8901068194</text:p>
          </table:table-cell>
          <table:table-cell office:value-type="float" office:value="516.605314449698">
            <text:p>516.6053144497</text:p>
          </table:table-cell>
          <table:table-cell office:value-type="float" office:value="-2224.29587629997">
            <text:p>-2224.2958763</text:p>
          </table:table-cell>
          <table:table-cell office:value-type="float" office:value="-2098.05708793768">
            <text:p>-2098.0570879377</text:p>
          </table:table-cell>
          <table:table-cell office:value-type="float" office:value="-3273.46854637767">
            <text:p>-3273.4685463777</text:p>
          </table:table-cell>
          <table:table-cell office:value-type="float" office:value="-70.8229499252121">
            <text:p>-70.8229499252</text:p>
          </table:table-cell>
          <table:table-cell office:value-type="float" office:value="-45606.6590264435">
            <text:p>-45606.6590264435</text:p>
          </table:table-cell>
          <table:table-cell office:value-type="float" office:value="45606659.0264435">
            <text:p>45606659.0264435</text:p>
          </table:table-cell>
          <table:table-cell office:value-type="float" office:value="228">
            <text:p>228</text:p>
          </table:table-cell>
          <table:table-cell office:value-type="float" office:value="71">
            <text:p>71</text:p>
          </table:table-cell>
          <table:table-cell office:value-type="float" office:value="-157925.007217298">
            <text:p>-157925.00721729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spec2-Dropt-actin-Liner_1_1730296084.271345</text:p>
          </table:table-cell>
          <table:table-cell table:style-name="ce11" office:value-type="float" office:value="17.6255547688075">
            <text:p>17.6</text:p>
          </table:table-cell>
          <table:table-cell table:style-name="ce11" office:value-type="float" office:value="1551.25741310584">
            <text:p>1551.3</text:p>
          </table:table-cell>
          <table:table-cell table:style-name="ce11" office:value-type="float" office:value="0.0155125741310584">
            <text:p>0.0</text:p>
          </table:table-cell>
          <table:table-cell table:style-name="ce11" office:value-type="float" office:value="1551.25741310584">
            <text:p>1551.3</text:p>
          </table:table-cell>
          <table:table-cell table:style-name="ce11" office:value-type="float" office:value="562.804656183946">
            <text:p>562.8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table:style-name="ce21" office:value-type="float" office:value="72.1649484536083">
            <text:p>72.16</text:p>
          </table:table-cell>
          <table:table-cell table:style-name="Default" office:value-type="float" office:value="893.241573383788">
            <text:p>893.2415733838</text:p>
          </table:table-cell>
          <table:table-cell office:value-type="float" office:value="1390.11117823093">
            <text:p>1390.1111782309</text:p>
          </table:table-cell>
          <table:table-cell office:value-type="float" office:value="552.26316882245">
            <text:p>552.2631688225</text:p>
          </table:table-cell>
          <table:table-cell office:value-type="float" office:value="-2258.35750828738">
            <text:p>-2258.3575082874</text:p>
          </table:table-cell>
          <table:table-cell office:value-type="float" office:value="-2113.80783414784">
            <text:p>-2113.8078341478</text:p>
          </table:table-cell>
          <table:table-cell office:value-type="float" office:value="-2912.30694572597">
            <text:p>-2912.306945726</text:p>
          </table:table-cell>
          <table:table-cell office:value-type="float" office:value="15.9923444650086">
            <text:p>15.992344465</text:p>
          </table:table-cell>
          <table:table-cell office:value-type="float" office:value="-19411.262519933">
            <text:p>-19411.262519933</text:p>
          </table:table-cell>
          <table:table-cell office:value-type="float" office:value="19411262.519933">
            <text:p>19411262.519933</text:p>
          </table:table-cell>
          <table:table-cell office:value-type="float" office:value="97">
            <text:p>97</text:p>
          </table:table-cell>
          <table:table-cell office:value-type="float" office:value="27">
            <text:p>27</text:p>
          </table:table-cell>
          <table:table-cell office:value-type="float" office:value="-60975.6527237593">
            <text:p>-60975.652723759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spec2-Dropt-actin-Liner_1_1730297577.4873862</text:p>
          </table:table-cell>
          <table:table-cell table:style-name="ce11" office:value-type="float" office:value="2.01001396415982">
            <text:p>2.0</text:p>
          </table:table-cell>
          <table:table-cell table:style-name="ce11" office:value-type="float" office:value="213.478453554955">
            <text:p>213.5</text:p>
          </table:table-cell>
          <table:table-cell table:style-name="ce11" office:value-type="float" office:value="0.00213478453554955">
            <text:p>0.0</text:p>
          </table:table-cell>
          <table:table-cell table:style-name="ce11" office:value-type="float" office:value="213.478453554955">
            <text:p>213.5</text:p>
          </table:table-cell>
          <table:table-cell table:style-name="ce11" office:value-type="float" office:value="106.37555669275">
            <text:p>106.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21" office:value-type="float" office:value="72.7272727272727">
            <text:p>72.73</text:p>
          </table:table-cell>
          <table:table-cell table:style-name="Default" office:value-type="float" office:value="865.749834377843">
            <text:p>865.7498343778</text:p>
          </table:table-cell>
          <table:table-cell office:value-type="float" office:value="973.593669707669">
            <text:p>973.5936697077</text:p>
          </table:table-cell>
          <table:table-cell office:value-type="float" office:value="563.610958602149">
            <text:p>563.6109586021</text:p>
          </table:table-cell>
          <table:table-cell office:value-type="float" office:value="-2237.50674048926">
            <text:p>-2237.5067404893</text:p>
          </table:table-cell>
          <table:table-cell office:value-type="float" office:value="-2146.30635226588">
            <text:p>-2146.3063522659</text:p>
          </table:table-cell>
          <table:table-cell office:value-type="float" office:value="-2397.28748524128">
            <text:p>-2397.2874852413</text:p>
          </table:table-cell>
          <table:table-cell office:value-type="float" office:value="19.4071321413596">
            <text:p>19.4071321414</text:p>
          </table:table-cell>
          <table:table-cell office:value-type="float" office:value="-2201.3147932468">
            <text:p>-2201.3147932468</text:p>
          </table:table-cell>
          <table:table-cell office:value-type="float" office:value="2201314.7932468">
            <text:p>2201314.793246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-6712.52022146779">
            <text:p>-6712.520221467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spec2-Dropt-actin-Liner_1_1730299075.045484</text:p>
          </table:table-cell>
          <table:table-cell table:style-name="ce11" office:value-type="float" office:value="29.4815329940711">
            <text:p>29.5</text:p>
          </table:table-cell>
          <table:table-cell table:style-name="ce11" office:value-type="float" office:value="2498.66542198708">
            <text:p>2498.7</text:p>
          </table:table-cell>
          <table:table-cell table:style-name="ce11" office:value-type="float" office:value="0.0249866542198708">
            <text:p>0.0</text:p>
          </table:table-cell>
          <table:table-cell table:style-name="ce11" office:value-type="float" office:value="2498.66542198707">
            <text:p>2498.7</text:p>
          </table:table-cell>
          <table:table-cell table:style-name="ce11" office:value-type="float" office:value="291.625368239612">
            <text:p>291.6</text:p>
          </table:table-cell>
          <table:table-cell office:value-type="float" office:value="158">
            <text:p>158</text:p>
          </table:table-cell>
          <table:table-cell office:value-type="float" office:value="63">
            <text:p>63</text:p>
          </table:table-cell>
          <table:table-cell table:style-name="ce21" office:value-type="float" office:value="71.4932126696833">
            <text:p>71.49</text:p>
          </table:table-cell>
          <table:table-cell table:style-name="Default" office:value-type="float" office:value="894.933465181084">
            <text:p>894.9334651811</text:p>
          </table:table-cell>
          <table:table-cell office:value-type="float" office:value="1562.97927220401">
            <text:p>1562.979272204</text:p>
          </table:table-cell>
          <table:table-cell office:value-type="float" office:value="465.088069962978">
            <text:p>465.088069963</text:p>
          </table:table-cell>
          <table:table-cell office:value-type="float" office:value="-2204.77495359721">
            <text:p>-2204.7749535972</text:p>
          </table:table-cell>
          <table:table-cell office:value-type="float" office:value="-2099.46262451063">
            <text:p>-2099.4626245106</text:p>
          </table:table-cell>
          <table:table-cell office:value-type="float" office:value="-2699.15971718176">
            <text:p>-2699.1597171818</text:p>
          </table:table-cell>
          <table:table-cell office:value-type="float" office:value="11.306178380032">
            <text:p>11.30617838</text:p>
          </table:table-cell>
          <table:table-cell office:value-type="float" office:value="-44324.6232887107">
            <text:p>-44324.6232887107</text:p>
          </table:table-cell>
          <table:table-cell office:value-type="float" office:value="44324623.2887107">
            <text:p>44324623.2887107</text:p>
          </table:table-cell>
          <table:table-cell office:value-type="float" office:value="221.5">
            <text:p>221.5</text:p>
          </table:table-cell>
          <table:table-cell office:value-type="float" office:value="63">
            <text:p>63</text:p>
          </table:table-cell>
          <table:table-cell office:value-type="float" office:value="-138900.822076624">
            <text:p>-138900.82207662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spec2-Dropt-actin-Liner_1_1730300582.338958</text:p>
          </table:table-cell>
          <table:table-cell table:style-name="ce11" office:value-type="float" office:value="29.174730559073">
            <text:p>29.2</text:p>
          </table:table-cell>
          <table:table-cell table:style-name="ce11" office:value-type="float" office:value="2764.5759344">
            <text:p>2764.6</text:p>
          </table:table-cell>
          <table:table-cell table:style-name="ce11" office:value-type="float" office:value="0.027645759344">
            <text:p>0.0</text:p>
          </table:table-cell>
          <table:table-cell table:style-name="ce11" office:value-type="float" office:value="2764.5759344">
            <text:p>2764.6</text:p>
          </table:table-cell>
          <table:table-cell table:style-name="ce11" office:value-type="float" office:value="1954.24979735144">
            <text:p>1954.2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table:style-name="ce21" office:value-type="float" office:value="71.6049382716049">
            <text:p>71.60</text:p>
          </table:table-cell>
          <table:table-cell table:style-name="Default" office:value-type="float" office:value="924.798021217856">
            <text:p>924.7980212179</text:p>
          </table:table-cell>
          <table:table-cell office:value-type="float" office:value="1694.08111430127">
            <text:p>1694.0811143013</text:p>
          </table:table-cell>
          <table:table-cell office:value-type="float" office:value="468.423797856114">
            <text:p>468.4237978561</text:p>
          </table:table-cell>
          <table:table-cell office:value-type="float" office:value="-2211.90040418416">
            <text:p>-2211.9004041842</text:p>
          </table:table-cell>
          <table:table-cell office:value-type="float" office:value="-2103.69259391304">
            <text:p>-2103.6925939131</text:p>
          </table:table-cell>
          <table:table-cell office:value-type="float" office:value="-2527.52818520417">
            <text:p>-2527.5281852042</text:p>
          </table:table-cell>
          <table:table-cell office:value-type="float" office:value="34.130567091358">
            <text:p>34.1305670914</text:p>
          </table:table-cell>
          <table:table-cell office:value-type="float" office:value="-16210.8754513858">
            <text:p>-16210.8754513858</text:p>
          </table:table-cell>
          <table:table-cell office:value-type="float" office:value="16210875.4513858">
            <text:p>16210875.4513858</text:p>
          </table:table-cell>
          <table:table-cell office:value-type="float" office:value="81">
            <text:p>81</text:p>
          </table:table-cell>
          <table:table-cell office:value-type="float" office:value="23">
            <text:p>23</text:p>
          </table:table-cell>
          <table:table-cell office:value-type="float" office:value="-50873.7092962356">
            <text:p>-50873.709296235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spec2-Dropt-actin-Liner_1_1730302078.2999701</text:p>
          </table:table-cell>
          <table:table-cell table:style-name="ce11" office:value-type="float" office:value="-157.840182486478">
            <text:p>-157.8</text:p>
          </table:table-cell>
          <table:table-cell table:style-name="ce11" office:value-type="float" office:value="-15979.0866692094">
            <text:p>-15979.1</text:p>
          </table:table-cell>
          <table:table-cell table:style-name="ce11" office:value-type="float" office:value="-0.159790866692094">
            <text:p>-0.2</text:p>
          </table:table-cell>
          <table:table-cell table:style-name="ce11" office:value-type="float" office:value="-15979.0866692094">
            <text:p>-15979.1</text:p>
          </table:table-cell>
          <table:table-cell table:style-name="ce11" office:value-type="float" office:value="-16158.8554115356">
            <text:p>-16158.9</text:p>
          </table:table-cell>
          <table:table-cell office:value-type="float" office:value="102">
            <text:p>102</text:p>
          </table:table-cell>
          <table:table-cell office:value-type="float" office:value="48">
            <text:p>48</text:p>
          </table:table-cell>
          <table:table-cell table:style-name="ce21" office:value-type="float" office:value="68">
            <text:p>68.00</text:p>
          </table:table-cell>
          <table:table-cell table:style-name="Default" office:value-type="float" office:value="895.703297903501">
            <text:p>895.7032979035</text:p>
          </table:table-cell>
          <table:table-cell office:value-type="float" office:value="1586.91407849721">
            <text:p>1586.9140784972</text:p>
          </table:table-cell>
          <table:table-cell office:value-type="float" office:value="490.49174503838">
            <text:p>490.4917450384</text:p>
          </table:table-cell>
          <table:table-cell office:value-type="float" office:value="-2236.2671469868">
            <text:p>-2236.2671469868</text:p>
          </table:table-cell>
          <table:table-cell office:value-type="float" office:value="-2098.60122243657">
            <text:p>-2098.6012224366</text:p>
          </table:table-cell>
          <table:table-cell office:value-type="float" office:value="-2775.78562387952">
            <text:p>-2775.7856238795</text:p>
          </table:table-cell>
          <table:table-cell office:value-type="float" office:value="-106.527244461396">
            <text:p>-106.5272444614</text:p>
          </table:table-cell>
          <table:table-cell office:value-type="float" office:value="-29999.0199332641">
            <text:p>-29999.0199332641</text:p>
          </table:table-cell>
          <table:table-cell office:value-type="float" office:value="29999019.933264">
            <text:p>29999019.933264</text:p>
          </table:table-cell>
          <table:table-cell office:value-type="float" office:value="150">
            <text:p>150</text:p>
          </table:table-cell>
          <table:table-cell office:value-type="float" office:value="48">
            <text:p>48</text:p>
          </table:table-cell>
          <table:table-cell office:value-type="float" office:value="-107340.823055367">
            <text:p>-107340.82305536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314:.D323])/COUNT([.D314:.D323])" office:value-type="float" office:value="-101.874461386168">
            <text:p>-101.9</text:p>
          </table:table-cell>
          <table:table-cell table:style-name="ce8" table:formula="of:=SUM([.E314:.E323])/COUNT([.E314:.E323])" office:value-type="float" office:value="-10414.9772426247">
            <text:p>-10415.0</text:p>
          </table:table-cell>
          <table:table-cell table:style-name="ce8" table:formula="of:=SUM([.F314:.F323])/COUNT([.F314:.F323])" office:value-type="float" office:value="-0.104149772426247">
            <text:p>-0.1</text:p>
          </table:table-cell>
          <table:table-cell table:style-name="ce8" table:formula="of:=SUM([.G314:.G323])/COUNT([.G314:.G323])" office:value-type="float" office:value="-10414.9772426247">
            <text:p>-10415.0</text:p>
          </table:table-cell>
          <table:table-cell table:style-name="ce8" table:formula="of:=SUM([.H314:.H323])/COUNT([.H314:.H323])" office:value-type="float" office:value="-10581.4007107913">
            <text:p>-10581.4</text:p>
          </table:table-cell>
          <table:table-cell table:style-name="ce12" table:formula="of:=SUM([.I314:.I323])/COUNT([.I314:.I323])" office:value-type="float" office:value="109.7">
            <text:p>110</text:p>
          </table:table-cell>
          <table:table-cell table:style-name="ce12" table:formula="of:=SUM([.J314:.J323])/COUNT([.J314:.J323])" office:value-type="float" office:value="48.7">
            <text:p>49</text:p>
          </table:table-cell>
          <table:table-cell table:style-name="ce17" table:formula="of:=SUM([.K314:.K323])/COUNT([.K314:.K323])" office:value-type="float" office:value="63.0215659140769">
            <text:p>63.02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weigm-Dropt-actin-Liner_1_1730303553.227515</text:p>
          </table:table-cell>
          <table:table-cell table:style-name="ce11" office:value-type="float" office:value="-392.819415841434">
            <text:p>-392.8</text:p>
          </table:table-cell>
          <table:table-cell table:style-name="ce11" office:value-type="float" office:value="-39760.7512457203">
            <text:p>-39760.8</text:p>
          </table:table-cell>
          <table:table-cell table:style-name="ce11" office:value-type="float" office:value="-0.397607512457203">
            <text:p>-0.4</text:p>
          </table:table-cell>
          <table:table-cell table:style-name="ce11" office:value-type="float" office:value="-39760.7512457203">
            <text:p>-39760.8</text:p>
          </table:table-cell>
          <table:table-cell table:style-name="ce11" office:value-type="float" office:value="-35745.1248009344">
            <text:p>-35745.1</text:p>
          </table:table-cell>
          <table:table-cell office:value-type="float" office:value="271">
            <text:p>271</text:p>
          </table:table-cell>
          <table:table-cell office:value-type="float" office:value="127">
            <text:p>127</text:p>
          </table:table-cell>
          <table:table-cell table:style-name="ce21" office:value-type="float" office:value="68.0904522613065">
            <text:p>68.09</text:p>
          </table:table-cell>
          <table:table-cell table:style-name="Default" office:value-type="float" office:value="907.885305774645">
            <text:p>907.8853057746</text:p>
          </table:table-cell>
          <table:table-cell office:value-type="float" office:value="1698.00830788974">
            <text:p>1698.0083078898</text:p>
          </table:table-cell>
          <table:table-cell office:value-type="float" office:value="285.19793788559">
            <text:p>285.1979378856</text:p>
          </table:table-cell>
          <table:table-cell office:value-type="float" office:value="-2250.37534732795">
            <text:p>-2250.375347328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99.9013850394983">
            <text:p>-99.9013850395</text:p>
          </table:table-cell>
          <table:table-cell office:value-type="float" office:value="-79700.0392880423">
            <text:p>-79700.0392880423</text:p>
          </table:table-cell>
          <table:table-cell office:value-type="float" office:value="79700039.2880423">
            <text:p>79700039.2880423</text:p>
          </table:table-cell>
          <table:table-cell office:value-type="float" office:value="398.5">
            <text:p>398.5</text:p>
          </table:table-cell>
          <table:table-cell office:value-type="float" office:value="127">
            <text:p>127</text:p>
          </table:table-cell>
          <table:table-cell office:value-type="float" office:value="-285797.669110649">
            <text:p>-285797.66911064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weigm-Dropt-actin-Liner_1_1730307651.9029949</text:p>
          </table:table-cell>
          <table:table-cell table:style-name="ce11" office:value-type="float" office:value="-439.535904006685">
            <text:p>-439.5</text:p>
          </table:table-cell>
          <table:table-cell table:style-name="ce11" office:value-type="float" office:value="-44468.7879663075">
            <text:p>-44468.8</text:p>
          </table:table-cell>
          <table:table-cell table:style-name="ce11" office:value-type="float" office:value="-0.444687879663075">
            <text:p>-0.4</text:p>
          </table:table-cell>
          <table:table-cell table:style-name="ce11" office:value-type="float" office:value="-44468.7879663074">
            <text:p>-44468.8</text:p>
          </table:table-cell>
          <table:table-cell table:style-name="ce11" office:value-type="float" office:value="-38783.0772415798">
            <text:p>-38783.1</text:p>
          </table:table-cell>
          <table:table-cell office:value-type="float" office:value="280">
            <text:p>280</text:p>
          </table:table-cell>
          <table:table-cell office:value-type="float" office:value="130">
            <text:p>130</text:p>
          </table:table-cell>
          <table:table-cell table:style-name="ce21" office:value-type="float" office:value="68.2926829268293">
            <text:p>68.29</text:p>
          </table:table-cell>
          <table:table-cell table:style-name="Default" office:value-type="float" office:value="893.597798897179">
            <text:p>893.5977988972</text:p>
          </table:table-cell>
          <table:table-cell office:value-type="float" office:value="1698.00830788974">
            <text:p>1698.0083078898</text:p>
          </table:table-cell>
          <table:table-cell office:value-type="float" office:value="285.19793788559">
            <text:p>285.1979378856</text:p>
          </table:table-cell>
          <table:table-cell office:value-type="float" office:value="-2266.7397819809">
            <text:p>-2266.7397819809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08.460458454408">
            <text:p>-108.4604584544</text:p>
          </table:table-cell>
          <table:table-cell office:value-type="float" office:value="-82096.5277397734">
            <text:p>-82096.5277397734</text:p>
          </table:table-cell>
          <table:table-cell office:value-type="float" office:value="82096527.7397735">
            <text:p>82096527.7397735</text:p>
          </table:table-cell>
          <table:table-cell office:value-type="float" office:value="410.5">
            <text:p>410.5</text:p>
          </table:table-cell>
          <table:table-cell office:value-type="float" office:value="130">
            <text:p>130</text:p>
          </table:table-cell>
          <table:table-cell office:value-type="float" office:value="-294676.171657518">
            <text:p>-294676.17165751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weigm-Dropt-actin-Liner_1_1730311305.5082188</text:p>
          </table:table-cell>
          <table:table-cell table:style-name="ce11" office:value-type="float" office:value="10.9114385800082">
            <text:p>10.9</text:p>
          </table:table-cell>
          <table:table-cell table:style-name="ce11" office:value-type="float" office:value="1117.73528346773">
            <text:p>1117.7</text:p>
          </table:table-cell>
          <table:table-cell table:style-name="ce11" office:value-type="float" office:value="0.0111773528346773">
            <text:p>0.0</text:p>
          </table:table-cell>
          <table:table-cell table:style-name="ce11" office:value-type="float" office:value="1117.73528346773">
            <text:p>1117.7</text:p>
          </table:table-cell>
          <table:table-cell table:style-name="ce11" office:value-type="float" office:value="1117.73528346772">
            <text:p>1117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1" office:value-type="float" office:value="100">
            <text:p>100.00</text:p>
          </table:table-cell>
          <table:table-cell table:style-name="Default" office:value-type="float" office:value="1117.73528346773">
            <text:p>1117.7352834677</text:p>
          </table:table-cell>
          <table:table-cell table:number-columns-repeated="2" office:value-type="float" office:value="1117.73528346773">
            <text:p>1117.7352834677</text:p>
          </table:table-cell>
          <table:table-cell table:number-columns-repeated="3" office:value-type="float" office:value="0">
            <text:p>0</text:p>
          </table:table-cell>
          <table:table-cell office:value-type="float" office:value="1117.73528346773">
            <text:p>1117.7352834677</text:p>
          </table:table-cell>
          <table:table-cell office:value-type="float" office:value="-201.218954237705">
            <text:p>-201.2189542377</text:p>
          </table:table-cell>
          <table:table-cell office:value-type="float" office:value="201218.954237705">
            <text:p>201218.95423770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weigm-Dropt-actin-Liner_1_1730315281.2594528</text:p>
          </table:table-cell>
          <table:table-cell table:style-name="ce11" office:value-type="float" office:value="-516.293219087552">
            <text:p>-516.3</text:p>
          </table:table-cell>
          <table:table-cell table:style-name="ce11" office:value-type="float" office:value="-51953.8804618563">
            <text:p>-51953.9</text:p>
          </table:table-cell>
          <table:table-cell table:style-name="ce11" office:value-type="float" office:value="-0.519538804618563">
            <text:p>-0.5</text:p>
          </table:table-cell>
          <table:table-cell table:style-name="ce11" office:value-type="float" office:value="-51953.8804618562">
            <text:p>-51953.9</text:p>
          </table:table-cell>
          <table:table-cell table:style-name="ce11" office:value-type="float" office:value="-42971.3288010519">
            <text:p>-42971.3</text:p>
          </table:table-cell>
          <table:table-cell office:value-type="float" office:value="249">
            <text:p>249</text:p>
          </table:table-cell>
          <table:table-cell office:value-type="float" office:value="122">
            <text:p>122</text:p>
          </table:table-cell>
          <table:table-cell table:style-name="ce21" office:value-type="float" office:value="67.1159029649596">
            <text:p>67.12</text:p>
          </table:table-cell>
          <table:table-cell table:style-name="Default" office:value-type="float" office:value="893.084776348307">
            <text:p>893.0847763483</text:p>
          </table:table-cell>
          <table:table-cell office:value-type="float" office:value="1698.00830788974">
            <text:p>1698.0083078898</text:p>
          </table:table-cell>
          <table:table-cell office:value-type="float" office:value="285.19793788559">
            <text:p>285.1979378856</text:p>
          </table:table-cell>
          <table:table-cell office:value-type="float" office:value="-2248.6228669884">
            <text:p>-2248.6228669884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40.037413643817">
            <text:p>-140.0374136438</text:p>
          </table:table-cell>
          <table:table-cell office:value-type="float" office:value="-74285.1312507889">
            <text:p>-74285.1312507889</text:p>
          </table:table-cell>
          <table:table-cell office:value-type="float" office:value="74285131.2507889">
            <text:p>74285131.2507889</text:p>
          </table:table-cell>
          <table:table-cell office:value-type="float" office:value="371.5">
            <text:p>371.5</text:p>
          </table:table-cell>
          <table:table-cell office:value-type="float" office:value="122">
            <text:p>122</text:p>
          </table:table-cell>
          <table:table-cell office:value-type="float" office:value="-274331.989772585">
            <text:p>-274331.98977258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weigm-Dropt-actin-Liner_1_1730319506.575506</text:p>
          </table:table-cell>
          <table:table-cell table:style-name="ce11" office:value-type="float" office:value="-134.598033001916">
            <text:p>-134.6</text:p>
          </table:table-cell>
          <table:table-cell table:style-name="ce11" office:value-type="float" office:value="-13444.5710218596">
            <text:p>-13444.6</text:p>
          </table:table-cell>
          <table:table-cell table:style-name="ce11" office:value-type="float" office:value="-0.134445710218596">
            <text:p>-0.1</text:p>
          </table:table-cell>
          <table:table-cell table:style-name="ce11" office:value-type="float" office:value="-13444.5710218596">
            <text:p>-13444.6</text:p>
          </table:table-cell>
          <table:table-cell table:style-name="ce11" office:value-type="float" office:value="-13326.0157687165">
            <text:p>-13326.0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table:style-name="ce21" office:value-type="float" office:value="64.3835616438356">
            <text:p>64.38</text:p>
          </table:table-cell>
          <table:table-cell table:style-name="Default" office:value-type="float" office:value="935.226271351378">
            <text:p>935.2262713514</text:p>
          </table:table-cell>
          <table:table-cell office:value-type="float" office:value="1666.84241763044">
            <text:p>1666.8424176304</text:p>
          </table:table-cell>
          <table:table-cell office:value-type="float" office:value="550.791642101802">
            <text:p>550.7916421018</text:p>
          </table:table-cell>
          <table:table-cell office:value-type="float" office:value="-2207.70022212978">
            <text:p>-2207.7002221298</text:p>
          </table:table-cell>
          <table:table-cell office:value-type="float" office:value="-2103.3171179732">
            <text:p>-2103.3171179732</text:p>
          </table:table-cell>
          <table:table-cell office:value-type="float" office:value="-2477.83212057373">
            <text:p>-2477.8321205737</text:p>
          </table:table-cell>
          <table:table-cell office:value-type="float" office:value="-184.172205778899">
            <text:p>-184.1722057789</text:p>
          </table:table-cell>
          <table:table-cell office:value-type="float" office:value="-14593.8492782564">
            <text:p>-14593.8492782564</text:p>
          </table:table-cell>
          <table:table-cell office:value-type="float" office:value="14593849.2782564">
            <text:p>14593849.2782564</text:p>
          </table:table-cell>
          <table:table-cell office:value-type="float" office:value="73">
            <text:p>73</text:p>
          </table:table-cell>
          <table:table-cell office:value-type="float" office:value="26">
            <text:p>26</text:p>
          </table:table-cell>
          <table:table-cell office:value-type="float" office:value="-57400.2057753744">
            <text:p>-57400.205775374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weigm-Dropt-actin-Liner_1_1730324086.374916</text:p>
          </table:table-cell>
          <table:table-cell table:style-name="ce11" office:value-type="float" office:value="-125.570478808733">
            <text:p>-125.6</text:p>
          </table:table-cell>
          <table:table-cell table:style-name="ce11" office:value-type="float" office:value="-12890.8607740793">
            <text:p>-12890.9</text:p>
          </table:table-cell>
          <table:table-cell table:style-name="ce11" office:value-type="float" office:value="-0.128908607740793">
            <text:p>-0.1</text:p>
          </table:table-cell>
          <table:table-cell table:style-name="ce11" office:value-type="float" office:value="-12890.8607740793">
            <text:p>-12890.9</text:p>
          </table:table-cell>
          <table:table-cell table:style-name="ce11" office:value-type="float" office:value="-14109.7051236846">
            <text:p>-14109.7</text:p>
          </table:table-cell>
          <table:table-cell office:value-type="float" office:value="152">
            <text:p>152</text:p>
          </table:table-cell>
          <table:table-cell office:value-type="float" office:value="68">
            <text:p>68</text:p>
          </table:table-cell>
          <table:table-cell table:style-name="ce21" office:value-type="float" office:value="69.0909090909091">
            <text:p>69.09</text:p>
          </table:table-cell>
          <table:table-cell table:style-name="Default" office:value-type="float" office:value="900.995454789941">
            <text:p>900.9954547899</text:p>
          </table:table-cell>
          <table:table-cell office:value-type="float" office:value="1562.97927220401">
            <text:p>1562.979272204</text:p>
          </table:table-cell>
          <table:table-cell office:value-type="float" office:value="285.19793788559">
            <text:p>285.1979378856</text:p>
          </table:table-cell>
          <table:table-cell office:value-type="float" office:value="-2203.56132209045">
            <text:p>-2203.5613220905</text:p>
          </table:table-cell>
          <table:table-cell office:value-type="float" office:value="-2098.78578268303">
            <text:p>-2098.785782683</text:p>
          </table:table-cell>
          <table:table-cell office:value-type="float" office:value="-2822.71186674167">
            <text:p>-2822.7118667417</text:p>
          </table:table-cell>
          <table:table-cell office:value-type="float" office:value="-58.5948217003602">
            <text:p>-58.5948217004</text:p>
          </table:table-cell>
          <table:table-cell office:value-type="float" office:value="-44109.1182574834">
            <text:p>-44109.1182574834</text:p>
          </table:table-cell>
          <table:table-cell office:value-type="float" office:value="44109118.2574834">
            <text:p>44109118.2574834</text:p>
          </table:table-cell>
          <table:table-cell office:value-type="float" office:value="220.5">
            <text:p>220.5</text:p>
          </table:table-cell>
          <table:table-cell office:value-type="float" office:value="68">
            <text:p>68</text:p>
          </table:table-cell>
          <table:table-cell office:value-type="float" office:value="-149842.16990215">
            <text:p>-149842.1699021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weigm-Dropt-actin-Liner_1_1730328708.567797</text:p>
          </table:table-cell>
          <table:table-cell table:style-name="ce11" office:value-type="float" office:value="-448.956255742266">
            <text:p>-449.0</text:p>
          </table:table-cell>
          <table:table-cell table:style-name="ce11" office:value-type="float" office:value="-45371.5371499105">
            <text:p>-45371.5</text:p>
          </table:table-cell>
          <table:table-cell table:style-name="ce11" office:value-type="float" office:value="-0.453715371499105">
            <text:p>-0.5</text:p>
          </table:table-cell>
          <table:table-cell table:style-name="ce11" office:value-type="float" office:value="-45371.5371499105">
            <text:p>-45371.5</text:p>
          </table:table-cell>
          <table:table-cell table:style-name="ce11" office:value-type="float" office:value="-39302.0387460767">
            <text:p>-39302.0</text:p>
          </table:table-cell>
          <table:table-cell office:value-type="float" office:value="276">
            <text:p>276</text:p>
          </table:table-cell>
          <table:table-cell office:value-type="float" office:value="130">
            <text:p>130</text:p>
          </table:table-cell>
          <table:table-cell table:style-name="ce21" office:value-type="float" office:value="67.9802955665025">
            <text:p>67.98</text:p>
          </table:table-cell>
          <table:table-cell table:style-name="Default" office:value-type="float" office:value="897.146856176423">
            <text:p>897.1468561764</text:p>
          </table:table-cell>
          <table:table-cell office:value-type="float" office:value="1698.00830788974">
            <text:p>1698.0083078898</text:p>
          </table:table-cell>
          <table:table-cell office:value-type="float" office:value="285.19793788559">
            <text:p>285.1979378856</text:p>
          </table:table-cell>
          <table:table-cell office:value-type="float" office:value="-2253.72361118926">
            <text:p>-2253.7236111893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11.75255455643">
            <text:p>-111.7525545564</text:p>
          </table:table-cell>
          <table:table-cell office:value-type="float" office:value="-81295.2236865366">
            <text:p>-81295.2236865366</text:p>
          </table:table-cell>
          <table:table-cell office:value-type="float" office:value="81295223.6865366">
            <text:p>81295223.6865366</text:p>
          </table:table-cell>
          <table:table-cell office:value-type="float" office:value="406.5">
            <text:p>406.5</text:p>
          </table:table-cell>
          <table:table-cell office:value-type="float" office:value="130">
            <text:p>130</text:p>
          </table:table-cell>
          <table:table-cell office:value-type="float" office:value="-292984.069454603">
            <text:p>-292984.06945460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weigm-Dropt-actin-Liner_1_1730332770.248703</text:p>
          </table:table-cell>
          <table:table-cell table:style-name="ce11" office:value-type="float" office:value="-38.7095853309752">
            <text:p>-38.7</text:p>
          </table:table-cell>
          <table:table-cell table:style-name="ce11" office:value-type="float" office:value="-4203.87832093987">
            <text:p>-4203.9</text:p>
          </table:table-cell>
          <table:table-cell table:style-name="ce11" office:value-type="float" office:value="-0.0420387832093987">
            <text:p>0.0</text:p>
          </table:table-cell>
          <table:table-cell table:style-name="ce11" office:value-type="float" office:value="-4203.87832093987">
            <text:p>-4203.9</text:p>
          </table:table-cell>
          <table:table-cell table:style-name="ce11" office:value-type="float" office:value="-5770.38380539453">
            <text:p>-5770.4</text:p>
          </table:table-cell>
          <table:table-cell office:value-type="float" office:value="118">
            <text:p>118</text:p>
          </table:table-cell>
          <table:table-cell office:value-type="float" office:value="49">
            <text:p>49</text:p>
          </table:table-cell>
          <table:table-cell table:style-name="ce21" office:value-type="float" office:value="70.6586826347305">
            <text:p>70.66</text:p>
          </table:table-cell>
          <table:table-cell table:style-name="Default" office:value-type="float" office:value="892.649321760633">
            <text:p>892.6493217606</text:p>
          </table:table-cell>
          <table:table-cell office:value-type="float" office:value="1656.08880913541">
            <text:p>1656.0888091354</text:p>
          </table:table-cell>
          <table:table-cell office:value-type="float" office:value="444.583551874544">
            <text:p>444.5835518745</text:p>
          </table:table-cell>
          <table:table-cell office:value-type="float" office:value="-2235.4387405856">
            <text:p>-2235.4387405856</text:p>
          </table:table-cell>
          <table:table-cell office:value-type="float" office:value="-2099.08271719284">
            <text:p>-2099.0827171928</text:p>
          </table:table-cell>
          <table:table-cell office:value-type="float" office:value="-3256.38690740695">
            <text:p>-3256.386907407</text:p>
          </table:table-cell>
          <table:table-cell office:value-type="float" office:value="-25.1729240774842">
            <text:p>-25.1729240775</text:p>
          </table:table-cell>
          <table:table-cell office:value-type="float" office:value="-33412.5086303094">
            <text:p>-33412.5086303094</text:p>
          </table:table-cell>
          <table:table-cell office:value-type="float" office:value="33412508.6303094">
            <text:p>33412508.6303094</text:p>
          </table:table-cell>
          <table:table-cell office:value-type="float" office:value="167">
            <text:p>167</text:p>
          </table:table-cell>
          <table:table-cell office:value-type="float" office:value="49">
            <text:p>49</text:p>
          </table:table-cell>
          <table:table-cell office:value-type="float" office:value="-109536.498288695">
            <text:p>-109536.49828869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weigm-Dropt-actin-Liner_1_1730337055.316861</text:p>
          </table:table-cell>
          <table:table-cell table:style-name="ce11" office:value-type="float" office:value="-380.066231502945">
            <text:p>-380.1</text:p>
          </table:table-cell>
          <table:table-cell table:style-name="ce11" office:value-type="float" office:value="-38554.8852668116">
            <text:p>-38554.9</text:p>
          </table:table-cell>
          <table:table-cell table:style-name="ce11" office:value-type="float" office:value="-0.385548852668116">
            <text:p>-0.4</text:p>
          </table:table-cell>
          <table:table-cell table:style-name="ce11" office:value-type="float" office:value="-38554.8852668118">
            <text:p>-38554.9</text:p>
          </table:table-cell>
          <table:table-cell table:style-name="ce11" office:value-type="float" office:value="-34983.9038780869">
            <text:p>-34983.9</text:p>
          </table:table-cell>
          <table:table-cell office:value-type="float" office:value="278">
            <text:p>278</text:p>
          </table:table-cell>
          <table:table-cell office:value-type="float" office:value="128">
            <text:p>128</text:p>
          </table:table-cell>
          <table:table-cell table:style-name="ce21" office:value-type="float" office:value="68.4729064039409">
            <text:p>68.47</text:p>
          </table:table-cell>
          <table:table-cell table:style-name="Default" office:value-type="float" office:value="898.062881422487">
            <text:p>898.0628814225</text:p>
          </table:table-cell>
          <table:table-cell office:value-type="float" office:value="1698.00830788974">
            <text:p>1698.0083078898</text:p>
          </table:table-cell>
          <table:table-cell office:value-type="float" office:value="285.19793788559">
            <text:p>285.1979378856</text:p>
          </table:table-cell>
          <table:table-cell office:value-type="float" office:value="-2251.69036173643">
            <text:p>-2251.6903617364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94.9627715931326">
            <text:p>-94.9627715931</text:p>
          </table:table-cell>
          <table:table-cell office:value-type="float" office:value="-81302.047161895">
            <text:p>-81302.047161895</text:p>
          </table:table-cell>
          <table:table-cell office:value-type="float" office:value="81302047.1618951">
            <text:p>81302047.1618951</text:p>
          </table:table-cell>
          <table:table-cell office:value-type="float" office:value="406.5">
            <text:p>406.5</text:p>
          </table:table-cell>
          <table:table-cell office:value-type="float" office:value="128">
            <text:p>128</text:p>
          </table:table-cell>
          <table:table-cell office:value-type="float" office:value="-288216.366302263">
            <text:p>-288216.36630226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Liner-actin-Dropt-weigm-Dropt-actin-Liner_1_1730341222.83096</text:p>
          </table:table-cell>
          <table:table-cell table:style-name="ce11" office:value-type="float" office:value="-460.753669287073">
            <text:p>-460.8</text:p>
          </table:table-cell>
          <table:table-cell table:style-name="ce11" office:value-type="float" office:value="-46467.7339520007">
            <text:p>-46467.7</text:p>
          </table:table-cell>
          <table:table-cell table:style-name="ce11" office:value-type="float" office:value="-0.464677339520007">
            <text:p>-0.5</text:p>
          </table:table-cell>
          <table:table-cell table:style-name="ce11" office:value-type="float" office:value="-46467.7339520006">
            <text:p>-46467.7</text:p>
          </table:table-cell>
          <table:table-cell table:style-name="ce11" office:value-type="float" office:value="-39736.440348914">
            <text:p>-39736.4</text:p>
          </table:table-cell>
          <table:table-cell office:value-type="float" office:value="255">
            <text:p>255</text:p>
          </table:table-cell>
          <table:table-cell office:value-type="float" office:value="122">
            <text:p>122</text:p>
          </table:table-cell>
          <table:table-cell table:style-name="ce21" office:value-type="float" office:value="67.6392572944297">
            <text:p>67.64</text:p>
          </table:table-cell>
          <table:table-cell table:style-name="Default" office:value-type="float" office:value="888.553868468005">
            <text:p>888.553868468</text:p>
          </table:table-cell>
          <table:table-cell office:value-type="float" office:value="1394.17298469004">
            <text:p>1394.1729846901</text:p>
          </table:table-cell>
          <table:table-cell office:value-type="float" office:value="285.19793788559">
            <text:p>285.1979378856</text:p>
          </table:table-cell>
          <table:table-cell office:value-type="float" office:value="-2238.10631484707">
            <text:p>-2238.1063148471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23.256588732097">
            <text:p>-123.2565887321</text:p>
          </table:table-cell>
          <table:table-cell office:value-type="float" office:value="-75491.2234895375">
            <text:p>-75491.2234895375</text:p>
          </table:table-cell>
          <table:table-cell office:value-type="float" office:value="75491223.4895375">
            <text:p>75491223.4895375</text:p>
          </table:table-cell>
          <table:table-cell office:value-type="float" office:value="377.5">
            <text:p>377.5</text:p>
          </table:table-cell>
          <table:table-cell office:value-type="float" office:value="122">
            <text:p>122</text:p>
          </table:table-cell>
          <table:table-cell office:value-type="float" office:value="-273048.970411342">
            <text:p>-273048.97041134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325:.D334])/COUNT([.D325:.D334])" office:value-type="float" office:value="-292.639135402957">
            <text:p>-292.6</text:p>
          </table:table-cell>
          <table:table-cell table:style-name="ce8" table:formula="of:=SUM([.E325:.E334])/COUNT([.E325:.E334])" office:value-type="float" office:value="-29599.9150876018">
            <text:p>-29599.9</text:p>
          </table:table-cell>
          <table:table-cell table:style-name="ce8" table:formula="of:=SUM([.F325:.F334])/COUNT([.F325:.F334])" office:value-type="float" office:value="-0.295999150876018">
            <text:p>-0.3</text:p>
          </table:table-cell>
          <table:table-cell table:style-name="ce8" table:formula="of:=SUM([.G325:.G334])/COUNT([.G325:.G334])" office:value-type="float" office:value="-29599.9150876018">
            <text:p>-29599.9</text:p>
          </table:table-cell>
          <table:table-cell table:style-name="ce8" table:formula="of:=SUM([.H325:.H334])/COUNT([.H325:.H334])" office:value-type="float" office:value="-26361.0283230972">
            <text:p>-26361.0</text:p>
          </table:table-cell>
          <table:table-cell table:style-name="ce12" table:formula="of:=SUM([.I325:.I334])/COUNT([.I325:.I334])" office:value-type="float" office:value="192.7">
            <text:p>193</text:p>
          </table:table-cell>
          <table:table-cell table:style-name="ce12" table:formula="of:=SUM([.J325:.J334])/COUNT([.J325:.J334])" office:value-type="float" office:value="90.2">
            <text:p>90</text:p>
          </table:table-cell>
          <table:table-cell table:style-name="ce17" table:formula="of:=SUM([.K325:.K334])/COUNT([.K325:.K334])" office:value-type="float" office:value="71.1724650787444">
            <text:p>71.17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specm-actin-Dropt-specm-Dropt-actin-Liner_1_1730345738.1286871</text:p>
          </table:table-cell>
          <table:table-cell table:style-name="ce11" office:value-type="float" office:value="-427.282589005831">
            <text:p>-427.3</text:p>
          </table:table-cell>
          <table:table-cell table:style-name="ce11" office:value-type="float" office:value="-43214.864813067">
            <text:p>-43214.9</text:p>
          </table:table-cell>
          <table:table-cell table:style-name="ce11" office:value-type="float" office:value="-0.43214864813067">
            <text:p>-0.4</text:p>
          </table:table-cell>
          <table:table-cell table:style-name="ce11" office:value-type="float" office:value="-43214.864813067">
            <text:p>-43214.9</text:p>
          </table:table-cell>
          <table:table-cell table:style-name="ce11" office:value-type="float" office:value="-37782.9253953452">
            <text:p>-37782.9</text:p>
          </table:table-cell>
          <table:table-cell office:value-type="float" office:value="264">
            <text:p>264</text:p>
          </table:table-cell>
          <table:table-cell office:value-type="float" office:value="124">
            <text:p>124</text:p>
          </table:table-cell>
          <table:table-cell table:style-name="ce21" office:value-type="float" office:value="68.0412371134021">
            <text:p>68.04</text:p>
          </table:table-cell>
          <table:table-cell table:style-name="Default" office:value-type="float" office:value="884.592128649234">
            <text:p>884.5921286492</text:p>
          </table:table-cell>
          <table:table-cell office:value-type="float" office:value="1562.97927220401">
            <text:p>1562.979272204</text:p>
          </table:table-cell>
          <table:table-cell office:value-type="float" office:value="285.19793788559">
            <text:p>285.1979378856</text:p>
          </table:table-cell>
          <table:table-cell office:value-type="float" office:value="-2231.8321514231">
            <text:p>-2231.8321514231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11.378517559451">
            <text:p>-111.3785175595</text:p>
          </table:table-cell>
          <table:table-cell office:value-type="float" office:value="-77695.5807159028">
            <text:p>-77695.5807159028</text:p>
          </table:table-cell>
          <table:table-cell office:value-type="float" office:value="77695580.7159028">
            <text:p>77695580.7159028</text:p>
          </table:table-cell>
          <table:table-cell office:value-type="float" office:value="388.5">
            <text:p>388.5</text:p>
          </table:table-cell>
          <table:table-cell office:value-type="float" office:value="124">
            <text:p>124</text:p>
          </table:table-cell>
          <table:table-cell office:value-type="float" office:value="-276747.186776465">
            <text:p>-276747.18677646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specm-actin-Dropt-specm-Dropt-actin-Liner_1_1730350775.299205</text:p>
          </table:table-cell>
          <table:table-cell table:style-name="ce11" office:value-type="float" office:value="-459.258673842114">
            <text:p>-459.3</text:p>
          </table:table-cell>
          <table:table-cell table:style-name="ce11" office:value-type="float" office:value="-46351.3336054731">
            <text:p>-46351.3</text:p>
          </table:table-cell>
          <table:table-cell table:style-name="ce11" office:value-type="float" office:value="-0.463513336054731">
            <text:p>-0.5</text:p>
          </table:table-cell>
          <table:table-cell table:style-name="ce11" office:value-type="float" office:value="-46351.333605473">
            <text:p>-46351.3</text:p>
          </table:table-cell>
          <table:table-cell table:style-name="ce11" office:value-type="float" office:value="-39788.0226544728">
            <text:p>-39788.0</text:p>
          </table:table-cell>
          <table:table-cell office:value-type="float" office:value="263">
            <text:p>263</text:p>
          </table:table-cell>
          <table:table-cell office:value-type="float" office:value="126">
            <text:p>126</text:p>
          </table:table-cell>
          <table:table-cell table:style-name="ce21" office:value-type="float" office:value="67.6092544987147">
            <text:p>67.61</text:p>
          </table:table-cell>
          <table:table-cell table:style-name="Default" office:value-type="float" office:value="901.070493871477">
            <text:p>901.0704938715</text:p>
          </table:table-cell>
          <table:table-cell office:value-type="float" office:value="1698.00830788974">
            <text:p>1698.0083078898</text:p>
          </table:table-cell>
          <table:table-cell office:value-type="float" office:value="285.19793788559">
            <text:p>285.1979378856</text:p>
          </table:table-cell>
          <table:table-cell office:value-type="float" office:value="-2248.67359915612">
            <text:p>-2248.6735991561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19.155099242861">
            <text:p>-119.1550992429</text:p>
          </table:table-cell>
          <table:table-cell office:value-type="float" office:value="-77892.5412076021">
            <text:p>-77892.5412076021</text:p>
          </table:table-cell>
          <table:table-cell office:value-type="float" office:value="77892541.2076021">
            <text:p>77892541.2076021</text:p>
          </table:table-cell>
          <table:table-cell office:value-type="float" office:value="389.5">
            <text:p>389.5</text:p>
          </table:table-cell>
          <table:table-cell office:value-type="float" office:value="126">
            <text:p>126</text:p>
          </table:table-cell>
          <table:table-cell office:value-type="float" office:value="-283332.873493671">
            <text:p>-283332.87349367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specm-actin-Dropt-specm-Dropt-actin-Liner_1_1730355564.2480671</text:p>
          </table:table-cell>
          <table:table-cell table:style-name="ce11" office:value-type="float" office:value="-408.867689932706">
            <text:p>-408.9</text:p>
          </table:table-cell>
          <table:table-cell table:style-name="ce11" office:value-type="float" office:value="-41341.2589401244">
            <text:p>-41341.3</text:p>
          </table:table-cell>
          <table:table-cell table:style-name="ce11" office:value-type="float" office:value="-0.413412589401244">
            <text:p>-0.4</text:p>
          </table:table-cell>
          <table:table-cell table:style-name="ce11" office:value-type="float" office:value="-41341.2589401245">
            <text:p>-41341.3</text:p>
          </table:table-cell>
          <table:table-cell table:style-name="ce11" office:value-type="float" office:value="-36695.4305362176">
            <text:p>-36695.4</text:p>
          </table:table-cell>
          <table:table-cell office:value-type="float" office:value="266">
            <text:p>266</text:p>
          </table:table-cell>
          <table:table-cell office:value-type="float" office:value="125">
            <text:p>125</text:p>
          </table:table-cell>
          <table:table-cell table:style-name="ce21" office:value-type="float" office:value="68.0306905370844">
            <text:p>68.03</text:p>
          </table:table-cell>
          <table:table-cell table:style-name="Default" office:value-type="float" office:value="901.689972588059">
            <text:p>901.6899725881</text:p>
          </table:table-cell>
          <table:table-cell office:value-type="float" office:value="1698.00830788974">
            <text:p>1698.0083078898</text:p>
          </table:table-cell>
          <table:table-cell office:value-type="float" office:value="285.19793788559">
            <text:p>285.1979378856</text:p>
          </table:table-cell>
          <table:table-cell office:value-type="float" office:value="-2249.52633318839">
            <text:p>-2249.5263331884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05.732120051469">
            <text:p>-105.7321200515</text:p>
          </table:table-cell>
          <table:table-cell office:value-type="float" office:value="-78297.7564975574">
            <text:p>-78297.7564975574</text:p>
          </table:table-cell>
          <table:table-cell office:value-type="float" office:value="78297756.4975574">
            <text:p>78297756.4975574</text:p>
          </table:table-cell>
          <table:table-cell office:value-type="float" office:value="391.5">
            <text:p>391.5</text:p>
          </table:table-cell>
          <table:table-cell office:value-type="float" office:value="125">
            <text:p>125</text:p>
          </table:table-cell>
          <table:table-cell office:value-type="float" office:value="-281190.791648548">
            <text:p>-281190.79164854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specm-actin-Dropt-specm-Dropt-actin-Liner_1_1730360228.7753</text:p>
          </table:table-cell>
          <table:table-cell table:style-name="ce11" office:value-type="float" office:value="-300.574834396693">
            <text:p>-300.6</text:p>
          </table:table-cell>
          <table:table-cell table:style-name="ce11" office:value-type="float" office:value="-30468.4214335548">
            <text:p>-30468.4</text:p>
          </table:table-cell>
          <table:table-cell table:style-name="ce11" office:value-type="float" office:value="-0.304684214335548">
            <text:p>-0.3</text:p>
          </table:table-cell>
          <table:table-cell table:style-name="ce11" office:value-type="float" office:value="-30468.4214335548">
            <text:p>-30468.4</text:p>
          </table:table-cell>
          <table:table-cell table:style-name="ce11" office:value-type="float" office:value="-28743.430255442">
            <text:p>-28743.4</text:p>
          </table:table-cell>
          <table:table-cell office:value-type="float" office:value="218">
            <text:p>218</text:p>
          </table:table-cell>
          <table:table-cell office:value-type="float" office:value="101">
            <text:p>101</text:p>
          </table:table-cell>
          <table:table-cell table:style-name="ce21" office:value-type="float" office:value="68.3385579937304">
            <text:p>68.34</text:p>
          </table:table-cell>
          <table:table-cell table:style-name="Default" office:value-type="float" office:value="887.896211266468">
            <text:p>887.8962112665</text:p>
          </table:table-cell>
          <table:table-cell office:value-type="float" office:value="1341.26719775345">
            <text:p>1341.2671977535</text:p>
          </table:table-cell>
          <table:table-cell office:value-type="float" office:value="155.005649573155">
            <text:p>155.0056495732</text:p>
          </table:table-cell>
          <table:table-cell office:value-type="float" office:value="-2218.11678702619">
            <text:p>-2218.1167870262</text:p>
          </table:table-cell>
          <table:table-cell office:value-type="float" office:value="-2098.78578268303">
            <text:p>-2098.785782683</text:p>
          </table:table-cell>
          <table:table-cell office:value-type="float" office:value="-3160.71710503865">
            <text:p>-3160.7171050387</text:p>
          </table:table-cell>
          <table:table-cell office:value-type="float" office:value="-95.5122928951561">
            <text:p>-95.5122928952</text:p>
          </table:table-cell>
          <table:table-cell office:value-type="float" office:value="-63901.433011578">
            <text:p>-63901.433011578</text:p>
          </table:table-cell>
          <table:table-cell office:value-type="float" office:value="63901433.011578">
            <text:p>63901433.011578</text:p>
          </table:table-cell>
          <table:table-cell office:value-type="float" office:value="319.5">
            <text:p>319.5</text:p>
          </table:table-cell>
          <table:table-cell office:value-type="float" office:value="101">
            <text:p>101</text:p>
          </table:table-cell>
          <table:table-cell office:value-type="float" office:value="-224029.795489645">
            <text:p>-224029.79548964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specm-actin-Dropt-specm-Dropt-actin-Liner_1_1730365624.505836</text:p>
          </table:table-cell>
          <table:table-cell table:style-name="ce11" office:value-type="float" office:value="-448.956255742266">
            <text:p>-449.0</text:p>
          </table:table-cell>
          <table:table-cell table:style-name="ce11" office:value-type="float" office:value="-45371.5371499105">
            <text:p>-45371.5</text:p>
          </table:table-cell>
          <table:table-cell table:style-name="ce11" office:value-type="float" office:value="-0.453715371499105">
            <text:p>-0.5</text:p>
          </table:table-cell>
          <table:table-cell table:style-name="ce11" office:value-type="float" office:value="-45371.5371499105">
            <text:p>-45371.5</text:p>
          </table:table-cell>
          <table:table-cell table:style-name="ce11" office:value-type="float" office:value="-39302.0387460767">
            <text:p>-39302.0</text:p>
          </table:table-cell>
          <table:table-cell office:value-type="float" office:value="276">
            <text:p>276</text:p>
          </table:table-cell>
          <table:table-cell office:value-type="float" office:value="130">
            <text:p>130</text:p>
          </table:table-cell>
          <table:table-cell table:style-name="ce21" office:value-type="float" office:value="67.9802955665025">
            <text:p>67.98</text:p>
          </table:table-cell>
          <table:table-cell table:style-name="Default" office:value-type="float" office:value="897.146856176423">
            <text:p>897.1468561764</text:p>
          </table:table-cell>
          <table:table-cell office:value-type="float" office:value="1698.00830788974">
            <text:p>1698.0083078898</text:p>
          </table:table-cell>
          <table:table-cell office:value-type="float" office:value="285.19793788559">
            <text:p>285.1979378856</text:p>
          </table:table-cell>
          <table:table-cell office:value-type="float" office:value="-2253.72361118926">
            <text:p>-2253.7236111893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11.75255455643">
            <text:p>-111.7525545564</text:p>
          </table:table-cell>
          <table:table-cell office:value-type="float" office:value="-81295.2236865366">
            <text:p>-81295.2236865366</text:p>
          </table:table-cell>
          <table:table-cell office:value-type="float" office:value="81295223.6865366">
            <text:p>81295223.6865366</text:p>
          </table:table-cell>
          <table:table-cell office:value-type="float" office:value="406.5">
            <text:p>406.5</text:p>
          </table:table-cell>
          <table:table-cell office:value-type="float" office:value="130">
            <text:p>130</text:p>
          </table:table-cell>
          <table:table-cell office:value-type="float" office:value="-292984.069454603">
            <text:p>-292984.06945460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specm-actin-Dropt-specm-Dropt-actin-Liner_1_1730369428.026528</text:p>
          </table:table-cell>
          <table:table-cell table:style-name="ce11" office:value-type="float" office:value="-491.089425902657">
            <text:p>-491.1</text:p>
          </table:table-cell>
          <table:table-cell table:style-name="ce11" office:value-type="float" office:value="-49541.958271596">
            <text:p>-49542.0</text:p>
          </table:table-cell>
          <table:table-cell table:style-name="ce11" office:value-type="float" office:value="-0.49541958271596">
            <text:p>-0.5</text:p>
          </table:table-cell>
          <table:table-cell table:style-name="ce11" office:value-type="float" office:value="-49541.958271596">
            <text:p>-49542.0</text:p>
          </table:table-cell>
          <table:table-cell table:style-name="ce11" office:value-type="float" office:value="-41801.1242313132">
            <text:p>-41801.1</text:p>
          </table:table-cell>
          <table:table-cell office:value-type="float" office:value="272">
            <text:p>272</text:p>
          </table:table-cell>
          <table:table-cell office:value-type="float" office:value="131">
            <text:p>131</text:p>
          </table:table-cell>
          <table:table-cell table:style-name="ce21" office:value-type="float" office:value="67.4937965260546">
            <text:p>67.49</text:p>
          </table:table-cell>
          <table:table-cell table:style-name="Default" office:value-type="float" office:value="904.432847685007">
            <text:p>904.432847685</text:p>
          </table:table-cell>
          <table:table-cell office:value-type="float" office:value="1698.00830788974">
            <text:p>1698.0083078898</text:p>
          </table:table-cell>
          <table:table-cell office:value-type="float" office:value="285.19793788559">
            <text:p>285.1979378856</text:p>
          </table:table-cell>
          <table:table-cell office:value-type="float" office:value="-2256.08925833525">
            <text:p>-2256.0892583353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22.932898936963">
            <text:p>-122.932898937</text:p>
          </table:table-cell>
          <table:table-cell office:value-type="float" office:value="-80690.7487905189">
            <text:p>-80690.7487905189</text:p>
          </table:table-cell>
          <table:table-cell office:value-type="float" office:value="80690748.7905189">
            <text:p>80690748.7905189</text:p>
          </table:table-cell>
          <table:table-cell office:value-type="float" office:value="403.5">
            <text:p>403.5</text:p>
          </table:table-cell>
          <table:table-cell office:value-type="float" office:value="131">
            <text:p>131</text:p>
          </table:table-cell>
          <table:table-cell office:value-type="float" office:value="-295547.692841918">
            <text:p>-295547.69284191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specm-actin-Dropt-specm-Dropt-actin-Liner_1_1730373554.046109</text:p>
          </table:table-cell>
          <table:table-cell table:style-name="ce11" office:value-type="float" office:value="-3.07348714643044">
            <text:p>-3.1</text:p>
          </table:table-cell>
          <table:table-cell table:style-name="ce11" office:value-type="float" office:value="-321.181369102444">
            <text:p>-321.2</text:p>
          </table:table-cell>
          <table:table-cell table:style-name="ce11" office:value-type="float" office:value="-0.00321181369102444">
            <text:p>0.0</text:p>
          </table:table-cell>
          <table:table-cell table:style-name="ce11" office:value-type="float" office:value="-321.181369102444">
            <text:p>-321.2</text:p>
          </table:table-cell>
          <table:table-cell table:style-name="ce11" office:value-type="float" office:value="-553.563752727781">
            <text:p>-553.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style-name="ce21" office:value-type="float" office:value="72">
            <text:p>72.00</text:p>
          </table:table-cell>
          <table:table-cell table:style-name="Default" office:value-type="float" office:value="829.202262765582">
            <text:p>829.2022627656</text:p>
          </table:table-cell>
          <table:table-cell office:value-type="float" office:value="1242.45787751136">
            <text:p>1242.4578775114</text:p>
          </table:table-cell>
          <table:table-cell office:value-type="float" office:value="488.196101170383">
            <text:p>488.1961011704</text:p>
          </table:table-cell>
          <table:table-cell office:value-type="float" office:value="-2178.11744269756">
            <text:p>-2178.1174426976</text:p>
          </table:table-cell>
          <table:table-cell office:value-type="float" office:value="-2144.54047992843">
            <text:p>-2144.5404799284</text:p>
          </table:table-cell>
          <table:table-cell office:value-type="float" office:value="-2267.65621035548">
            <text:p>-2267.6562103555</text:p>
          </table:table-cell>
          <table:table-cell office:value-type="float" office:value="-12.8472547640977">
            <text:p>-12.8472547641</text:p>
          </table:table-cell>
          <table:table-cell office:value-type="float" office:value="-5002.18099963053">
            <text:p>-5002.1809996305</text:p>
          </table:table-cell>
          <table:table-cell office:value-type="float" office:value="5002180.99963053">
            <text:p>5002180.9996305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-15246.8220988829">
            <text:p>-15246.822098882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specm-actin-Dropt-specm-Dropt-actin-Liner_1_1730378170.203918</text:p>
          </table:table-cell>
          <table:table-cell table:style-name="ce11" office:value-type="float" office:value="-72.9128238843862">
            <text:p>-72.9</text:p>
          </table:table-cell>
          <table:table-cell table:style-name="ce11" office:value-type="float" office:value="-7215.93734913666">
            <text:p>-7215.9</text:p>
          </table:table-cell>
          <table:table-cell table:style-name="ce11" office:value-type="float" office:value="-0.0721593734913666">
            <text:p>-0.1</text:p>
          </table:table-cell>
          <table:table-cell table:style-name="ce11" office:value-type="float" office:value="-7215.93734913666">
            <text:p>-7215.9</text:p>
          </table:table-cell>
          <table:table-cell table:style-name="ce11" office:value-type="float" office:value="-7162.38903558648">
            <text:p>-7162.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21" office:value-type="float" office:value="56.25">
            <text:p>56.25</text:p>
          </table:table-cell>
          <table:table-cell table:style-name="Default" office:value-type="float" office:value="924.907643618471">
            <text:p>924.9076436185</text:p>
          </table:table-cell>
          <table:table-cell office:value-type="float" office:value="1194.59454672528">
            <text:p>1194.5945467253</text:p>
          </table:table-cell>
          <table:table-cell office:value-type="float" office:value="618.692213454866">
            <text:p>618.6922134549</text:p>
          </table:table-cell>
          <table:table-cell office:value-type="float" office:value="-2220.01516310041">
            <text:p>-2220.0151631004</text:p>
          </table:table-cell>
          <table:table-cell office:value-type="float" office:value="-2113.68355936398">
            <text:p>-2113.683559364</text:p>
          </table:table-cell>
          <table:table-cell office:value-type="float" office:value="-2560.74593348026">
            <text:p>-2560.7459334803</text:p>
          </table:table-cell>
          <table:table-cell office:value-type="float" office:value="-450.996084321041">
            <text:p>-450.996084321</text:p>
          </table:table-cell>
          <table:table-cell office:value-type="float" office:value="-3194.37844109196">
            <text:p>-3194.378441092</text:p>
          </table:table-cell>
          <table:table-cell office:value-type="float" office:value="3194378.44109196">
            <text:p>3194378.4410919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-15540.1061417029">
            <text:p>-15540.106141702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specm-actin-Dropt-specm-Dropt-actin-Liner_1_1730382234.667609</text:p>
          </table:table-cell>
          <table:table-cell table:style-name="ce11" office:value-type="float" office:value="-253.796124812766">
            <text:p>-253.8</text:p>
          </table:table-cell>
          <table:table-cell table:style-name="ce11" office:value-type="float" office:value="-25718.2867491448">
            <text:p>-25718.3</text:p>
          </table:table-cell>
          <table:table-cell table:style-name="ce11" office:value-type="float" office:value="-0.257182867491448">
            <text:p>-0.3</text:p>
          </table:table-cell>
          <table:table-cell table:style-name="ce11" office:value-type="float" office:value="-25718.2867491448">
            <text:p>-25718.3</text:p>
          </table:table-cell>
          <table:table-cell table:style-name="ce11" office:value-type="float" office:value="-24883.8556340385">
            <text:p>-24883.9</text:p>
          </table:table-cell>
          <table:table-cell office:value-type="float" office:value="183">
            <text:p>183</text:p>
          </table:table-cell>
          <table:table-cell office:value-type="float" office:value="85">
            <text:p>85</text:p>
          </table:table-cell>
          <table:table-cell table:style-name="ce21" office:value-type="float" office:value="68.2835820895522">
            <text:p>68.28</text:p>
          </table:table-cell>
          <table:table-cell table:style-name="Default" office:value-type="float" office:value="892.148568073908">
            <text:p>892.1485680739</text:p>
          </table:table-cell>
          <table:table-cell office:value-type="float" office:value="1556.89010681941">
            <text:p>1556.8901068194</text:p>
          </table:table-cell>
          <table:table-cell office:value-type="float" office:value="418.289295400027">
            <text:p>418.2892954</text:p>
          </table:table-cell>
          <table:table-cell office:value-type="float" office:value="-2223.31146713729">
            <text:p>-2223.3114671373</text:p>
          </table:table-cell>
          <table:table-cell office:value-type="float" office:value="-2098.1070293707">
            <text:p>-2098.1070293707</text:p>
          </table:table-cell>
          <table:table-cell office:value-type="float" office:value="-2722.94875298433">
            <text:p>-2722.9487529843</text:p>
          </table:table-cell>
          <table:table-cell office:value-type="float" office:value="-95.9637565266598">
            <text:p>-95.9637565267</text:p>
          </table:table-cell>
          <table:table-cell office:value-type="float" office:value="-53701.0827960469">
            <text:p>-53701.0827960469</text:p>
          </table:table-cell>
          <table:table-cell office:value-type="float" office:value="53701082.7960469">
            <text:p>53701082.7960469</text:p>
          </table:table-cell>
          <table:table-cell office:value-type="float" office:value="268.5">
            <text:p>268.5</text:p>
          </table:table-cell>
          <table:table-cell office:value-type="float" office:value="85">
            <text:p>85</text:p>
          </table:table-cell>
          <table:table-cell office:value-type="float" office:value="-188981.47470667">
            <text:p>-188981.4747066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1_TR0.001_SL0.02</text:p>
          </table:table-cell>
          <table:table-cell office:value-type="string">
            <text:p>rl_reppo-custom_combo_all_0.0001_20000_512_1000000_0.99_RMSprop_CELU_512|64_Batcd-specm-actin-Dropt-specm-Dropt-actin-Liner_1_1730385949.772097</text:p>
          </table:table-cell>
          <table:table-cell table:style-name="ce11" office:value-type="float" office:value="-489.257205909908">
            <text:p>-489.3</text:p>
          </table:table-cell>
          <table:table-cell table:style-name="ce11" office:value-type="float" office:value="-49407.5415268439">
            <text:p>-49407.5</text:p>
          </table:table-cell>
          <table:table-cell table:style-name="ce11" office:value-type="float" office:value="-0.494075415268439">
            <text:p>-0.5</text:p>
          </table:table-cell>
          <table:table-cell table:style-name="ce11" office:value-type="float" office:value="-49407.5415268438">
            <text:p>-49407.5</text:p>
          </table:table-cell>
          <table:table-cell table:style-name="ce11" office:value-type="float" office:value="-41790.6715238264">
            <text:p>-41790.7</text:p>
          </table:table-cell>
          <table:table-cell office:value-type="float" office:value="286">
            <text:p>286</text:p>
          </table:table-cell>
          <table:table-cell office:value-type="float" office:value="135">
            <text:p>135</text:p>
          </table:table-cell>
          <table:table-cell table:style-name="ce21" office:value-type="float" office:value="67.9334916864608">
            <text:p>67.93</text:p>
          </table:table-cell>
          <table:table-cell table:style-name="Default" office:value-type="float" office:value="891.443333888296">
            <text:p>891.4433338883</text:p>
          </table:table-cell>
          <table:table-cell office:value-type="float" office:value="1698.00830788974">
            <text:p>1698.0083078898</text:p>
          </table:table-cell>
          <table:table-cell office:value-type="float" office:value="285.19793788559">
            <text:p>285.1979378856</text:p>
          </table:table-cell>
          <table:table-cell office:value-type="float" office:value="-2254.52100013997">
            <text:p>-2254.52100014</text:p>
          </table:table-cell>
          <table:table-cell office:value-type="float" office:value="-2098.78578268303">
            <text:p>-2098.785782683</text:p>
          </table:table-cell>
          <table:table-cell office:value-type="float" office:value="-3877.32233981573">
            <text:p>-3877.3223398157</text:p>
          </table:table-cell>
          <table:table-cell office:value-type="float" office:value="-117.357580823857">
            <text:p>-117.3575808239</text:p>
          </table:table-cell>
          <table:table-cell office:value-type="float" office:value="-84292.6851436167">
            <text:p>-84292.6851436167</text:p>
          </table:table-cell>
          <table:table-cell office:value-type="float" office:value="84292685.1436167">
            <text:p>84292685.1436167</text:p>
          </table:table-cell>
          <table:table-cell office:value-type="float" office:value="421.5">
            <text:p>421.5</text:p>
          </table:table-cell>
          <table:table-cell office:value-type="float" office:value="135">
            <text:p>135</text:p>
          </table:table-cell>
          <table:table-cell office:value-type="float" office:value="-304360.335018896">
            <text:p>-304360.33501889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336:.D345])/COUNT([.D336:.D345])" office:value-type="float" office:value="-335.506911057576">
            <text:p>-335.5</text:p>
          </table:table-cell>
          <table:table-cell table:style-name="ce8" table:formula="of:=SUM([.E336:.E345])/COUNT([.E336:.E345])" office:value-type="float" office:value="-33895.2321207953">
            <text:p>-33895.2</text:p>
          </table:table-cell>
          <table:table-cell table:style-name="ce8" table:formula="of:=SUM([.F336:.F345])/COUNT([.F336:.F345])" office:value-type="float" office:value="-0.338952321207953">
            <text:p>-0.3</text:p>
          </table:table-cell>
          <table:table-cell table:style-name="ce8" table:formula="of:=SUM([.G336:.G345])/COUNT([.G336:.G345])" office:value-type="float" office:value="-33895.2321207953">
            <text:p>-33895.2</text:p>
          </table:table-cell>
          <table:table-cell table:style-name="ce8" table:formula="of:=SUM([.H336:.H345])/COUNT([.H336:.H345])" office:value-type="float" office:value="-29850.3451765047">
            <text:p>-29850.3</text:p>
          </table:table-cell>
          <table:table-cell table:style-name="ce12" table:formula="of:=SUM([.I336:.I345])/COUNT([.I336:.I345])" office:value-type="float" office:value="205.5">
            <text:p>206</text:p>
          </table:table-cell>
          <table:table-cell table:style-name="ce12" table:formula="of:=SUM([.J336:.J345])/COUNT([.J336:.J345])" office:value-type="float" office:value="97.1">
            <text:p>97</text:p>
          </table:table-cell>
          <table:table-cell table:style-name="ce17" table:formula="of:=SUM([.K336:.K345])/COUNT([.K336:.K345])" office:value-type="float" office:value="67.1960906011502">
            <text:p>67.20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table:style-name="ce4" table:number-columns-repeated="3"/>
          <table:table-cell table:style-name="ce10" table:number-columns-repeated="5"/>
          <table:table-cell table:style-name="ce13" table:number-columns-repeated="2"/>
          <table:table-cell table:style-name="ce20"/>
          <table:table-cell table:style-name="ce26"/>
          <table:table-cell table:style-name="ce4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weigm-actin-Dropt-weigm-Dropt-actin-weigm_1_1730389722.1097002</text:p>
          </table:table-cell>
          <table:table-cell table:style-name="ce11" office:value-type="float" office:value="-1118.59797511309">
            <text:p>-1118.6</text:p>
          </table:table-cell>
          <table:table-cell table:style-name="ce11" office:value-type="float" office:value="-112103.588322919">
            <text:p>-112103.6</text:p>
          </table:table-cell>
          <table:table-cell table:style-name="ce11" office:value-type="float" office:value="-1.12103588322919">
            <text:p>-1.1</text:p>
          </table:table-cell>
          <table:table-cell table:style-name="ce11" office:value-type="float" office:value="-112103.588322919">
            <text:p>-112103.6</text:p>
          </table:table-cell>
          <table:table-cell table:style-name="ce11" office:value-type="float" office:value="-68817.0638518824">
            <text:p>-68817.1</text:p>
          </table:table-cell>
          <table:table-cell office:value-type="float" office:value="576">
            <text:p>576</text:p>
          </table:table-cell>
          <table:table-cell office:value-type="float" office:value="155">
            <text:p>155</text:p>
          </table:table-cell>
          <table:table-cell table:style-name="ce21" office:value-type="float" office:value="78.796169630643">
            <text:p>78.80</text:p>
          </table:table-cell>
          <table:table-cell table:style-name="Default" office:value-type="float" office:value="389.238620908894">
            <text:p>389.2386209089</text:p>
          </table:table-cell>
          <table:table-cell office:value-type="float" office:value="1698.00830788974">
            <text:p>1698.0083078898</text:p>
          </table:table-cell>
          <table:table-cell office:value-type="float" office:value="1.12183084250137">
            <text:p>1.1218308425</text:p>
          </table:table-cell>
          <table:table-cell office:value-type="float" office:value="-2169.70989655769">
            <text:p>-2169.7098965577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53.356481973898">
            <text:p>-153.3564819739</text:p>
          </table:table-cell>
          <table:table-cell office:value-type="float" office:value="-146260.957369046">
            <text:p>-146260.957369046</text:p>
          </table:table-cell>
          <table:table-cell office:value-type="float" office:value="146260957.369046">
            <text:p>146260957.369046</text:p>
          </table:table-cell>
          <table:table-cell office:value-type="float" office:value="731.5">
            <text:p>731.5</text:p>
          </table:table-cell>
          <table:table-cell office:value-type="float" office:value="149">
            <text:p>149</text:p>
          </table:table-cell>
          <table:table-cell office:value-type="float" office:value="-336141.976180538">
            <text:p>-336141.97618053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weigm-actin-Dropt-weigm-Dropt-actin-weigm_1_1730394156.87536</text:p>
          </table:table-cell>
          <table:table-cell table:style-name="ce11" office:value-type="float" office:value="-9.59946264327718">
            <text:p>-9.6</text:p>
          </table:table-cell>
          <table:table-cell table:style-name="ce11" office:value-type="float" office:value="-992.754142117963">
            <text:p>-992.8</text:p>
          </table:table-cell>
          <table:table-cell table:style-name="ce11" office:value-type="float" office:value="-0.00992754142117963">
            <text:p>0.0</text:p>
          </table:table-cell>
          <table:table-cell table:style-name="ce11" office:value-type="float" office:value="-992.754142117963">
            <text:p>-992.8</text:p>
          </table:table-cell>
          <table:table-cell table:style-name="ce11" office:value-type="float" office:value="-1214.88861484551">
            <text:p>-1214.9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table:style-name="ce21" office:value-type="float" office:value="84">
            <text:p>84.00</text:p>
          </table:table-cell>
          <table:table-cell table:style-name="Default" office:value-type="float" office:value="387.722172702236">
            <text:p>387.7221727022</text:p>
          </table:table-cell>
          <table:table-cell office:value-type="float" office:value="1154.50904228461">
            <text:p>1154.5090422846</text:p>
          </table:table-cell>
          <table:table-cell office:value-type="float" office:value="104.594273613926">
            <text:p>104.5942736139</text:p>
          </table:table-cell>
          <table:table-cell office:value-type="float" office:value="-2159.63567445148">
            <text:p>-2159.6356744515</text:p>
          </table:table-cell>
          <table:table-cell office:value-type="float" office:value="-2100.4937599939">
            <text:p>-2100.4937599939</text:p>
          </table:table-cell>
          <table:table-cell office:value-type="float" office:value="-2326.08486604432">
            <text:p>-2326.0848660443</text:p>
          </table:table-cell>
          <table:table-cell office:value-type="float" office:value="-19.8550828423593">
            <text:p>-19.8550828424</text:p>
          </table:table-cell>
          <table:table-cell office:value-type="float" office:value="-10004.011257115">
            <text:p>-10004.011257115</text:p>
          </table:table-cell>
          <table:table-cell office:value-type="float" office:value="10004011.257115">
            <text:p>10004011.25711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-17277.0853956119">
            <text:p>-17277.085395611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weigm-actin-Dropt-weigm-Dropt-actin-weigm_1_1730398882.961167</text:p>
          </table:table-cell>
          <table:table-cell table:style-name="ce11" office:value-type="float" office:value="-1105.28324194424">
            <text:p>-1105.3</text:p>
          </table:table-cell>
          <table:table-cell table:style-name="ce11" office:value-type="float" office:value="-110533.018406429">
            <text:p>-110533.0</text:p>
          </table:table-cell>
          <table:table-cell table:style-name="ce11" office:value-type="float" office:value="-1.10533018406429">
            <text:p>-1.1</text:p>
          </table:table-cell>
          <table:table-cell table:style-name="ce11" office:value-type="float" office:value="-110533.018406429">
            <text:p>-110533.0</text:p>
          </table:table-cell>
          <table:table-cell table:style-name="ce11" office:value-type="float" office:value="-68149.6670658736">
            <text:p>-68149.7</text:p>
          </table:table-cell>
          <table:table-cell office:value-type="float" office:value="475">
            <text:p>475</text:p>
          </table:table-cell>
          <table:table-cell office:value-type="float" office:value="136">
            <text:p>136</text:p>
          </table:table-cell>
          <table:table-cell table:style-name="ce21" office:value-type="float" office:value="77.7414075286416">
            <text:p>77.74</text:p>
          </table:table-cell>
          <table:table-cell table:style-name="Default" office:value-type="float" office:value="397.422268781768">
            <text:p>397.4222687818</text:p>
          </table:table-cell>
          <table:table-cell office:value-type="float" office:value="1698.00830788974">
            <text:p>1698.0083078898</text:p>
          </table:table-cell>
          <table:table-cell office:value-type="float" office:value="14.1200427768345">
            <text:p>14.1200427768</text:p>
          </table:table-cell>
          <table:table-cell office:value-type="float" office:value="-2200.79850057183">
            <text:p>-2200.7985005718</text:p>
          </table:table-cell>
          <table:table-cell office:value-type="float" office:value="-43.6163851843303">
            <text:p>-43.6163851843</text:p>
          </table:table-cell>
          <table:table-cell office:value-type="float" office:value="-3824.2224664188">
            <text:p>-3824.2224664188</text:p>
          </table:table-cell>
          <table:table-cell office:value-type="float" office:value="-180.905103774843">
            <text:p>-180.9051037748</text:p>
          </table:table-cell>
          <table:table-cell office:value-type="float" office:value="-122250.517499093">
            <text:p>-122250.517499093</text:p>
          </table:table-cell>
          <table:table-cell office:value-type="float" office:value="122250517.499093">
            <text:p>122250517.499093</text:p>
          </table:table-cell>
          <table:table-cell office:value-type="float" office:value="611.5">
            <text:p>611.5</text:p>
          </table:table-cell>
          <table:table-cell office:value-type="float" office:value="133">
            <text:p>133</text:p>
          </table:table-cell>
          <table:table-cell office:value-type="float" office:value="-298874.20106486">
            <text:p>-298874.2010648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weigm-actin-Dropt-weigm-Dropt-actin-weigm_1_1730403646.412042</text:p>
          </table:table-cell>
          <table:table-cell table:style-name="ce11" office:value-type="float" office:value="-837.232171791339">
            <text:p>-837.2</text:p>
          </table:table-cell>
          <table:table-cell table:style-name="ce11" office:value-type="float" office:value="-83938.6595020326">
            <text:p>-83938.7</text:p>
          </table:table-cell>
          <table:table-cell table:style-name="ce11" office:value-type="float" office:value="-0.839386595020326">
            <text:p>-0.8</text:p>
          </table:table-cell>
          <table:table-cell table:style-name="ce11" office:value-type="float" office:value="-83938.6595020326">
            <text:p>-83938.7</text:p>
          </table:table-cell>
          <table:table-cell table:style-name="ce11" office:value-type="float" office:value="-58327.1302928981">
            <text:p>-58327.1</text:p>
          </table:table-cell>
          <table:table-cell office:value-type="float" office:value="476">
            <text:p>476</text:p>
          </table:table-cell>
          <table:table-cell office:value-type="float" office:value="130">
            <text:p>130</text:p>
          </table:table-cell>
          <table:table-cell table:style-name="ce21" office:value-type="float" office:value="78.5478547854786">
            <text:p>78.55</text:p>
          </table:table-cell>
          <table:table-cell table:style-name="Default" office:value-type="float" office:value="403.584107720744">
            <text:p>403.5841077207</text:p>
          </table:table-cell>
          <table:table-cell office:value-type="float" office:value="1698.00830788974">
            <text:p>1698.0083078898</text:p>
          </table:table-cell>
          <table:table-cell office:value-type="float" office:value="1.12183084250137">
            <text:p>1.1218308425</text:p>
          </table:table-cell>
          <table:table-cell office:value-type="float" office:value="-2123.42072905467">
            <text:p>-2123.4207290547</text:p>
          </table:table-cell>
          <table:table-cell office:value-type="float" office:value="-9.97069895574532">
            <text:p>-9.9706989557</text:p>
          </table:table-cell>
          <table:table-cell office:value-type="float" office:value="-2850.14636071766">
            <text:p>-2850.1463607177</text:p>
          </table:table-cell>
          <table:table-cell office:value-type="float" office:value="-138.512639442298">
            <text:p>-138.5126394423</text:p>
          </table:table-cell>
          <table:table-cell office:value-type="float" office:value="-121276.637978476">
            <text:p>-121276.637978476</text:p>
          </table:table-cell>
          <table:table-cell office:value-type="float" office:value="121276637.978476">
            <text:p>121276637.978476</text:p>
          </table:table-cell>
          <table:table-cell office:value-type="float" office:value="606.5">
            <text:p>606.5</text:p>
          </table:table-cell>
          <table:table-cell office:value-type="float" office:value="123">
            <text:p>123</text:p>
          </table:table-cell>
          <table:table-cell office:value-type="float" office:value="-275240.184330591">
            <text:p>-275240.18433059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weigm-actin-Dropt-weigm-Dropt-actin-weigm_1_1730408052.2644072</text:p>
          </table:table-cell>
          <table:table-cell table:style-name="ce11" office:value-type="float" office:value="-52.8479347413259">
            <text:p>-52.8</text:p>
          </table:table-cell>
          <table:table-cell table:style-name="ce11" office:value-type="float" office:value="-5438.12838397684">
            <text:p>-5438.1</text:p>
          </table:table-cell>
          <table:table-cell table:style-name="ce11" office:value-type="float" office:value="-0.0543812838397684">
            <text:p>-0.1</text:p>
          </table:table-cell>
          <table:table-cell table:style-name="ce11" office:value-type="float" office:value="-5438.12838397684">
            <text:p>-5438.1</text:p>
          </table:table-cell>
          <table:table-cell table:style-name="ce11" office:value-type="float" office:value="-5859.62432052208">
            <text:p>-5859.6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table:style-name="ce21" office:value-type="float" office:value="84.1269841269841">
            <text:p>84.13</text:p>
          </table:table-cell>
          <table:table-cell table:style-name="Default" office:value-type="float" office:value="371.134524111367">
            <text:p>371.1345241114</text:p>
          </table:table-cell>
          <table:table-cell office:value-type="float" office:value="1001.49221916824">
            <text:p>1001.4922191683</text:p>
          </table:table-cell>
          <table:table-cell office:value-type="float" office:value="49.4445991913526">
            <text:p>49.4445991914</text:p>
          </table:table-cell>
          <table:table-cell office:value-type="float" office:value="-2238.91939698909">
            <text:p>-2238.9193969891</text:p>
          </table:table-cell>
          <table:table-cell office:value-type="float" office:value="-2099.35670162902">
            <text:p>-2099.356701629</text:p>
          </table:table-cell>
          <table:table-cell office:value-type="float" office:value="-2775.78562387952">
            <text:p>-2775.7856238795</text:p>
          </table:table-cell>
          <table:table-cell office:value-type="float" office:value="-43.1597490791813">
            <text:p>-43.1597490792</text:p>
          </table:table-cell>
          <table:table-cell office:value-type="float" office:value="-25207.1690406567">
            <text:p>-25207.1690406567</text:p>
          </table:table-cell>
          <table:table-cell office:value-type="float" office:value="25207169.0406567">
            <text:p>25207169.0406567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-44778.3879397818">
            <text:p>-44778.387939781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weigm-actin-Dropt-weigm-Dropt-actin-weigm_1_1730412569.25839</text:p>
          </table:table-cell>
          <table:table-cell table:style-name="ce11" office:value-type="float" office:value="-214.908667897087">
            <text:p>-214.9</text:p>
          </table:table-cell>
          <table:table-cell table:style-name="ce11" office:value-type="float" office:value="-21425.3133667228">
            <text:p>-21425.3</text:p>
          </table:table-cell>
          <table:table-cell table:style-name="ce11" office:value-type="float" office:value="-0.214253133667228">
            <text:p>-0.2</text:p>
          </table:table-cell>
          <table:table-cell table:style-name="ce11" office:value-type="float" office:value="-21425.3133667228">
            <text:p>-21425.3</text:p>
          </table:table-cell>
          <table:table-cell table:style-name="ce11" office:value-type="float" office:value="-19846.5305496706">
            <text:p>-19846.5</text:p>
          </table:table-cell>
          <table:table-cell office:value-type="float" office:value="84">
            <text:p>84</text:p>
          </table:table-cell>
          <table:table-cell office:value-type="float" office:value="25">
            <text:p>25</text:p>
          </table:table-cell>
          <table:table-cell table:style-name="ce21" office:value-type="float" office:value="77.0642201834862">
            <text:p>77.06</text:p>
          </table:table-cell>
          <table:table-cell table:style-name="Default" office:value-type="float" office:value="400.517002516387">
            <text:p>400.5170025164</text:p>
          </table:table-cell>
          <table:table-cell office:value-type="float" office:value="1225.1526674342">
            <text:p>1225.1526674342</text:p>
          </table:table-cell>
          <table:table-cell office:value-type="float" office:value="102.649871834117">
            <text:p>102.6498718341</text:p>
          </table:table-cell>
          <table:table-cell office:value-type="float" office:value="-2202.74966312397">
            <text:p>-2202.749663124</text:p>
          </table:table-cell>
          <table:table-cell office:value-type="float" office:value="-2102.5110700051">
            <text:p>-2102.5110700051</text:p>
          </table:table-cell>
          <table:table-cell office:value-type="float" office:value="-2389.81753584238">
            <text:p>-2389.8175358424</text:p>
          </table:table-cell>
          <table:table-cell office:value-type="float" office:value="-196.562507951585">
            <text:p>-196.5625079516</text:p>
          </table:table-cell>
          <table:table-cell office:value-type="float" office:value="-21789.4641507841">
            <text:p>-21789.4641507841</text:p>
          </table:table-cell>
          <table:table-cell office:value-type="float" office:value="21789464.1507841">
            <text:p>21789464.1507841</text:p>
          </table:table-cell>
          <table:table-cell office:value-type="float" office:value="109">
            <text:p>109</text:p>
          </table:table-cell>
          <table:table-cell office:value-type="float" office:value="25">
            <text:p>25</text:p>
          </table:table-cell>
          <table:table-cell office:value-type="float" office:value="-55068.7415780993">
            <text:p>-55068.741578099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weigm-actin-Dropt-weigm-Dropt-actin-weigm_1_1730417386.803017</text:p>
          </table:table-cell>
          <table:table-cell table:style-name="ce11" office:value-type="float" office:value="-179.312296727305">
            <text:p>-179.3</text:p>
          </table:table-cell>
          <table:table-cell table:style-name="ce11" office:value-type="float" office:value="-17855.2321239531">
            <text:p>-17855.2</text:p>
          </table:table-cell>
          <table:table-cell table:style-name="ce11" office:value-type="float" office:value="-0.178552321239531">
            <text:p>-0.2</text:p>
          </table:table-cell>
          <table:table-cell table:style-name="ce11" office:value-type="float" office:value="-17855.2321239531">
            <text:p>-17855.2</text:p>
          </table:table-cell>
          <table:table-cell table:style-name="ce11" office:value-type="float" office:value="-16767.376076808">
            <text:p>-16767.4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table:style-name="ce21" office:value-type="float" office:value="75.6410256410256">
            <text:p>75.64</text:p>
          </table:table-cell>
          <table:table-cell table:style-name="Default" office:value-type="float" office:value="373.715246074098">
            <text:p>373.7152460741</text:p>
          </table:table-cell>
          <table:table-cell office:value-type="float" office:value="927.582650969431">
            <text:p>927.5826509694</text:p>
          </table:table-cell>
          <table:table-cell office:value-type="float" office:value="83.4292992351257">
            <text:p>83.4292992351</text:p>
          </table:table-cell>
          <table:table-cell office:value-type="float" office:value="-2100.23324433289">
            <text:p>-2100.2332443329</text:p>
          </table:table-cell>
          <table:table-cell office:value-type="float" office:value="-23.471018526121">
            <text:p>-23.4710185261</text:p>
          </table:table-cell>
          <table:table-cell office:value-type="float" office:value="-2429.01997543579">
            <text:p>-2429.0199754358</text:p>
          </table:table-cell>
          <table:table-cell office:value-type="float" office:value="-228.913232358373">
            <text:p>-228.9132323584</text:p>
          </table:table-cell>
          <table:table-cell office:value-type="float" office:value="-15589.9347025786">
            <text:p>-15589.9347025786</text:p>
          </table:table-cell>
          <table:table-cell office:value-type="float" office:value="15589934.7025786">
            <text:p>15589934.7025786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-39880.9606237987">
            <text:p>-39880.960623798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weigm-actin-Dropt-weigm-Dropt-actin-weigm_1_1730422262.449793</text:p>
          </table:table-cell>
          <table:table-cell table:style-name="ce11" office:value-type="float" office:value="-156.710433373151">
            <text:p>-156.7</text:p>
          </table:table-cell>
          <table:table-cell table:style-name="ce11" office:value-type="float" office:value="-15819.7257948528">
            <text:p>-15819.7</text:p>
          </table:table-cell>
          <table:table-cell table:style-name="ce11" office:value-type="float" office:value="-0.158197257948528">
            <text:p>-0.2</text:p>
          </table:table-cell>
          <table:table-cell table:style-name="ce11" office:value-type="float" office:value="-15819.7257948528">
            <text:p>-15819.7</text:p>
          </table:table-cell>
          <table:table-cell table:style-name="ce11" office:value-type="float" office:value="-15478.5351715937">
            <text:p>-15478.5</text:p>
          </table:table-cell>
          <table:table-cell office:value-type="float" office:value="149">
            <text:p>149</text:p>
          </table:table-cell>
          <table:table-cell office:value-type="float" office:value="33">
            <text:p>33</text:p>
          </table:table-cell>
          <table:table-cell table:style-name="ce21" office:value-type="float" office:value="81.8681318681319">
            <text:p>81.87</text:p>
          </table:table-cell>
          <table:table-cell table:style-name="Default" office:value-type="float" office:value="385.837752973919">
            <text:p>385.8377529739</text:p>
          </table:table-cell>
          <table:table-cell office:value-type="float" office:value="930.661832617509">
            <text:p>930.6618326175</text:p>
          </table:table-cell>
          <table:table-cell office:value-type="float" office:value="48.369693593515">
            <text:p>48.3696935935</text:p>
          </table:table-cell>
          <table:table-cell office:value-type="float" office:value="-2221.5015450899">
            <text:p>-2221.5015450899</text:p>
          </table:table-cell>
          <table:table-cell office:value-type="float" office:value="-79.5579011039663">
            <text:p>-79.557901104</text:p>
          </table:table-cell>
          <table:table-cell office:value-type="float" office:value="-3865.84249645093">
            <text:p>-3865.8424964509</text:p>
          </table:table-cell>
          <table:table-cell office:value-type="float" office:value="-86.9215703013892">
            <text:p>-86.9215703014</text:p>
          </table:table-cell>
          <table:table-cell office:value-type="float" office:value="-36402.382656862">
            <text:p>-36402.382656862</text:p>
          </table:table-cell>
          <table:table-cell office:value-type="float" office:value="36402382.656862">
            <text:p>36402382.656862</text:p>
          </table:table-cell>
          <table:table-cell office:value-type="float" office:value="182">
            <text:p>182</text:p>
          </table:table-cell>
          <table:table-cell office:value-type="float" office:value="32">
            <text:p>32</text:p>
          </table:table-cell>
          <table:table-cell office:value-type="float" office:value="-73229.9930868627">
            <text:p>-73229.993086862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weigm-actin-Dropt-weigm-Dropt-actin-weigm_1_1730427119.852212</text:p>
          </table:table-cell>
          <table:table-cell table:style-name="ce11" office:value-type="float" office:value="-992.574462964431">
            <text:p>-992.6</text:p>
          </table:table-cell>
          <table:table-cell table:style-name="ce11" office:value-type="float" office:value="-99524.3651661106">
            <text:p>-99524.4</text:p>
          </table:table-cell>
          <table:table-cell table:style-name="ce11" office:value-type="float" office:value="-0.995243651661106">
            <text:p>-1.0</text:p>
          </table:table-cell>
          <table:table-cell table:style-name="ce11" office:value-type="float" office:value="-99524.3651661107">
            <text:p>-99524.4</text:p>
          </table:table-cell>
          <table:table-cell table:style-name="ce11" office:value-type="float" office:value="-64555.7296461324">
            <text:p>-64555.7</text:p>
          </table:table-cell>
          <table:table-cell office:value-type="float" office:value="556">
            <text:p>556</text:p>
          </table:table-cell>
          <table:table-cell office:value-type="float" office:value="149">
            <text:p>149</text:p>
          </table:table-cell>
          <table:table-cell table:style-name="ce21" office:value-type="float" office:value="78.8652482269504">
            <text:p>78.87</text:p>
          </table:table-cell>
          <table:table-cell table:style-name="Default" office:value-type="float" office:value="398.000219586971">
            <text:p>398.000219587</text:p>
          </table:table-cell>
          <table:table-cell office:value-type="float" office:value="1698.00830788974">
            <text:p>1698.0083078898</text:p>
          </table:table-cell>
          <table:table-cell office:value-type="float" office:value="1.12183084250137">
            <text:p>1.1218308425</text:p>
          </table:table-cell>
          <table:table-cell office:value-type="float" office:value="-2153.10394131857">
            <text:p>-2153.1039413186</text:p>
          </table:table-cell>
          <table:table-cell office:value-type="float" office:value="-4.2257095730165">
            <text:p>-4.225709573</text:p>
          </table:table-cell>
          <table:table-cell office:value-type="float" office:value="-2912.30694572597">
            <text:p>-2912.306945726</text:p>
          </table:table-cell>
          <table:table-cell office:value-type="float" office:value="-141.169312292356">
            <text:p>-141.1693122924</text:p>
          </table:table-cell>
          <table:table-cell office:value-type="float" office:value="-141070.946581415">
            <text:p>-141070.946581415</text:p>
          </table:table-cell>
          <table:table-cell office:value-type="float" office:value="141070946.581415">
            <text:p>141070946.581415</text:p>
          </table:table-cell>
          <table:table-cell office:value-type="float" office:value="705.5">
            <text:p>705.5</text:p>
          </table:table-cell>
          <table:table-cell office:value-type="float" office:value="143">
            <text:p>143</text:p>
          </table:table-cell>
          <table:table-cell office:value-type="float" office:value="-320667.27335665">
            <text:p>-320667.2733566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weigm-actin-Dropt-weigm-Dropt-actin-weigm_1_1730431883.065554</text:p>
          </table:table-cell>
          <table:table-cell table:style-name="ce11" office:value-type="float" office:value="-59.8850537593146">
            <text:p>-59.9</text:p>
          </table:table-cell>
          <table:table-cell table:style-name="ce11" office:value-type="float" office:value="-6075.6255899211">
            <text:p>-6075.6</text:p>
          </table:table-cell>
          <table:table-cell table:style-name="ce11" office:value-type="float" office:value="-0.060756255899211">
            <text:p>-0.1</text:p>
          </table:table-cell>
          <table:table-cell table:style-name="ce11" office:value-type="float" office:value="-6075.6255899211">
            <text:p>-6075.6</text:p>
          </table:table-cell>
          <table:table-cell table:style-name="ce11" office:value-type="float" office:value="-6365.65313935218">
            <text:p>-6365.7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table:style-name="ce21" office:value-type="float" office:value="83.1683168316832">
            <text:p>83.17</text:p>
          </table:table-cell>
          <table:table-cell table:style-name="Default" office:value-type="float" office:value="378.277894512581">
            <text:p>378.2778945126</text:p>
          </table:table-cell>
          <table:table-cell office:value-type="float" office:value="1154.90316130537">
            <text:p>1154.9031613054</text:p>
          </table:table-cell>
          <table:table-cell office:value-type="float" office:value="67.7833073834918">
            <text:p>67.7833073835</text:p>
          </table:table-cell>
          <table:table-cell office:value-type="float" office:value="-2226.52757229282">
            <text:p>-2226.5275722928</text:p>
          </table:table-cell>
          <table:table-cell office:value-type="float" office:value="-2098.44286469101">
            <text:p>-2098.442864691</text:p>
          </table:table-cell>
          <table:table-cell office:value-type="float" office:value="-2380.26073478929">
            <text:p>-2380.2607347893</text:p>
          </table:table-cell>
          <table:table-cell office:value-type="float" office:value="-60.1547088111">
            <text:p>-60.1547088111</text:p>
          </table:table-cell>
          <table:table-cell office:value-type="float" office:value="-20204.0284028129">
            <text:p>-20204.0284028129</text:p>
          </table:table-cell>
          <table:table-cell office:value-type="float" office:value="20204028.4028129">
            <text:p>20204028.4028129</text:p>
          </table:table-cell>
          <table:table-cell office:value-type="float" office:value="101">
            <text:p>101</text:p>
          </table:table-cell>
          <table:table-cell office:value-type="float" office:value="17">
            <text:p>17</text:p>
          </table:table-cell>
          <table:table-cell office:value-type="float" office:value="-37850.9687289779">
            <text:p>-37850.968728977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348:.D357])/COUNT([.D348:.D357])" office:value-type="float" office:value="-472.695170095456">
            <text:p>-472.7</text:p>
          </table:table-cell>
          <table:table-cell table:style-name="ce8" table:formula="of:=SUM([.E348:.E357])/COUNT([.E348:.E357])" office:value-type="float" office:value="-47370.6410799036">
            <text:p>-47370.6</text:p>
          </table:table-cell>
          <table:table-cell table:style-name="ce8" table:formula="of:=SUM([.F348:.F357])/COUNT([.F348:.F357])" office:value-type="float" office:value="-0.473706410799036">
            <text:p>-0.5</text:p>
          </table:table-cell>
          <table:table-cell table:style-name="ce8" table:formula="of:=SUM([.G348:.G357])/COUNT([.G348:.G357])" office:value-type="float" office:value="-47370.6410799036">
            <text:p>-47370.6</text:p>
          </table:table-cell>
          <table:table-cell table:style-name="ce8" table:formula="of:=SUM([.H348:.H357])/COUNT([.H348:.H357])" office:value-type="float" office:value="-32538.2198729579">
            <text:p>-32538.2</text:p>
          </table:table-cell>
          <table:table-cell table:style-name="ce12" table:formula="of:=SUM([.I348:.I357])/COUNT([.I348:.I357])" office:value-type="float" office:value="260.7">
            <text:p>261</text:p>
          </table:table-cell>
          <table:table-cell table:style-name="ce12" table:formula="of:=SUM([.J348:.J357])/COUNT([.J348:.J357])" office:value-type="float" office:value="69.2">
            <text:p>69</text:p>
          </table:table-cell>
          <table:table-cell table:style-name="ce17" table:formula="of:=SUM([.K348:.K357])/COUNT([.K348:.K357])" office:value-type="float" office:value="79.9819358823025">
            <text:p>79.98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Noisr-Dropt-actin-Liner_1_1730436724.555558</text:p>
          </table:table-cell>
          <table:table-cell table:style-name="ce11" office:value-type="float" office:value="-1113.65978941382">
            <text:p>-1113.7</text:p>
          </table:table-cell>
          <table:table-cell table:style-name="ce11" office:value-type="float" office:value="-111603.282501657">
            <text:p>-111603.3</text:p>
          </table:table-cell>
          <table:table-cell table:style-name="ce11" office:value-type="float" office:value="-1.11603282501657">
            <text:p>-1.1</text:p>
          </table:table-cell>
          <table:table-cell table:style-name="ce11" office:value-type="float" office:value="-111603.282501657">
            <text:p>-111603.3</text:p>
          </table:table-cell>
          <table:table-cell table:style-name="ce11" office:value-type="float" office:value="-68678.1987410929">
            <text:p>-68678.2</text:p>
          </table:table-cell>
          <table:table-cell office:value-type="float" office:value="577">
            <text:p>577</text:p>
          </table:table-cell>
          <table:table-cell office:value-type="float" office:value="156">
            <text:p>156</text:p>
          </table:table-cell>
          <table:table-cell table:style-name="ce21" office:value-type="float" office:value="78.7175989085948">
            <text:p>78.72</text:p>
          </table:table-cell>
          <table:table-cell table:style-name="Default" office:value-type="float" office:value="394.450723911379">
            <text:p>394.4507239114</text:p>
          </table:table-cell>
          <table:table-cell office:value-type="float" office:value="1698.00830788974">
            <text:p>1698.0083078898</text:p>
          </table:table-cell>
          <table:table-cell office:value-type="float" office:value="1.12183084250137">
            <text:p>1.1218308425</text:p>
          </table:table-cell>
          <table:table-cell office:value-type="float" office:value="-2174.36762947771">
            <text:p>-2174.3676294777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52.255501366517">
            <text:p>-152.2555013665</text:p>
          </table:table-cell>
          <table:table-cell office:value-type="float" office:value="-146661.658375874">
            <text:p>-146661.658375874</text:p>
          </table:table-cell>
          <table:table-cell office:value-type="float" office:value="146661658.375874">
            <text:p>146661658.375874</text:p>
          </table:table-cell>
          <table:table-cell office:value-type="float" office:value="733.5">
            <text:p>733.5</text:p>
          </table:table-cell>
          <table:table-cell office:value-type="float" office:value="150">
            <text:p>150</text:p>
          </table:table-cell>
          <table:table-cell office:value-type="float" office:value="-339038.292412618">
            <text:p>-339038.29241261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Noisr-Dropt-actin-Liner_1_1730438208.062502</text:p>
          </table:table-cell>
          <table:table-cell table:style-name="ce11" office:value-type="float" office:value="-577.454920518978">
            <text:p>-577.5</text:p>
          </table:table-cell>
          <table:table-cell table:style-name="ce11" office:value-type="float" office:value="-57669.3924583281">
            <text:p>-57669.4</text:p>
          </table:table-cell>
          <table:table-cell table:style-name="ce11" office:value-type="float" office:value="-0.576693924583281">
            <text:p>-0.6</text:p>
          </table:table-cell>
          <table:table-cell table:style-name="ce11" office:value-type="float" office:value="-57669.3924583281">
            <text:p>-57669.4</text:p>
          </table:table-cell>
          <table:table-cell table:style-name="ce11" office:value-type="float" office:value="-44902.7667441453">
            <text:p>-44902.8</text:p>
          </table:table-cell>
          <table:table-cell office:value-type="float" office:value="220">
            <text:p>220</text:p>
          </table:table-cell>
          <table:table-cell office:value-type="float" office:value="65">
            <text:p>65</text:p>
          </table:table-cell>
          <table:table-cell table:style-name="ce21" office:value-type="float" office:value="77.1929824561403">
            <text:p>77.19</text:p>
          </table:table-cell>
          <table:table-cell table:style-name="Default" office:value-type="float" office:value="395.891755349998">
            <text:p>395.89175535</text:p>
          </table:table-cell>
          <table:table-cell office:value-type="float" office:value="1698.00830788974">
            <text:p>1698.0083078898</text:p>
          </table:table-cell>
          <table:table-cell office:value-type="float" office:value="48.369693593515">
            <text:p>48.3696935935</text:p>
          </table:table-cell>
          <table:table-cell office:value-type="float" office:value="-2227.16274823581">
            <text:p>-2227.1627482358</text:p>
          </table:table-cell>
          <table:table-cell office:value-type="float" office:value="-26.2866326781077">
            <text:p>-26.2866326781</text:p>
          </table:table-cell>
          <table:table-cell office:value-type="float" office:value="-4226.26325136449">
            <text:p>-4226.2632513645</text:p>
          </table:table-cell>
          <table:table-cell office:value-type="float" office:value="-202.348745467818">
            <text:p>-202.3487454678</text:p>
          </table:table-cell>
          <table:table-cell office:value-type="float" office:value="-57070.8014089506">
            <text:p>-57070.8014089506</text:p>
          </table:table-cell>
          <table:table-cell office:value-type="float" office:value="57070801.4089506">
            <text:p>57070801.4089506</text:p>
          </table:table-cell>
          <table:table-cell office:value-type="float" office:value="285.5">
            <text:p>285.5</text:p>
          </table:table-cell>
          <table:table-cell office:value-type="float" office:value="63">
            <text:p>63</text:p>
          </table:table-cell>
          <table:table-cell office:value-type="float" office:value="-144681.843482919">
            <text:p>-144681.84348291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Noisr-Dropt-actin-Liner_1_1730439705.917886</text:p>
          </table:table-cell>
          <table:table-cell table:style-name="ce11" office:value-type="float" office:value="-974.892659321949">
            <text:p>-974.9</text:p>
          </table:table-cell>
          <table:table-cell table:style-name="ce11" office:value-type="float" office:value="-97789.9095320687">
            <text:p>-97789.9</text:p>
          </table:table-cell>
          <table:table-cell table:style-name="ce11" office:value-type="float" office:value="-0.977899095320687">
            <text:p>-1.0</text:p>
          </table:table-cell>
          <table:table-cell table:style-name="ce11" office:value-type="float" office:value="-97789.9095320684">
            <text:p>-97789.9</text:p>
          </table:table-cell>
          <table:table-cell table:style-name="ce11" office:value-type="float" office:value="-63931.8945768676">
            <text:p>-63931.9</text:p>
          </table:table-cell>
          <table:table-cell office:value-type="float" office:value="556">
            <text:p>556</text:p>
          </table:table-cell>
          <table:table-cell office:value-type="float" office:value="149">
            <text:p>149</text:p>
          </table:table-cell>
          <table:table-cell table:style-name="ce21" office:value-type="float" office:value="78.8652482269504">
            <text:p>78.87</text:p>
          </table:table-cell>
          <table:table-cell table:style-name="Default" office:value-type="float" office:value="393.786323377612">
            <text:p>393.7863233776</text:p>
          </table:table-cell>
          <table:table-cell office:value-type="float" office:value="1698.00830788974">
            <text:p>1698.0083078898</text:p>
          </table:table-cell>
          <table:table-cell office:value-type="float" office:value="1.12183084250137">
            <text:p>1.1218308425</text:p>
          </table:table-cell>
          <table:table-cell office:value-type="float" office:value="-2125.73896194645">
            <text:p>-2125.7389619465</text:p>
          </table:table-cell>
          <table:table-cell office:value-type="float" office:value="-9.97069895574532">
            <text:p>-9.9706989557</text:p>
          </table:table-cell>
          <table:table-cell office:value-type="float" office:value="-4226.26325136449">
            <text:p>-4226.2632513645</text:p>
          </table:table-cell>
          <table:table-cell office:value-type="float" office:value="-138.709091534849">
            <text:p>-138.7090915348</text:p>
          </table:table-cell>
          <table:table-cell office:value-type="float" office:value="-141072.682773241">
            <text:p>-141072.682773241</text:p>
          </table:table-cell>
          <table:table-cell office:value-type="float" office:value="141072682.773241">
            <text:p>141072682.773241</text:p>
          </table:table-cell>
          <table:table-cell office:value-type="float" office:value="705.5">
            <text:p>705.5</text:p>
          </table:table-cell>
          <table:table-cell office:value-type="float" office:value="140">
            <text:p>140</text:p>
          </table:table-cell>
          <table:table-cell office:value-type="float" office:value="-316094.31093835">
            <text:p>-316094.3109383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Noisr-Dropt-actin-Liner_1_1730441139.3205812</text:p>
          </table:table-cell>
          <table:table-cell table:style-name="ce11" office:value-type="float" office:value="-1111.40133833687">
            <text:p>-1111.4</text:p>
          </table:table-cell>
          <table:table-cell table:style-name="ce11" office:value-type="float" office:value="-111402.239282103">
            <text:p>-111402.2</text:p>
          </table:table-cell>
          <table:table-cell table:style-name="ce11" office:value-type="float" office:value="-1.11402239282103">
            <text:p>-1.1</text:p>
          </table:table-cell>
          <table:table-cell table:style-name="ce11" office:value-type="float" office:value="-111402.239282103">
            <text:p>-111402.2</text:p>
          </table:table-cell>
          <table:table-cell table:style-name="ce11" office:value-type="float" office:value="-68594.8029086949">
            <text:p>-68594.8</text:p>
          </table:table-cell>
          <table:table-cell office:value-type="float" office:value="573">
            <text:p>573</text:p>
          </table:table-cell>
          <table:table-cell office:value-type="float" office:value="155">
            <text:p>155</text:p>
          </table:table-cell>
          <table:table-cell table:style-name="ce21" office:value-type="float" office:value="78.7087912087912">
            <text:p>78.71</text:p>
          </table:table-cell>
          <table:table-cell table:style-name="Default" office:value-type="float" office:value="390.483069730079">
            <text:p>390.4830697301</text:p>
          </table:table-cell>
          <table:table-cell office:value-type="float" office:value="1698.00830788974">
            <text:p>1698.0083078898</text:p>
          </table:table-cell>
          <table:table-cell office:value-type="float" office:value="1.12183084250137">
            <text:p>1.1218308425</text:p>
          </table:table-cell>
          <table:table-cell office:value-type="float" office:value="-2162.25185959638">
            <text:p>-2162.2518595964</text:p>
          </table:table-cell>
          <table:table-cell office:value-type="float" office:value="-9.97069895574532">
            <text:p>-9.9706989557</text:p>
          </table:table-cell>
          <table:table-cell office:value-type="float" office:value="-4226.26325136449">
            <text:p>-4226.2632513645</text:p>
          </table:table-cell>
          <table:table-cell office:value-type="float" office:value="-153.025053958932">
            <text:p>-153.0250539589</text:p>
          </table:table-cell>
          <table:table-cell office:value-type="float" office:value="-145661.359119838">
            <text:p>-145661.359119838</text:p>
          </table:table-cell>
          <table:table-cell office:value-type="float" office:value="145661359.119838">
            <text:p>145661359.119838</text:p>
          </table:table-cell>
          <table:table-cell office:value-type="float" office:value="728.5">
            <text:p>728.5</text:p>
          </table:table-cell>
          <table:table-cell office:value-type="float" office:value="148">
            <text:p>148</text:p>
          </table:table-cell>
          <table:table-cell office:value-type="float" office:value="-334669.299530459">
            <text:p>-334669.29953045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Noisr-Dropt-actin-Liner_1_1730442703.24303</text:p>
          </table:table-cell>
          <table:table-cell table:style-name="ce11" office:value-type="float" office:value="-1083.62996145611">
            <text:p>-1083.6</text:p>
          </table:table-cell>
          <table:table-cell table:style-name="ce11" office:value-type="float" office:value="-108666.912893826">
            <text:p>-108666.9</text:p>
          </table:table-cell>
          <table:table-cell table:style-name="ce11" office:value-type="float" office:value="-1.08666912893826">
            <text:p>-1.1</text:p>
          </table:table-cell>
          <table:table-cell table:style-name="ce11" office:value-type="float" office:value="-108666.912893826">
            <text:p>-108666.9</text:p>
          </table:table-cell>
          <table:table-cell table:style-name="ce11" office:value-type="float" office:value="-67666.5405600986">
            <text:p>-67666.5</text:p>
          </table:table-cell>
          <table:table-cell office:value-type="float" office:value="560">
            <text:p>560</text:p>
          </table:table-cell>
          <table:table-cell office:value-type="float" office:value="149">
            <text:p>149</text:p>
          </table:table-cell>
          <table:table-cell table:style-name="ce21" office:value-type="float" office:value="78.984485190409">
            <text:p>78.98</text:p>
          </table:table-cell>
          <table:table-cell table:style-name="Default" office:value-type="float" office:value="380.697696659424">
            <text:p>380.6976966594</text:p>
          </table:table-cell>
          <table:table-cell office:value-type="float" office:value="1698.00830788974">
            <text:p>1698.0083078898</text:p>
          </table:table-cell>
          <table:table-cell office:value-type="float" office:value="1.12183084250137">
            <text:p>1.1218308425</text:p>
          </table:table-cell>
          <table:table-cell office:value-type="float" office:value="-2160.11827532284">
            <text:p>-2160.1182753229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53.267860216962">
            <text:p>-153.267860217</text:p>
          </table:table-cell>
          <table:table-cell office:value-type="float" office:value="-141862.195282389">
            <text:p>-141862.195282389</text:p>
          </table:table-cell>
          <table:table-cell office:value-type="float" office:value="141862195.282389">
            <text:p>141862195.282389</text:p>
          </table:table-cell>
          <table:table-cell office:value-type="float" office:value="709.5">
            <text:p>709.5</text:p>
          </table:table-cell>
          <table:table-cell office:value-type="float" office:value="142">
            <text:p>142</text:p>
          </table:table-cell>
          <table:table-cell office:value-type="float" office:value="-321637.116717468">
            <text:p>-321637.11671746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Noisr-Dropt-actin-Liner_1_1730446247.323545</text:p>
          </table:table-cell>
          <table:table-cell table:style-name="ce11" office:value-type="float" office:value="-317.37530359374">
            <text:p>-317.4</text:p>
          </table:table-cell>
          <table:table-cell table:style-name="ce11" office:value-type="float" office:value="-32030.2851131349">
            <text:p>-32030.3</text:p>
          </table:table-cell>
          <table:table-cell table:style-name="ce11" office:value-type="float" office:value="-0.320302851131349">
            <text:p>-0.3</text:p>
          </table:table-cell>
          <table:table-cell table:style-name="ce11" office:value-type="float" office:value="-32030.2851131349">
            <text:p>-32030.3</text:p>
          </table:table-cell>
          <table:table-cell table:style-name="ce11" office:value-type="float" office:value="-28732.4393666362">
            <text:p>-28732.4</text:p>
          </table:table-cell>
          <table:table-cell office:value-type="float" office:value="285">
            <text:p>285</text:p>
          </table:table-cell>
          <table:table-cell office:value-type="float" office:value="67">
            <text:p>67</text:p>
          </table:table-cell>
          <table:table-cell table:style-name="ce21" office:value-type="float" office:value="80.9659090909091">
            <text:p>80.97</text:p>
          </table:table-cell>
          <table:table-cell table:style-name="Default" office:value-type="float" office:value="389.007478786666">
            <text:p>389.0074787867</text:p>
          </table:table-cell>
          <table:table-cell office:value-type="float" office:value="917.627523644085">
            <text:p>917.6275236441</text:p>
          </table:table-cell>
          <table:table-cell office:value-type="float" office:value="25.8289620833239">
            <text:p>25.8289620833</text:p>
          </table:table-cell>
          <table:table-cell office:value-type="float" office:value="-2132.79726219902">
            <text:p>-2132.797262199</text:p>
          </table:table-cell>
          <table:table-cell office:value-type="float" office:value="-63.5781026472105">
            <text:p>-63.5781026472</text:p>
          </table:table-cell>
          <table:table-cell office:value-type="float" office:value="-2524.85364413697">
            <text:p>-2524.853644137</text:p>
          </table:table-cell>
          <table:table-cell office:value-type="float" office:value="-90.995128162315">
            <text:p>-90.9951281623</text:p>
          </table:table-cell>
          <table:table-cell office:value-type="float" office:value="-70403.1728877746">
            <text:p>-70403.1728877746</text:p>
          </table:table-cell>
          <table:table-cell office:value-type="float" office:value="70403172.8877747">
            <text:p>70403172.8877747</text:p>
          </table:table-cell>
          <table:table-cell office:value-type="float" office:value="352">
            <text:p>352</text:p>
          </table:table-cell>
          <table:table-cell office:value-type="float" office:value="65">
            <text:p>65</text:p>
          </table:table-cell>
          <table:table-cell office:value-type="float" office:value="-142750.526709233">
            <text:p>-142750.52670923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Noisr-Dropt-actin-Liner_1_1730447662.492437</text:p>
          </table:table-cell>
          <table:table-cell table:style-name="ce11" office:value-type="float" office:value="-1113.62253383922">
            <text:p>-1113.6</text:p>
          </table:table-cell>
          <table:table-cell table:style-name="ce11" office:value-type="float" office:value="-111598.602551842">
            <text:p>-111598.6</text:p>
          </table:table-cell>
          <table:table-cell table:style-name="ce11" office:value-type="float" office:value="-1.11598602551842">
            <text:p>-1.1</text:p>
          </table:table-cell>
          <table:table-cell table:style-name="ce11" office:value-type="float" office:value="-111598.602551842">
            <text:p>-111598.6</text:p>
          </table:table-cell>
          <table:table-cell table:style-name="ce11" office:value-type="float" office:value="-68679.57217607">
            <text:p>-68679.6</text:p>
          </table:table-cell>
          <table:table-cell office:value-type="float" office:value="577">
            <text:p>577</text:p>
          </table:table-cell>
          <table:table-cell office:value-type="float" office:value="156">
            <text:p>156</text:p>
          </table:table-cell>
          <table:table-cell table:style-name="ce21" office:value-type="float" office:value="78.7175989085948">
            <text:p>78.72</text:p>
          </table:table-cell>
          <table:table-cell table:style-name="Default" office:value-type="float" office:value="395.075002149392">
            <text:p>395.0750021494</text:p>
          </table:table-cell>
          <table:table-cell office:value-type="float" office:value="1698.00830788974">
            <text:p>1698.0083078898</text:p>
          </table:table-cell>
          <table:table-cell office:value-type="float" office:value="1.12183084250137">
            <text:p>1.1218308425</text:p>
          </table:table-cell>
          <table:table-cell office:value-type="float" office:value="-2176.64665892334">
            <text:p>-2176.6466589234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52.249116714655">
            <text:p>-152.2491167147</text:p>
          </table:table-cell>
          <table:table-cell office:value-type="float" office:value="-146661.663060509">
            <text:p>-146661.663060509</text:p>
          </table:table-cell>
          <table:table-cell office:value-type="float" office:value="146661663.060509">
            <text:p>146661663.060509</text:p>
          </table:table-cell>
          <table:table-cell office:value-type="float" office:value="733.5">
            <text:p>733.5</text:p>
          </table:table-cell>
          <table:table-cell office:value-type="float" office:value="150">
            <text:p>150</text:p>
          </table:table-cell>
          <table:table-cell office:value-type="float" office:value="-339393.821006137">
            <text:p>-339393.82100613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Noisr-Dropt-actin-Liner_1_1730448996.811178</text:p>
          </table:table-cell>
          <table:table-cell table:style-name="ce11" office:value-type="float" office:value="39.3527286767329">
            <text:p>39.4</text:p>
          </table:table-cell>
          <table:table-cell table:style-name="ce11" office:value-type="float" office:value="3928.73300175338">
            <text:p>3928.7</text:p>
          </table:table-cell>
          <table:table-cell table:style-name="ce11" office:value-type="float" office:value="0.0392873300175338">
            <text:p>0.0</text:p>
          </table:table-cell>
          <table:table-cell table:style-name="ce11" office:value-type="float" office:value="3928.73300175338">
            <text:p>3928.7</text:p>
          </table:table-cell>
          <table:table-cell table:style-name="ce11" office:value-type="float" office:value="3997.77828182286">
            <text:p>3997.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21" office:value-type="float" office:value="100">
            <text:p>100.00</text:p>
          </table:table-cell>
          <table:table-cell table:style-name="Default" office:value-type="float" office:value="436.525889083709">
            <text:p>436.5258890837</text:p>
          </table:table-cell>
          <table:table-cell office:value-type="float" office:value="549.279566929748">
            <text:p>549.2795669297</text:p>
          </table:table-cell>
          <table:table-cell office:value-type="float" office:value="258.452265975095">
            <text:p>258.4522659751</text:p>
          </table:table-cell>
          <table:table-cell table:number-columns-repeated="3" office:value-type="float" office:value="0">
            <text:p>0</text:p>
          </table:table-cell>
          <table:table-cell office:value-type="float" office:value="436.525889083709">
            <text:p>436.5258890837</text:p>
          </table:table-cell>
          <table:table-cell office:value-type="float" office:value="-1804.83356656832">
            <text:p>-1804.8335665683</text:p>
          </table:table-cell>
          <table:table-cell office:value-type="float" office:value="1804833.56656832">
            <text:p>1804833.5665683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Noisr-Dropt-actin-Liner_1_1730450377.4683971</text:p>
          </table:table-cell>
          <table:table-cell table:style-name="ce11" office:value-type="float" office:value="-76.7144240915585">
            <text:p>-76.7</text:p>
          </table:table-cell>
          <table:table-cell table:style-name="ce11" office:value-type="float" office:value="-7954.80448095757">
            <text:p>-7954.8</text:p>
          </table:table-cell>
          <table:table-cell table:style-name="ce11" office:value-type="float" office:value="-0.0795480448095757">
            <text:p>-0.1</text:p>
          </table:table-cell>
          <table:table-cell table:style-name="ce11" office:value-type="float" office:value="-7954.80448095757">
            <text:p>-7954.8</text:p>
          </table:table-cell>
          <table:table-cell table:style-name="ce11" office:value-type="float" office:value="-8659.95579880993">
            <text:p>-8660.0</text:p>
          </table:table-cell>
          <table:table-cell office:value-type="float" office:value="183">
            <text:p>183</text:p>
          </table:table-cell>
          <table:table-cell office:value-type="float" office:value="37">
            <text:p>37</text:p>
          </table:table-cell>
          <table:table-cell table:style-name="ce21" office:value-type="float" office:value="83.1818181818182">
            <text:p>83.18</text:p>
          </table:table-cell>
          <table:table-cell table:style-name="Default" office:value-type="float" office:value="398.978058093709">
            <text:p>398.9780580937</text:p>
          </table:table-cell>
          <table:table-cell office:value-type="float" office:value="1094.24357137621">
            <text:p>1094.2435713762</text:p>
          </table:table-cell>
          <table:table-cell office:value-type="float" office:value="43.9269481489609">
            <text:p>43.926948149</text:p>
          </table:table-cell>
          <table:table-cell office:value-type="float" office:value="-2188.31862465152">
            <text:p>-2188.3186246515</text:p>
          </table:table-cell>
          <table:table-cell office:value-type="float" office:value="-57.4485197306931">
            <text:p>-57.4485197307</text:p>
          </table:table-cell>
          <table:table-cell office:value-type="float" office:value="-3047.71907368653">
            <text:p>-3047.7190736865</text:p>
          </table:table-cell>
          <table:table-cell office:value-type="float" office:value="-36.1582021861708">
            <text:p>-36.1582021862</text:p>
          </table:table-cell>
          <table:table-cell office:value-type="float" office:value="-44014.0592547738">
            <text:p>-44014.0592547738</text:p>
          </table:table-cell>
          <table:table-cell office:value-type="float" office:value="44014059.2547738">
            <text:p>44014059.2547738</text:p>
          </table:table-cell>
          <table:table-cell office:value-type="float" office:value="220">
            <text:p>220</text:p>
          </table:table-cell>
          <table:table-cell office:value-type="float" office:value="36">
            <text:p>36</text:p>
          </table:table-cell>
          <table:table-cell office:value-type="float" office:value="-80910.3405923757">
            <text:p>-80910.340592375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Noisr-Dropt-actin-Liner_1_1730451835.7177038</text:p>
          </table:table-cell>
          <table:table-cell table:style-name="ce11" office:value-type="float" office:value="-597.686774717452">
            <text:p>-597.7</text:p>
          </table:table-cell>
          <table:table-cell table:style-name="ce11" office:value-type="float" office:value="-59933.8391448239">
            <text:p>-59933.8</text:p>
          </table:table-cell>
          <table:table-cell table:style-name="ce11" office:value-type="float" office:value="-0.599338391448239">
            <text:p>-0.6</text:p>
          </table:table-cell>
          <table:table-cell table:style-name="ce11" office:value-type="float" office:value="-59933.8391448239">
            <text:p>-59933.8</text:p>
          </table:table-cell>
          <table:table-cell table:style-name="ce11" office:value-type="float" office:value="-46591.27824921">
            <text:p>-46591.3</text:p>
          </table:table-cell>
          <table:table-cell office:value-type="float" office:value="371">
            <text:p>371</text:p>
          </table:table-cell>
          <table:table-cell office:value-type="float" office:value="96">
            <text:p>96</text:p>
          </table:table-cell>
          <table:table-cell table:style-name="ce21" office:value-type="float" office:value="79.4432548179872">
            <text:p>79.44</text:p>
          </table:table-cell>
          <table:table-cell table:style-name="Default" office:value-type="float" office:value="399.956383373037">
            <text:p>399.956383373</text:p>
          </table:table-cell>
          <table:table-cell office:value-type="float" office:value="1698.00830788974">
            <text:p>1698.0083078898</text:p>
          </table:table-cell>
          <table:table-cell office:value-type="float" office:value="10.2286451348773">
            <text:p>10.2286451349</text:p>
          </table:table-cell>
          <table:table-cell office:value-type="float" office:value="-2169.97559766897">
            <text:p>-2169.975597669</text:p>
          </table:table-cell>
          <table:table-cell office:value-type="float" office:value="-3.75495174853131">
            <text:p>-3.7549517485</text:p>
          </table:table-cell>
          <table:table-cell office:value-type="float" office:value="-4494.89423373045">
            <text:p>-4494.8942337305</text:p>
          </table:table-cell>
          <table:table-cell office:value-type="float" office:value="-128.337985320822">
            <text:p>-128.3379853208</text:p>
          </table:table-cell>
          <table:table-cell office:value-type="float" office:value="-93486.7529137688">
            <text:p>-93486.7529137688</text:p>
          </table:table-cell>
          <table:table-cell office:value-type="float" office:value="93486752.9137689">
            <text:p>93486752.9137689</text:p>
          </table:table-cell>
          <table:table-cell office:value-type="float" office:value="467.5">
            <text:p>467.5</text:p>
          </table:table-cell>
          <table:table-cell office:value-type="float" office:value="92">
            <text:p>92</text:p>
          </table:table-cell>
          <table:table-cell office:value-type="float" office:value="-208202.569008704">
            <text:p>-208202.56900870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359:.D368])/COUNT([.D359:.D368])" office:value-type="float" office:value="-692.708497661297">
            <text:p>-692.7</text:p>
          </table:table-cell>
          <table:table-cell table:style-name="ce8" table:formula="of:=SUM([.E359:.E368])/COUNT([.E359:.E368])" office:value-type="float" office:value="-69472.0534956988">
            <text:p>-69472.1</text:p>
          </table:table-cell>
          <table:table-cell table:style-name="ce8" table:formula="of:=SUM([.F359:.F368])/COUNT([.F359:.F368])" office:value-type="float" office:value="-0.694720534956988">
            <text:p>-0.7</text:p>
          </table:table-cell>
          <table:table-cell table:style-name="ce8" table:formula="of:=SUM([.G359:.G368])/COUNT([.G359:.G368])" office:value-type="float" office:value="-69472.0534956987">
            <text:p>-69472.1</text:p>
          </table:table-cell>
          <table:table-cell table:style-name="ce8" table:formula="of:=SUM([.H359:.H368])/COUNT([.H359:.H368])" office:value-type="float" office:value="-46243.9670839803">
            <text:p>-46244.0</text:p>
          </table:table-cell>
          <table:table-cell table:style-name="ce12" table:formula="of:=SUM([.I359:.I368])/COUNT([.I359:.I368])" office:value-type="float" office:value="391.1">
            <text:p>391</text:p>
          </table:table-cell>
          <table:table-cell table:style-name="ce12" table:formula="of:=SUM([.J359:.J368])/COUNT([.J359:.J368])" office:value-type="float" office:value="103">
            <text:p>103</text:p>
          </table:table-cell>
          <table:table-cell table:style-name="ce17" table:formula="of:=SUM([.K359:.K368])/COUNT([.K359:.K368])" office:value-type="float" office:value="81.4777686990195">
            <text:p>81.48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spec2-Dropt-actin-Liner_1_1730453370.482037</text:p>
          </table:table-cell>
          <table:table-cell table:style-name="ce11" office:value-type="float" office:value="-1141.49950586969">
            <text:p>-1141.5</text:p>
          </table:table-cell>
          <table:table-cell table:style-name="ce11" office:value-type="float" office:value="-114369.965911859">
            <text:p>-114370.0</text:p>
          </table:table-cell>
          <table:table-cell table:style-name="ce11" office:value-type="float" office:value="-1.14369965911859">
            <text:p>-1.1</text:p>
          </table:table-cell>
          <table:table-cell table:style-name="ce11" office:value-type="float" office:value="-114369.965911859">
            <text:p>-114370.0</text:p>
          </table:table-cell>
          <table:table-cell table:style-name="ce11" office:value-type="float" office:value="-69532.5300841694">
            <text:p>-69532.5</text:p>
          </table:table-cell>
          <table:table-cell office:value-type="float" office:value="578">
            <text:p>578</text:p>
          </table:table-cell>
          <table:table-cell office:value-type="float" office:value="155">
            <text:p>155</text:p>
          </table:table-cell>
          <table:table-cell table:style-name="ce21" office:value-type="float" office:value="78.8540245566166">
            <text:p>78.85</text:p>
          </table:table-cell>
          <table:table-cell table:style-name="Default" office:value-type="float" office:value="389.746337161445">
            <text:p>389.7463371614</text:p>
          </table:table-cell>
          <table:table-cell office:value-type="float" office:value="1698.00830788974">
            <text:p>1698.0083078898</text:p>
          </table:table-cell>
          <table:table-cell office:value-type="float" office:value="1.12183084250137">
            <text:p>1.1218308425</text:p>
          </table:table-cell>
          <table:table-cell office:value-type="float" office:value="-2191.24741155596">
            <text:p>-2191.247411556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56.029967137598">
            <text:p>-156.0299671376</text:p>
          </table:table-cell>
          <table:table-cell office:value-type="float" office:value="-146658.888923011">
            <text:p>-146658.888923011</text:p>
          </table:table-cell>
          <table:table-cell office:value-type="float" office:value="146658888.923011">
            <text:p>146658888.923011</text:p>
          </table:table-cell>
          <table:table-cell office:value-type="float" office:value="733.5">
            <text:p>733.5</text:p>
          </table:table-cell>
          <table:table-cell office:value-type="float" office:value="150">
            <text:p>150</text:p>
          </table:table-cell>
          <table:table-cell office:value-type="float" office:value="-339472.345783361">
            <text:p>-339472.34578336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spec2-Dropt-actin-Liner_1_1730454765.281972</text:p>
          </table:table-cell>
          <table:table-cell table:style-name="ce11" office:value-type="float" office:value="-1059.99633939757">
            <text:p>-1060.0</text:p>
          </table:table-cell>
          <table:table-cell table:style-name="ce11" office:value-type="float" office:value="-106147.648331702">
            <text:p>-106147.6</text:p>
          </table:table-cell>
          <table:table-cell table:style-name="ce11" office:value-type="float" office:value="-1.06147648331702">
            <text:p>-1.1</text:p>
          </table:table-cell>
          <table:table-cell table:style-name="ce11" office:value-type="float" office:value="-106147.648331702">
            <text:p>-106147.6</text:p>
          </table:table-cell>
          <table:table-cell table:style-name="ce11" office:value-type="float" office:value="-66776.150649825">
            <text:p>-66776.2</text:p>
          </table:table-cell>
          <table:table-cell office:value-type="float" office:value="524">
            <text:p>524</text:p>
          </table:table-cell>
          <table:table-cell office:value-type="float" office:value="141">
            <text:p>141</text:p>
          </table:table-cell>
          <table:table-cell table:style-name="ce21" office:value-type="float" office:value="78.796992481203">
            <text:p>78.80</text:p>
          </table:table-cell>
          <table:table-cell table:style-name="Default" office:value-type="float" office:value="392.078526824885">
            <text:p>392.0785268249</text:p>
          </table:table-cell>
          <table:table-cell office:value-type="float" office:value="1698.00830788974">
            <text:p>1698.0083078898</text:p>
          </table:table-cell>
          <table:table-cell office:value-type="float" office:value="8.54595032059297">
            <text:p>8.5459503206</text:p>
          </table:table-cell>
          <table:table-cell office:value-type="float" office:value="-2209.90635736129">
            <text:p>-2209.9063573613</text:p>
          </table:table-cell>
          <table:table-cell office:value-type="float" office:value="-15.2183163166628">
            <text:p>-15.2183163167</text:p>
          </table:table-cell>
          <table:table-cell office:value-type="float" office:value="-2890.6593071887">
            <text:p>-2890.6593071887</text:p>
          </table:table-cell>
          <table:table-cell office:value-type="float" office:value="-159.62052380707">
            <text:p>-159.6205238071</text:p>
          </table:table-cell>
          <table:table-cell office:value-type="float" office:value="-133060.312664332">
            <text:p>-133060.312664332</text:p>
          </table:table-cell>
          <table:table-cell office:value-type="float" office:value="133060312.664333">
            <text:p>133060312.664333</text:p>
          </table:table-cell>
          <table:table-cell office:value-type="float" office:value="665.5">
            <text:p>665.5</text:p>
          </table:table-cell>
          <table:table-cell office:value-type="float" office:value="139">
            <text:p>139</text:p>
          </table:table-cell>
          <table:table-cell office:value-type="float" office:value="-311555.291438947">
            <text:p>-311555.29143894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spec2-Dropt-actin-Liner_1_1730456175.381315</text:p>
          </table:table-cell>
          <table:table-cell table:style-name="ce11" office:value-type="float" office:value="-1173.06485942481">
            <text:p>-1173.1</text:p>
          </table:table-cell>
          <table:table-cell table:style-name="ce11" office:value-type="float" office:value="-117508.983306848">
            <text:p>-117509.0</text:p>
          </table:table-cell>
          <table:table-cell table:style-name="ce11" office:value-type="float" office:value="-1.17508983306848">
            <text:p>-1.2</text:p>
          </table:table-cell>
          <table:table-cell table:style-name="ce11" office:value-type="float" office:value="-117508.983306847">
            <text:p>-117509.0</text:p>
          </table:table-cell>
          <table:table-cell table:style-name="ce11" office:value-type="float" office:value="-70416.5810028485">
            <text:p>-70416.6</text:p>
          </table:table-cell>
          <table:table-cell office:value-type="float" office:value="549">
            <text:p>549</text:p>
          </table:table-cell>
          <table:table-cell office:value-type="float" office:value="150">
            <text:p>150</text:p>
          </table:table-cell>
          <table:table-cell table:style-name="ce21" office:value-type="float" office:value="78.5407725321888">
            <text:p>78.54</text:p>
          </table:table-cell>
          <table:table-cell table:style-name="Default" office:value-type="float" office:value="380.581652406896">
            <text:p>380.5816524069</text:p>
          </table:table-cell>
          <table:table-cell office:value-type="float" office:value="1698.00830788974">
            <text:p>1698.0083078898</text:p>
          </table:table-cell>
          <table:table-cell office:value-type="float" office:value="1.12183084250137">
            <text:p>1.1218308425</text:p>
          </table:table-cell>
          <table:table-cell office:value-type="float" office:value="-2176.32206985489">
            <text:p>-2176.3220698549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68.110133486191">
            <text:p>-168.1101334862</text:p>
          </table:table-cell>
          <table:table-cell office:value-type="float" office:value="-139852.343360053">
            <text:p>-139852.343360053</text:p>
          </table:table-cell>
          <table:table-cell office:value-type="float" office:value="139852343.360053">
            <text:p>139852343.360053</text:p>
          </table:table-cell>
          <table:table-cell office:value-type="float" office:value="699.5">
            <text:p>699.5</text:p>
          </table:table-cell>
          <table:table-cell office:value-type="float" office:value="144">
            <text:p>144</text:p>
          </table:table-cell>
          <table:table-cell office:value-type="float" office:value="-326254.090805277">
            <text:p>-326254.09080527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spec2-Dropt-actin-Liner_1_1730457550.686753</text:p>
          </table:table-cell>
          <table:table-cell table:style-name="ce11" office:value-type="float" office:value="-1145.99749546078">
            <text:p>-1146.0</text:p>
          </table:table-cell>
          <table:table-cell table:style-name="ce11" office:value-type="float" office:value="-114885.402966049">
            <text:p>-114885.4</text:p>
          </table:table-cell>
          <table:table-cell table:style-name="ce11" office:value-type="float" office:value="-1.14885402966049">
            <text:p>-1.1</text:p>
          </table:table-cell>
          <table:table-cell table:style-name="ce11" office:value-type="float" office:value="-114885.402966049">
            <text:p>-114885.4</text:p>
          </table:table-cell>
          <table:table-cell table:style-name="ce11" office:value-type="float" office:value="-69705.7397700906">
            <text:p>-69705.7</text:p>
          </table:table-cell>
          <table:table-cell office:value-type="float" office:value="590">
            <text:p>590</text:p>
          </table:table-cell>
          <table:table-cell office:value-type="float" office:value="159">
            <text:p>159</text:p>
          </table:table-cell>
          <table:table-cell table:style-name="ce21" office:value-type="float" office:value="78.7716955941255">
            <text:p>78.77</text:p>
          </table:table-cell>
          <table:table-cell table:style-name="Default" office:value-type="float" office:value="388.503213194371">
            <text:p>388.5032131944</text:p>
          </table:table-cell>
          <table:table-cell office:value-type="float" office:value="1698.00830788974">
            <text:p>1698.0083078898</text:p>
          </table:table-cell>
          <table:table-cell office:value-type="float" office:value="1.12183084250137">
            <text:p>1.1218308425</text:p>
          </table:table-cell>
          <table:table-cell office:value-type="float" office:value="-2164.16540094798">
            <text:p>-2164.165400948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53.385050688984">
            <text:p>-153.385050689</text:p>
          </table:table-cell>
          <table:table-cell office:value-type="float" office:value="-149859.974571606">
            <text:p>-149859.974571606</text:p>
          </table:table-cell>
          <table:table-cell office:value-type="float" office:value="149859974.571606">
            <text:p>149859974.571606</text:p>
          </table:table-cell>
          <table:table-cell office:value-type="float" office:value="749.5">
            <text:p>749.5</text:p>
          </table:table-cell>
          <table:table-cell office:value-type="float" office:value="152">
            <text:p>152</text:p>
          </table:table-cell>
          <table:table-cell office:value-type="float" office:value="-343893.569576653">
            <text:p>-343893.56957665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spec2-Dropt-actin-Liner_1_1730458919.270134</text:p>
          </table:table-cell>
          <table:table-cell table:style-name="ce11" office:value-type="float" office:value="84.42623866218">
            <text:p>84.4</text:p>
          </table:table-cell>
          <table:table-cell table:style-name="ce11" office:value-type="float" office:value="8263.83878458329">
            <text:p>8263.8</text:p>
          </table:table-cell>
          <table:table-cell table:style-name="ce11" office:value-type="float" office:value="0.0826383878458329">
            <text:p>0.1</text:p>
          </table:table-cell>
          <table:table-cell table:style-name="ce11" office:value-type="float" office:value="8263.83878458329">
            <text:p>8263.8</text:p>
          </table:table-cell>
          <table:table-cell table:style-name="ce11" office:value-type="float" office:value="8337.06880629528">
            <text:p>8337.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table:style-name="ce21" office:value-type="float" office:value="88.3116883116883">
            <text:p>88.31</text:p>
          </table:table-cell>
          <table:table-cell table:style-name="Default" office:value-type="float" office:value="381.859232221789">
            <text:p>381.8592322218</text:p>
          </table:table-cell>
          <table:table-cell office:value-type="float" office:value="886.218792243628">
            <text:p>886.2187922436</text:p>
          </table:table-cell>
          <table:table-cell office:value-type="float" office:value="33.1661646277353">
            <text:p>33.1661646277</text:p>
          </table:table-cell>
          <table:table-cell office:value-type="float" office:value="-1966.95433405537">
            <text:p>-1966.9543340554</text:p>
          </table:table-cell>
          <table:table-cell office:value-type="float" office:value="-40.2958492155158">
            <text:p>-40.2958492155</text:p>
          </table:table-cell>
          <table:table-cell office:value-type="float" office:value="-2349.24405900062">
            <text:p>-2349.2440590006</text:p>
          </table:table-cell>
          <table:table-cell office:value-type="float" office:value="107.322581617965">
            <text:p>107.322581618</text:p>
          </table:table-cell>
          <table:table-cell office:value-type="float" office:value="-15415.9798186032">
            <text:p>-15415.9798186032</text:p>
          </table:table-cell>
          <table:table-cell office:value-type="float" office:value="15415979.8186032">
            <text:p>15415979.8186032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-17662.2931572828">
            <text:p>-17662.293157282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spec2-Dropt-actin-Liner_1_1730460452.7213702</text:p>
          </table:table-cell>
          <table:table-cell table:style-name="ce11" office:value-type="float" office:value="-1144.86995922699">
            <text:p>-1144.9</text:p>
          </table:table-cell>
          <table:table-cell table:style-name="ce11" office:value-type="float" office:value="-114715.865861052">
            <text:p>-114715.9</text:p>
          </table:table-cell>
          <table:table-cell table:style-name="ce11" office:value-type="float" office:value="-1.14715865861052">
            <text:p>-1.1</text:p>
          </table:table-cell>
          <table:table-cell table:style-name="ce11" office:value-type="float" office:value="-114715.865861052">
            <text:p>-114715.9</text:p>
          </table:table-cell>
          <table:table-cell table:style-name="ce11" office:value-type="float" office:value="-69618.3896134236">
            <text:p>-69618.4</text:p>
          </table:table-cell>
          <table:table-cell office:value-type="float" office:value="570">
            <text:p>570</text:p>
          </table:table-cell>
          <table:table-cell office:value-type="float" office:value="154">
            <text:p>154</text:p>
          </table:table-cell>
          <table:table-cell table:style-name="ce21" office:value-type="float" office:value="78.7292817679558">
            <text:p>78.73</text:p>
          </table:table-cell>
          <table:table-cell table:style-name="Default" office:value-type="float" office:value="386.989797230868">
            <text:p>386.9897972309</text:p>
          </table:table-cell>
          <table:table-cell office:value-type="float" office:value="1698.00830788974">
            <text:p>1698.0083078898</text:p>
          </table:table-cell>
          <table:table-cell office:value-type="float" office:value="1.12183084250137">
            <text:p>1.1218308425</text:p>
          </table:table-cell>
          <table:table-cell office:value-type="float" office:value="-2177.27305378342">
            <text:p>-2177.2730537834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58.447328537364">
            <text:p>-158.4473285374</text:p>
          </table:table-cell>
          <table:table-cell office:value-type="float" office:value="-144857.641775915">
            <text:p>-144857.641775915</text:p>
          </table:table-cell>
          <table:table-cell office:value-type="float" office:value="144857641.775915">
            <text:p>144857641.775915</text:p>
          </table:table-cell>
          <table:table-cell office:value-type="float" office:value="724.5">
            <text:p>724.5</text:p>
          </table:table-cell>
          <table:table-cell office:value-type="float" office:value="148">
            <text:p>148</text:p>
          </table:table-cell>
          <table:table-cell office:value-type="float" office:value="-335136.992496742">
            <text:p>-335136.99249674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spec2-Dropt-actin-Liner_1_1730461972.928586</text:p>
          </table:table-cell>
          <table:table-cell table:style-name="ce11" office:value-type="float" office:value="-832.606416430306">
            <text:p>-832.6</text:p>
          </table:table-cell>
          <table:table-cell table:style-name="ce11" office:value-type="float" office:value="-83485.0629269036">
            <text:p>-83485.1</text:p>
          </table:table-cell>
          <table:table-cell table:style-name="ce11" office:value-type="float" office:value="-0.834850629269036">
            <text:p>-0.8</text:p>
          </table:table-cell>
          <table:table-cell table:style-name="ce11" office:value-type="float" office:value="-83485.0629269035">
            <text:p>-83485.1</text:p>
          </table:table-cell>
          <table:table-cell table:style-name="ce11" office:value-type="float" office:value="-58189.9213693384">
            <text:p>-58189.9</text:p>
          </table:table-cell>
          <table:table-cell office:value-type="float" office:value="486">
            <text:p>486</text:p>
          </table:table-cell>
          <table:table-cell office:value-type="float" office:value="127">
            <text:p>127</text:p>
          </table:table-cell>
          <table:table-cell table:style-name="ce21" office:value-type="float" office:value="79.2822185970636">
            <text:p>79.28</text:p>
          </table:table-cell>
          <table:table-cell table:style-name="Default" office:value-type="float" office:value="399.493177343137">
            <text:p>399.4931773431</text:p>
          </table:table-cell>
          <table:table-cell office:value-type="float" office:value="1698.00830788974">
            <text:p>1698.0083078898</text:p>
          </table:table-cell>
          <table:table-cell office:value-type="float" office:value="18.8498894029908">
            <text:p>18.849889403</text:p>
          </table:table-cell>
          <table:table-cell office:value-type="float" office:value="-2186.13186705251">
            <text:p>-2186.1318670525</text:p>
          </table:table-cell>
          <table:table-cell office:value-type="float" office:value="-15.2183163166628">
            <text:p>-15.2183163167</text:p>
          </table:table-cell>
          <table:table-cell office:value-type="float" office:value="-4494.89423373045">
            <text:p>-4494.8942337305</text:p>
          </table:table-cell>
          <table:table-cell office:value-type="float" office:value="-136.190967254329">
            <text:p>-136.1909672543</text:p>
          </table:table-cell>
          <table:table-cell office:value-type="float" office:value="-122677.792729803">
            <text:p>-122677.792729803</text:p>
          </table:table-cell>
          <table:table-cell office:value-type="float" office:value="122677792.729803">
            <text:p>122677792.729803</text:p>
          </table:table-cell>
          <table:table-cell office:value-type="float" office:value="613.5">
            <text:p>613.5</text:p>
          </table:table-cell>
          <table:table-cell office:value-type="float" office:value="122">
            <text:p>122</text:p>
          </table:table-cell>
          <table:table-cell office:value-type="float" office:value="-277249.912028336">
            <text:p>-277249.912028336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spec2-Dropt-actin-Liner_1_1730463370.056181</text:p>
          </table:table-cell>
          <table:table-cell table:style-name="ce11" office:value-type="float" office:value="-80.2530055792017">
            <text:p>-80.3</text:p>
          </table:table-cell>
          <table:table-cell table:style-name="ce11" office:value-type="float" office:value="-8204.206861543">
            <text:p>-8204.2</text:p>
          </table:table-cell>
          <table:table-cell table:style-name="ce11" office:value-type="float" office:value="-0.0820420686154301">
            <text:p>-0.1</text:p>
          </table:table-cell>
          <table:table-cell table:style-name="ce11" office:value-type="float" office:value="-8204.206861543">
            <text:p>-8204.2</text:p>
          </table:table-cell>
          <table:table-cell table:style-name="ce11" office:value-type="float" office:value="-8586.81357425401">
            <text:p>-8586.8</text:p>
          </table:table-cell>
          <table:table-cell office:value-type="float" office:value="136">
            <text:p>136</text:p>
          </table:table-cell>
          <table:table-cell office:value-type="float" office:value="28">
            <text:p>28</text:p>
          </table:table-cell>
          <table:table-cell table:style-name="ce21" office:value-type="float" office:value="82.9268292682927">
            <text:p>82.93</text:p>
          </table:table-cell>
          <table:table-cell table:style-name="Default" office:value-type="float" office:value="375.502899990349">
            <text:p>375.5028999904</text:p>
          </table:table-cell>
          <table:table-cell office:value-type="float" office:value="858.363642017706">
            <text:p>858.3636420177</text:p>
          </table:table-cell>
          <table:table-cell office:value-type="float" office:value="32.5487046136113">
            <text:p>32.5487046136</text:p>
          </table:table-cell>
          <table:table-cell office:value-type="float" office:value="-2116.8786164368">
            <text:p>-2116.8786164368</text:p>
          </table:table-cell>
          <table:table-cell office:value-type="float" office:value="-25.0547620612633">
            <text:p>-25.0547620613</text:p>
          </table:table-cell>
          <table:table-cell office:value-type="float" office:value="-2531.09826783478">
            <text:p>-2531.0982678348</text:p>
          </table:table-cell>
          <table:table-cell office:value-type="float" office:value="-50.0256515947744">
            <text:p>-50.0256515948</text:p>
          </table:table-cell>
          <table:table-cell office:value-type="float" office:value="-32808.2039971356">
            <text:p>-32808.2039971356</text:p>
          </table:table-cell>
          <table:table-cell office:value-type="float" office:value="32808203.9971356">
            <text:p>32808203.9971356</text:p>
          </table:table-cell>
          <table:table-cell office:value-type="float" office:value="164">
            <text:p>164</text:p>
          </table:table-cell>
          <table:table-cell office:value-type="float" office:value="27">
            <text:p>27</text:p>
          </table:table-cell>
          <table:table-cell office:value-type="float" office:value="-59247.5464981692">
            <text:p>-59247.546498169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spec2-Dropt-actin-Liner_1_1730464876.1152508</text:p>
          </table:table-cell>
          <table:table-cell table:style-name="ce11" office:value-type="float" office:value="-377.222234066526">
            <text:p>-377.2</text:p>
          </table:table-cell>
          <table:table-cell table:style-name="ce11" office:value-type="float" office:value="-37836.6370591823">
            <text:p>-37836.6</text:p>
          </table:table-cell>
          <table:table-cell table:style-name="ce11" office:value-type="float" office:value="-0.378366370591823">
            <text:p>-0.4</text:p>
          </table:table-cell>
          <table:table-cell table:style-name="ce11" office:value-type="float" office:value="-37836.6370591823">
            <text:p>-37836.6</text:p>
          </table:table-cell>
          <table:table-cell table:style-name="ce11" office:value-type="float" office:value="-32688.2150125781">
            <text:p>-32688.2</text:p>
          </table:table-cell>
          <table:table-cell office:value-type="float" office:value="245">
            <text:p>245</text:p>
          </table:table-cell>
          <table:table-cell office:value-type="float" office:value="61">
            <text:p>61</text:p>
          </table:table-cell>
          <table:table-cell table:style-name="ce21" office:value-type="float" office:value="80.0653594771242">
            <text:p>80.07</text:p>
          </table:table-cell>
          <table:table-cell table:style-name="Default" office:value-type="float" office:value="391.564564297235">
            <text:p>391.5645642972</text:p>
          </table:table-cell>
          <table:table-cell office:value-type="float" office:value="1167.05929993249">
            <text:p>1167.0592999325</text:p>
          </table:table-cell>
          <table:table-cell office:value-type="float" office:value="13.0876460341096">
            <text:p>13.0876460341</text:p>
          </table:table-cell>
          <table:table-cell office:value-type="float" office:value="-2192.95008708205">
            <text:p>-2192.9500870821</text:p>
          </table:table-cell>
          <table:table-cell office:value-type="float" office:value="-116.305478443785">
            <text:p>-116.3054784438</text:p>
          </table:table-cell>
          <table:table-cell office:value-type="float" office:value="-3568.21657478629">
            <text:p>-3568.2165747863</text:p>
          </table:table-cell>
          <table:table-cell office:value-type="float" office:value="-123.649140716282">
            <text:p>-123.6491407163</text:p>
          </table:table-cell>
          <table:table-cell office:value-type="float" office:value="-61192.7561190599">
            <text:p>-61192.7561190599</text:p>
          </table:table-cell>
          <table:table-cell office:value-type="float" office:value="61192756.1190599">
            <text:p>61192756.1190599</text:p>
          </table:table-cell>
          <table:table-cell office:value-type="float" office:value="306">
            <text:p>306</text:p>
          </table:table-cell>
          <table:table-cell office:value-type="float" office:value="60">
            <text:p>60</text:p>
          </table:table-cell>
          <table:table-cell office:value-type="float" office:value="-133653.649833561">
            <text:p>-133653.64983356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spec2-Dropt-actin-Liner_1_1730466405.380346</text:p>
          </table:table-cell>
          <table:table-cell table:style-name="ce11" office:value-type="float" office:value="-286.546645072915">
            <text:p>-286.5</text:p>
          </table:table-cell>
          <table:table-cell table:style-name="ce11" office:value-type="float" office:value="-28851.0716193508">
            <text:p>-28851.1</text:p>
          </table:table-cell>
          <table:table-cell table:style-name="ce11" office:value-type="float" office:value="-0.288510716193508">
            <text:p>-0.3</text:p>
          </table:table-cell>
          <table:table-cell table:style-name="ce11" office:value-type="float" office:value="-28851.0716193508">
            <text:p>-28851.1</text:p>
          </table:table-cell>
          <table:table-cell table:style-name="ce11" office:value-type="float" office:value="-26269.1859505594">
            <text:p>-26269.2</text:p>
          </table:table-cell>
          <table:table-cell office:value-type="float" office:value="236">
            <text:p>236</text:p>
          </table:table-cell>
          <table:table-cell office:value-type="float" office:value="55">
            <text:p>55</text:p>
          </table:table-cell>
          <table:table-cell table:style-name="ce21" office:value-type="float" office:value="81.0996563573883">
            <text:p>81.10</text:p>
          </table:table-cell>
          <table:table-cell table:style-name="Default" office:value-type="float" office:value="398.549630404419">
            <text:p>398.5496304044</text:p>
          </table:table-cell>
          <table:table-cell office:value-type="float" office:value="1167.05929993249">
            <text:p>1167.0592999325</text:p>
          </table:table-cell>
          <table:table-cell office:value-type="float" office:value="44.3800915994943">
            <text:p>44.3800915995</text:p>
          </table:table-cell>
          <table:table-cell office:value-type="float" office:value="-2234.70517081443">
            <text:p>-2234.7051708144</text:p>
          </table:table-cell>
          <table:table-cell office:value-type="float" office:value="-2099.05074176243">
            <text:p>-2099.0507417624</text:p>
          </table:table-cell>
          <table:table-cell office:value-type="float" office:value="-3047.71907368653">
            <text:p>-3047.7190736865</text:p>
          </table:table-cell>
          <table:table-cell office:value-type="float" office:value="-99.1445760115149">
            <text:p>-99.1445760115</text:p>
          </table:table-cell>
          <table:table-cell office:value-type="float" office:value="-58200.2491775582">
            <text:p>-58200.2491775582</text:p>
          </table:table-cell>
          <table:table-cell office:value-type="float" office:value="58200249.1775582">
            <text:p>58200249.1775582</text:p>
          </table:table-cell>
          <table:table-cell office:value-type="float" office:value="291">
            <text:p>291</text:p>
          </table:table-cell>
          <table:table-cell office:value-type="float" office:value="55">
            <text:p>55</text:p>
          </table:table-cell>
          <table:table-cell office:value-type="float" office:value="-122908.784394794">
            <text:p>-122908.78439479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370:.D379])/COUNT([.D370:.D379])" office:value-type="float" office:value="-715.763022186662">
            <text:p>-715.8</text:p>
          </table:table-cell>
          <table:table-cell table:style-name="ce8" table:formula="of:=SUM([.E370:.E379])/COUNT([.E370:.E379])" office:value-type="float" office:value="-71774.1006059906">
            <text:p>-71774.1</text:p>
          </table:table-cell>
          <table:table-cell table:style-name="ce8" table:formula="of:=SUM([.F370:.F379])/COUNT([.F370:.F379])" office:value-type="float" office:value="-0.717741006059906">
            <text:p>-0.7</text:p>
          </table:table-cell>
          <table:table-cell table:style-name="ce8" table:formula="of:=SUM([.G370:.G379])/COUNT([.G370:.G379])" office:value-type="float" office:value="-71774.1006059906">
            <text:p>-71774.1</text:p>
          </table:table-cell>
          <table:table-cell table:style-name="ce8" table:formula="of:=SUM([.H370:.H379])/COUNT([.H370:.H379])" office:value-type="float" office:value="-46344.6458220792">
            <text:p>-46344.6</text:p>
          </table:table-cell>
          <table:table-cell table:style-name="ce12" table:formula="of:=SUM([.I370:.I379])/COUNT([.I370:.I379])" office:value-type="float" office:value="398.2">
            <text:p>398</text:p>
          </table:table-cell>
          <table:table-cell table:style-name="ce12" table:formula="of:=SUM([.J370:.J379])/COUNT([.J370:.J379])" office:value-type="float" office:value="103.9">
            <text:p>104</text:p>
          </table:table-cell>
          <table:table-cell table:style-name="ce17" table:formula="of:=SUM([.K370:.K379])/COUNT([.K370:.K379])" office:value-type="float" office:value="80.5378518943647">
            <text:p>80.54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weigm-Dropt-actin-Liner_1_1730467802.7218828</text:p>
          </table:table-cell>
          <table:table-cell table:style-name="ce11" office:value-type="float" office:value="-848.38416584532">
            <text:p>-848.4</text:p>
          </table:table-cell>
          <table:table-cell table:style-name="ce11" office:value-type="float" office:value="-85104.2979279311">
            <text:p>-85104.3</text:p>
          </table:table-cell>
          <table:table-cell table:style-name="ce11" office:value-type="float" office:value="-0.851042979279311">
            <text:p>-0.9</text:p>
          </table:table-cell>
          <table:table-cell table:style-name="ce11" office:value-type="float" office:value="-85104.2979279312">
            <text:p>-85104.3</text:p>
          </table:table-cell>
          <table:table-cell table:style-name="ce11" office:value-type="float" office:value="-58774.5826212563">
            <text:p>-58774.6</text:p>
          </table:table-cell>
          <table:table-cell office:value-type="float" office:value="474">
            <text:p>474</text:p>
          </table:table-cell>
          <table:table-cell office:value-type="float" office:value="122">
            <text:p>122</text:p>
          </table:table-cell>
          <table:table-cell table:style-name="ce21" office:value-type="float" office:value="79.5302013422819">
            <text:p>79.53</text:p>
          </table:table-cell>
          <table:table-cell table:style-name="Default" office:value-type="float" office:value="377.418219896458">
            <text:p>377.4182198965</text:p>
          </table:table-cell>
          <table:table-cell office:value-type="float" office:value="1698.00830788974">
            <text:p>1698.0083078898</text:p>
          </table:table-cell>
          <table:table-cell office:value-type="float" office:value="1.12183084250137">
            <text:p>1.1218308425</text:p>
          </table:table-cell>
          <table:table-cell office:value-type="float" office:value="-2163.93880458076">
            <text:p>-2163.9388045808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42.792446187804">
            <text:p>-142.7924461878</text:p>
          </table:table-cell>
          <table:table-cell office:value-type="float" office:value="-119274.470172244">
            <text:p>-119274.470172244</text:p>
          </table:table-cell>
          <table:table-cell office:value-type="float" office:value="119274470.172244">
            <text:p>119274470.172244</text:p>
          </table:table-cell>
          <table:table-cell office:value-type="float" office:value="596.5">
            <text:p>596.5</text:p>
          </table:table-cell>
          <table:table-cell office:value-type="float" office:value="116">
            <text:p>116</text:p>
          </table:table-cell>
          <table:table-cell office:value-type="float" office:value="-263806.314485895">
            <text:p>-263806.31448589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weigm-Dropt-actin-Liner_1_1730471746.670448</text:p>
          </table:table-cell>
          <table:table-cell table:style-name="ce11" office:value-type="float" office:value="-1128.79556947117">
            <text:p>-1128.8</text:p>
          </table:table-cell>
          <table:table-cell table:style-name="ce11" office:value-type="float" office:value="-112973.568130605">
            <text:p>-112973.6</text:p>
          </table:table-cell>
          <table:table-cell table:style-name="ce11" office:value-type="float" office:value="-1.12973568130605">
            <text:p>-1.1</text:p>
          </table:table-cell>
          <table:table-cell table:style-name="ce11" office:value-type="float" office:value="-112973.568130605">
            <text:p>-112973.6</text:p>
          </table:table-cell>
          <table:table-cell table:style-name="ce11" office:value-type="float" office:value="-68959.2125905519">
            <text:p>-68959.2</text:p>
          </table:table-cell>
          <table:table-cell office:value-type="float" office:value="499">
            <text:p>499</text:p>
          </table:table-cell>
          <table:table-cell office:value-type="float" office:value="141">
            <text:p>141</text:p>
          </table:table-cell>
          <table:table-cell table:style-name="ce21" office:value-type="float" office:value="77.96875">
            <text:p>77.97</text:p>
          </table:table-cell>
          <table:table-cell table:style-name="Default" office:value-type="float" office:value="386.665507811117">
            <text:p>386.6655078111</text:p>
          </table:table-cell>
          <table:table-cell office:value-type="float" office:value="1698.00830788974">
            <text:p>1698.0083078898</text:p>
          </table:table-cell>
          <table:table-cell office:value-type="float" office:value="1.12183084250137">
            <text:p>1.1218308425</text:p>
          </table:table-cell>
          <table:table-cell office:value-type="float" office:value="-2169.64295410179">
            <text:p>-2169.6429541018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76.52120020407">
            <text:p>-176.5212002041</text:p>
          </table:table-cell>
          <table:table-cell office:value-type="float" office:value="-128050.977409279">
            <text:p>-128050.977409279</text:p>
          </table:table-cell>
          <table:table-cell office:value-type="float" office:value="128050977.409279">
            <text:p>128050977.409279</text:p>
          </table:table-cell>
          <table:table-cell office:value-type="float" office:value="640.5">
            <text:p>640.5</text:p>
          </table:table-cell>
          <table:table-cell office:value-type="float" office:value="135">
            <text:p>135</text:p>
          </table:table-cell>
          <table:table-cell office:value-type="float" office:value="-305756.598742447">
            <text:p>-305756.59874244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weigm-Dropt-actin-Liner_1_1730475625.641744</text:p>
          </table:table-cell>
          <table:table-cell table:style-name="ce11" office:value-type="float" office:value="-14.5794048492629">
            <text:p>-14.6</text:p>
          </table:table-cell>
          <table:table-cell table:style-name="ce11" office:value-type="float" office:value="-1450.22823396514">
            <text:p>-1450.2</text:p>
          </table:table-cell>
          <table:table-cell table:style-name="ce11" office:value-type="float" office:value="-0.0145022823396514">
            <text:p>0.0</text:p>
          </table:table-cell>
          <table:table-cell table:style-name="ce11" office:value-type="float" office:value="-1450.22823396514">
            <text:p>-1450.2</text:p>
          </table:table-cell>
          <table:table-cell table:style-name="ce11" office:value-type="float" office:value="-1579.72335287238">
            <text:p>-1579.7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style-name="ce21" office:value-type="float" office:value="79.3103448275862">
            <text:p>79.31</text:p>
          </table:table-cell>
          <table:table-cell table:style-name="Default" office:value-type="float" office:value="411.534912295782">
            <text:p>411.5349122958</text:p>
          </table:table-cell>
          <table:table-cell office:value-type="float" office:value="742.972640237989">
            <text:p>742.972640238</text:p>
          </table:table-cell>
          <table:table-cell office:value-type="float" office:value="163.672299621467">
            <text:p>163.6722996215</text:p>
          </table:table-cell>
          <table:table-cell office:value-type="float" office:value="-1819.25520279469">
            <text:p>-1819.2552027947</text:p>
          </table:table-cell>
          <table:table-cell office:value-type="float" office:value="-71.6366717734491">
            <text:p>-71.6366717734</text:p>
          </table:table-cell>
          <table:table-cell office:value-type="float" office:value="-2268.67673857827">
            <text:p>-2268.6767385783</text:p>
          </table:table-cell>
          <table:table-cell office:value-type="float" office:value="-50.0078701367291">
            <text:p>-50.0078701367</text:p>
          </table:table-cell>
          <table:table-cell office:value-type="float" office:value="-5801.45122298902">
            <text:p>-5801.451222989</text:p>
          </table:table-cell>
          <table:table-cell office:value-type="float" office:value="5801451.22298902">
            <text:p>5801451.2229890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-10843.8945449947">
            <text:p>-10843.894544994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weigm-Dropt-actin-Liner_1_1730479490.585417</text:p>
          </table:table-cell>
          <table:table-cell table:style-name="ce11" office:value-type="float" office:value="-946.647022402748">
            <text:p>-946.6</text:p>
          </table:table-cell>
          <table:table-cell table:style-name="ce11" office:value-type="float" office:value="-94783.6410139153">
            <text:p>-94783.6</text:p>
          </table:table-cell>
          <table:table-cell table:style-name="ce11" office:value-type="float" office:value="-0.947836410139153">
            <text:p>-0.9</text:p>
          </table:table-cell>
          <table:table-cell table:style-name="ce11" office:value-type="float" office:value="-94783.6410139154">
            <text:p>-94783.6</text:p>
          </table:table-cell>
          <table:table-cell table:style-name="ce11" office:value-type="float" office:value="-62545.6015190843">
            <text:p>-62545.6</text:p>
          </table:table-cell>
          <table:table-cell office:value-type="float" office:value="440">
            <text:p>440</text:p>
          </table:table-cell>
          <table:table-cell office:value-type="float" office:value="122">
            <text:p>122</text:p>
          </table:table-cell>
          <table:table-cell table:style-name="ce21" office:value-type="float" office:value="78.2918149466192">
            <text:p>78.29</text:p>
          </table:table-cell>
          <table:table-cell table:style-name="Default" office:value-type="float" office:value="387.143596916342">
            <text:p>387.1435969163</text:p>
          </table:table-cell>
          <table:table-cell office:value-type="float" office:value="1167.05929993249">
            <text:p>1167.0592999325</text:p>
          </table:table-cell>
          <table:table-cell office:value-type="float" office:value="4.68671318788256">
            <text:p>4.6867131879</text:p>
          </table:table-cell>
          <table:table-cell office:value-type="float" office:value="-2173.17068571398">
            <text:p>-2173.170685714</text:p>
          </table:table-cell>
          <table:table-cell office:value-type="float" office:value="-15.2183163166628">
            <text:p>-15.2183163167</text:p>
          </table:table-cell>
          <table:table-cell office:value-type="float" office:value="-2912.30694572597">
            <text:p>-2912.306945726</text:p>
          </table:table-cell>
          <table:table-cell office:value-type="float" office:value="-168.654165505187">
            <text:p>-168.6541655052</text:p>
          </table:table-cell>
          <table:table-cell office:value-type="float" office:value="-112461.377736723">
            <text:p>-112461.377736723</text:p>
          </table:table-cell>
          <table:table-cell office:value-type="float" office:value="112461377.736723">
            <text:p>112461377.736723</text:p>
          </table:table-cell>
          <table:table-cell office:value-type="float" office:value="562.5">
            <text:p>562.5</text:p>
          </table:table-cell>
          <table:table-cell office:value-type="float" office:value="118">
            <text:p>118</text:p>
          </table:table-cell>
          <table:table-cell office:value-type="float" office:value="-264757.902547182">
            <text:p>-264757.90254718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weigm-Dropt-actin-Liner_1_1730484466.395676</text:p>
          </table:table-cell>
          <table:table-cell table:style-name="ce11" office:value-type="float" office:value="-747.177204189976">
            <text:p>-747.2</text:p>
          </table:table-cell>
          <table:table-cell table:style-name="ce11" office:value-type="float" office:value="-75049.7036551681">
            <text:p>-75049.7</text:p>
          </table:table-cell>
          <table:table-cell table:style-name="ce11" office:value-type="float" office:value="-0.750497036551681">
            <text:p>-0.8</text:p>
          </table:table-cell>
          <table:table-cell table:style-name="ce11" office:value-type="float" office:value="-75049.7036551682">
            <text:p>-75049.7</text:p>
          </table:table-cell>
          <table:table-cell table:style-name="ce11" office:value-type="float" office:value="-54369.4886160133">
            <text:p>-54369.5</text:p>
          </table:table-cell>
          <table:table-cell office:value-type="float" office:value="464">
            <text:p>464</text:p>
          </table:table-cell>
          <table:table-cell office:value-type="float" office:value="119">
            <text:p>119</text:p>
          </table:table-cell>
          <table:table-cell table:style-name="ce21" office:value-type="float" office:value="79.5883361921098">
            <text:p>79.59</text:p>
          </table:table-cell>
          <table:table-cell table:style-name="Default" office:value-type="float" office:value="387.842655694469">
            <text:p>387.8426556945</text:p>
          </table:table-cell>
          <table:table-cell office:value-type="float" office:value="1698.00830788974">
            <text:p>1698.0083078898</text:p>
          </table:table-cell>
          <table:table-cell office:value-type="float" office:value="1.12183084250137">
            <text:p>1.1218308425</text:p>
          </table:table-cell>
          <table:table-cell office:value-type="float" office:value="-2142.93021762523">
            <text:p>-2142.9302176252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28.730194948831">
            <text:p>-128.7301949488</text:p>
          </table:table-cell>
          <table:table-cell office:value-type="float" office:value="-116683.233529875">
            <text:p>-116683.233529875</text:p>
          </table:table-cell>
          <table:table-cell office:value-type="float" office:value="116683233.529875">
            <text:p>116683233.529875</text:p>
          </table:table-cell>
          <table:table-cell office:value-type="float" office:value="583.5">
            <text:p>583.5</text:p>
          </table:table-cell>
          <table:table-cell office:value-type="float" office:value="112">
            <text:p>112</text:p>
          </table:table-cell>
          <table:table-cell office:value-type="float" office:value="-254728.37778072">
            <text:p>-254728.3777807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weigm-Dropt-actin-Liner_1_1730488136.581735</text:p>
          </table:table-cell>
          <table:table-cell table:style-name="ce11" office:value-type="float" office:value="-1131.60092803267">
            <text:p>-1131.6</text:p>
          </table:table-cell>
          <table:table-cell table:style-name="ce11" office:value-type="float" office:value="-113406.805399446">
            <text:p>-113406.8</text:p>
          </table:table-cell>
          <table:table-cell table:style-name="ce11" office:value-type="float" office:value="-1.13406805399446">
            <text:p>-1.1</text:p>
          </table:table-cell>
          <table:table-cell table:style-name="ce11" office:value-type="float" office:value="-113406.805399446">
            <text:p>-113406.8</text:p>
          </table:table-cell>
          <table:table-cell table:style-name="ce11" office:value-type="float" office:value="-69221.5566521237">
            <text:p>-69221.6</text:p>
          </table:table-cell>
          <table:table-cell office:value-type="float" office:value="573">
            <text:p>573</text:p>
          </table:table-cell>
          <table:table-cell office:value-type="float" office:value="155">
            <text:p>155</text:p>
          </table:table-cell>
          <table:table-cell table:style-name="ce21" office:value-type="float" office:value="78.7087912087912">
            <text:p>78.71</text:p>
          </table:table-cell>
          <table:table-cell table:style-name="Default" office:value-type="float" office:value="387.663910047588">
            <text:p>387.6639100476</text:p>
          </table:table-cell>
          <table:table-cell office:value-type="float" office:value="1698.00830788974">
            <text:p>1698.0083078898</text:p>
          </table:table-cell>
          <table:table-cell office:value-type="float" office:value="1.12183084250137">
            <text:p>1.1218308425</text:p>
          </table:table-cell>
          <table:table-cell office:value-type="float" office:value="-2164.76274746267">
            <text:p>-2164.7627474627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55.778578845392">
            <text:p>-155.7785788454</text:p>
          </table:table-cell>
          <table:table-cell office:value-type="float" office:value="-145659.352547148">
            <text:p>-145659.352547148</text:p>
          </table:table-cell>
          <table:table-cell office:value-type="float" office:value="145659352.547148">
            <text:p>145659352.547148</text:p>
          </table:table-cell>
          <table:table-cell office:value-type="float" office:value="728.5">
            <text:p>728.5</text:p>
          </table:table-cell>
          <table:table-cell office:value-type="float" office:value="148">
            <text:p>148</text:p>
          </table:table-cell>
          <table:table-cell office:value-type="float" office:value="-335317.719551078">
            <text:p>-335317.71955107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weigm-Dropt-actin-Liner_1_1730492688.5780082</text:p>
          </table:table-cell>
          <table:table-cell table:style-name="ce11" office:value-type="float" office:value="-924.841783435996">
            <text:p>-924.8</text:p>
          </table:table-cell>
          <table:table-cell table:style-name="ce11" office:value-type="float" office:value="-92533.2879625468">
            <text:p>-92533.3</text:p>
          </table:table-cell>
          <table:table-cell table:style-name="ce11" office:value-type="float" office:value="-0.925332879625468">
            <text:p>-0.9</text:p>
          </table:table-cell>
          <table:table-cell table:style-name="ce11" office:value-type="float" office:value="-92533.2879625466">
            <text:p>-92533.3</text:p>
          </table:table-cell>
          <table:table-cell table:style-name="ce11" office:value-type="float" office:value="-61744.0110996499">
            <text:p>-61744.0</text:p>
          </table:table-cell>
          <table:table-cell office:value-type="float" office:value="440">
            <text:p>440</text:p>
          </table:table-cell>
          <table:table-cell office:value-type="float" office:value="124">
            <text:p>124</text:p>
          </table:table-cell>
          <table:table-cell table:style-name="ce21" office:value-type="float" office:value="78.0141843971631">
            <text:p>78.01</text:p>
          </table:table-cell>
          <table:table-cell table:style-name="Default" office:value-type="float" office:value="406.98822808179">
            <text:p>406.9882280818</text:p>
          </table:table-cell>
          <table:table-cell office:value-type="float" office:value="1012.46708784273">
            <text:p>1012.4670878427</text:p>
          </table:table-cell>
          <table:table-cell office:value-type="float" office:value="23.2641680355882">
            <text:p>23.2641680356</text:p>
          </table:table-cell>
          <table:table-cell office:value-type="float" office:value="-2190.38797031076">
            <text:p>-2190.3879703108</text:p>
          </table:table-cell>
          <table:table-cell office:value-type="float" office:value="-5.04295043837919">
            <text:p>-5.0429504384</text:p>
          </table:table-cell>
          <table:table-cell office:value-type="float" office:value="-4226.26325136449">
            <text:p>-4226.2632513645</text:p>
          </table:table-cell>
          <table:table-cell office:value-type="float" office:value="-164.066113408771">
            <text:p>-164.0661134088</text:p>
          </table:table-cell>
          <table:table-cell office:value-type="float" office:value="-112863.83054258">
            <text:p>-112863.83054258</text:p>
          </table:table-cell>
          <table:table-cell office:value-type="float" office:value="112863830.54258">
            <text:p>112863830.54258</text:p>
          </table:table-cell>
          <table:table-cell office:value-type="float" office:value="564.5">
            <text:p>564.5</text:p>
          </table:table-cell>
          <table:table-cell office:value-type="float" office:value="121">
            <text:p>121</text:p>
          </table:table-cell>
          <table:table-cell office:value-type="float" office:value="-271566.808036462">
            <text:p>-271566.80803646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weigm-Dropt-actin-Liner_1_1730496590.191374</text:p>
          </table:table-cell>
          <table:table-cell table:style-name="ce11" office:value-type="float" office:value="-1197.05647710493">
            <text:p>-1197.1</text:p>
          </table:table-cell>
          <table:table-cell table:style-name="ce11" office:value-type="float" office:value="-119861.838897559">
            <text:p>-119861.8</text:p>
          </table:table-cell>
          <table:table-cell table:style-name="ce11" office:value-type="float" office:value="-1.19861838897559">
            <text:p>-1.2</text:p>
          </table:table-cell>
          <table:table-cell table:style-name="ce11" office:value-type="float" office:value="-119861.838897558">
            <text:p>-119861.8</text:p>
          </table:table-cell>
          <table:table-cell table:style-name="ce11" office:value-type="float" office:value="-71159.3481991095">
            <text:p>-71159.3</text:p>
          </table:table-cell>
          <table:table-cell office:value-type="float" office:value="565">
            <text:p>565</text:p>
          </table:table-cell>
          <table:table-cell office:value-type="float" office:value="162">
            <text:p>162</text:p>
          </table:table-cell>
          <table:table-cell table:style-name="ce21" office:value-type="float" office:value="77.716643741403">
            <text:p>77.72</text:p>
          </table:table-cell>
          <table:table-cell table:style-name="Default" office:value-type="float" office:value="394.011762246445">
            <text:p>394.0117622464</text:p>
          </table:table-cell>
          <table:table-cell office:value-type="float" office:value="1167.05929993249">
            <text:p>1167.0592999325</text:p>
          </table:table-cell>
          <table:table-cell office:value-type="float" office:value="6.22803843693691">
            <text:p>6.2280384369</text:p>
          </table:table-cell>
          <table:table-cell office:value-type="float" office:value="-2114.06471954815">
            <text:p>-2114.0647195482</text:p>
          </table:table-cell>
          <table:table-cell office:value-type="float" office:value="-9.97069895574532">
            <text:p>-9.9706989557</text:p>
          </table:table-cell>
          <table:table-cell office:value-type="float" office:value="-4226.26325136449">
            <text:p>-4226.2632513645</text:p>
          </table:table-cell>
          <table:table-cell office:value-type="float" office:value="-164.871855429929">
            <text:p>-164.8718554299</text:p>
          </table:table-cell>
          <table:table-cell office:value-type="float" office:value="-145452.790952055">
            <text:p>-145452.790952055</text:p>
          </table:table-cell>
          <table:table-cell office:value-type="float" office:value="145452790.952054">
            <text:p>145452790.952054</text:p>
          </table:table-cell>
          <table:table-cell office:value-type="float" office:value="727.5">
            <text:p>727.5</text:p>
          </table:table-cell>
          <table:table-cell office:value-type="float" office:value="152">
            <text:p>152</text:p>
          </table:table-cell>
          <table:table-cell office:value-type="float" office:value="-342033.191331627">
            <text:p>-342033.19133162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weigm-Dropt-actin-Liner_1_1730500453.918338</text:p>
          </table:table-cell>
          <table:table-cell table:style-name="ce11" office:value-type="float" office:value="44.4251160493759">
            <text:p>44.4</text:p>
          </table:table-cell>
          <table:table-cell table:style-name="ce11" office:value-type="float" office:value="4228.96399302983">
            <text:p>4229.0</text:p>
          </table:table-cell>
          <table:table-cell table:style-name="ce11" office:value-type="float" office:value="0.0422896399302983">
            <text:p>0.0</text:p>
          </table:table-cell>
          <table:table-cell table:style-name="ce11" office:value-type="float" office:value="4228.96399302983">
            <text:p>4229.0</text:p>
          </table:table-cell>
          <table:table-cell table:style-name="ce11" office:value-type="float" office:value="3797.86420035626">
            <text:p>3797.9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table:style-name="ce21" office:value-type="float" office:value="86.6666666666667">
            <text:p>86.67</text:p>
          </table:table-cell>
          <table:table-cell table:style-name="Default" office:value-type="float" office:value="385.595881189375">
            <text:p>385.5958811894</text:p>
          </table:table-cell>
          <table:table-cell office:value-type="float" office:value="915.789214046832">
            <text:p>915.7892140468</text:p>
          </table:table-cell>
          <table:table-cell office:value-type="float" office:value="6.22803843693691">
            <text:p>6.2280384369</text:p>
          </table:table-cell>
          <table:table-cell office:value-type="float" office:value="-2242.06297816657">
            <text:p>-2242.0629781666</text:p>
          </table:table-cell>
          <table:table-cell office:value-type="float" office:value="-2100.19232495288">
            <text:p>-2100.1923249529</text:p>
          </table:table-cell>
          <table:table-cell office:value-type="float" office:value="-2543.4077535914">
            <text:p>-2543.4077535914</text:p>
          </table:table-cell>
          <table:table-cell office:value-type="float" office:value="35.2413666085819">
            <text:p>35.2413666086</text:p>
          </table:table-cell>
          <table:table-cell office:value-type="float" office:value="-24016.2452092022">
            <text:p>-24016.2452092022</text:p>
          </table:table-cell>
          <table:table-cell office:value-type="float" office:value="24016245.2092022">
            <text:p>24016245.2092022</text:p>
          </table:table-cell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-35873.0076506652">
            <text:p>-35873.007650665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Liner-actin-Dropt-weigm-Dropt-actin-Liner_1_1730504889.927298</text:p>
          </table:table-cell>
          <table:table-cell table:style-name="ce11" office:value-type="float" office:value="-1171.94051045322">
            <text:p>-1171.9</text:p>
          </table:table-cell>
          <table:table-cell table:style-name="ce11" office:value-type="float" office:value="-117406.285339299">
            <text:p>-117406.3</text:p>
          </table:table-cell>
          <table:table-cell table:style-name="ce11" office:value-type="float" office:value="-1.17406285339299">
            <text:p>-1.2</text:p>
          </table:table-cell>
          <table:table-cell table:style-name="ce11" office:value-type="float" office:value="-117406.285339299">
            <text:p>-117406.3</text:p>
          </table:table-cell>
          <table:table-cell table:style-name="ce11" office:value-type="float" office:value="-70457.1894982821">
            <text:p>-70457.2</text:p>
          </table:table-cell>
          <table:table-cell office:value-type="float" office:value="580">
            <text:p>580</text:p>
          </table:table-cell>
          <table:table-cell office:value-type="float" office:value="156">
            <text:p>156</text:p>
          </table:table-cell>
          <table:table-cell table:style-name="ce21" office:value-type="float" office:value="78.804347826087">
            <text:p>78.80</text:p>
          </table:table-cell>
          <table:table-cell table:style-name="Default" office:value-type="float" office:value="388.832089028537">
            <text:p>388.8320890285</text:p>
          </table:table-cell>
          <table:table-cell office:value-type="float" office:value="1698.00830788974">
            <text:p>1698.0083078898</text:p>
          </table:table-cell>
          <table:table-cell office:value-type="float" office:value="23.2641680355882">
            <text:p>23.2641680356</text:p>
          </table:table-cell>
          <table:table-cell office:value-type="float" office:value="-2198.26216010161">
            <text:p>-2198.2621601016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59.519409428396">
            <text:p>-159.5194094284</text:p>
          </table:table-cell>
          <table:table-cell office:value-type="float" office:value="-147256.149864525">
            <text:p>-147256.149864525</text:p>
          </table:table-cell>
          <table:table-cell office:value-type="float" office:value="147256149.864525">
            <text:p>147256149.864525</text:p>
          </table:table-cell>
          <table:table-cell office:value-type="float" office:value="736.5">
            <text:p>736.5</text:p>
          </table:table-cell>
          <table:table-cell office:value-type="float" office:value="151">
            <text:p>151</text:p>
          </table:table-cell>
          <table:table-cell office:value-type="float" office:value="-342507.398623055">
            <text:p>-342507.39862305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381:.D390])/COUNT([.D381:.D390])" office:value-type="float" office:value="-806.659794973591">
            <text:p>-806.7</text:p>
          </table:table-cell>
          <table:table-cell table:style-name="ce8" table:formula="of:=SUM([.E381:.E390])/COUNT([.E381:.E390])" office:value-type="float" office:value="-80834.0692567405">
            <text:p>-80834.1</text:p>
          </table:table-cell>
          <table:table-cell table:style-name="ce8" table:formula="of:=SUM([.F381:.F390])/COUNT([.F381:.F390])" office:value-type="float" office:value="-0.808340692567405">
            <text:p>-0.8</text:p>
          </table:table-cell>
          <table:table-cell table:style-name="ce8" table:formula="of:=SUM([.G381:.G390])/COUNT([.G381:.G390])" office:value-type="float" office:value="-80834.0692567405">
            <text:p>-80834.1</text:p>
          </table:table-cell>
          <table:table-cell table:style-name="ce8" table:formula="of:=SUM([.H381:.H390])/COUNT([.H381:.H390])" office:value-type="float" office:value="-51501.2849948587">
            <text:p>-51501.3</text:p>
          </table:table-cell>
          <table:table-cell table:style-name="ce12" table:formula="of:=SUM([.I381:.I390])/COUNT([.I381:.I390])" office:value-type="float" office:value="416.2">
            <text:p>416</text:p>
          </table:table-cell>
          <table:table-cell table:style-name="ce12" table:formula="of:=SUM([.J381:.J390])/COUNT([.J381:.J390])" office:value-type="float" office:value="112.3">
            <text:p>112</text:p>
          </table:table-cell>
          <table:table-cell table:style-name="ce17" table:formula="of:=SUM([.K381:.K390])/COUNT([.K381:.K390])" office:value-type="float" office:value="79.4600081148708">
            <text:p>79.46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specm-actin-Dropt-specm-Dropt-actin-Liner_1_1730509149.2547</text:p>
          </table:table-cell>
          <table:table-cell table:style-name="ce11" office:value-type="float" office:value="2.60143327818384">
            <text:p>2.6</text:p>
          </table:table-cell>
          <table:table-cell table:style-name="ce11" office:value-type="float" office:value="283.688056292813">
            <text:p>283.7</text:p>
          </table:table-cell>
          <table:table-cell table:style-name="ce11" office:value-type="float" office:value="0.00283688056292813">
            <text:p>0.0</text:p>
          </table:table-cell>
          <table:table-cell table:style-name="ce11" office:value-type="float" office:value="283.688056292813">
            <text:p>283.7</text:p>
          </table:table-cell>
          <table:table-cell table:style-name="ce11" office:value-type="float" office:value="253.034803544083">
            <text:p>253.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21" office:value-type="float" office:value="85.7142857142857">
            <text:p>85.71</text:p>
          </table:table-cell>
          <table:table-cell table:style-name="Default" office:value-type="float" office:value="412.7113854432">
            <text:p>412.7113854432</text:p>
          </table:table-cell>
          <table:table-cell office:value-type="float" office:value="735.810230481759">
            <text:p>735.8102304818</text:p>
          </table:table-cell>
          <table:table-cell office:value-type="float" office:value="105.911470432475">
            <text:p>105.9114704325</text:p>
          </table:table-cell>
          <table:table-cell table:number-columns-repeated="3" office:value-type="float" office:value="-2192.58025636639">
            <text:p>-2192.5802563664</text:p>
          </table:table-cell>
          <table:table-cell office:value-type="float" office:value="40.5268651846875">
            <text:p>40.5268651847</text:p>
          </table:table-cell>
          <table:table-cell office:value-type="float" office:value="-1400.98467272902">
            <text:p>-1400.984672729</text:p>
          </table:table-cell>
          <table:table-cell office:value-type="float" office:value="1400984.67272902">
            <text:p>1400984.6727290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2192.58025636639">
            <text:p>-2192.580256366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specm-actin-Dropt-specm-Dropt-actin-Liner_1_1730513156.0088608</text:p>
          </table:table-cell>
          <table:table-cell table:style-name="ce11" office:value-type="float" office:value="-1064.47161640791">
            <text:p>-1064.5</text:p>
          </table:table-cell>
          <table:table-cell table:style-name="ce11" office:value-type="float" office:value="-106539.989272928">
            <text:p>-106540.0</text:p>
          </table:table-cell>
          <table:table-cell table:style-name="ce11" office:value-type="float" office:value="-1.06539989272928">
            <text:p>-1.1</text:p>
          </table:table-cell>
          <table:table-cell table:style-name="ce11" office:value-type="float" office:value="-106539.989272928">
            <text:p>-106540.0</text:p>
          </table:table-cell>
          <table:table-cell table:style-name="ce11" office:value-type="float" office:value="-66936.5471049757">
            <text:p>-66936.5</text:p>
          </table:table-cell>
          <table:table-cell office:value-type="float" office:value="511">
            <text:p>511</text:p>
          </table:table-cell>
          <table:table-cell office:value-type="float" office:value="144">
            <text:p>144</text:p>
          </table:table-cell>
          <table:table-cell table:style-name="ce21" office:value-type="float" office:value="78.0152671755725">
            <text:p>78.02</text:p>
          </table:table-cell>
          <table:table-cell table:style-name="Default" office:value-type="float" office:value="406.626501062461">
            <text:p>406.6265010625</text:p>
          </table:table-cell>
          <table:table-cell office:value-type="float" office:value="1698.00830788974">
            <text:p>1698.0083078898</text:p>
          </table:table-cell>
          <table:table-cell office:value-type="float" office:value="35.9886396711372">
            <text:p>35.9886396711</text:p>
          </table:table-cell>
          <table:table-cell office:value-type="float" office:value="-2182.82035636004">
            <text:p>-2182.82035636</text:p>
          </table:table-cell>
          <table:table-cell office:value-type="float" office:value="-2.39079099074297">
            <text:p>-2.3907909907</text:p>
          </table:table-cell>
          <table:table-cell office:value-type="float" office:value="-3892.37138559324">
            <text:p>-3892.3713855933</text:p>
          </table:table-cell>
          <table:table-cell office:value-type="float" office:value="-162.656472172409">
            <text:p>-162.6564721724</text:p>
          </table:table-cell>
          <table:table-cell office:value-type="float" office:value="-131058.918929657">
            <text:p>-131058.918929657</text:p>
          </table:table-cell>
          <table:table-cell office:value-type="float" office:value="131058918.929657">
            <text:p>131058918.929657</text:p>
          </table:table-cell>
          <table:table-cell office:value-type="float" office:value="655.5">
            <text:p>655.5</text:p>
          </table:table-cell>
          <table:table-cell office:value-type="float" office:value="139">
            <text:p>139</text:p>
          </table:table-cell>
          <table:table-cell office:value-type="float" office:value="-314106.705802713">
            <text:p>-314106.70580271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specm-actin-Dropt-specm-Dropt-actin-Liner_1_1730517821.9382458</text:p>
          </table:table-cell>
          <table:table-cell table:style-name="ce11" office:value-type="float" office:value="-939.396084883625">
            <text:p>-939.4</text:p>
          </table:table-cell>
          <table:table-cell table:style-name="ce11" office:value-type="float" office:value="-94229.8241817406">
            <text:p>-94229.8</text:p>
          </table:table-cell>
          <table:table-cell table:style-name="ce11" office:value-type="float" office:value="-0.942298241817406">
            <text:p>-0.9</text:p>
          </table:table-cell>
          <table:table-cell table:style-name="ce11" office:value-type="float" office:value="-94229.8241817407">
            <text:p>-94229.8</text:p>
          </table:table-cell>
          <table:table-cell table:style-name="ce11" office:value-type="float" office:value="-62620.0289136703">
            <text:p>-62620.0</text:p>
          </table:table-cell>
          <table:table-cell office:value-type="float" office:value="558">
            <text:p>558</text:p>
          </table:table-cell>
          <table:table-cell office:value-type="float" office:value="147">
            <text:p>147</text:p>
          </table:table-cell>
          <table:table-cell table:style-name="ce21" office:value-type="float" office:value="79.1489361702128">
            <text:p>79.15</text:p>
          </table:table-cell>
          <table:table-cell table:style-name="Default" office:value-type="float" office:value="399.197682533686">
            <text:p>399.1976825337</text:p>
          </table:table-cell>
          <table:table-cell office:value-type="float" office:value="1698.00830788974">
            <text:p>1698.0083078898</text:p>
          </table:table-cell>
          <table:table-cell office:value-type="float" office:value="6.22803843693691">
            <text:p>6.2280384369</text:p>
          </table:table-cell>
          <table:table-cell office:value-type="float" office:value="-2156.34102745264">
            <text:p>-2156.3410274526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33.659325080483">
            <text:p>-133.6593250805</text:p>
          </table:table-cell>
          <table:table-cell office:value-type="float" office:value="-141076.246422241">
            <text:p>-141076.246422241</text:p>
          </table:table-cell>
          <table:table-cell office:value-type="float" office:value="141076246.42224">
            <text:p>141076246.42224</text:p>
          </table:table-cell>
          <table:table-cell office:value-type="float" office:value="705.5">
            <text:p>705.5</text:p>
          </table:table-cell>
          <table:table-cell office:value-type="float" office:value="141">
            <text:p>141</text:p>
          </table:table-cell>
          <table:table-cell office:value-type="float" office:value="-316787.911362581">
            <text:p>-316787.91136258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specm-actin-Dropt-specm-Dropt-actin-Liner_1_1730522658.299563</text:p>
          </table:table-cell>
          <table:table-cell table:style-name="ce11" office:value-type="float" office:value="-1119.05851739796">
            <text:p>-1119.1</text:p>
          </table:table-cell>
          <table:table-cell table:style-name="ce11" office:value-type="float" office:value="-112133.287774299">
            <text:p>-112133.3</text:p>
          </table:table-cell>
          <table:table-cell table:style-name="ce11" office:value-type="float" office:value="-1.12133287774299">
            <text:p>-1.1</text:p>
          </table:table-cell>
          <table:table-cell table:style-name="ce11" office:value-type="float" office:value="-112133.287774299">
            <text:p>-112133.3</text:p>
          </table:table-cell>
          <table:table-cell table:style-name="ce11" office:value-type="float" office:value="-68845.329330731">
            <text:p>-68845.3</text:p>
          </table:table-cell>
          <table:table-cell office:value-type="float" office:value="574">
            <text:p>574</text:p>
          </table:table-cell>
          <table:table-cell office:value-type="float" office:value="156">
            <text:p>156</text:p>
          </table:table-cell>
          <table:table-cell table:style-name="ce21" office:value-type="float" office:value="78.6301369863014">
            <text:p>78.63</text:p>
          </table:table-cell>
          <table:table-cell table:style-name="Default" office:value-type="float" office:value="396.118425541191">
            <text:p>396.1184255412</text:p>
          </table:table-cell>
          <table:table-cell office:value-type="float" office:value="1698.00830788974">
            <text:p>1698.0083078898</text:p>
          </table:table-cell>
          <table:table-cell office:value-type="float" office:value="1.12183084250137">
            <text:p>1.1218308425</text:p>
          </table:table-cell>
          <table:table-cell office:value-type="float" office:value="-2176.31579509579">
            <text:p>-2176.3157950958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53.607243526437">
            <text:p>-153.6072435264</text:p>
          </table:table-cell>
          <table:table-cell office:value-type="float" office:value="-146060.827539766">
            <text:p>-146060.827539766</text:p>
          </table:table-cell>
          <table:table-cell office:value-type="float" office:value="146060827.539766">
            <text:p>146060827.539766</text:p>
          </table:table-cell>
          <table:table-cell office:value-type="float" office:value="730.5">
            <text:p>730.5</text:p>
          </table:table-cell>
          <table:table-cell office:value-type="float" office:value="150">
            <text:p>150</text:p>
          </table:table-cell>
          <table:table-cell office:value-type="float" office:value="-339342.206249039">
            <text:p>-339342.20624903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specm-actin-Dropt-specm-Dropt-actin-Liner_1_1730527683.8336792</text:p>
          </table:table-cell>
          <table:table-cell table:style-name="ce11" office:value-type="float" office:value="43.4956166324169">
            <text:p>43.5</text:p>
          </table:table-cell>
          <table:table-cell table:style-name="ce11" office:value-type="float" office:value="4283.67424658849">
            <text:p>4283.7</text:p>
          </table:table-cell>
          <table:table-cell table:style-name="ce11" office:value-type="float" office:value="0.0428367424658849">
            <text:p>0.0</text:p>
          </table:table-cell>
          <table:table-cell table:style-name="ce11" office:value-type="float" office:value="4283.67424658849">
            <text:p>4283.7</text:p>
          </table:table-cell>
          <table:table-cell table:style-name="ce11" office:value-type="float" office:value="4201.750083182">
            <text:p>4201.8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style-name="ce21" office:value-type="float" office:value="88.0952380952381">
            <text:p>88.10</text:p>
          </table:table-cell>
          <table:table-cell table:style-name="Default" office:value-type="float" office:value="419.172310456339">
            <text:p>419.1723104563</text:p>
          </table:table-cell>
          <table:table-cell office:value-type="float" office:value="1167.05929993249">
            <text:p>1167.0592999325</text:p>
          </table:table-cell>
          <table:table-cell office:value-type="float" office:value="53.0863372826425">
            <text:p>53.0863372826</text:p>
          </table:table-cell>
          <table:table-cell office:value-type="float" office:value="-2245.14024805921">
            <text:p>-2245.1402480592</text:p>
          </table:table-cell>
          <table:table-cell office:value-type="float" office:value="-2158.61566953012">
            <text:p>-2158.6156695301</text:p>
          </table:table-cell>
          <table:table-cell office:value-type="float" office:value="-2348.0964905266">
            <text:p>-2348.0964905266</text:p>
          </table:table-cell>
          <table:table-cell office:value-type="float" office:value="101.992243966393">
            <text:p>101.9922439664</text:p>
          </table:table-cell>
          <table:table-cell office:value-type="float" office:value="-8408.492166413">
            <text:p>-8408.492166413</text:p>
          </table:table-cell>
          <table:table-cell office:value-type="float" office:value="8408492.166413">
            <text:p>8408492.166413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-11225.7012402961">
            <text:p>-11225.701240296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specm-actin-Dropt-specm-Dropt-actin-Liner_1_1730532000.098706</text:p>
          </table:table-cell>
          <table:table-cell table:style-name="ce11" office:value-type="float" office:value="59.6488798416813">
            <text:p>59.6</text:p>
          </table:table-cell>
          <table:table-cell table:style-name="ce11" office:value-type="float" office:value="5843.98652018418">
            <text:p>5844.0</text:p>
          </table:table-cell>
          <table:table-cell table:style-name="ce11" office:value-type="float" office:value="0.0584398652018418">
            <text:p>0.1</text:p>
          </table:table-cell>
          <table:table-cell table:style-name="ce11" office:value-type="float" office:value="5843.98652018418">
            <text:p>5844.0</text:p>
          </table:table-cell>
          <table:table-cell table:style-name="ce11" office:value-type="float" office:value="5847.45646566669">
            <text:p>5847.5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table:style-name="ce21" office:value-type="float" office:value="88.2352941176471">
            <text:p>88.24</text:p>
          </table:table-cell>
          <table:table-cell table:style-name="Default" office:value-type="float" office:value="376.202359160669">
            <text:p>376.2023591607</text:p>
          </table:table-cell>
          <table:table-cell office:value-type="float" office:value="794.17080844834">
            <text:p>794.1708084483</text:p>
          </table:table-cell>
          <table:table-cell office:value-type="float" office:value="110.371508215787">
            <text:p>110.3715082158</text:p>
          </table:table-cell>
          <table:table-cell office:value-type="float" office:value="-1847.51994034099">
            <text:p>-1847.519940341</text:p>
          </table:table-cell>
          <table:table-cell office:value-type="float" office:value="-43.356212566825">
            <text:p>-43.3562125668</text:p>
          </table:table-cell>
          <table:table-cell office:value-type="float" office:value="-2369.38503244267">
            <text:p>-2369.3850324427</text:p>
          </table:table-cell>
          <table:table-cell office:value-type="float" office:value="114.587970984003">
            <text:p>114.587970984</text:p>
          </table:table-cell>
          <table:table-cell office:value-type="float" office:value="-10210.9549414616">
            <text:p>-10210.9549414616</text:p>
          </table:table-cell>
          <table:table-cell office:value-type="float" office:value="10210954.9414616">
            <text:p>10210954.9414616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-11041.7634294791">
            <text:p>-11041.763429479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specm-actin-Dropt-specm-Dropt-actin-Liner_1_1730536721.778147</text:p>
          </table:table-cell>
          <table:table-cell table:style-name="ce11" office:value-type="float" office:value="-36.7755741582382">
            <text:p>-36.8</text:p>
          </table:table-cell>
          <table:table-cell table:style-name="ce11" office:value-type="float" office:value="-3694.28752833762">
            <text:p>-3694.3</text:p>
          </table:table-cell>
          <table:table-cell table:style-name="ce11" office:value-type="float" office:value="-0.0369428752833762">
            <text:p>0.0</text:p>
          </table:table-cell>
          <table:table-cell table:style-name="ce11" office:value-type="float" office:value="-3694.28752833762">
            <text:p>-3694.3</text:p>
          </table:table-cell>
          <table:table-cell table:style-name="ce11" office:value-type="float" office:value="-3851.61820447272">
            <text:p>-3851.6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table:style-name="ce21" office:value-type="float" office:value="83.7837837837838">
            <text:p>83.78</text:p>
          </table:table-cell>
          <table:table-cell table:style-name="Default" office:value-type="float" office:value="371.85539506314">
            <text:p>371.8553950631</text:p>
          </table:table-cell>
          <table:table-cell office:value-type="float" office:value="916.287690149955">
            <text:p>916.28769015</text:p>
          </table:table-cell>
          <table:table-cell office:value-type="float" office:value="98.345860608184">
            <text:p>98.3458606082</text:p>
          </table:table-cell>
          <table:table-cell office:value-type="float" office:value="-2536.96746254916">
            <text:p>-2536.9674625492</text:p>
          </table:table-cell>
          <table:table-cell office:value-type="float" office:value="-2150.0437961737">
            <text:p>-2150.0437961737</text:p>
          </table:table-cell>
          <table:table-cell office:value-type="float" office:value="-3865.84249645093">
            <text:p>-3865.8424964509</text:p>
          </table:table-cell>
          <table:table-cell office:value-type="float" office:value="-99.8456088739897">
            <text:p>-99.845608874</text:p>
          </table:table-cell>
          <table:table-cell office:value-type="float" office:value="-7400.00571818985">
            <text:p>-7400.0057181899</text:p>
          </table:table-cell>
          <table:table-cell office:value-type="float" office:value="7400005.71818985">
            <text:p>7400005.71818985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-15221.804775295">
            <text:p>-15221.80477529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specm-actin-Dropt-specm-Dropt-actin-Liner_1_1730559098.582125</text:p>
          </table:table-cell>
          <table:table-cell table:style-name="ce11" office:value-type="float" office:value="-157.277089361038">
            <text:p>-157.3</text:p>
          </table:table-cell>
          <table:table-cell table:style-name="ce11" office:value-type="float" office:value="-15809.1050531982">
            <text:p>-15809.1</text:p>
          </table:table-cell>
          <table:table-cell table:style-name="ce11" office:value-type="float" office:value="-0.158091050531982">
            <text:p>-0.2</text:p>
          </table:table-cell>
          <table:table-cell table:style-name="ce11" office:value-type="float" office:value="-15809.1050531982">
            <text:p>-15809.1</text:p>
          </table:table-cell>
          <table:table-cell table:style-name="ce11" office:value-type="float" office:value="-15384.3141041497">
            <text:p>-15384.3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table:style-name="ce21" office:value-type="float" office:value="81.0126582278481">
            <text:p>81.01</text:p>
          </table:table-cell>
          <table:table-cell table:style-name="Default" office:value-type="float" office:value="403.414094658386">
            <text:p>403.4140946584</text:p>
          </table:table-cell>
          <table:table-cell office:value-type="float" office:value="865.218986828564">
            <text:p>865.2189868286</text:p>
          </table:table-cell>
          <table:table-cell office:value-type="float" office:value="46.7918562931591">
            <text:p>46.7918562932</text:p>
          </table:table-cell>
          <table:table-cell office:value-type="float" office:value="-2248.20363898239">
            <text:p>-2248.2036389824</text:p>
          </table:table-cell>
          <table:table-cell office:value-type="float" office:value="-2100.51543199958">
            <text:p>-2100.5154319996</text:p>
          </table:table-cell>
          <table:table-cell office:value-type="float" office:value="-2850.14636071766">
            <text:p>-2850.1463607177</text:p>
          </table:table-cell>
          <table:table-cell office:value-type="float" office:value="-100.057626918976">
            <text:p>-100.057626919</text:p>
          </table:table-cell>
          <table:table-cell office:value-type="float" office:value="-31599.9908858326">
            <text:p>-31599.9908858326</text:p>
          </table:table-cell>
          <table:table-cell office:value-type="float" office:value="31599990.8858326">
            <text:p>31599990.8858326</text:p>
          </table:table-cell>
          <table:table-cell office:value-type="float" office:value="158">
            <text:p>158</text:p>
          </table:table-cell>
          <table:table-cell office:value-type="float" office:value="30">
            <text:p>30</text:p>
          </table:table-cell>
          <table:table-cell office:value-type="float" office:value="-67446.1091694717">
            <text:p>-67446.109169471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specm-actin-Dropt-specm-Dropt-actin-Liner_1_1730563299.3667252</text:p>
          </table:table-cell>
          <table:table-cell table:style-name="ce11" office:value-type="float" office:value="-376.964523765947">
            <text:p>-377.0</text:p>
          </table:table-cell>
          <table:table-cell table:style-name="ce11" office:value-type="float" office:value="-37768.6664228733">
            <text:p>-37768.7</text:p>
          </table:table-cell>
          <table:table-cell table:style-name="ce11" office:value-type="float" office:value="-0.377686664228733">
            <text:p>-0.4</text:p>
          </table:table-cell>
          <table:table-cell table:style-name="ce11" office:value-type="float" office:value="-37768.6664228733">
            <text:p>-37768.7</text:p>
          </table:table-cell>
          <table:table-cell table:style-name="ce11" office:value-type="float" office:value="-32443.2667735058">
            <text:p>-32443.3</text:p>
          </table:table-cell>
          <table:table-cell office:value-type="float" office:value="190">
            <text:p>190</text:p>
          </table:table-cell>
          <table:table-cell office:value-type="float" office:value="49">
            <text:p>49</text:p>
          </table:table-cell>
          <table:table-cell table:style-name="ce21" office:value-type="float" office:value="79.4979079497908">
            <text:p>79.50</text:p>
          </table:table-cell>
          <table:table-cell table:style-name="Default" office:value-type="float" office:value="378.905465369601">
            <text:p>378.9054653696</text:p>
          </table:table-cell>
          <table:table-cell office:value-type="float" office:value="1015.89167079976">
            <text:p>1015.8916707998</text:p>
          </table:table-cell>
          <table:table-cell office:value-type="float" office:value="24.5872088761971">
            <text:p>24.5872088762</text:p>
          </table:table-cell>
          <table:table-cell office:value-type="float" office:value="-2240.01438455301">
            <text:p>-2240.014384553</text:p>
          </table:table-cell>
          <table:table-cell office:value-type="float" office:value="-44.9977095141658">
            <text:p>-44.9977095142</text:p>
          </table:table-cell>
          <table:table-cell office:value-type="float" office:value="-3824.2224664188">
            <text:p>-3824.2224664188</text:p>
          </table:table-cell>
          <table:table-cell office:value-type="float" office:value="-158.027892982734">
            <text:p>-158.0278929827</text:p>
          </table:table-cell>
          <table:table-cell office:value-type="float" office:value="-47886.1174510282">
            <text:p>-47886.1174510282</text:p>
          </table:table-cell>
          <table:table-cell office:value-type="float" office:value="47886117.4510282">
            <text:p>47886117.4510282</text:p>
          </table:table-cell>
          <table:table-cell office:value-type="float" office:value="239.5">
            <text:p>239.5</text:p>
          </table:table-cell>
          <table:table-cell office:value-type="float" office:value="48">
            <text:p>48</text:p>
          </table:table-cell>
          <table:table-cell office:value-type="float" office:value="-109715.707133583">
            <text:p>-109715.70713358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office:value-type="string">
            <text:p>data_2017_to_2023vs2024_only_price_percent_only_price_percent_day_of_week_none_1m|15m_15m|1h|1d_1m|1m_15m|1h|1d_32_0.004_20</text:p>
          </table:table-cell>
          <table:table-cell office:value-type="string">
            <text:p>trade_all_1.0_3_-0.1%_TP0.005_TR0.001_SL0.02</text:p>
          </table:table-cell>
          <table:table-cell office:value-type="string">
            <text:p>rl_reppo-custom_combo_all_0.0001_20000_512_1000000_0.99_RMSprop_CELU_512|64_Batcd-specm-actin-Dropt-specm-Dropt-actin-Liner_1_1730568027.9567208</text:p>
          </table:table-cell>
          <table:table-cell table:style-name="ce11" office:value-type="float" office:value="-1111.66832362703">
            <text:p>-1111.7</text:p>
          </table:table-cell>
          <table:table-cell table:style-name="ce11" office:value-type="float" office:value="-111404.275519157">
            <text:p>-111404.3</text:p>
          </table:table-cell>
          <table:table-cell table:style-name="ce11" office:value-type="float" office:value="-1.11404275519157">
            <text:p>-1.1</text:p>
          </table:table-cell>
          <table:table-cell table:style-name="ce11" office:value-type="float" office:value="-111404.275519157">
            <text:p>-111404.3</text:p>
          </table:table-cell>
          <table:table-cell table:style-name="ce11" office:value-type="float" office:value="-68618.0980185446">
            <text:p>-68618.1</text:p>
          </table:table-cell>
          <table:table-cell office:value-type="float" office:value="578">
            <text:p>578</text:p>
          </table:table-cell>
          <table:table-cell office:value-type="float" office:value="156">
            <text:p>156</text:p>
          </table:table-cell>
          <table:table-cell table:style-name="ce21" office:value-type="float" office:value="78.7465940054496">
            <text:p>78.75</text:p>
          </table:table-cell>
          <table:table-cell table:style-name="Default" office:value-type="float" office:value="394.727687323329">
            <text:p>394.7276873233</text:p>
          </table:table-cell>
          <table:table-cell office:value-type="float" office:value="1698.00830788974">
            <text:p>1698.0083078898</text:p>
          </table:table-cell>
          <table:table-cell office:value-type="float" office:value="1.12183084250137">
            <text:p>1.1218308425</text:p>
          </table:table-cell>
          <table:table-cell office:value-type="float" office:value="-2176.64665892334">
            <text:p>-2176.6466589234</text:p>
          </table:table-cell>
          <table:table-cell office:value-type="float" office:value="-4.2257095730165">
            <text:p>-4.225709573</text:p>
          </table:table-cell>
          <table:table-cell office:value-type="float" office:value="-4226.26325136449">
            <text:p>-4226.2632513645</text:p>
          </table:table-cell>
          <table:table-cell office:value-type="float" office:value="-151.776942124192">
            <text:p>-151.7769421242</text:p>
          </table:table-cell>
          <table:table-cell office:value-type="float" office:value="-146861.957682163">
            <text:p>-146861.957682163</text:p>
          </table:table-cell>
          <table:table-cell office:value-type="float" office:value="146861957.682163">
            <text:p>146861957.682163</text:p>
          </table:table-cell>
          <table:table-cell office:value-type="float" office:value="734.5">
            <text:p>734.5</text:p>
          </table:table-cell>
          <table:table-cell office:value-type="float" office:value="150">
            <text:p>150</text:p>
          </table:table-cell>
          <table:table-cell office:value-type="float" office:value="-339393.821006137">
            <text:p>-339393.82100613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0.1">
            <text:p>0.1</text:p>
          </table:table-cell>
          <table:table-cell office:value-type="float" office:value="0.001">
            <text:p>0.0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table:number-columns-repeated="3"/>
          <table:table-cell table:style-name="ce8" table:formula="of:=SUM([.D392:.D401])/COUNT([.D392:.D401])" office:value-type="float" office:value="-469.986579984947">
            <text:p>-470.0</text:p>
          </table:table-cell>
          <table:table-cell table:style-name="ce8" table:formula="of:=SUM([.E392:.E401])/COUNT([.E392:.E401])" office:value-type="float" office:value="-47116.8086929469">
            <text:p>-47116.8</text:p>
          </table:table-cell>
          <table:table-cell table:style-name="ce8" table:formula="of:=SUM([.F392:.F401])/COUNT([.F392:.F401])" office:value-type="float" office:value="-0.471168086929469">
            <text:p>-0.5</text:p>
          </table:table-cell>
          <table:table-cell table:style-name="ce8" table:formula="of:=SUM([.G392:.G401])/COUNT([.G392:.G401])" office:value-type="float" office:value="-47116.8086929469">
            <text:p>-47116.8</text:p>
          </table:table-cell>
          <table:table-cell table:style-name="ce8" table:formula="of:=SUM([.H392:.H401])/COUNT([.H392:.H401])" office:value-type="float" office:value="-30839.6961097657">
            <text:p>-30839.7</text:p>
          </table:table-cell>
          <table:table-cell table:style-name="ce12" table:formula="of:=SUM([.I392:.I401])/COUNT([.I392:.I401])" office:value-type="float" office:value="265.8">
            <text:p>266</text:p>
          </table:table-cell>
          <table:table-cell table:style-name="ce12" table:formula="of:=SUM([.J392:.J401])/COUNT([.J392:.J401])" office:value-type="float" office:value="70">
            <text:p>70</text:p>
          </table:table-cell>
          <table:table-cell table:style-name="ce17" table:formula="of:=SUM([.K392:.K401])/COUNT([.K392:.K401])" office:value-type="float" office:value="82.088010222613">
            <text:p>82.09</text:p>
          </table:table-cell>
          <table:table-cell table:style-name="ce24"/>
          <table:table-cell table:style-name="ce2" table:number-columns-repeated="1012"/>
        </table:table-row>
        <table:table-row table:style-name="ro1">
          <table:table-cell table:style-name="ce4" table:number-columns-repeated="3"/>
          <table:table-cell table:style-name="ce10" table:number-columns-repeated="5"/>
          <table:table-cell table:style-name="ce13" table:number-columns-repeated="2"/>
          <table:table-cell table:style-name="ce20"/>
          <table:table-cell table:style-name="ce26"/>
          <table:table-cell table:style-name="ce4" table:number-columns-repeated="1012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2"/>
    </number:number-style>
    <number:number-style style:name="N121">
      <number:number number:decimal-places="0" number:min-integer-digits="3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ff00ff" fo:font-weight="bold"/>
    </style:style>
    <style:style style:name="Untitled2" style:family="table-cell" style:parent-style-name="Default">
      <style:text-properties fo:color="#ff6600" fo:font-weight="bold"/>
    </style:style>
    <style:style style:name="Untitled3" style:family="table-cell" style:parent-style-name="Default">
      <style:text-properties fo:color="#ff33ff" fo:font-weight="bold"/>
    </style:style>
    <style:style style:name="Untitled4" style:family="table-cell" style:parent-style-name="Default">
      <style:text-properties fo:color="#ff33ff" fo:font-weight="bold"/>
    </style:style>
    <style:style style:name="Untitled5" style:family="table-cell" style:parent-style-name="Default">
      <style:text-properties fo:color="#ff6600" fo:font-weight="bold"/>
    </style:style>
    <style:style style:name="Untitled6" style:family="table-cell" style:parent-style-name="Default">
      <style:text-properties fo:color="#ff33ff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5">11/05/2024</text:date>, <text:time>02:1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5T02:17:10</dc:date>
    <meta:generator>OpenOffice/4.1.14$Unix OpenOffice.org_project/4114m1$Build-9811</meta:generator>
    <meta:editing-duration>P12DT12H50M52S</meta:editing-duration>
    <meta:editing-cycles>153</meta:editing-cycles>
    <meta:document-statistic meta:table-count="1" meta:cell-count="12685" meta:object-count="0"/>
    <meta:user-defined meta:name=""/>
  </office:meta>
</office:document-meta>
</file>